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21</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General Staff of armed forces of Ukraine estimates Russian losses at 221460</text:span>
</text:h>
      <text:p text:style-name="P4">
Authors: liveuamap (Language: en)</text:p>
      <text:p text:style-name="P4">
Time: 2023-06-20T01:47:13</text:p>
      <text:p text:style-name="P4">
Location: Kyiv, Kyiv city (Latitude:50.44425 Longtitude:30.52903)</text:p>
      <text:p text:style-name="P4">
Videos: []</text:p>
      <text:p text:style-name="P4">
Images: ["<text:a xlink:type="simple" xlink:href="https://liveuamap.com/pics/2023/06/20/22570478_0.jpg" text:style-name="Internet_20_link" text:visited-style-name="Visited_20_Internet_20_Link">
22570478_0.jpg</text:a>
"]</text:p>
      <text:p text:style-name="P4">
Tags: ["Europe", "Central and Eastern Europe"]</text:p>
      <text:p text:style-name="P4">
Id: 22570478</text:p>
      <!--METADATA-->
      <text:p text:style-name="P4">
General Staff of armed forces of Ukraine estimates Russian losses at 221460</text:p>
      <text:p text:style-name="P4">
<draw:frame draw:style-name="fr1" draw:name="Image2" text:anchor-type="as-char" svg:width="6.9236in" svg:height="9.200797in" draw:z-index="0">
<draw:image xlink:href="../Images/liveuamap/2023-06-20T01-47-13/22570478_0.jpg" xlink:type="simple" xlink:show="embed" xlink:actuate="onLoad" draw:mime-type="image/jpeg"/>
</draw:frame>
News Collection Link: <text:a xlink:type="simple" xlink:href="https:\/\/liveuamap.com\/en\/2023\/20-june-general-staff-of-armed-forces-of-ukraine-estimates" text:style-name="Internet_20_link" text:visited-style-name="Visited_20_Internet_20_Link">
https:\/\/liveuamap.com\/en\/2023\/20-june-general-staff-of-armed-forces-of-ukraine-estimates</text:a>
</text:p>
      <text:p text:style-name="P4">
News Source: <text:a xlink:type="simple" xlink:href="https://t.me/GeneralStaffZSU/8383" text:style-name="Internet_20_link" text:visited-style-name="Visited_20_Internet_20_Link">
https://t.me/GeneralStaffZSU/8383</text:a>
</text:p>
      <!--NEWS-->
      <text:h text:style-name="P10" text:outline-level="1">
<text:span text:style-name="T4">
Ukrainian air defense shot down 32 of 35 Shahed drones launched by Russia overnight</text:span>
</text:h>
      <text:p text:style-name="P4">
Authors: liveuamap (Language: en)</text:p>
      <text:p text:style-name="P4">
Time: 2023-06-20T01:49:34</text:p>
      <text:p text:style-name="P4">
Location: Kyiv,Kyiv city (Latitude:50.59544 Longtitude:30.51315)</text:p>
      <text:p text:style-name="P4">
Videos: []</text:p>
      <text:p text:style-name="P4">
Images: ["<text:a xlink:type="simple" xlink:href="https://liveuamap.com/pics/2023/06/20/22570479_0.jpg" text:style-name="Internet_20_link" text:visited-style-name="Visited_20_Internet_20_Link">
22570479_0.jpg</text:a>
"]</text:p>
      <text:p text:style-name="P4">
Tags: []</text:p>
      <text:p text:style-name="P4">
Id: 22570479</text:p>
      <!--METADATA-->
      <text:p text:style-name="P4">
Ukrainian air defense shot down 32 of 35 Shahed drones launched by Russiaovernight</text:p>
      <text:p text:style-name="P4">
<draw:frame draw:style-name="fr1" draw:name="Image3" text:anchor-type="as-char" svg:width="6.9236in" svg:height="6.9236in" draw:z-index="0">
<draw:image xlink:href="../Images/liveuamap/2023-06-20T01-49-34/22570479_0.jpg" xlink:type="simple" xlink:show="embed" xlink:actuate="onLoad" draw:mime-type="image/jpeg"/>
</draw:frame>
News Collection Link: <text:a xlink:type="simple" xlink:href="https:\/\/liveuamap.com\/en\/2023\/20-june-ukrainian-air-defense-shot-down-32-of-35-shahed-drones" text:style-name="Internet_20_link" text:visited-style-name="Visited_20_Internet_20_Link">
https:\/\/liveuamap.com\/en\/2023\/20-june-ukrainian-air-defense-shot-down-32-of-35-shahed-drones</text:a>
</text:p>
      <text:p text:style-name="P4">
News Source: <text:a xlink:type="simple" xlink:href="https://t.me/kpszsu/2672" text:style-name="Internet_20_link" text:visited-style-name="Visited_20_Internet_20_Link">
https://t.me/kpszsu/2672</text:a>
</text:p>
      <!--NEWS-->
      <text:h text:style-name="P10" text:outline-level="1">
<text:span text:style-name="T4">
3 drones strike critical infrastructure object in Lviv</text:span>
</text:h>
      <text:p text:style-name="P4">
Authors: liveuamap (Language: en)</text:p>
      <text:p text:style-name="P4">
Time: 2023-06-20T02:19:04</text:p>
      <text:p text:style-name="P4">
Location: L'viv (Latitude:49.82769 Longtitude:24.08392)</text:p>
      <text:p text:style-name="P4">
Videos: []</text:p>
      <text:p text:style-name="P4">
Images: []</text:p>
      <text:p text:style-name="P4">
Tags: ["Europe", "Central and Eastern Europe"]</text:p>
      <text:p text:style-name="P4">
Id: 22570498</text:p>
      <!--METADATA-->
      <text:p text:style-name="P4">
3 drones strike critical infrastructure object in Lviv</text:p>
      <text:p text:style-name="P4">
News Collection Link: <text:a xlink:type="simple" xlink:href="https:\/\/liveuamap.com\/en\/2023\/20-june-3-drones-strike-critical-infrastructure-object-in" text:style-name="Internet_20_link" text:visited-style-name="Visited_20_Internet_20_Link">
https:\/\/liveuamap.com\/en\/2023\/20-june-3-drones-strike-critical-infrastructure-object-in</text:a>
</text:p>
      <text:p text:style-name="P4">
News Source: <text:a xlink:type="simple" xlink:href="https://t.me/channel24_ua/93142" text:style-name="Internet_20_link" text:visited-style-name="Visited_20_Internet_20_Link">
https://t.me/channel24_ua/93142</text:a>
</text:p>
      <!--NEWS-->
      <text:h text:style-name="P10" text:outline-level="1">
<text:span text:style-name="T4">
Ukrainian military attempting to advance at Novodarivka - Pryutne, Makarivka-Rivnopil and Nov...</text:span>
</text:h>
      <text:p text:style-name="P4">
Authors: liveuamap (Language: en)</text:p>
      <text:p text:style-name="P4">
Time: 2023-06-20T03:37:00</text:p>
      <text:p text:style-name="P4">
Location: Hulaipole, Zaporizhzhia (Latitude:47.47986 Longtitude:35.81165)</text:p>
      <text:p text:style-name="P4">
Videos: []</text:p>
      <text:p text:style-name="P4">
Images: []</text:p>
      <text:p text:style-name="P4">
Tags: []</text:p>
      <text:p text:style-name="P4">
Id: 22570582</text:p>
      <!--METADATA-->
      <text:p text:style-name="P4">
Ukrainian military attempting to advance at Novodarivka - Pryutne, Makarivka-Rivnopil and Novodanylivka-Robotyne directions</text:p>
      <text:p text:style-name="P4">
News Collection Link: <text:a xlink:type="simple" xlink:href="https:\/\/liveuamap.com\/en\/2023\/20-june-ukrainian-military-attempting-to-advance-at-novodarivka" text:style-name="Internet_20_link" text:visited-style-name="Visited_20_Internet_20_Link">
https:\/\/liveuamap.com\/en\/2023\/20-june-ukrainian-military-attempting-to-advance-at-novodarivka</text:a>
</text:p>
      <text:p text:style-name="P4">
News Source: <text:a xlink:type="simple" xlink:href="https://t.me/info_zp/38695" text:style-name="Internet_20_link" text:visited-style-name="Visited_20_Internet_20_Link">
https://t.me/info_zp/38695</text:a>
</text:p>
      <!--NEWS-->
      <text:h text:style-name="P10" text:outline-level="1">
<text:span text:style-name="T4">
JSC Avdiivka Directio Rusian Army Shelled Orlivka, Avdiivka, Karlovka, Pervomaisko, Neels ...</text:span>
</text:h>
      <text:p text:style-name="P4">
Authors: liveuamap (Language: en)</text:p>
      <text:p text:style-name="P4">
Time: 2023-06-20T05:00:00</text:p>
      <text:p text:style-name="P4">
Location: Donetsk Oblast (Latitude:48.05743 Longtitude:37.57427)</text:p>
      <text:p text:style-name="P4">
Videos: []</text:p>
      <text:p text:style-name="P4">
Images: []</text:p>
      <text:p text:style-name="P4">
Tags: ["Russia"]</text:p>
      <text:p text:style-name="P4">
Id: 22570608</text:p>
      <!--METADATA-->
      <text:p text:style-name="P4">
At Avdiyivka direction Russian army shelled Orlivka, Avdiyivka, Karlivka,Pervomayske, Nevelske of Donetsk region, - General Staff of Armed Forces ofUkraine says in the morning report</text:p>
      <text:p text:style-name="P4">
News Collection Link: <text:a xlink:type="simple" xlink:href="https:\/\/liveuamap.com\/en\/2023\/20-june-at-avdiyivka-direction-russian-army-shelled-orlivka" text:style-name="Internet_20_link" text:visited-style-name="Visited_20_Internet_20_Link">
https:\/\/liveuamap.com\/en\/2023\/20-june-at-avdiyivka-direction-russian-army-shelled-orlivka</text:a>
</text:p>
      <text:p text:style-name="P4">
News Source: <text:a xlink:type="simple" xlink:href="https://t.me/lumsrc/5139" text:style-name="Internet_20_link" text:visited-style-name="Visited_20_Internet_20_Link">
https://t.me/lumsrc/5139</text:a>
</text:p>
      <!--NEWS-->
      <text:h text:style-name="P10" text:outline-level="1">
<text:span text:style-name="T4">
Russian forces conducting offensive actions in Donetsk and Luhansk regions. Ukrainian militar...</text:span>
</text:h>
      <text:p text:style-name="P4">
Authors: liveuamap (Language: en)</text:p>
      <text:p text:style-name="P4">
Time: 2023-06-20T05:16:00</text:p>
      <text:p text:style-name="P4">
Location: Donetsk (Latitude:47.85118 Longtitude:37.50612)</text:p>
      <text:p text:style-name="P4">
Videos: []</text:p>
      <text:p text:style-name="P4">
Images: []</text:p>
      <text:p text:style-name="P4">
Tags: ["Russia"]</text:p>
      <text:p text:style-name="P4">
Id: 22570603</text:p>
      <!--METADATA-->
      <text:p text:style-name="P4">
Russian forces conducting offensive actions in Donetsk and Luhansk regions.Ukrainian military had 45 combat engagements with Russian forces nearYampolivka, Torske, Hryhorivka, Spirne and west to Dibrova of Donetsk region,Orikhovo-Vasylivka of Donetsk region, Avdiyivka, Krasnohorivka, Maryinka andPobyeda, Novomykhaylivka, - General Staff of Armed Forces of Ukraine says inthe morning report</text:p>
      <text:p text:style-name="P4">
News Collection Link: <text:a xlink:type="simple" xlink:href="https:\/\/liveuamap.com\/en\/2023\/20-june-russian-forces-conducting-offensive-actions-in-donetsk" text:style-name="Internet_20_link" text:visited-style-name="Visited_20_Internet_20_Link">
https:\/\/liveuamap.com\/en\/2023\/20-june-russian-forces-conducting-offensive-actions-in-donetsk</text:a>
</text:p>
      <text:p text:style-name="P4">
News Source: <text:a xlink:type="simple" xlink:href="https://t.me/lumsrc/5143" text:style-name="Internet_20_link" text:visited-style-name="Visited_20_Internet_20_Link">
https://t.me/lumsrc/5143</text:a>
</text:p>
      <!--NEWS-->
      <text:h text:style-name="P10" text:outline-level="1">
<text:span text:style-name="T4">
1 person killed as result of shelling in Kherson</text:span>
</text:h>
      <text:p text:style-name="P4">
Authors: liveuamap (Language: en)</text:p>
      <text:p text:style-name="P4">
Time: 2023-06-20T05:39:19</text:p>
      <text:p text:style-name="P4">
Location: Kherson (Latitude:46.63364 Longtitude:32.616)</text:p>
      <text:p text:style-name="P4">
Videos: []</text:p>
      <text:p text:style-name="P4">
Images: []</text:p>
      <text:p text:style-name="P4">
Tags: ["Europe", "Central and Eastern Europe"]</text:p>
      <text:p text:style-name="P4">
Id: 22570613</text:p>
      <!--METADATA-->
      <text:p text:style-name="P4">
1 person killed as result of shelling in Kherson</text:p>
      <text:p text:style-name="P4">
News Collection Link: <text:a xlink:type="simple" xlink:href="https:\/\/liveuamap.com\/en\/2023\/20-june-1-person-killed-as-result-of-shelling-in-kherson" text:style-name="Internet_20_link" text:visited-style-name="Visited_20_Internet_20_Link">
https:\/\/liveuamap.com\/en\/2023\/20-june-1-person-killed-as-result-of-shelling-in-kherson</text:a>
</text:p>
      <text:p text:style-name="P4">
News Source: <text:a xlink:type="simple" xlink:href="https://twitter.com/_kava24_02_22/status/1671086901023866880" text:style-name="Internet_20_link" text:visited-style-name="Visited_20_Internet_20_Link">
https://twitter.com/_kava24_02_22/status/1671086901023866880</text:a>
</text:p>
      <!--NEWS-->
      <text:h text:style-name="P10" text:outline-level="1">
<text:span text:style-name="T4">
Woman of Ukrainian origin was detained in Saransk and charged with espionage on behalf of Ukr...</text:span>
</text:h>
      <text:p text:style-name="P4">
Authors: liveuamap (Language: en)</text:p>
      <text:p text:style-name="P4">
Time: 2023-06-20T06:06:23</text:p>
      <text:p text:style-name="P4">
Location: Saransk,Respublika Mordoviya (Latitude:54.18876 Longtitude:45.18402)</text:p>
      <text:p text:style-name="P4">
Videos: []</text:p>
      <text:p text:style-name="P4">
Images: []</text:p>
      <text:p text:style-name="P4">
Tags: ["Russia"]</text:p>
      <text:p text:style-name="P4">
Id: 22570620</text:p>
      <!--METADATA-->
      <text:p text:style-name="P4">
Woman of Ukrainian origin was detained in Saransk and charged with espionageon behalf of Ukraine</text:p>
      <text:p text:style-name="P4">
News Collection Link: <text:a xlink:type="simple" xlink:href="https:\/\/liveuamap.com\/en\/2023\/20-june-woman-of-ukrainian-origin-was-detained-in-saransk" text:style-name="Internet_20_link" text:visited-style-name="Visited_20_Internet_20_Link">
https:\/\/liveuamap.com\/en\/2023\/20-june-woman-of-ukrainian-origin-was-detained-in-saransk</text:a>
</text:p>
      <text:p text:style-name="P4">
News Source: <text:a xlink:type="simple" xlink:href="https://t.me/rian_ru/206293" text:style-name="Internet_20_link" text:visited-style-name="Visited_20_Internet_20_Link">
https://t.me/rian_ru/206293</text:a>
</text:p>
      <!--NEWS-->
      <text:h text:style-name="P10" text:outline-level="1">
<text:span text:style-name="T4">
Explosion was reported near Berdyansk</text:span>
</text:h>
      <text:p text:style-name="P4">
Authors: liveuamap (Language: en)</text:p>
      <text:p text:style-name="P4">
Time: 2023-06-20T08:24:00</text:p>
      <text:p text:style-name="P4">
Location: Zaporizhzhia (Latitude:46.79877 Longtitude:36.67322)</text:p>
      <text:p text:style-name="P4">
Videos: []</text:p>
      <text:p text:style-name="P4">
Images: []</text:p>
      <text:p text:style-name="P4">
Tags: []</text:p>
      <text:p text:style-name="P4">
Id: 22570625</text:p>
      <!--METADATA-->
      <text:p text:style-name="P4">
Explosion was reported near Berdyansk</text:p>
      <text:p text:style-name="P4">
News Collection Link: <text:a xlink:type="simple" xlink:href="https:\/\/liveuamap.com\/en\/2023\/20-june-explosion-was-reported-near-berdyansk-" text:style-name="Internet_20_link" text:visited-style-name="Visited_20_Internet_20_Link">
https:\/\/liveuamap.com\/en\/2023\/20-june-explosion-was-reported-near-berdyansk-</text:a>
</text:p>
      <text:p text:style-name="P4">
News Source: <text:a xlink:type="simple" xlink:href="https://t.me/info_zp/38714" text:style-name="Internet_20_link" text:visited-style-name="Visited_20_Internet_20_Link">
https://t.me/info_zp/38714</text:a>
</text:p>
      <!--NEWS-->
      <text:h text:style-name="P10" text:outline-level="1">
<text:span text:style-name="T4">
President of the  @EU_Commission: We propose a facility for Ukraine for the next 4 years of ...</text:span>
</text:h>
      <text:p text:style-name="P4">
Authors: liveuamap (Language: en)</text:p>
      <text:p text:style-name="P4">
Time: 2023-06-20T08:31:00</text:p>
      <text:p text:style-name="P4">
Location: Bruxelles, Bruxelles (Latitude:50.83864 Longtitude:4.37557)</text:p>
      <text:p text:style-name="P4">
Videos: []</text:p>
      <text:p text:style-name="P4">
Images: ["<text:a xlink:type="simple" xlink:href="https://liveuamap.com/pics/2023/06/20/22570629_0.jpg" text:style-name="Internet_20_link" text:visited-style-name="Visited_20_Internet_20_Link">
22570629_0.jpg</text:a>
"]</text:p>
      <text:p text:style-name="P4">
Tags: ["Europe", "Trade Wars"]</text:p>
      <text:p text:style-name="P4">
Id: 22570629</text:p>
      <!--METADATA-->
      <text:p text:style-name="P4">
President of the @EU_Commission: We propose a facility for Ukraine for the next 4 years of up to €50 bn<draw:frame draw:style-name="fr1" draw:name="Image4" text:anchor-type="as-char" svg:width="6.9236in" svg:height="4.615733in" draw:z-index="0">
<draw:image xlink:href="../Images/liveuamap/2023-06-20T08-31-00/22570629_0.jpg" xlink:type="simple" xlink:show="embed" xlink:actuate="onLoad" draw:mime-type="image/jpeg"/>
</draw:frame>
News Collection Link: <text:a xlink:type="simple" xlink:href="https:\/\/liveuamap.com\/en\/2023\/20-june-president-of-the-eucommission-we-propose-a-facility" text:style-name="Internet_20_link" text:visited-style-name="Visited_20_Internet_20_Link">
https:\/\/liveuamap.com\/en\/2023\/20-june-president-of-the-eucommission-we-propose-a-facility</text:a>
</text:p>
      <text:p text:style-name="P4">
News Source: <text:a xlink:type="simple" xlink:href="https://twitter.com/vonderleyen/status/1671118464671514626" text:style-name="Internet_20_link" text:visited-style-name="Visited_20_Internet_20_Link">
https://twitter.com/vonderleyen/status/1671118464671514626</text:a>
</text:p>
      <!--NEWS-->
      <text:h text:style-name="P10" text:outline-level="1">
<text:span text:style-name="T4">
A gunpowder factory is on fire in the city of Kotovsk, Tambov Region. According to the latest...</text:span>
</text:h>
      <text:p text:style-name="P4">
Authors: liveuamap (Language: en)</text:p>
      <text:p text:style-name="P4">
Time: 2023-06-20T08:37:06</text:p>
      <text:p text:style-name="P4">
Location: Tambov (Latitude:52.59173 Longtitude:41.50802)</text:p>
      <text:p text:style-name="P4">
Videos: []</text:p>
      <text:p text:style-name="P4">
Images: []</text:p>
      <text:p text:style-name="P4">
Tags: ["Russia", "Weapons"]</text:p>
      <text:p text:style-name="P4">
Id: 22570626</text:p>
      <!--METADATA-->
      <text:p text:style-name="P4">
A gunpowder factory is on fire in the city of Kotovsk, Tambov Region.According to the latest data, four people were killed and two were injured.</text:p>
      <text:p text:style-name="P4">
News Collection Link: <text:a xlink:type="simple" xlink:href="https:\/\/liveuamap.com\/en\/2023\/20-june-a-gunpowder-factory-is-on-fire-in-the-city-of-kotovsk" text:style-name="Internet_20_link" text:visited-style-name="Visited_20_Internet_20_Link">
https:\/\/liveuamap.com\/en\/2023\/20-june-a-gunpowder-factory-is-on-fire-in-the-city-of-kotovsk</text:a>
</text:p>
      <text:p text:style-name="P4">
News Source: <text:a xlink:type="simple" xlink:href="https://t.me/rusbrief/127835" text:style-name="Internet_20_link" text:visited-style-name="Visited_20_Internet_20_Link">
https://t.me/rusbrief/127835</text:a>
</text:p>
      <!--NEWS-->
      <text:h text:style-name="P10" text:outline-level="1">
<text:span text:style-name="T4">
US on Wednesday will announce a robust economic assistance plan for Ukraine, says Secretary o...</text:span>
</text:h>
      <text:p text:style-name="P4">
Authors: liveuamap (Language: en)</text:p>
      <text:p text:style-name="P4">
Time: 2023-06-20T08:56:23</text:p>
      <text:p text:style-name="P4">
Location: Washington, District of Columbia (Latitude:38.8929 Longtitude:-77.04815)</text:p>
      <text:p text:style-name="P4">
Videos: []</text:p>
      <text:p text:style-name="P4">
Images: []</text:p>
      <text:p text:style-name="P4">
Tags: ["District Columbia", "USA"]</text:p>
      <text:p text:style-name="P4">
Id: 22570628</text:p>
      <!--METADATA-->
      <text:p text:style-name="P4">
US on Wednesday will announce a robust economic assistance plan for Ukraine,says Secretary of State Blinken</text:p>
      <text:p text:style-name="P4">
News Collection Link: <text:a xlink:type="simple" xlink:href="https:\/\/liveuamap.com\/en\/2023\/20-june-us-on-wednesday-will-announce-a-robust-economic-assistance" text:style-name="Internet_20_link" text:visited-style-name="Visited_20_Internet_20_Link">
https:\/\/liveuamap.com\/en\/2023\/20-june-us-on-wednesday-will-announce-a-robust-economic-assistance</text:a>
</text:p>
      <text:p text:style-name="P4">
News Source: <text:a xlink:type="simple" xlink:href="https://twitter.com/W7VOA/status/1671138270837723137" text:style-name="Internet_20_link" text:visited-style-name="Visited_20_Internet_20_Link">
https://twitter.com/W7VOA/status/1671138270837723137</text:a>
</text:p>
      <!--NEWS-->
      <text:h text:style-name="P10" text:outline-level="1">
<text:span text:style-name="T4">
1 EMERCOM rescuer killed, 8 wounded as result of Russian shelling in Kherson today</text:span>
</text:h>
      <text:p text:style-name="P4">
Authors: liveuamap (Language: en)</text:p>
      <text:p text:style-name="P4">
Time: 2023-06-20T09:17:49</text:p>
      <text:p text:style-name="P4">
Location: Kherson (Latitude:46.62445 Longtitude:32.61)</text:p>
      <text:p text:style-name="P4">
Videos: []</text:p>
      <text:p text:style-name="P4">
Images: []</text:p>
      <text:p text:style-name="P4">
Tags: ["Europe", "Central and Eastern Europe"]</text:p>
      <text:p text:style-name="P4">
Id: 22570632</text:p>
      <!--METADATA-->
      <text:p text:style-name="P4">
1 EMERCOM rescuer killed, 8 wounded as result of Russian shelling in Khersontoday</text:p>
      <text:p text:style-name="P4">
News Collection Link: <text:a xlink:type="simple" xlink:href="https:\/\/liveuamap.com\/en\/2023\/20-june-1-emercom-rescuer-killed-8-wounded-as-result-of-russian" text:style-name="Internet_20_link" text:visited-style-name="Visited_20_Internet_20_Link">
https:\/\/liveuamap.com\/en\/2023\/20-june-1-emercom-rescuer-killed-8-wounded-as-result-of-russian</text:a>
</text:p>
      <text:p text:style-name="P4">
News Source: <text:a xlink:type="simple" xlink:href="https://t.me/ermaka2022/2985" text:style-name="Internet_20_link" text:visited-style-name="Visited_20_Internet_20_Link">
https://t.me/ermaka2022/2985</text:a>
</text:p>
      <!--NEWS-->
      <text:h text:style-name="P10" text:outline-level="1">
<text:span text:style-name="T4">
According to chief of Ukrainian intelligence Russian troops planted bombs at the cooling pond...</text:span>
</text:h>
      <text:p text:style-name="P4">
Authors: liveuamap (Language: en)</text:p>
      <text:p text:style-name="P4">
Time: 2023-06-20T11:28:00</text:p>
      <text:p text:style-name="P4">
Location: Enerhodar, Zaporizhzhia region (Latitude:47.50682 Longtitude:34.52196)</text:p>
      <text:p text:style-name="P4">
Videos: []</text:p>
      <text:p text:style-name="P4">
Images: []</text:p>
      <text:p text:style-name="P4">
Tags: ["Energy", "Central and Eastern Europe"]</text:p>
      <text:p text:style-name="P4">
Id: 22570638</text:p>
      <!--METADATA-->
      <text:p text:style-name="P4">
According to chief of Ukrainian intelligence Russian troops planted bombs atthe cooling pond of Zaporizhzhia Nuclear Power station</text:p>
      <text:p text:style-name="P4">
News Collection Link: <text:a xlink:type="simple" xlink:href="https:\/\/liveuamap.com\/en\/2023\/20-june-according-to-chief-of-ukrainian-intelligence-russian" text:style-name="Internet_20_link" text:visited-style-name="Visited_20_Internet_20_Link">
https:\/\/liveuamap.com\/en\/2023\/20-june-according-to-chief-of-ukrainian-intelligence-russian</text:a>
</text:p>
      <text:p text:style-name="P4">
News Source: <text:a xlink:type="simple" xlink:href="https://t.me/suspilnenews/21860" text:style-name="Internet_20_link" text:visited-style-name="Visited_20_Internet_20_Link">
https://t.me/suspilnenews/21860</text:a>
</text:p>
      <!--NEWS-->
      <text:h text:style-name="P10" text:outline-level="1">
<text:span text:style-name="T4">
Ukraine was able to take three Ukrainian prisoners of war out of Hungary</text:span>
</text:h>
      <text:p text:style-name="P4">
Authors: liveuamap (Language: en)</text:p>
      <text:p text:style-name="P4">
Time: 2023-06-20T11:37:24</text:p>
      <text:p text:style-name="P4">
Location: Berehove, Zakarpats'ka oblast (Latitude:48.19722 Longtitude:22.64557)</text:p>
      <text:p text:style-name="P4">
Videos: []</text:p>
      <text:p text:style-name="P4">
Images: ["<text:a xlink:type="simple" xlink:href="https://liveuamap.com/pics/2023/06/20/22570636_0.jpg" text:style-name="Internet_20_link" text:visited-style-name="Visited_20_Internet_20_Link">
22570636_0.jpg</text:a>
"]</text:p>
      <text:p text:style-name="P4">
Tags: ["Hungary", "Visegrad 4"]</text:p>
      <text:p text:style-name="P4">
Id: 22570636</text:p>
      <!--METADATA-->
      <text:p text:style-name="P4">
Ukraine was able to take three Ukrainian prisoners of war out of Hungary</text:p>
      <text:p text:style-name="P4">
<draw:frame draw:style-name="fr1" draw:name="Image5" text:anchor-type="as-char" svg:width="6.9236in" svg:height="2.505314in" draw:z-index="0">
<draw:image xlink:href="../Images/liveuamap/2023-06-20T11-37-24/22570636_0.jpg" xlink:type="simple" xlink:show="embed" xlink:actuate="onLoad" draw:mime-type="image/jpeg"/>
</draw:frame>
News Collection Link: <text:a xlink:type="simple" xlink:href="https:\/\/liveuamap.com\/en\/2023\/20-june-ukraine-was-able-to-take-three-ukrainian-prisoners" text:style-name="Internet_20_link" text:visited-style-name="Visited_20_Internet_20_Link">
https:\/\/liveuamap.com\/en\/2023\/20-june-ukraine-was-able-to-take-three-ukrainian-prisoners</text:a>
</text:p>
      <text:p text:style-name="P4">
News Source: <text:a xlink:type="simple" xlink:href="https://t.me/OdessaDumskayaNet/57772" text:style-name="Internet_20_link" text:visited-style-name="Visited_20_Internet_20_Link">
https://t.me/OdessaDumskayaNet/57772</text:a>
</text:p>
      <!--NEWS-->
      <text:h text:style-name="P10" text:outline-level="1">
<text:span text:style-name="T4">
New round of explosions in Kherson</text:span>
</text:h>
      <text:p text:style-name="P4">
Authors: liveuamap (Language: en)</text:p>
      <text:p text:style-name="P4">
Time: 2023-06-20T14:10:00</text:p>
      <text:p text:style-name="P4">
Location: Kherson (Latitude:46.6274 Longtitude:32.61652)</text:p>
      <text:p text:style-name="P4">
Videos: []</text:p>
      <text:p text:style-name="P4">
Images: []</text:p>
      <text:p text:style-name="P4">
Tags: ["Europe", "Central and Eastern Europe"]</text:p>
      <text:p text:style-name="P4">
Id: 22570671</text:p>
      <!--METADATA-->
      <text:p text:style-name="P4">
New round of explosions in Kherson</text:p>
      <text:p text:style-name="P4">
News Collection Link: <text:a xlink:type="simple" xlink:href="https:\/\/liveuamap.com\/en\/2023\/20-june-new-round-of-explosions-in-kherson-" text:style-name="Internet_20_link" text:visited-style-name="Visited_20_Internet_20_Link">
https:\/\/liveuamap.com\/en\/2023\/20-june-new-round-of-explosions-in-kherson-</text:a>
</text:p>
      <text:p text:style-name="P4">
News Source: <text:a xlink:type="simple" xlink:href="https://t.me/suspilnekherson/28115" text:style-name="Internet_20_link" text:visited-style-name="Visited_20_Internet_20_Link">
https://t.me/suspilnekherson/28115</text:a>
</text:p>
      <!--NEWS-->
      <text:h text:style-name="P10" text:outline-level="1">
<text:span text:style-name="T4">
It is quite difficult for our defenders to move, because the enemy threw all the strength to stop the offensive - Anna Malyar</text:span>
</text:h>
      <text:p text:style-name="P4">
Author: ['АРМІЯINFORM']</text:p>
      <text:p text:style-name="P4">
Time: 2023-06-20T16:00:00-04:00</text:p>
      <text:p text:style-name="P4">
Description: About Ts, the intercessor of the Ministra of the defense of Ukraine wrote in her telegram. “The enemy is not ... the war with Ukraine 2022, the war with Ukraine is the latest news today, the news war with Ukraine 2022 is the last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6/malyar-1-960x540-1.jpg" text:style-name="Internet_20_link" text:visited-style-name="Visited_20_Internet_20_Link">
malyar-1-960x540-1.jpg</text:a>
']</text:p>
      <text:p text:style-name="P4">
Tags: []</text:p>
      <text:p text:style-name="P4">
Category: News</text:p>
      <!--METADATA-->
      <text:p text:style-name="P4">
<draw:frame draw:style-name="fr1" draw:name="Image6" text:anchor-type="as-char" svg:width="6.9236in" svg:height="3.894525in" draw:z-index="0">
<draw:image xlink:href="../Images/AРМІЯINFORM/2023-06-20T16-00-00-04-00/malyar-1-960x540-1.jpg" xlink:type="simple" xlink:show="embed" xlink:actuate="onLoad" draw:mime-type="image/jpeg"/>
</draw:frame>
About this Deputy Minister of Defense of Ukraine <text:a xlink:type="simple" xlink:href="https://www.facebook.com/GeneralStaff.ua/posts/pfbid02AxtfjEkHqdvLDN2ZnDvzj2fQdKuu9vSnv5z8psXiFQqMKtM3JCADgrH67dC9XmEwl" text:style-name="Internet_20_link" text:visited-style-name="Visited_20_Internet_20_Link">
wrote</text:a>
In his telegram.</text:p>
      <text:p text:style-name="P4">
“The enemy will not take the position easily and we must set up to be a hard duel. Actually what is happening now. It is not necessary to measure the result of the work of the defense forces exclusively by settlements and informed kilometers. Because the criteria for the efficiency of hostilities are much more. The ongoing surgery has several tasks and these tasks make these tasks. They move as they had to move. And the biggest blow to the first time, ”the message reads.</text:p>
      <text:p text:style-name="P4">
Also, Anna Malyar noted that despite the fact that our troops are coming in the harsh directions of the south, the enemy concentrates a lot of efforts in the East, it continues to step there. Because for the enemy the main direction of the offensive is there, because the aggressor does not leave the purpose to reach the borders of Donetsk and Lugansk region. So, now hot in the east and south.</text:p>
      <text:p text:style-name="P4">
News Source: <text:a xlink:type="simple" xlink:href="https://armyinform.com.ua/2023/06/20/nashym-oboronczyam-dovoli-skladno-prosuvatys-adzhe-vorog-kynuv-usi-syly-shhob-zupynyty-nastup-ganna-malyar/" text:style-name="Internet_20_link" text:visited-style-name="Visited_20_Internet_20_Link">
https://armyinform.com.ua/2023/06/20/nashym-oboronczyam-dovoli-skladno-prosuvatys-adzhe-vorog-kynuv-usi-syly-shhob-zupynyty-nastup-ganna-malyar/</text:a>
</text:p>
      <!--NEWS-->
      <text:h text:style-name="P10" text:outline-level="1">
<text:span text:style-name="T4">
Japan will help Ukraine with the restoration of affected territories</text:span>
</text:h>
      <text:p text:style-name="P4">
Author: ['АРМІЯINFORM']</text:p>
      <text:p text:style-name="P4">
Time: 2023-06-20T18:00:00-04:00</text:p>
      <text:p text:style-name="P4">
Description: Minіtystvo Rosvitka Gromad, Terita Tu INFRASTRUSTURIA of Ukrainian, the agency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yaponiya-ukrayina-prapor.jpg" text:style-name="Internet_20_link" text:visited-style-name="Visited_20_Internet_20_Link">
yaponiya-ukrayina-prapor.jpg</text:a>
']</text:p>
      <text:p text:style-name="P4">
Tags: ['АГРЕСІЯ РФ', 'ЯПОНІЯ']</text:p>
      <text:p text:style-name="P4">
Category: News</text:p>
      <!--METADATA-->
      <text:p text:style-name="P4">
<draw:frame draw:style-name="fr1" draw:name="Image7" text:anchor-type="as-char" svg:width="6.9236in" svg:height="4.369813in" draw:z-index="0">
<draw:image xlink:href="../Images/AРМІЯINFORM/2023-06-20T18-00-00-04-00/yaponiya-ukrayina-prapor.jpg" xlink:type="simple" xlink:show="embed" xlink:actuate="onLoad" draw:mime-type="image/jpeg"/>
</draw:frame>
The Ministry of Community Development, Territories and Infrastructure of Ukraine and Japan Agency will be exchanged by the experience of eliminating the consequences of natural man -made catastrophes, as well as providing consulting tacative support for the restoration of affected communities and territories.</text:p>
      <text:p text:style-name="P4">
The corresponding memorandum on cooperation and promotion of sustainable restoration of cities was signed by the Vice Prime Minister for the Restoration of Ukraine-Minister of Development of Communities, Territories and Infrastructure of Ukraine Oleksandr Kubrakov and Minister of Defense of Japan Hiromichi Vatanabe.</text:p>
      <text:p text:style-name="P4">
“The experience of the reconstruction agency in the restoration of infrastructure after the Grand Eastern Japanese Earthquake, the return of normality in the affected districts for the noun is invaluable. Especially now, when the terrorist act of the Russian Federation from the Podrivkakhovsky hydroelectric power station has led to one of the largest man -made disasters in Europe in recent decades.</text:p>
      <text:p text:style-name="P4">
The successful experience of our Japanese colleagues will avoid many mistakes in the planning and implementation of recovery projects, so we will be able to save time and do everything much faster and more efficiently.</text:p>
      <text:p text:style-name="P4">
I thank the Hiromichi Vatanabe Minister and the team of the Agency for Reconstruction of Care and Willingness to Start Practical Exchange of Experience as soon as possible, ”Alexander Kubrakov reported.</text:p>
      <text:p text:style-name="P4">
According to the Minister of Japan's Restoration, Hiromichi Vatanabe, Japanese experience will show that before the start of full recovery, the key needs of the population of the affected communities are key. This is about housing, critical infrastructure(heat, water and power supply systems)Turvings of economic activity in communities.</text:p>
      <text:p text:style-name="P4">
The parties have agreed that it was in this direction of work of the Ministry of Infrastructure that the Taigality of Reconstruction has been activating the exchange of experience in the near future.</text:p>
      <text:p text:style-name="P4">
The exchange itself will be done through the organization of regular bilateral zooms, workshops and seminars.</text:p>
      <text:p text:style-name="P4">
The Reconstruction Agency, established in February 2012, is the main body of government responsible for the recovery process after the Great East Japanese Earths on March 11, 2011. He caused a triple catastrophe - a countryside, a tsunami and a nuclear accident at Fukushima NPP.</text:p>
      <text:p text:style-name="P4">
The agency was established directly under the Cabinet of Ministers of Ukraine for the Centralized Management of Reconstruction measures, coordination of all those who have participated in it, and cooperation with local authorities.</text:p>
      <text:p text:style-name="P4">
News Source: <text:a xlink:type="simple" xlink:href="https://armyinform.com.ua/2023/06/20/yaponiya-dopomozhe-ukrayini-z-vidnovlennyam-postrazhdalyh-terytorij/" text:style-name="Internet_20_link" text:visited-style-name="Visited_20_Internet_20_Link">
https://armyinform.com.ua/2023/06/20/yaponiya-dopomozhe-ukrayini-z-vidnovlennyam-postrazhdalyh-terytorij/</text:a>
</text:p>
      <!--NEWS-->
      <text:h text:style-name="P10" text:outline-level="1">
<text:span text:style-name="T4">
The world supports Ukraine: US and EU politicians' statements</text:span>
</text:h>
      <text:p text:style-name="P4">
Author: ['АРМІЯINFORM']</text:p>
      <text:p text:style-name="P4">
Time: 2023-06-20T20:00:00-04:00</text:p>
      <text:p text:style-name="P4">
Description: The General Secretary of NATO єns Stoltenberg was Vyslovannya, Sho at Maybutnom Ukrainia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627bfcf48d884.jpeg" text:style-name="Internet_20_link" text:visited-style-name="Visited_20_Internet_20_Link">
627bfcf48d884.jpeg</text:a>
']</text:p>
      <text:p text:style-name="P4">
Tags: ['ВЕЛИКА БРИТАНІЯ', 'ЄНС СТОЛТЕНБЕРГ', 'ПРЕЗИДЕНТ США']</text:p>
      <text:p text:style-name="P4">
Category: News</text:p>
      <!--METADATA-->
      <text:p text:style-name="P4">
<draw:frame draw:style-name="fr1" draw:name="Image8" text:anchor-type="as-char" svg:width="6.9236in" svg:height="4.32725in" draw:z-index="0">
<draw:image xlink:href="../Images/AРМІЯINFORM/2023-06-20T20-00-00-04-00/627bfcf48d884.jpeg" xlink:type="simple" xlink:show="embed" xlink:actuate="onLoad" draw:mime-type="image/jpeg"/>
</draw:frame>
NATO Secretary General Jens Stoltenberg expressed his belief that Ukraine would become a member of the Alliance. He said that a package of assistance would be approved at the enemy summit, which for several years would bring Ukraine closer to NATO standards. Stoltenberg also warned against the hurry in peaceful communities between Ukraine and the Russian Federation and stressed that only Ukraine should determine the conditions for itself to end the war.</text:p>
      <text:p text:style-name="P4">
“Tell this to people in Bucha. I cannot tell them about non -violent resistance, tears of rage are converted to my eyes, ” - so the German defense Minister Boryspistorius reacted to the proposal of Bishop Vicar Osnabryutsky Dioceseo Paul" to resist Russian aggression. "</text:p>
      <text:p text:style-name="P4">
The European Union intends to accelerate the supply of weapons to Ukraine to support the counter -offensive forces of defense, the European Commissioner for Internal Trade and Services Tierry Breton said.</text:p>
      <text:p text:style-name="P4">
UK Prime Minister Risha Sunak at Ukraine Recovery Conference Ollodoni will call for investors and business leaders to join the struggle of Ukraine. In his opinion, the financial struggle for Ukraine to be able to build and recover is a kind of counter -offensive for Russia. “Again, Ukraine demonstrates its ability to quickly use innovations, and I know that its restoration will be no exception. The illegalization to Ukraine destroyed business and livelihoods throughout the country, but it did not destroy the ingenuity and determination of the Ukrainian people. Financing, technologically developed Ukraine will strengthen its ability to displacement of its borders and build a bright future for the sovereign and modern Ukraine of the future, ”Sunak said.</text:p>
      <text:p text:style-name="P4">
US President Joe Biden named Putin's statements about the placement of the first units of tactic nuclear weapons in Belarus "absolutely irresponsible."</text:p>
      <text:p text:style-name="P4">
The EU has condemned Russia's plans to hold elections on temporarily occupied territories of Ukraine. The Chief Spoor of the European Commission on Foreign Policy, Peter, the status of the Stamps that such intentions were a serious violation of the UN Charter, as well as non -volatility, sovereignty and territorial integrity of Ukraine.</text:p>
      <text:p text:style-name="P4">
<text:span text:style-name="T4">
 Source: </text:span>
 <text:a xlink:type="simple" xlink:href="https://www.facebook.com/SZRUkraine" text:style-name="Internet_20_link" text:visited-style-name="Visited_20_Internet_20_Link">
external intelligence service</text:a>
</text:p>
      <text:p text:style-name="P4">
News Source: <text:a xlink:type="simple" xlink:href="https://armyinform.com.ua/2023/06/20/svit-pidtrymuye-ukrayinu-zayavy-politykiv-ssha-ta-yes/" text:style-name="Internet_20_link" text:visited-style-name="Visited_20_Internet_20_Link">
https://armyinform.com.ua/2023/06/20/svit-pidtrymuye-ukrayinu-zayavy-politykiv-ssha-ta-yes/</text:a>
</text:p>
      <!--NEWS-->
      <text:h text:style-name="P10" text:outline-level="1">
<text:span text:style-name="T4">
The occupier tells his mother about drunkenness among Russian soldiers and fears about the possible offensive of the Armed Forces</text:span>
</text:h>
      <text:p text:style-name="P4">
Author: ['АРМІЯINFORM']</text:p>
      <text:p text:style-name="P4">
Time: 2023-06-20T22:00:00-04:00</text:p>
      <text:p text:style-name="P4">
Description: https://youtu.be/1mkmrivczg4 about the gur gur MOU. VIISKOVOVOVOVEV RF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p>
      <text:p text:style-name="P4">
Tags: ['STOPRUSSIA', 'АГРЕСІЯ РФ', 'ВІЙНА', 'ГУР МО УКРАЇНИ', 'ГУР ПЕРЕХОПЛЕННЯ']</text:p>
      <text:p text:style-name="P4">
Category: News</text:p>
      <!--METADATA-->
      <text:p text:style-name="P4">
About it <text:a xlink:type="simple" xlink:href="https://gur.gov.ua/content/muzhyk-zastrelytsia-zakhotel-strelnul-sebe-s-avtomata-v-podborodok-tak-u-neho-pulia-prosto-cherez-nos-vyshla-a-sam-to-vyzhyl.html" text:style-name="Internet_20_link" text:visited-style-name="Visited_20_Internet_20_Link">
reports</text:a>
GUR MOU.</text:p>
      <text:p text:style-name="P4">
The Russian serviceman is about tension in the unit and about his or her own offensive on the possible offensive of the Armed Forces.</text:p>
      <text:p text:style-name="P4">
"The man will shoot the assembly, fired himself with a machine gun in a pod, so uniformly came out through his nose, and he survived something!"(uncomplicated)- tells the buyer.</text:p>
      <text:p text:style-name="P4">
The occupier also worries that his platoon commander recently got his neck in his neck, which resulted in the died on the spot.</text:p>
      <text:p text:style-name="P4">
News Source: <text:a xlink:type="simple" xlink:href="https://armyinform.com.ua/2023/06/20/okupant-rozpovidaye-materi-pro-pyyacztvo-sered-soldati-rf-ta-poboyuvannya-shhodo-mozhlyvogo-nastupu-zsu/" text:style-name="Internet_20_link" text:visited-style-name="Visited_20_Internet_20_Link">
https://armyinform.com.ua/2023/06/20/okupant-rozpovidaye-materi-pro-pyyacztvo-sered-soldati-rf-ta-poboyuvannya-shhodo-mozhlyvogo-nastupu-zsu/</text:a>
</text:p>
      <!--NEWS-->
      <text:h text:style-name="P10" text:outline-level="1">
<text:span text:style-name="T4">
Every second hryvnia from the state budget in 2023 is directed to defense - Roxolana Podlas</text:span>
</text:h>
      <text:p text:style-name="P4">
Author: ['АРМІЯINFORM']</text:p>
      <text:p text:style-name="P4">
Time: 2023-06-20T24:00:00-04:00</text:p>
      <text:p text:style-name="P4">
Description: For the sinki-grass 2023, the rock of the dinisial budget was chosen 1.4 trillion hryvnias, the Mayzhe ... war with Ukraine 2022, the war with Ukraine is the latest news today, the war with Ukraine 2022 is the last today, whether there will be a war between Ukraine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photo-2023-06-19-11-10-28.jpg" text:style-name="Internet_20_link" text:visited-style-name="Visited_20_Internet_20_Link">
photo-2023-06-19-11-10-28.jpg</text:a>
']</text:p>
      <text:p text:style-name="P4">
Tags: ['STOPRUSSIA', 'АГРЕСІЯ РФ', 'ВЕРХОВНА РАДА УКРАЇНИ', 'ВІЙНА']</text:p>
      <text:p text:style-name="P4">
Category: News</text:p>
      <!--METADATA-->
      <text:p text:style-name="P4">
<draw:frame draw:style-name="fr1" draw:name="Image9" text:anchor-type="as-char" svg:width="6.9236in" svg:height="4.615733in" draw:z-index="0">
<draw:image xlink:href="../Images/AРМІЯINFORM/2023-06-20T24-00-00-04-00/photo-2023-06-19-11-10-28.jpg" xlink:type="simple" xlink:show="embed" xlink:actuate="onLoad" draw:mime-type="image/jpeg"/>
</draw:frame>
In January-May 2023, the state budget expenditures amounted to 1.4 trillivations, which is almost 2 times higher than the volume in the same period of 2022 is 3 times higher than the expenditures in 5 months of 2021. The Verkhovna Rada Committee on Roksolana Pidlas told about it.</text:p>
      <text:p text:style-name="P4">
“This year, more than every second hryvnia of the state budget is directed to the defense. It is UAH 745.4 billion or 52.9% of total expenditures, ” - emphasized Laroclaroclana Podlas.</text:p>
      <text:p text:style-name="P4">
Also, the deputy drew attention to the fact that before the large -scale intensification of the main items of expenditures of the state budget were social paid payments and expenditures on health care, as well as expenditures on support of economic activity, first of all(uncomplicated)road economy, tank financial support to local budgets. And now - expenditures on defense national security, social payments and elimination of the consequences of armed aggression.</text:p>
      <text:p text:style-name="P4">
With "If compared to the same period in the past years, the volume of the NABORON in the current year by more than 3 times exceeded the amount of such expenditures in 2022 and more than 16 times - in the pre -war 2021. However, the increase in defense expenditures did not prevent it from saving and even even To increase the state budget expenditures for social protection and social disabilities against the pre -war period, so in five months of this year, UAH 195.7 billion was directed, which is by 17.6% more than in the same period last year. Nevertheless, their share of the general volume has decreased significantly from 21.2% to 13.9%, ”Roksolanidlas explained.</text:p>
      <text:p text:style-name="P4">
The Chairman of the Committee added that during a large -scale war, expenditures on public order and security border and fire protection were significantly increasing: for five months of this year, such a year increased 1.5 and 1.4 times, respectively, against the same period.</text:p>
      <text:p text:style-name="P4">
Source: <text:a xlink:type="simple" xlink:href="https://www.rada.gov.ua/news/news_kom/237845.html" text:style-name="Internet_20_link" text:visited-style-name="Visited_20_Internet_20_Link">
press service of the Verkhovna Rada of Ukraine.</text:a>
</text:p>
      <text:p text:style-name="P4">
News Source: <text:a xlink:type="simple" xlink:href="https://armyinform.com.ua/2023/06/20/kozhna-druga-gryvnya-z-derzhavnogo-byudzhetu-u-2023-spryamovuyetsya-na-oboronu-roksolana-pidlasa/" text:style-name="Internet_20_link" text:visited-style-name="Visited_20_Internet_20_Link">
https://armyinform.com.ua/2023/06/20/kozhna-druga-gryvnya-z-derzhavnogo-byudzhetu-u-2023-spryamovuyetsya-na-oboronu-roksolana-pidlasa/</text:a>
</text:p>
      <!--NEWS-->
      <text:h text:style-name="P10" text:outline-level="1">
<text:span text:style-name="T4">
Destroyed Russian Mur-M Station and 6 enemy armored vehicles</text:span>
</text:h>
      <text:p text:style-name="P4">
Author: ['АРМІЯINFORM']</text:p>
      <text:p text:style-name="P4">
Time: 2023-06-20T26:00:00-04:00</text:p>
      <text:p text:style-name="P4">
Description: About the cereal service of the nonsense of Ukraine. “SBU SBU SBU SBU were Rosіyska Station ... The war with Ukraine 2022, the war with Ukraine is the latest news today, the News War with Ukraine 2022 is the last for today, will there be a war between Ukraine and Russia and when, the war with Ukraine will be or not, it will be, Will there be a war with Ukraine in the near future, they say, the war with Ukraine, Ukrainian news today, Ukrainian news in Ukrainian media in Russian</text:p>
      <text:p text:style-name="P4">
Images: []</text:p>
      <text:p text:style-name="P4">
Tags: ['STOPRUSSIA', 'АГРЕСІЯ РФ', 'ВТОРГНЕННЯ РФ', 'СБУ']</text:p>
      <text:p text:style-name="P4">
Category: News</text:p>
      <!--METADATA-->
      <text:p text:style-name="P4">
About it <text:a xlink:type="simple" xlink:href="https://www.facebook.com/SecurSerUkraine/videos/3238558146435446/" text:style-name="Internet_20_link" text:visited-style-name="Visited_20_Internet_20_Link">
reports</text:a>
Security Service of Ukraine.</text:p>
      <text:p text:style-name="P4">
“The SBU staff destroyed the Russian Mur-M station and 6 units. The goals were worked out by the SBU Operational Group in Donetsk Talugansk regions. Radio -electronic intelligence complex occupies the collision lines to track the movement of the Ukrainian military around the clock, ”the message reads.</text:p>
      <text:p text:style-name="P4">
It is noted that our warriors also "unrelated" four more enemy BMP-2, twoMTLB together with 16 crew members and a mortar calculation.</text:p>
      <text:p text:style-name="P4">
News Source: <text:a xlink:type="simple" xlink:href="https://armyinform.com.ua/2023/06/20/znyshheno-rosijsku-stancziyu-murom-m-i-6-odynycz-bronetehniky-protyvnyka/" text:style-name="Internet_20_link" text:visited-style-name="Visited_20_Internet_20_Link">
https://armyinform.com.ua/2023/06/20/znyshheno-rosijsku-stancziyu-murom-m-i-6-odynycz-bronetehniky-protyvnyka/</text:a>
</text:p>
      <!--NEWS-->
      <text:h text:style-name="P10" text:outline-level="1">
<text:span text:style-name="T4">
In Mariinsky, our defenders reflected all the attacks of the enemy</text:span>
</text:h>
      <text:p text:style-name="P4">
Author: ['АРМІЯINFORM']</text:p>
      <text:p text:style-name="P4">
Time: 2023-06-20T28:00:00-04:00</text:p>
      <text:p text:style-name="P4">
Description: Opponent I did ZoServilu Zuill at the Limansky, Bakhmutsky,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08/vidbyly-nastup.jpg" text:style-name="Internet_20_link" text:visited-style-name="Visited_20_Internet_20_Link">
vidbyly-nastup.jpg</text:a>
']</text:p>
      <text:p text:style-name="P4">
Tags: ['STOPRUSSIA', 'АГРЕСІЯ РФ', 'БАХМУТ', 'ВІЙНА', 'ГШ ЗС УКРАЇНИ']</text:p>
      <text:p text:style-name="P4">
Category: News</text:p>
      <!--METADATA-->
      <text:p text:style-name="P4">
<draw:frame draw:style-name="fr1" draw:name="Image10" text:anchor-type="as-char" svg:width="6.9236in" svg:height="4.615733in" draw:z-index="0">
<draw:image xlink:href="../Images/AРМІЯINFORM/2023-06-20T28-00-00-04-00/vidbyly-nastup.jpg" xlink:type="simple" xlink:show="embed" xlink:actuate="onLoad" draw:mime-type="image/jpeg"/>
</draw:frame>
Illustrative Photo <text:span text:style-name="T4">
 🔥 Situation on Russian invasion </text:span>
</text:p>
      <text:p text:style-name="P4">
The enemy continues to focus on the Bakhmut, Avdeev and Marinsky directions in the Liman, Bakhmut, Avdiiv and Mariin directions. There were 45 combat clashes during the past.</text:p>
      <text:p text:style-name="P4">
About it <text:a xlink:type="simple" xlink:href="https://www.facebook.com/GeneralStaff.ua/posts/pfbid02AxtfjEkHqdvLDN2ZnDvzj2fQdKuu9vSnv5z8psXiFQqMKtM3JCADgrH67dC9XmEwl" text:style-name="Internet_20_link" text:visited-style-name="Visited_20_Internet_20_Link">
reports</text:a>
The General Staff of the Armed Forces.</text:p>
      <text:p text:style-name="P4">
“In the Mary's direction, over the passing day, our defenders repelled all the ways of the enemy in the districts of Krasnogorivka, Marinka and Victory. Near the two -way - the enemy struck. At the same time, he made artillery units in the areas of settlements of Krasnogorivka, St. George, Marinka Ipobedda, Donetsk region, ”the message reads.</text:p>
      <text:p text:style-name="P4">
It is noted that in the Bakhmut direction, the enemy performed unsuccessful procedures in the direction of Orikhovo-Vasilivka of Donetsk region. The northern and Toretsk points were struck. The districts of settlements of Vasyukivka, Orikhovo-Vasylivka, Bogdanivka, Kalinovka, Yar, Ivanivske, Varyarivka, White Gora, Konstantinovka, Friendship and North Donetsk region were injured from the hostile shellings.</text:p>
      <text:p text:style-name="P4">
News Source: <text:a xlink:type="simple" xlink:href="https://armyinform.com.ua/2023/06/20/na-maryinskomu-napryamku-nashi-zahysnyky-vidbyly-usi-ataky-protyvnyka/" text:style-name="Internet_20_link" text:visited-style-name="Visited_20_Internet_20_Link">
https://armyinform.com.ua/2023/06/20/na-maryinskomu-napryamku-nashi-zahysnyky-vidbyly-usi-ataky-protyvnyka/</text:a>
</text:p>
      <!--NEWS-->
      <text:h text:style-name="P10" text:outline-level="1">
<text:span text:style-name="T4">
Defense forces eliminated more than 1000 invaders, destroyed 23 artsystems and 15 BBM</text:span>
</text:h>
      <text:p text:style-name="P4">
Author: ['АРМІЯINFORM']</text:p>
      <text:p text:style-name="P4">
Time: 2023-06-20T30:00:00-04:00</text:p>
      <text:p text:style-name="P4">
Description: Zagalni Boyov, take the enemy on 02.24.22 to 06/20/23 Orintovo to become: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394ffd31-8968-4390-97c4-eddfdaaf45ad.jpg" text:style-name="Internet_20_link" text:visited-style-name="Visited_20_Internet_20_Link">
394ffd31-8968-4390-97c4-eddfdaaf45ad.jpg</text:a>
']</text:p>
      <text:p text:style-name="P4">
Tags: ['АГРЕСІЯ РФ', 'ВТОРГНЕННЯ РФ', 'ВТРАТИ ВОРОГА', 'ГШ ЗСУ']</text:p>
      <text:p text:style-name="P4">
Category: News</text:p>
      <!--METADATA-->
      <text:p text:style-name="P4">
<draw:frame draw:style-name="fr1" draw:name="Image11" text:anchor-type="as-char" svg:width="6.9236in" svg:height="6.981297in" draw:z-index="0">
<draw:image xlink:href="../Images/AРМІЯINFORM/2023-06-20T30-00-00-04-00/394ffd31-8968-4390-97c4-eddfdaaf45ad.jpg" xlink:type="simple" xlink:show="embed" xlink:actuate="onLoad" draw:mime-type="image/jpeg"/>
</draw:frame>
The total combat loss of the enemy from 24.02.22 to 20.06.23 will be orientated:</text:p>
      <text:p text:style-name="P4">
<text:span text:style-name="T4">
<text:span text:style-name="T5">
 Personnel - </text:span>
* 221460(+1010)persons eliminated</text:span>
<text:span text:style-name="T5">
 tanks - </text:span>
<text:span text:style-name="T5">
 3997(+8)</text:span>
<text:span text:style-name="T4">
 Battle armored vehicles - </text:span>
 7750(+15)<text:span text:style-name="T4">
<text:span text:style-name="T5">
 Artillery systems - </text:span>
<text:span text:style-name="T5">
 3888(+23)</text:span>
 </text:span>
 RSZV - <text:span text:style-name="T4">
 614(+4)</text:span>
<text:span text:style-name="T5">
 air defense - </text:span>
<text:span text:style-name="T5">
 372(+2)</text:span>
<text:span text:style-name="T4">
 aircraft - </text:span>
 314(0)<text:span text:style-name="T4">
<text:span text:style-name="T5">
 helicopters - </text:span>
* 306(+1)</text:span>
<text:span text:style-name="T5">
 UAV Operative Tactical Level-</text:span>
<text:span text:style-name="T5">
 3393(+10)</text:span>
<text:span text:style-name="T4">
 Winged missiles - </text:span>
 1214(+3)<text:span text:style-name="T4">
<text:span text:style-name="T5">
 ships / boats - </text:span>
* 18(0)</text:span>
<text:span text:style-name="T5">
 Automobile equipment and tanks - </text:span>
<text:span text:style-name="T5">
 6645(+32)</text:span>
<text:span text:style-name="T4">
 Special equipment - </text:span>
 531(+5)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20.06.23.</text:p>
      <text:p text:style-name="P4">
News Source: <text:a xlink:type="simple" xlink:href="https://armyinform.com.ua/2023/06/20/syly-oborony-likviduvaly-ponad-1000-okupantiv-znyshhyly-23-artsystem-i-15-bbm/" text:style-name="Internet_20_link" text:visited-style-name="Visited_20_Internet_20_Link">
https://armyinform.com.ua/2023/06/20/syly-oborony-likviduvaly-ponad-1000-okupantiv-znyshhyly-23-artsystem-i-15-bbm/</text:a>
</text:p>
      <!--NEWS-->
      <text:h text:style-name="P10" text:outline-level="1">
<text:span text:style-name="T4">
Every day artillery ammunition and armored vehicles come to Ukraine - Dmytro Kuleba</text:span>
</text:h>
      <text:p text:style-name="P4">
Author: ['АРМІЯINFORM']</text:p>
      <text:p text:style-name="P4">
Time: 2023-06-20T32:00:00-04:00</text:p>
      <text:p text:style-name="P4">
Description: Support of VIISKOVO DUDOMOGE in Ukrainian VID Kraina-Partnerv Vidbuva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4/kuleba.jpg" text:style-name="Internet_20_link" text:visited-style-name="Visited_20_Internet_20_Link">
kuleba.jpg</text:a>
']</text:p>
      <text:p text:style-name="P4">
Tags: ['STOPRUSSIA', 'ВТОРГНЕННЯ РФ', 'ДМИТРО КУЛЕБА', 'ПОСТАВКИ ЗБРОЇ']</text:p>
      <text:p text:style-name="P4">
Category: News</text:p>
      <!--METADATA-->
      <text:p text:style-name="P4">
<draw:frame draw:style-name="fr1" draw:name="Image12" text:anchor-type="as-char" svg:width="6.9236in" svg:height="3.891564in" draw:z-index="0">
<draw:image xlink:href="../Images/AРМІЯINFORM/2023-06-20T32-00-00-04-00/kuleba.jpg" xlink:type="simple" xlink:show="embed" xlink:actuate="onLoad" draw:mime-type="image/jpeg"/>
</draw:frame>
The supply of military assistance to Ukraine from partner countries is in constant.</text:p>
      <text:p text:style-name="P4">
About it <text:a xlink:type="simple" xlink:href="https://t.me/Ukraine_MFA/1825" text:style-name="Internet_20_link" text:visited-style-name="Visited_20_Internet_20_Link">
stated</text:a>
Minister of Foreign Affairs Dmitry Kuleb.</text:p>
      <text:p text:style-name="P4">
“The military and diplomatic bloc of the President Vladimir Zelensky Zelenskyi team works primarily on the supply of artillery ammunition; The relevant assistance parties come to Ukraine every day, ”he said.</text:p>
      <text:p text:style-name="P4">
News Source: <text:a xlink:type="simple" xlink:href="https://armyinform.com.ua/2023/06/20/shhodnya-artylerijski-boyeprypasy-i-bronetehnika-prybuvayut-v-ukrayinu-dmytro-kuleba/" text:style-name="Internet_20_link" text:visited-style-name="Visited_20_Internet_20_Link">
https://armyinform.com.ua/2023/06/20/shhodnya-artylerijski-boyeprypasy-i-bronetehnika-prybuvayut-v-ukrayinu-dmytro-kuleba/</text:a>
</text:p>
      <!--NEWS-->
      <text:h text:style-name="P10" text:outline-level="1">
<text:span text:style-name="T4">
Cyberatics on Ukr.net: Malimists send phishing letters on behalf of technical support</text:span>
</text:h>
      <text:p text:style-name="P4">
Author: ['АРМІЯINFORM']</text:p>
      <text:p text:style-name="P4">
Time: 2023-06-20T57:00:00-04:00</text:p>
      <text:p text:style-name="P4">
Description: URYAVARA REPARONNIA OF THE COMPETERNISHICE OSVICHENISHINISARY CERT-UA, Yaka DIX Under ... War with Ukraine 2022, War with Ukraine Latest news today, News War with Ukraine 2022 Last for today, will there be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6/site000327.png" text:style-name="Internet_20_link" text:visited-style-name="Visited_20_Internet_20_Link">
site000327.png</text:a>
']</text:p>
      <text:p text:style-name="P4">
Tags: ['ІНФОРМАЦІЙНІ ЗАГРОЗИ', 'КІБЕРБЕЗПЕКА']</text:p>
      <text:p text:style-name="P4">
Category: News</text:p>
      <!--METADATA-->
      <text:p text:style-name="P4">
<draw:frame draw:style-name="fr1" draw:name="Image13" text:anchor-type="as-char" svg:width="6.9236in" svg:height="5.204239in" draw:z-index="0">
<draw:image xlink:href="../Images/AРМІЯINFORM/2023-06-20T57-00-00-04-00/site000327.png" xlink:type="simple" xlink:show="embed" xlink:actuate="onLoad" draw:mime-type="image/png"/>
</draw:frame>
The Government Response Team of Ukraine CERT-UA, which operates at the State Secretariat of Communications, warns of fraudulent activity against UKR.net users.</text:p>
      <text:p text:style-name="P4">
The attackers seem to be on behalf of technical support Ukr.net send electronic letters with the topic "noticed suspicious activity @ukr.net" and an additional form of the PDF file with the name "Safety Anti-Security"(Electronic addresse - <text:a xlink:type="simple" xlink:href="mailto:account.support.0@ukr.net)" text:style-name="Internet_20_link" text:visited-style-name="Visited_20_Internet_20_Link">
account.support.0@ukr.net)</text:a>
.</text:p>
      <text:p text:style-name="P4">
У PDF-документі користувачу погрожують блокуванням поштової скриньки тавимагають підтвердити доступ до поштового акаунту, перейшовши за посиланням.Насправді посилання спрямовує на шахрайський сайт, що імітує вебсторінкупоштового сервісу. У разі автентифікації на підробному вебсайті логін тапароль користувача будуть надіслані зловмисникам. Отже, сторонні особидістануть несанкціонований доступ до електронної поштової скриньки.</text:p>
      <text:p text:style-name="P4">
Фахівці CERT-UA вжили додаткових заходів з аналізу мережевої інфраструктури,що застосовується для здійснення аналогічних кібератак від 2021 року. Врезультаті виявили щонайменше 118 пов’язаних доменних імен, зареєстрованихкомпанією «Internet Domain Service BS Corp» (@Internet.bs, Bahamas).</text:p>
      <text:p text:style-name="P4">
Щоб мінімізувати вірогідність реалізації загроз щодо громадян України,ідентифіковані доменні імена додано до DNS RPZ зони, яка обслуговується CERT-UA. Також їх передано фахівцям CSIRT-NBU для внесення до DNS RPZ зони«шахрайство».</text:p>
      <text:p text:style-name="P4">
Активність відстежується за ідентифікатором UAC-0036 (The group is also known as Cold River, Callisto)and is carried out in the interests of the Special Service Federation.</text:p>
      <text:p text:style-name="P4">
CERT-UA experts recommend Ukr.net users:</text:p>
      <ul>
        <li>
Do not move on suspicious links, * Set up multifactorial authentication * check what third -party devices / apps were accessed to the mailbox, and take other security enhancements.</li>
      </ul>
      <text:p text:style-name="P4">
News Source: <text:a xlink:type="simple" xlink:href="https://armyinform.com.ua/2023/06/20/kiberataka-na-ukr-net-zlovmysnyky-nadsylayut-fishyngovi-lysty-vid-imeni-tehpidtrymky/" text:style-name="Internet_20_link" text:visited-style-name="Visited_20_Internet_20_Link">
https://armyinform.com.ua/2023/06/20/kiberataka-na-ukr-net-zlovmysnyky-nadsylayut-fishyngovi-lysty-vid-imeni-tehpidtrymky/</text:a>
</text:p>
      <!--NEWS-->
      <text:h text:style-name="P10" text:outline-level="1">
<text:span text:style-name="T4">
Denmark approved another military assistance package to Ukraine for 2.95 billion euros</text:span>
</text:h>
      <text:p text:style-name="P4">
Author: ['АРМІЯINFORM']</text:p>
      <text:p text:style-name="P4">
Time: 2023-06-20T59:00:00-04:00</text:p>
      <text:p text:style-name="P4">
Description: About the Ministr Defense of Ukraine Oleksiy Reznikov, having written in his tweeter. Great News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6/fza_16owiam-w3u.jpg" text:style-name="Internet_20_link" text:visited-style-name="Visited_20_Internet_20_Link">
fza_16owiam-w3u.jpg</text:a>
']</text:p>
      <text:p text:style-name="P4">
Tags: ['ВІЙНА', 'ВІЙСЬКОВА ДОПОМОГА УКРАЇНІ', 'ВТОРГНЕННЯ РФ', 'ДАНІЯ', 'ОЛЕКСІЙ РЕЗНІКОВ']</text:p>
      <text:p text:style-name="P4">
Category: News</text:p>
      <!--METADATA-->
      <text:p text:style-name="P4">
<draw:frame draw:style-name="fr1" draw:name="Image14" text:anchor-type="as-char" svg:width="6.9236in" svg:height="3.030998in" draw:z-index="0">
<draw:image xlink:href="../Images/AРМІЯINFORM/2023-06-20T59-00-00-04-00/fza_16owiam-w3u.jpg" xlink:type="simple" xlink:show="embed" xlink:actuate="onLoad" draw:mime-type="image/jpeg"/>
</draw:frame>
The Minister of Defense of Ukraine Alexei Reznikov wrote about it in his tweet.</text:p>
      <text:p text:style-name="Quotations">

<text:p text:style-name="P4">
Great News from Copenhagen:&gt;
 <text:a xlink:type="simple" xlink:href="https://twitter.com/folketinget" text:style-name="Internet_20_link" text:visited-style-name="Visited_20_Internet_20_Link">
@folketingt</text:a>
approved&gt;
 another package of military assistance to Ukraine worth 2.95 billion euros&gt;
 for 2023 -2028.  &gt;
  Thank you to my dear friends&gt;
 <text:a xlink:type="simple" xlink:href="https://twitter.com/mfMorten" text:style-name="Internet_20_link" text:visited-style-name="Visited_20_Internet_20_Link">
@mfMorten</text:a>
&gt;
 <text:a xlink:type="simple" xlink:href="https://twitter.com/troelslundp" text:style-name="Internet_20_link" text:visited-style-name="Visited_20_Internet_20_Link">
@troelslundp</text:a>
and the&gt;
 Danish people.  &gt;
  Every growl of Leopard and salvo of CAESAR is a salute in your…&gt;
 <text:a xlink:type="simple" xlink:href="https://t.co/YMmLM0eqgu" text:style-name="Internet_20_link" text:visited-style-name="Visited_20_Internet_20_Link">
pic.twitter.com/YMmLM0eqgu</text:a>
&gt;
&gt;
 - Oleksiy Reznikov(@oleksireznikov)<text:a xlink:type="simple" xlink:href="https://twitter.com/oleksiireznikov/status/1670905661922721792" text:style-name="Internet_20_link" text:visited-style-name="Visited_20_Internet_20_Link">
June 19,&gt;
 2023</text:a>
“Wonderful news from Copenhagen: Approved the next package of military aid for 2.95 billion euros for 2023-2028. Thank you to my dear friends in Denmark. Every leopard growl and Caesar's volley is a salute in your honor. Avasha participates in the "Bird Coalition" will add to this orchestra sounds from the sky, which we will be Mipragne, " - the message reads.</text:p>

</text:p>
      <text:p text:style-name="P4">
News Source: <text:a xlink:type="simple" xlink:href="https://armyinform.com.ua/2023/06/20/daniya-shvalyla-chergovyj-paket-vijskovoyi-dopomogy-ukrayini-na-295-milyardiv-yevro/" text:style-name="Internet_20_link" text:visited-style-name="Visited_20_Internet_20_Link">
https://armyinform.com.ua/2023/06/20/daniya-shvalyla-chergovyj-paket-vijskovoyi-dopomogy-ukrayini-na-295-milyardiv-yevro/</text:a>
</text:p>
      <!--NEWS-->
      <text:h text:style-name="P10" text:outline-level="1">
<text:span text:style-name="T4">
Requirement of the United Kingdom: Billions of Abramovich to help Ukraine</text:span>
</text:h>
      <text:p text:style-name="P4">
Author: ['АРМІЯINFORM']</text:p>
      <text:p text:style-name="P4">
Time: 2023-06-20T61:00:00-04:00</text:p>
      <text:p text:style-name="P4">
Description: Bank of China Z 13 Chervnya, mocking for the Kliyntiv Banking Banks in the South African Service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07/krah_rf.jpeg" text:style-name="Internet_20_link" text:visited-style-name="Visited_20_Internet_20_Link">
krah_rf.jpeg</text:a>
']</text:p>
      <text:p text:style-name="P4">
Tags: []</text:p>
      <text:p text:style-name="P4">
Category: News</text:p>
      <!--METADATA-->
      <text:p text:style-name="P4">
<draw:frame draw:style-name="fr1" draw:name="Image15" text:anchor-type="as-char" svg:width="6.9236in" svg:height="3.63489in" draw:z-index="0">
<draw:image xlink:href="../Images/AРМІЯINFORM/2023-06-20T61-00-00-04-00/krah_rf.jpeg" xlink:type="simple" xlink:show="embed" xlink:actuate="onLoad" draw:mime-type="image/jpeg"/>
</draw:frame>
Bank of China has been restricted to the clients of Russian banks by Vuyani's clients to EU banks, USA, Switzerland and the United Kingdom since June 13.</text:p>
      <text:p text:style-name="P4">
The United Kingdom demands that the Russian billionaire Abramovich provide £ 2.3mlrd from the sale of Chelsea football club to help Ukraine.</text:p>
      <text:p text:style-name="P4">
Following the ban on the transit of Russian goods through the territory of the Lithuanian Litvikallingrad region, it loses 900-980 million rubles on a monthly basis: since 2022, Russia has lost its possibility to use the land transit of the Through the Republic of Philitov and should deliver the goods by the Baltic Sea on the vessels.</text:p>
      <text:p text:style-name="P4">
Moscow Sobiangin may have rejected the accusation that the capital of the Russian Federation was absorbing the finances of other regions of Russia, while stating that Moscow should be borrowed in 2025-2027, as it is "a phase of super high costs".</text:p>
      <text:p text:style-name="P4">
The head of the Central Bank Nabiullin stated that Russia is "there is a risk of returning the supplement economy."</text:p>
      <text:p text:style-name="P4">
<text:span text:style-name="T4">
 Jrel: </text:span>
 <text:a xlink:type="simple" xlink:href="https://www.facebook.com/SZRUkraine" text:style-name="Internet_20_link" text:visited-style-name="Visited_20_Internet_20_Link">
external intelligence service</text:a>
</text:p>
      <text:p text:style-name="P4">
News Source: <text:a xlink:type="simple" xlink:href="https://armyinform.com.ua/2023/06/20/vymoga-spoluchenogo-korolivstva-milyardy-abramovycha-skeruvaty-na-dopomogu-ukrayini/" text:style-name="Internet_20_link" text:visited-style-name="Visited_20_Internet_20_Link">
https://armyinform.com.ua/2023/06/20/vymoga-spoluchenogo-korolivstva-milyardy-abramovycha-skeruvaty-na-dopomogu-ukrayini/</text:a>
</text:p>
      <!--NEWS-->
      <text:h text:style-name="P10" text:outline-level="1">
<text:span text:style-name="T4">
Aviation of Defense Forces made 15 beats in the areas of focus of enemy personnel</text:span>
</text:h>
      <text:p text:style-name="P4">
Author: ['АРМІЯINFORM']</text:p>
      <text:p text:style-name="P4">
Time: 2023-06-20T63:00:00-04:00</text:p>
      <text:p text:style-name="P4">
Description: About the General Headquarters of the ZSU. “The AvIACII for the defense forces for Dob was headed by 15 strokes ... The war with Ukraine 2022, the war with Ukraine is the latest news today, the war with Ukraine 2022 is the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06/foto-aviacziya.jpg" text:style-name="Internet_20_link" text:visited-style-name="Visited_20_Internet_20_Link">
foto-aviacziya.jpg</text:a>
']</text:p>
      <text:p text:style-name="P4">
Tags: ['STOPRUSSIA', 'АГРЕСІЯ РФ', 'ВІЙНА', 'ВТОРГНЕННЯ РФ', 'ГШ ЗСУ', 'ХРОНІКА ОБОРОНИ', 'ХРОНІКА ОБОРОНИ УКРАЇНИ']</text:p>
      <text:p text:style-name="P4">
Category: News</text:p>
      <!--METADATA-->
      <text:p text:style-name="P4">
<draw:frame draw:style-name="fr1" draw:name="Image16" text:anchor-type="as-char" svg:width="6.9236in" svg:height="5.385022in" draw:z-index="0">
<draw:image xlink:href="../Images/AРМІЯINFORM/2023-06-20T63-00-00-04-00/foto-aviacziya.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AxtfjEkHqdvLDN2ZnDvzj2fQdKuu9vSnv5z8psXiFQqMKtM3JCADgrH67dC9XmEwl" text:style-name="Internet_20_link" text:visited-style-name="Visited_20_Internet_20_Link">
reports</text:a>
The General Staff of the Armed Forces.</text:p>
      <text:p text:style-name="P4">
“Aviation of defense forces per day made 15 beats in the areas of concentration of the personal staff of the enemy.</text:p>
      <text:p text:style-name="P4">
The missile troops and artillery units were struck by 3 points of management, 10 areas of concentration of personnel and military equipment, 2 warehouses of ammunition, 1 composition It is in the message.</text:p>
      <text:p text:style-name="P4">
News Source: <text:a xlink:type="simple" xlink:href="https://armyinform.com.ua/2023/06/20/aviacziya-syl-oborony-zavdala-15-udariv-po-rajonah-zoseredzhennya-osobovogo-skladu-protyvnyka-2/" text:style-name="Internet_20_link" text:visited-style-name="Visited_20_Internet_20_Link">
https://armyinform.com.ua/2023/06/20/aviacziya-syl-oborony-zavdala-15-udariv-po-rajonah-zoseredzhennya-osobovogo-skladu-protyvnyka-2/</text:a>
</text:p>
      <!--NEWS-->
      <text:h text:style-name="P10" text:outline-level="1">
<text:span text:style-name="T4">
At night the air defense forces destroyed 32 of 35 shock drones Shahd-136/131</text:span>
</text:h>
      <text:p text:style-name="P4">
Author: ['АРМІЯINFORM']</text:p>
      <text:p text:style-name="P4">
Time: 2023-06-20T65:00:00-04:00</text:p>
      <text:p text:style-name="P4">
Description: The NICH has 20 chervye enemy shots by the impact of іrani lamb boat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287990_obstril-ppo_reuters_new_960x380_0.jpg" text:style-name="Internet_20_link" text:visited-style-name="Visited_20_Internet_20_Link">
287990_obstril-ppo_reuters_new_960x380_0.jpg</text:a>
']</text:p>
      <text:p text:style-name="P4">
Tags: ['SHAHED-136/131', 'АГРЕСІЯ РФ', 'ВТОРГНЕННЯ РФ', 'КОМАНДУВАННЯ ПОВІТРЯНИХ СИЛ ЗСУ']</text:p>
      <text:p text:style-name="P4">
Category: News</text:p>
      <!--METADATA-->
      <text:p text:style-name="P4">
<draw:frame draw:style-name="fr1" draw:name="Image17" text:anchor-type="as-char" svg:width="6.9236in" svg:height="3.606042in" draw:z-index="0">
<draw:image xlink:href="../Images/AРМІЯINFORM/2023-06-20T65-00-00-04-00/287990_obstril-ppo_reuters_new_960x380_0.jpg" xlink:type="simple" xlink:show="embed" xlink:actuate="onLoad" draw:mime-type="image/jpeg"/>
</draw:frame>
On the night of June 20, the enemy struck the Iranian barrading ammunitionhad-136/131 on military and infrastructure sites of Ukraine. Puskiv was from the northern and southern directions: the Bryansk region and the east coast of the Azov Sea.</text:p>
      <text:p text:style-name="P4">
About it <text:a xlink:type="simple" xlink:href="https://t.me/kpszsu/2672" text:style-name="Internet_20_link" text:visited-style-name="Visited_20_Internet_20_Link">
reports</text:a>
Armed Forces Command.</text:p>
      <text:p text:style-name="P4">
In total, the invaders used 35 shock drones. 32 was able to destroy the response.</text:p>
      <text:p text:style-name="P4">
30 Shahanedov was destroyed by the Air Force forces and means, two more by subdivisions.</text:p>
      <text:p text:style-name="P4">
Air defense today worked in most regions of Ukraine, the consolation direction of the attack of Iranian drones - Kyiv region. More than twenty Shahanedov was destroyed here.</text:p>
      <text:p text:style-name="P4">
In addition, at night the Russian invaders struck by Zaporizhzhia Balticism-Prats of Iskander-M/S-300.</text:p>
      <text:p text:style-name="P4">
The assault, bombing and fighter aircraft aircraft continues to strike the positions, equipment and the rear of the occupying troops.</text:p>
      <text:p text:style-name="P4">
News Source: <text:a xlink:type="simple" xlink:href="https://armyinform.com.ua/2023/06/20/vnochi-syly-ppo-znyshhyly-32-iz-35-udarnyh-droniv-shahed-136-131/" text:style-name="Internet_20_link" text:visited-style-name="Visited_20_Internet_20_Link">
https://armyinform.com.ua/2023/06/20/vnochi-syly-ppo-znyshhyly-32-iz-35-udarnyh-droniv-shahed-136-131/</text:a>
</text:p>
      <!--NEWS-->
      <text:h text:style-name="P10" text:outline-level="1">
<text:span text:style-name="T4">
During the day, the enemy has caused more than 70 air strikes and made 36 shelling of the RSZV</text:span>
</text:h>
      <text:p text:style-name="P4">
Author: ['АРМІЯINFORM']</text:p>
      <text:p text:style-name="P4">
Time: 2023-06-20T94:00:00-04:00</text:p>
      <text:p text:style-name="P4">
Description: Behind the clarified of the іnformasyu, the extracts were searched by the impact on Ukrainian 35 іantsky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400_0_1687250310-8011.webp" text:style-name="Internet_20_link" text:visited-style-name="Visited_20_Internet_20_Link">
400_0_1687250310-8011.webp</text:a>
']</text:p>
      <text:p text:style-name="P4">
Tags: ['STOPRUSSIA', 'АГРЕСІЯ РФ', 'ВЕЧІРНЄ ЗВЕДЕННЯ', 'ВІЙНА', 'ВТОРГНЕННЯ РФ', 'ГШ ЗСУ']</text:p>
      <text:p text:style-name="P4">
Category: News</text:p>
      <!--METADATA-->
      <text:p text:style-name="P4">
<draw:frame draw:style-name="fr1" draw:name="Image18" text:anchor-type="as-char" svg:width="6.9236in" svg:height="3.894525in" draw:z-index="0">
<draw:image xlink:href="../ConvertedIMGs/AРМІЯINFORM/2023-06-20T94-00-00-04-00/400_0_1687250310-8011.png" xlink:type="simple" xlink:show="embed" xlink:actuate="onLoad" draw:mime-type="image/png"/>
</draw:frame>
According to the specified information, Russian invaders struck in Ukraine 35 Iranian shock UAVs such as Shahd, seven anti-aircraft guided missiles-300 and one winged rocket launcher "Iskander-M" on objects of the civilian infrastructure of Zaporizhzhia.</text:p>
      <text:p text:style-name="P4">
About it <text:a xlink:type="simple" xlink:href="https://www.facebook.com/GeneralStaff.ua/posts/pfbid02gqjE8CmQ81Mnys3GAnmhoSiFi5ds653prVDQXzE5Z2YLtBQcKZpQRUdQ5H6eojwzl" text:style-name="Internet_20_link" text:visited-style-name="Visited_20_Internet_20_Link">
reports</text:a>
The General Staff of the Armed Forces on its official Facebook page.</text:p>
      <text:p text:style-name="P4">
The forces and means of air defense of the Air Force of Armed Forces, in cooperation with the air defense of other components of defense forces of Ukraine, destroyed 32 shock UAVs Shahd.</text:p>
      <text:p text:style-name="P4">
In addition, the enemy caused more than 72 aviation strikes, making 36 shelling of the reactive volley fire systems at the positions of our troops and inhabited. Peaceful people were injured.</text:p>
      <text:p text:style-name="P4">
The General Staff warn that the likelihood of rocket and aviation strikes throughout Ukraine remains very high.</text:p>
      <text:p text:style-name="P4">
News Source: <text:a xlink:type="simple" xlink:href="https://armyinform.com.ua/2023/06/20/protyagom-doby-vorog-zavdav-ponad-70-aviaudariv-i-zdijsnyv-36-obstriliv-z-rszv/" text:style-name="Internet_20_link" text:visited-style-name="Visited_20_Internet_20_Link">
https://armyinform.com.ua/2023/06/20/protyagom-doby-vorog-zavdav-ponad-70-aviaudariv-i-zdijsnyv-36-obstriliv-z-rszv/</text:a>
</text:p>
      <!--NEWS-->
      <text:h text:style-name="P10" text:outline-level="1">
<text:span text:style-name="T4">
"Built-in, strengthened Ukraine is the protection against any forms of Russian terror"-Vladimir Zelensky's appeal</text:span>
</text:h>
      <text:p text:style-name="P4">
Author: ['АРМІЯINFORM']</text:p>
      <text:p text:style-name="P4">
Time: 2023-06-20T96:00:00-04:00</text:p>
      <text:p text:style-name="P4">
Description: I am healthy, Shanovna Ukrainian!Short star for a day. Before Usim, I will do our own ... War with Ukraine 2022, War with Ukraine Latest news today, News War with Ukraine 2022 The last for today, will there be a war between Ukraine and Russia and when, the war with Ukraine in 2022 will be or not, will there be whether there will be, whether it will be, will there be The war with Ukraine in the near future says, the war with Ukraine, Ukrainian news today, Ukrainian news in Ukrainian media in Russian</text:p>
      <text:p text:style-name="P4">
Images: ['<text:a xlink:type="simple" xlink:href="https://armyinform.com.ua/wp-content/uploads/2023/06/zelenskyj.png" text:style-name="Internet_20_link" text:visited-style-name="Visited_20_Internet_20_Link">
zelenskyj.png</text:a>
']</text:p>
      <text:p text:style-name="P4">
Tags: ['STOPRUSSIA', 'АГРЕСІЯ РФ', 'ВІДЕОЗВЕРНЕННЯ ПРЕЗИДЕНТА УКРАЇНИ', 'ВІЙНА', 'ВОЄННІ ЗЛОЧИНИ ЗС РФ', 'ВТОРГНЕННЯ РФ']</text:p>
      <text:p text:style-name="P4">
Category: News</text:p>
      <!--METADATA-->
      <text:p text:style-name="P4">
<draw:frame draw:style-name="fr1" draw:name="Image19" text:anchor-type="as-char" svg:width="6.9236in" svg:height="3.882986in" draw:z-index="0">
<draw:image xlink:href="../Images/AРМІЯINFORM/2023-06-20T96-00-00-04-00/zelenskyj.png" xlink:type="simple" xlink:show="embed" xlink:actuate="onLoad" draw:mime-type="image/png"/>
</draw:frame>
I wish health, dear Ukrainians!</text:p>
      <text:p text:style-name="P4">
A brief report for this day.</text:p>
      <text:p text:style-name="P4">
First of all, I thank our air forces and all defenders of the sky from other defense for every confused Russian rocket and for every shotgun. Just last night - more than 30 shotguns. These are hundreds of saved lives, this infrastructure. Thank you, warriors!</text:p>
      <text:p text:style-name="P4">
Second. Today in Kherson as a result of the shelling of the invaders victims ... They were engaged in the elimination of the consequences of the Russian terrorist attack by the Nakakhovsky hydroelectric power station and were fired by Russian artillery. Eight DSSNS employees were injured, one, unfortunately, died ... My condolences to their relatives and relatives!</text:p>
      <text:p text:style-name="P4">
Every such Russian blow, every Russian terrorist attack is an argument every time, and there will be no chance of staying on the Ukrainian land. There are no killers and terrorists here and will never be.</text:p>
      <text:p text:style-name="P4">
Now our warriors in the south, in the east are very actively destroying the enemy, physical purification of Ukraine. This will continue.</text:p>
      <text:p text:style-name="P4">
Terror protection is the destruction of terrorists. And this is a guarantee that the state-gun will never be able to bring evil to Ukraine. Actually about the cetretic point for today. The first meetings in London have already begun within a conference on the reconstruction of Ukraine, which we prepared with British dogs. Discussions in Switzerland and Germany, France and Italy have already taken place. There is a work of different levels for our restoration. And we direct this work that our reconstruction, our restoration becomes not only construction projects, but a global protection project.</text:p>
      <text:p text:style-name="P4">
Ukraine, transformed Ukraine, reinforced Ukraine is a security and security guarantor, it is a security against any form of Russian terror protection against any repetitions of Russian aggression.</text:p>
      <text:p text:style-name="P4">
Tomorrow at the London Conference I will present some of the aspects of our philosophy of Ukraine. The full meaning will be represented later this month. And in Ukraine.</text:p>
      <text:p text:style-name="P4">
Together with partners and all together here, at home, in Ukraine, we must guarantee that after us for Ukraine - only safety, only freedom, only peace.</text:p>
      <text:p text:style-name="P4">
I thank everyone who is fighting and working for Ukraine!I thank each of our warrior, who is now in battle, in combat posts and combat missions!Zaporizhzhia, Donetsk - you are young guys!Glory to Ukraine!</text:p>
      <text:p text:style-name="P4">
News Source: <text:a xlink:type="simple" xlink:href="https://armyinform.com.ua/2023/06/20/vidbudovana-zmicznena-ukrayina-cze-zahyshhenist-vid-bud-yakyh-form-rosijskogo-teroru-zvernennya-prezydenta-volodymyra-zelenskogo/" text:style-name="Internet_20_link" text:visited-style-name="Visited_20_Internet_20_Link">
https://armyinform.com.ua/2023/06/20/vidbudovana-zmicznena-ukrayina-cze-zahyshhenist-vid-bud-yakyh-form-rosijskogo-teroru-zvernennya-prezydenta-volodymyra-zelenskogo/</text:a>
</text:p>
      <!--NEWS-->
      <text:h text:style-name="P10" text:outline-level="1">
<text:span text:style-name="T4">
JSC Marinka Direcion Rusian Army Shelled Krasnogorivka, St. George, Marinka Andes Vesda O ...</text:span>
</text:h>
      <text:p text:style-name="P4">
Authors: liveuamap (Language: en)</text:p>
      <text:p text:style-name="P4">
Time: 2023-06-21T-10:16:00</text:p>
      <text:p text:style-name="P4">
Location: Donetsk Oblast (Latitude:47.91554 Longtitude:37.46286)</text:p>
      <text:p text:style-name="P4">
Videos: []</text:p>
      <text:p text:style-name="P4">
Images: []</text:p>
      <text:p text:style-name="P4">
Tags: ["Russia"]</text:p>
      <text:p text:style-name="P4">
Id: 22570762</text:p>
      <!--METADATA-->
      <text:p text:style-name="P4">
At Maryinka direction Russian army shelled Krasnohorivka, Heorhiyivka,Maryinka and Pobyeda of Donetsk region. Russian aviation conducted airstrikesat Maryinka, - General Staff of Armed Forces of Ukraine says in the morningreport</text:p>
      <text:p text:style-name="P4">
News Collection Link: <text:a xlink:type="simple" xlink:href="https:\/\/liveuamap.com\/en\/2023\/21-june-at-maryinka-direction-russian-army-shelled-krasnohorivka" text:style-name="Internet_20_link" text:visited-style-name="Visited_20_Internet_20_Link">
https:\/\/liveuamap.com\/en\/2023\/21-june-at-maryinka-direction-russian-army-shelled-krasnohorivka</text:a>
</text:p>
      <text:p text:style-name="P4">
News Source: <text:a xlink:type="simple" xlink:href="https://t.me/lumsrc/5149" text:style-name="Internet_20_link" text:visited-style-name="Visited_20_Internet_20_Link">
https://t.me/lumsrc/5149</text:a>
</text:p>
      <!--NEWS-->
      <text:h text:style-name="P10" text:outline-level="1">
<text:span text:style-name="T4">
Kuleba discussed with Danish colleague the aviation coalition and the formula of peace</text:span>
</text:h>
      <text:p text:style-name="P4">
Authors: Ukrinform (Person)</text:p>
      <text:p text:style-name="P4">
Publisher: Укринформ (Organization)</text:p>
      <text:p text:style-name="P4">
Published Time: 2023-06-21T-10:59:00+03:00</text:p>
      <text:p text:style-name="P4">
Modified Time: 2023-06-21T18:59:00+03:00</text:p>
      <text:p text:style-name="P4">
Description: Foreign Minister of Ukraine Dmytro Kuleba discussed the following steps of Denmark as a member of the Aviation Coalition during the negotiations in London in London. - Ukrinform.</text:p>
      <text:p text:style-name="P4">
Images: ['<text:a xlink:type="simple" xlink:href="https://static.ukrinform.com/photos/2023_06/thumb_files/630_360_1687363167-425.jpg" text:style-name="Internet_20_link" text:visited-style-name="Visited_20_Internet_20_Link">
630_360_16873...</text:a>
']</text:p>
      <text:p text:style-name="P4">
Tags: ['Данія', 'Дмитро Кулеба', 'МЗС', 'Війна з Росією', 'Формула миру', 'Авіаційна коаліція', 'Конференція з відбудови у Лондоні']</text:p>
      <text:p text:style-name="P4">
Type: Article</text:p>
      <!--METADATA-->
      <text:p text:style-name="P4">
<draw:frame draw:style-name="fr1" draw:name="Image20" text:anchor-type="as-char" svg:width="6.9236in" svg:height="3.956343in" draw:z-index="0">
<draw:image xlink:href="../Images/yкринформ/2023-06-21T-10-59-00-03-00/630_360_1687363167-425.jpg" xlink:type="simple" xlink:show="embed" xlink:actuate="onLoad" draw:mime-type="image/jpeg"/>
</draw:frame>
The Minister of Law of Ukraine Dmytro Kuleba during the negotiations in London, discussed the Danish College Larskke Rasmussen with the following steps of Denmark as a chief coalition.</text:p>
      <text:p text:style-name="P4">
According to Ukrinform, the Ministry of Foreign Affairs of Ukraine reported in <text:a xlink:type="simple" xlink:href="https://t.me/Ukraine_MFA/1830" text:style-name="Internet_20_link" text:visited-style-name="Visited_20_Internet_20_Link">
telegram</text:a>
.</text:p>
      <text:p text:style-name="P4">
“Dmitry <text:a xlink:type="simple" xlink:href="https://www.ukrinform.ua/tag-kuleba" text:style-name="Internet_20_link" text:visited-style-name="Visited_20_Internet_20_Link">
Kuleba</text:a>
He negotiated Zlars Lokke Rasmussen on the next steps of Denmark as a member of the Aviation Coalition. Diplomats also paid special attention to expanding the geographic support of the formula of peace, ”the message reads.</text:p>
      <text:p text:style-name="P4">
Earlier, foreign ministers of Ukraine and France Dmytro Kuleba and Katrincolone discussed new support for France to enhance Ukraine's offensive.</text:p>
      <text:p text:style-name="P4">
<text:span text:style-name="T4">
 Read also: </text:span>
 <text:a xlink:type="simple" xlink:href="https://www.ukrinform.ua/rubric-ato/3725196-dania-zatverdila-paket-vijskovoi-dopomogi-ukraini-na-295-milarda.html" text:style-name="Internet_20_link" text:visited-style-name="Visited_20_Internet_20_Link">
<text:span text:style-name="T4">
 Denmark </text:span>
 approved a military assistance package to Ukraine for € 2.95 billion</text:a>
As reported by Ukrinform, <text:a xlink:type="simple" xlink:href="https://www.ukrinform.ua/rubric-ato/3724238-dania-gotova-peredati-vinisuvaci-f16-ukraini-ministr-oboroni.html" text:style-name="Internet_20_link" text:visited-style-name="Visited_20_Internet_20_Link">
Denmark is ready</text:a>
To transfer F-16 fighters to Ukraine, but subject to the approval of this step by the United States, which make these planes.</text:p>
      <text:p text:style-name="P4">
<text:span text:style-name="T5">
Foto: Foreign Ministry of Ukraine, telegram</text:span>
</text:p>
      <text:p text:style-name="P4">
News Source: <text:a xlink:type="simple" xlink:href="https://www.ukrinform.ua/rubric-polytics/3725957-kuleba-obgovoriv-iz-danskim-kolegou-aviacijnu-koaliciu-ta-formulu-miru.html" text:style-name="Internet_20_link" text:visited-style-name="Visited_20_Internet_20_Link">
https://www.ukrinform.ua/rubric-polytics/3725957-kuleba-obgovoriv-iz-danskim-kolegou-aviacijnu-koaliciu-ta-formulu-miru.html</text:a>
</text:p>
      <!--NEWS-->
      <text:h text:style-name="P10" text:outline-level="1">
<text:span text:style-name="T4">
The United Kingdom is ready to invest in the Ukrainian energy sector</text:span>
</text:h>
      <text:p text:style-name="P4">
Authors: Ukrinform (Person)</text:p>
      <text:p text:style-name="P4">
Publisher: Укринформ (Organization)</text:p>
      <text:p text:style-name="P4">
Published Time: 2023-06-21T-11:58:03+03:00</text:p>
      <text:p text:style-name="P4">
Modified Time: 2023-06-21T18:58:03+03:00</text:p>
      <text:p text:style-name="P4">
Description: Representatives of the UK business are ready to start investing in the Ukrainian energy sector. - Ukrinform.</text:p>
      <text:p text:style-name="P4">
Images: ['<text:a xlink:type="simple" xlink:href="https://static.ukrinform.com/photos/2023_06/thumb_files/630_360_1687362982-801.jpg" text:style-name="Internet_20_link" text:visited-style-name="Visited_20_Internet_20_Link">
630_360_16873...</text:a>
']</text:p>
      <text:p text:style-name="P4">
Tags: ['Британія', 'Енергетика', 'Інвестиції', 'Україна']</text:p>
      <text:p text:style-name="P4">
Type: Article</text:p>
      <!--METADATA-->
      <text:p text:style-name="P4">
<draw:frame draw:style-name="fr1" draw:name="Image21" text:anchor-type="as-char" svg:width="6.9236in" svg:height="3.956343in" draw:z-index="0">
<draw:image xlink:href="../Images/yкринформ/2023-06-21T-11-58-03-03-00/630_360_1687362982-801.jpg" xlink:type="simple" xlink:show="embed" xlink:actuate="onLoad" draw:mime-type="image/jpeg"/>
</draw:frame>
Representatives of the UK business are ready to start investing in the Ukrainian energy sector.</text:p>
      <text:p text:style-name="P4">
According to Ukrinform, the Minister of Energy Herman Galushchenko has stated this post -pollution with the State Ministry of Business and Trade of the Great Britain Nurrat Ghani, the Ministry of Energy reports in <text:a xlink:type="simple" xlink:href="https://t.me/energyofukraine/560" text:style-name="Internet_20_link" text:visited-style-name="Visited_20_Internet_20_Link">
telegram</text:a>
.</text:p>
      <text:p text:style-name="P4">
" <text:a xlink:type="simple" xlink:href="https://www.ukrinform.ua/tag-britania" text:style-name="Internet_20_link" text:visited-style-name="Visited_20_Internet_20_Link">
 United Kingdom </text:a>
- Great second country and reliable partner!And it may become even greater and more reliable. The Ukrainian energy sector needs investment. British business is ready to give the necessary support. So, we need to look together for mechanisms, including the interstate level to accelerate these processes, ”Galushchenko emphasized.</text:p>
      <text:p text:style-name="P4">
<text:span text:style-name="T4">
 Read also: </text:span>
 <text:a xlink:type="simple" xlink:href="https://www.ukrinform.ua/rubric-economy/3725523-galusenko-zustrivsa-z-kerivnictvom-britanskogo-energeticnogo-regulatora.html" text:style-name="Internet_20_link" text:visited-style-name="Visited_20_Internet_20_Link">
<text:span text:style-name="T4">
 Galushchenko </text:span>
 met with the management of the British Energy Regulator</text:a>
During the meeting, the Minister thanked British friends again for his assistance, including 55 cargoes of energy equipment and more than 11 million euros of contribution of energy support.</text:p>
      <text:p text:style-name="P4">
As it was reported, the Ministry of Energy of Ukraine and the Ministry of Foreign Excellence, for the Commonwealth of Nations and the Development of the United Kingdom(FCDO)Great Britain <text:a xlink:type="simple" xlink:href="https://www.ukrinform.ua/rubric-economy/3725943-ukraina-i-britania-uklali-dogovir-pro-energeticne-partnerstvo.html" text:style-name="Internet_20_link" text:visited-style-name="Visited_20_Internet_20_Link">
entered into a memorandum of energy partnership between countries</text:a>
. The Memorandum provides for the creation of a new challenge in the field of green innovations "Innovateukraine" in a size of £ 62 million.</text:p>
      <text:p text:style-name="P4">
<text:span text:style-name="T5">
Foto: Ministry of Energy</text:span>
</text:p>
      <text:p text:style-name="P4">
News Source: <text:a xlink:type="simple" xlink:href="https://www.ukrinform.ua/rubric-economy/3725956-velika-britania-gotova-investuvati-v-ukrainskij-energosektor.html" text:style-name="Internet_20_link" text:visited-style-name="Visited_20_Internet_20_Link">
https://www.ukrinform.ua/rubric-economy/3725956-velika-britania-gotova-investuvati-v-ukrainskij-energosektor.html</text:a>
</text:p>
      <!--NEWS-->
      <text:h text:style-name="P10" text:outline-level="1">
<text:span text:style-name="T4">
At Shakhtarsk Directive Russian Army walked Nostra, Paraskoveevka, Novomikhailivka of the Don ...</text:span>
</text:h>
      <text:p text:style-name="P4">
Authors: liveuamap (Language: en)</text:p>
      <text:p text:style-name="P4">
Time: 2023-06-21T-12:16:00</text:p>
      <text:p text:style-name="P4">
Location: Donetsk (Latitude:47.85222 Longtitude:37.48158)</text:p>
      <text:p text:style-name="P4">
Videos: []</text:p>
      <text:p text:style-name="P4">
Images: []</text:p>
      <text:p text:style-name="P4">
Tags: ["Russia"]</text:p>
      <text:p text:style-name="P4">
Id: 22570761</text:p>
      <!--METADATA-->
      <text:p text:style-name="P4">
At Shakhtarske direction Russian army shelled Hostre, Paraskoviyivka,Novomykhaylivka of Donetsk region, - General Staff of Armed Forces of Ukrainesays in the morning report</text:p>
      <text:p text:style-name="P4">
News Collection Link: <text:a xlink:type="simple" xlink:href="https:\/\/liveuamap.com\/en\/2023\/21-june-at-shakhtarske-direction-russian-army-shelled-hostre" text:style-name="Internet_20_link" text:visited-style-name="Visited_20_Internet_20_Link">
https:\/\/liveuamap.com\/en\/2023\/21-june-at-shakhtarske-direction-russian-army-shelled-hostre</text:a>
</text:p>
      <text:p text:style-name="P4">
News Source: <text:a xlink:type="simple" xlink:href="https://t.me/lumsrc/5150" text:style-name="Internet_20_link" text:visited-style-name="Visited_20_Internet_20_Link">
https://t.me/lumsrc/5150</text:a>
</text:p>
      <!--NEWS-->
      <text:h text:style-name="P10" text:outline-level="1">
<text:span text:style-name="T4">
In the capital conducted training in case of emergency at the Kiev hydroelectric power station</text:span>
</text:h>
      <text:p text:style-name="P4">
Authors: Ukrinform (Person)</text:p>
      <text:p text:style-name="P4">
Publisher: Укринформ (Organization)</text:p>
      <text:p text:style-name="P4">
Published Time: 2023-06-21T-12:57:00+03:00</text:p>
      <text:p text:style-name="P4">
Modified Time: 2023-06-21T18:57:00+03:00</text:p>
      <text:p text:style-name="P4">
Description: Actions on the Kiev Hydroelect Committee were worked out in Kyiv - about 250 employees of different services were involved. - Ukrinform.</text:p>
      <text:p text:style-name="P4">
Images: ['<text:a xlink:type="simple" xlink:href="https://static.ukrinform.com/photos/2023_06/thumb_files/630_360_1687362424-6773.jpeg" text:style-name="Internet_20_link" text:visited-style-name="Visited_20_Internet_20_Link">
630_360_16873...</text:a>
']</text:p>
      <text:p text:style-name="P4">
Tags: ['Надзвичайна ситуація', 'Київська ГЕС', 'Тренування']</text:p>
      <text:p text:style-name="P4">
Type: Article</text:p>
      <!--METADATA-->
      <text:p text:style-name="P4">
<draw:frame draw:style-name="fr1" draw:name="Image22" text:anchor-type="as-char" svg:width="6.9236in" svg:height="3.956343in" draw:z-index="0">
<draw:image xlink:href="../Images/yкринформ/2023-06-21T-12-57-00-03-00/630_360_1687362424-6773.jpeg" xlink:type="simple" xlink:show="embed" xlink:actuate="onLoad" draw:mime-type="image/jpeg"/>
</draw:frame>
In Kiev, actions in case of emergency at the Kiev hydroelectric power station - involved with a close to 250 employees of different services.</text:p>
      <text:p text:style-name="P4">
About it reports [press service of the Kyiv City State Administration]](https://kyivcity.gov.ua/news/u_stolitsi_vidpratsyuvali_di_na_vipadok_nadzvichayno_situatsi_na_kivskiy_ges_zaluchili_blizko_250_pratsivnikiv_riznikh_sluzhb/), reports Ukrinform.</text:p>
      <text:p text:style-name="P4">
“Today in Kiev conducted staff training of all the involved services of the city, which worked out operational actions in the event of <text:a xlink:type="simple" xlink:href="https://www.ukrinform.ua/tag-nadzvicajna-situacia" text:style-name="Internet_20_link" text:visited-style-name="Visited_20_Internet_20_Link">
emergency</text:a>
At the hydraulic structures of the Dnieper cascade(Kiev Hydroelectric Power). Усього до тренувань залучили понад250 учасників”, - йдеться в повідомленні.</text:p>
      <text:p text:style-name="P4">
</text:p>
      <text:p text:style-name="P4">
It is noted that this is the second large -scale training in the capital since the beginning of the year, which have been resolved in the event of flooding or damage to hydraulic structures.</text:p>
      <text:p text:style-name="P4">
"Recognizing the risks, we must mobilize, work mechanics in interaction between different units, check the technique, ways of informing the population. Given that in the event of an emergency, five areas can get into the area of flooding, the other five will work with them. The partner district is fixed, "-said the deputy chairman of the KSCA Petro Panteleev.</text:p>
      <text:p text:style-name="P4">
<text:span text:style-name="T4">
 Read also: </text:span>
 <text:a xlink:type="simple" xlink:href="https://www.ukrinform.ua/rubric-kyiv/3713212-u-stolici-projsli-navcanna-z-nadanna-dopomogi-pri-masovomu-urazenni-himikatami.html" text:style-name="Internet_20_link" text:visited-style-name="Visited_20_Internet_20_Link">
in the capital were trained to assist primary damage by chemicals</text:a>
As reported <text:a xlink:type="simple" xlink:href="https://www.ukrinform.ua/rubric-regions/3725621-na-hersonsini-zalisautsa-pidtoplenimi-20-naselenih-punktiv.html" text:style-name="Internet_20_link" text:visited-style-name="Visited_20_Internet_20_Link">
Ukrinform</text:a>
, in the Kherson region, after the exploration of the Russians, 20 settlements are flooded by the Kakhovskaya, of which 17 are in the temporarily seized territory.</text:p>
      <text:p text:style-name="P4">
News Source: <text:a xlink:type="simple" xlink:href="https://www.ukrinform.ua/rubric-kyiv/3725955-u-stolici-proveli-trenuvanna-na-vipadok-nadzvicajnoi-situacii-na-kiivskij-ges.html" text:style-name="Internet_20_link" text:visited-style-name="Visited_20_Internet_20_Link">
https://www.ukrinform.ua/rubric-kyiv/3725955-u-stolici-proveli-trenuvanna-na-vipadok-nadzvicajnoi-situacii-na-kiivskij-ges.html</text:a>
</text:p>
      <!--NEWS-->
      <text:h text:style-name="P10" text:outline-level="1">
<text:span text:style-name="T4">
At Zaporizhzhia and Kherson directions Russian army shelled Blahodatne, Neskuchne, Makarivka,...</text:span>
</text:h>
      <text:p text:style-name="P4">
Authors: liveuamap (Language: en)</text:p>
      <text:p text:style-name="P4">
Time: 2023-06-21T-14:16:00</text:p>
      <text:p text:style-name="P4">
Location: Zaporizhiye (Latitude:47.7056 Longtitude:35.5267)</text:p>
      <text:p text:style-name="P4">
Videos: []</text:p>
      <text:p text:style-name="P4">
Images: []</text:p>
      <text:p text:style-name="P4">
Tags: ["Russia"]</text:p>
      <text:p text:style-name="P4">
Id: 22570760</text:p>
      <!--METADATA-->
      <text:p text:style-name="P4">
At zaporizhzhzhia and kherson directions Russian army Shelled Blahodatne, Neskuchne, Makarivka, Storozheve, Vremivka, Zelene Pole, Novopil of Donetskregion; Novodarivka, Levadne, Chervone, Huliapole, Zaliznychne, Charivne, Novoandriyivka, Stepove, Pyatykhatky, Lobkove, Kamyanske of Zaporizhzhzhzhzhzhzhzhzhzhzhzhzhzhzhzhzhzhzhzhzhzhzhzhzhzhzhzhzhzhzhzhzhzhzhzhzhzhzhzhzhzhzhzhzhzhzhzhzhzhzhzhzhzhzhzhzhzhzhzhzhzhzhzhzhzhzhzhzhzhzhzhzhzhzhzhzhzhzhzhzhzhzhzhzhzhzhzhzhzhzhzhzhzhzhzhzhzhzhzhzhzhzhzhzhzhzhzhzhzhzh. Zolota Balka, Mykhaylivka, Novoooleksandrivka, Dudchany, Kachkarivka, Shlyakhove, Kozatske, Mykolayivka, Burhunka, Ivanivka, Sadove, Pryove, Pryyvka HNE, ZYMIVNYK, BILOZERKA, ROMASHKOVE, Veletenske, Kherson, Dniprovske, Kizomys of Kherson Region, Nikopol of Dnipropetrovskregion and Ochakiv of Mykolayiv Region. Russian Aviation Conducted Airstrikesat Storozheve, Prechystivka, Zolota Nyva, Blahodatne, Makarivka of Donetskregion, Novodanylivka, Zaporizhzhzhya, Komyzhzhya ATTRADNOKAMYANKA AND Kherson, - General Staff of Armed Forces ofukraine Says in the Morning Report</text:p>
      <text:p text:style-name="P4">
News Collection Link:(https:\/\/liveuamap.com\/en\/2023\/21-june-at-zaporizhzhia-and-kherson-directions-russian-army)</text:p>
      <text:p text:style-name="P4">
News Source: <text:a xlink:type="simple" xlink:href="https://t.me/lumsrc/5151" text:style-name="Internet_20_link" text:visited-style-name="Visited_20_Internet_20_Link">
https://t.me/lumsrc/5151</text:a>
</text:p>
      <!--NEWS-->
      <text:h text:style-name="P10" text:outline-level="1">
<text:span text:style-name="T4">
Police showed the consequences of a massive rocket stroke in Zaporozhye</text:span>
</text:h>
      <text:p text:style-name="P4">
Authors: Ukrinform (Person)</text:p>
      <text:p text:style-name="P4">
Publisher: Укринформ (Organization)</text:p>
      <text:p text:style-name="P4">
Published Time: 2023-06-21T-16:57:00+03:00</text:p>
      <text:p text:style-name="P4">
Modified Time: 2023-06-21T15:57:00+03:00</text:p>
      <text:p text:style-name="P4">
Description: During a massive rocket attack on the territory of Zaporozhye and the suburbs that occurred the day before, the Russian army used C-300, X-59 and Iskander. - Ukrinform.</text:p>
      <text:p text:style-name="P4">
Images: ['<text:a xlink:type="simple" xlink:href="https://static.ukrinform.com/photos/2023_06/thumb_files/630_360_1687352198-859.jpg" text:style-name="Internet_20_link" text:visited-style-name="Visited_20_Internet_20_Link">
630_360_16873...</text:a>
']</text:p>
      <text:p text:style-name="P4">
Tags: ['Поліція', 'Запоріжжя', 'Війна з Росією', 'Ракетний удар']</text:p>
      <text:p text:style-name="P4">
Type: Article</text:p>
      <!--METADATA-->
      <text:p text:style-name="P4">
<draw:frame draw:style-name="fr1" draw:name="Image24" text:anchor-type="as-char" svg:width="6.9236in" svg:height="3.956343in" draw:z-index="0">
<draw:image xlink:href="../Images/yкринформ/2023-06-21T-16-57-00-03-00/630_360_1687352198-859.jpg" xlink:type="simple" xlink:show="embed" xlink:actuate="onLoad" draw:mime-type="image/jpeg"/>
</draw:frame>
During the rocket attack on the territory of Zaporizhzhia and the suburbs, which occurred on the eve, the army of the Russian Federation used S-300, X-59 and "Iskander".</text:p>
      <text:p text:style-name="P4">
This was reported in <text:a xlink:type="simple" xlink:href="https://t.me/police_zp_news/6094" text:style-name="Internet_20_link" text:visited-style-name="Visited_20_Internet_20_Link">
telegram</text:a>
The National Police in the Zaporozhye region, reports Ukrinform.</text:p>
      <text:p text:style-name="P4">
"On June 20, occupation troops struck rocket strokes in the regional center and Zaporizhzhya district, used C-300, X-59 and" Iskander ", and will be in the post.</text:p>
      <text:p text:style-name="P4">
Due to the night massive rocket attack on <text:a xlink:type="simple" xlink:href="https://www.ukrinform.ua/tag-zaporizza" text:style-name="Internet_20_link" text:visited-style-name="Visited_20_Internet_20_Link">
Zaporozhye</text:a>
and the suburbs are destroyed by local infrastructure, entrepreneurial facilities, warehouses. Explosive waveractions are harmed private homes, high -rise buildings and vehicles of citizens.</text:p>
      <text:p text:style-name="P4">
<text:span text:style-name="T4">
 Read also: </text:span>
 <text:a xlink:type="simple" xlink:href="https://www.ukrinform.ua/rubric-ato/3725821-vorog-zbilsiv-intensivnist-obstriliv-na-dniprovskomu-napramku-gumenuk.html" text:style-name="Internet_20_link" text:visited-style-name="Visited_20_Internet_20_Link">
the enemy increased the intensity <text:span text:style-name="T4">
 shelling </text:span>
 Iv Nadniprovsky direction - Humeniuk</text:a>
Yesterday, police registered 66 destruction reports. Under the enemy were Zaporizhzhia, Razzhivka, Komyshivakha, Gulyaypole, Orikhiv, Railway, Transfiguration, Temivka, Novoandriivka, Gulyaypil, Magic, Chervone, Malinivka, Belogorya, Levadne, Novodarivka, Kamianske, Pyatya</text:p>
      <text:p text:style-name="P4">
Earlier it was reported that during the day the Russians attacked the settlements of dots and Vasylivschyna 86 times - used drones, reactive systems of volley fire and artillery. During the shelling of the wound received a four Transfiguration. With fragments of the trunk and lower extremities, they were taken to the hospital for further hospitalization.</text:p>
      <text:p text:style-name="P4">
<text:span text:style-name="T4">
 Read also: </text:span>
 [from yesterday <text:span text:style-name="T4">
 shelling </text:span>
 Iv in Lviv was not injured(https://www.ukrinform.ua/rubric-regions/3725778-vid-vcorasnih-obstriliv-u-lvovi-ne-postrazdav-zoden-zitlovij-budinok-ova.html)All the consequences of Russian attacks were documented by law enforcement. Criminal proceedings under Art. 438(Violation of the laws and customs of war)Criminal Code of Ukraine.  Photo: police of Zaporizhzhya region, Facebook</text:p>
      <text:p text:style-name="P4">
News Source: <text:a xlink:type="simple" xlink:href="https://www.ukrinform.ua/rubric-regions/3725873-policia-pokazala-naslidki-masovanogo-raketnogo-udaru-po-zaporizzu.html" text:style-name="Internet_20_link" text:visited-style-name="Visited_20_Internet_20_Link">
https://www.ukrinform.ua/rubric-regions/3725873-policia-pokazala-naslidki-masovanogo-raketnogo-udaru-po-zaporizzu.html</text:a>
</text:p>
      <!--NEWS-->
      <text:h text:style-name="P10" text:outline-level="1">
<text:span text:style-name="T4">
Gas exploded in Paris - several buildings lit up, 16 people were injured</text:span>
</text:h>
      <text:p text:style-name="P4">
Authors: Ukrinform (Person)</text:p>
      <text:p text:style-name="P4">
Publisher: Укринформ (Organization)</text:p>
      <text:p text:style-name="P4">
Published Time: 2023-06-21T-1:42:00+03:00</text:p>
      <text:p text:style-name="P4">
Modified Time: 2023-06-21T21:42:00+03:00</text:p>
      <text:p text:style-name="P4">
Description: In the fifth district of Paris, a gas explosion occurred, which caught up on several buildings, at least 16 people were injured. Seven of them are in critical condition. - Ukrinform.</text:p>
      <text:p text:style-name="P4">
Images: ['<text:a xlink:type="simple" xlink:href="https://static.ukrinform.com/photos/2023_06/thumb_files/630_360_1687370028-732.jpg" text:style-name="Internet_20_link" text:visited-style-name="Visited_20_Internet_20_Link">
630_360_16873...</text:a>
']</text:p>
      <text:p text:style-name="P4">
Tags: ['Газ', 'Париж', 'Пожежа', 'Вибух']</text:p>
      <text:p text:style-name="P4">
Type: Article</text:p>
      <!--METADATA-->
      <text:p text:style-name="P4">
<draw:frame draw:style-name="fr1" draw:name="Image25" text:anchor-type="as-char" svg:width="6.9236in" svg:height="3.956343in" draw:z-index="0">
<draw:image xlink:href="../Images/yкринформ/2023-06-21T-1-42-00-03-00/630_360_1687370028-732.jpg" xlink:type="simple" xlink:show="embed" xlink:actuate="onLoad" draw:mime-type="image/jpeg"/>
</draw:frame>
In Paris, a gas explosion occurred in Paris, which caught up with several cavities, at least 16 people were injured. Seven of them are critical.</text:p>
      <text:p text:style-name="P4">
According to Ukrinform, it reports <text:a xlink:type="simple" xlink:href="https://www.theguardian.com/world/2023/jun/21/gas-explosion-in-paris-has-set-buildings-on-fire-says-local-official" text:style-name="Internet_20_link" text:visited-style-name="Visited_20_Internet_20_Link">
The Guardian</text:a>
With reference to local authorities.</text:p>
      <text:p text:style-name="P4">
Police asked people to avoid the Val-de Gras area after the facade of one of the buildings collapsed as a result of the fire, and the fire spilled over to the neighboring structures.</text:p>
      <text:p text:style-name="Quotations">

<text:p text:style-name="P4">
vidéo de l'Explosion rapportée dans le 5ème arrondissement de Paris&gt;
 Plusieurs immeubles étament Touché <text:a xlink:type="simple" xlink:href="https://twitter.com/hashtag/Paris" text:style-name="Internet_20_link" text:visited-style-name="Visited_20_Internet_20_Link">
#Paris&gt;
</text:a>
<text:a xlink:type="simple" xlink:href="https://t.co/0AQwBoILsm" text:style-name="Internet_20_link" text:visited-style-name="Visited_20_Internet_20_Link">
&gt;
 pic.twitter.com/0AQwBoILsm </text:a>
&gt;
&gt;
 — Alertesinfos(@AIertesinfos)<text:a xlink:type="simple" xlink:href="https://twitter.com/AIertesinfos/status/1671539291204337666" text:style-name="Internet_20_link" text:visited-style-name="Visited_20_Internet_20_Link">
 June 21, 2023&gt;
 </text:a>
&gt;
 <text:a xlink:type="simple" xlink:href="https://twitter.com/hashtag/Explosion" text:style-name="Internet_20_link" text:visited-style-name="Visited_20_Internet_20_Link">
 #Explosion&gt;
 </text:a>
&gt;
 Devastator occurred in the 5th arrondissement: my thoughts go to&gt;
 victims and their loved ones, and also to <text:a xlink:type="simple" xlink:href="https://twitter.com/PompiersParis" text:style-name="Internet_20_link" text:visited-style-name="Visited_20_Internet_20_Link">
@pompiersparis&gt;
</text:a>
of the BSPP in progress&gt;
 of intervention. <text:a xlink:type="simple" xlink:href="https://twitter.com/hashtag/%C3%89lus" text:style-name="Internet_20_link" text:visited-style-name="Visited_20_Internet_20_Link">
 #Elected&gt;
</text:a>
de <text:a xlink:type="simple" xlink:href="https://twitter.com/hashtag/Paris" text:style-name="Internet_20_link" text:visited-style-name="Visited_20_Internet_20_Link">
&gt;
 #Paris</text:a>
In&gt;
 Solidarity. <text:a xlink:type="simple" xlink:href="https://twitter.com/hashtag/Paris5" text:style-name="Internet_20_link" text:visited-style-name="Visited_20_Internet_20_Link">
 #Paris5&gt;
</text:a>
<text:a xlink:type="simple" xlink:href="https://t.co/aMxgJTS63E" text:style-name="Internet_20_link" text:visited-style-name="Visited_20_Internet_20_Link">
&gt;
 pic.twitter.com/aMxgJTS63E </text:a>
&gt;
&gt;
 - Rachida Dati n(dating)<text:a xlink:type="simple" xlink:href="https://twitter.com/datirachida/status/1671555434879098881" text:style-name="Internet_20_link" text:visited-style-name="Visited_20_Internet_20_Link">
 June 21, 2023&gt;
 </text:a>
&gt;
 Explosion in central Paris injures 16 people  &gt;
  &gt;
  Seven people are in critical condition, nine are in serious condition after&gt;
 an explosion in the fifth arrondissement of Paris, BFM reports. According to&gt;
 prosecutors, the cause of the explosion has not yet been determined.… <text:a xlink:type="simple" xlink:href="https://t.co/pMb7NrIWhG" text:style-name="Internet_20_link" text:visited-style-name="Visited_20_Internet_20_Link">
&gt;
 pic.twitter.com/pMb7NrIWhG </text:a>
&gt;
&gt;
 — Sprinter(@Sprinter99880)<text:a xlink:type="simple" xlink:href="https://twitter.com/Sprinter99880/status/1671564572258336813" text:style-name="Internet_20_link" text:visited-style-name="Visited_20_Internet_20_Link">
 June 21, 2023&gt;
 </text:a>
Immediately after 5:00 pm local residents spoke about a single <text:a xlink:type="simple" xlink:href="https://www.ukrinform.ua/tag-vibuh" text:style-name="Internet_20_link" text:visited-style-name="Visited_20_Internet_20_Link">
explosion</text:a>
And one smaller.</text:p>

</text:p>
      <text:p text:style-name="P4">
</text:p>
      <text:p text:style-name="P4">
Some eyewitnesses reported a huge smoke that rising.</text:p>
      <text:p text:style-name="P4">
"The explosion happened at 277, Saint -Jacques Street, inside the building, there is a Paris American Academy, a bilingual school of fashion and design," -said the boss of Paris police Laurent Nunes.</text:p>
      <text:p text:style-name="P4">
<text:span text:style-name="T4">
 Read also: </text:span>
 <text:a xlink:type="simple" xlink:href="https://www.ukrinform.ua/rubric-regions/3725734-u-harkovi-cerez-udar-bliskavki-zagorivsa-gazogin.html" text:style-name="Internet_20_link" text:visited-style-name="Visited_20_Internet_20_Link">
in Kharkiv because of the lightning hit <text:span text:style-name="T4">
 gas </text:span>
 Gin</text:a>
At about 18:45 local time police reported that the fire is controlled and that rescue work was ongoing.</text:p>
      <text:p text:style-name="P4">
<text:span text:style-name="T5">
Foto: www.libration.fr / twitter / matthias benda</text:span>
</text:p>
      <text:p text:style-name="P4">
News Source: <text:a xlink:type="simple" xlink:href="https://www.ukrinform.ua/rubric-world/3725982-u-parizi-vibuhnuv-gaz-zagorilisa-kilka-budivel.html" text:style-name="Internet_20_link" text:visited-style-name="Visited_20_Internet_20_Link">
https://www.ukrinform.ua/rubric-world/3725982-u-parizi-vibuhnuv-gaz-zagorilisa-kilka-budivel.html</text:a>
</text:p>
      <!--NEWS-->
      <text:h text:style-name="P10" text:outline-level="1">
<text:span text:style-name="T4">
Near the Canary Islands overturned the boat with migrants - nearly 40 dead</text:span>
</text:h>
      <text:p text:style-name="P4">
Authors: Ukrinform (Person)</text:p>
      <text:p text:style-name="P4">
Publisher: Укринформ (Organization)</text:p>
      <text:p text:style-name="P4">
Published Time: 2023-06-21T-2:37:00+03:00</text:p>
      <text:p text:style-name="P4">
Modified Time: 2023-06-21T21:37:00+03:00</text:p>
      <text:p text:style-name="P4">
Description: More than 30 migrants were killed as a result of a boat throwing to the Spanish Canary Islands. - Ukrinform.</text:p>
      <text:p text:style-name="P4">
Images: ['<text:a xlink:type="simple" xlink:href="https://static.ukrinform.com/photos/2023_02/thumb_files/630_360_1677494588-697.jpg" text:style-name="Internet_20_link" text:visited-style-name="Visited_20_Internet_20_Link">
630_360_16774...</text:a>
']</text:p>
      <text:p text:style-name="P4">
Tags: ['Мігранти', 'Загибель', 'Човен', 'Канарські острови']</text:p>
      <text:p text:style-name="P4">
Type: Article</text:p>
      <!--METADATA-->
      <text:p text:style-name="P4">
<draw:frame draw:style-name="fr1" draw:name="Image28" text:anchor-type="as-char" svg:width="6.9236in" svg:height="3.956343in" draw:z-index="0">
<draw:image xlink:href="../Images/yкринформ/2023-06-21T-2-37-00-03-00/630_360_1677494588-697.jpg" xlink:type="simple" xlink:show="embed" xlink:actuate="onLoad" draw:mime-type="image/jpeg"/>
</draw:frame>
More than 30 migrants were killed as a result of the transfer of the boat heading to the Spanish Channel Islands.</text:p>
      <text:p text:style-name="P4">
As Ukrinform reports, it reports <text:a xlink:type="simple" xlink:href="https://www.reuters.com/world/one-child-dead-24-people-rescued-dinghy-sinks-en-route-spains-canary-islands-2023-06-21/" text:style-name="Internet_20_link" text:visited-style-name="Visited_20_Internet_20_Link">
Reuters</text:a>
.</text:p>
      <text:p text:style-name="P4">
According to preliminary data, there were 59 people on the boat. The head of the Spanish Guardian organization Walking Borders Helen reported that <text:a xlink:type="simple" xlink:href="https://www.ukrinform.ua/tag-zagibel" text:style-name="Internet_20_link" text:visited-style-name="Visited_20_Internet_20_Link">
sank</text:a>
39 people.</text:p>
      <text:p text:style-name="P4">
"The boat begged for salvation in Spanish waters for more than 12 hours. Among those who survived, there are 24 people: 22 men and two women who were transported to Cape Buzhur," Walking Borders reported.</text:p>
      <text:p text:style-name="P4">
At the same time, a rescue organization Alarm Phone, which runs the trans -European network, said 35 people were considered missing.</text:p>
      <text:p text:style-name="P4">
Neither the Spanish coast guard nor the Moroccan authorities confirmed how many people were aboard the vessel and how many could be missing.</text:p>
      <text:p text:style-name="P4">
<text:span text:style-name="T4">
 Read also: </text:span>
 <text:a xlink:type="simple" xlink:href="https://www.ukrinform.ua/rubric-world/3724600-u-pakistani-arestuvali-desatoh-pricetnih-do-zagibeli-migrantiv-bila-beregiv-grecii.html" text:style-name="Internet_20_link" text:visited-style-name="Visited_20_Internet_20_Link">
in Pakistan arrested ten those involved in the death of <text:span text:style-name="T4">
 migrants </text:span>
 off the coast of Greece</text:a>
The source in the Spanish coast reported Reuters that 24 people were rescued in the result of Morocco for 88 miles southeast of the Grand-Canaria island.</text:p>
      <text:p text:style-name="P4">
"The body of one child was found by the Spanish Naval Rescue Service and helicopter to the Grand Canarium," the source in the Spanish Bere Guard added. Later, the second body was found by the Naviosazure merchant.</text:p>
      <text:p text:style-name="P4">
As reported <text:a xlink:type="simple" xlink:href="https://www.ukrinform.ua/rubric-world/3725712-poblizu-italijskogo-uzberezza-zatonuv-coven-iz-migrantami.html" text:style-name="Internet_20_link" text:visited-style-name="Visited_20_Internet_20_Link">
Ukrinform</text:a>
, three people are considered missing after a six -meter boat of migrants sank near the Italian island of Lamppedus on the night of June 21.</text:p>
      <text:p text:style-name="P4">
<text:span text:style-name="T5">
Foto: www.ansa.it</text:span>
</text:p>
      <text:p text:style-name="P4">
News Source: <text:a xlink:type="simple" xlink:href="https://www.ukrinform.ua/rubric-world/3726007-bila-kanarskih-ostroviv-perekinuvsa-coven-z-migrantami-majze-40-zagiblih.html" text:style-name="Internet_20_link" text:visited-style-name="Visited_20_Internet_20_Link">
https://www.ukrinform.ua/rubric-world/3726007-bila-kanarskih-ostroviv-perekinuvsa-coven-z-migrantami-majze-40-zagiblih.html</text:a>
</text:p>
      <!--NEWS-->
      <text:h text:style-name="P10" text:outline-level="1">
<text:span text:style-name="T4">
At Kupiansk direction Russian army shelled Fyholivka, Dvorichna, Zapadne, Kyslivka and Berest...</text:span>
</text:h>
      <text:p text:style-name="P4">
Authors: liveuamap (Language: en)</text:p>
      <text:p text:style-name="P4">
Time: 2023-06-21T-3:15:00</text:p>
      <text:p text:style-name="P4">
Location: Kharkiv (Latitude:50.00697 Longtitude:37.69272)</text:p>
      <text:p text:style-name="P4">
Videos: []</text:p>
      <text:p text:style-name="P4">
Images: []</text:p>
      <text:p text:style-name="P4">
Tags: ["Russia"]</text:p>
      <text:p text:style-name="P4">
Id: 22570773</text:p>
      <!--METADATA-->
      <text:p text:style-name="P4">
At Kupiansk direction Russian army shelled Fyholivka, Dvorichna, Zapadne,Kyslivka and Berestove of Kharkiv region. Russian aviation conductedairstrikes at Kolodyazne of Kharkiv region, - General Staff of Armed Forces ofUkraine says in the morning report</text:p>
      <text:p text:style-name="P4">
News Collection Link: <text:a xlink:type="simple" xlink:href="https:\/\/liveuamap.com\/en\/2023\/21-june-at-kupiansk-direction-russian-army-shelled-fyholivka" text:style-name="Internet_20_link" text:visited-style-name="Visited_20_Internet_20_Link">
https:\/\/liveuamap.com\/en\/2023\/21-june-at-kupiansk-direction-russian-army-shelled-fyholivka</text:a>
</text:p>
      <text:p text:style-name="P4">
News Source: <text:a xlink:type="simple" xlink:href="https://t.me/lumsrc/5145" text:style-name="Internet_20_link" text:visited-style-name="Visited_20_Internet_20_Link">
https://t.me/lumsrc/5145</text:a>
</text:p>
      <!--NEWS-->
      <text:h text:style-name="P10" text:outline-level="1">
<text:span text:style-name="T4">
Spain will send Nasams to protect NATO's summit in Vilnius - the media</text:span>
</text:h>
      <text:p text:style-name="P4">
Authors: Ukrinform (Person)</text:p>
      <text:p text:style-name="P4">
Publisher: Укринформ (Organization)</text:p>
      <text:p text:style-name="P4">
Published Time: 2023-06-21T-3:26:00+03:00</text:p>
      <text:p text:style-name="P4">
Modified Time: 2023-06-21T21:26:00+03:00</text:p>
      <text:p text:style-name="P4">
Description: Spain will transfer to Lithuania to protect the airspace during NATO summit in Vilnius Nasams Anti-aircraft Practile Complex from Lielvare's military base in neighboring Latvia. - Ukrinform.</text:p>
      <text:p text:style-name="P4">
Images: ['<text:a xlink:type="simple" xlink:href="https://static.ukrinform.com/photos/2022_07/thumb_files/630_360_1656707784-123.jpg" text:style-name="Internet_20_link" text:visited-style-name="Visited_20_Internet_20_Link">
630_360_16567...</text:a>
']</text:p>
      <text:p text:style-name="P4">
Tags: ['Іспанія', 'Латвія', 'Литва', 'НАТО', 'Саміт НАТО', 'NASAMS']</text:p>
      <text:p text:style-name="P4">
Type: Article</text:p>
      <!--METADATA-->
      <text:p text:style-name="P4">
<draw:frame draw:style-name="fr1" draw:name="Image29" text:anchor-type="as-char" svg:width="6.9236in" svg:height="3.956343in" draw:z-index="0">
<draw:image xlink:href="../Images/yкринформ/2023-06-21T-3-26-00-03-00/630_360_1656707784-123.jpg" xlink:type="simple" xlink:show="embed" xlink:actuate="onLoad" draw:mime-type="image/jpeg"/>
</draw:frame>
Spain Pereskin into Lithuania to protect the airspace during the NATO summit of NASAMS anti-aircraft missile complex from Lielvare's military base, which is a landing Latvia.</text:p>
      <text:p text:style-name="P4">
About it reports <text:a xlink:type="simple" xlink:href="https://www.abc.es/internacional/espana-enviara-misiles-antiaereos-nasams-proteger-cumbre-20230620195913-nt.html" text:style-name="Internet_20_link" text:visited-style-name="Visited_20_Internet_20_Link">
ABC</text:a>
, reports Ukrinform.</text:p>
      <text:p text:style-name="P4">
It is noted that, together with the Nasams battery from Latvia to Lithuania, there are also 85 Spanish servicemen.</text:p>
      <text:p text:style-name="P4">
<text:span text:style-name="T5">
!</text:span>
NATO **](https://www.ukrinform.ua/rubric-world/3725685-britanski-vinisuvaci-perehopili-tri-litaki-rf-bila-povitranogo-prostoru-nato.html)"This contribution to the defense of the Vilnius Summit <text:a xlink:type="simple" xlink:href="https://www.ukrinform.ua/tag-nato" text:style-name="Internet_20_link" text:visited-style-name="Visited_20_Internet_20_Link">
NATO</text:a>
It is evidenced by our reliability, compatibility with other NATO systems and the dedication of the Atlantic Alliance, " - said sources in the military circles of Spain.</text:p>
      <text:p text:style-name="P4">
It was reported that NATO Summit will take place in Vilnius on July 11-12.</text:p>
      <text:p text:style-name="P4">
News Source: <text:a xlink:type="simple" xlink:href="https://www.ukrinform.ua/rubric-world/3725715-ispania-vidpravit-nasams-dla-zahistu-samitu-nato-u-vilnusi-zmi.html" text:style-name="Internet_20_link" text:visited-style-name="Visited_20_Internet_20_Link">
https://www.ukrinform.ua/rubric-world/3725715-ispania-vidpravit-nasams-dla-zahistu-samitu-nato-u-vilnusi-zmi.html</text:a>
</text:p>
      <!--NEWS-->
      <text:h text:style-name="P10" text:outline-level="1">
<text:span text:style-name="T4">
In the Kherson region, 19 collaborators were suspected at once</text:span>
</text:h>
      <text:p text:style-name="P4">
Authors: Ukrinform (Person)</text:p>
      <text:p text:style-name="P4">
Publisher: Укринформ (Organization)</text:p>
      <text:p text:style-name="P4">
Published Time: 2023-06-21T-4:22:13+03:00</text:p>
      <text:p text:style-name="P4">
Modified Time: 2023-06-21T21:22:13+03:00</text:p>
      <text:p text:style-name="P4">
Description: The SBU declared suspicion of collaborative activity at once nineteen Kherson, who worked at the Criminalist Center for invaders. - Ukrinform.</text:p>
      <text:p text:style-name="P4">
Images: ['<text:a xlink:type="simple" xlink:href="https://static.ukrinform.com/photos/2023_04/thumb_files/630_360_1682879203-914.jpg" text:style-name="Internet_20_link" text:visited-style-name="Visited_20_Internet_20_Link">
630_360_16828...</text:a>
']</text:p>
      <text:p text:style-name="P4">
Tags: ['Херсонщина', 'Підозра', 'СБУ', 'Колаборант']</text:p>
      <text:p text:style-name="P4">
Type: Article</text:p>
      <!--METADATA-->
      <text:p text:style-name="P4">
<draw:frame draw:style-name="fr1" draw:name="Image30" text:anchor-type="as-char" svg:width="6.9236in" svg:height="3.956343in" draw:z-index="0">
<draw:image xlink:href="../Images/yкринформ/2023-06-21T-4-22-13-03-00/630_360_1682879203-914.jpg" xlink:type="simple" xlink:show="embed" xlink:actuate="onLoad" draw:mime-type="image/jpeg"/>
</draw:frame>
Sbuogulosa was suspected of collaborative activity at once nineteen-friendly people who worked at the "Criminalist Center" of Nazagarbniki.</text:p>
      <text:p text:style-name="P4">
This was reported <text:a xlink:type="simple" xlink:href="https://t.me/khersonskaODA/7258" text:style-name="Internet_20_link" text:visited-style-name="Visited_20_Internet_20_Link">
telegram</text:a>
Kherson, reports Ukrinform.</text:p>
      <text:p text:style-name="P4">
All the suspects reportedly held positions in the illegally created by the exchanging authorities of the body "Expert - Crimestic Center of the Ministry of Internal Affairs of the Ministry of Internal Affairs(https://www.ukrinform.ua/tag-hersonsina)”.</text:p>
      <text:p text:style-name="P4">
"The attackers not only fulfilled the enemy's responsibilities of" experts "of various forensic areas of research, but also implemented plans and orders of the occupying power," the statement reads.</text:p>
      <text:p text:style-name="P4">
Currently, all suspects are hiding in the temporarily occupied territory of South Ukraine.</text:p>
      <text:p text:style-name="P4">
<text:span text:style-name="T4">
 Read also: </text:span>
 [SBU declared suspicion by seven collaborators, among which Aksenova Store]](https://www.ukrinform.ua/rubric-society/3719053-sbu-ogolosila-pidozru-se-simom-kolaborantam-sered-akih-soratnica-aksonova.html)It is noted that for each of them threatens up to 15 years deprivation with confiscation of property.</text:p>
      <text:p text:style-name="P4">
Earlier it was reported that the residents of Luhansk region, who headed the organized ashavarbniki of the "state -owned", reported suspicion. Also, a physician with Odessa was up to 11 years in prison for the absence of an aggressor.</text:p>
      <text:p text:style-name="P4">
News Source: <text:a xlink:type="simple" xlink:href="https://www.ukrinform.ua/rubric-regions/3726006-na-hersonsini-ogolosili-pidozru-odrazu-19-kolaborantam.html" text:style-name="Internet_20_link" text:visited-style-name="Visited_20_Internet_20_Link">
https://www.ukrinform.ua/rubric-regions/3726006-na-hersonsini-ogolosili-pidozru-odrazu-19-kolaborantam.html</text:a>
</text:p>
      <!--NEWS-->
      <text:h text:style-name="P10" text:outline-level="1">
<text:span text:style-name="T4">
In Ukraine tomorrow is forecast to +29 °, in most areas - rains and thunderstorms</text:span>
</text:h>
      <text:p text:style-name="P4">
Authors: Ukrinform (Person)</text:p>
      <text:p text:style-name="P4">
Publisher: Укринформ (Organization)</text:p>
      <text:p text:style-name="P4">
Published Time: 2023-06-21T-5:12:00+03:00</text:p>
      <text:p text:style-name="P4">
Modified Time: 2023-06-21T21:12:00+03:00</text:p>
      <text:p text:style-name="P4">
Description: On Wednesday, June 21, short -term rains and thunderstorms are expected throughout Ukraine, except for most western and northern regions, Ukrinform.</text:p>
      <text:p text:style-name="P4">
Images: ['<text:a xlink:type="simple" xlink:href="https://static.ukrinform.com/photos/2020_07/thumb_files/630_360_1594100962-521.jpg" text:style-name="Internet_20_link" text:visited-style-name="Visited_20_Internet_20_Link">
630_360_15941...</text:a>
']</text:p>
      <text:p text:style-name="P4">
Tags: ['Дощ', 'Гроза', 'Погода', 'Спека']</text:p>
      <text:p text:style-name="P4">
Type: Article</text:p>
      <!--METADATA-->
      <text:p text:style-name="P4">
<draw:frame draw:style-name="fr1" draw:name="Image31" text:anchor-type="as-char" svg:width="6.9236in" svg:height="3.956343in" draw:z-index="0">
<draw:image xlink:href="../Images/yкринформ/2023-06-21T-5-12-00-03-00/630_360_1594100962-521.jpg" xlink:type="simple" xlink:show="embed" xlink:actuate="onLoad" draw:mime-type="image/jpeg"/>
</draw:frame>
On Wednesday, June 21, short -term rains and thunderstorms are expected in almost all of Ukraine, except for most western and northern regions,</text:p>
      <text:p text:style-name="P4">
Ukrinform was reported at the Ukrainian Hydrometeorological Center.</text:p>
      <text:p text:style-name="P4">
In the western regions at night and in the morning, fog. The wind is mostly northwest, 5-10 m/s.</text:p>
      <text:p text:style-name="P4">
The temperature at night is 14-19 °, in the west of the country 10-15 °; during the day 24-29 °; In the Carpathian Mountains 8-13 °, in the afternoon 17-22 °.</text:p>
      <text:p text:style-name="P4">
In Kyiv and Kyiv region, June 21 is changing cloudiness, short -lived at night <text:a xlink:type="simple" xlink:href="https://www.ukrinform.ua/tag-dos" text:style-name="Internet_20_link" text:visited-style-name="Visited_20_Internet_20_Link">
Rain</text:a>
, in the afternoon without precipitation. Usobia temperature at night 16-18 °, 26-28 ° in the afternoon; On the region at night 14-19 °, in the afternoon 24-29 °.</text:p>
      <text:p text:style-name="P4">
In the next two days, dry weather will remain in Ukraine, only in the day in the western, June 23 and in the northern regions, short -term rains, thunderstorms.</text:p>
      <text:p text:style-name="P4">
<text:span text:style-name="T4">
 Read also: </text:span>
 <text:a xlink:type="simple" xlink:href="https://www.ukrinform.ua/rubric-world/3724973-torisne-lito-u-evropi-bulo-najteplisim-v-istorii-klimatologi.html" text:style-name="Internet_20_link" text:visited-style-name="Visited_20_Internet_20_Link">
last year <text:span text:style-name="T4">
 Summer </text:span>
 in Europe was the warmest in history -climate</text:a>
Temperature at night 14-19 °, on the coast of the seas up to 23 °(In the east of the country 11-16 °); in the afternoon 25-30 °, in the southern and central regions up to 33 °, in the Eastern, June 22 in the western regions 22-27 °.</text:p>
      <text:p text:style-name="P4">
In the capital region on June 22-23 without precipitation, only in the afternoon of June 23, there is a rainfall, thunderstorms. The temperature in Kiev at night 17-19 °, in the afternoon 28-30 °; Pass at night 14-19 °, in the afternoon 25-30 °.</text:p>
      <text:p text:style-name="P4">
During June 24-25, forecasters are forecast in Ukraine for short-term rains, thunderstorms, on June 24 in the southeastern regions without precipitation.</text:p>
      <text:p text:style-name="P4">
<text:span text:style-name="T4">
 Read also: </text:span>
 <text:a xlink:type="simple" xlink:href="https://www.ukrinform.ua/rubric-economy/3719250-kahovskij-ekocid-kostuvatime-ukraini-dodatkovo-desatki-milardiv-griven.html" text:style-name="Internet_20_link" text:visited-style-name="Visited_20_Internet_20_Link">
Kakhovsky ecocide will cost Ukraine an additional dozen billions of hryvnias</text:a>
Temperature at night 15-21 °, in the daytime 24-30 °, in the southern regions on June 24 to 33 °; in the western regions at night 12-17 °, in the afternoon 20-25 °.</text:p>
      <text:p text:style-name="P4">
In Kyiv and the region June 24-25, short-term rain, thunderstorm. The temperature of the capital of the capital at night 17-19 °, in the afternoon 26-28 °; In the area at night 15-20 °, in the afternoon 24-29 °.</text:p>
      <text:p text:style-name="P4">
News Source: <text:a xlink:type="simple" xlink:href="https://www.ukrinform.ua/rubric-regions/3725925-v-ukraini-zavtra-prognozuut-do-29-u-bilsosti-oblastej-dosi-ta-grozi.html" text:style-name="Internet_20_link" text:visited-style-name="Visited_20_Internet_20_Link">
https://www.ukrinform.ua/rubric-regions/3725925-v-ukraini-zavtra-prognozuut-do-29-u-bilsosti-oblastej-dosi-ta-grozi.html</text:a>
</text:p>
      <!--NEWS-->
      <text:h text:style-name="P10" text:outline-level="1">
<text:span text:style-name="T4">
JSU Bakhmut Directio Rusian Army Shelled Vasukivka, Orikhovo-Vasylivka, Bogdanivka, Kalinivka ...</text:span>
</text:h>
      <text:p text:style-name="P4">
Authors: liveuamap (Language: en)</text:p>
      <text:p text:style-name="P4">
Time: 2023-06-21T-6:16:00</text:p>
      <text:p text:style-name="P4">
Location: Donetsk Oblast (Latitude:48.39525 Longtitude:37.9133)</text:p>
      <text:p text:style-name="P4">
Videos: []</text:p>
      <text:p text:style-name="P4">
Images: []</text:p>
      <text:p text:style-name="P4">
Tags: ["Russia"]</text:p>
      <text:p text:style-name="P4">
Id: 22570771</text:p>
      <!--METADATA-->
      <text:p text:style-name="P4">
At Bakhmut Direction Russian Army Shelled Vasukivka, Orikhovo-Vasylivka, Bohdanivka, Kalynivka, Chasiv Yar, Ivanivske, Ozaryan, Bila Holvka D Pivnichne of Donetsk Region. Russian AviationConducrated Airstrikes at Khromove and Bila Hora, - General Staff of Armedforces of Ukraine Says in the Morning Report</text:p>
      <text:p text:style-name="P4">
News Collection Link:(https:\/\/liveuamap.com\/en\/2023\/21-june-at-bakhmut-direction-russian-army-shelled-vasukivka)</text:p>
      <text:p text:style-name="P4">
News Source: <text:a xlink:type="simple" xlink:href="https://t.me/lumsrc/5147" text:style-name="Internet_20_link" text:visited-style-name="Visited_20_Internet_20_Link">
https://t.me/lumsrc/5147</text:a>
</text:p>
      <!--NEWS-->
      <text:h text:style-name="P10" text:outline-level="1">
<text:span text:style-name="T4">
Austria will make a valuable contribution to Ukraine's demining - Kuleba</text:span>
</text:h>
      <text:p text:style-name="P4">
Authors: Ukrinform (Person)</text:p>
      <text:p text:style-name="P4">
Publisher: Укринформ (Organization)</text:p>
      <text:p text:style-name="P4">
Published Time: 2023-06-21T-7:10:00+03:00</text:p>
      <text:p text:style-name="P4">
Modified Time: 2023-06-21T20:10:00+03:00</text:p>
      <text:p text:style-name="P4">
Description: Foreign Minister of Ukraine Dmytro Kuleba, following the negotiations in London with Austrian colleague Alexander Shalllenberg, stated that Austria would make a valuable contribution to the demining of Ukrainian territories replaced by Russian troops. - Ukrinform.</text:p>
      <text:p text:style-name="P4">
Images: ['<text:a xlink:type="simple" xlink:href="https://static.ukrinform.com/photos/2023_06/thumb_files/630_360_1687367637-553.jpg" text:style-name="Internet_20_link" text:visited-style-name="Visited_20_Internet_20_Link">
630_360_16873...</text:a>
']</text:p>
      <text:p text:style-name="P4">
Tags: ['Австрія', 'Дмитро Кулеба', 'Розмінування', 'Конференція з відбудови у Лондоні']</text:p>
      <text:p text:style-name="P4">
Type: Article</text:p>
      <!--METADATA-->
      <text:p text:style-name="P4">
<draw:frame draw:style-name="fr1" draw:name="Image32" text:anchor-type="as-char" svg:width="6.9236in" svg:height="3.956343in" draw:z-index="0">
<draw:image xlink:href="../Images/yкринформ/2023-06-21T-7-10-00-03-00/630_360_1687367637-553.jpg" xlink:type="simple" xlink:show="embed" xlink:actuate="onLoad" draw:mime-type="image/jpeg"/>
</draw:frame>
Dmytro Kuleba's Minister of Law Affairs of Ukraine, following the negotiations in London by the Zavstrian colleague Alexander Shalllenberg said that Austria would make a value contribution to the demining of Ukrainian terminals replaced by Russian troops.</text:p>
      <text:p text:style-name="P4">
This was reported by the Ministry of Foreign Affairs of Ukraine in <text:a xlink:type="simple" xlink:href="https://t.me/Ukraine_MFA/1832" text:style-name="Internet_20_link" text:visited-style-name="Visited_20_Internet_20_Link">
telegram</text:a>
, reports Ukrinform.</text:p>
      <text:p text:style-name="P4">
“<text:a xlink:type="simple" xlink:href="https://www.ukrinform.ua/tag-avstria" text:style-name="Internet_20_link" text:visited-style-name="Visited_20_Internet_20_Link">
Austria</text:a>
will make a valuable contribution. At the negotiations in London, ministers Dmitry Kuleb and Alexandershallenberg discussed economic cooperation, trade, and humanitarian support insurance, ”the post said.</text:p>
      <text:p text:style-name="P4">
Earlier, the head of Ukrainian diplomacy in London was negotiating with the heads of the MSFranius and Denmark.</text:p>
      <text:p text:style-name="P4">
<text:span text:style-name="T4">
 Read also: </text:span>
 <text:a xlink:type="simple" xlink:href="https://www.ukrinform.ua/rubric-society/3725502-avstria-vidilit-se-18-miljoniv-dla-dopomogi-ukraincam.html" text:style-name="Internet_20_link" text:visited-style-name="Visited_20_Internet_20_Link">
<text:span text:style-name="T4">
 Austria </text:span>
 will allocate more € 18 million to help Ukrainian</text:a>
As reported by Ukrinform, the International Conference on Reconstruction of Ukraine is held in London on June 21-22(Ukraine Recovery Conference). Захід єпродовженням щорічних конференцій щодо реформ в Україні, які відбувалися з2017 року.</text:p>
      <text:p text:style-name="P4">
<text:span text:style-name="T5">
Фото: МЗС України</text:span>
</text:p>
      <text:p text:style-name="P4">
News Source: <text:a xlink:type="simple" xlink:href="https://www.ukrinform.ua/rubric-society/3725984-avstria-zrobit-cinnij-vnesok-u-rozminuvanna-ukraini-kuleba.html" text:style-name="Internet_20_link" text:visited-style-name="Visited_20_Internet_20_Link">
https://www.ukrinform.ua/rubric-society/3725984-avstria-zrobit-cinnij-vnesok-u-rozminuvanna-ukraini-kuleba.html</text:a>
</text:p>
      <!--NEWS-->
      <text:h text:style-name="P10" text:outline-level="1">
<text:span text:style-name="T4">
At Avdiyivka direction Russian army shelled Pervomayske and Nevelske of Donetsk region. Russi...</text:span>
</text:h>
      <text:p text:style-name="P4">
Authors: liveuamap (Language: en)</text:p>
      <text:p text:style-name="P4">
Time: 2023-06-21T-8:16:00</text:p>
      <text:p text:style-name="P4">
Location: Donetsk Oblast (Latitude:48.06156 Longtitude:37.56964)</text:p>
      <text:p text:style-name="P4">
Videos: []</text:p>
      <text:p text:style-name="P4">
Images: []</text:p>
      <text:p text:style-name="P4">
Tags: ["Russia"]</text:p>
      <text:p text:style-name="P4">
Id: 22570763</text:p>
      <!--METADATA-->
      <text:p text:style-name="P4">
At Avdiyivka direction Russian army shelled Pervomayske and Nevelske ofDonetsk region. Russian aviation conducted airstrikes at Avdiyivka andSyeverne, - General Staff of Armed Forces of Ukraine says in the morningreport</text:p>
      <text:p text:style-name="P4">
News Collection Link: <text:a xlink:type="simple" xlink:href="https:\/\/liveuamap.com\/en\/2023\/21-june-at-avdiyivka-direction-russian-army-shelled-pervomayske" text:style-name="Internet_20_link" text:visited-style-name="Visited_20_Internet_20_Link">
https:\/\/liveuamap.com\/en\/2023\/21-june-at-avdiyivka-direction-russian-army-shelled-pervomayske</text:a>
</text:p>
      <text:p text:style-name="P4">
News Source: <text:a xlink:type="simple" xlink:href="https://t.me/lumsrc/5148" text:style-name="Internet_20_link" text:visited-style-name="Visited_20_Internet_20_Link">
https://t.me/lumsrc/5148</text:a>
</text:p>
      <!--NEWS-->
      <text:h text:style-name="P10" text:outline-level="1">
<text:span text:style-name="T4">
6 Shahed drones were shot down overnight</text:span>
</text:h>
      <text:p text:style-name="P4">
Authors: liveuamap (Language: en)</text:p>
      <text:p text:style-name="P4">
Time: 2023-06-21T01:28:25</text:p>
      <text:p text:style-name="P4">
Location: Khmelnitsky (Latitude:49.48262 Longtitude:27.04182)</text:p>
      <text:p text:style-name="P4">
Videos: []</text:p>
      <text:p text:style-name="P4">
Images: ["<text:a xlink:type="simple" xlink:href="https://liveuamap.com/pics/2023/06/21/22570677_0.jpg" text:style-name="Internet_20_link" text:visited-style-name="Visited_20_Internet_20_Link">
22570677_0.jpg</text:a>
"]</text:p>
      <text:p text:style-name="P4">
Tags: []</text:p>
      <text:p text:style-name="P4">
Id: 22570677</text:p>
      <!--METADATA-->
      <text:p text:style-name="P4">
6 Shahed drones were shot down overnight</text:p>
      <text:p text:style-name="P4">
<draw:frame draw:style-name="fr1" draw:name="Image33" text:anchor-type="as-char" svg:width="6.9236in" svg:height="6.9236in" draw:z-index="0">
<draw:image xlink:href="../Images/liveuamap/2023-06-21T01-28-25/22570677_0.jpg" xlink:type="simple" xlink:show="embed" xlink:actuate="onLoad" draw:mime-type="image/jpeg"/>
</draw:frame>
News Collection Link: <text:a xlink:type="simple" xlink:href="https:\/\/liveuamap.com\/en\/2023\/21-june-6-shahed-drones-were-shot-down-overnight-" text:style-name="Internet_20_link" text:visited-style-name="Visited_20_Internet_20_Link">
https:\/\/liveuamap.com\/en\/2023\/21-june-6-shahed-drones-were-shot-down-overnight-</text:a>
</text:p>
      <text:p text:style-name="P4">
News Source: <text:a xlink:type="simple" xlink:href="https://t.me/kpszsu/2712" text:style-name="Internet_20_link" text:visited-style-name="Visited_20_Internet_20_Link">
https://t.me/kpszsu/2712</text:a>
</text:p>
      <!--NEWS-->
      <text:h text:style-name="P10" text:outline-level="1">
<text:span text:style-name="T4">
The Defense Forces of Ukraine continue to conduct an offensive operation in the Melitopol and...</text:span>
</text:h>
      <text:p text:style-name="P4">
Authors: liveuamap (Language: en)</text:p>
      <text:p text:style-name="P4">
Time: 2023-06-21T03:14:05</text:p>
      <text:p text:style-name="P4">
Location: Bilohorivka (Latitude:48.96083 Longtitude:38.27053)</text:p>
      <text:p text:style-name="P4">
Videos: []</text:p>
      <text:p text:style-name="P4">
Images: []</text:p>
      <text:p text:style-name="P4">
Tags: ["Russia"]</text:p>
      <text:p text:style-name="P4">
Id: 22570753</text:p>
      <!--METADATA-->
      <text:p text:style-name="P4">
The Defense Forces of Ukraine continue to conduct an offensive operation inthe Melitopol and Berdyansk directions at Novodanilivka - Robotyne, MalaTokmachka - Verbove, Vilne Pole - Makarivka. They are also restraining theadvance of Russian troops in the Lyman and Bakhmut directions. Heavy fightingcontinues at the Lyman direction, in the areas of Yampolivka and SerebryanskeForestry. Offensive actions were carried out in the direction of Bilohorivka -Shipylivka</text:p>
      <text:p text:style-name="P4">
News Collection Link: <text:a xlink:type="simple" xlink:href="https:\/\/liveuamap.com\/en\/2023\/21-june-the-defense-forces-of-ukraine-continue-to-conduct" text:style-name="Internet_20_link" text:visited-style-name="Visited_20_Internet_20_Link">
https:\/\/liveuamap.com\/en\/2023\/21-june-the-defense-forces-of-ukraine-continue-to-conduct</text:a>
</text:p>
      <text:p text:style-name="P4">
News Source: <text:a xlink:type="simple" xlink:href="https://t.me/info_zp/38751" text:style-name="Internet_20_link" text:visited-style-name="Visited_20_Internet_20_Link">
https://t.me/info_zp/38751</text:a>
</text:p>
      <!--NEWS-->
      <text:h text:style-name="P10" text:outline-level="1">
<text:span text:style-name="T4">
The railway was damaged by an explosion near Feodosia in the occupied Crimea, the occupation ...</text:span>
</text:h>
      <text:p text:style-name="P4">
Authors: liveuamap (Language: en)</text:p>
      <text:p text:style-name="P4">
Time: 2023-06-21T03:35:00</text:p>
      <text:p text:style-name="P4">
Location: Crimea (Latitude:45.17692 Longtitude:35.35699)</text:p>
      <text:p text:style-name="P4">
Videos: []</text:p>
      <text:p text:style-name="P4">
Images: []</text:p>
      <text:p text:style-name="P4">
Tags: ["Europe", "Central and Eastern Europe"]</text:p>
      <text:p text:style-name="P4">
Id: 22570758</text:p>
      <!--METADATA-->
      <text:p text:style-name="P4">
The railway was damaged by an explosion near Feodosia in the occupied Crimea,the occupation authorities promise to restore traffic in two hours</text:p>
      <text:p text:style-name="P4">
News Collection Link: <text:a xlink:type="simple" xlink:href="https:\/\/liveuamap.com\/en\/2023\/21-june-the-railway-was-damaged-by-an-explosion-near-feodosia" text:style-name="Internet_20_link" text:visited-style-name="Visited_20_Internet_20_Link">
https:\/\/liveuamap.com\/en\/2023\/21-june-the-railway-was-damaged-by-an-explosion-near-feodosia</text:a>
</text:p>
      <text:p text:style-name="P4">
News Source: <text:a xlink:type="simple" xlink:href="https://t.me/tass_agency/197314" text:style-name="Internet_20_link" text:visited-style-name="Visited_20_Internet_20_Link">
https://t.me/tass_agency/197314</text:a>
</text:p>
      <!--NEWS-->
      <text:h text:style-name="P10" text:outline-level="1">
<text:span text:style-name="T4">
Blackouts in several districts in Kyiv due in malfunction of power grid</text:span>
</text:h>
      <text:p text:style-name="P4">
Authors: liveuamap (Language: en)</text:p>
      <text:p text:style-name="P4">
Time: 2023-06-21T03:50:51</text:p>
      <text:p text:style-name="P4">
Location: Kyiv, Kyiv city (Latitude:50.46734 Longtitude:30.51144)</text:p>
      <text:p text:style-name="P4">
Videos: []</text:p>
      <text:p text:style-name="P4">
Images: []</text:p>
      <text:p text:style-name="P4">
Tags: ["Energy", "Central and Eastern Europe"]</text:p>
      <text:p text:style-name="P4">
Id: 22570756</text:p>
      <!--METADATA-->
      <text:p text:style-name="P4">
Blackouts in several districts in Kyiv due in malfunction of power grid</text:p>
      <text:p text:style-name="P4">
News Collection Link: <text:a xlink:type="simple" xlink:href="https:\/\/liveuamap.com\/en\/2023\/21-june-blackouts-in-several-districts-in-kyiv-due-in-malfunction" text:style-name="Internet_20_link" text:visited-style-name="Visited_20_Internet_20_Link">
https:\/\/liveuamap.com\/en\/2023\/21-june-blackouts-in-several-districts-in-kyiv-due-in-malfunction</text:a>
</text:p>
      <text:p text:style-name="P4">
News Source: <text:a xlink:type="simple" xlink:href="https://t.me/kyivoperativ/125044" text:style-name="Internet_20_link" text:visited-style-name="Visited_20_Internet_20_Link">
https://t.me/kyivoperativ/125044</text:a>
</text:p>
      <!--NEWS-->
      <text:h text:style-name="P10" text:outline-level="1">
<text:span text:style-name="T4">
Security Service of Ukraine detained an FSB agent who was preparing new attacks by the Russia...</text:span>
</text:h>
      <text:p text:style-name="P4">
Authors: liveuamap (Language: en)</text:p>
      <text:p text:style-name="P4">
Time: 2023-06-21T04:01:00</text:p>
      <text:p text:style-name="P4">
Location: Poltava (Latitude:49.58715 Longtitude:34.552)</text:p>
      <text:p text:style-name="P4">
Videos: []</text:p>
      <text:p text:style-name="P4">
Images: []</text:p>
      <text:p text:style-name="P4">
Tags: ["Energy", "Central and Eastern Europe"]</text:p>
      <text:p text:style-name="P4">
Id: 22570807</text:p>
      <!--METADATA-->
      <text:p text:style-name="P4">
Security Service of Ukraine detained an FSB agent who was preparing newattacks by the Russian Federation on electric substations in 5 regions ofUkraine</text:p>
      <text:p text:style-name="P4">
News Collection Link: <text:a xlink:type="simple" xlink:href="https:\/\/liveuamap.com\/en\/2023\/21-june-security-service-of-ukraine-detained-an-fsb-agent" text:style-name="Internet_20_link" text:visited-style-name="Visited_20_Internet_20_Link">
https:\/\/liveuamap.com\/en\/2023\/21-june-security-service-of-ukraine-detained-an-fsb-agent</text:a>
</text:p>
      <text:p text:style-name="P4">
News Source: <text:a xlink:type="simple" xlink:href="https://twitter.com/ServiceSsu/status/1671413074962665473" text:style-name="Internet_20_link" text:visited-style-name="Visited_20_Internet_20_Link">
https://twitter.com/ServiceSsu/status/1671413074962665473</text:a>
</text:p>
      <!--NEWS-->
      <text:h text:style-name="P10" text:outline-level="1">
<text:span text:style-name="T4">
At Sivershchyna and Slobozhanshchyna directions Russian army shelled Halahanivka, Karpovych o...</text:span>
</text:h>
      <text:p text:style-name="P4">
Authors: liveuamap (Language: en)</text:p>
      <text:p text:style-name="P4">
Time: 2023-06-21T04:15:00</text:p>
      <text:p text:style-name="P4">
Location: Kharkiv (Latitude:50.32618 Longtitude:36.19034)</text:p>
      <text:p text:style-name="P4">
Videos: []</text:p>
      <text:p text:style-name="P4">
Images: []</text:p>
      <text:p text:style-name="P4">
Tags: ["Russia"]</text:p>
      <text:p text:style-name="P4">
Id: 22570774</text:p>
      <!--METADATA-->
      <text:p text:style-name="P4">
At sivershchyna and slBozhanschyna directions Russian army Shelledhalalahanivka, Karpovychi of Chernihiv Region; Kindrativka, Brusky, Basivka, Loknya, Myropilske, Yunakivka, Bachivsk, Stepne of Sumy Region, ALSO IVASHKY, ROZHKOVYCHI, HURYHIIVKOVYKHIVYKHIVYCHI. , Morokhovets, Ternova, Hatysche, Vovchansk, Budarky, Ustynivka, Chuhunivka, Ambarne, Hryhorivka of Kharkiv Region. Russian Aviation Conducted Airstrikes Atyanzhulivka and Leonivka of Chernihiv Region and Kozacha Lopoan</text:p>
      <text:p text:style-name="P4">
News Collection Link:(https:\/\/liveuamap.com\/en\/2023\/21-june-at-sivershchyna-and-slobozhanschyna-directions-russian)</text:p>
      <text:p text:style-name="P4">
News Source: <text:a xlink:type="simple" xlink:href="https://t.me/lumsrc/5144" text:style-name="Internet_20_link" text:visited-style-name="Visited_20_Internet_20_Link">
https://t.me/lumsrc/5144</text:a>
</text:p>
      <!--NEWS-->
      <text:h text:style-name="P10" text:outline-level="1">
<text:span text:style-name="T4">
At Lyman direction Russian army shelled Stelmakhivka, Nevske, Bilohorivka of Luhansk region a...</text:span>
</text:h>
      <text:p text:style-name="P4">
Authors: liveuamap (Language: en)</text:p>
      <text:p text:style-name="P4">
Time: 2023-06-21T04:16:00</text:p>
      <text:p text:style-name="P4">
Location: Donetsk (Latitude:48.75291 Longtitude:38.07844)</text:p>
      <text:p text:style-name="P4">
Videos: []</text:p>
      <text:p text:style-name="P4">
Images: []</text:p>
      <text:p text:style-name="P4">
Tags: ["Russia"]</text:p>
      <text:p text:style-name="P4">
Id: 22570772</text:p>
      <!--METADATA-->
      <text:p text:style-name="P4">
At Lyman direction Russian army shelled Stelmakhivka, Nevske, Bilohorivka ofLuhansk region and Torske, Serebryanka, Verkhnokamyanske, Spirne, Rozdolivkaof Donetsk region, - General Staff of Armed Forces of Ukraine says in themorning report</text:p>
      <text:p text:style-name="P4">
News Collection Link: <text:a xlink:type="simple" xlink:href="https:\/\/liveuamap.com\/en\/2023\/21-june-at-lyman-direction-russian-army-shelled-stelmakhivka" text:style-name="Internet_20_link" text:visited-style-name="Visited_20_Internet_20_Link">
https:\/\/liveuamap.com\/en\/2023\/21-june-at-lyman-direction-russian-army-shelled-stelmakhivka</text:a>
</text:p>
      <text:p text:style-name="P4">
News Source: <text:a xlink:type="simple" xlink:href="https://t.me/lumsrc/5146" text:style-name="Internet_20_link" text:visited-style-name="Visited_20_Internet_20_Link">
https://t.me/lumsrc/5146</text:a>
</text:p>
      <!--NEWS-->
      <text:h text:style-name="P10" text:outline-level="1">
<text:span text:style-name="T4">
Russian forces conducting offensive actions in Donetsk and Luhansk regions. Ukrainian militar...</text:span>
</text:h>
      <text:p text:style-name="P4">
Authors: liveuamap (Language: en)</text:p>
      <text:p text:style-name="P4">
Time: 2023-06-21T04:20:03</text:p>
      <text:p text:style-name="P4">
Location: Donetsk (Latitude:47.85003 Longtitude:37.51402)</text:p>
      <text:p text:style-name="P4">
Videos: []</text:p>
      <text:p text:style-name="P4">
Images: []</text:p>
      <text:p text:style-name="P4">
Tags: ["Russia"]</text:p>
      <text:p text:style-name="P4">
Id: 22570759</text:p>
      <!--METADATA-->
      <text:p text:style-name="P4">
Russian forces conducting offensive actions in Donetsk and Luhansk regions.Ukrainian military had 40 combat engagements with Russian forces near Kreminna- Yampolivka, Orikhovo-Vasylivka of Donetsk region, Avdiyivka,Novomykhaylivka, - General Staff of Armed Forces of Ukraine says in themorning report</text:p>
      <text:p text:style-name="P4">
News Collection Link: <text:a xlink:type="simple" xlink:href="https:\/\/liveuamap.com\/en\/2023\/21-june-russian-forces-conducting-offensive-actions-in-donetsk" text:style-name="Internet_20_link" text:visited-style-name="Visited_20_Internet_20_Link">
https:\/\/liveuamap.com\/en\/2023\/21-june-russian-forces-conducting-offensive-actions-in-donetsk</text:a>
</text:p>
      <text:p text:style-name="P4">
News Source: <text:a xlink:type="simple" xlink:href="https://t.me/lumsrc/5152" text:style-name="Internet_20_link" text:visited-style-name="Visited_20_Internet_20_Link">
https://t.me/lumsrc/5152</text:a>
</text:p>
      <!--NEWS-->
      <text:h text:style-name="P10" text:outline-level="1">
<text:span text:style-name="T4">
Blinken: We will support the repair of damaged power grids in Ukraine</text:span>
</text:h>
      <text:p text:style-name="P4">
Authors: liveuamap (Language: en)</text:p>
      <text:p text:style-name="P4">
Time: 2023-06-21T04:59:38</text:p>
      <text:p text:style-name="P4">
Location: Washington, District of Columbia (Latitude:38.89457 Longtitude:-77.04853)</text:p>
      <text:p text:style-name="P4">
Videos: []</text:p>
      <text:p text:style-name="P4">
Images: []</text:p>
      <text:p text:style-name="P4">
Tags: ["Energy"]</text:p>
      <text:p text:style-name="P4">
Id: 22570777</text:p>
      <!--METADATA-->
      <text:p text:style-name="P4">
Blinken: We will support the repair of damaged power grids in Ukraine</text:p>
      <text:p text:style-name="P4">
News Collection Link: <text:a xlink:type="simple" xlink:href="https:\/\/liveuamap.com\/en\/2023\/21-june-blinken-we-will-support-the-repair-of-damaged-power" text:style-name="Internet_20_link" text:visited-style-name="Visited_20_Internet_20_Link">
https:\/\/liveuamap.com\/en\/2023\/21-june-blinken-we-will-support-the-repair-of-damaged-power</text:a>
</text:p>
      <text:p text:style-name="P4">
News Source: <text:a xlink:type="simple" xlink:href="https://twitter.com/SkyNewsArabia_B/status/1671442399803916296" text:style-name="Internet_20_link" text:visited-style-name="Visited_20_Internet_20_Link">
https://twitter.com/SkyNewsArabia_B/status/1671442399803916296</text:a>
</text:p>
      <!--NEWS-->
      <text:h text:style-name="P10" text:outline-level="1">
<text:span text:style-name="T4">
Blast occurs at Romania's black sea petromidia refinery, emergency response unit says - Reuters</text:span>
</text:h>
      <text:p text:style-name="P4">
Authors: liveuamap (Language: en)</text:p>
      <text:p text:style-name="P4">
Time: 2023-06-21T09:46:00</text:p>
      <text:p text:style-name="P4">
Location: București, Municipiul București (Latitude:44.34328 Longtitude:28.64483)</text:p>
      <text:p text:style-name="P4">
Videos: []</text:p>
      <text:p text:style-name="P4">
Images: []</text:p>
      <text:p text:style-name="P4">
Tags: ["Balkans", "Central and Eastern Europe"]</text:p>
      <text:p text:style-name="P4">
Id: 22570809</text:p>
      <!--METADATA-->
      <text:p text:style-name="P4">
Blast occurs at Romania's black sea petromidia refinery, emergency responseunit says - Reuters</text:p>
      <text:p text:style-name="P4">
News Collection Link: <text:a xlink:type="simple" xlink:href="https:\/\/liveuamap.com\/en\/2023\/21-june-blast-occurs-at-romanias-black-sea-petromidia-refinery" text:style-name="Internet_20_link" text:visited-style-name="Visited_20_Internet_20_Link">
https:\/\/liveuamap.com\/en\/2023\/21-june-blast-occurs-at-romanias-black-sea-petromidia-refinery</text:a>
</text:p>
      <text:p text:style-name="P4">
News Source: <text:a xlink:type="simple" xlink:href="https://twitter.com/Faytuks/status/1671499918064730113" text:style-name="Internet_20_link" text:visited-style-name="Visited_20_Internet_20_Link">
https://twitter.com/Faytuks/status/1671499918064730113</text:a>
</text:p>
      <!--NEWS-->
      <text:h text:style-name="P10" text:outline-level="1">
<text:span text:style-name="T4">
Dnipro returns to the channel in which it was 70 years ago</text:span>
</text:h>
      <text:p text:style-name="P4">
Authors: Ukrinform (Person)</text:p>
      <text:p text:style-name="P4">
Publisher: Укринформ (Organization)</text:p>
      <text:p text:style-name="P4">
Published Time: 2023-06-21T0:48:00+03:00</text:p>
      <text:p text:style-name="P4">
Modified Time: 2023-06-21T21:48:00+03:00</text:p>
      <text:p text:style-name="P4">
Description: The Dnieper practically returns to its channel, in which it was 70 years ago, the water retreated from the coast of the Kakhovka reservoir for 1300-1600 meters. - Ukrinform.</text:p>
      <text:p text:style-name="P4">
Images: ['<text:a xlink:type="simple" xlink:href="https://static.ukrinform.com/photos/2023_06/thumb_files/630_360_1686570955-345.jpg" text:style-name="Internet_20_link" text:visited-style-name="Visited_20_Internet_20_Link">
630_360_16865...</text:a>
']</text:p>
      <text:p text:style-name="P4">
Tags: ['Дніпро', 'Вода', 'Каховська ГЕС']</text:p>
      <text:p text:style-name="P4">
Type: Article</text:p>
      <!--METADATA-->
      <text:p text:style-name="P4">
<draw:frame draw:style-name="fr1" draw:name="Image34" text:anchor-type="as-char" svg:width="6.9236in" svg:height="3.956343in" draw:z-index="0">
<draw:image xlink:href="../Images/yкринформ/2023-06-21T0-48-00-03-00/630_360_1686570955-345.jpg" xlink:type="simple" xlink:show="embed" xlink:actuate="onLoad" draw:mime-type="image/jpeg"/>
</draw:frame>
Dniproproctically returns to his line, in which he was 70 years ago, she deployed from the coast of the Kakhovka reservoir for 1300-1600 meters.</text:p>
      <text:p text:style-name="P4">
About it <text:a xlink:type="simple" xlink:href="https://t.me/shtab_kakhovska_hes/1133" text:style-name="Internet_20_link" text:visited-style-name="Visited_20_Internet_20_Link">
reported</text:a>
In the official information telegram-channel, Kakhovskaya hydroelectric power station is stacked, Ukrinform reports.</text:p>
      <text:p text:style-name="P4">
"The water receded from the shores for 1300-1600 meters. The Dnieper practically turns into its channel, in which it was 70 years ago. Currently, they make all the necessary calculations that will allow to predict the needs of water to the population, the existence of the Dnieper water basin," the statement said.</text:p>
      <text:p text:style-name="P4">
<text:span text:style-name="T4">
 Read also: </text:span>
 <text:span text:style-name="T4">
 <text:a xlink:type="simple" xlink:href="https://www.ukrinform.ua/rubric-culture/3725722-cerez-pidriv-kahovskoi-ges-pid-zagrozou-15-nacpamatok-na-zaporizzi.html" text:style-name="Internet_20_link" text:visited-style-name="Visited_20_Internet_20_Link">
because of the blast of Kakhovskaya hydroelectric power station under threat 15 National President Zaporozhye</text:a>
</text:span>
</text:p>
      <text:p text:style-name="P4">
As it is noted, one of the urgent needs in the area of elimination of the consequences of the Kakhovskaya hydroelectric power plants remains water. Both drinking and technical. Now it is brought. But the authorities are doing everything possible to make a complex of geodetic reconnaissance work in the shortest term to start wells.</text:p>
      <text:p text:style-name="P4">
In parallel, 10 filtration stations for drinking water cleaning are operating at the scene.</text:p>
      <text:p text:style-name="P4">
<text:span text:style-name="T4">
 Read also: </text:span>
 <text:span text:style-name="T4">
 <text:a xlink:type="simple" xlink:href="https://www.ukrinform.ua/rubric-regions/3725940-hersonvodokanal-otrimav-portativnu-laboratoriu-dla-analizu-akosti-vodi.html" text:style-name="Internet_20_link" text:visited-style-name="Visited_20_Internet_20_Link">
Khersonvodokanal received a portable laboratory for water quality analysis</text:a>
</text:span>
</text:p>
      <text:p text:style-name="P4">
There are currently reserves for at least a month to provide all people with drinking water.</text:p>
      <text:p text:style-name="P4">
As reported by Ukrinform, on the night of June 6, the Russian army undermined the dam <text:span text:style-name="T4">
 <text:a xlink:type="simple" xlink:href="https://www.ukrinform.ua/tag-kahovska-ges" text:style-name="Internet_20_link" text:visited-style-name="Visited_20_Internet_20_Link">
Kakhovskaya hydroelectric power station</text:a>
</text:span>
. Uchhydroenergo stated that it is completely destroyed and is not recoverable.</text:p>
      <text:p text:style-name="P4">
News Source: <text:a xlink:type="simple" xlink:href="https://www.ukrinform.ua/rubric-regions/3726010-dnipro-povertaetsa-v-ruslo-v-akomu-vin-buv-70-rokiv-tomu.html" text:style-name="Internet_20_link" text:visited-style-name="Visited_20_Internet_20_Link">
https://www.ukrinform.ua/rubric-regions/3726010-dnipro-povertaetsa-v-ruslo-v-akomu-vin-buv-70-rokiv-tomu.html</text:a>
</text:p>
      <!--NEWS-->
      <text:h text:style-name="P10" text:outline-level="1">
<text:span text:style-name="T4">
CPD reports manipulations widespread in the world media</text:span>
</text:h>
      <text:p text:style-name="P4">
Author: ['АРМІЯINFORM']</text:p>
      <text:p text:style-name="P4">
Time: 2023-06-21T10:00:00-04:00</text:p>
      <text:p text:style-name="P4">
Description: The propaganda is to shatter fake fakes by the desi -format. The Center for the Wizin -Format ... War with Ukraine 2022, War with Ukraine Latest News Today, News War with Ukraine 2022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6/355164117_276737894875283_4770897590668483351_n.jpg" text:style-name="Internet_20_link" text:visited-style-name="Visited_20_Internet_20_Link">
355164117_276737894875283_4770897590668483351_n.jpg</text:a>
']</text:p>
      <text:p text:style-name="P4">
Tags: ['STOPRUSSIA', 'РОСІЙСЬКІ ФЕЙКИ', 'ЦПД РНБО']</text:p>
      <text:p text:style-name="P4">
Category: News</text:p>
      <!--METADATA-->
      <text:p text:style-name="P4">
<draw:frame draw:style-name="fr1" draw:name="Image35" text:anchor-type="as-char" svg:width="6.9236in" svg:height="6.9236in" draw:z-index="0">
<draw:image xlink:href="../Images/AРМІЯINFORM/2023-06-21T10-00-00-04-00/355164117_276737894875283_4770897590668483351_n.jpg" xlink:type="simple" xlink:show="embed" xlink:actuate="onLoad" draw:mime-type="image/jpeg"/>
</draw:frame>
Propagandists continue to spread fakes and misinformation. The Center for Anti -Dydrozinformation in NSDC Ukraine <text:a xlink:type="simple" xlink:href="https://www.facebook.com/protydiyadezinformatsiyi.cpd/posts/pfbid0gtEyQ62NuUL2hPNSUEYgwfjNtbzWZ5jtAtmC5yDFZDjd6z9ZV2MUmyveGkEQWtLul" text:style-name="Internet_20_link" text:visited-style-name="Visited_20_Internet_20_Link">
found</text:a>
Several examples of propaganda campaigns.</text:p>
      <text:p text:style-name="P4">
<text:span text:style-name="T4">
 Fake: </text:span>
 "Drugs are looking for new ways to" cut off "from the offensive of the Nazaporozhian direction - they break the equipment and cripple themselves so as not to go to Osabiy", - said editors of the enemy portal Readovka.</text:p>
      <text:p text:style-name="P4">
<text:span text:style-name="T4">
 misinformation: </text:span>
 enemy TG-channel RT extends the narrative that "Photo of K. Budanova is a dipfeyk or photoshop, because the birthday of the Budanova, which disappears, unnatural position and facial expression, which does not change, say that people say that people. that photo is false. "</text:p>
      <text:p text:style-name="P4">
<text:span text:style-name="T4">
 Fake: </text:span>
 The New York Times wrote: "Old graves are dug in Ukraine to free up space for soldiers who have been killed recently."</text:p>
      <text:p text:style-name="P4">
News Source: <text:a xlink:type="simple" xlink:href="https://armyinform.com.ua/2023/06/21/czpd-povidomlyaye-pro-manipulyacziyi-poshyreni-za-dobu-svitovymy-zmi/" text:style-name="Internet_20_link" text:visited-style-name="Visited_20_Internet_20_Link">
https://armyinform.com.ua/2023/06/21/czpd-povidomlyaye-pro-manipulyacziyi-poshyreni-za-dobu-svitovymy-zmi/</text:a>
</text:p>
      <!--NEWS-->
      <text:h text:style-name="P10" text:outline-level="1">
<text:span text:style-name="T4">
Britain is ready to support the simplified procedure of Ukraine's accession to NATO</text:span>
</text:h>
      <text:p text:style-name="P4">
Authors: Ukrinform (Person)</text:p>
      <text:p text:style-name="P4">
Publisher: Укринформ (Organization)</text:p>
      <text:p text:style-name="P4">
Published Time: 2023-06-21T10:41:00+03:00</text:p>
      <text:p text:style-name="P4">
Modified Time: 2023-06-21T22:41:00+03:00</text:p>
      <text:p text:style-name="P4">
Description: The United Kingdom will support Ukraine's accession to NATO under the simplified procedure. - Ukrinform.</text:p>
      <text:p text:style-name="P4">
Images: ['<text:a xlink:type="simple" xlink:href="https://static.ukrinform.com/photos/2023_06/thumb_files/630_360_1685693006-991.jpg" text:style-name="Internet_20_link" text:visited-style-name="Visited_20_Internet_20_Link">
630_360_16856...</text:a>
']</text:p>
      <text:p text:style-name="P4">
Tags: ['Британія', 'НАТО', 'Україна', 'Війна з Росією']</text:p>
      <text:p text:style-name="P4">
Type: Article</text:p>
      <!--METADATA-->
      <text:p text:style-name="P4">
<draw:frame draw:style-name="fr1" draw:name="Image36" text:anchor-type="as-char" svg:width="6.9236in" svg:height="3.956343in" draw:z-index="0">
<draw:image xlink:href="../Images/yкринформ/2023-06-21T10-41-00-03-00/630_360_1685693006-991.jpg" xlink:type="simple" xlink:show="embed" xlink:actuate="onLoad" draw:mime-type="image/jpeg"/>
</draw:frame>
Grand Cabinet will support Ukraine's accession to NATO under the simplified procedure.</text:p>
      <text:p text:style-name="P4">
According to Ukrinform, it reports <text:a xlink:type="simple" xlink:href="https://www.theguardian.com/world/live/2023/jun/21/russia-ukraine-war-live-ukrainian-forces-destroying-the-enemy-zelenskiy-says-major-aid-packages-to-be-unveiled-in-london" text:style-name="Internet_20_link" text:visited-style-name="Visited_20_Internet_20_Link">
The Guardian</text:a>
With reference to the statement of British Foreign Minister James Kleverly.</text:p>
      <text:p text:style-name="P4">
Kleverli noted that Britain would support the proposal on the lack of stinery in the passage of Ukraine's stage of action plan for membership(Chipboard)To take a military alliance.</text:p>
      <text:p text:style-name="P4">
The VAT process stipulates that candidate countries receive grades and advice, and the widows are taking steps to meet NATO's criteria for defense and other quotes.</text:p>
      <text:p text:style-name="P4">
<text:span text:style-name="T4">
 Read also: </text:span>
 <text:span text:style-name="T4">
 <text:a xlink:type="simple" xlink:href="https://www.ukrinform.ua/rubric-economy/3725688-premer-britanii-ogolosiv-velikij-paket-finansovoi-pidtrimki-dla-ukraini.html" text:style-name="Internet_20_link" text:visited-style-name="Visited_20_Internet_20_Link">
Prime Minister of Britain has announced a large package of financial support for Ukraine</text:a>
</text:span>
</text:p>
      <text:p text:style-name="P4">
If Ukraine actually missed this stage, it would actually put it in one -category with a new member of the Alliance - Finland. For comparison, Northworkethias participated in the 20-year program before its introduction in 2020.</text:p>
      <text:p text:style-name="P4">
"We have seen Ukraine developing and developing incredibly quickly. NATO's informal NATO ministers have said that many requirements of the Action Plan for membership in the Alliance are already being implemented," Kleverly said.</text:p>
      <text:p text:style-name="P4">
<text:span text:style-name="T4">
 Read also: </text:span>
 <text:span text:style-name="T4">
 <text:a xlink:type="simple" xlink:href="https://www.ukrinform.ua/rubric-polytics/3726004-rumunia-pidtrimala-vstup-ukraini-v-nato-kuleba.html" text:style-name="Internet_20_link" text:visited-style-name="Visited_20_Internet_20_Link">
Romania supported Ukraine's introduction to NATO - Kuleba</text:a>
</text:span>
</text:p>
      <text:p text:style-name="P4">
He added that Ukraine will reform its armed forces during the confrontation of anti -Russian aggression.</text:p>
      <text:p text:style-name="P4">
"I think that Britain's position would be very, very favorable if we have departed a plan of action on membership, recognizing that both Sweden and Finland demanded it. The Ukrainians demonstrated their commitment to reforming forces and showed themselves on the battlefield. I think that all the allies will make it, ”the minister summed up.</text:p>
      <text:p text:style-name="P4">
<text:span text:style-name="T4">
 Read also: </text:span>
 <text:span text:style-name="T4">
 <text:a xlink:type="simple" xlink:href="https://www.ukrinform.ua/rubric-polytics/3725999-u-vilnusi-ukraina-mae-otrimati-zaprosenna-abo-plan-vstupu-do-nato-rasmussen.html" text:style-name="Internet_20_link" text:visited-style-name="Visited_20_Internet_20_Link">
in Vilnius Ukraine has to receive an invitation or NATO -Rasmussen planning</text:a>
 </text:span>
</text:p>
      <text:p text:style-name="P4">
Next month, NATO summit should take place in Vilnius at the level of the heads of the Alliance Member State. Ukraine puts in front of allies by <text:span text:style-name="T4">
 <text:a xlink:type="simple" xlink:href="https://www.ukrinform.ua/tag-nato" text:style-name="Internet_20_link" text:visited-style-name="Visited_20_Internet_20_Link">
NATO</text:a>
</text:span>
 The issue of security guarantees, as well as the prospect of movement to its full membership in the Alliance.</text:p>
      <text:p text:style-name="P4">
News Source: <text:a xlink:type="simple" xlink:href="https://www.ukrinform.ua/rubric-ato/3726021-britania-gotova-pidtrimati-sprosenu-proceduru-vstupu-ukraini-do-nato.html" text:style-name="Internet_20_link" text:visited-style-name="Visited_20_Internet_20_Link">
https://www.ukrinform.ua/rubric-ato/3726021-britania-gotova-pidtrimati-sprosenu-proceduru-vstupu-ukraini-do-nato.html</text:a>
</text:p>
      <!--NEWS-->
      <text:h text:style-name="P10" text:outline-level="1">
<text:span text:style-name="T4">
Defense Minister Yoav Gallant spoke with his Ukrainian counterpart, Oleksii Reznikov, his off...</text:span>
</text:h>
      <text:p text:style-name="P4">
Authors: liveuamap (Language: en)</text:p>
      <text:p text:style-name="P4">
Time: 2023-06-21T10:43:00</text:p>
      <text:p text:style-name="P4">
Location: Tel Aviv-Yafo, Tel Aviv District (Latitude:32.07542 Longtitude:34.78828)</text:p>
      <text:p text:style-name="P4">
Videos: []</text:p>
      <text:p text:style-name="P4">
Images: []</text:p>
      <text:p text:style-name="P4">
Tags: ["Israel-Palestine", "Iran"]</text:p>
      <text:p text:style-name="P4">
Id: 22570804</text:p>
      <!--METADATA-->
      <text:p text:style-name="P4">
Defense Minister Yoav Gallant spoke with his Ukrainian counterpart, OleksiiReznikov, his office says. The pair spoke about the Russian invasion and theIranian threat to both countries</text:p>
      <text:p text:style-name="P4">
News Collection Link: <text:a xlink:type="simple" xlink:href="https:\/\/liveuamap.com\/en\/2023\/21-june-defense-minister-yoav-gallant-spoke-with-his-ukrainian" text:style-name="Internet_20_link" text:visited-style-name="Visited_20_Internet_20_Link">
https:\/\/liveuamap.com\/en\/2023\/21-june-defense-minister-yoav-gallant-spoke-with-his-ukrainian</text:a>
</text:p>
      <text:p text:style-name="P4">
News Source: <text:a xlink:type="simple" xlink:href="https://twitter.com/manniefabian/status/1671514181168685056" text:style-name="Internet_20_link" text:visited-style-name="Visited_20_Internet_20_Link">
https://twitter.com/manniefabian/status/1671514181168685056</text:a>
</text:p>
      <!--NEWS-->
      <text:h text:style-name="P10" text:outline-level="1">
<text:span text:style-name="T4">
Zelenska in Israel visited the Cultural Center of Ukraine</text:span>
</text:h>
      <text:p text:style-name="P4">
Authors: Ukrinform (Person)</text:p>
      <text:p text:style-name="P4">
Publisher: Укринформ (Organization)</text:p>
      <text:p text:style-name="P4">
Published Time: 2023-06-21T11:01:00+03:00</text:p>
      <text:p text:style-name="P4">
Modified Time: 2023-06-21T11:01:00+03:00</text:p>
      <text:p text:style-name="P4">
Description: President's wife Olena Zelenskaya visited the Cultural Center of Ukraine in Israel at the Embassy of our country, where the Heritage exhibition/Heritage is held. - Ukrinform.</text:p>
      <text:p text:style-name="P4">
Images: ['<text:a xlink:type="simple" xlink:href="https://static.ukrinform.com/photos/2023_06/thumb_files/630_360_1687334523-2226.jpeg" text:style-name="Internet_20_link" text:visited-style-name="Visited_20_Internet_20_Link">
630_360_16873...</text:a>
']</text:p>
      <text:p text:style-name="P4">
Tags: ['Ізраїль', 'Культура', 'Візит', 'Олена Зеленська']</text:p>
      <text:p text:style-name="P4">
Type: Article</text:p>
      <!--METADATA-->
      <text:p text:style-name="P4">
<draw:frame draw:style-name="fr1" draw:name="Image37" text:anchor-type="as-char" svg:width="6.9236in" svg:height="3.956343in" draw:z-index="0">
<draw:image xlink:href="../Images/yкринформ/2023-06-21T11-01-00-03-00/630_360_1687334523-2226.jpeg" xlink:type="simple" xlink:show="embed" xlink:actuate="onLoad" draw:mime-type="image/jpeg"/>
</draw:frame>
President's wife Olena Zelenskaya visited the cultural center of Ukraine in Israel of our country, where the Heritage exhibition/Heritage is held.</text:p>
      <text:p text:style-name="P4">
According to Ukrinform, she reported this in <text:a xlink:type="simple" xlink:href="https://t.me/FirstLadyOfUkraine/3469" text:style-name="Internet_20_link" text:visited-style-name="Visited_20_Internet_20_Link">
telegram</text:a>
.</text:p>
      <text:p text:style-name="P4">
"Once Golda Meir is one of the works of Israel, born in Kiev," said this creation: "We could not afford the luxury of pessimism." I think all Ukrainians will now sign up under these words - wherever their war was thrown by Russia. Ukrainians abroad - literal ambassadors of our language, culture, history and modernity. They showed how to unite, find friends, help each other and the Motherland. The Cultural Center of Ukraine at the Embassy of Ukraine in the State of Israel, which has visited today, is a center that brings together Ukrainians and our friends in this country, ”Zelenska said.</text:p>
      <text:p text:style-name="P4">
</text:p>
      <text:p text:style-name="P4">
<text:a xlink:type="simple" xlink:href="https://static.ukrinform.com/photos/2023_06/1687334523-8968.jpeg" text:style-name="Internet_20_link" text:visited-style-name="Visited_20_Internet_20_Link">
 </text:a>
 <text:a xlink:type="simple" xlink:href="https://static.ukrinform.com/photos/2023_06/1687334523-9070.jpeg" text:style-name="Internet_20_link" text:visited-style-name="Visited_20_Internet_20_Link">
</text:a>
 <text:a xlink:type="simple" xlink:href="https://static.ukrinform.com/photos/2023_06/1687334523-2226.jpeg" text:style-name="Internet_20_link" text:visited-style-name="Visited_20_Internet_20_Link">
<draw:frame draw:style-name="fr1" draw:name="Image41" text:anchor-type="as-char" svg:width="6.9236in" svg:height="3.956343in" draw:z-index="0">
<draw:image xlink:href="../Images/yкринформ/2023-06-21T11-01-00-03-00/630_360_1687334523-2226.jpeg" xlink:type="simple" xlink:show="embed" xlink:actuate="onLoad" draw:mime-type="image/jpeg"/>
</draw:frame>
</text:a>
 <text:a xlink:type="simple" xlink:href="https://static.ukrinform.com/photos/2023_06/1687334523-5361.jpeg" text:style-name="Internet_20_link" text:visited-style-name="Visited_20_Internet_20_Link">
</text:a>
 <text:a xlink:type="simple" xlink:href="https://static.ukrinform.com/photos/2023_06/1687334523-1033.jpeg" text:style-name="Internet_20_link" text:visited-style-name="Visited_20_Internet_20_Link">
</text:a>
 <text:a xlink:type="simple" xlink:href="https://static.ukrinform.com/photos/2023_06/1687334523-1755.jpeg" text:style-name="Internet_20_link" text:visited-style-name="Visited_20_Internet_20_Link">
</text:a>
 <text:a xlink:type="simple" xlink:href="https://static.ukrinform.com/photos/2023_06/1687334524-1623.jpeg" text:style-name="Internet_20_link" text:visited-style-name="Visited_20_Internet_20_Link">
</text:a>
 <text:a xlink:type="simple" xlink:href="https://static.ukrinform.com/photos/2023_06/1687334524-8896.jpeg" text:style-name="Internet_20_link" text:visited-style-name="Visited_20_Internet_20_Link">
</text:a>
 <text:a xlink:type="simple" xlink:href="https://static.ukrinform.com/photos/2023_06/1687334524-4489.jpeg" text:style-name="Internet_20_link" text:visited-style-name="Visited_20_Internet_20_Link">
</text:a>
 <text:a xlink:type="simple" xlink:href="https://static.ukrinform.com/photos/2023_06/1687334524-7592.jpeg" text:style-name="Internet_20_link" text:visited-style-name="Visited_20_Internet_20_Link">
</text:a>
</text:p>
      <text:p text:style-name="P4">
She reported that the Center met her inheritance/Heritage exhibition: in 12 works of five artists from different regions of Ukraine - the life of the Ukrainian people, its tangible and intangible values, periods of destruction and prosperity.</text:p>
      <text:p text:style-name="P4">
"Every such event, like every cell of Ukrainians, is our cultural post of the Business, to protect not only inheritance - present and future," Zelenska emphasized.</text:p>
      <text:p text:style-name="P4">
As it was reported, his wife <text:a xlink:type="simple" xlink:href="https://www.ukrinform.ua/rubric-society/3725031-navcanna-v-izraili-z-nadanna-psihologicnoi-dopomogi-projsli-5000-ukrainciv-zelenska.html" text:style-name="Internet_20_link" text:visited-style-name="Visited_20_Internet_20_Link">
President Olena Zelensk</text:a>
From June 19, he is on a visit to Israel.</text:p>
      <text:p text:style-name="P4">
News Source: <text:a xlink:type="simple" xlink:href="https://www.ukrinform.ua/rubric-society/3725674-zelenska-v-izraili-vidvidala-kulturnij-centr-ukraini.html" text:style-name="Internet_20_link" text:visited-style-name="Visited_20_Internet_20_Link">
https://www.ukrinform.ua/rubric-society/3725674-zelenska-v-izraili-vidvidala-kulturnij-centr-ukraini.html</text:a>
</text:p>
      <!--NEWS-->
      <text:h text:style-name="P10" text:outline-level="1">
<text:span text:style-name="T4">
The State Department advised African countries not to trust Putin's "peaceful intentions"</text:span>
</text:h>
      <text:p text:style-name="P4">
Authors: Ukrinform (Person)</text:p>
      <text:p text:style-name="P4">
Publisher: Укринформ (Organization)</text:p>
      <text:p text:style-name="P4">
Published Time: 2023-06-21T11:42:00+03:00</text:p>
      <text:p text:style-name="P4">
Modified Time: 2023-06-21T22:42:00+03:00</text:p>
      <text:p text:style-name="P4">
Description: The United States advises not to trust Putin's words about his intentions to hold "peace talks" in Ukraine, instead to look at the direct actions of the Russian Federation, which continues its aggression, including against the Ukrainian civilian population and infrastructure. - Ukrinform.</text:p>
      <text:p text:style-name="P4">
Images: ['<text:a xlink:type="simple" xlink:href="https://static.ukrinform.com/photos/2022_10/thumb_files/630_360_1666031974-150.jpg" text:style-name="Internet_20_link" text:visited-style-name="Visited_20_Internet_20_Link">
630_360_16660...</text:a>
']</text:p>
      <text:p text:style-name="P4">
Tags: ['Африка', 'Путін', 'Держдеп', 'Війна з Росією']</text:p>
      <text:p text:style-name="P4">
Type: Article</text:p>
      <!--METADATA-->
      <text:p text:style-name="P4">
<draw:frame draw:style-name="fr1" draw:name="Image49" text:anchor-type="as-char" svg:width="6.9236in" svg:height="3.956343in" draw:z-index="0">
<draw:image xlink:href="../Images/yкринформ/2023-06-21T11-42-00-03-00/630_360_1666031974-150.jpg" xlink:type="simple" xlink:show="embed" xlink:actuate="onLoad" draw:mime-type="image/jpeg"/>
</draw:frame>
The combination is advised not to trust Putin's words about his intentions to carry out "peaceful intervals" in Ukraine, instead to look at the direct actions of the Russian Federation, which prejudice his aggression, including against the Ukrainian civilian population of iinfrastructure.</text:p>
      <text:p text:style-name="P4">
This was commented on the deputy spokesman of the State Department Vedant Patel of the statement of the Zarkan side that the President of the Russian Federation was given to a peaceful settlement, reports his own correspondent of Ukrinform.</text:p>
      <text:p text:style-name="P4">
“Actions say for themselves louder than words, and I just remarry that Tsisami African leaders spent time in a bomb shelter during their visit(DOKEVA - ed.)when they were in the city to promote and discuss peaceproofing, ”Patel said.</text:p>
      <text:p text:style-name="P4">
Thus, the State Department representative commented on the statement <text:a xlink:type="simple" xlink:href="https://www.ukrinform.ua/tag-putin" text:style-name="Internet_20_link" text:visited-style-name="Visited_20_Internet_20_Link">
Putin</text:a>
To the leaders of African countries, that is, that is, he never gave up peace talks and even showed them such a peace treaty on neutrality and guarantees of Ukraine's security.</text:p>
      <text:p text:style-name="P4">
"On the actions of Russia, which bombard Kiev, he curses civilian and energy infrastructure, in apartment buildings, hospitals, it is quite clear that they do not have a significant interest in establishing peace and cessation of this war," the Patel said.</text:p>
      <text:p text:style-name="P4">
He also emphasized that it is quite clear in this situation, who wants a solid peace, and who seeks to continue aggression against a neighboring state.</text:p>
      <text:p text:style-name="P4">
*!(https://www.ukrinform.ua/rubric-polytics/3724439-v-ofisi-prezidenta-prokomentuvali-slova-putina-pid-cas-vizitu-afrikanskoi-delegacii-v-rosiu.html)As reported by Ukrinform, the delegation of the leaders of Africa last week resigned with a visit to Kyiv and <text:a xlink:type="simple" xlink:href="https://www.ukrinform.ua/rubric-world/3724252-lideri-krain-afriki-pribuli-do-rf-dla-peregovoriv.html" text:style-name="Internet_20_link" text:visited-style-name="Visited_20_Internet_20_Link">
Moscow</text:a>
To hold negotiations on regulation between Ukraine and the Russian Federation. While in the Ukrainian capital, the head of African states was forced to take some time in a bomb shelter because Russia fired at rocketamica.</text:p>
      <text:p text:style-name="P4">
News Source: <text:a xlink:type="simple" xlink:href="https://www.ukrinform.ua/rubric-world/3726022-derzdep-poradiv-afrikanskim-krainam-ne-dovirati-mirnim-namiram-putina.html" text:style-name="Internet_20_link" text:visited-style-name="Visited_20_Internet_20_Link">
https://www.ukrinform.ua/rubric-world/3726022-derzdep-poradiv-afrikanskim-krainam-ne-dovirati-mirnim-namiram-putina.html</text:a>
</text:p>
      <!--NEWS-->
      <text:h text:style-name="P10" text:outline-level="1">
<text:span text:style-name="T4">
The General Staff of the Armed Forces posted a video of destruction of the "stugna" of the Russian tank</text:span>
</text:h>
      <text:p text:style-name="P4">
Author: ['АРМІЯINFORM']</text:p>
      <text:p text:style-name="P4">
Time: 2023-06-21T12:00:00-04:00</text:p>
      <text:p text:style-name="P4">
Description: Bіitsі Roti Ostankovikh missile complexes 128-ї ї ї qirsko-nursing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pidbytyj-tank.png" text:style-name="Internet_20_link" text:visited-style-name="Visited_20_Internet_20_Link">
pidbytyj-tank.png</text:a>
']</text:p>
      <text:p text:style-name="P4">
Tags: ['128 БРИГАДА', 'STOPRUSSIA', 'АГРЕСІЯ РФ', 'ВІЙНА', 'ВТОРГНЕННЯ РФ', 'ГШ ЗСУ', 'ЗНИЩЕННЯ ВОЄННОЇ ТЕХНІКИ ЗС РФ']</text:p>
      <text:p text:style-name="P4">
Category: News</text:p>
      <!--METADATA-->
      <text:p text:style-name="P4">
<draw:frame draw:style-name="fr1" draw:name="Image50" text:anchor-type="as-char" svg:width="6.9236in" svg:height="3.894525in" draw:z-index="0">
<draw:image xlink:href="../Images/AРМІЯINFORM/2023-06-21T12-00-00-04-00/pidbytyj-tank.png" xlink:type="simple" xlink:show="embed" xlink:actuate="onLoad" draw:mime-type="image/png"/>
</draw:frame>
Skrin with video</text:p>
      <text:p text:style-name="P4">
Fighters of the company of anti-tank missile systems of the 128th Separate Mountain Mountains of the Supplier Brigade were destroyed by a Russian tank.</text:p>
      <text:p text:style-name="P4">
About this, with reference to the public relations service of the brigade, <text:a xlink:type="simple" xlink:href="https://www.facebook.com/watch/" text:style-name="Internet_20_link" text:visited-style-name="Visited_20_Internet_20_Link">
reported</text:a>
General of the Armed Forces of Ukraine.</text:p>
      <text:p text:style-name="P4">
The accurate shot is made from the complex "Stugna-P" from a distance of several kilometers. The video that posted the Armed Forces of the Armed Forces shows how the tank tries to manifest and prepare for the shelling of our positions.</text:p>
      <text:p text:style-name="P4">
News Source: <text:a xlink:type="simple" xlink:href="https://armyinform.com.ua/2023/06/21/genshtab-zsu-rozmistyv-video-znyshhennya-stugnoyu-rosijskogo-tanka/" text:style-name="Internet_20_link" text:visited-style-name="Visited_20_Internet_20_Link">
https://armyinform.com.ua/2023/06/21/genshtab-zsu-rozmistyv-video-znyshhennya-stugnoyu-rosijskogo-tanka/</text:a>
</text:p>
      <!--NEWS-->
      <text:h text:style-name="P10" text:outline-level="1">
<text:span text:style-name="T4">
Ukraine's moral leadership should be transformed into economic - Zelensky</text:span>
</text:h>
      <text:p text:style-name="P4">
Authors: Ukrinform (Person)</text:p>
      <text:p text:style-name="P4">
Publisher: Укринформ (Organization)</text:p>
      <text:p text:style-name="P4">
Published Time: 2023-06-21T12:50:00+03:00</text:p>
      <text:p text:style-name="P4">
Modified Time: 2023-06-21T22:50:00+03:00</text:p>
      <text:p text:style-name="P4">
Description: Ukraine is tasked with transforming the moral leadership of our people into the economic leadership of our country. - Ukrinform.</text:p>
      <text:p text:style-name="P4">
Images: ['<text:a xlink:type="simple" xlink:href="https://static.ukrinform.com/photos/2023_05/thumb_files/630_360_1685119271-129.jpeg" text:style-name="Internet_20_link" text:visited-style-name="Visited_20_Internet_20_Link">
630_360_16851...</text:a>
']</text:p>
      <text:p text:style-name="P4">
Tags: ['Бізнес', 'Економіка', 'Зеленський', 'Конференція з відбудови у Лондоні']</text:p>
      <text:p text:style-name="P4">
Type: Article</text:p>
      <!--METADATA-->
      <text:p text:style-name="P4">
<draw:frame draw:style-name="fr1" draw:name="Image51" text:anchor-type="as-char" svg:width="6.9236in" svg:height="3.956343in" draw:z-index="0">
<draw:image xlink:href="../Images/yкринформ/2023-06-21T12-50-00-03-00/630_360_1685119271-129.jpeg" xlink:type="simple" xlink:show="embed" xlink:actuate="onLoad" draw:mime-type="image/jpeg"/>
</draw:frame>
The pre -Ukraine is the task of transforming the moral leadership of our people's warding leadership of our country.</text:p>
      <text:p text:style-name="P4">
President Volodymyr Zelenskyy said this in his <text:a xlink:type="simple" xlink:href="https://t.me/V_Zelenskiy_official/6665" text:style-name="Internet_20_link" text:visited-style-name="Visited_20_Internet_20_Link">
appeal</text:a>
, reports Ukrinform.</text:p>
      <text:p text:style-name="P4">
"Today, our work with the British has a special conference in the reference of Ukraine. I thank you, Britain, for a new package Our reconstruction of 50 billion euros. The meaning of this conference in London is not just to generate the efforts of our partner states, but to support our transformation and international <text:a xlink:type="simple" xlink:href="https://www.ukrinform.ua/tag-biznes" text:style-name="Internet_20_link" text:visited-style-name="Visited_20_Internet_20_Link">
business</text:a>
", - said Zelensky.</text:p>
      <text:p text:style-name="P4">
<text:span text:style-name="T5">
Viso: <text:a xlink:type="simple" xlink:href="https://t.me/V_Zelenskiy_official/6665" text:style-name="Internet_20_link" text:visited-style-name="Visited_20_Internet_20_Link">
op</text:a>
</text:span>
</text:p>
      <text:p text:style-name="P4">
He noted that every aspect of the Ukrainian restoration and further development of the state will be represented by those figures of the world business, whose specially needed in Ukraine.</text:p>
      <text:p text:style-name="P4">
"The task of Ukraine is the moral leadership of our people to transform the economic leadership of our country. All the preconditions for this are, above all, other people, our beautiful strong people," - summed up the President.</text:p>
      <text:p text:style-name="P4">
<text:span text:style-name="T4">
 Read also: </text:span>
 <text:a xlink:type="simple" xlink:href="https://www.ukrinform.ua/rubric-society/3725972-osvitni-mozlivosti-u-derzavi-maut-povertati-ukrainciv-dodomu-zelenskij.html" text:style-name="Internet_20_link" text:visited-style-name="Visited_20_Internet_20_Link">
Educational opportunities in the state should return Ukrainians - <text:span text:style-name="T4">
 Zelensky </text:span>
</text:a>
As Ukrainian reported, an international conference on the restoration of Ukraine began in London on June 21, which will determine the primary, medium -term and promising tasks for the post -war reconstruction of our country.</text:p>
      <text:p text:style-name="P4">
News Source: <text:a xlink:type="simple" xlink:href="https://www.ukrinform.ua/rubric-economy/3726025-moralne-liderstvo-nasogo-narodu-treba-transformuvati-v-ekonomicne-liderstvo-ukraini-zelenskij.html" text:style-name="Internet_20_link" text:visited-style-name="Visited_20_Internet_20_Link">
https://www.ukrinform.ua/rubric-economy/3726025-moralne-liderstvo-nasogo-narodu-treba-transformuvati-v-ekonomicne-liderstvo-ukraini-zelenskij.html</text:a>
</text:p>
      <!--NEWS-->
      <text:h text:style-name="P10" text:outline-level="1">
<text:span text:style-name="T4">
Organized a pseudo -referendum in the occupied territory of Zaporizhzhya region - the Russian writer is suspected</text:span>
</text:h>
      <text:p text:style-name="P4">
Author: ['АРМІЯINFORM']</text:p>
      <text:p text:style-name="P4">
Time: 2023-06-21T14:00:00-04:00</text:p>
      <text:p text:style-name="P4">
Description: For the proprietary Kerivnitvva Obvorzky Prosecutors Grumadyan, the Russian Federation in absentia ... The war with Ukraine 2022, the war with Ukraine is the latest news today, the News War with Ukraine 2022 is the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1-1-2.jpg" text:style-name="Internet_20_link" text:visited-style-name="Visited_20_Internet_20_Link">
1-1-2.jpg</text:a>
']</text:p>
      <text:p text:style-name="P4">
Tags: ['STOPRUSSIA', 'ОФІС ГЕНЕРАЛЬНОГО ПРОКУРОРА УКРАЇНИ']</text:p>
      <text:p text:style-name="P4">
Category: News</text:p>
      <!--METADATA-->
      <text:p text:style-name="P4">
<draw:frame draw:style-name="fr1" draw:name="Image52" text:anchor-type="as-char" svg:width="6.9236in" svg:height="6.622574in" draw:z-index="0">
<draw:image xlink:href="../Images/AРМІЯINFORM/2023-06-21T14-00-00-04-00/1-1-2.jpg" xlink:type="simple" xlink:show="embed" xlink:actuate="onLoad" draw:mime-type="image/jpeg"/>
</draw:frame>
Under the procedural leadership of the Zaporizhzhya Regional Prosecutor's Office, a citizen of RFAsonically reported suspicion of encroachment on the territorial integrity(Part 2 of Art. 110 of the Criminal Code of Ukraine). Про це<text:a xlink:type="simple" xlink:href="https://www.gp.gov.ua/ua/posts/ocoliv-okupaciinii-organ-ta-organizuvav-psevdoreferendum-na-zaxoplenii-teritoriyi-zaporizkoyi-oblasti-pidozryujetsya-rosiiskii-pismennik" text:style-name="Internet_20_link" text:visited-style-name="Visited_20_Internet_20_Link">
повідомляє</text:a>
Office of the Prosecutor General</text:p>
      <text:p text:style-name="P4">
According to the investigation, after the capture of part of the territory of the Pologovsky district-occupying power to the position of the so-called head of the "Military-Grazhdanskayadminstration of the Rosovsky Poshovsky Administration of the Pologovsky District of the Azaporozhsky Region" appointed a writer from Moscow, author of books on conducting a tactical combat.</text:p>
      <text:p text:style-name="P4">
In order to implement the criminal plan of the occupying authorities to change the boundaries of the territory of the Tower Border of Ukraine, he has assigned its own orders to conduct a subsequent referendum on the territory of the occupied Rozivka. He also identified the agreed curators.</text:p>
      <text:p text:style-name="P4">
After the compulsory will of the invaders, the occupiers took active participation in the falsification of his results, which, as he was instructed, was published in the local telegram channel.</text:p>
      <text:p text:style-name="P4">
The pre -trial investigation in criminal proceedings is carried out by the SBU investigation in Zaporizhzhia region.</text:p>
      <text:p text:style-name="P4">
News Source: <text:a xlink:type="simple" xlink:href="https://armyinform.com.ua/2023/06/21/ocholyv-okupaczijnyj-organ-ta-organizuvav-psevdoreferendum-na-zahoplenij-terytoriyi-zaporizkoyi-oblasti-pidozryuyetsya-rosijskyj-pysmennyk/" text:style-name="Internet_20_link" text:visited-style-name="Visited_20_Internet_20_Link">
https://armyinform.com.ua/2023/06/21/ocholyv-okupaczijnyj-organ-ta-organizuvav-psevdoreferendum-na-zahoplenij-terytoriyi-zaporizkoyi-oblasti-pidozryuyetsya-rosijskyj-pysmennyk/</text:a>
</text:p>
      <!--NEWS-->
      <text:h text:style-name="P10" text:outline-level="1">
<text:span text:style-name="T4">
Ukrainian Pavlov's Ukrainian flag: we want Ukrainians to know from here good news</text:span>
</text:h>
      <text:p text:style-name="P4">
Authors: Ukrinform (Person)</text:p>
      <text:p text:style-name="P4">
Publisher: Укринформ (Organization)</text:p>
      <text:p text:style-name="P4">
Published Time: 2023-06-21T14:03:00+03:00</text:p>
      <text:p text:style-name="P4">
Modified Time: 2023-06-21T23:03:00+03:00</text:p>
      <text:p text:style-name="P4">
Description: The Ukrainian archer and the national team at the European Games Anastasia Pavlova shared his expectations from participation in the European Games 2023. - Ukrinform.</text:p>
      <text:p text:style-name="P4">
Images: ['<text:a xlink:type="simple" xlink:href="https://static.ukrinform.com/photos/2023_06/thumb_files/630_360_1687377726-830.jpg" text:style-name="Internet_20_link" text:visited-style-name="Visited_20_Internet_20_Link">
630_360_16873...</text:a>
']</text:p>
      <text:p text:style-name="P4">
Tags: ['Європейські ігри']</text:p>
      <text:p text:style-name="P4">
Type: Article</text:p>
      <!--METADATA-->
      <text:p text:style-name="P4">
<draw:frame draw:style-name="fr1" draw:name="Image53" text:anchor-type="as-char" svg:width="6.9236in" svg:height="3.956343in" draw:z-index="0">
<draw:image xlink:href="../Images/yкринформ/2023-06-21T14-03-00-03-00/630_360_1687377726-830.jpg" xlink:type="simple" xlink:show="embed" xlink:actuate="onLoad" draw:mime-type="image/jpeg"/>
</draw:frame>
The Ukrainian Lutrian and Flag of the national team at European Games Anastasia Pavlovva paid with expectations of participation in the European Games-2023.</text:p>
      <text:p text:style-name="P4">
She told this exclusively in a comment to Ukrinform correspondent.</text:p>
      <text:p text:style-name="P4">
“I want to show my best results, make people proud of me so that our speech is remembered. I have not yet fully understood as all -arranged, because we just arrived yesterday. Everything happens too fast: we go a lot, because our firing base is far away. In competitions of them, this is a common story. Tomorrow we will have a shoot on the main poly- We want the good news to be Ukrainian, ”Pavlova said.</text:p>
      <text:p text:style-name="P4">
She also noted that she did not worry because she had become a flag -bearer Ukraine until she was asked. The archer stated that it is extremely honorable to perform this city.</text:p>
      <text:p text:style-name="P4">
<text:span text:style-name="T4">
 Read also: </text:span>
 <text:a xlink:type="simple" xlink:href="https://www.ukrinform.ua/rubric-sports/3725512-evropejski-igri2023-igri-peremozciv-igri-povagi-igri-bez-rosian.html" text:style-name="Internet_20_link" text:visited-style-name="Visited_20_Internet_20_Link">
<text:span text:style-name="T4">
 European </text:span>
 <text:span text:style-name="T4">
 </text:span>
 Games ** -2023 -Games of winners, games, games without Russians</text:a>
As it was reported, today, June 21, the opening ceremony of the Evigan Games 2023 in Krakow will be held. During the ceremony, the Ukrainian flap will be Anastasia Pavlova's archer and Kanosti-Kanist Andrei Rybachok.</text:p>
      <text:p text:style-name="P4">
The competitions will last from June 21 to July 2.</text:p>
      <text:p text:style-name="P4">
Photo: Getty Images</text:p>
      <text:p text:style-name="P4">
News Source: <text:a xlink:type="simple" xlink:href="https://www.ukrinform.ua/rubric-sports/3726027-ukrainskij-praporonosec-pavlova-hocetsa-sob-ukrainnci-diznavalisa-zvidsi-horosi-novini.html" text:style-name="Internet_20_link" text:visited-style-name="Visited_20_Internet_20_Link">
https://www.ukrinform.ua/rubric-sports/3726027-ukrainskij-praporonosec-pavlova-hocetsa-sob-ukrainnci-diznavalisa-zvidsi-horosi-novini.html</text:a>
</text:p>
      <!--NEWS-->
      <text:h text:style-name="P10" text:outline-level="1">
<text:span text:style-name="T4">
Zelensky has accepted the certificates of certificates into Norway, Switzerland, Azerbaijan, Pakistan and Iceland</text:span>
</text:h>
      <text:p text:style-name="P4">
Authors: Ukrinform (Person)</text:p>
      <text:p text:style-name="P4">
Publisher: Укринформ (Organization)</text:p>
      <text:p text:style-name="P4">
Published Time: 2023-06-21T15:11:00+03:00</text:p>
      <text:p text:style-name="P4">
Modified Time: 2023-06-21T23:11:00+03:00</text:p>
      <text:p text:style-name="P4">
Description: President Vladimir Zelensky accepted the certificates of the kingdom of Norwegia Heline Sand Andresen, Ambassador of Swiss Confederation Felix Baumann, ambassador of the Azerbaijani Republic of Seymour Mardaliyev, Ambassador . - Ukrinform.</text:p>
      <text:p text:style-name="P4">
Images: ['<text:a xlink:type="simple" xlink:href="https://static.ukrinform.com/photos/2023_06/thumb_files/630_360_1687377688-126.jpeg" text:style-name="Internet_20_link" text:visited-style-name="Visited_20_Internet_20_Link">
630_360_16873...</text:a>
']</text:p>
      <text:p text:style-name="P4">
Tags: ['Посол', 'Дипломати', 'Зеленський']</text:p>
      <text:p text:style-name="P4">
Type: Article</text:p>
      <!--METADATA-->
      <text:p text:style-name="P4">
<draw:frame draw:style-name="fr1" draw:name="Image54" text:anchor-type="as-char" svg:width="6.9236in" svg:height="3.956343in" draw:z-index="0">
<draw:image xlink:href="../Images/yкринформ/2023-06-21T15-11-00-03-00/630_360_1687377688-126.jpeg" xlink:type="simple" xlink:show="embed" xlink:actuate="onLoad" draw:mime-type="image/jpeg"/>
</draw:frame>
Presidentwoman Zelensky accepted the certificates of the kingdom of Norway Helensand Andresen, Ambassador of Swiss Confederation of Felix Baumann, the Polazerbaijani Republic of Seymour Mardaliyev, Ambassador of Islamic Republican, Nadira Hadir Hazan and ambassador Our country.</text:p>
      <text:p text:style-name="P4">
About it reports <text:a xlink:type="simple" xlink:href="https://www.president.gov.ua/news/glava-derzhavi-prijnyav-virchi-gramoti-u-posliv-norvegiyi-sh-83713" text:style-name="Internet_20_link" text:visited-style-name="Visited_20_Internet_20_Link">
press service OP</text:a>
, reports Ukrinform.</text:p>
      <text:p text:style-name="P4">
As it is noted, the ceremony of the vertebrates traditionally took place the sofia of the National Reserve "Sofia Kyivska".</text:p>
      <text:p text:style-name="P4">
The time of delivery of the certificates of the certificate of Zelensky expressed gratitude to Norway to the storage of Ukraine. He thanked the Norwegian side for providing comprehensive, financial and humanitarian aid, as well as approval by the government of a separate five -year assistance program <text:a xlink:type="simple" xlink:href="https://www.ukrinform.ua/tag-ukraina" text:style-name="Internet_20_link" text:visited-style-name="Visited_20_Internet_20_Link">
Ukraine</text:a>
About 7 billion euros.</text:p>
      <text:p text:style-name="P4">
</text:p>
      <text:p text:style-name="P4">
In addition, Zelensky thanked the President, Parliament, and the whole people of Vitzerland for the support of Ukraine, in particular for providing humanitarian and financial aid, as well as for shelter for Ukrainians who fled from the war -unleashed war. He praised political and practical assistance that it has been providing her Switzerland since the beginning of a full -scale Russian invasion.</text:p>
      <text:p text:style-name="P4">
</text:p>
      <text:p text:style-name="P4">
Welcoming the Azerbaijan Ambassador Seymour Mardaliyev on the beginning of the diplomatic mission in his country, the Head of State thanked for the support of the territorial integrity of Ukraine. He also thanked for the azerbaijanhumanitarian assistance provided in overcoming the consequences of Russia's armed aggression, in particular, caused by the Russian Federation of man -made catastrophe at the Kakhovsky Hydroelectric Power Plant.</text:p>
      <text:p text:style-name="P4">
</text:p>
      <text:p text:style-name="P4">
During his meeting with Iceland Ambassador, Hannes Hesison, the President thanked Ukraine's concern at bilateral levels and within the framework of international organizations.</text:p>
      <text:p text:style-name="P4">
<text:span text:style-name="T4">
 Readmetas: </text:span>
 <text:a xlink:type="simple" xlink:href="https://www.ukrinform.ua/rubric-polytics/3703754-novij-posol-ukraini-v-latvii-rozpocav-svou-robotu.html" text:style-name="Internet_20_link" text:visited-style-name="Visited_20_Internet_20_Link">
New Ambassador of Ukraine to Latvia began its work</text:a>
As <text:a xlink:type="simple" xlink:href="https://www.ukrinform.ua/rubric-ato/3725240-zelenskij-priznaciv-posliv-v-indii-kolumbii-ta-brazilii.html" text:style-name="Internet_20_link" text:visited-style-name="Visited_20_Internet_20_Link">
reported</text:a>
, President Volodymyrzelensky appointed Ambassadors of Ukraine in the Republic of India, the Republic of Columbia Taphedal Republic of Brazil.</text:p>
      <text:p text:style-name="P4">
<text:span text:style-name="T5">
Foto: op</text:span>
</text:p>
      <text:p text:style-name="P4">
News Source: <text:a xlink:type="simple" xlink:href="https://www.ukrinform.ua/rubric-polytics/3726028-zelenskij-prijnav-virci-gramoti-u-posliv-norvegii-svejcarii-azerbajdzanu-pakistanu-ta-islandii.html" text:style-name="Internet_20_link" text:visited-style-name="Visited_20_Internet_20_Link">
https://www.ukrinform.ua/rubric-polytics/3726028-zelenskij-prijnav-virci-gramoti-u-posliv-norvegii-svejcarii-azerbajdzanu-pakistanu-ta-islandii.html</text:a>
</text:p>
      <!--NEWS-->
      <text:h text:style-name="P10" text:outline-level="1">
<text:span text:style-name="T4">
Germany provided Ukraine with a new military assistance package</text:span>
</text:h>
      <text:p text:style-name="P4">
Authors: Ukrinform (Person)</text:p>
      <text:p text:style-name="P4">
Publisher: Укринформ (Organization)</text:p>
      <text:p text:style-name="P4">
Published Time: 2023-06-21T15:51:00+03:00</text:p>
      <text:p text:style-name="P4">
Modified Time: 2023-06-21T15:51:00+03:00</text:p>
      <text:p text:style-name="P4">
Description: The German government on Wednesday, June 21, announced the transfer of regular military aid party to Ukraine. - Ukrinform.</text:p>
      <text:p text:style-name="P4">
Images: ['<text:a xlink:type="simple" xlink:href="https://static.ukrinform.com/photos/2023_01/thumb_files/630_360_1674605071-654.jpg" text:style-name="Internet_20_link" text:visited-style-name="Visited_20_Internet_20_Link">
630_360_16746...</text:a>
']</text:p>
      <text:p text:style-name="P4">
Tags: ['Німеччина', 'Україна', 'Зброя', 'Війна з Росією']</text:p>
      <text:p text:style-name="P4">
Type: Article</text:p>
      <!--METADATA-->
      <text:p text:style-name="P4">
<draw:frame draw:style-name="fr1" draw:name="Image66" text:anchor-type="as-char" svg:width="6.9236in" svg:height="3.956343in" draw:z-index="0">
<draw:image xlink:href="../Images/yкринформ/2023-06-21T15-51-00-03-00/630_360_1674605071-654.jpg" xlink:type="simple" xlink:show="embed" xlink:actuate="onLoad" draw:mime-type="image/jpeg"/>
</draw:frame>
On Wednesday, June 21, government officials reported on the transfer of regular party assistance to Ukraine.</text:p>
      <text:p text:style-name="P4">
The list is updated on the federal government's website, Ukrinform reports.</text:p>
      <text:p text:style-name="P4">
It is noted that the new package includes a thousand artillery shells of caliber 155 mm, high -precision controlled shells of 155 mm caliber(The number is not indicated), six border guard vehicles, two HX81 tractors with 8x8 wheel formula and two semi -trailers.</text:p>
      <text:p text:style-name="P4">
Also <text:a xlink:type="simple" xlink:href="https://www.ukrinform.ua/tag-nimeccina" text:style-name="Internet_20_link" text:visited-style-name="Visited_20_Internet_20_Link">
Germany</text:a>
She announced the transmission of Patriot SCRs, the number of which is not called.</text:p>
      <text:p text:style-name="P4">
<text:span text:style-name="T4">
 Read also: </text:span>
 <text:a xlink:type="simple" xlink:href="https://www.ukrinform.ua/rubric-economy/3725688-premer-britanii-ogolosiv-velikij-paket-finansovoi-pidtrimki-dla-ukraini.html" text:style-name="Internet_20_link" text:visited-style-name="Visited_20_Internet_20_Link">
Prime Minister of Britain has announced a large <text:span text:style-name="T4">
 package </text:span>
 Financial support for Ukraine</text:a>
According to Ukrinform, German Foreign Minister Annalen Berbokozayaayae that the German government will provide Ukraine with an additional 381 million euros with nonsense assistance in 2023.</text:p>
      <text:p text:style-name="P4">
News Source: <text:a xlink:type="simple" xlink:href="https://www.ukrinform.ua/rubric-ato/3725864-nimeccina-nadala-ukraini-novij-paket-vijskovoi-dopomogi.html" text:style-name="Internet_20_link" text:visited-style-name="Visited_20_Internet_20_Link">
https://www.ukrinform.ua/rubric-ato/3725864-nimeccina-nadala-ukraini-novij-paket-vijskovoi-dopomogi.html</text:a>
</text:p>
      <!--NEWS-->
      <text:h text:style-name="P10" text:outline-level="1">
<text:span text:style-name="T4">
This is indignant: NABU Director spoke about problems with corruption extradition</text:span>
</text:h>
      <text:p text:style-name="P4">
Authors: Ukrinform (Person)</text:p>
      <text:p text:style-name="P4">
Publisher: Укринформ (Organization)</text:p>
      <text:p text:style-name="P4">
Published Time: 2023-06-21T15:52:57+03:00</text:p>
      <text:p text:style-name="P4">
Modified Time: 2023-06-21T15:52:57+03:00</text:p>
      <text:p text:style-name="P4">
Description: Some jurisdictions refuse to extradite suspects of corruption crimes in Ukraine as a result of war. - Ukrinform.</text:p>
      <text:p text:style-name="P4">
Images: ['<text:a xlink:type="simple" xlink:href="https://static.ukrinform.com/photos/2023_06/thumb_files/630_360_1687277314-881.jpg" text:style-name="Internet_20_link" text:visited-style-name="Visited_20_Internet_20_Link">
630_360_16872...</text:a>
']</text:p>
      <text:p text:style-name="P4">
Tags: ['Екстрадиція', 'НАБУ', 'Боротьба з корупцією', 'Кривонос']</text:p>
      <text:p text:style-name="P4">
Type: Article</text:p>
      <!--METADATA-->
      <text:p text:style-name="P4">
<draw:frame draw:style-name="fr1" draw:name="Image67" text:anchor-type="as-char" svg:width="6.9236in" svg:height="3.956343in" draw:z-index="0">
<draw:image xlink:href="../Images/yкринформ/2023-06-21T15-52-57-03-00/630_360_1687277314-881.jpg" xlink:type="simple" xlink:show="embed" xlink:actuate="onLoad" draw:mime-type="image/jpeg"/>
</draw:frame>
Separate -legal ones refuse to extradite suspected corruption crimes in Ukraine as a result of war.</text:p>
      <text:p text:style-name="P4">
This was reported by the Director of the National Anti -Corruption Bureau Semen Krivonos in <text:a xlink:type="simple" xlink:href="https://www.ukrinform.ua/rubric-economy/3725452-semen-krivonos-direktor-nacionalnogo-antikorupcijnogo-buro.html" text:style-name="Internet_20_link" text:visited-style-name="Visited_20_Internet_20_Link">
interview Ukrinform</text:a>
.</text:p>
      <text:p text:style-name="P4">
“We have a problem with corrupt extradition. Some jurisdictions are reflected in extradition through the war. Millions of Ukrainians suffer because of the country, and it turns out that they have everything Oki, and corrupt officials are here, see, is dangerous!It is indignant. This is the case when Russia not only destroys nshinfrastructure and kills people, but also saves our corrupt officials, no matter how sad it sounds, ”he said.</text:p>
      <text:p text:style-name="P4">
At the same time, Krivonos noted that there are positive shifts in this matter. In particular, from Lithuania recently extracted the expert board of the State Food and Grain Corporation Petro Vovchuk.</text:p>
      <text:p text:style-name="P4">
<text:span text:style-name="T4">
 Read also: </text:span>
 <text:a xlink:type="simple" xlink:href="https://www.ukrinform.ua/rubric-polytics/3725791-ofis-genprokurora-spramuvav-zapit-na-ekstradiciu-eksglavi-nacbanku-sevcenka-nabu.html" text:style-name="Internet_20_link" text:visited-style-name="Visited_20_Internet_20_Link">
Office of the Prosecutor General has directed a request for extradition of Exglawinacbank Shevchenko - NABU</text:a>
According to Krivonos, NABU has many relations with the law enforcement agencies of developed countries, the investigation often receives information at an operational level, but there are problems with the implementation of requests in jurisdictions that do not belong to the Pre -European Union. There is also a problem with offshore answers.</text:p>
      <text:p text:style-name="P4">
“This is part of their policy. In fact, they hide funds, although they understand the possible nature of their origin, ”says NABU director.</text:p>
      <text:p text:style-name="P4">
As reported by Ukrinform, the Chamber of Appeal Investigation Chamber of Appeal(France)made a decision on <text:a xlink:type="simple" xlink:href="https://www.ukrinform.ua/rubric-polytics/3689484-francuzkij-sud-vidmoviv-u-ekstradicii-do-ukraini-eksnardepa-zevago.html" text:style-name="Internet_20_link" text:visited-style-name="Visited_20_Internet_20_Link">
the impossibility of extradition to Ukraine by the businessman of the Inich MP Konstantin Zhevago</text:a>
, which is charged with a waste of 113 million dollars of JSC "Bank" Finance and Credit ".</text:p>
      <text:p text:style-name="P4">
According to the court, in Ukraine, which is in a state of war, they will not be able to ensure a transparent lawsuit in the businessman.</text:p>
      <text:p text:style-name="P4">
<text:span text:style-name="T4">
 Read also: </text:span>
 <text:a xlink:type="simple" xlink:href="https://www.ukrinform.ua/rubric-economy/3725854-okremij-pidrozdil-nabu-rozslidue-korupciu-v-ukrzaliznici-z-2015-roku-krivonos.html" text:style-name="Internet_20_link" text:visited-style-name="Visited_20_Internet_20_Link">
Separate NABU unit investigates corruption in Ukrzaliznytsia 2015 - <text:span text:style-name="T4">
 Krivonos </text:span>
</text:a>
</text:p>
      <text:p text:style-name="P4">
Zhevago himself denies the commission of any offenses.</text:p>
      <text:p text:style-name="P4">
On December 27, 2022, upon request of the State Bureau(France).</text:p>
      <text:p text:style-name="P4">
У січні 2023 року суд у місті Шамбері вирішив звільнити Жеваго під заставу в 1мільйон євро до слухання справи про його <text:a xlink:type="simple" xlink:href="https://www.ukrinform.ua/tag-ekstradicia" text:style-name="Internet_20_link" text:visited-style-name="Visited_20_Internet_20_Link">
 екстрадицію</text:a>
to Ukraine.</text:p>
      <text:p text:style-name="P4">
News Source: <text:a xlink:type="simple" xlink:href="https://www.ukrinform.ua/rubric-polytics/3725863-ce-oburue-direktor-nabu-rozpoviv-pro-problemi-z-ekstradicieu-korupcioneriv.html" text:style-name="Internet_20_link" text:visited-style-name="Visited_20_Internet_20_Link">
https://www.ukrinform.ua/rubric-polytics/3725863-ce-oburue-direktor-nabu-rozpoviv-pro-problemi-z-ekstradicieu-korupcioneriv.html</text:a>
</text:p>
      <!--NEWS-->
      <text:h text:style-name="P10" text:outline-level="1">
<text:span text:style-name="T4">
Weapons for Ukraine: EU ambassadors supported an increase in the Peace Fund by € 3.5 billion</text:span>
</text:h>
      <text:p text:style-name="P4">
Authors: Ukrinform (Person)</text:p>
      <text:p text:style-name="P4">
Publisher: Укринформ (Organization)</text:p>
      <text:p text:style-name="P4">
Published Time: 2023-06-21T15:57:00+03:00</text:p>
      <text:p text:style-name="P4">
Modified Time: 2023-06-21T15:57:00+03:00</text:p>
      <text:p text:style-name="P4">
Description: The Committee of Permanent Representatives of the governments of the EU Member States (Coreper II) has increased by EUR 3.5 billion the European Peace Fund (EPF), which finances weapons for Ukraine. - Ukrinform.</text:p>
      <text:p text:style-name="P4">
Images: ['<text:a xlink:type="simple" xlink:href="https://static.ukrinform.com/photos/2020_03/thumb_files/630_360_1583491059-557.jpg" text:style-name="Internet_20_link" text:visited-style-name="Visited_20_Internet_20_Link">
630_360_15834...</text:a>
']</text:p>
      <text:p text:style-name="P4">
Tags: ['Європа', 'Євросоюз', 'Зброя', 'Війна з Росією']</text:p>
      <text:p text:style-name="P4">
Type: Article</text:p>
      <!--METADATA-->
      <text:p text:style-name="P4">
<draw:frame draw:style-name="fr1" draw:name="Image68" text:anchor-type="as-char" svg:width="6.9236in" svg:height="3.956343in" draw:z-index="0">
<draw:image xlink:href="../Images/yкринформ/2023-06-21T15-57-00-03-00/630_360_1583491059-557.jpg" xlink:type="simple" xlink:show="embed" xlink:actuate="onLoad" draw:mime-type="image/jpeg"/>
</draw:frame>
The Committee of Permanent Representatives of the EU Member States Governments(Coreper 2)Increased EUR 3.5 billion European Peace Fund(EPF)that finances weapons for Ukraine.</text:p>
      <text:p text:style-name="P4">
As Ukrinform reports, about it in <text:a xlink:type="simple" xlink:href="https://twitter.com/sweden2023eu/status/1671439679353151491" text:style-name="Internet_20_link" text:visited-style-name="Visited_20_Internet_20_Link">
Twitter</text:a>
reports the Swedish presidency in the EU Council.</text:p>
      <text:p text:style-name="P4">
“EU ambassadors have approved additional € 3.5 billion(In 2018 prices)The European Peace Fund, ”the message reads.</text:p>
      <text:p text:style-name="P4">
It is noted that this decision confirms the EU's obligation to support its partners in the field of security and defense.</text:p>
      <text:p text:style-name="P4">
<text:span text:style-name="T4">
 Read also: </text:span>
 <text:a xlink:type="simple" xlink:href="https://www.ukrinform.ua/rubric-ato/3725834-nato-retelno-vivcae-usi-potrebi-ukraini-abi-vcasno-ih-zabezpecuvati-pomicnik-genseka.html" text:style-name="Internet_20_link" text:visited-style-name="Visited_20_Internet_20_Link">
NATO is carefully studying all the needs of Ukraine to ensure them in time - the Secretary General Assistant</text:a>
As reported by Ukrinform, in March 2021 the EU Council approved a new financial tool - the European Peace Fund with a capacity of 5 billion euros, which will be used in the period 20121-2027.(Cfsp).</text:p>
      <text:p text:style-name="P4">
Саме з цього фонду <text:a xlink:type="simple" xlink:href="https://www.ukrinform.ua/rubric-vidbudova/3718999-evrosouz-vidilae-33-milardi-na-transportnu-infrastrukturu-ukraini.html" text:style-name="Internet_20_link" text:visited-style-name="Visited_20_Internet_20_Link">
 Євросоюз </text:a>
It allocates means of weapons that the EU member states will transfer to Ukraine.</text:p>
      <text:p text:style-name="P4">
News Source: <text:a xlink:type="simple" xlink:href="https://www.ukrinform.ua/rubric-ato/3725867-zbroa-dla-ukraini-posli-es-pidtrimali-zbilsenna-fondu-miru-na-35-milarda.html" text:style-name="Internet_20_link" text:visited-style-name="Visited_20_Internet_20_Link">
https://www.ukrinform.ua/rubric-ato/3725867-zbroa-dla-ukraini-posli-es-pidtrimali-zbilsenna-fondu-miru-na-35-milarda.html</text:a>
</text:p>
      <!--NEWS-->
      <text:h text:style-name="P10" text:outline-level="1">
<text:span text:style-name="T4">
The Kremlin blocks the admission of UN representatives to the Left Bank of Kherson Region</text:span>
</text:h>
      <text:p text:style-name="P4">
Author: ['АРМІЯINFORM']</text:p>
      <text:p text:style-name="P4">
Time: 2023-06-21T16:00:00-04:00</text:p>
      <text:p text:style-name="P4">
Description: UN Non Grata: the Kremlin is piecely blocked by the Organized Administration for the Khersonshchini Layvobezhzhzhiy.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6/348670134_589660509984601_6424248947595925824_n.jpg" text:style-name="Internet_20_link" text:visited-style-name="Visited_20_Internet_20_Link">
348670134_589660509984601_6424248947595925824_n.jpg</text:a>
']</text:p>
      <text:p text:style-name="P4">
Tags: ['ЕКОЦИД', 'ООН', 'СТРАТКОМ']</text:p>
      <text:p text:style-name="P4">
Category: News</text:p>
      <!--METADATA-->
      <text:p text:style-name="P4">
<draw:frame draw:style-name="fr1" draw:name="Image69" text:anchor-type="as-char" svg:width="6.9236in" svg:height="6.9236in" draw:z-index="0">
<draw:image xlink:href="../Images/AРМІЯINFORM/2023-06-21T16-00-00-04-00/348670134_589660509984601_6424248947595925824_n.jpg" xlink:type="simple" xlink:show="embed" xlink:actuate="onLoad" draw:mime-type="image/jpeg"/>
</draw:frame>
UN Non Grate: The Kremlin is artificially blocking the admission of the organization on the Left Bank.</text:p>
      <text:p text:style-name="P4">
About it on your Facebook page <text:a xlink:type="simple" xlink:href="https://www.facebook.com/StratcomCentreUA/posts/pfbid0CedsgKQwqktTgzPRiKaQHCoqsdWkc13QvNbhY5sAUBPEU7ipX5xSNnEHW7oUvD7Sl" text:style-name="Internet_20_link" text:visited-style-name="Visited_20_Internet_20_Link">
writes</text:a>
Center for Strategic Communications and Information Security.</text:p>
      <text:p text:style-name="P4">
There is also an interesting history with the prevention of the UN to the flooded territories of the occupied Kherson region. Gennady Gatilov, Post-Russian Post-income Headquarters of the UN, stressed that the organization "should not ignore the fact that the Kherson region is part of the Russian Federation, and accordingly, for its certification it is necessary to comply with Russian laws."</text:p>
      <text:p text:style-name="P4">
Peskov, in turn, put the usual smoke, saying that the Uonians were not allowed to the affected areas through shelling.</text:p>
      <text:p text:style-name="P4">
In fact, the coordinator of the UN Special Humanities Mission from Ukraine Denizbraun has issued a statement stating that Moscow refuses to organize admission to the left bank under the control of Russia.</text:p>
      <text:p text:style-name="P4">
Moscow may not like the definition of the UN: "Territories that are underwenting in Russia"(that is quite obvious because the international community does not recognize their "accession"). Тому росія пішла на принцип і не пустилагуманітарну місію, прикриваючись «турботою про її безпеку».</text:p>
      <text:p text:style-name="P4">
Зараз в українському місті Гола Пристань окупаційна влада оголосила карантин.Тобто нічого нового не відбувається. путін, як і раніше, нехтує життям людейзаради власних цілей. Є що приховувати і кого ховати?</text:p>
      <text:p text:style-name="P4">
News Source: <text:a xlink:type="simple" xlink:href="https://armyinform.com.ua/2023/06/21/kreml-blokuye-dopusk-predstavnykiv-oon-na-livoberezhzhya-hersonshhyny/" text:style-name="Internet_20_link" text:visited-style-name="Visited_20_Internet_20_Link">
https://armyinform.com.ua/2023/06/21/kreml-blokuye-dopusk-predstavnykiv-oon-na-livoberezhzhya-hersonshhyny/</text:a>
</text:p>
      <!--NEWS-->
      <text:h text:style-name="P10" text:outline-level="1">
<text:span text:style-name="T4">
For Ukroboronprom approved the development strategy by 2034</text:span>
</text:h>
      <text:p text:style-name="P4">
Authors: Ukrinform (Person)</text:p>
      <text:p text:style-name="P4">
Publisher: Укринформ (Organization)</text:p>
      <text:p text:style-name="P4">
Published Time: 2023-06-21T16:01:38+03:00</text:p>
      <text:p text:style-name="P4">
Modified Time: 2023-06-21T16:01:38+03:00</text:p>
      <text:p text:style-name="P4">
Description: The Supervisory Board of Ukroboronprom approved a strategy that determines the priorities of the concern and its enterprises for 2023-2034-Ukrinform.</text:p>
      <text:p text:style-name="P4">
Images: ['<text:a xlink:type="simple" xlink:href="https://static.ukrinform.com/photos/2020_12/thumb_files/630_360_1607526642-550.jpg" text:style-name="Internet_20_link" text:visited-style-name="Visited_20_Internet_20_Link">
630_360_16075...</text:a>
']</text:p>
      <text:p text:style-name="P4">
Tags: ['Промисловість', 'Укроборонпром', 'Зброя', 'Виробництво']</text:p>
      <text:p text:style-name="P4">
Type: Article</text:p>
      <!--METADATA-->
      <text:p text:style-name="P4">
<draw:frame draw:style-name="fr1" draw:name="Image70" text:anchor-type="as-char" svg:width="6.9236in" svg:height="3.956343in" draw:z-index="0">
<draw:image xlink:href="../Images/yкринформ/2023-06-21T16-01-38-03-00/630_360_1607526642-550.jpg" xlink:type="simple" xlink:show="embed" xlink:actuate="onLoad" draw:mime-type="image/jpeg"/>
</draw:frame>
The supervisor of Ukroboronprom has adopted a strategy that defines the priorities of the concern and its enterprises for 2023-2034.</text:p>
      <text:p text:style-name="P4">
About it reports Ukrinform with reference to the press service <text:a xlink:type="simple" xlink:href="https://ukroboronprom.com.ua/news/naglyadova-rada-zatverdila-strategicni-prioriteti-rozvitku-ukroboronpromu" text:style-name="Internet_20_link" text:visited-style-name="Visited_20_Internet_20_Link">
DK</text:a>
.</text:p>
      <text:p text:style-name="P4">
“The Supervisory Board approved a strategy that defines priorities for the concern of the Tai-participating enterprises for 2023-2034. ”, - the message said.</text:p>
      <text:p text:style-name="P4">
Among the key priorities of Ukroboronprom and its enterprises: preservation of traditional scientific, technical and industrial competencies; creation of new technological and industrial competencies due to the transfer of technologies of advanced Western companies; Supporting the entire life cycle of operating OVT samples.</text:p>
      <text:p text:style-name="P4">
<text:span text:style-name="T4">
 Read also: </text:span>
 <text:a xlink:type="simple" xlink:href="https://www.ukrinform.ua/rubric-ato/3719652-v-ukroboronpromi-rozpovili-pro-stvorenna-spilnogo-pidpriemstva-z-rheinmetall.html" text:style-name="Internet_20_link" text:visited-style-name="Visited_20_Internet_20_Link">
in <text:span text:style-name="T4">
 Ukroboronprom </text:span>
 and told about creating a joint venture with Rheinmetall</text:a>
One of the determining factors in the activity of the enterprises of the DC would be to provide operational compatibility and the interchangeability between the weapons of the Ivian Security and Defense Forces of Ukraine and the Member States of Alliances of Wide Cooperation Development with US military-industrial companies, and other NATO and EU member states.</text:p>
      <text:p text:style-name="P4">
The document was developed by the team <text:a xlink:type="simple" xlink:href="https://www.ukrinform.ua/tag-ukroboronprom" text:style-name="Internet_20_link" text:visited-style-name="Visited_20_Internet_20_Link">
DK "Ukroboronprom"</text:a>
Given the shift environment(at the world, regional and national level), changes in the needs of Ukraine's security and defense forces in OVT, reformatting of international Rapes of OVT, etc.</text:p>
      <text:p text:style-name="P4">
<text:span text:style-name="T4">
 Read also: </text:span>
 <text:a xlink:type="simple" xlink:href="https://www.ukrinform.ua/rubric-ato/3725318-ukraina-uspisno-zastosuvala-udarnij-dron-iz-dalnistu-urazenna-1000-kilometriv.html" text:style-name="Internet_20_link" text:visited-style-name="Visited_20_Internet_20_Link">
Ukraine successfully applied a shock drone with a distance of 1000 kilometers</text:a>
In addition to representatives of domestic scientific institutions and organizations, representatives of The Institute for Defenseanalyses - Institute of Defense Analysis of the United States.The reform opens the way to the transfer of the latest technologies, the creation of joint enterprises with foreign partners, attracting investments, in-depth state-private partnership. Which will significantly increase the overall efficiency of the State Sector of Ukraine, and will also be of particular importance during Russia's wars and in the post -war period.</text:p>
      <text:p text:style-name="P4">
News Source: <text:a xlink:type="simple" xlink:href="https://www.ukrinform.ua/rubric-economy/3725869-dla-ukroboronpromu-uhvalili-strategiu-rozvitku-do-2034-roku.html" text:style-name="Internet_20_link" text:visited-style-name="Visited_20_Internet_20_Link">
https://www.ukrinform.ua/rubric-economy/3725869-dla-ukroboronpromu-uhvalili-strategiu-rozvitku-do-2034-roku.html</text:a>
</text:p>
      <!--NEWS-->
      <text:h text:style-name="P10" text:outline-level="1">
<text:span text:style-name="T4">
In the Finnish Parliament, a new speaker was chosen that had previously been dated to the Armed Forces</text:span>
</text:h>
      <text:p text:style-name="P4">
Authors: Ukrinform (Person)</text:p>
      <text:p text:style-name="P4">
Publisher: Укринформ (Organization)</text:p>
      <text:p text:style-name="P4">
Published Time: 2023-06-21T16:02:00+03:00</text:p>
      <text:p text:style-name="P4">
Modified Time: 2023-06-21T16:02:00+03:00</text:p>
      <text:p text:style-name="P4">
Description: Deputies of the Finnish Parliament were elected on Wednesday, June 21, Yussi Halla-Aho with a new speaker of the country's highest legislative body. - Ukrinform.</text:p>
      <text:p text:style-name="P4">
Images: ['<text:a xlink:type="simple" xlink:href="https://static.ukrinform.com/photos/2023_06/thumb_files/630_360_1687352407-298.jpg" text:style-name="Internet_20_link" text:visited-style-name="Visited_20_Internet_20_Link">
630_360_16873...</text:a>
']</text:p>
      <text:p text:style-name="P4">
Tags: ['Фінляндія', 'Парламент', 'Вибори', 'Спікер']</text:p>
      <text:p text:style-name="P4">
Type: Article</text:p>
      <!--METADATA-->
      <text:p text:style-name="P4">
<draw:frame draw:style-name="fr1" draw:name="Image71" text:anchor-type="as-char" svg:width="6.9236in" svg:height="3.956343in" draw:z-index="0">
<draw:image xlink:href="../Images/yкринформ/2023-06-21T16-02-00-03-00/630_360_1687352407-298.jpg" xlink:type="simple" xlink:show="embed" xlink:actuate="onLoad" draw:mime-type="image/jpeg"/>
</draw:frame>
The deputy parliament was elected on Wednesday, June 21, Yussi Halla-Aho with a new speaker of the country's legislative body.</text:p>
      <text:p text:style-name="P4">
According to Ukrinform, this is stated in the Presrection of Parliament.</text:p>
      <text:p text:style-name="P4">
"At the plenary session on Wednesday, June 21, the speaker was elected Yussi Halla -Aho. The first deputy speaker was elected Paulo Risikko, and the second deputy will spread Taria Filatov," - said in the press release.</text:p>
      <text:p text:style-name="P4">
Halla -Aho scored 134 votes, and Risikco - 177. Back in April, Filatov elected a privilege of Vesespicker, and she will continue to hold this position.</text:p>
      <text:p text:style-name="P4">
<text:span text:style-name="T4">
 Read also: </text:span>
 <text:a xlink:type="simple" xlink:href="https://www.ukrinform.ua/rubric-world/3723710-u-finlandii-sformovana-pravlaca-uradova-koalicia-na-coli-z-petteri-orpo.html" text:style-name="Internet_20_link" text:visited-style-name="Visited_20_Internet_20_Link">
in <text:span text:style-name="T4">
 Finland </text:span>
 <text:span text:style-name="T4">
 formed </text:span>
 <text:span text:style-name="T4">
 ruling </text:span>
 <text:span text:style-name="T4">
 Government </text:span>
<text:span text:style-name="T4">
 Coalition </text:span>
 on <text:span text:style-name="T4">
 head </text:span>
 with <text:span text:style-name="T4">
 Petter </text:span>
 <text:span text:style-name="T4">
 </text:span>
 ORPO ** *</text:a>
It is noted that the newly elected speaker Yussi Halla-Aho was a member of the Parliament in 2011–2014 and again since July 2019. He was elected to the Parliament of the Breakfast District <text:a xlink:type="simple" xlink:href="https://www.ukrinform.ua/tag-gelsinki" text:style-name="Internet_20_link" text:visited-style-name="Visited_20_Internet_20_Link">
Helsinki</text:a>
. Since 2014, 2019 he has been a member of the European Parliament. Halla-Aho was the chairman of the real Finns party in 2017-2021.</text:p>
      <text:p text:style-name="P4">
As reported by Ukrinform, in early January, the head of the parliamentary commission of law-law, Yussi Halla-Aho, stated that <text:a xlink:type="simple" xlink:href="https://www.ukrinform.ua/rubric-uarazom/3649360-finskij-deputat-zamoviv-cerez-ukrainskij-servis-napis-na-snaradi-proti-rosijskoi-armii.html" text:style-name="Internet_20_link" text:visited-style-name="Visited_20_Internet_20_Link">
ordered through Ukrainian service the inscription on an artillery shell.</text:a>
Photo: Finland Parliament Press</text:p>
      <text:p text:style-name="P4">
News Source: <text:a xlink:type="simple" xlink:href="https://www.ukrinform.ua/rubric-world/3725871-u-finskomu-parlamenti-obrali-novogo-spikera-akij-ranise-donativ-na-zsu.html" text:style-name="Internet_20_link" text:visited-style-name="Visited_20_Internet_20_Link">
https://www.ukrinform.ua/rubric-world/3725871-u-finskomu-parlamenti-obrali-novogo-spikera-akij-ranise-donativ-na-zsu.html</text:a>
</text:p>
      <!--NEWS-->
      <text:h text:style-name="P10" text:outline-level="1">
<text:span text:style-name="T4">
The GTS operator will receive gas distribution stations for 300 million from the Energy Support Fund of Ukraine</text:span>
</text:h>
      <text:p text:style-name="P4">
Authors: Ukrinform (Person)</text:p>
      <text:p text:style-name="P4">
Publisher: Укринформ (Organization)</text:p>
      <text:p text:style-name="P4">
Published Time: 2023-06-21T16:03:28+03:00</text:p>
      <text:p text:style-name="P4">
Modified Time: 2023-06-21T16:03:28+03:00</text:p>
      <text:p text:style-name="P4">
Description: The GTS Operator of Ukraine will receive equipment from the Energy Support Fund for the restoration of damaged and de -industrial facilities worth UAH 300 million. - Ukrinform.</text:p>
      <text:p text:style-name="P4">
Images: ['<text:a xlink:type="simple" xlink:href="https://static.ukrinform.com/photos/2023_06/thumb_files/630_360_1687352526-964.jpg" text:style-name="Internet_20_link" text:visited-style-name="Visited_20_Internet_20_Link">
630_360_16873...</text:a>
']</text:p>
      <text:p text:style-name="P4">
Tags: ['Енергетика', 'ГТС України', 'допомога']</text:p>
      <text:p text:style-name="P4">
Type: Article</text:p>
      <!--METADATA-->
      <text:p text:style-name="P4">
<draw:frame draw:style-name="fr1" draw:name="Image72" text:anchor-type="as-char" svg:width="6.9236in" svg:height="3.956343in" draw:z-index="0">
<draw:image xlink:href="../Images/yкринформ/2023-06-21T16-03-28-03-00/630_360_1687352526-964.jpg" xlink:type="simple" xlink:show="embed" xlink:actuate="onLoad" draw:mime-type="image/jpeg"/>
</draw:frame>
The OperatorGTS of Ukraine will receive equipment from the Energy Support Fund for restoration of damaged and de -enrolled objects in the amount of UAH 300 million.</text:p>
      <text:p text:style-name="P4">
According to Ukrinform, the press service [OGTSU] reports(https://tsoua.com/news/ogtsu-otrymaye-vid-fondu-pidtrymky-energetyky-ukrayiny-fondu-obladnannya-dlya-vidnovlennya-poshkodzhenyh-ta-deokupovanyh-obyektiv-na-sumu-300-mln-grn/).</text:p>
      <text:p text:style-name="P4">
«GTS operator of Ukraine(OgTu)will receive five automatic gas distribution stations(AGRS)5 000 m3/h and a value of UAH 300 million in terms of assistance from the Energy Support Fund of Ukraine, created under the Secretariatiatricity Community in cooperation with the Ministry of Energy of Ukraine, the European Union and International Donors, ”the statement reads.</text:p>
      <text:p text:style-name="P4">
It is noted that gas distribution stations will help restore GTS objects damaged by armed aggression of the Russian Federation, in particular in the east and south of Ukraine. And modern automated equipment of leading European manufacturers will allow the enterprise to operate these facilities more efficiently and safely.</text:p>
      <text:p text:style-name="P4">
In particular, the Ukrainian Energy Support Fund has received contributions from Germany, the United Kingdom, the European Union, Spain, Iceland, Denmark and donors of the resolved sector. The responsibility for managing the funds is entrusted with the Nasques of the Energy Community, and the services of the procurement agent provides Tetra Tech Es Inc.. Within the USAID energy security project.</text:p>
      <text:p text:style-name="P4">
<text:span text:style-name="T4">
 Read also: </text:span>
 <text:a xlink:type="simple" xlink:href="https://www.ukrinform.ua/rubric-economy/3706319-operator-gts-sukae-novih-mozlivostej-transportuvanna-gazu.html" text:style-name="Internet_20_link" text:visited-style-name="Visited_20_Internet_20_Link">
GTS operator is looking for new gas transportation opportunities</text:a>
“We are grateful to the Fund for heavy support in ensuring the uninterrupted operation of the GTS of wartime. New equipment will help us restore gas -free transportation to residents of the territories affected by the fighting, ”OGTSU CEO Dmitry Lippa said.</text:p>
      <text:p text:style-name="P4">
It was reported that the Energy Support Fund of Ukraine was established in April 2022 by the Secretariat of the Energy Community at the request of the European Commission in agreement with <text:a xlink:type="simple" xlink:href="https://www.ukrinform.ua/tag-minenergo" text:style-name="Internet_20_link" text:visited-style-name="Visited_20_Internet_20_Link">
Ministry of Energy</text:a>
. The Fund enables governments, international financial institutions, and private donors to provide emergency support to the Ukrainian Energy Sector.<text:span text:style-name="T5">
Foto: ogts</text:span>
</text:p>
      <text:p text:style-name="P4">
News Source: <text:a xlink:type="simple" xlink:href="https://www.ukrinform.ua/rubric-economy/3725872-operator-gts-otrimae-gazorozpodilni-stancii-na-300-miljoniv-vid-fondu-pidtrimki-energetiki-ukraini.html" text:style-name="Internet_20_link" text:visited-style-name="Visited_20_Internet_20_Link">
https://www.ukrinform.ua/rubric-economy/3725872-operator-gts-otrimae-gazorozpodilni-stancii-na-300-miljoniv-vid-fondu-pidtrimki-energetiki-ukraini.html</text:a>
</text:p>
      <!--NEWS-->
      <text:h text:style-name="P10" text:outline-level="1">
<text:span text:style-name="T4">
Russian invaders urge to leave the inhabitants of the village of Rykove in Kherson region - media</text:span>
</text:h>
      <text:p text:style-name="P4">
Authors: Ukrinform (Person)</text:p>
      <text:p text:style-name="P4">
Publisher: Укринформ (Organization)</text:p>
      <text:p text:style-name="P4">
Published Time: 2023-06-21T16:10:00+03:00</text:p>
      <text:p text:style-name="P4">
Modified Time: 2023-06-21T16:10:00+03:00</text:p>
      <text:p text:style-name="P4">
Description: Russian invaders urge the residents of the village of Rykove in Kherson region to leave the settlement. - Ukrinform.</text:p>
      <text:p text:style-name="P4">
Images: ['<text:a xlink:type="simple" xlink:href="https://static.ukrinform.com/photos/2022_11/thumb_files/630_360_1668461240-442.jpg" text:style-name="Internet_20_link" text:visited-style-name="Visited_20_Internet_20_Link">
630_360_16684...</text:a>
']</text:p>
      <text:p text:style-name="P4">
Tags: ['Евакуація', 'Херсонщина', 'Окупація', 'Війна з Росією']</text:p>
      <text:p text:style-name="P4">
Type: Article</text:p>
      <!--METADATA-->
      <text:p text:style-name="P4">
<draw:frame draw:style-name="fr1" draw:name="Image73" text:anchor-type="as-char" svg:width="6.9236in" svg:height="3.956343in" draw:z-index="0">
<draw:image xlink:href="../Images/yкринформ/2023-06-21T16-10-00-03-00/630_360_1668461240-442.jpg" xlink:type="simple" xlink:show="embed" xlink:actuate="onLoad" draw:mime-type="image/jpeg"/>
</draw:frame>
Russian -enchantments urge the inhabitants of the village of Rykove in Kherson region to leave the inhabitant.</text:p>
      <text:p text:style-name="P4">
According to Ukrinform, the Kherson edition ["Bridge"] reports it(https://most.ks.ua/news/url/okupanti-zaklikajut-zhiteliv-sela-rikove-na-hersonschini-pokinuti-naselenij-punkt/?fbclid=IwAR0o4Y6hqcCs0rYl0W0N5uZsYekxJceYpE-t3zr9Dza8CvJAwauGdDppkFQ)Reference to the message of self -proclaimed power.</text:p>
      <text:p text:style-name="P4">
“The occupying authorities call the residents of the village of Rykove, Genichesky district of Kherson region, to leave the settlement. About it reports "Administration" of Genichesky district on Telegram ", - the message reads.</text:p>
      <text:p text:style-name="P4">
As it is noted, the invaders state that it is dangerous in the settlement, but no details are voiced. It is also unknown where the residents of the residents go, because no information about <text:a xlink:type="simple" xlink:href="https://www.ukrinform.ua/tag-evakuacia" text:style-name="Internet_20_link" text:visited-style-name="Visited_20_Internet_20_Link">
evacuation</text:a>
The routes were not published.</text:p>
      <text:p text:style-name="P4">
As it was reported, in the temporarily captured territory of Kherson region in the morning on June 18 <text:a xlink:type="simple" xlink:href="https://www.ukrinform.ua/rubric-regions/3724347-u-zagarbnikiv-na-hersonsini-rankova-bavovna-detonue-velikij-sklad-boepripasiv.html" text:style-name="Internet_20_link" text:visited-style-name="Visited_20_Internet_20_Link">
there were powerful explosions</text:a>
. In Rykok, the large composition of the ammunition of the Russians detonated.</text:p>
      <text:p text:style-name="P4">
<text:span text:style-name="T4">
 Read also: </text:span>
 [in the air forces confirmed the destruction(https://www.ukrinform.ua/rubric-ato/3724397-u-povitranih-silah-pidtverdili-znisenna-skladu-boepripasiv-zagarbnikiv-na-hersonsini.html)In the conquered territory of Kherson region in the Genichesky district, the military of the Russian Federation, posting in the military warehouse in the village of Rykove, installed enhanced posts, also conducted double bypasses.</text:p>
      <text:p text:style-name="P4">
Subsequently, information appeared that in the village of Rykove in Kherson region [(https://www.ukrinform.ua/rubric-ato/3725405-u-rikovomu-na-hersonsini-rosiani-virisili-pidirvati-20-tonn-svoih-boepripasiv-zmi.html)left in the basement of the elevator and which have not yet been detonated.</text:p>
      <text:p text:style-name="P4">
News Source: <text:a xlink:type="simple" xlink:href="https://www.ukrinform.ua/rubric-regions/3725875-rosijski-zagarbniki-zaklikaut-viihati-ziteliv-sela-rikove-na-hersonsini-zmi.html" text:style-name="Internet_20_link" text:visited-style-name="Visited_20_Internet_20_Link">
https://www.ukrinform.ua/rubric-regions/3725875-rosijski-zagarbniki-zaklikaut-viihati-ziteliv-sela-rikove-na-hersonsini-zmi.html</text:a>
</text:p>
      <!--NEWS-->
      <text:h text:style-name="P10" text:outline-level="1">
<text:span text:style-name="T4">
Iran negotiated a nuclear pact with EU mediator</text:span>
</text:h>
      <text:p text:style-name="P4">
Authors: Ukrinform (Person)</text:p>
      <text:p text:style-name="P4">
Publisher: Укринформ (Organization)</text:p>
      <text:p text:style-name="P4">
Published Time: 2023-06-21T16:12:54+03:00</text:p>
      <text:p text:style-name="P4">
Modified Time: 2023-06-21T16:12:54+03:00</text:p>
      <text:p text:style-name="P4">
Description: Iran negotiated in Qatar with a representative of the European Union, Enrique Mora, who coordinates negotiations between Tehran and six countries to restore the 2015 nuclear pact. - Ukrinform.</text:p>
      <text:p text:style-name="P4">
Images: ['<text:a xlink:type="simple" xlink:href="https://static.ukrinform.com/photos/2023_05/thumb_files/630_360_1685368049-244.jpg" text:style-name="Internet_20_link" text:visited-style-name="Visited_20_Internet_20_Link">
630_360_16853...</text:a>
']</text:p>
      <text:p text:style-name="P4">
Tags: ['Євросоюз', 'Іран', 'Катар', 'Ядерна угода']</text:p>
      <text:p text:style-name="P4">
Type: Article</text:p>
      <!--METADATA-->
      <text:p text:style-name="P4">
<draw:frame draw:style-name="fr1" draw:name="Image74" text:anchor-type="as-char" svg:width="6.9236in" svg:height="3.956343in" draw:z-index="0">
<draw:image xlink:href="../Images/yкринформ/2023-06-21T16-12-54-03-00/630_360_1685368049-244.jpg" xlink:type="simple" xlink:show="embed" xlink:actuate="onLoad" draw:mime-type="image/jpeg"/>
</draw:frame>
Iranvipi negotiations in Qatar with the European Union representative Enrique Mora, who coordinates negotiations between Tehran and six states to restore the 2015 core pact.</text:p>
      <text:p text:style-name="P4">
As Ukrinform reports, it reports <text:a xlink:type="simple" xlink:href="https://www.reuters.com/world/iran-holds-talks-with-eu-mediator-mora-qatar-2023-06-21/" text:style-name="Internet_20_link" text:visited-style-name="Visited_20_Internet_20_Link">
Reuters</text:a>
With reference to the leading Iranian negotiator of the giving program Ali Bageri Kani.</text:p>
      <text:p text:style-name="P4">
Negotiations between Iran and the world states to restore the 2015 agreement, designed to limit Tehran's disputed nuclear program in exchange for the weakening of sanctions, went to a dead end in September last year, the message said.</text:p>
      <text:p text:style-name="P4">
"Spent a serious and constructive meeting with the sea in the(The capital of Qatar is the ed.). Ми обмінялися думками і обговорили низку питань, включаючи переговорипро зняття санкцій", - написав Багері Кані у своєму Твіттері.</text:p>
      <text:p text:style-name="P4">
<text:span text:style-name="T4">
Читайте також:</text:span>
 <text:a xlink:type="simple" xlink:href="https://www.ukrinform.ua/rubric-economy/3543884-peregovori-sodo-iranskoi-adernoi-ugodi-porodili-se-bilsu-neviznacenist-bloomberg.html" text:style-name="Internet_20_link" text:visited-style-name="Visited_20_Internet_20_Link">
 Переговори щодо Іранської ядерної угоди породили щебільшу невизначеність - Bloomberg </text:a>
It is worth noting that in 2018 the then president <text:a xlink:type="simple" xlink:href="https://www.ukrinform.ua/tag-ssa" text:style-name="Internet_20_link" text:visited-style-name="Visited_20_Internet_20_Link">
USA</text:a>
Donald Trump withdrew from the nuclear pact of Iran's sanctions, which in response violated the agreement, restored the decay of the enriched uranium.</text:p>
      <text:p text:style-name="P4">
As reported by Ukrinform, Iran's authorities have denied reports that Ukraine is negotiating with the United States on a temporary nuclear agreement in order to relieve sanctions.</text:p>
      <text:p text:style-name="P4">
<text:span text:style-name="T5">
Foto: Getty Images</text:span>
</text:p>
      <text:p text:style-name="P4">
News Source: <text:a xlink:type="simple" xlink:href="https://www.ukrinform.ua/rubric-world/3725876-iran-proviv-peregovori-z-privodu-adernogo-paktu-z-poserednikom-es.html" text:style-name="Internet_20_link" text:visited-style-name="Visited_20_Internet_20_Link">
https://www.ukrinform.ua/rubric-world/3725876-iran-proviv-peregovori-z-privodu-adernogo-paktu-z-poserednikom-es.html</text:a>
</text:p>
      <!--NEWS-->
      <text:h text:style-name="P10" text:outline-level="1">
<text:span text:style-name="T4">
The "insect house" in Kiev was brought to the State Register of real estate</text:span>
</text:h>
      <text:p text:style-name="P4">
Authors: Ukrinform (Person)</text:p>
      <text:p text:style-name="P4">
Publisher: Укринформ (Organization)</text:p>
      <text:p text:style-name="P4">
Published Time: 2023-06-21T16:14:00+03:00</text:p>
      <text:p text:style-name="P4">
Modified Time: 2023-06-21T16:14:00+03:00</text:p>
      <text:p text:style-name="P4">
Description: The house of Maria Stanislavskaya at Vladimirskaya, 93 was entered in the State Register of Real Estate of Ukraine by the category "Monument of Architecture of Local Importance". - Ukrinform.</text:p>
      <text:p text:style-name="P4">
Images: ['<text:a xlink:type="simple" xlink:href="https://static.ukrinform.com/photos/2023_06/thumb_files/630_360_1687353039-238.jpg" text:style-name="Internet_20_link" text:visited-style-name="Visited_20_Internet_20_Link">
630_360_16873...</text:a>
']</text:p>
      <text:p text:style-name="P4">
Tags: ["Пам'ятка", 'Київ', 'МКІП ']</text:p>
      <text:p text:style-name="P4">
Type: Article</text:p>
      <!--METADATA-->
      <text:p text:style-name="P4">
<draw:frame draw:style-name="fr1" draw:name="Image75" text:anchor-type="as-char" svg:width="6.9236in" svg:height="3.956343in" draw:z-index="0">
<draw:image xlink:href="../Images/yкринформ/2023-06-21T16-14-00-03-00/630_360_1687353039-238.jpg" xlink:type="simple" xlink:show="embed" xlink:actuate="onLoad" draw:mime-type="image/jpeg"/>
</draw:frame>
The Stanislavskaya House at Vladimirskaya, 93 was introduced to the State Registers of Ukraine by the category "Monument of Architecture of Local Marking".</text:p>
      <text:p text:style-name="P4">
Relevant <text:a xlink:type="simple" xlink:href="https://mkip.gov.ua/files/pdf/%D0%BD%D0%B0%D0%BA%D0%B0%D0%B7_%D0%9A%D0%B8%D1%97%D0%B2__%D0%92%D0%BE%D0%BB%D0%BE%D0%B4%D0%B8%D0%BC%D0%B8%D1%80%D1%81%D1%8C%D0%BA%D0%B0__93.pdf" text:style-name="Internet_20_link" text:visited-style-name="Visited_20_Internet_20_Link">
Order No. 332</text:a>
The Ministry of Culture and Information Policy was released. This was reported(https://t.me/mkipu/6524), reports Ukrinform.</text:p>
      <text:p text:style-name="P4">
"The Kyiv City Military Administration was entrusted with the informing owner <text:a xlink:type="simple" xlink:href="https://www.ukrinform.ua/tag-pamatka" text:style-name="Internet_20_link" text:visited-style-name="Visited_20_Internet_20_Link">
Monuments</text:a>
cultural sites on the introduction of a monument in the State Register, as well as during 2023 to ensure that the records are released into the monument, " - the message reads.</text:p>
      <text:p text:style-name="P4">
The department also states that the KMVA should ensure the development and approval of the scientific-projected documentation for determining the boundaries and modes of using the territory of this monument. At the same time, the Kyiv authorities should develop technical construction of land management for the establishment of boundaries of the territory of the monument -cultural heritage.</text:p>
      <text:p text:style-name="P4">
<text:span text:style-name="T4">
 Read also: </text:span>
 <text:a xlink:type="simple" xlink:href="https://www.ukrinform.ua/rubric-culture/3723864-v-odesi-rozsirili-zonu-unesko.html" text:style-name="Internet_20_link" text:visited-style-name="Visited_20_Internet_20_Link">
UNESCO area has expanded in Odessa</text:a>
As reported by Ukrinform, <text:a xlink:type="simple" xlink:href="https://www.ukrinform.ua/rubric-culture/3724905-mkip-gotove-vnesti-budinok-na-volodimirskij-u-kievi-do-reestru-pamatok.html" text:style-name="Internet_20_link" text:visited-style-name="Visited_20_Internet_20_Link">
MKIP will bring the house</text:a>
On Volodymyrskaya Street21 \ 20 in Kiev to the Register of Monuments, as soon as the Kyiv City Military Administration will provide the necessary documents.</text:p>
      <text:p text:style-name="P4">
<text:span text:style-name="T5">
Foto: Tatiana Assadcheva</text:span>
</text:p>
      <text:p text:style-name="P4">
News Source: <text:a xlink:type="simple" xlink:href="https://www.ukrinform.ua/rubric-kyiv/3725877-budinok-iz-komahami-u-kievi-vnesli-do-derzreestru-neruhomih-pamatok.html" text:style-name="Internet_20_link" text:visited-style-name="Visited_20_Internet_20_Link">
https://www.ukrinform.ua/rubric-kyiv/3725877-budinok-iz-komahami-u-kievi-vnesli-do-derzreestru-neruhomih-pamatok.html</text:a>
</text:p>
      <!--NEWS-->
      <text:h text:style-name="P10" text:outline-level="1">
<text:span text:style-name="T4">
Zelensky awarded 106 military, 63 of them - posthumously</text:span>
</text:h>
      <text:p text:style-name="P4">
Authors: Ukrinform (Person)</text:p>
      <text:p text:style-name="P4">
Publisher: Укринформ (Organization)</text:p>
      <text:p text:style-name="P4">
Published Time: 2023-06-21T16:17:00+03:00</text:p>
      <text:p text:style-name="P4">
Modified Time: 2023-06-21T16:17:00+03:00</text:p>
      <text:p text:style-name="P4">
Description: President Volodymyr Zelenskyy celebrated 106 servicemen with state awards, 63 of them posthumously. - Ukrinform.</text:p>
      <text:p text:style-name="P4">
Images: ['<text:a xlink:type="simple" xlink:href="https://static.ukrinform.com/photos/2022_09/thumb_files/630_360_1664387283-922.jpg" text:style-name="Internet_20_link" text:visited-style-name="Visited_20_Internet_20_Link">
630_360_16643...</text:a>
']</text:p>
      <text:p text:style-name="P4">
Tags: ['Нагорода', 'Військові', 'Зеленський', 'Війна з Росією']</text:p>
      <text:p text:style-name="P4">
Type: Article</text:p>
      <!--METADATA-->
      <text:p text:style-name="P4">
<draw:frame draw:style-name="fr1" draw:name="Image76" text:anchor-type="as-char" svg:width="6.9236in" svg:height="3.956343in" draw:z-index="0">
<draw:image xlink:href="../Images/yкринформ/2023-06-21T16-17-00-03-00/630_360_1664387283-922.jpg" xlink:type="simple" xlink:show="embed" xlink:actuate="onLoad" draw:mime-type="image/jpeg"/>
</draw:frame>
The Presidential Lordir Zelensky celebrated 106 servicemen with state awards, 63 of them posthumously.</text:p>
      <text:p text:style-name="P4">
The corresponding decree was published on <text:a xlink:type="simple" xlink:href="https://www.president.gov.ua/documents/3452023-47109" text:style-name="Internet_20_link" text:visited-style-name="Visited_20_Internet_20_Link">
the site of the Head of State</text:a>
, reports Ukrinform.</text:p>
      <text:p text:style-name="P4">
According to the document, the awards were awarded "for personal courage, revealed the overall of state sovereignty and territorial integrity of Ukraine, selfless performance of military duty."</text:p>
      <text:p text:style-name="P4">
<text:a xlink:type="simple" xlink:href="https://www.ukrinform.ua/tag-vijskovi" text:style-name="Internet_20_link" text:visited-style-name="Visited_20_Internet_20_Link">
Defenders</text:a>
They were awarded the orders of Bogdanakhmelnitsky, "For Courage" and Medals "For Military Service of Ukraine", "Defender of the Fatherland".</text:p>
      <text:p text:style-name="P4">
<text:span text:style-name="T4">
 Read also: </text:span>
 <text:a xlink:type="simple" xlink:href="https://www.ukrinform.ua/rubric-ato/3722983-prezident-vidznaciv-derznagorodami-320-vijskovih-128-z-nih-posmertno.html" text:style-name="Internet_20_link" text:visited-style-name="Visited_20_Internet_20_Link">
President noted state 320 soldiers, 128 - posthumously</text:a>
As <text:a xlink:type="simple" xlink:href="https://www.ukrinform.ua/rubric-ato/3725195-zelenskij-nagorodiv-643-ukrainskih-zahisnikiv-z-nih-180-posmertno.html" text:style-name="Internet_20_link" text:visited-style-name="Visited_20_Internet_20_Link">
reported</text:a>
, the decrees of the President of June 19, 643 servicemen were awarded state awards, 180 of them were posthumously.</text:p>
      <text:p text:style-name="P4">
News Source: <text:a xlink:type="simple" xlink:href="https://www.ukrinform.ua/rubric-ato/3725882-zelenskij-nagorodiv-106-vijskovih-63-iz-nih-posmertno.html" text:style-name="Internet_20_link" text:visited-style-name="Visited_20_Internet_20_Link">
https://www.ukrinform.ua/rubric-ato/3725882-zelenskij-nagorodiv-106-vijskovih-63-iz-nih-posmertno.html</text:a>
</text:p>
      <!--NEWS-->
      <text:h text:style-name="P10" text:outline-level="1">
<text:span text:style-name="T4">
Ukraine in the future plans to significantly increase energy and gas exports</text:span>
</text:h>
      <text:p text:style-name="P4">
Authors: Ukrinform (Person)</text:p>
      <text:p text:style-name="P4">
Publisher: Укринформ (Organization)</text:p>
      <text:p text:style-name="P4">
Published Time: 2023-06-21T16:20:00+03:00</text:p>
      <text:p text:style-name="P4">
Modified Time: 2023-06-21T23:20:00+03:00</text:p>
      <text:p text:style-name="P4">
Description: Ukraine in the future will be able to export about 700 TVT-hours to Europe. energy and 15 billion cubic meters of natural gas. - Ukrinform.</text:p>
      <text:p text:style-name="P4">
Images: ['<text:a xlink:type="simple" xlink:href="https://static.ukrinform.com/photos/2023_04/thumb_files/630_360_1682721995-288.jpg" text:style-name="Internet_20_link" text:visited-style-name="Visited_20_Internet_20_Link">
630_360_16827...</text:a>
']</text:p>
      <text:p text:style-name="P4">
Tags: ['Експорт', 'Енергетика', 'Газ', 'Реекспорт газу']</text:p>
      <text:p text:style-name="P4">
Type: Article</text:p>
      <!--METADATA-->
      <text:p text:style-name="P4">
<draw:frame draw:style-name="fr1" draw:name="Image77" text:anchor-type="as-char" svg:width="6.9236in" svg:height="3.956343in" draw:z-index="0">
<draw:image xlink:href="../Images/yкринформ/2023-06-21T16-20-00-03-00/630_360_1682721995-288.jpg" xlink:type="simple" xlink:show="embed" xlink:actuate="onLoad" draw:mime-type="image/jpeg"/>
</draw:frame>
Ukraine will be able to export about 700 TVT-hours to Europe and 15 billion cubic meters of natural gas to Europe.</text:p>
      <text:p text:style-name="P4">
According to Ukrinform, the Deputy Head of the Office Presidentialstyslav Shurma stated this during a conference on the restoration of Ukraine in London.</text:p>
      <text:p text:style-name="P4">
“When we build green steel industry in Ukraine, we will talk about 150-160 thousand TVT-hours. If we build green fertilizer industry in Ukraine and supply 2.5 million tonnes of green ammonia to Europe, then we will talk about an additional 70 TV-hours. 3.5 million tons of hydrogen will give an additional 20tw-hour. electricity. Therefore, in total, it will be about 700 TVT-hours. An additional capacity, ”Shurma said.</text:p>
      <text:p text:style-name="P4">
<text:span text:style-name="T4">
 Read also: </text:span>
 <text:span text:style-name="T4">
 <text:a xlink:type="simple" xlink:href="https://www.ukrinform.ua/rubric-economy/3725880-agrarii-prosat-urad-vziti-zahodiv-dla-zabezpecenna-eksportu-ukrainskoi-produkcii.html" text:style-name="Internet_20_link" text:visited-style-name="Visited_20_Internet_20_Link">
agrarians ask the government to take steps to secure export of Ukrainian products</text:a>
</text:span>
</text:p>
      <text:p text:style-name="P4">
According to him, Ukraine also needs Energomix, the production of which can be available in 10-30 years. Then Ukraine will be able to offer 140 GW. wind, 94 GW. solar energy and 30 GW. nuclear energy.</text:p>
      <text:p text:style-name="P4">
Shurma also stressed that Ukraine will be able to export 10 billion -cimeters of biomethane and 15 billion cubic meters of natural gas in the future.</text:p>
      <text:p text:style-name="P4">
<text:span text:style-name="T4">
 Read also: </text:span>
 <text:span text:style-name="T4">
 <text:a xlink:type="simple" xlink:href="https://www.ukrinform.ua/rubric-economy/3724749-ukraina-moze-stati-gazovim-sejfom-dla-evropi-ekspert.html" text:style-name="Internet_20_link" text:visited-style-name="Visited_20_Internet_20_Link">
Ukraine can become a "gas safe" for Europe -Expert</text:a>
</text:span>
</text:p>
      <text:p text:style-name="P4">
It was reported that on June 21 in London the International Conference of Defense of Ukraine began, which will determine the priority, medium -term and perspective tasks for post -war reconstruction and modernization of the state.</text:p>
      <text:p text:style-name="P4">
News Source: <text:a xlink:type="simple" xlink:href="https://www.ukrinform.ua/rubric-economy/3726030-ukraina-v-majbutnomu-planue-znacno-zbilsiti-eksport-energii-ta-gazu.html" text:style-name="Internet_20_link" text:visited-style-name="Visited_20_Internet_20_Link">
https://www.ukrinform.ua/rubric-economy/3726030-ukraina-v-majbutnomu-planue-znacno-zbilsiti-eksport-energii-ta-gazu.html</text:a>
</text:p>
      <!--NEWS-->
      <text:h text:style-name="P10" text:outline-level="1">
<text:span text:style-name="T4">
Agrarians ask the government to take measures to ensure export of Ukrainian products</text:span>
</text:h>
      <text:p text:style-name="P4">
Authors: Ukrinform (Person)</text:p>
      <text:p text:style-name="P4">
Publisher: Укринформ (Organization)</text:p>
      <text:p text:style-name="P4">
Published Time: 2023-06-21T16:20:35+03:00</text:p>
      <text:p text:style-name="P4">
Modified Time: 2023-06-21T16:20:35+03:00</text:p>
      <text:p text:style-name="P4">
Description: The Association "Ukrainian Agrarian Business Club", together with the leading agrarian associations, appealed to Prime Minister Denis Shmigal to resolve the situation with exports of Ukrainian products, as well as take a number of measures to support the agricultural sector. - Ukrinform.</text:p>
      <text:p text:style-name="P4">
Images: ['<text:a xlink:type="simple" xlink:href="https://static.ukrinform.com/photos/2018_04/thumb_files/630_360_1523023895-8949.jpg" text:style-name="Internet_20_link" text:visited-style-name="Visited_20_Internet_20_Link">
630_360_15230...</text:a>
']</text:p>
      <text:p text:style-name="P4">
Tags: ['Експорт', 'Євросоюз', 'Кабмін', 'Аграрії', 'Шмигаль']</text:p>
      <text:p text:style-name="P4">
Type: Article</text:p>
      <!--METADATA-->
      <text:p text:style-name="P4">
<draw:frame draw:style-name="fr1" draw:name="Image78" text:anchor-type="as-char" svg:width="6.9236in" svg:height="3.956343in" draw:z-index="0">
<draw:image xlink:href="../Images/yкринформ/2023-06-21T16-20-35-03-00/630_360_1523023895-8949.jpg" xlink:type="simple" xlink:show="embed" xlink:actuate="onLoad" draw:mime-type="image/jpeg"/>
</draw:frame>
The Association "Ukrainian Club of Agrarian Business" together with the leading agrarian associations have converted to Prime Minister Denis Shmigal with a request to regulate the situation with the export of Ukrainian products, as well as to take a number of measures to support the agricultural consider.</text:p>
      <text:p text:style-name="P4">
According to Ukrinform, it reports <text:a xlink:type="simple" xlink:href="https://www.ucab.ua/ua/pres_sluzhba/novosti/agrospilnota_zvernulas_do_uryadu_z_propozitsiyami_schodo_pidtrimki_agrosektoru_ukraini" text:style-name="Internet_20_link" text:visited-style-name="Visited_20_Internet_20_Link">
press service of UKBAB.</text:a>
It is noted that agrarians are asking the Government to abolish the European Union of restrictive measures implemented in relation to import of Ukrainian grain, generous on September 15, 2023 and prevent new and extension of existing restrictions.</text:p>
      <text:p text:style-name="P4">
The Government is also asked to take equivalent measures to import to Ukraine production from individual EU Member States, which have imposed restrictions on Ukrainian agricultural products and do not comply with their obligations in terms of removal of restrictions and ensuring its transit. In addition, the Associations urge the government to review the decision to ban sugar export.</text:p>
      <text:p text:style-name="P4">
Ukrainian agricultural producers propose to raise the issue of pre-elastic transit of the Ukrainian export by the territory of the EU Member States, as provided by the initiative of "pursuit" and on providing financial support to Ukrainian exporter-graining products affected by the prohibitions.</text:p>
      <text:p text:style-name="P4">
The Government is also asked to ensure the strengthening of control by the State Consumer Service with indicators of quality and safety of agro-food products, which is imported into Ukraine from individual EU Member States; and consider the expediency of delaying Ukrainian economic interests with the help of such instruments as an appeal to arbitration within the WTO and within the Association Agreement. Associations urge the Government to initiate investigations of the task of the harmonic economics of Ukraine within the General Agreement on Tariffs and Trade in 1994.</text:p>
      <text:p text:style-name="P4">
*!(https://www.ukrinform.ua/rubric-economy/3723312-agrarii-prosat-urad-zatverditi-aktualnij-spisok-teritorij-vedenna-aktivnih-bojovih-dij.html)</text:p>
      <text:p text:style-name="P4">
In particular, the European Commission's decision to continue the ban on the import of Ukrainian -aged(wheat, corn, rapeseed and sunflower)Not only exports of Ukrainian grain to these states but also its transit territory were exported to some Member States. According to the Association, not all states abolished their institutional decisions on a unilateral ban on import and transit of Ukrainian agro -products(For example, this has not yet been done by Hungary). Водночас, у травні2023 року польські перевізники заблокували можливість перетину будь-якимивантажівками державного кордону України з Польщею з вимогою повернення дляукраїнських перевізників дозвільної процедури здійснення міжнародних вантажнихавтомобільних перевезень територією ЄС.</text:p>
      <text:p text:style-name="P4">
У зверненні наголошується, що поява у ЄС практик, що порушують умови угоди проасоціацію та є дискримінаційними по відношенню до України. Відповідно до угодипро асоціацію жодна сторона не повинна запроваджувати будь-які заборони чиобмеження щодо імпорту будь-якого товару іншої сторони. Крім цього, аграріївбачають ризики у риториці європейських чиновників щодо подальшого введенняквот і проведення розслідувань стосовно української агропродовольчоїпродукції.</text:p>
      <text:p text:style-name="P4">
<text:span text:style-name="T4">
Читайте також:</text:span>
 <text:a xlink:type="simple" xlink:href="https://www.ukrinform.ua/rubric-economy/3720753-agrarii-gotovi-blokuvati-vizd-polskih-vantazivok-na-teritoriu-ukraini.html" text:style-name="Internet_20_link" text:visited-style-name="Visited_20_Internet_20_Link">
 <text:span text:style-name="T4">
Аграрії</text:span>
 готові блокувати в'їзд польських вантажівокна територію України </text:a>
At the same time, Ukrainian farmers oppose the introduction of a ban on the NAXport of Sugar. Thanks to this decision, the ban on the export of Ukrainian Grain EU grado was added to the ban on sugar exports. This step will lead to negative consequences for domestic producers and processors of agricultural products, media: failure to comply with foreign economic contracts, loss of solvent -external markets, acquisition of reputation of unreliable suppliers, financial services.At the same time, individual EU member states apply to the Ukrainian agro-food regime of increased control. In the last few months, shipments with Ukrainian agricultural products when crossing the border began to undergo interpretation of inspections by EU Member States. As a result, the resistance of cargoes increased and the number of cases(such as a broken glass container or the presence of some moldyelements in the meal).</text:p>
      <text:p text:style-name="P4">
"Істотне погіршення доступу на зовнішні ринки суттєво звужує можливості дляфінансування відновлення аграрного сектору. Жодна держава-член ЄС незіткнулась з тим, з чим наразі доводиться мати справу українським аграріям.Наразі закриття з будь-яких причин кожного окремого зовнішнього ринку длянової товарної позиції має не менш руйнівні наслідки, ніж повномасштабнавійськова агресія російської федерації проти України", - підкреслюютьасоціації у зверненні.</text:p>
      <text:p text:style-name="P4">
<text:span text:style-name="T4">
Читайте також:</text:span>
 <text:a xlink:type="simple" xlink:href="https://www.ukrinform.ua/rubric-economy/3722346-so-nas-ne-vbe-te-zrobit-silnisimi-uroki-zernovoi-krizi-dla-ukraini-i-es.html" text:style-name="Internet_20_link" text:visited-style-name="Visited_20_Internet_20_Link">
 Що нас не вб’є, те зробить сильнішими: Уроки зерновоїкризи для України і ЄС </text:a>
As reported by Ukrinform, the European Commission made a decision on June 5, 2023 <text:a xlink:type="simple" xlink:href="https://www.ukrinform.ua/rubric-economy/3718722-teper-oficijno-es-prodovziv-diu-obmezen-na-agroimport-z-ukraini-do-seredini-veresna.html" text:style-name="Internet_20_link" text:visited-style-name="Visited_20_Internet_20_Link">
to continue by September 15, 2023 exclusive and extraordinary precautions</text:a>
that was tasted in May regarding the import of Ukrainian grain to five EU countries with Ukraine.</text:p>
      <text:p text:style-name="P4">
In May 2023, the European Commission forbade imports from Ukraine to Bulgaria, Hungary, Poland, Slovakia and Romania of wheat, corn, rapeseed.</text:p>
      <text:p text:style-name="P4">
News Source: <text:a xlink:type="simple" xlink:href="https://www.ukrinform.ua/rubric-economy/3725880-agrarii-prosat-urad-vziti-zahodiv-dla-zabezpecenna-eksportu-ukrainskoi-produkcii.html" text:style-name="Internet_20_link" text:visited-style-name="Visited_20_Internet_20_Link">
https://www.ukrinform.ua/rubric-economy/3725880-agrarii-prosat-urad-vziti-zahodiv-dla-zabezpecenna-eksportu-ukrainskoi-produkcii.html</text:a>
</text:p>
      <!--NEWS-->
      <text:h text:style-name="P10" text:outline-level="1">
<text:span text:style-name="T4">
EU ambassadors agreed the 11th Package of Sanctions against</text:span>
</text:h>
      <text:p text:style-name="P4">
Authors: Ukrinform (Person)</text:p>
      <text:p text:style-name="P4">
Publisher: Укринформ (Organization)</text:p>
      <text:p text:style-name="P4">
Published Time: 2023-06-21T16:21:00+03:00</text:p>
      <text:p text:style-name="P4">
Modified Time: 2023-06-21T16:21:00+03:00</text:p>
      <text:p text:style-name="P4">
Description: Ambassadors of the European Union on Wednesday, June 21, agreed the 11th package of sanctions against Russia. - Ukrinform.</text:p>
      <text:p text:style-name="P4">
Images: ['<text:a xlink:type="simple" xlink:href="https://static.ukrinform.com/photos/2022_09/thumb_files/630_360_1664378302-977.jpg" text:style-name="Internet_20_link" text:visited-style-name="Visited_20_Internet_20_Link">
630_360_16643...</text:a>
']</text:p>
      <text:p text:style-name="P4">
Tags: ['Антиросійські санкції', 'Євросоюз', 'Україна', 'Агресія РФ']</text:p>
      <text:p text:style-name="P4">
Type: Article</text:p>
      <!--METADATA-->
      <text:p text:style-name="P4">
<draw:frame draw:style-name="fr1" draw:name="Image79" text:anchor-type="as-char" svg:width="6.9236in" svg:height="3.956343in" draw:z-index="0">
<draw:image xlink:href="../Images/yкринформ/2023-06-21T16-21-00-03-00/630_360_1664378302-977.jpg" xlink:type="simple" xlink:show="embed" xlink:actuate="onLoad" draw:mime-type="image/jpeg"/>
</draw:frame>
On Wednesday, June 21, the E-European Union agreed the 11th Package of Anti-Sanctions.</text:p>
      <text:p text:style-name="P4">
About it in <text:a xlink:type="simple" xlink:href="https://twitter.com/sweden2023eu/status/1671501823084052486" text:style-name="Internet_20_link" text:visited-style-name="Visited_20_Internet_20_Link">
Twitter</text:a>
The Swedish presidency in the EU Council, Ukrinform reports.</text:p>
      <text:p text:style-name="Quotations">

<text:p text:style-name="P4">
<text:a xlink:type="simple" xlink:href="https://twitter.com/hashtag/COREPER" text:style-name="Internet_20_link" text:visited-style-name="Visited_20_Internet_20_Link">
#Coreper&gt;
</text:a>
II |&gt;
 Today, the EU Ambassadors agreed on the 11th package of sanctions against&gt;
 Russia. The package includes measures aimed at countering sanctions&gt;
 circumvention and individual listings.&gt;
&gt;
 — Swedish Presidency of the Council of the EU(@sweden2023eu)<text:a xlink:type="simple" xlink:href="https://twitter.com/sweden2023eu/status/1671501823084052486" text:style-name="Internet_20_link" text:visited-style-name="Visited_20_Internet_20_Link">
 June 21,&gt;
 2023&gt;
 </text:a>
“Today the EU ambassadors have agreed the 11th Package <text:a xlink:type="simple" xlink:href="https://www.ukrinform.ua/tag-antirosijski-sankcii" text:style-name="Internet_20_link" text:visited-style-name="Visited_20_Internet_20_Link">
sanctions</text:a>
against Russia. The package will place measures aimed at counteracting the bypass of sanctions and individual listings, ” -will be in the message.</text:p>

</text:p>
      <text:p text:style-name="P4">
It was reported that Ukraine insisted on the acceleration of the process of adopting an 11-dose of EU sanctions, as well as the application of destructive sanctions against the Russian-military-industrial complex.</text:p>
      <text:p text:style-name="P4">
<text:span text:style-name="T4">
 Read also: </text:span>
 <text:a xlink:type="simple" xlink:href="https://www.ukrinform.ua/rubric-vidbudova/3725745-smigal-nazvav-kroki-dla-zalucenna-zamorozenih-aktiviv-rf-na-vidbudovu-ukraini.html" text:style-name="Internet_20_link" text:visited-style-name="Visited_20_Internet_20_Link">
Shmigal named steps to attract frozen assets of RFNU rebuilding Ukraine</text:a>
On Wednesday, EU Ambassadors also announced an increase in € 3.5 billion of fund, which will finance weapons for Ukraine.</text:p>
      <text:p text:style-name="P4">
News Source: <text:a xlink:type="simple" xlink:href="https://www.ukrinform.ua/rubric-polytics/3725881-posli-evrosouzu-pogodili-11j-paket-sankcij-proti-rosii.html" text:style-name="Internet_20_link" text:visited-style-name="Visited_20_Internet_20_Link">
https://www.ukrinform.ua/rubric-polytics/3725881-posli-evrosouzu-pogodili-11j-paket-sankcij-proti-rosii.html</text:a>
</text:p>
      <!--NEWS-->
      <text:h text:style-name="P10" text:outline-level="1">
<text:span text:style-name="T4">
Openai plans to create a store of apps for artificial intelligence - media</text:span>
</text:h>
      <text:p text:style-name="P4">
Authors: Ukrinform (Person)</text:p>
      <text:p text:style-name="P4">
Publisher: Укринформ (Organization)</text:p>
      <text:p text:style-name="P4">
Published Time: 2023-06-21T16:28:00+03:00</text:p>
      <text:p text:style-name="P4">
Modified Time: 2023-06-21T16:28:00+03:00</text:p>
      <text:p text:style-name="P4">
Description: The Openai startup, which has developed a Chatgpt chatbt, plans to launch an application store where developers will be able to sell their models based on artificial intelligence. - Ukrinform.</text:p>
      <text:p text:style-name="P4">
Images: ['<text:a xlink:type="simple" xlink:href="https://static.ukrinform.com/photos/2023_06/thumb_files/630_360_1687353919-731.png" text:style-name="Internet_20_link" text:visited-style-name="Visited_20_Internet_20_Link">
630_360_16873...</text:a>
']</text:p>
      <text:p text:style-name="P4">
Tags: ['Технології', 'Штучний інтелект', 'Мобільний додаток', 'OpenAI']</text:p>
      <text:p text:style-name="P4">
Type: Article</text:p>
      <!--METADATA-->
      <text:p text:style-name="P4">
<draw:frame draw:style-name="fr1" draw:name="Image80" text:anchor-type="as-char" svg:width="6.9236in" svg:height="3.956343in" draw:z-index="0">
<draw:image xlink:href="../Images/yкринформ/2023-06-21T16-28-00-03-00/630_360_1687353919-731.png" xlink:type="simple" xlink:show="embed" xlink:actuate="onLoad" draw:mime-type="image/png"/>
</draw:frame>
Startapopenai, which has developed a chatbot Chatgpt, plans to launch the application store, detrapyers will be able to sell their models on the basis of artificial intelligence.</text:p>
      <text:p text:style-name="P4">
About it reports <text:a xlink:type="simple" xlink:href="https://www.reuters.com/technology/openai-plans-app-store-ai-software-information-2023-06-20/" text:style-name="Internet_20_link" text:visited-style-name="Visited_20_Internet_20_Link">
Reuters</text:a>
, reports Ukrinform.</text:p>
      <text:p text:style-name="P4">
OpenAi CEO, Sam Altman, revealed potential plans to create such an application store during a meeting with developers in Londonized Month.</text:p>
      <text:p text:style-name="P4">
It is noted that such an application store could compete with others, which are some customers and <text:a xlink:type="simple" xlink:href="https://www.ukrinform.ua/tag-tehnologii" text:style-name="Internet_20_link" text:visited-style-name="Visited_20_Internet_20_Link">
technological</text:a>
Company's partners, including Salesforce and Microsoft, and help the OPENAI expand the client base.</text:p>
      <text:p text:style-name="P4">
<text:span text:style-name="T4">
 Read also: </text:span>
 <text:a xlink:type="simple" xlink:href="https://www.ukrinform.ua/rubric-technology/3719415-gendirektor-apple-skazav-so-koristuetsa-catbotom-chatgpt.html" text:style-name="Internet_20_link" text:visited-style-name="Visited_20_Internet_20_Link">
Apple CEOs said Chatgpt</text:a>
As reported <text:a xlink:type="simple" xlink:href="https://www.ukrinform.ua/rubric-technology/3714440-eksperimenti-z-upravlinna-stucnim-intelektom-openai-proponue-granti-na-1-miljon.html" text:style-name="Internet_20_link" text:visited-style-name="Visited_20_Internet_20_Link">
Ukrinform</text:a>
, Openai Startup said that it would allocate $ 10 UAH for $ 1 million for $ 1 million for conducting experiments on the regulation of artificial intelligence technologies.</text:p>
      <text:p text:style-name="P4">
News Source: <text:a xlink:type="simple" xlink:href="https://www.ukrinform.ua/rubric-technology/3725885-openai-planue-stvoriti-magazin-dodatkiv-dla-produktiv-zi-stucnim-intelektom-zmi.html" text:style-name="Internet_20_link" text:visited-style-name="Visited_20_Internet_20_Link">
https://www.ukrinform.ua/rubric-technology/3725885-openai-planue-stvoriti-magazin-dodatkiv-dla-produktiv-zi-stucnim-intelektom-zmi.html</text:a>
</text:p>
      <!--NEWS-->
      <text:h text:style-name="P10" text:outline-level="1">
<text:span text:style-name="T4">
The State Energy Efficiency told about expectations from the Conference in London</text:span>
</text:h>
      <text:p text:style-name="P4">
Authors: Ukrinform (Person)</text:p>
      <text:p text:style-name="P4">
Publisher: Укринформ (Organization)</text:p>
      <text:p text:style-name="P4">
Published Time: 2023-06-21T16:34:00+03:00</text:p>
      <text:p text:style-name="P4">
Modified Time: 2023-06-21T16:34:00+03:00</text:p>
      <text:p text:style-name="P4">
Description: Ukraine must return from the Conference on the Restoration of Ukraine in London with practical measures to implement energy efficiency, as well as an understanding of their sources of financing. - Ukrinform.</text:p>
      <text:p text:style-name="P4">
Images: ['<text:a xlink:type="simple" xlink:href="https://static.ukrinform.com/photos/2023_06/thumb_files/630_360_1687353192-209.jpg" text:style-name="Internet_20_link" text:visited-style-name="Visited_20_Internet_20_Link">
630_360_16873...</text:a>
']</text:p>
      <text:p text:style-name="P4">
Tags: ['Газ', 'Енергоефективність', 'Енергозбереження', 'Конференція з відбудови у Лондоні']</text:p>
      <text:p text:style-name="P4">
Type: Article</text:p>
      <!--METADATA-->
      <text:p text:style-name="P4">
<draw:frame draw:style-name="fr1" draw:name="Image81" text:anchor-type="as-char" svg:width="6.9236in" svg:height="3.956343in" draw:z-index="0">
<draw:image xlink:href="../Images/yкринформ/2023-06-21T16-34-00-03-00/630_360_1687353192-209.jpg" xlink:type="simple" xlink:show="embed" xlink:actuate="onLoad" draw:mime-type="image/jpeg"/>
</draw:frame>
Ukraine is returning from the Conference on the Restoration of Ukraine in London with famous practical measures on the introduction of energy efficiency, as an understanding of their sources of financing.</text:p>
      <text:p text:style-name="P4">
This was stated by the Head of the State Agency for Energy Efficiency of Ukraine and Energy Savings of Ukraine Anna Zamazieva during a briefing in the media center of Ukraine - Ukrinform.</text:p>
      <text:p text:style-name="P4">
“To date <text:a xlink:type="simple" xlink:href="https://www.ukrinform.ua/tag-energoefektivnist" text:style-name="Internet_20_link" text:visited-style-name="Visited_20_Internet_20_Link">
energy</text:a>
The front and preparation for the next winter period are priority. Accordingly, all countries are ready to join this, so we will look at how representatives of foreign countries of the nation sessions actually respond to our proposals and see what we will return from this conference. I hope that with a large number of practical measures already developed, as well as an understanding of the number of allocated finances in the way of our country in different directions, ”said Zamazieva.</text:p>
      <text:p text:style-name="P4">
<text:span text:style-name="T4">
 Read also: </text:span>
 <text:a xlink:type="simple" xlink:href="https://www.ukrinform.ua/rubric-vidbudova/3725287-londonska-konferencia-vidkrie-perspektivu-svidkogo-vidnovlenna-dla-ukraini-posol-cencov.html" text:style-name="Internet_20_link" text:visited-style-name="Visited_20_Internet_20_Link">
<text:span text:style-name="T4">
 London </text:span>
 <text:span text:style-name="T4">
 Conference </text:span>
 <text:span text:style-name="T4">
 </text:span>
 Opening <text:span text:style-name="T4">
<text:span text:style-name="T5">
* Perspective </text:span>
* </text:span>
 Fast <text:span text:style-name="T4">
 </text:span>
 <text:span text:style-name="T4">
 Recovery </text:span>
 <text:span text:style-name="T4">
 </text:span>
 <text:span text:style-name="T4">
 </text:span>
 <text:span text:style-name="T4">
 </text:span>
 Ukraine <text:span text:style-name="T4">
 - </text:span>
 -<text:span text:style-name="T5">
 </text:span>
Ambassador <text:span text:style-name="T4">
** CHENTSOV </text:span>
</text:a>
According to her, the issue of energy independence remains especially important for Ukraine, as well as for other countries that were, or dependence on Russian gas. Ukraine should give up the sprout gas forever, so today we are talking about alternative types of fuel tasintetic gases.</text:p>
      <text:p text:style-name="P4">
“Ukraine will become a strategic partner of Europe for the supply and production of supply synthetic gases. Ala for this we need to work on our coincidence. I hope that the issue of biomethane exports in our country will be more active. In particular, at this conference, we are already discussing more steps to recognize the guarantee of the origin of biomethane in the European Union, ”the head of the State Energy Efficiency.</text:p>
      <text:p text:style-name="P4">
As reported, at the International Conference URC23(Ukraine Reform Conference), which is held in London on June 21-22, <text:a xlink:type="simple" xlink:href="https://www.ukrinform.ua/rubric-vidbudova/3725670-u-londoni-pocinaetsa-miznarodna-konferencia-z-vidnovlenna-ukraini.html" text:style-name="Internet_20_link" text:visited-style-name="Visited_20_Internet_20_Link">
Ukraine will present needs and priority plans</text:a>
post -war recovery and strategy of long -term formation and modernization.</text:p>
      <text:p text:style-name="P4">
News Source: <text:a xlink:type="simple" xlink:href="https://www.ukrinform.ua/rubric-vidbudova/3725883-u-derzenergoefektivnosti-rozpovili-pro-ocikuvanna-vid-konferencii-v-londoni.html" text:style-name="Internet_20_link" text:visited-style-name="Visited_20_Internet_20_Link">
https://www.ukrinform.ua/rubric-vidbudova/3725883-u-derzenergoefektivnosti-rozpovili-pro-ocikuvanna-vid-konferencii-v-londoni.html</text:a>
</text:p>
      <!--NEWS-->
      <text:h text:style-name="P10" text:outline-level="1">
<text:span text:style-name="T4">
In Tallinn, the premiere of the performance about Ukrainian culture and history was held</text:span>
</text:h>
      <text:p text:style-name="P4">
Authors: Ukrinform (Person)</text:p>
      <text:p text:style-name="P4">
Publisher: Укринформ (Organization)</text:p>
      <text:p text:style-name="P4">
Published Time: 2023-06-21T16:35:00+03:00</text:p>
      <text:p text:style-name="P4">
Modified Time: 2023-06-21T16:35:00+03:00</text:p>
      <text:p text:style-name="P4">
Description: The premieres of the original performance "Holiday in another's apartment. We open Ukraine ”, prepared by students of the Estonian Academy of Music and Theater under the control of the LMB with the help of representatives of the Ukrainian diaspora. - Ukrinform.</text:p>
      <text:p text:style-name="P4">
Images: ['<text:a xlink:type="simple" xlink:href="https://static.ukrinform.com/photos/2023_06/thumb_files/630_360_1687356200-949.png" text:style-name="Internet_20_link" text:visited-style-name="Visited_20_Internet_20_Link">
630_360_16873...</text:a>
', '<text:a xlink:type="simple" xlink:href="https://static.ukrinform.com/photos/2023_06/1687354422-347.png" text:style-name="Internet_20_link" text:visited-style-name="Visited_20_Internet_20_Link">
1687354422-34...</text:a>
', '<text:a xlink:type="simple" xlink:href="https://static.ukrinform.com/photos/2023_06/1687354442-194.png" text:style-name="Internet_20_link" text:visited-style-name="Visited_20_Internet_20_Link">
1687354442-19...</text:a>
', '<text:a xlink:type="simple" xlink:href="https://static.ukrinform.com/photos/2023_06/1687354455-844.png" text:style-name="Internet_20_link" text:visited-style-name="Visited_20_Internet_20_Link">
1687354455-84...</text:a>
', '<text:a xlink:type="simple" xlink:href="https://static.ukrinform.com/photos/2023_06/1687354478-385.png" text:style-name="Internet_20_link" text:visited-style-name="Visited_20_Internet_20_Link">
1687354478-38...</text:a>
', '<text:a xlink:type="simple" xlink:href="https://static.ukrinform.com/photos/2023_06/1687354502-390.png" text:style-name="Internet_20_link" text:visited-style-name="Visited_20_Internet_20_Link">
1687354502-39...</text:a>
']</text:p>
      <text:p text:style-name="P4">
Tags: ['Діаспора', 'Естонія', 'Культура', 'Театр', 'Вистава']</text:p>
      <text:p text:style-name="P4">
Type: Article</text:p>
      <!--METADATA-->
      <text:p text:style-name="P4">
<draw:frame draw:style-name="fr1" draw:name="Image82" text:anchor-type="as-char" svg:width="6.9236in" svg:height="3.956343in" draw:z-index="0">
<draw:image xlink:href="../Images/yкринформ/2023-06-21T16-35-00-03-00/630_360_1687356200-949.png" xlink:type="simple" xlink:show="embed" xlink:actuate="onLoad" draw:mime-type="image/png"/>
</draw:frame>
In Capitanton, the premieres of the original performance "Holiday of the Chicken apartment were successfully held on June 18-20. We open Ukraine ”, prepared by students of the Estonian Academy of Music and Theater under the control of the LMB with the help of representatives of the Ukrainian diaspora.</text:p>
      <text:p text:style-name="P4">
This was reported by Ukrinform correspondent.</text:p>
      <text:p text:style-name="P4">
<draw:frame draw:style-name="fr1" draw:name="Image83" text:anchor-type="as-char" svg:width="6.9236in" svg:height="5.1927in" draw:z-index="0">
<draw:image xlink:href="../Images/yкринформ/2023-06-21T16-35-00-03-00/1687354422-347.png" xlink:type="simple" xlink:show="embed" xlink:actuate="onLoad" draw:mime-type="image/png"/>
</draw:frame>
“I was a consultant for this major performance, to which its authors and participants were carefully prepared. That is why I first made a review lecture on Ukrainian literature, art. Then there was a current work-she advised on history and literature, assisted the actors with Ukrainian Vomov, and made a few small additions to the texts, ”-said Poetka, translator Katya Novak-Bootnar.</text:p>
      <text:p text:style-name="P4">
<draw:frame draw:style-name="fr1" draw:name="Image84" text:anchor-type="as-char" svg:width="6.9236in" svg:height="5.1927in" draw:z-index="0">
<draw:image xlink:href="../Images/yкринформ/2023-06-21T16-35-00-03-00/1687354442-194.png" xlink:type="simple" xlink:show="embed" xlink:actuate="onLoad" draw:mime-type="image/png"/>
</draw:frame>
Another Ukrainian activist, poet, performer of authentic Ukrainian songs Irene Peterson-Pauluk took part in the preparation of the performance. She felt with the selection of Ukrainian songs and translation of some Estonian.</text:p>
      <text:p text:style-name="P4">
<draw:frame draw:style-name="fr1" draw:name="Image85" text:anchor-type="as-char" svg:width="6.9236in" svg:height="5.1927in" draw:z-index="0">
<draw:image xlink:href="../Images/yкринформ/2023-06-21T16-35-00-03-00/1687354455-844.png" xlink:type="simple" xlink:show="embed" xlink:actuate="onLoad" draw:mime-type="image/png"/>
</draw:frame>
“This is the best excursion into our history and culture by means of art that was mandidated to see. Young actors told pro -Ukraine for two and a half hours over our long ages. At the same time, the right accents that are different from the Russian imperial interpretation. In combination with sincere and inspired performance, it was actually incredibly and deserved!” - said the President of the Congress of Ukrainians Estonia Vera Konik.</text:p>
      <text:p text:style-name="P4">
<draw:frame draw:style-name="fr1" draw:name="Image86" text:anchor-type="as-char" svg:width="6.9236in" svg:height="5.1927in" draw:z-index="0">
<draw:image xlink:href="../Images/yкринформ/2023-06-21T16-35-00-03-00/1687354478-385.png" xlink:type="simple" xlink:show="embed" xlink:actuate="onLoad" draw:mime-type="image/png"/>
</draw:frame>
<draw:frame draw:style-name="fr1" draw:name="Image87" text:anchor-type="as-char" svg:width="6.9236in" svg:height="5.1927in" draw:z-index="0">
<draw:image xlink:href="../Images/yкринформ/2023-06-21T16-35-00-03-00/1687354502-390.png" xlink:type="simple" xlink:show="embed" xlink:actuate="onLoad" draw:mime-type="image/png"/>
</draw:frame>
As reported by Ukrinform, the day before the heads of Ukrainian communities <text:a xlink:type="simple" xlink:href="https://www.ukrinform.ua/rubric-diaspora/3724939-kerivniki-ukrainskih-gromad-zustrilisa-z-predstavnikami-fondu-integracii-estonii.html" text:style-name="Internet_20_link" text:visited-style-name="Visited_20_Internet_20_Link">
met</text:a>
Estonia Integration Foundation.</text:p>
      <text:p text:style-name="P4">
<text:span text:style-name="T5">
Foto and video: Vera Konik and Lilia Ivanchenko</text:span>
</text:p>
      <text:p text:style-name="P4">
News Source: <text:a xlink:type="simple" xlink:href="https://www.ukrinform.ua/rubric-diaspora/3725884-u-tallinni-projsla-premera-vistavi-pro-ukrainsku-kulturu-j-istoriu.html" text:style-name="Internet_20_link" text:visited-style-name="Visited_20_Internet_20_Link">
https://www.ukrinform.ua/rubric-diaspora/3725884-u-tallinni-projsla-premera-vistavi-pro-ukrainsku-kulturu-j-istoriu.html</text:a>
</text:p>
      <!--NEWS-->
      <text:h text:style-name="P10" text:outline-level="1">
<text:span text:style-name="T4">
Anomalous heat in India: The number of dead exceeded one and a half hundred</text:span>
</text:h>
      <text:p text:style-name="P4">
Authors: Ukrinform (Person)</text:p>
      <text:p text:style-name="P4">
Publisher: Укринформ (Organization)</text:p>
      <text:p text:style-name="P4">
Published Time: 2023-06-21T16:35:36+03:00</text:p>
      <text:p text:style-name="P4">
Modified Time: 2023-06-21T16:35:36+03:00</text:p>
      <text:p text:style-name="P4">
Description: Due to the heavy heat, about 170 people have already died in the Indian states of Uttar Pradesh and Bichar. - Ukrinform.</text:p>
      <text:p text:style-name="P4">
Images: ['<text:a xlink:type="simple" xlink:href="https://static.ukrinform.com/photos/2023_06/thumb_files/630_360_1686994563-358.jpg" text:style-name="Internet_20_link" text:visited-style-name="Visited_20_Internet_20_Link">
630_360_16869...</text:a>
']</text:p>
      <text:p text:style-name="P4">
Tags: ['Індія', 'Спека']</text:p>
      <text:p text:style-name="P4">
Type: Article</text:p>
      <!--METADATA-->
      <text:p text:style-name="P4">
<draw:frame draw:style-name="fr1" draw:name="Image88" text:anchor-type="as-char" svg:width="6.9236in" svg:height="3.956343in" draw:z-index="0">
<draw:image xlink:href="../Images/yкринформ/2023-06-21T16-35-36-03-00/630_360_1686994563-358.jpg" xlink:type="simple" xlink:show="embed" xlink:actuate="onLoad" draw:mime-type="image/jpeg"/>
</draw:frame>
About 160 people have already died in the Indian states of Uttar Pradesh and Bichar.</text:p>
      <text:p text:style-name="P4">
As Ukrinform reports, it reports <text:a xlink:type="simple" xlink:href="https://www.euronews.com/green/2023/06/20/morgues-full-and-hospitals-overwhelmed-as-indias-heatwave-death-toll-hits-170" text:style-name="Internet_20_link" text:visited-style-name="Visited_20_Internet_20_Link">
Euronews</text:a>
.</text:p>
      <text:p text:style-name="P4">
According to the Meteorological Department <text:a xlink:type="simple" xlink:href="https://www.ukrinform.ua/tag-india" text:style-name="Internet_20_link" text:visited-style-name="Visited_20_Internet_20_Link">
India</text:a>
 (IMD), in the beginning of this month, the temperature reached 43.5 ° C in some districts.</text:p>
      <text:p text:style-name="P4">
It is reported that the hospitals of the country are crowded and the morgues are filled.</text:p>
      <text:p text:style-name="P4">
<text:span text:style-name="T4">
 Read also: </text:span>
 [in <text:span text:style-name="T4">
 India </text:span>
 released high -ranking officials because(https://www.ukrinform.ua/rubric-world/3724779-v-indii-zvilnili-visokoposadovca-cerez-zaavu-pro-smerti-vid-anomalnoi-speki.html)Officials on the ground find out the exact number of fatal cases, how many of them were directly caused by high temperatures.</text:p>
      <text:p text:style-name="P4">
As reported by Ukrinform, in the last three days because of the heat in Indian-shaped Uttar Pradesh and Bihar <text:a xlink:type="simple" xlink:href="https://www.ukrinform.ua/rubric-world/3724604-anomalna-speka-v-indii-kilkist-zagiblih-nablizilasa-do-sotni.html" text:style-name="Internet_20_link" text:visited-style-name="Visited_20_Internet_20_Link">
98 people were killed</text:a>
 .</text:p>
      <text:p text:style-name="P4">
News Source: <text:a xlink:type="simple" xlink:href="https://www.ukrinform.ua/rubric-world/3725888-anomalna-speka-v-indii-kilkist-zagiblih-perevisila-pivtori-sotni.html" text:style-name="Internet_20_link" text:visited-style-name="Visited_20_Internet_20_Link">
https://www.ukrinform.ua/rubric-world/3725888-anomalna-speka-v-indii-kilkist-zagiblih-perevisila-pivtori-sotni.html</text:a>
</text:p>
      <!--NEWS-->
      <text:h text:style-name="P10" text:outline-level="1">
<text:span text:style-name="T4">
The next season of the first league will play 20 teams</text:span>
</text:h>
      <text:p text:style-name="P4">
Authors: Ukrinform (Person)</text:p>
      <text:p text:style-name="P4">
Publisher: Укринформ (Organization)</text:p>
      <text:p text:style-name="P4">
Published Time: 2023-06-21T16:36:44+03:00</text:p>
      <text:p text:style-name="P4">
Modified Time: 2023-06-21T16:36:44+03:00</text:p>
      <text:p text:style-name="P4">
Description: Next season, 20 clubs will play in the first league. - Ukrinform.</text:p>
      <text:p text:style-name="P4">
Images: ['<text:a xlink:type="simple" xlink:href="https://static.ukrinform.com/photos/2023_06/thumb_files/630_360_1687354445-927.jpg" text:style-name="Internet_20_link" text:visited-style-name="Visited_20_Internet_20_Link">
630_360_16873...</text:a>
']</text:p>
      <text:p text:style-name="P4">
Tags: ['Футбол', 'перша ліга']</text:p>
      <text:p text:style-name="P4">
Type: Article</text:p>
      <!--METADATA-->
      <text:p text:style-name="P4">
<draw:frame draw:style-name="fr1" draw:name="Image89" text:anchor-type="as-char" svg:width="6.9236in" svg:height="3.956343in" draw:z-index="0">
<draw:image xlink:href="../Images/yкринформ/2023-06-21T16-36-44-03-00/630_360_1687354445-927.jpg" xlink:type="simple" xlink:show="embed" xlink:actuate="onLoad" draw:mime-type="image/jpeg"/>
</draw:frame>
In the first season, 20 clubs will play in the first league.</text:p>
      <text:p text:style-name="P4">
This was reported <text:a xlink:type="simple" xlink:href="https://sportarena.com/uk/footboll/ukraina-pervaya-liga/u-novomu-sezoni-pershoyi-ligi-zigrayut-20-klubiv/" text:style-name="Internet_20_link" text:visited-style-name="Visited_20_Internet_20_Link">
Sport Arena</text:a>
, reports Ukrinform.</text:p>
      <text:p text:style-name="P4">
The teams are planned to be divided into two groups of 10 teams.</text:p>
      <text:p text:style-name="P4">
In the second by force, the Division of Ukraine returns "Podillya", "Left Bank", "Victoria" and "Agrobusiness". Most likely, it will remain in the first league of the FSC "Mariupol", which gave way to Khust in the playoffs.</text:p>
      <text:p text:style-name="P4">
There is no "Lviv" in the list of participants. Earlier it was reported that the club is stopped.</text:p>
      <text:p text:style-name="P4">
List of participants</text:p>
      <text:p text:style-name="P4">
The first league</text:p>
      <text:p text:style-name="P4">
Group A: Agribusiness(Volochysk), Bukovina(Chernivtsi), Epicenter(Kamianets-Podilskyi), Carpathians(Lviv), Metalist(Kharkiv). Levels(Ternopil). Levels(Buzova), Podillya(Khmelnytskyi), Carpathian(Ivano-Frankivsk), Khust.</text:p>
      <text:p text:style-name="P4">
Group B: Victoria(Sumy), Minek-Sport(Horishni smooth), Dinaz(Vyshgorod), Ingulets(Petrova), Flint(Kremenchuk), FSC Mariupol(Mariupol), Metalurg(Zaporizhzhia), Poltava, left bank(Kyiv), Chernihiv.</text:p>
      <text:p text:style-name="P4">
Second League: Vast(Mykolaiv), Friendship(Mirror), PFK Zvyagel, Kremin-2(Kremenchuk), Kudrovka, locomotive(Kyiv), Metalurg-2(Zaporizhzhia). Levels(Vinnitsa), Real Farm(Odesa), Scale 1911(Stryi), Trostyanets, seagull(Petropavlovskaya Borschagivka), Destroy(Tarasivka).</text:p>
      <text:p text:style-name="P4">
Матчі першого етапу пройдуть у два кола за круговою системою. За результатамипершого етапу команди, які посіли з першого по п’яте місця груп А та Б,формують «Чемпіонську» групу за вихід в УПЛ з урахуванням показників (glasses, heads)the first stage in games among themselves(teams of first to fifth places). У новійгрупі визначаються позиції з першої по десяту у змаганнях Першої ліги.</text:p>
      <text:p text:style-name="P4">
За результатами першого етапу команди, які посіли шосте-десяте місця груп А таБ формують групу "На вибуття" за право залишитися в дивізіоні з урахуваннямпоказників (glasses, heads)the first stage in games among themselves(teams with sixth tenth place).</text:p>
      <text:p text:style-name="P4">
На другому етапі команди групи А проводять матчі лише з командами групи Б удва кола за круговою системою – по одному матчу на своєму полі та полісуперника. Господарі перших матчів визначаться окремим жеребкуванням.</text:p>
      <text:p text:style-name="P4">
<text:span text:style-name="T4">
Читайте також:</text:span>
 <text:a xlink:type="simple" xlink:href="https://www.ukrinform.ua/rubric-sports/3725809-vorskla-diznalasa-potencijnih-supernikiv-u-drugomu-raundi-vidboru-lk-uefa.html" text:style-name="Internet_20_link" text:visited-style-name="Visited_20_Internet_20_Link">
 «Ворскла» дізналася потенційних суперників у другомураунді відбору ЛК УЄФА </text:a>
</text:p>
      <text:p text:style-name="P4">
Photo: facebook.com/fcab.com.ua</text:p>
      <text:p text:style-name="P4">
News Source: <text:a xlink:type="simple" xlink:href="https://www.ukrinform.ua/rubric-sports/3725891-v-nastupnomu-sezoni-persoi-ligi-gratimut-20-komand.html" text:style-name="Internet_20_link" text:visited-style-name="Visited_20_Internet_20_Link">
https://www.ukrinform.ua/rubric-sports/3725891-v-nastupnomu-sezoni-persoi-ligi-gratimut-20-komand.html</text:a>
</text:p>
      <!--NEWS-->
      <text:h text:style-name="P10" text:outline-level="1">
<text:span text:style-name="T4">
In Kirovohrad, mass events and work of food establishments were banned after 22.00</text:span>
</text:h>
      <text:p text:style-name="P4">
Authors: Ukrinform (Person)</text:p>
      <text:p text:style-name="P4">
Publisher: Укринформ (Organization)</text:p>
      <text:p text:style-name="P4">
Published Time: 2023-06-21T16:38:23+03:00</text:p>
      <text:p text:style-name="P4">
Modified Time: 2023-06-21T16:38:23+03:00</text:p>
      <text:p text:style-name="P4">
Description: In the Kirovograd region, concerts, discos, shows, performances of professional and amateur groups, fairs, work of catering establishments, sports events after 22:00 were banned. - Ukrinform.</text:p>
      <text:p text:style-name="P4">
Images: ['<text:a xlink:type="simple" xlink:href="https://static.ukrinform.com/photos/2023_06/thumb_files/630_360_1687354692-680.jpg" text:style-name="Internet_20_link" text:visited-style-name="Visited_20_Internet_20_Link">
630_360_16873...</text:a>
']</text:p>
      <text:p text:style-name="P4">
Tags: ['Кіровоградщина', 'Харчування', 'Комендантська година']</text:p>
      <text:p text:style-name="P4">
Type: Article</text:p>
      <!--METADATA-->
      <text:p text:style-name="P4">
<draw:frame draw:style-name="fr1" draw:name="Image90" text:anchor-type="as-char" svg:width="6.9236in" svg:height="3.956343in" draw:z-index="0">
<draw:image xlink:href="../Images/yкринформ/2023-06-21T16-38-23-03-00/630_360_1687354692-680.jpg" xlink:type="simple" xlink:show="embed" xlink:actuate="onLoad" draw:mime-type="image/jpeg"/>
</draw:frame>
Nakirovograd region forbidden concerts, discos, shows, performance of professional and amateur groups, fairs, work of public character institutions, sports events after 22:00.</text:p>
      <text:p text:style-name="P4">
According to Ukrinform, the chief of Kirovograd Ova Andriyrikovich reports about it in <text:a xlink:type="simple" xlink:href="https://t.me/kirovogradskaODA/5825" text:style-name="Internet_20_link" text:visited-style-name="Visited_20_Internet_20_Link">
telegram. </text:a>
“The next decision of the region of defense of the region concerns additional measures in the conditions of the state in the territory of Kirovograd region. It should be emphasized that most of them have been in force since the martial law. In particular, the curfew. Alepractics and the results of inspections, law enforcement raids, analysis of the public space, and the content of social networks are forced to activate specific positions. This decision prohibits entertaining events. These are concerts, discos, shows, performances of professional and amateur groups, fairs, sports competitions, even charity. And also the work of work of catering, trade, bars, cafes, base after 22:00. All establishments should be closed, " - said Raykovich's reference.</text:p>
      <text:p text:style-name="P4">
<text:span text:style-name="T4">
 Read also: </text:span>
 [in some communities of Nikopol district will change the resistance of the curfew]](https://www.ukrinform.ua/rubric-regions/3724907-u-deakih-gromadah-nikopolskogo-rajonu-zminitsa-trivalist-komendantskoi-godini.html)It is also noted that there will be a ban on video shooting and photographing, online broadcasting in places near critical infrastructure, military parts, military equipment.</text:p>
      <text:p text:style-name="P4">
Council <text:a xlink:type="simple" xlink:href="https://www.ukrinform.ua/tag-oborona" text:style-name="Internet_20_link" text:visited-style-name="Visited_20_Internet_20_Link">
Defense</text:a>
areas of obligalators of district military administrations, local authorities, law enforcement agencies and relevant military formation to ensure compliance with the established regime.</text:p>
      <text:p text:style-name="P4">
*!(https://www.ukrinform.ua/rubric-regions/3724811-u-hersoni-pisla-trivaloi-komendantskoi-godini-vidkrili-proizd-u-mikrorajon-ostriv.html)The curfew in the region is valid from 23:00.</text:p>
      <text:p text:style-name="P4">
News Source: <text:a xlink:type="simple" xlink:href="https://www.ukrinform.ua/rubric-regions/3725892-na-kirovogradsini-zaboronili-masovi-zahodi-ta-robotu-zakladiv-harcuvanna-pisla-2200.html" text:style-name="Internet_20_link" text:visited-style-name="Visited_20_Internet_20_Link">
https://www.ukrinform.ua/rubric-regions/3725892-na-kirovogradsini-zaboronili-masovi-zahodi-ta-robotu-zakladiv-harcuvanna-pisla-2200.html</text:a>
</text:p>
      <!--NEWS-->
      <text:h text:style-name="P10" text:outline-level="1">
<text:span text:style-name="T4">
In Turkey, the Istanbul frigate was lowered to the water</text:span>
</text:h>
      <text:p text:style-name="P4">
Authors: Ukrinform (Person)</text:p>
      <text:p text:style-name="P4">
Publisher: Укринформ (Organization)</text:p>
      <text:p text:style-name="P4">
Published Time: 2023-06-21T16:39:00+03:00</text:p>
      <text:p text:style-name="P4">
Modified Time: 2023-06-21T16:39:00+03:00</text:p>
      <text:p text:style-name="P4">
Description: In Turkey, the Istanbul frigate was built on the water, which is built using the latest technologies. - Ukrinform.</text:p>
      <text:p text:style-name="P4">
Images: ['<text:a xlink:type="simple" xlink:href="https://static.ukrinform.com/photos/2023_06/thumb_files/630_360_1687354414-678.jpg" text:style-name="Internet_20_link" text:visited-style-name="Visited_20_Internet_20_Link">
630_360_16873...</text:a>
']</text:p>
      <text:p text:style-name="P4">
Tags: ['Корабель', 'Туреччина', 'Флот']</text:p>
      <text:p text:style-name="P4">
Type: Article</text:p>
      <!--METADATA-->
      <text:p text:style-name="P4">
<draw:frame draw:style-name="fr1" draw:name="Image91" text:anchor-type="as-char" svg:width="6.9236in" svg:height="3.956343in" draw:z-index="0">
<draw:image xlink:href="../Images/yкринформ/2023-06-21T16-39-00-03-00/630_360_1687354414-678.jpg" xlink:type="simple" xlink:show="embed" xlink:actuate="onLoad" draw:mime-type="image/jpeg"/>
</draw:frame>
The fleece was built on the water by the frigate "Istanbul", which is built with the use of mural technologies.</text:p>
      <text:p text:style-name="P4">
About it reports <text:a xlink:type="simple" xlink:href="https://twitter.com/tcsavunma/status/1671149080574332933" text:style-name="Internet_20_link" text:visited-style-name="Visited_20_Internet_20_Link">
Ministry of National Defense of Turkey</text:a>
, Ukrinform correspondent reports.</text:p>
      <text:p text:style-name="P4">
“The Turkish flag was solemnly raised on <text:a xlink:type="simple" xlink:href="https://www.ukrinform.ua/tag-korabel" text:style-name="Internet_20_link" text:visited-style-name="Visited_20_Internet_20_Link">
frigate</text:a>
Istanbul, which is being built by the Nadombul shipyard, and the reception trials have been started, " - the Ministry reported.</text:p>
      <text:p text:style-name="Quotations">

<text:p text:style-name="P4">
̇Stanbul tersanesi komutanlığında inşa edilmekte olan ̇stanbul fırkateynine,&gt;
 törenle türk bayrağı toka edildi vers lkK sşeraine çıkıkılarak den. <text:a xlink:type="simple" xlink:href="https://twitter.com/hashtag/Mill%C3%AESavunmaBakanl%C4%B1%C4%9F%C4%B1" text:style-name="Internet_20_link" text:visited-style-name="Visited_20_Internet_20_Link">
 #Millîsavunmabakanlığı&gt;
</text:a>
&gt;
 <text:a xlink:type="simple" xlink:href="https://t.co/6NVk4VyPz6" text:style-name="Internet_20_link" text:visited-style-name="Visited_20_Internet_20_Link">
 pic.twitter.com/6NVk4VyPz6 </text:a>
&gt;
&gt;
 - T.C. National Defense Department(@tcsavunma)<text:a xlink:type="simple" xlink:href="https://twitter.com/tcsavunma/status/1671149080574332933" text:style-name="Internet_20_link" text:visited-style-name="Visited_20_Internet_20_Link">
 June 20, 2023&gt;
 </text:a>
It is expected that the frigate will be part of the Navy of Turkey this year.</text:p>

</text:p>
      <text:p text:style-name="P4">
According to the publication <text:a xlink:type="simple" xlink:href="https://www.denizhaber.net/mobi/news_detail.php" text:style-name="Internet_20_link" text:visited-style-name="Visited_20_Internet_20_Link">
Deniz Haber</text:a>
, National Medical Military Technologies are used on the Istanbul frigate.</text:p>
      <text:p text:style-name="P4">
*!(https://www.ukrinform.ua/rubric-technology/3723254-kompania-baykar-provela-uspisni-strilbi-z-bezpilotnika-akinci.html)As <text:a xlink:type="simple" xlink:href="https://www.ukrinform.ua/amp/rubric-world/3694057-u-tureccini-postavili-na-ozbroenna-persij-u-sviti-korabel-dla-vikoristanna-udarnih-bpla.html" text:style-name="Internet_20_link" text:visited-style-name="Visited_20_Internet_20_Link">
reported</text:a>
, in April in Turkey, a new flagship was armed for the weapons of the TCG Anadolu. The first warship in the world, designed for dislocation and use of UAVs.</text:p>
      <text:p text:style-name="P4">
<text:span text:style-name="T5">
Foto: Turkish National Defense Ministry</text:span>
</text:p>
      <text:p text:style-name="P4">
News Source: <text:a xlink:type="simple" xlink:href="https://www.ukrinform.ua/rubric-world/3725893-u-tureccini-spustili-na-vodu-fregat-stambul.html" text:style-name="Internet_20_link" text:visited-style-name="Visited_20_Internet_20_Link">
https://www.ukrinform.ua/rubric-world/3725893-u-tureccini-spustili-na-vodu-fregat-stambul.html</text:a>
</text:p>
      <!--NEWS-->
      <text:h text:style-name="P10" text:outline-level="1">
<text:span text:style-name="T4">
NABU plans to use artificial intelligence - Krivonos</text:span>
</text:h>
      <text:p text:style-name="P4">
Authors: Ukrinform (Person)</text:p>
      <text:p text:style-name="P4">
Publisher: Укринформ (Organization)</text:p>
      <text:p text:style-name="P4">
Published Time: 2023-06-21T16:46:00+03:00</text:p>
      <text:p text:style-name="P4">
Modified Time: 2023-06-21T16:46:00+03:00</text:p>
      <text:p text:style-name="P4">
Description: NABU plans to use artificial intelligence in criminal investigation. Technology will help analyze data ranges and track relationships. - Ukrinform.</text:p>
      <text:p text:style-name="P4">
Images: ['<text:a xlink:type="simple" xlink:href="https://static.ukrinform.com/photos/2023_06/thumb_files/630_360_1687277315-731.jpg" text:style-name="Internet_20_link" text:visited-style-name="Visited_20_Internet_20_Link">
630_360_16872...</text:a>
']</text:p>
      <text:p text:style-name="P4">
Tags: ['IT-технології', 'НАБУ', 'Штучний інтелект', 'Кривонос', 'Цифровізація']</text:p>
      <text:p text:style-name="P4">
Type: Article</text:p>
      <!--METADATA-->
      <text:p text:style-name="P4">
<draw:frame draw:style-name="fr1" draw:name="Image93" text:anchor-type="as-char" svg:width="6.9236in" svg:height="3.956343in" draw:z-index="0">
<draw:image xlink:href="../Images/yкринформ/2023-06-21T16-46-00-03-00/630_360_1687277315-731.jpg" xlink:type="simple" xlink:show="embed" xlink:actuate="onLoad" draw:mime-type="image/jpeg"/>
</draw:frame>
It is producing the use of artificial intelligence in the investigation of criminal law. The technology will help analyze data ranges and track communication.</text:p>
      <text:p text:style-name="P4">
This was reported by NABU Semen Krivonos <text:a xlink:type="simple" xlink:href="https://www.ukrinform.ua/rubric-economy/3725452-semen-krivonos-direktor-nacionalnogo-antikorupcijnogo-buro.html" text:style-name="Internet_20_link" text:visited-style-name="Visited_20_Internet_20_Link">
in an interview with Ukrinform</text:a>
 <text:a xlink:type="simple" xlink:href="https://www.ukrinform.ua/rubric-economy/3725452-semen-krivonos-direktor-nacionalnogo-antikorupcijnogo-buro.html" text:style-name="Internet_20_link" text:visited-style-name="Visited_20_Internet_20_Link">
 .</text:a>
“We have other plans for digitalization. This is the introduction of technology <text:a xlink:type="simple" xlink:href="https://www.ukrinform.ua/tag-stucnij-intelekt" text:style-name="Internet_20_link" text:visited-style-name="Visited_20_Internet_20_Link">
artificial intelligence</text:a>
, neuro -networks of andanalytic instruments in the work of the bureau. This technology is capable of analyzing the same data ranges, highlighting individual elements and suspicious actions. Systemadates in real time on the basis of traffic analyzes, power of attorney, registration to track and build relationships. It recognizes the face, transcripts the audio into the text. Still - she is self -taught, ”Krivonos said.</text:p>
      <text:p text:style-name="P4">
Krivonos said that the bureau is negotiating with one company that has an analytical product, and already conducts the necessary projects for its implementation.</text:p>
      <text:p text:style-name="P4">
“One of the simple tasks that I set the developer, for example, found tenders“ transparent ”, as a company X over a specific period of time took 50 purchases, where there are signs of abnormally inflated prices for a certain categorical product? The company owns Ivanov through Sidorov, while Sidorov Figured in criminal proceedings related to theft, receiving a non -legal benefit, and he had a phone number in the negotiations. This is the volume of data can do artificial intelligence, ”he has nominated.</text:p>
      <text:p text:style-name="P4">
<text:span text:style-name="T4">
 Read also: </text:span>
 <text:a xlink:type="simple" xlink:href="https://www.ukrinform.ua/rubric-technology/3722612-google-predstaviv-dvi-novi-funkcii-zi-stucnim-intelektom.html" text:style-name="Internet_20_link" text:visited-style-name="Visited_20_Internet_20_Link">
Google presented two new features with <text:span text:style-name="T4">
 artificial </text:span>
<text:span text:style-name="T4">
 intelligence </text:span>
 ohm</text:a>
According to the NABU Director, the Bureau analysts will set the task for the program.</text:p>
      <text:p text:style-name="P4">
Krivonos said that in the world law enforcement agencies are already actively implementing instruments of artificial intelligence, but "we want to be at the club of countries that are successfully used by such programs."</text:p>
      <text:p text:style-name="P4">
He recalled that at one time a similar Palantir program, which is also based on the algorithms, allowed Ben Laden.<text:span text:style-name="T4">
 Read also: </text:span>
 <text:a xlink:type="simple" xlink:href="https://www.ukrinform.ua/rubric-technology/3722920-evroparlament-shvaliv-plan-reguluvanna-stucnogo-intelektu.html" text:style-name="Internet_20_link" text:visited-style-name="Visited_20_Internet_20_Link">
European Parliament has approved the artificial intelligence regulation plan</text:a>
“Today, Ecase Management System is still being implemented in the bureau. We plan to complete the test and industrial operation of the year and to exchange all documents between NABU, SAP and WAKS in electronic view. We will sneak the paper routine, and the deployment of this system will free up a lot of time, ”he said.</text:p>
      <text:p text:style-name="P4">
It was reported that Semen Krivonos headed the NABU Director of the NABU Inspectorate of Architecture and Urban Planning, where he introduced the digitalization of the construction of permits for construction.</text:p>
      <text:p text:style-name="P4">
News Source: <text:a xlink:type="simple" xlink:href="https://www.ukrinform.ua/rubric-technology/3725894-nabu-planue-vikoristovuvati-u-roboti-stucnij-intelekt-krivonos.html" text:style-name="Internet_20_link" text:visited-style-name="Visited_20_Internet_20_Link">
https://www.ukrinform.ua/rubric-technology/3725894-nabu-planue-vikoristovuvati-u-roboti-stucnij-intelekt-krivonos.html</text:a>
</text:p>
      <!--NEWS-->
      <text:h text:style-name="P10" text:outline-level="1">
<text:span text:style-name="T4">
Ukrainian fighters in the Tavriysk direction per day destroyed 280 invaders</text:span>
</text:h>
      <text:p text:style-name="P4">
Authors: Ukrinform (Person)</text:p>
      <text:p text:style-name="P4">
Publisher: Укринформ (Organization)</text:p>
      <text:p text:style-name="P4">
Published Time: 2023-06-21T16:47:57+03:00</text:p>
      <text:p text:style-name="P4">
Modified Time: 2023-06-21T16:47:57+03:00</text:p>
      <text:p text:style-name="P4">
Description: Last day, in the Tavriysk direction, the loss of the Russian army amounted to more than 280 invaders and 68 units of weapons and military equipment. - Ukrinform.</text:p>
      <text:p text:style-name="P4">
Images: ['<text:a xlink:type="simple" xlink:href="https://static.ukrinform.com/photos/2023_04/thumb_files/630_360_1680422407-224.png" text:style-name="Internet_20_link" text:visited-style-name="Visited_20_Internet_20_Link">
630_360_16804...</text:a>
']</text:p>
      <text:p text:style-name="P4">
Tags: ['Оборона', 'ЗСУ', 'Війна з Росією']</text:p>
      <text:p text:style-name="P4">
Type: Article</text:p>
      <!--METADATA-->
      <text:p text:style-name="P4">
<draw:frame draw:style-name="fr1" draw:name="Image94" text:anchor-type="as-char" svg:width="6.9236in" svg:height="3.956343in" draw:z-index="0">
<draw:image xlink:href="../Images/yкринформ/2023-06-21T16-47-57-03-00/630_360_1680422407-224.png" xlink:type="simple" xlink:show="embed" xlink:actuate="onLoad" draw:mime-type="image/png"/>
</draw:frame>
Last lands in the Tavriysk direction of the loss of the Russian army were more than 280 objectives and 68 units of weapons and military equipment.</text:p>
      <text:p text:style-name="P4">
About it in <text:a xlink:type="simple" xlink:href="https://www.facebook.com/PresscentrTavria/videos/1718743025240347/" text:style-name="Internet_20_link" text:visited-style-name="Visited_20_Internet_20_Link">
Facebook</text:a>
The spokesman of the united Press Center of Defense forces of Tavriysky Direction of Shershn reported, Ukrinform reports.</text:p>
      <text:p text:style-name="P4">
"Units of rocket troops and artillery of the Tavriysky Direction forces have completed 1119 fire tasks. For the last day, more than 280 invaders were lost and injured.</text:p>
      <text:p text:style-name="P4">
He specified that it was about 6 <text:a xlink:type="simple" xlink:href="https://www.ukrinform.ua/tag-tank" text:style-name="Internet_20_link" text:visited-style-name="Visited_20_Internet_20_Link">
tanks</text:a>
, 13 units of BMP, 25 howitzers 2C19 "MSTU-C", 4 howitzers 2a65 "MSTA-B", 2 anti-aircraft rock complexes "Arrow", five SAU 2C5 "Hyacint", 2 SAU "Pion", RLS "Zoopark". In addition, three Supercam and Orlan 10 drones were destroyed. 3 also destroyed 3 enemy ammunition storage.</text:p>
      <text:p text:style-name="P4">
*!(https://www.ukrinform.ua/rubric-ato/3725700-sili-oboroni-efektivno-znisuut-rosijskij-desant-na-doneccini-genstab.html)“Over the past 24 hours, the Tavriya defense forces had maximum concentration on offensive actions south in the Berdyansk Tamelitopol directions. There are heavy battles for literally for every meter of Ukrainian land, namely the vector of our attacks: Novodanilivka, a robot, a little girl, a willow, a free field, a macarovka. We have a partial success, we are fixed on the limits achieved, ”the spokesman said.</text:p>
      <text:p text:style-name="P4">
He noted that the enemy is trying to prevent the promotion of the Ukrainian troops.</text:p>
      <text:p text:style-name="P4">
At the same time, in the east of the Donetsk regional invaders, they continue to storm the Flangans, trying to seize Marinka and create the conditions of coverage of Avdiivka, which is invested in the strategy of Russian troops to enter the administrative borders of Donetsk region.</text:p>
      <text:p text:style-name="P4">
<text:span text:style-name="T4">
 Read also: </text:span>
 <text:a xlink:type="simple" xlink:href="https://www.ukrinform.ua/rubric-ato/3725821-vorog-zbilsiv-intensivnist-obstriliv-na-dniprovskomu-napramku-gumenuk.html" text:style-name="Internet_20_link" text:visited-style-name="Visited_20_Internet_20_Link">
the enemy increased the intensity of shelling on the Dnieper -Pravmil - Humeniuk</text:a>
The forces of Tavriya's defense are securely defended in the Marinka area, reflecting 11 enemy assaults and at night, said the spokesman.</text:p>
      <text:p text:style-name="P4">
News Source: <text:a xlink:type="simple" xlink:href="https://www.ukrinform.ua/rubric-ato/3725897-ukrainski-bijci-na-tavrijskomu-napramku-za-dobu-znisili-280-zagarbnikiv.html" text:style-name="Internet_20_link" text:visited-style-name="Visited_20_Internet_20_Link">
https://www.ukrinform.ua/rubric-ato/3725897-ukrainski-bijci-na-tavrijskomu-napramku-za-dobu-znisili-280-zagarbnikiv.html</text:a>
</text:p>
      <!--NEWS-->
      <text:h text:style-name="P10" text:outline-level="1">
<text:span text:style-name="T4">
60 countries - Shmigal help to recover Ukrainian cities and villages -</text:span>
</text:h>
      <text:p text:style-name="P4">
Authors: Ukrinform (Person)</text:p>
      <text:p text:style-name="P4">
Publisher: Укринформ (Organization)</text:p>
      <text:p text:style-name="P4">
Published Time: 2023-06-21T16:53:31+03:00</text:p>
      <text:p text:style-name="P4">
Modified Time: 2023-06-21T16:53:31+03:00</text:p>
      <text:p text:style-name="P4">
Description: Already 60 countries help Ukrainian cities, settlements and villages to recover. - Ukrinform.</text:p>
      <text:p text:style-name="P4">
Images: ['<text:a xlink:type="simple" xlink:href="https://static.ukrinform.com/photos/2023_06/thumb_files/630_360_1687355013-761.jpg" text:style-name="Internet_20_link" text:visited-style-name="Visited_20_Internet_20_Link">
630_360_16873...</text:a>
']</text:p>
      <text:p text:style-name="P4">
Tags: ['Шмигаль', 'Відбудова', 'Відновлення України', 'Конференція з відбудови у Лондоні']</text:p>
      <text:p text:style-name="P4">
Type: Article</text:p>
      <!--METADATA-->
      <text:p text:style-name="P4">
<draw:frame draw:style-name="fr1" draw:name="Image95" text:anchor-type="as-char" svg:width="6.9236in" svg:height="3.956343in" draw:z-index="0">
<draw:image xlink:href="../Images/yкринформ/2023-06-21T16-53-31-03-00/630_360_1687355013-761.jpg" xlink:type="simple" xlink:show="embed" xlink:actuate="onLoad" draw:mime-type="image/jpeg"/>
</draw:frame>
Already 60 countries help Ukrainian cities, settlements and villages to recover.</text:p>
      <text:p text:style-name="P4">
Prime Minister Denis Shmigal said this at a conference on renewal of Ukraine, which takes place in London, Ukrinform correspondent reports.</text:p>
      <text:p text:style-name="P4">
"Almost 60 countries of the world help our cities, settlements and villages to recover. Naragas are being implemented or implemented 214 projects together with partner states or international organizations," said <text:a xlink:type="simple" xlink:href="https://www.ukrinform.ua/tag-smigal" text:style-name="Internet_20_link" text:visited-style-name="Visited_20_Internet_20_Link">
Shmigal</text:a>
.</text:p>
      <text:p text:style-name="P4">
<text:span text:style-name="T4">
 Read also: </text:span>
 <text:a xlink:type="simple" xlink:href="https://www.ukrinform.ua/rubric-ato/3725798-smigal-prognozue-spravznij-bum-u-virobnictvi-ukrainskoi-zbroi-pisla-vijni.html" text:style-name="Internet_20_link" text:visited-style-name="Visited_20_Internet_20_Link">
<text:span text:style-name="T4">
 Shmigal </text:span>
 predicts "real boom" in the production of Ukrainian weapons after the war</text:a>
According to him, 30 countries signed a declaration, which supported the initiative to provide coordinated assistance for the restoration of Ukrainian communities of Iregions. In the year, more than 300 territorial communities of Ukraine have concluded 1.5 thousand partnership agreements.</text:p>
      <text:p text:style-name="P4">
The Prime Minister called the source of recovery funding. First, the confiscation of Russian assets, because Russia has to pay for having destroyed. Second, the source of funding for reconstruction is the funds of the Ukrainian budget, including funds from the confiscation of Russian assets in Ukraine. The third source of the union of international partners, including international financial organizations.</text:p>
      <text:p text:style-name="P4">
<text:span text:style-name="T4">
 Read also: </text:span>
 <text:a xlink:type="simple" xlink:href="https://www.ukrinform.ua/rubric-vidbudova/3725806-smigal-ocikuemo-so-na-konferencii-u-londoni-zmozemo-mobilizuvati-dostatno-finansiv.html" text:style-name="Internet_20_link" text:visited-style-name="Visited_20_Internet_20_Link">
<text:span text:style-name="T4">
 Shmigal </text:span>
: We expect to mobilize enough finances at the conference in Londonism</text:a>
As reported by Ukrinform, the head of government has previously stressed that the transparency of tavidism in the implementation of projects related to the reconstruction of Ukraine's tavering will play a key role.</text:p>
      <text:p text:style-name="P4">
News Source: <text:a xlink:type="simple" xlink:href="https://www.ukrinform.ua/rubric-vidbudova/3725900-vidnovitisa-ukrainskim-mistam-ta-selam-dopomagaut-uze-60-krain-smigal.html" text:style-name="Internet_20_link" text:visited-style-name="Visited_20_Internet_20_Link">
https://www.ukrinform.ua/rubric-vidbudova/3725900-vidnovitisa-ukrainskim-mistam-ta-selam-dopomagaut-uze-60-krain-smigal.html</text:a>
</text:p>
      <!--NEWS-->
      <text:h text:style-name="P10" text:outline-level="1">
<text:span text:style-name="T4">
Sit at one table: NABU Director told about relationships with Yermak</text:span>
</text:h>
      <text:p text:style-name="P4">
Authors: Ukrinform (Person)</text:p>
      <text:p text:style-name="P4">
Publisher: Укринформ (Organization)</text:p>
      <text:p text:style-name="P4">
Published Time: 2023-06-21T16:54:00+03:00</text:p>
      <text:p text:style-name="P4">
Modified Time: 2023-06-21T16:54:00+03:00</text:p>
      <text:p text:style-name="P4">
Description: The director of the National Anti -Corruption Bureau Semen Krivonos assures that he has no influence on the part of officials. - Ukrinform.</text:p>
      <text:p text:style-name="P4">
Images: ['<text:a xlink:type="simple" xlink:href="https://static.ukrinform.com/photos/2023_06/thumb_files/630_360_1687277315-886.jpg" text:style-name="Internet_20_link" text:visited-style-name="Visited_20_Internet_20_Link">
630_360_16872...</text:a>
']</text:p>
      <text:p text:style-name="P4">
Tags: ['НАБУ', 'Кривонос', 'Єрмак']</text:p>
      <text:p text:style-name="P4">
Type: Article</text:p>
      <!--METADATA-->
      <text:p text:style-name="P4">
<draw:frame draw:style-name="fr1" draw:name="Image96" text:anchor-type="as-char" svg:width="6.9236in" svg:height="3.956343in" draw:z-index="0">
<draw:image xlink:href="../Images/yкринформ/2023-06-21T16-54-00-03-00/630_360_1687277315-886.jpg" xlink:type="simple" xlink:show="embed" xlink:actuate="onLoad" draw:mime-type="image/jpeg"/>
</draw:frame>
The Director -National Anti -Corruption Bureau Semen Krivonos assures that he does not have any influence on the part of officials.</text:p>
      <text:p text:style-name="P4">
He noted this in <text:a xlink:type="simple" xlink:href="https://www.ukrinform.ua/rubric-economy/3725452-semen-krivonos-direktor-nacionalnogo-antikorupcijnogo-buro.html" text:style-name="Internet_20_link" text:visited-style-name="Visited_20_Internet_20_Link">
interview Ukrinform</text:a>
Answering the question of what relationship with the head of the office of the president Andriy Ermak.</text:p>
      <text:p text:style-name="P4">
“The National Anti -Corruption Bureau from Bug -Subsidy and individual officials has no influence on me. Everything else is conspiracy, which is apparently on the posts of people I respect, but ... Well, what do we get here? ” - he said.</text:p>
      <text:p text:style-name="P4">
"I was asked about it at the competition. I am with him(A. <text:a xlink:type="simple" xlink:href="https://www.ukrinform.ua/tag-ermak" text:style-name="Internet_20_link" text:visited-style-name="Visited_20_Internet_20_Link">
Yermak</text:a>
- order.)Indeed, he saw the meetings of the National Reform Council. At the time of election of the head of the diam, I did not have a personal communication with Yermak. I sat at one table with other experts and members of the government when I presented the concept of urban planning.</text:p>
      <text:p text:style-name="P4">
After my appointment, I was with him at a meeting of the OECD working group with him, there is no other communication.</text:p>
      <text:p text:style-name="P4">
But the question of independence is the question of choice. After the full -scale intensification of Russia to Ukraine, we, as a nation, had a choice - to give up to be aborted. We have chosen independence, "he added.</text:p>
      <text:p text:style-name="P4">
Krivonos also assured that he had "enough ambitions and tools to give any pressure and attempts to influence NABU independence."</text:p>
      <text:p text:style-name="P4">
<text:span text:style-name="T4">
 Read also: </text:span>
 <text:a xlink:type="simple" xlink:href="https://www.ukrinform.ua/rubric-society/3725757-krivonos-skazav-aki-zlocini-budut-u-prioriteti-nabu.html" text:style-name="Internet_20_link" text:visited-style-name="Visited_20_Internet_20_Link">
Krivonos said what crimes will be in priority <text:span text:style-name="T4">
 NABU </text:span>
</text:a>
At the same time, he noted that the attempts of financial and industrial groups, authorities, political parties and individual figures have never stopped to influence the results of pre-trial investigations.</text:p>
      <text:p text:style-name="P4">
“No one wants to get in prison, no one wants to be under investigation. He wants to effectively influence such a structure as the national -anticorruption bureau. In eight years, this has not succeeded, I guarantee that it will not be 100% for seven years, ”he says.</text:p>
      <text:p text:style-name="P4">
As reported by Ukrinform, the government appointed Semen Krivonos as director of NABU 6 of the current year. In the selection finals, he is the only one of the three candidates to work in law enforcement.</text:p>
      <text:p text:style-name="P4">
Before that, Krivonos headed the State Inspectorate of Architecture and Urban Planning.</text:p>
      <text:p text:style-name="P4">
News Source: <text:a xlink:type="simple" xlink:href="https://www.ukrinform.ua/rubric-polytics/3725899-sidiv-za-odnim-stolom-direktor-nabu-rozpoviv-pro-vidnosini-z-ermakom.html" text:style-name="Internet_20_link" text:visited-style-name="Visited_20_Internet_20_Link">
https://www.ukrinform.ua/rubric-polytics/3725899-sidiv-za-odnim-stolom-direktor-nabu-rozpoviv-pro-vidnosini-z-ermakom.html</text:a>
</text:p>
      <!--NEWS-->
      <text:h text:style-name="P10" text:outline-level="1">
<text:span text:style-name="T4">
The State Enterprise "Forests of Ukraine" develops a strategy for industry development to attract investment</text:span>
</text:h>
      <text:p text:style-name="P4">
Authors: Ukrinform (Person)</text:p>
      <text:p text:style-name="P4">
Publisher: Укринформ (Organization)</text:p>
      <text:p text:style-name="P4">
Published Time: 2023-06-21T16:56:00+03:00</text:p>
      <text:p text:style-name="P4">
Modified Time: 2023-06-21T16:56:00+03:00</text:p>
      <text:p text:style-name="P4">
Description: Work on the creation of an industry development strategy in order to attract external investments has begun at SE "Forests of Ukraine". - Ukrinform.</text:p>
      <text:p text:style-name="P4">
Images: ['<text:a xlink:type="simple" xlink:href="https://static.ukrinform.com/photos/2023_06/thumb_files/630_360_1686673936-606.jpg" text:style-name="Internet_20_link" text:visited-style-name="Visited_20_Internet_20_Link">
630_360_16866...</text:a>
']</text:p>
      <text:p text:style-name="P4">
Tags: ['Інвестиції', 'Ліс', 'Стратегія розвитку']</text:p>
      <text:p text:style-name="P4">
Type: Article</text:p>
      <!--METADATA-->
      <text:p text:style-name="P4">
<draw:frame draw:style-name="fr1" draw:name="Image97" text:anchor-type="as-char" svg:width="6.9236in" svg:height="3.956343in" draw:z-index="0">
<draw:image xlink:href="../Images/yкринформ/2023-06-21T16-56-00-03-00/630_360_1686673936-606.jpg" xlink:type="simple" xlink:show="embed" xlink:actuate="onLoad" draw:mime-type="image/jpeg"/>
</draw:frame>
Work on the creation of an industry development strategy in order to make external investments in Lisyukin.</text:p>
      <text:p text:style-name="P4">
According to Ukrinform, the press service of the state enterprise in [Facebook] reports it(https://www.facebook.com/ForestsOfUkraine/posts/pfbid02ixouR5dc54AaAaqd1UP5QxG92thkTSycpEyobCPJ4S6UtCm6SUEqCvdqUeTkAbXJl).</text:p>
      <text:p text:style-name="P4">
«У Лондоні розпочинається дуже важлива для нашої країни подія Ukraine RecoveryConference (URC 23). Україна презентує для міжнародного бізнесу та інвесторівпрограму відновлення нашої країни. ДП «Ліси України» також має велику потребуу зовнішніх <text:a xlink:type="simple" xlink:href="https://www.ukrinform.ua/tag-investicii" text:style-name="Internet_20_link" text:visited-style-name="Visited_20_Internet_20_Link">
 інвестиціях </text:a>
", -goes in the message.</text:p>
      <text:p text:style-name="P4">
According to a state -owned enterprise, for dialogue with investors and donors, the need for development of development, developed by world standards, for which the last time is emphasized by leading experts, People's Deputies.</text:p>
      <text:p text:style-name="P4">
It is the strategy that will allow to implement the transformation provided by the ureform forest industry that has begun in Ukraine.</text:p>
      <text:p text:style-name="P4">
<text:span text:style-name="T4">
 Read also: </text:span>
 <text:a xlink:type="simple" xlink:href="https://www.ukrinform.ua/rubric-economy/3710521-v-ukraini-zbuduut-ponad-120-lisovih-rekreacijnih-punktiv.html" text:style-name="Internet_20_link" text:visited-style-name="Visited_20_Internet_20_Link">
in Ukraine will build more than 120 forest recreational points</text:a>
“We should say that preparation for the creation of the strategy has already begun. SE "Lisyukraine" consultations have been conducted, requirements and criteria for the strategy have been determined. Convitures with the world name should work on its creation. This is not only possible to determine the most effective areas of development, but to do access to external funding, " - said in the State Enterprise .</text:p>
      <text:p text:style-name="P4">
As it was reported, according to the results of the first quarter of 2023, the income of SE "Forests of Ukraine" amounted to UAH 4.6 billion, exceeding the pre -war result of the enterprises of the state agency. Profit increased almost twice to 500 million UAH. The realization of the forestry increased to 2.3 million cubic meters.</text:p>
      <text:p text:style-name="P4">
News Source: <text:a xlink:type="simple" xlink:href="https://www.ukrinform.ua/rubric-economy/3725898-derzpidpriemstvo-lisi-ukraini-rozroblae-strategiu-rozvitku-galuzi-dla-zalucenna-investicij.html" text:style-name="Internet_20_link" text:visited-style-name="Visited_20_Internet_20_Link">
https://www.ukrinform.ua/rubric-economy/3725898-derzpidpriemstvo-lisi-ukraini-rozroblae-strategiu-rozvitku-galuzi-dla-zalucenna-investicij.html</text:a>
</text:p>
      <!--NEWS-->
      <text:h text:style-name="P10" text:outline-level="1">
<text:span text:style-name="T4">
The artists of the Odessa Opera performed at the festival in Moldova</text:span>
</text:h>
      <text:p text:style-name="P4">
Authors: Ukrinform (Person)</text:p>
      <text:p text:style-name="P4">
Publisher: Укринформ (Organization)</text:p>
      <text:p text:style-name="P4">
Published Time: 2023-06-21T16:59:00+03:00</text:p>
      <text:p text:style-name="P4">
Modified Time: 2023-06-21T16:59:00+03:00</text:p>
      <text:p text:style-name="P4">
Description: The staff of the Odessa Opera and Ballet Theater took part in the 6th Classical Music Festival "Descopera" in the Republic of Moldova. - Ukrinform.</text:p>
      <text:p text:style-name="P4">
Images: ['<text:a xlink:type="simple" xlink:href="https://static.ukrinform.com/photos/2023_06/thumb_files/630_360_1687355735-312.jpg" text:style-name="Internet_20_link" text:visited-style-name="Visited_20_Internet_20_Link">
630_360_16873...</text:a>
']</text:p>
      <text:p text:style-name="P4">
Tags: ['Фестиваль', 'Молдова', 'Музика', 'Одеса', 'Опера']</text:p>
      <text:p text:style-name="P4">
Type: Article</text:p>
      <!--METADATA-->
      <text:p text:style-name="P4">
<draw:frame draw:style-name="fr1" draw:name="Image98" text:anchor-type="as-char" svg:width="6.9236in" svg:height="3.956343in" draw:z-index="0">
<draw:image xlink:href="../Images/yкринформ/2023-06-21T16-59-00-03-00/630_360_1687355735-312.jpg" xlink:type="simple" xlink:show="embed" xlink:actuate="onLoad" draw:mime-type="image/jpeg"/>
</draw:frame>
The collective Opera and Ballet Theater took part in the 6th Classical Music Festival in Descopera in the Republic of Moldova.</text:p>
      <text:p text:style-name="P4">
About it reports <text:a xlink:type="simple" xlink:href="https://mkip.gov.ua/news/9351.html" text:style-name="Internet_20_link" text:visited-style-name="Visited_20_Internet_20_Link">
press service</text:a>
Ministry of Culture and Information Policy, Ukrinform reports.</text:p>
      <text:p text:style-name="P4">
«The performance of the staff of the Odessa National Academic Opera and Ballet Theater, which presented the public <text:a xlink:type="simple" xlink:href="https://www.ukrinform.ua/tag-opera" text:style-name="Internet_20_link" text:visited-style-name="Visited_20_Internet_20_Link">
opera</text:a>
P. Maskanya "Village Honor" became the equator of the 6th Classical Music Festival "Descopera", - the message reads.</text:p>
      <text:p text:style-name="P4">
It is noted that the festival took place in the format of the triangle of solidarity "Chisinau -Odessa - Iasi" and was held under the auspices of the Ministry of Culture of the Republicmoldov, the National Opera and Ballet Theater "Maria Biesh" for the strategic support of USAID Moldova, Sweden and British.</text:p>
      <text:p text:style-name="P4">
<text:span text:style-name="T4">
 Read also: </text:span>
 [Lviv Opera will show the updated production "Zaporozhets behind the Danube" in Kiev]](https://www.ukrinform.ua/rubric-culture/3725317-lvivska-opera-pokaze-u-kievi-onovlenu-postanovku-zaporozec-za-dunaem.html)As reported by Ukrinform in the city of Jonkers(New York, USA)The 36th-Ukrainian festival took place.</text:p>
      <text:p text:style-name="P4">
<text:span text:style-name="T5">
Foto: mkip</text:span>
</text:p>
      <text:p text:style-name="P4">
News Source: <text:a xlink:type="simple" xlink:href="https://www.ukrinform.ua/rubric-culture/3725903-artisti-odeskoi-operi-vistupili-na-festivali-v-moldovi.html" text:style-name="Internet_20_link" text:visited-style-name="Visited_20_Internet_20_Link">
https://www.ukrinform.ua/rubric-culture/3725903-artisti-odeskoi-operi-vistupili-na-festivali-v-moldovi.html</text:a>
</text:p>
      <!--NEWS-->
      <text:h text:style-name="P10" text:outline-level="1">
<text:span text:style-name="T4">
In the metro metro temporarily not working payment with paper QR-books and codes</text:span>
</text:h>
      <text:p text:style-name="P4">
Authors: Ukrinform (Person)</text:p>
      <text:p text:style-name="P4">
Publisher: Укринформ (Organization)</text:p>
      <text:p text:style-name="P4">
Published Time: 2023-06-21T17:02:00+03:00</text:p>
      <text:p text:style-name="P4">
Modified Time: 2023-06-21T17:02:00+03:00</text:p>
      <text:p text:style-name="P4">
Description: In the metro-subway, the service payment service does not work temporarily with single paper QR-books and QR codes generated in the Kyiv Digital application. - Ukrinform.</text:p>
      <text:p text:style-name="P4">
Images: ['<text:a xlink:type="simple" xlink:href="https://static.ukrinform.com/photos/2022_08/thumb_files/630_360_1660555572-595.jpg" text:style-name="Internet_20_link" text:visited-style-name="Visited_20_Internet_20_Link">
630_360_16605...</text:a>
']</text:p>
      <text:p text:style-name="P4">
Tags: ['Метро', 'Київ', 'Київ Цифровий']</text:p>
      <text:p text:style-name="P4">
Type: Article</text:p>
      <!--METADATA-->
      <text:p text:style-name="P4">
<draw:frame draw:style-name="fr1" draw:name="Image99" text:anchor-type="as-char" svg:width="6.9236in" svg:height="3.956343in" draw:z-index="0">
<draw:image xlink:href="../Images/yкринформ/2023-06-21T17-02-00-03-00/630_360_1660555572-595.jpg" xlink:type="simple" xlink:show="embed" xlink:actuate="onLoad" draw:mime-type="image/jpeg"/>
</draw:frame>
The Ustolian subway does not temporarily operate the service payment of single-paper QR-bits and QR codes generated in the KyivCifrovy application.</text:p>
      <text:p text:style-name="P4">
About it in <text:a xlink:type="simple" xlink:href="http://t.me/KyivCityOfficial/7076" text:style-name="Internet_20_link" text:visited-style-name="Visited_20_Internet_20_Link">
telegram</text:a>
The Present Service of the Kyiv City State Administration reports, Ukrinform reports.</text:p>
      <text:p text:style-name="P4">
“The subway does not temporarily operate the service payment of single paper QR-books and QR codes generated in the application" <text:a xlink:type="simple" xlink:href="https://www.ukrinform.ua/tag-kiiv" text:style-name="Internet_20_link" text:visited-style-name="Visited_20_Internet_20_Link">
Kiev</text:a>
Digital ", - the message reads.</text:p>
      <text:p text:style-name="P4">
It is noted that experts try to resolve the issue as soon as possible.</text:p>
      <text:p text:style-name="P4">
At the same time, all other means of payment of travel operate in normal mode, including: transport card, contactless bank card, mobile apps of the Applepaya Google Pay.</text:p>
      <text:p text:style-name="P4">
<text:span text:style-name="T4">
 Read also: </text:span>
 <text:a xlink:type="simple" xlink:href="https://www.ukrinform.ua/rubric-kyiv/3685959-kiivske-metro-otrimalo-rozkladni-stilci-akimi-mozna-koristuvatisa-pid-cas-povitranoi-trivogi.html" text:style-name="Internet_20_link" text:visited-style-name="Visited_20_Internet_20_Link">
Kiev subway has received folding chairs that can be used during air alarm</text:a>
As reported by Ukrinform, the Kiev subway received <text:a xlink:type="simple" xlink:href="https://www.ukrinform.ua/rubric-kyiv/3722387-kiivskij-metropoliten-otrimav-drugu-partiu-varsavskih-vagoniv.html" text:style-name="Internet_20_link" text:visited-style-name="Visited_20_Internet_20_Link">
the second partieshavsky wagons</text:a>
, at the moment, there were 12 wagons in the amount of subway.</text:p>
      <text:p text:style-name="P4">
News Source: <text:a xlink:type="simple" xlink:href="https://www.ukrinform.ua/rubric-kyiv/3725917-u-stolicnomu-metro-timcasovo-ne-pracue-oplata-paperovimi-qrkvitkami-ta-kodami.html" text:style-name="Internet_20_link" text:visited-style-name="Visited_20_Internet_20_Link">
https://www.ukrinform.ua/rubric-kyiv/3725917-u-stolicnomu-metro-timcasovo-ne-pracue-oplata-paperovimi-qrkvitkami-ta-kodami.html</text:a>
</text:p>
      <!--NEWS-->
      <text:h text:style-name="P10" text:outline-level="1">
<text:span text:style-name="T4">
Zelensky called Putin the second king of anti -Semitism after Hitler</text:span>
</text:h>
      <text:p text:style-name="P4">
Authors: Ukrinform (Person)</text:p>
      <text:p text:style-name="P4">
Publisher: Укринформ (Organization)</text:p>
      <text:p text:style-name="P4">
Published Time: 2023-06-21T17:04:00+03:00</text:p>
      <text:p text:style-name="P4">
Modified Time: 2023-06-21T17:04:00+03:00</text:p>
      <text:p text:style-name="P4">
Description: President Volodymyr Zelenskyy commented on the words of Vladimir Putin in his address, who called him "the shame of the Jewish people", saying that the Russian leader was "the second king of anti -Semitism after Hitler." - Ukrinform.</text:p>
      <text:p text:style-name="P4">
Images: ['<text:a xlink:type="simple" xlink:href="https://static.ukrinform.com/photos/2022_06/thumb_files/630_360_1654386643-299.png" text:style-name="Internet_20_link" text:visited-style-name="Visited_20_Internet_20_Link">
630_360_16543...</text:a>
']</text:p>
      <text:p text:style-name="P4">
Tags: ['Путін', 'Антисемітизм', 'Зеленський', 'Гітлер']</text:p>
      <text:p text:style-name="P4">
Type: Article</text:p>
      <!--METADATA-->
      <text:p text:style-name="P4">
<draw:frame draw:style-name="fr1" draw:name="Image100" text:anchor-type="as-char" svg:width="6.9236in" svg:height="3.956343in" draw:z-index="0">
<draw:image xlink:href="../Images/yкринформ/2023-06-21T17-04-00-03-00/630_360_1654386643-299.png" xlink:type="simple" xlink:show="embed" xlink:actuate="onLoad" draw:mime-type="image/png"/>
</draw:frame>
The Presidential Lordir Zelensky commented on the words of Vladimir Putin in his address, who called him "the shame of the Jewish people", saying that the Russian leader was "the Second King of Anti -Semitism after Hitler."</text:p>
      <text:p text:style-name="P4">
Zelensky stated this in <text:a xlink:type="simple" xlink:href="https://www.bbc.com/news/world-europe-65971790" text:style-name="Internet_20_link" text:visited-style-name="Visited_20_Internet_20_Link">
BBC interview</text:a>
, reports Ukrinform.</text:p>
      <text:p text:style-name="P4">
The journalist of the publication asked Zelensky about his reaction to words <text:a xlink:type="simple" xlink:href="https://www.ukrinform.ua/tag-putin" text:style-name="Internet_20_link" text:visited-style-name="Visited_20_Internet_20_Link">
Putin</text:a>
At the St. Petersburg Economic Forum.</text:p>
      <text:p text:style-name="P4">
According to the BBC, Zelensky lost many of his relatives during the Holocaust, including his grandfather, and it was obvious that the issue had suddenly caught him.</text:p>
      <text:p text:style-name="P4">
In response, the Ukrainian president sighed deeply, lowered his head and said in a number of seconds that he was not quite sure how to answer the question.</text:p>
      <text:p text:style-name="P4">
“The impression that he(Putin - ed.)He does not fully understand his words. Sorry, but he seems to be the second king of anti -Semitism after Hitler. This is the president. The civilized world cannot speak so much, ” - said Zelensky.</text:p>
      <text:p text:style-name="P4">
He thanked the world community for his support after Putin's words.</text:p>
      <text:p text:style-name="P4">
"It was important for me to hear the reaction of the world, and I am grateful for the support," the Ukrainian leader added.</text:p>
      <text:p text:style-name="P4">
*!(https://www.ukrinform.ua/rubric-society/3725553-u-erusalimi-vidkrili-aleu-na-cest-ukrainciv-aki-ratuvali-evreiv-vid-nacistiv-zelenska.html)It was reported that last week the chief rabbi of Ukraine Moshe Reauen Asman reacted to the next scandalous statement of Putin to Zelensky: "I can say that I am proud of President Zelensky that he did not escape everything to help the Ukrainian people. It will be proud of him, " - said Moshe Reuven Asman.</text:p>
      <text:p text:style-name="P4">
Also, Ukraine's chief rabbis stressed that there are no neo -Nazis in Ukraine. Vinnna commanded that in Ukraine there are decent people who defend their homeland.</text:p>
      <text:p text:style-name="P4">
<text:span text:style-name="T5">
Foto: op</text:span>
</text:p>
      <text:p text:style-name="P4">
News Source: <text:a xlink:type="simple" xlink:href="https://www.ukrinform.ua/rubric-polytics/3725906-zelenskij-nazvav-putina-drugim-korolem-antisemitizmu-pisla-gitlera.html" text:style-name="Internet_20_link" text:visited-style-name="Visited_20_Internet_20_Link">
https://www.ukrinform.ua/rubric-polytics/3725906-zelenskij-nazvav-putina-drugim-korolem-antisemitizmu-pisla-gitlera.html</text:a>
</text:p>
      <!--NEWS-->
      <text:h text:style-name="P10" text:outline-level="1">
<text:span text:style-name="T4">
Klimenko told how many mines found in Kherson since the beginning of rescue operation</text:span>
</text:h>
      <text:p text:style-name="P4">
Authors: Ukrinform (Person)</text:p>
      <text:p text:style-name="P4">
Publisher: Укринформ (Organization)</text:p>
      <text:p text:style-name="P4">
Published Time: 2023-06-21T17:07:21+03:00</text:p>
      <text:p text:style-name="P4">
Modified Time: 2023-06-21T17:07:21+03:00</text:p>
      <text:p text:style-name="P4">
Description: Since the beginning of the rescue operation, the corresponding specialists have already been found in Kherson and eliminated 62 mines. - Ukrinform.</text:p>
      <text:p text:style-name="P4">
Images: ['<text:a xlink:type="simple" xlink:href="https://static.ukrinform.com/photos/2023_06/thumb_files/630_360_1686147031-809.jpg" text:style-name="Internet_20_link" text:visited-style-name="Visited_20_Internet_20_Link">
630_360_16861...</text:a>
']</text:p>
      <text:p text:style-name="P4">
Tags: ['Херсон', 'Клименко', 'Міна', 'Єдині новини', 'Підтоплення']</text:p>
      <text:p text:style-name="P4">
Type: Article</text:p>
      <!--METADATA-->
      <text:p text:style-name="P4">
<draw:frame draw:style-name="fr1" draw:name="Image101" text:anchor-type="as-char" svg:width="6.9236in" svg:height="3.956343in" draw:z-index="0">
<draw:image xlink:href="../Images/yкринформ/2023-06-21T17-07-21-03-00/630_360_1686147031-809.jpg" xlink:type="simple" xlink:show="embed" xlink:actuate="onLoad" draw:mime-type="image/jpeg"/>
</draw:frame>
From the beginning of the rescue operation, the corresponding specialists have already discovered 62 mines in Kherson.</text:p>
      <text:p text:style-name="P4">
This was stated by the Minister of Internal Affairs Igorklimenko in the Telectorhone "Unified News", Ukrinform correspondent reports.</text:p>
      <text:p text:style-name="P4">
“There is a very high danger of finding mines. We have now found 62 mines and have taken them out, taken out of this area(from Kherson - ed.). Ми маємо спочаткузробити весь комплекс протимінних заходів, щоб уже комунальні служби моглипрацювати», - сказав він.</text:p>
      <text:p text:style-name="P4">
Відповідаючи на питання щодо роботи штабу з ліквідації наслідків підривуКаховської ГЕС, Клименко зазначив, що у середу було проведене засідання штабу,на якому був присутній також спікер українського парламенту Руслан Стефанчук.</text:p>
      <text:p text:style-name="P4">
«Ми говорили саме про компенсаційний механізм для наших громадян. Він має бутизрозумілий, інформативний. І він має надати впевненість нашим громадянам, що внайближчий час вони ці компенсації за втрачене майно отримають. Звичайно,великий комплекс правоохоронних завдань стоїть на цій території, і ми не маємодопустити тут будь-яких злочинів, у тому числі мародерств», - заявив міністр.</text:p>
      <text:p text:style-name="P4">
<text:span text:style-name="T4">
Читайте також:</text:span>
 <text:a xlink:type="simple" xlink:href="https://www.ukrinform.ua/rubric-regions/3725816-u-hersoni-bez-elektropostacanna-zalisautsa-se-majze-14-tisac-abonentiv.html" text:style-name="Internet_20_link" text:visited-style-name="Visited_20_Internet_20_Link">
 У Херсоні без електропостачання залишаються ще майже 14тисяч абонентів </text:a>
The head of the Ministry of Internal Affairs informed that some of the buildings remains flooded, in particular, it is about 593 buildings in the Kherson region, and that nowadays workers are pumped out water from the basements.</text:p>
      <text:p text:style-name="P4">
“Water, electricity, payments and safety are the main one today. Of course, we all want people to return. And they begin to return a little, we accept their statements. The relevant commissions work, which, according to the statements, carry out examinations of lost, damaged property, ” - said.</text:p>
      <text:p text:style-name="P4">
Klimenko said that there is still a lot of work, and expressed the opinion that they would still need to do this work.</text:p>
      <text:p text:style-name="P4">
The Minister informed that the work on trade and the markets of the territory of Dnipropetrovsk and Kherson regions is currently being carried out. The Ministry of Internal Affairs is urged not to sell or buy fish in natural markets.</text:p>
      <text:p text:style-name="P4">
<text:span text:style-name="T4">
 Read also: </text:span>
 <text:a xlink:type="simple" xlink:href="https://www.ukrinform.ua/rubric-ato/3725782-rosijski-mini-pisla-pidrivu-kahovskoi-ges-pribilo-do-beregiv-mikolaivsini-ta-odesini.html" text:style-name="Internet_20_link" text:visited-style-name="Visited_20_Internet_20_Link">
Russian mines after blasting <text:span text:style-name="T4">
 Kakhovskaya </text:span>
 HPPs Pribilodo, the shores of Mykolaiv region and Odesa region</text:a>
</text:p>
      <text:p text:style-name="P4">
Klimenko informed that the Ministry of Internal Affairs already removed one and a half kilometer oily heel. "The relevant reagents have fallen asleep that these 10-class kilometers that we see the stain are eliminated in the next week," the minister said.</text:p>
      <text:p text:style-name="P4">
As it was reported, the Defense Ministry informed that the island in [Kherson] will be cleared of the mines of the mines.(https://www.ukrinform.ua/tag-herson).</text:p>
      <text:p text:style-name="P4">
<text:span text:style-name="T5">
Foto: Ministry of Internal Affairs</text:span>
</text:p>
      <text:p text:style-name="P4">
News Source: <text:a xlink:type="simple" xlink:href="https://www.ukrinform.ua/rubric-regions/3725907-klimenko-rozpoviv-skilki-min-viavili-u-hersoni-z-pocatku-ratuvalnoi-operacii.html" text:style-name="Internet_20_link" text:visited-style-name="Visited_20_Internet_20_Link">
https://www.ukrinform.ua/rubric-regions/3725907-klimenko-rozpoviv-skilki-min-viavili-u-hersoni-z-pocatku-ratuvalnoi-operacii.html</text:a>
</text:p>
      <!--NEWS-->
      <text:h text:style-name="P10" text:outline-level="1">
<text:span text:style-name="T4">
Yermak discussed the support of Ukraine with representatives of Jewish organizations and Israeli media</text:span>
</text:h>
      <text:p text:style-name="P4">
Authors: Ukrinform (Person)</text:p>
      <text:p text:style-name="P4">
Publisher: Укринформ (Organization)</text:p>
      <text:p text:style-name="P4">
Published Time: 2023-06-21T17:11:00+03:00</text:p>
      <text:p text:style-name="P4">
Modified Time: 2023-06-21T17:11:00+03:00</text:p>
      <text:p text:style-name="P4">
Description: OP OP Andriy Yermak discussed with representatives of Jewish organizations, the Jewish community and the Israeli media, the issue of uniting the efforts of Ukrainians and Jews to counteract anti -Semitism in the world and upholding historical truth. - Ukrinform.</text:p>
      <text:p text:style-name="P4">
Images: ['<text:a xlink:type="simple" xlink:href="https://static.ukrinform.com/photos/2023_06/thumb_files/630_360_1687356330-112.jpeg" text:style-name="Internet_20_link" text:visited-style-name="Visited_20_Internet_20_Link">
630_360_16873...</text:a>
']</text:p>
      <text:p text:style-name="P4">
Tags: ['Ізраїль', 'Єрмак', 'Офіс Президента']</text:p>
      <text:p text:style-name="P4">
Type: Article</text:p>
      <!--METADATA-->
      <text:p text:style-name="P4">
<draw:frame draw:style-name="fr1" draw:name="Image102" text:anchor-type="as-char" svg:width="6.9236in" svg:height="3.956343in" draw:z-index="0">
<draw:image xlink:href="../Images/yкринформ/2023-06-21T17-11-00-03-00/630_360_1687356330-112.jpeg" xlink:type="simple" xlink:show="embed" xlink:actuate="onLoad" draw:mime-type="image/jpeg"/>
</draw:frame>
The head of Andriy Yermak discussed with representatives of Jewish organizations, the Jewish -grade and Israeli media, the issue of uniting the efforts of Ukrainians and Jews in the world of anti -Semitism in the world and upholding historical truth.</text:p>
      <text:p text:style-name="P4">
This was discussed during an online meeting, which was joined by more than 50 participants in the world, Ukrinform reports, citing <text:a xlink:type="simple" xlink:href="https://www.president.gov.ua/news/dlya-ukrayinciv-i-yevreyiv-ce-spilna-vijna-za-vlasnu-istoriy-83709" text:style-name="Internet_20_link" text:visited-style-name="Visited_20_Internet_20_Link">
OP press service</text:a>
 .</text:p>
      <text:p text:style-name="P4">
The head of the head of state thanked for strengthening the support of Ukraine by the Jewish communities, in particular for significant humanitarian assistance for the most vulnerable groups of Ukrainians.</text:p>
      <text:p text:style-name="P4">
At the same time, he urged the participants of the meeting to promote the strengthening of military assistance to the Ukrainian state by Israel.</text:p>
      <text:p text:style-name="P4">
“I think that today Israel can help Ukraine in the protection of Zyranean drones. And we very much hope to create a common initiative about this, ”Yermak stressed.</text:p>
      <text:p text:style-name="P4">
He recalled that two countries are not just a friendly relationship. Multiple Jews were born in Ukraine, and many Ukrainians saved Jews of World War II.</text:p>
      <text:p text:style-name="P4">
<text:span text:style-name="T4">
 Read also: </text:span>
 [<text:span text:style-name="T4">
 Ermak </text:span>
 discussed with the Advisor of the Presidential Presidential Formula(https://www.ukrinform.ua/rubric-polytics/3722662-ermak-obgovoriv-iz-radnikom-administracii-prezidenta-brazilii-formulu-miru.html)“It is natural and historically to be as friendly and partnership between Ukraine and Israel. True friendship has no time boundaries, and of course, be empty, both during the military challenges, and during the peace in which we are moving and which we hope, very soon will come to the Ukrainian land, ”the head of the OP.</text:p>
      <text:p text:style-name="P4">
According to him, today Ukraine has clearly defined its civilization path as a democratic European country, in which long peoples are deeply respected and honored the memory of victims of Holodomor and Holocaust, and confessing challenges Ukraine does not stop work on the restoration of historical truth. So on the world stage.The head of the OP noted that the imperialist efforts of Russia have always been directed to the humiliation of the value and importance of both Ukrainian and Jewish peoples, and the recent statements of Putin to President Vladimir Zelensky, once emphasize this.</text:p>
      <text:p text:style-name="P4">
Yermak expressed gratitude for the reaction of the representatives of the Jewish mud: “The Kremlin not only tolerates, but encourages the growth of xenophobia of Janticemitism not only in Russia but all over the world. That is why it is extremely important to be a public public response from Jewish public figures and the transparent position of political leadership of the country. "</text:p>
      <text:p text:style-name="P4">
The head of the head of state reminded that with the support of the Verkhovna Rada, the adoption of anti -Semitism.</text:p>
      <text:p text:style-name="P4">
At the same time, he emphasized that it is extremely important to maintain the unity of the world law in support of Ukraine and to strengthen sanctions on the Russian Federation, in particular the anti -Russian propagandists and anyone who supports the Russian regime.</text:p>
      <text:p text:style-name="P4">
According to the OP, the meeting was attended by: Soviet dissident, Israeli political and human rights activist Nathan Sharansky, Rabin, President of the United Jewish organizations Williamsburg and Northern Brooklyn David Niederman, President of the Jewish Confederation on lessing , Chairman of the Board of the Center of Human Rights Raul Wallenberg Jazentzweig and founder of the Center Irwin Kotler, representative of the Institute for Studying Global Anti -Semitism and Policy(ISGAP)Larisa Rutman, Deputy Chairman of the Federation of Jewish Communities of Ukraine, Director of International Relations Raphael Rutman, representatives of the World Organization of Progressive Idaism, Vad, Moishe House, community of conservative Judaism "Masoret", regional Jewish communities.</text:p>
      <text:p text:style-name="P4">
As it was reported, the wife of the President <text:a xlink:type="simple" xlink:href="https://www.ukrinform.ua/rubric-polytics/3724741-zelenska-rozpocala-vizit-do-izrailu-iz-zustrici-z-prezidentskim-podruzzam.html" text:style-name="Internet_20_link" text:visited-style-name="Visited_20_Internet_20_Link">
Elena Zelenska</text:a>
Since June 19, he has been a shoe in <text:a xlink:type="simple" xlink:href="https://www.ukrinform.ua/tag-izrail" text:style-name="Internet_20_link" text:visited-style-name="Visited_20_Internet_20_Link">
Israel</text:a>
.  Photo: Presidential Office</text:p>
      <text:p text:style-name="P4">
News Source: <text:a xlink:type="simple" xlink:href="https://www.ukrinform.ua/rubric-polytics/3725910-ermak-obgovoriv-pidtrimku-ukraini-z-predstavnikami-evrejskih-organizacij-j-izrailskih-zmi.html" text:style-name="Internet_20_link" text:visited-style-name="Visited_20_Internet_20_Link">
https://www.ukrinform.ua/rubric-polytics/3725910-ermak-obgovoriv-pidtrimku-ukraini-z-predstavnikami-evrejskih-organizacij-j-izrailskih-zmi.html</text:a>
</text:p>
      <!--NEWS-->
      <text:h text:style-name="P10" text:outline-level="1">
<text:span text:style-name="T4">
In Vinnitsa, the first in Ukraine was equipped with a system of automatic opening of doors</text:span>
</text:h>
      <text:p text:style-name="P4">
Authors: Ukrinform (Person)</text:p>
      <text:p text:style-name="P4">
Publisher: Укринформ (Organization)</text:p>
      <text:p text:style-name="P4">
Published Time: 2023-06-21T17:17:00+03:00</text:p>
      <text:p text:style-name="P4">
Modified Time: 2023-06-21T17:17:00+03:00</text:p>
      <text:p text:style-name="P4">
Description: In Vinnitsa, a system of automatic opening of doors is tested in a shelter, which is not yet in any city of Ukraine. - Ukrinform.</text:p>
      <text:p text:style-name="P4">
Images: ['<text:a xlink:type="simple" xlink:href="https://static.ukrinform.com/photos/2023_06/thumb_files/630_360_1687356427-530.jpeg" text:style-name="Internet_20_link" text:visited-style-name="Visited_20_Internet_20_Link">
630_360_16873...</text:a>
']</text:p>
      <text:p text:style-name="P4">
Tags: ['Школа', 'Вінниця', 'Укриття', 'Повітряна тривога']</text:p>
      <text:p text:style-name="P4">
Type: Article</text:p>
      <!--METADATA-->
      <text:p text:style-name="P4">
<draw:frame draw:style-name="fr1" draw:name="Image105" text:anchor-type="as-char" svg:width="6.9236in" svg:height="3.956343in" draw:z-index="0">
<draw:image xlink:href="../Images/yкринформ/2023-06-21T17-17-00-03-00/630_360_1687356427-530.jpeg" xlink:type="simple" xlink:show="embed" xlink:actuate="onLoad" draw:mime-type="image/jpeg"/>
</draw:frame>
In Vinnitsa, a system of automatic opening of doors in a shelter, which is not yet a valid city of Ukraine.</text:p>
      <text:p text:style-name="P4">
This was reported in <text:a xlink:type="simple" xlink:href="https://t.me/morgunovofficial/4039" text:style-name="Internet_20_link" text:visited-style-name="Visited_20_Internet_20_Link">
telegram</text:a>
Vinnytsia city chairman Sergey Morgunov, Ukrinform reports.</text:p>
      <text:p text:style-name="P4">
“We introduce an automatic door opening system in Vinnitsa in <text:a xlink:type="simple" xlink:href="https://www.ukrinform.ua/tag-ukritta" text:style-name="Internet_20_link" text:visited-style-name="Visited_20_Internet_20_Link">
shelter</text:a>
- In the five Vinnytsia educational institutions she is already working. We will test the work of this system for some time, because there is no such experience in any city of Ukraine. Therefore, we have a model, ”Morgunov informed.</text:p>
      <text:p text:style-name="P4">
According to him, in the nearest plans - to introduce such a system in 20 educational institutions, and subsequently to extend such practice to entrances to all places for tight stay during air anxiety.</text:p>
      <text:p text:style-name="P4">
<text:span text:style-name="T4">
 Read also: </text:span>
 <text:a xlink:type="simple" xlink:href="https://www.ukrinform.ua/rubric-kyiv/3724962-u-kmda-sprostuvali-informaciu-pro-grafiki-cerguvan-uciteliv-u-skilnih-ukrittah.html" text:style-name="Internet_20_link" text:visited-style-name="Visited_20_Internet_20_Link">
in <text:span text:style-name="T4">
 KSCA </text:span>
 <text:span text:style-name="T4">
 </text:span>
 denied <text:span text:style-name="T4">
 </text:span>
 information <text:span text:style-name="T4">
 </text:span>
 <text:span text:style-name="T4">
 about </text:span>
<text:span text:style-name="T4">
 Graphics </text:span>
 <text:span text:style-name="T4">
 duty </text:span>
 <text:span text:style-name="T4">
 </text:span>
 teachers <text:span text:style-name="T4">
 in </text:span>
 school <text:span text:style-name="T4">
 </text:span>
 shelter **</text:a>
It is noted that the opening of the castles works at the moment when the Airline Appendix reports of the missile threat.</text:p>
      <text:p text:style-name="P4">
To exit the inside of the shelter, just press the appropriate button.</text:p>
      <text:p text:style-name="P4">
The mayor once again stressed that balancing holders should keep the shelters in the proper condition and make sure that they be open during the air duty.</text:p>
      <text:p text:style-name="P4">
As reported by Ukrinform, [Holosiivskyi district court(https://www.ukrinform.ua/rubric-kyiv/3725781-zacinene-ukritta-direktora-departamentu-kmda-vidpravili-pid-domasnij-arest.html)In view of round -the -clock house arrest for the director of the KSCA Department Safety in the closed shelter.</text:p>
      <text:p text:style-name="P4">
Photo: Sergey Morgunov/Telegram</text:p>
      <text:p text:style-name="P4">
News Source: <text:a xlink:type="simple" xlink:href="https://www.ukrinform.ua/rubric-regions/3725909-u-vinnici-persimi-v-ukraini-oblastuvali-ukritta-sistemou-avtomaticnogo-vidkritta-dverej.html" text:style-name="Internet_20_link" text:visited-style-name="Visited_20_Internet_20_Link">
https://www.ukrinform.ua/rubric-regions/3725909-u-vinnici-persimi-v-ukraini-oblastuvali-ukritta-sistemou-avtomaticnogo-vidkritta-dverej.html</text:a>
</text:p>
      <!--NEWS-->
      <text:h text:style-name="P10" text:outline-level="1">
<text:span text:style-name="T4">
Spain announced a new assistance to restore Ukraine</text:span>
</text:h>
      <text:p text:style-name="P4">
Authors: Ukrinform (Person)</text:p>
      <text:p text:style-name="P4">
Publisher: Укринформ (Organization)</text:p>
      <text:p text:style-name="P4">
Published Time: 2023-06-21T17:23:00+03:00</text:p>
      <text:p text:style-name="P4">
Modified Time: 2023-06-21T17:23:00+03:00</text:p>
      <text:p text:style-name="P4">
Description: Spain has announced the provision of new assistance to Kyiv to equip Ukrainian schools with shelters, support victims of sexual violence and providing mobile clinics for newborns. - Ukrinform.</text:p>
      <text:p text:style-name="P4">
Images: ['<text:a xlink:type="simple" xlink:href="https://static.ukrinform.com/photos/2023_02/thumb_files/630_360_1677107847-584.jpg" text:style-name="Internet_20_link" text:visited-style-name="Visited_20_Internet_20_Link">
630_360_16771...</text:a>
']</text:p>
      <text:p text:style-name="P4">
Tags: ['Іспанія', 'Україна', 'допомога', 'Конференція з відбудови у Лондоні']</text:p>
      <text:p text:style-name="P4">
Type: Article</text:p>
      <!--METADATA-->
      <text:p text:style-name="P4">
<draw:frame draw:style-name="fr1" draw:name="Image110" text:anchor-type="as-char" svg:width="6.9236in" svg:height="3.956343in" draw:z-index="0">
<draw:image xlink:href="../Images/yкринформ/2023-06-21T17-23-00-03-00/630_360_1677107847-584.jpg" xlink:type="simple" xlink:show="embed" xlink:actuate="onLoad" draw:mime-type="image/jpeg"/>
</draw:frame>
Spain has a good time about providing new assistance to Kiev to equip Ukrainian schools, support victims of sexual violence and providing mobile clinics for newborns.</text:p>
      <text:p text:style-name="P4">
This was stated by the Foreign Minister of Spain Jose Manuel Albers during the Conference of Defense of Ukraine in London, the Spanish Foreign Ministry in [Twitter] reports(https://twitter.com/SpainMFA/status/1671465699792003073), reports Ukrinform.</text:p>
      <text:p text:style-name="P4">
According to Albars, the government <text:a xlink:type="simple" xlink:href="https://www.ukrinform.ua/tag-ispania" text:style-name="Internet_20_link" text:visited-style-name="Visited_20_Internet_20_Link">
Spain</text:a>
He pledged to allocate 250 million euros in London in London.</text:p>
      <text:p text:style-name="P4">
“Including a new liability of € 7 million, which I am announced today, has also been approved. It is aimed at arranging schools with shelters, supporting sexual violence and providing mobile clinics with incubatoriamitators for newborns, ”Albars informed.</text:p>
      <text:p text:style-name="P4">
Spanish Foreign Minister stated that the country is mobilizing more than 24 tons of humanitarian aid, which will be transferred to the victims of the Kakhovsk Hydroelectric Degree.</text:p>
      <text:p text:style-name="P4">
<text:span text:style-name="T4">
 Read also: </text:span>
 <text:a xlink:type="simple" xlink:href="https://www.ukrinform.ua/rubric-ato/3723521-ispania-peredast-ukraini-tanki-bronemasini-ta-polovij-spital.html" text:style-name="Internet_20_link" text:visited-style-name="Visited_20_Internet_20_Link">
<text:span text:style-name="T4">
 Spain </text:span>
 will hand over tanks, armored vehicles Tapole Hospital</text:a>
Albers also noted that Spain is ready to share with Ukraine the experience of such sectors, such as infrastructure, energy, water supply, sanitation, health care, railway, to help restore.</text:p>
      <text:p text:style-name="P4">
As reported by Ukrinform, in London on June 21-22 <text:a xlink:type="simple" xlink:href="https://www.ukrinform.ua/rubric-vidbudova/3725670-u-londoni-pocinaetsa-miznarodna-konferencia-z-vidnovlenna-ukraini.html" text:style-name="Internet_20_link" text:visited-style-name="Visited_20_Internet_20_Link">
undergoes an international conference</text:a>
From reconstruction of Ukraine(Ukraine Recovery Conference). Захід є продовженням щорічнихконференцій щодо реформ в Україні, які відбувалися з 2017 року.</text:p>
      <text:p text:style-name="P4">
<text:span text:style-name="T5">
Фото: Getty Images</text:span>
</text:p>
      <text:p text:style-name="P4">
News Source: <text:a xlink:type="simple" xlink:href="https://www.ukrinform.ua/rubric-vidbudova/3725915-ispania-anonsuvala-novu-dopomogu-dla-vidnovlenna-ukraini.html" text:style-name="Internet_20_link" text:visited-style-name="Visited_20_Internet_20_Link">
https://www.ukrinform.ua/rubric-vidbudova/3725915-ispania-anonsuvala-novu-dopomogu-dla-vidnovlenna-ukraini.html</text:a>
</text:p>
      <!--NEWS-->
      <text:h text:style-name="P10" text:outline-level="1">
<text:span text:style-name="T4">
AFS Supply Contracts for the Armed Forces began to be concluded under a new procedure</text:span>
</text:h>
      <text:p text:style-name="P4">
Authors: Ukrinform (Person)</text:p>
      <text:p text:style-name="P4">
Publisher: Укринформ (Organization)</text:p>
      <text:p text:style-name="P4">
Published Time: 2023-06-21T17:25:00+03:00</text:p>
      <text:p text:style-name="P4">
Modified Time: 2023-06-21T23:25:00+03:00</text:p>
      <text:p text:style-name="P4">
Description: The Defense Ministry has started entering the food supply contracts for the Armed Forces under the new procedure. - Ukrinform.</text:p>
      <text:p text:style-name="P4">
Images: ['<text:a xlink:type="simple" xlink:href="https://static.ukrinform.com/photos/2023_06/thumb_files/630_360_1687378731-353.jpg" text:style-name="Internet_20_link" text:visited-style-name="Visited_20_Internet_20_Link">
630_360_16873...</text:a>
']</text:p>
      <text:p text:style-name="P4">
Tags: ['Міноборони', 'Продукти', 'ЗСУ', 'Держзакупівлі']</text:p>
      <text:p text:style-name="P4">
Type: Article</text:p>
      <!--METADATA-->
      <text:p text:style-name="P4">
<draw:frame draw:style-name="fr1" draw:name="Image111" text:anchor-type="as-char" svg:width="6.9236in" svg:height="3.956343in" draw:z-index="0">
<draw:image xlink:href="../Images/yкринформ/2023-06-21T17-25-00-03-00/630_360_1687378731-353.jpg" xlink:type="simple" xlink:show="embed" xlink:actuate="onLoad" draw:mime-type="image/jpeg"/>
</draw:frame>
The Ministry of Defense was to enter into food supply contracts for the Armed Forces under a new process.</text:p>
      <text:p text:style-name="P4">
The Ministry of Defense of Ukraine reports this in <text:a xlink:type="simple" xlink:href="https://t.me/ministry_of_defense_ua/7708" text:style-name="Internet_20_link" text:visited-style-name="Visited_20_Internet_20_Link">
telegram</text:a>
, reports Ukrinform.</text:p>
      <text:p text:style-name="P4">
«The Ministry of Defense, according to the results of the ProZorro trading system on June 21, the first three contracts with the winning companies for supply [products] were drawn(https://www.ukrinform.ua/tag-produkti)Food for the Armed Forces according to the food preparation, ”the message reads.</text:p>
      <text:p text:style-name="P4">
19 winners are identified from 22. Another 16 winners are trained in their signing, deposits on the account of the ministry, as a tender documentation.</text:p>
      <text:p text:style-name="P4">
Three more procedures from the total 22 were rejected by all participants in connection with the inconsistency of their price proposals with the conditions of the announcement. Repeated bidding - this information is highlighted in the ProZorro system(Double procedures The deadline for submission of documents 22.06.2023, by the third - until 27.06.2023).</text:p>
      <text:p text:style-name="P4">
Зазначимо, що у повторних процедурах закупівлі так само беруть участь всібажаючі, а не лише діючі учасники. Тому Міноборони з метою розширення колапотенційних учасників та зниження ціни на аукціоні просить долучатись всіх,хто має бажання.</text:p>
      <text:p text:style-name="P4">
Також триває низка судових процесів, на яких розглядаються позови окремихучасників торгів. Зміст заяв різний, але здебільшого їх суть полягає упретензіях до роботи Колегіального органу Міноборони з питань обороннихзакупівель.</text:p>
      <text:p text:style-name="P4">
<text:span text:style-name="T4">
Читайте також:</text:span>
 <text:a xlink:type="simple" xlink:href="https://www.ukrinform.ua/rubric-ato/3676504-minoboroni-zminilo-cini-na-produkti-dla-zsu.html" text:style-name="Internet_20_link" text:visited-style-name="Visited_20_Internet_20_Link">
 Міноборони змінило ціни на <text:span text:style-name="T4">
продукти</text:span>
 <text:span text:style-name="T4">
для</text:span>
 <text:span text:style-name="T4">
ЗСУ</text:span>
</text:a>
At the same time, for the purpose of maximum public control over the process of procurement, the collegial body was introduced into the collegial body on the issues of defense procurement of the Public Anti -Corruption Council at the Ministry of Defense.</text:p>
      <ul>
        <li>
I emphasize, all processes occur as openly as possible. We are actively working with the public, for which I am grateful, in particular, anti -corradies, to dare to all these difficulties, the purchases continue, the contracts are signed, it is consistent with all the procedures and terms specified by the Law "Procurement". There are no delay. The army is and will be fully safe - this is our key task, - said Denis Sharapov, Deputy Ministers of Ukraine Deputy Defense Ministry.</li>
      </ul>
      <text:p text:style-name="P4">
News Source: <text:a xlink:type="simple" xlink:href="https://www.ukrinform.ua/rubric-economy/3726031-dogovori-na-postacanna-produktiv-dla-zsu-pocali-ukladati-za-novou-procedurou.html" text:style-name="Internet_20_link" text:visited-style-name="Visited_20_Internet_20_Link">
https://www.ukrinform.ua/rubric-economy/3726031-dogovori-na-postacanna-produktiv-dla-zsu-pocali-ukladati-za-novou-procedurou.html</text:a>
</text:p>
      <!--NEWS-->
      <text:h text:style-name="P10" text:outline-level="1">
<text:span text:style-name="T4">
Return of the pre -war tax system: Council is recommended to adopt a bill</text:span>
</text:h>
      <text:p text:style-name="P4">
Authors: Ukrinform (Person)</text:p>
      <text:p text:style-name="P4">
Publisher: Укринформ (Organization)</text:p>
      <text:p text:style-name="P4">
Published Time: 2023-06-21T17:26:38+03:00</text:p>
      <text:p text:style-name="P4">
Modified Time: 2023-06-21T17:26:38+03:00</text:p>
      <text:p text:style-name="P4">
Description: The Committee on Finance, Tax and Customs Policy recommended that the Verkhovna Rada approve in the second reading and in general the prosect of government law No. 8401. The changes are envisaged from August 1, 2023. - Ukrinform.</text:p>
      <text:p text:style-name="P4">
Images: ['<text:a xlink:type="simple" xlink:href="https://static.ukrinform.com/photos/2019_10/thumb_files/630_360_1570013236-899.jpg" text:style-name="Internet_20_link" text:visited-style-name="Visited_20_Internet_20_Link">
630_360_15700...</text:a>
']</text:p>
      <text:p text:style-name="P4">
Tags: ['Податки', 'Законопроєкт', 'Верховна Рада']</text:p>
      <text:p text:style-name="P4">
Type: Article</text:p>
      <!--METADATA-->
      <text:p text:style-name="P4">
<draw:frame draw:style-name="fr1" draw:name="Image112" text:anchor-type="as-char" svg:width="6.9236in" svg:height="3.956343in" draw:z-index="0">
<draw:image xlink:href="../Images/yкринформ/2023-06-21T17-26-38-03-00/630_360_1570013236-899.jpg" xlink:type="simple" xlink:show="embed" xlink:actuate="onLoad" draw:mime-type="image/jpeg"/>
</draw:frame>
The Committee of Inquiries for Finance, Tax and Customs Policy recommended the Supreme Radiacs in the second reading and as a whole by the Project of Government Law No. 8401. Changes are envisaged from August 1, 2023.</text:p>
      <text:p text:style-name="P4">
According to Ukrinform, about it in <text:a xlink:type="simple" xlink:href="http://t.me/getmantsevdanil/4905" text:style-name="Internet_20_link" text:visited-style-name="Visited_20_Internet_20_Link">
telegram</text:a>
The chairman of the Parliamentary Committee on Finance, Table Policy Danilo Getmantsev informed.</text:p>
      <text:p text:style-name="P4">
“The Committee recommended that the Verkhovna Rada adopt in the second reading and in general the Comprehensive Bill No. 8401. Adopting this bill is an important condition provided for by the IMF agreement, ”the message reads.</text:p>
      <text:p text:style-name="P4">
The entry into force of the corresponding changes is provided from August 1, 2023. In particular, it is about the cancellation of a single tax in 2%.</text:p>
      <text:p text:style-name="P4">
According to Hetmantsev, a 2% EP payer will have the right to file a 2% EP refusal and to indicate which tax system he wants to transfer. Without submitting such a statement, and if the payer does not indicate the desired system, the payer 2% of the EP will automatically transfer to the system that has reinforced before the simplified election.</text:p>
      <text:p text:style-name="P4">
In addition, the law provides that newly created entities that have chosen 2% of the EP from the date of state registration will be automatically respected by the payers of the third group EP with a rate of 5%.</text:p>
      <text:p text:style-name="P4">
<text:span text:style-name="T4">
 Read also: </text:span>
 <text:a xlink:type="simple" xlink:href="https://www.ukrinform.ua/rubric-economy/3722467-povernenna-na-dovoennu-sistemu-opodatkuvanna-ocikuetsa-z-1-serpna-getmancev.html" text:style-name="Internet_20_link" text:visited-style-name="Visited_20_Internet_20_Link">
return to the pre -war tax system expected from August 1 - Getmantsev</text:a>
Also the deputy <text:a xlink:type="simple" xlink:href="http://t.me/getmantsevdanil/4906" text:style-name="Internet_20_link" text:visited-style-name="Visited_20_Internet_20_Link">
stressed</text:a>
that from August 12023 the current moratorium on inspections has been abolished. Proteroporoprop transaction by August 1, 2024 a moratorium on holding all APPs of FOP 1 and 2 groups(In addition to those conducted through termination of economic activity)and documentary or actual inspections of taxpayers or objects registered/located in front -line territories(including in the territories of possible fighting).</text:p>
      <text:p text:style-name="P4">
<text:span text:style-name="T4">
Читайте також:</text:span>
 <text:a xlink:type="simple" xlink:href="https://www.ukrinform.ua/rubric-economy/3710115-ukraina-i-mvf-obgovorili-fiskalnobudzetnu-politiku.html" text:style-name="Internet_20_link" text:visited-style-name="Visited_20_Internet_20_Link">
 Україна і МВФ обговорили фіскально-бюджетну політику</text:a>
</text:p>
      <text:p text:style-name="P4">
News Source: <text:a xlink:type="simple" xlink:href="https://www.ukrinform.ua/rubric-economy/3725912-povernenna-dovoennoi-sistemi-opodatkuvanna-radi-rekomenduut-uhvaliti-zakonoproekt.html" text:style-name="Internet_20_link" text:visited-style-name="Visited_20_Internet_20_Link">
https://www.ukrinform.ua/rubric-economy/3725912-povernenna-dovoennoi-sistemi-opodatkuvanna-radi-rekomenduut-uhvaliti-zakonoproekt.html</text:a>
</text:p>
      <!--NEWS-->
      <text:h text:style-name="P10" text:outline-level="1">
<text:span text:style-name="T4">
Fabio Kannavaro will play in a charity match in support of Ukraine</text:span>
</text:h>
      <text:p text:style-name="P4">
Authors: Ukrinform (Person)</text:p>
      <text:p text:style-name="P4">
Publisher: Укринформ (Organization)</text:p>
      <text:p text:style-name="P4">
Published Time: 2023-06-21T17:30:51+03:00</text:p>
      <text:p text:style-name="P4">
Modified Time: 2023-06-21T17:30:51+03:00</text:p>
      <text:p text:style-name="P4">
Description: The former Juventus, Real Madrid and Italy's national team, Fabio Kannavaro, will take part in a Game4Ukraine charity match in support of Ukraine, which will take place on August 5 in London at Stamford Bridge. - Ukrinform.</text:p>
      <text:p text:style-name="P4">
Images: ['<text:a xlink:type="simple" xlink:href="https://static.ukrinform.com/photos/2023_06/thumb_files/630_360_1687357745-769.jpg" text:style-name="Internet_20_link" text:visited-style-name="Visited_20_Internet_20_Link">
630_360_16873...</text:a>
']</text:p>
      <text:p text:style-name="P4">
Tags: ['Футбол']</text:p>
      <text:p text:style-name="P4">
Type: Article</text:p>
      <!--METADATA-->
      <text:p text:style-name="P4">
<draw:frame draw:style-name="fr1" draw:name="Image113" text:anchor-type="as-char" svg:width="6.9236in" svg:height="3.956343in" draw:z-index="0">
<draw:image xlink:href="../Images/yкринформ/2023-06-21T17-30-51-03-00/630_360_1687357745-769.jpg" xlink:type="simple" xlink:show="embed" xlink:actuate="onLoad" draw:mime-type="image/jpeg"/>
</draw:frame>
The former Juventus, Real Madrid and Italian national team Fabio Kannavaro will take part in the Game4UKRAINE match in support of Ukraine, which will be held on August 5 in London at Stamford Bridge.</text:p>
      <text:p text:style-name="P4">
This was reported <text:a xlink:type="simple" xlink:href="https://twitter.com/game_4_ukraine/status/1671490708010614786" text:style-name="Internet_20_link" text:visited-style-name="Visited_20_Internet_20_Link">
GAME4UKRAINE</text:a>
, reports Ukrinform.</text:p>
      <text:p text:style-name="P4">
As it was reported, players in their teams among the declared players of the hip will be elected by Alexander Zinchenko and Andriy Shevchenko.</text:p>
      <text:p text:style-name="P4">
<text:span text:style-name="T4">
 Read also: </text:span>
 <text:a xlink:type="simple" xlink:href="https://www.ukrinform.ua/rubric-sports/3725551-ronaldu-proviv-rekordnij-200j-poedinok-za-zbirnu-v-kareri.html" text:style-name="Internet_20_link" text:visited-style-name="Visited_20_Internet_20_Link">
Ronaldo spent a record 200th match for the Vacquial team</text:a>
It is now known that Zinchenko's team will be headed by the former head coach of Arsenal Arsen Wenger.</text:p>
      <text:p text:style-name="P4">
Photo: Sky Sports</text:p>
      <text:p text:style-name="P4">
News Source: <text:a xlink:type="simple" xlink:href="https://www.ukrinform.ua/rubric-sports/3725914-fabio-kannavaro-zigrae-u-blagodijnomu-matci-na-pidtrimku-ukraini.html" text:style-name="Internet_20_link" text:visited-style-name="Visited_20_Internet_20_Link">
https://www.ukrinform.ua/rubric-sports/3725914-fabio-kannavaro-zigrae-u-blagodijnomu-matci-na-pidtrimku-ukraini.html</text:a>
</text:p>
      <!--NEWS-->
      <text:h text:style-name="P10" text:outline-level="1">
<text:span text:style-name="T4">
Kuleba discussed with a column new offensive assistance to France for the Armed Forces</text:span>
</text:h>
      <text:p text:style-name="P4">
Authors: Ukrinform (Person)</text:p>
      <text:p text:style-name="P4">
Publisher: Укринформ (Organization)</text:p>
      <text:p text:style-name="P4">
Published Time: 2023-06-21T17:41:43+03:00</text:p>
      <text:p text:style-name="P4">
Modified Time: 2023-06-21T17:41:43+03:00</text:p>
      <text:p text:style-name="P4">
Description: Ministers of Foreign Affairs of Ukraine and France Dmytro Kuleba and Katrin Kolonone discussed a new support for France during a meeting in London to strengthen Ukraine's offensive capabilities. - Ukrinform.</text:p>
      <text:p text:style-name="P4">
Images: ['<text:a xlink:type="simple" xlink:href="https://static.ukrinform.com/photos/2023_06/thumb_files/630_360_1687358371-981.jpg" text:style-name="Internet_20_link" text:visited-style-name="Visited_20_Internet_20_Link">
630_360_16873...</text:a>
']</text:p>
      <text:p text:style-name="P4">
Tags: ['Франція', 'Дмитро Кулеба', 'ЗСУ', 'допомога']</text:p>
      <text:p text:style-name="P4">
Type: Article</text:p>
      <!--METADATA-->
      <text:p text:style-name="P4">
<draw:frame draw:style-name="fr1" draw:name="Image114" text:anchor-type="as-char" svg:width="6.9236in" svg:height="3.956343in" draw:z-index="0">
<draw:image xlink:href="../Images/yкринформ/2023-06-21T17-41-43-03-00/630_360_1687358371-981.jpg" xlink:type="simple" xlink:show="embed" xlink:actuate="onLoad" draw:mime-type="image/jpeg"/>
</draw:frame>
The Ministhard -Border Affairs of Ukraine and France Dmytro Kuleba and Katrin Colonna discussed new support for France in the London to strengthen Ukraine.</text:p>
      <text:p text:style-name="P4">
According to Ukrinform, the Ministry of Foreign Affairs of Ukraine reported this <text:a xlink:type="simple" xlink:href="https://t.me/Ukraine_MFA/1829" text:style-name="Internet_20_link" text:visited-style-name="Visited_20_Internet_20_Link">
telegram</text:a>
.</text:p>
      <text:p text:style-name="P4">
“Dmytro Kuleba held negotiations with a French colleague Katrincolone in London and expressed his gratitude for France's openness to the ambitious NATO's results in Vilnius. Ministers also discussed new support <text:a xlink:type="simple" xlink:href="https://www.ukrinform.ua/tag-francia" text:style-name="Internet_20_link" text:visited-style-name="Visited_20_Internet_20_Link">
France</text:a>
To enhance the offensive of Ukraine, ”the post states.</text:p>
      <text:p text:style-name="P4">
<text:span text:style-name="T4">
 Read also: </text:span>
 <text:a xlink:type="simple" xlink:href="https://www.ukrinform.ua/rubric-ato/3702244-rosia-navmisno-obstrilue-zitlovi-budinki-v-ukraini-mzs-francii.html" text:style-name="Internet_20_link" text:visited-style-name="Visited_20_Internet_20_Link">
Russia deliberately fires residential buildings in Ukraine - MSFRANCE</text:a>
It was reported that French Foreign Minister Katrin Kolonna during the International Conference on Reconstruction of Ukraine stated that <text:a xlink:type="simple" xlink:href="https://www.ukrinform.ua/rubric-vidbudova/3725847-francia-vidilit-ukraini-dodatkovi-40-miljoniv-na-vidbudovu.html" text:style-name="Internet_20_link" text:visited-style-name="Visited_20_Internet_20_Link">
France will receive Ukraine an additional 40 million euros of financial assistance for 2023</text:a>
.</text:p>
      <text:p text:style-name="P4">
<text:span text:style-name="T5">
Foto: Foreign</text:span>
</text:p>
      <text:p text:style-name="P4">
News Source: <text:a xlink:type="simple" xlink:href="https://www.ukrinform.ua/rubric-ato/3725922-kuleba-obgovoriv-iz-kolonnou-novu-nastupalnu-dopomogu-francii-dla-zsu.html" text:style-name="Internet_20_link" text:visited-style-name="Visited_20_Internet_20_Link">
https://www.ukrinform.ua/rubric-ato/3725922-kuleba-obgovoriv-iz-kolonnou-novu-nastupalnu-dopomogu-francii-dla-zsu.html</text:a>
</text:p>
      <!--NEWS-->
      <text:h text:style-name="P10" text:outline-level="1">
<text:span text:style-name="T4">
In the Kyiv region detained the "watch" for Boyarka by the nickname "Jol"</text:span>
</text:h>
      <text:p text:style-name="P4">
Authors: Ukrinform (Person)</text:p>
      <text:p text:style-name="P4">
Publisher: Укринформ (Organization)</text:p>
      <text:p text:style-name="P4">
Published Time: 2023-06-21T17:43:00+03:00</text:p>
      <text:p text:style-name="P4">
Modified Time: 2023-06-21T17:43:00+03:00</text:p>
      <text:p text:style-name="P4">
Description: In the Kiev region, police detained the so -called "watch" in the city of Boyarka, which spread criminal influence in the city and engaged in extortion of money from residents. - Ukrinform.</text:p>
      <text:p text:style-name="P4">
Images: ['<text:a xlink:type="simple" xlink:href="https://static.ukrinform.com/photos/2023_06/thumb_files/630_360_1687358486-150.jpg" text:style-name="Internet_20_link" text:visited-style-name="Visited_20_Internet_20_Link">
630_360_16873...</text:a>
']</text:p>
      <text:p text:style-name="P4">
Tags: ['Затримання', 'Кримінал', 'Київщина', 'Злодій в законі']</text:p>
      <text:p text:style-name="P4">
Type: Article</text:p>
      <!--METADATA-->
      <text:p text:style-name="P4">
<draw:frame draw:style-name="fr1" draw:name="Image115" text:anchor-type="as-char" svg:width="6.9236in" svg:height="3.956343in" draw:z-index="0">
<draw:image xlink:href="../Images/yкринформ/2023-06-21T17-43-00-03-00/630_360_1687358486-150.jpg" xlink:type="simple" xlink:show="embed" xlink:actuate="onLoad" draw:mime-type="image/jpeg"/>
</draw:frame>
The UKIiv region police detained the so -called "watch" outside the city of Boyarka, which spread criminal influence in the city and was engaged in the extortion of money of saves.</text:p>
      <text:p text:style-name="P4">
According to Ukrinform, the Kyiv Regional Prosecutor's Office reports in <text:a xlink:type="simple" xlink:href="https://t.me/press_kobl/1387" text:style-name="Internet_20_link" text:visited-style-name="Visited_20_Internet_20_Link">
telegram</text:a>
.</text:p>
      <text:p text:style-name="P4">
Under the procedural guidance of the Kyiv Regional Prosecutor's Office, it was revealed <text:a xlink:type="simple" xlink:href="https://www.ukrinform.ua/tag-pidozra" text:style-name="Internet_20_link" text:visited-style-name="Visited_20_Internet_20_Link">
suspicion</text:a>
residents on the facts of the spread of criminal influence and extortion(Part 2 of Art. 255-1, h. 4 tbsp. 189 of the Criminal Code of Ukraine).</text:p>
      <text:p text:style-name="P4">
За даними слідства, підозрюваний відбував покарання за спричинення тяжкихтілесних ушкоджень, що спричинили смерть потерпілого.</text:p>
      <text:p text:style-name="P4">
За сім років ув’язнення він здобув авторитет серед засуджених та отримаввідповідальне становище в кримінальній ієрархії - так званого "смотрящого","ответчика за городом Боярка".</text:p>
      <text:p text:style-name="P4">
Чоловік отримав прізвисько "Джола" та після звільнення з місць позбавленняволі поширював злочинний вплив у Боярці Київської області.</text:p>
      <text:p text:style-name="P4">
Він контролював надходження, витрати та розподіл грошових коштів, отриманихзлочинним шляхом, призначених для забезпечення існування та функціонуванняланок криміногенного суспільства.</text:p>
      <text:p text:style-name="P4">
<text:span text:style-name="T4">
Читайте також:</text:span>
 <text:a xlink:type="simple" xlink:href="https://www.ukrinform.ua/rubric-regions/3666996-sbu-nejtralizuvala-bandi-aki-terorizuvali-harkiv-odesu-ta-sumsinu.html" text:style-name="Internet_20_link" text:visited-style-name="Visited_20_Internet_20_Link">
 СБУ нейтралізувала банди, які тероризували Харків, Одесута Сумщину </text:a>
Using his status in the criminal world, the suspect demanded the money of money.</text:p>
      <text:p text:style-name="P4">
The person was detained.</text:p>
      <text:p text:style-name="P4">
The court was sent to the court for the election of a preventive measure in the form of holding under guard.</text:p>
      <text:p text:style-name="P4">
As reported <text:a xlink:type="simple" xlink:href="https://www.ukrinform.ua/rubric-regions/3718600-sbu-zneskodila-na-poltavsini-bandu-kriminalnogo-avtoriteta-na-prizvisko-moskva.html" text:style-name="Internet_20_link" text:visited-style-name="Visited_20_Internet_20_Link">
Ukrinform</text:a>
, as a result of special operations in the Poltava region, a gang, which terrorized the locals and "knocked out" non -existent debts from entrepreneurs, was informed in the Poltava region.</text:p>
      <text:p text:style-name="P4">
<text:span text:style-name="T5">
Foto: Kyiv Regional Prosecutor's Office</text:span>
</text:p>
      <text:p text:style-name="P4">
News Source: <text:a xlink:type="simple" xlink:href="https://www.ukrinform.ua/rubric-regions/3725924-na-kiivsini-zatrimali-smotrasogo-za-boarkou-na-prizvisko-dzola.html" text:style-name="Internet_20_link" text:visited-style-name="Visited_20_Internet_20_Link">
https://www.ukrinform.ua/rubric-regions/3725924-na-kiivsini-zatrimali-smotrasogo-za-boarkou-na-prizvisko-dzola.html</text:a>
</text:p>
      <!--NEWS-->
      <text:h text:style-name="P10" text:outline-level="1">
<text:span text:style-name="T4">
Ukrainian boxer Usik began preparation for battle against Duba</text:span>
</text:h>
      <text:p text:style-name="P4">
Authors: Ukrinform (Person)</text:p>
      <text:p text:style-name="P4">
Publisher: Укринформ (Organization)</text:p>
      <text:p text:style-name="P4">
Published Time: 2023-06-21T17:43:18+03:00</text:p>
      <text:p text:style-name="P4">
Modified Time: 2023-06-21T17:43:18+03:00</text:p>
      <text:p text:style-name="P4">
Description: WBA, WBO, IBO and IBF champion Alexander Usyk (20-0, 13 KOs) began preparation for battle against Daniel Duba (19-1, 18 KO).</text:p>
      <text:p text:style-name="P4">
— Укрінформ.: </text:p>
      <text:p text:style-name="P4">
Images: ['<text:a xlink:type="simple" xlink:href="https://static.ukrinform.com/photos/2023_06/thumb_files/630_360_1687358500-289.jpg" text:style-name="Internet_20_link" text:visited-style-name="Visited_20_Internet_20_Link">
630_360_16873...</text:a>
']</text:p>
      <text:p text:style-name="P4">
Tags: ['Бокс', 'Усик']</text:p>
      <text:p text:style-name="P4">
Type: Article</text:p>
      <!--METADATA-->
      <text:p text:style-name="P4">
<draw:frame draw:style-name="fr1" draw:name="Image116" text:anchor-type="as-char" svg:width="6.9236in" svg:height="3.956343in" draw:z-index="0">
<draw:image xlink:href="../Images/yкринформ/2023-06-21T17-43-18-03-00/630_360_1687358500-289.jpg" xlink:type="simple" xlink:show="embed" xlink:actuate="onLoad" draw:mime-type="image/jpeg"/>
</draw:frame>
Championwaba, WBO, IBO and IBF in overweight Alexander Usik(20-0, 13 Ko)started preparation for battle against Daniel Duba(19-1, 18 Ko).</text:p>
      <text:p text:style-name="P4">
Про це повідомляє <text:a xlink:type="simple" xlink:href="https://www.instagram.com/p/Ctv0QgIrPRf/" text:style-name="Internet_20_link" text:visited-style-name="Visited_20_Internet_20_Link">
 LuckyPunch </text:a>
, reports Ukrinform.</text:p>
      <text:p text:style-name="P4">
The battle can pass on August 26 in Wroclaw.</text:p>
      <text:p text:style-name="P4">
<text:span text:style-name="T4">
 Read also: </text:span>
 <text:a xlink:type="simple" xlink:href="https://www.ukrinform.ua/rubric-sports/3725213-ukrainskij-bokser-selestuk-viklikav-na-bij-kubinca-ugasa.html" text:style-name="Internet_20_link" text:visited-style-name="Visited_20_Internet_20_Link">
Ukrainian <text:span text:style-name="T4">
 box </text:span>
 Er Shelestyuk called to fight Kubintsegas</text:a>
As it was reported, the Ukrainian team won promotional bidding on this battle.</text:p>
      <text:p text:style-name="P4">
Photo: Instagram.com/usykaa/</text:p>
      <text:p text:style-name="P4">
News Source: <text:a xlink:type="simple" xlink:href="https://www.ukrinform.ua/rubric-sports/3725923-ukrainskij-bokser-usik-rozpocav-pidgotovku-do-bou-proti-dubua.html" text:style-name="Internet_20_link" text:visited-style-name="Visited_20_Internet_20_Link">
https://www.ukrinform.ua/rubric-sports/3725923-ukrainskij-bokser-usik-rozpocav-pidgotovku-do-bou-proti-dubua.html</text:a>
</text:p>
      <!--NEWS-->
      <text:h text:style-name="P10" text:outline-level="1">
<text:span text:style-name="T4">
Shmigal in London met with Prime Minister Latvia</text:span>
</text:h>
      <text:p text:style-name="P4">
Authors: Ukrinform (Person)</text:p>
      <text:p text:style-name="P4">
Publisher: Укринформ (Organization)</text:p>
      <text:p text:style-name="P4">
Published Time: 2023-06-21T17:44:00+03:00</text:p>
      <text:p text:style-name="P4">
Modified Time: 2023-06-21T17:44:00+03:00</text:p>
      <text:p text:style-name="P4">
Description: Prime Minister Denis Shmigal and Latvia Prime Minister Krishianis Karinsh at a meeting in London coordinated positions on further promotion of Ukraine on the way in the EU and NATO. - Ukrinform.</text:p>
      <text:p text:style-name="P4">
Images: ['<text:a xlink:type="simple" xlink:href="https://static.ukrinform.com/photos/2023_06/thumb_files/630_360_1687359256-204.jpg" text:style-name="Internet_20_link" text:visited-style-name="Visited_20_Internet_20_Link">
630_360_16873...</text:a>
']</text:p>
      <text:p text:style-name="P4">
Tags: ['Латвія', 'Шмигаль', 'Конференція з відбудови у Лондоні']</text:p>
      <text:p text:style-name="P4">
Type: Article</text:p>
      <!--METADATA-->
      <text:p text:style-name="P4">
<draw:frame draw:style-name="fr1" draw:name="Image117" text:anchor-type="as-char" svg:width="6.9236in" svg:height="3.956343in" draw:z-index="0">
<draw:image xlink:href="../Images/yкринформ/2023-06-21T17-44-00-03-00/630_360_1687359256-204.jpg" xlink:type="simple" xlink:show="embed" xlink:actuate="onLoad" draw:mime-type="image/jpeg"/>
</draw:frame>
Prime Minister Denis Schmigal and Latvia Prime Minister Krishianis Karinsh at Vladon's meeting coordinated positions on further promotion of Ukraine on the NATO's way in the ESR.</text:p>
      <text:p text:style-name="P4">
The Prime Minister of Ukraine wrote about it in <text:a xlink:type="simple" xlink:href="https://twitter.com/Denys_Shmyhal/status/1671524481653719040" text:style-name="Internet_20_link" text:visited-style-name="Visited_20_Internet_20_Link">
Twitter</text:a>
, reports Ukrinform.</text:p>
      <text:p text:style-name="P4">
“He met with Prime Minister of Latvia @Krisjaniskarins. He sincerely thanked Latvia in the fight against Russian invaders-military-technical, financial, humanitarian-which is already 1.3% of GDP. Coordinated positions on the better promotion of Ukraine on the way to the EU and NATO, ” - wrote <text:a xlink:type="simple" xlink:href="https://www.ukrinform.ua/tag-smigal" text:style-name="Internet_20_link" text:visited-style-name="Visited_20_Internet_20_Link">
Shmigal</text:a>
.</text:p>
      <text:p text:style-name="P4">
<text:span text:style-name="T4">
 Read also: </text:span>
 <text:a xlink:type="simple" xlink:href="https://www.ukrinform.ua/rubric-vidbudova/3725806-smigal-ocikuemo-so-na-konferencii-u-londoni-zmozemo-mobilizuvati-dostatno-finansiv.html" text:style-name="Internet_20_link" text:visited-style-name="Visited_20_Internet_20_Link">
<text:span text:style-name="T4">
 Shmigal </text:span>
: We expect to mobilize enough finances at the conference in Londonism</text:a>
As reported by Ukrinform, on the same day in the fields of the conference on the restoration of Ukraine in London <text:a xlink:type="simple" xlink:href="https://www.ukrinform.ua/rubric-polytics/3725762-smigal-u-londoni-zustrivsa-iz-sunakom.html" text:style-name="Internet_20_link" text:visited-style-name="Visited_20_Internet_20_Link">
Denis Shmigal held a meeting</text:a>
With the Prime Minister of the United Kingdom, Rice Sunak.</text:p>
      <text:p text:style-name="P4">
The head of the Ukrainian Government thanked the organization of the event, which should be meti -enlisted by the efforts of partners to rebuild our country and to find effective mechanisms of uninterrupted financial support of Ukraine. The parties discuss private business to support the Ukrainian economy.</text:p>
      <text:p text:style-name="P4">
<text:span text:style-name="T5">
Foto: Denys Shmyhal, Twitter</text:span>
</text:p>
      <text:p text:style-name="P4">
News Source: <text:a xlink:type="simple" xlink:href="https://www.ukrinform.ua/rubric-polytics/3725928-smigal-u-londoni-zustrivsa-z-premerom-latvii.html" text:style-name="Internet_20_link" text:visited-style-name="Visited_20_Internet_20_Link">
https://www.ukrinform.ua/rubric-polytics/3725928-smigal-u-londoni-zustrivsa-z-premerom-latvii.html</text:a>
</text:p>
      <!--NEWS-->
      <text:h text:style-name="P10" text:outline-level="1">
<text:span text:style-name="T4">
Miga World Bank Agency has begun to provide guarantees for military risk insurance in Ukraine</text:span>
</text:h>
      <text:p text:style-name="P4">
Authors: Ukrinform (Person)</text:p>
      <text:p text:style-name="P4">
Publisher: Укринформ (Organization)</text:p>
      <text:p text:style-name="P4">
Published Time: 2023-06-21T17:53:00+03:00</text:p>
      <text:p text:style-name="P4">
Modified Time: 2023-06-21T17:53:00+03:00</text:p>
      <text:p text:style-name="P4">
Description: The Multilateral Guarantee Agency of the World Bank Investment Groups has begun to provide guarantees for insurance for military risks in Ukraine from the Trust Fund for Supporting Reconstruction and Economics of Ukraine (SURE). - Ukrinform.</text:p>
      <text:p text:style-name="P4">
Images: ['<text:a xlink:type="simple" xlink:href="https://static.ukrinform.com/photos/2023_06/thumb_files/630_360_1687359108-904.jpg" text:style-name="Internet_20_link" text:visited-style-name="Visited_20_Internet_20_Link">
630_360_16873...</text:a>
']</text:p>
      <text:p text:style-name="P4">
Tags: ['Інвестиції', 'Страхування', 'Відновлення України', 'Воєнні ризики', 'Конференція з відбудови у Лондоні']</text:p>
      <text:p text:style-name="P4">
Type: Article</text:p>
      <!--METADATA-->
      <text:p text:style-name="P4">
<draw:frame draw:style-name="fr1" draw:name="Image118" text:anchor-type="as-char" svg:width="6.9236in" svg:height="3.956343in" draw:z-index="0">
<draw:image xlink:href="../Images/yкринформ/2023-06-21T17-53-00-03-00/630_360_1687359108-904.jpg" xlink:type="simple" xlink:show="embed" xlink:actuate="onLoad" draw:mime-type="image/jpeg"/>
</draw:frame>
Multilateral Investment Guarantee Agency(Micah)Groups of the World Bank had to provide guarantees for insurance of military risks in Ukraine from a work Fund for support for reconstruction and economy of Ukraine(SURE).</text:p>
      <text:p text:style-name="P4">
Як передає Укрінформ, угоду про збільшення гарантії з 17,1 до 40,85 млн євроміж MIGA і німецьким банківським холдингом ProCredit було підписано вприсутності першого віцепрем’єр-міністра – міністра економіки України ЮліїСвириденко в Лондоні під час проведення Конференції з питань відновленняУкраїни-2023 (URC-2023), reports <text:a xlink:type="simple" xlink:href="https://www.me.gov.ua/News/Detail" text:style-name="Internet_20_link" text:visited-style-name="Visited_20_Internet_20_Link">
Ministry of Economy Press Service</text:a>
 <text:a xlink:type="simple" xlink:href="https://me.gov.ua/News/Detail" text:style-name="Internet_20_link" text:visited-style-name="Visited_20_Internet_20_Link">
 .</text:a>
“This is the first project to be implemented with the involvement of the Trust Fund of the Reconstruction and Economy of Ukraine. I am sure that the programming of military risks for investment in the Ukrainian economy from Migazatate green light for those businessmen who are waiting for the opportunity to start working on <text:a xlink:type="simple" xlink:href="https://www.ukrinform.ua/tag-vidnovlenna-ukraini" text:style-name="Internet_20_link" text:visited-style-name="Visited_20_Internet_20_Link">
recovery</text:a>
Our country, ”Sviridenko said.</text:p>
      <text:p text:style-name="P4">
<text:span text:style-name="T5">
!</text:span>
*](https://www.ukrinform.ua/rubric-vidbudova/3725900-vidnovitisa-ukrainskim-mistam-ta-selam-dopomagaut-uze-60-krain-smigal.html)It is noted that an increase in Miga's warranty extends to Procredit's investment in the capital of its Ukrainian subsidiary of JSC ProCredit Bank to support Ukrainian small and medium -sized businesses. The corresponding program will be programmed by December 2025. Increasing the MIGA guarantee by 23.75 million euros ProCredit Ukraine to optimize its existing capital, to continue to proceed with the necessary banking services and to potentially generate new loans to customers.</text:p>
      <text:p text:style-name="P4">
As reported by Ukrinform, Migbaul's Multilateral Guarantee Guarantee Agency was created in 1988. It is a member of the World Bank Group and works for direct foreign investment in developing countries. Miga activity should reduce the risks of restrictions on conversion and translation, violation of contracts by governments, expropriation, wars and citizens. One of the main missions of the Agency to enhance credit to private investors and creditors.Procredit Holding Ag &amp; Co. KGAA, located in Frankfurt, Main, Germany, is a parent company that is focused on the development of the Procredit group, which is made of commercial banks for small and medium-sized enterprises. In the Ukrainian companion, the financial institution has a financial institution.</text:p>
      <text:p text:style-name="P4">
News Source: <text:a xlink:type="simple" xlink:href="https://www.ukrinform.ua/rubric-economy/3725926-agentstvo-svitovogo-banku-miga-pocalo-nadavati-garantii-dla-strahuvanna-voennih-rizikiv-v-ukraini.html" text:style-name="Internet_20_link" text:visited-style-name="Visited_20_Internet_20_Link">
https://www.ukrinform.ua/rubric-economy/3725926-agentstvo-svitovogo-banku-miga-pocalo-nadavati-garantii-dla-strahuvanna-voennih-rizikiv-v-ukraini.html</text:a>
</text:p>
      <!--NEWS-->
      <text:h text:style-name="P10" text:outline-level="1">
<text:span text:style-name="T4">
The Ukrainian Armrestling national team won 107 medals for the World Cup and took 3rd commanding place</text:span>
</text:h>
      <text:p text:style-name="P4">
Authors: Ukrinform (Person)</text:p>
      <text:p text:style-name="P4">
Publisher: Укринформ (Organization)</text:p>
      <text:p text:style-name="P4">
Published Time: 2023-06-21T17:54:13+03:00</text:p>
      <text:p text:style-name="P4">
Modified Time: 2023-06-21T17:54:13+03:00</text:p>
      <text:p text:style-name="P4">
Description: The Ukrainian Armrestling team became the 3rd at the European Championships 2023, which was held in Chisinau, Moldova. - Ukrinform.</text:p>
      <text:p text:style-name="P4">
Images: ['<text:a xlink:type="simple" xlink:href="https://static.ukrinform.com/photos/2023_06/thumb_files/630_360_1687359091-514.jpg" text:style-name="Internet_20_link" text:visited-style-name="Visited_20_Internet_20_Link">
630_360_16873...</text:a>
']</text:p>
      <text:p text:style-name="P4">
Tags: None</text:p>
      <text:p text:style-name="P4">
Type: Article</text:p>
      <!--METADATA-->
      <text:p text:style-name="P4">
<draw:frame draw:style-name="fr1" draw:name="Image119" text:anchor-type="as-char" svg:width="6.9236in" svg:height="3.956343in" draw:z-index="0">
<draw:image xlink:href="../Images/yкринформ/2023-06-21T17-54-13-03-00/630_360_1687359091-514.jpg" xlink:type="simple" xlink:show="embed" xlink:actuate="onLoad" draw:mime-type="image/jpeg"/>
</draw:frame>
The Ukrainian Armrest-Ukraine national team became the 3rd at the European Championships 2023, which was held by Vychyshin, Moldova.</text:p>
      <text:p text:style-name="P4">
This was reported <text:a xlink:type="simple" xlink:href="https://www.facebook.com/ArmwrestlingUA/posts/pfbid02TpDMKP9dVqRLnCQrWoHq56wCZbJ8KrocA6H7tSnnNhS26FbF4aWffjpEMLyogR1ol" text:style-name="Internet_20_link" text:visited-style-name="Visited_20_Internet_20_Link">
press service</text:a>
Federation of Armresling of Ukraine, reports Ukrinform.</text:p>
      <text:p text:style-name="P4">
97 athletes, who together won 107 medals, introduced Ukraine. The composition was included in the representatives who spoke among boys, juniors and young people(46 medals), among adults(17 medals), among veterans(13 medals)Poster of parasports(31 medals). Остання група спортсменів поїхала начемпіонат власним коштом, також їх підтримала Федерація армрестлінгу України.</text:p>
      <text:p text:style-name="P4">
Всього Україна здобула 36 золотих, 36 срібних, 35 бронзових медалей. Узагальнокомандному рейтингу стала 3-ю, а серед жінок-ветеранів - першою.</text:p>
      <text:p text:style-name="P4">
<text:span text:style-name="T4">
Читайте також:</text:span>
 <text:a xlink:type="simple" xlink:href="https://www.ukrinform.ua/rubric-sports/3693068-belenuk-potribno-borotisa-z-dopuskom-rosian-inakse-zarucnikami-stanut-nasi-sportsmeni.html" text:style-name="Internet_20_link" text:visited-style-name="Visited_20_Internet_20_Link">
 <text:span text:style-name="T4">
Беленюк</text:span>
 : Потрібно боротися з допуском росіян, інакшезаручниками стануть наші спортсмени </text:a>
The Ukrainian national team is preparing for the World Cup 2023, which will be held from September 24 to September 3 in Almaty, Kazakhstan.</text:p>
      <text:p text:style-name="P4">
Photo: facebook.com</text:p>
      <text:p text:style-name="P4">
News Source: <text:a xlink:type="simple" xlink:href="https://www.ukrinform.ua/rubric-sports/3725927-zbirna-ukraini-z-armrestlingu-vigrala-107-medalej-na-ce-ta-posila-3-zagalnokomandne-misce.html" text:style-name="Internet_20_link" text:visited-style-name="Visited_20_Internet_20_Link">
https://www.ukrinform.ua/rubric-sports/3725927-zbirna-ukraini-z-armrestlingu-vigrala-107-medalej-na-ce-ta-posila-3-zagalnokomandne-misce.html</text:a>
</text:p>
      <!--NEWS-->
      <text:h text:style-name="P10" text:outline-level="1">
<text:span text:style-name="T4">
Explosion reported in Kharkiv</text:span>
</text:h>
      <text:p text:style-name="P4">
Authors: liveuamap (Language: en)</text:p>
      <text:p text:style-name="P4">
Time: 2023-06-21T17:59:25</text:p>
      <text:p text:style-name="P4">
Location: Kharkiv,Kharkivs'ka oblast (Latitude:50.0202 Longtitude:36.3069)</text:p>
      <text:p text:style-name="P4">
Videos: []</text:p>
      <text:p text:style-name="P4">
Images: []</text:p>
      <text:p text:style-name="P4">
Tags: ["Europe", "Central and Eastern Europe"]</text:p>
      <text:p text:style-name="P4">
Id: 22570871</text:p>
      <!--METADATA-->
      <text:p text:style-name="P4">
Explosion reported in Kharkiv</text:p>
      <text:p text:style-name="P4">
News Collection Link: <text:a xlink:type="simple" xlink:href="https:\/\/liveuamap.com\/en\/2023\/21-june-explosion-reported-in-kharkiv" text:style-name="Internet_20_link" text:visited-style-name="Visited_20_Internet_20_Link">
https:\/\/liveuamap.com\/en\/2023\/21-june-explosion-reported-in-kharkiv</text:a>
</text:p>
      <text:p text:style-name="P4">
News Source: <text:a xlink:type="simple" xlink:href="https://t.me/huyovy_kharkiv/113822" text:style-name="Internet_20_link" text:visited-style-name="Visited_20_Internet_20_Link">
https://t.me/huyovy_kharkiv/113822</text:a>
</text:p>
      <!--NEWS-->
      <text:h text:style-name="P10" text:outline-level="1">
<text:span text:style-name="T4">
The enemy unsuccessfully tried to step on in four directions</text:span>
</text:h>
      <text:p text:style-name="P4">
Author: ['АРМІЯINFORM']</text:p>
      <text:p text:style-name="P4">
Time: 2023-06-21T18:00:00-04:00</text:p>
      <text:p text:style-name="P4">
Description: Opponent I did ZoServilu Zuill at the Limansky, Bakhmutsky,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bmp.jpg" text:style-name="Internet_20_link" text:visited-style-name="Visited_20_Internet_20_Link">
bmp.jpg</text:a>
']</text:p>
      <text:p text:style-name="P4">
Tags: ['STOPRUSSIA', 'АГРЕСІЯ РФ', 'БОЙОВІ ЗІТКНЕННЯ', 'ВІЙНА', 'ВТОРГНЕННЯ РФ', 'ГЕНЕРАЛЬНИЙ ШТАБ ЗС УКРАЇНИ', 'ГШ ЗСУ', 'РАНКОВЕ ЗВЕДЕННЯ']</text:p>
      <text:p text:style-name="P4">
Category: News</text:p>
      <!--METADATA-->
      <text:p text:style-name="P4">
<draw:frame draw:style-name="fr1" draw:name="Image120" text:anchor-type="as-char" svg:width="6.9236in" svg:height="4.615733in" draw:z-index="0">
<draw:image xlink:href="../Images/AРМІЯINFORM/2023-06-21T18-00-00-04-00/bmp.jpg" xlink:type="simple" xlink:show="embed" xlink:actuate="onLoad" draw:mime-type="image/jpeg"/>
</draw:frame>
<text:span text:style-name="T4">
 🔥 Situation on Russian invasion </text:span>
</text:p>
      <text:p text:style-name="P4">
The enemy continues to focus on the Bakhmut, Avdeev and Marinsky directions in the Liman, Bakhmut, Avdiiv and Mariin directions. There were 40 combat clashes during the acquisition.</text:p>
      <text:p text:style-name="P4">
About it in your morning summary <text:a xlink:type="simple" xlink:href="https://www.facebook.com/GeneralStaff.ua/posts/pfbid0zupXEu8ro7DMospQpLhL6imqqqwTT6iwXKJcTu3wxXXryfs6EL84q7r66WtA9gPDl" text:style-name="Internet_20_link" text:visited-style-name="Visited_20_Internet_20_Link">
reports</text:a>
General Staff of the Armed Forces of Ukraine.</text:p>
      <text:p text:style-name="P4">
In the Lyman direction, the enemy performed offensive actions in the direction of Kreminna-Yampolovka, in Bakhmutsky-in the direction of Orikhovo-Vasylivka of Donetsk region, on Avdiivsky-in the Avdiivka area, in Shakhtarsky-in the direction of the Non-Mikhailivka. In all these areas, the enemy failed to reach any way.</text:p>
      <text:p text:style-name="P4">
In Zaporizhzhya and Kherson directions, the enemy continues to conduct defense.</text:p>
      <text:p text:style-name="P4">
News Source: <text:a xlink:type="simple" xlink:href="https://armyinform.com.ua/2023/06/21/vorog-bezuspishno-namagavsya-nastupaty-na-chotyroh-napryamkah-genshtab-zsu/" text:style-name="Internet_20_link" text:visited-style-name="Visited_20_Internet_20_Link">
https://armyinform.com.ua/2023/06/21/vorog-bezuspishno-namagavsya-nastupaty-na-chotyroh-napryamkah-genshtab-zsu/</text:a>
</text:p>
      <!--NEWS-->
      <text:h text:style-name="P10" text:outline-level="1">
<text:span text:style-name="T4">
NABU Director explained why it was risky to deprive Kolomoisky citizenship</text:span>
</text:h>
      <text:p text:style-name="P4">
Authors: Ukrinform (Person)</text:p>
      <text:p text:style-name="P4">
Publisher: Укринформ (Organization)</text:p>
      <text:p text:style-name="P4">
Published Time: 2023-06-21T18:00:39+03:00</text:p>
      <text:p text:style-name="P4">
Modified Time: 2023-06-21T18:00:39+03:00</text:p>
      <text:p text:style-name="P4">
Description: The deprivation of Ukrainian citizenship of oligarch Igor Kolomoisky, in the event of a suspicion, will create risks to the investigation when traveling abroad. - Ukrinform.</text:p>
      <text:p text:style-name="P4">
Images: ['<text:a xlink:type="simple" xlink:href="https://static.ukrinform.com/photos/2023_06/thumb_files/630_360_1687277315-731.jpg" text:style-name="Internet_20_link" text:visited-style-name="Visited_20_Internet_20_Link">
630_360_16872...</text:a>
']</text:p>
      <text:p text:style-name="P4">
Tags: ['Коломойський', 'НАБУ', 'Укрнафта', 'Громадянство', 'Кривонос']</text:p>
      <text:p text:style-name="P4">
Type: Article</text:p>
      <!--METADATA-->
      <text:p text:style-name="P4">
<draw:frame draw:style-name="fr1" draw:name="Image121" text:anchor-type="as-char" svg:width="6.9236in" svg:height="3.956343in" draw:z-index="0">
<draw:image xlink:href="../Images/yкринформ/2023-06-21T18-00-39-03-00/630_360_1687277315-731.jpg" xlink:type="simple" xlink:show="embed" xlink:actuate="onLoad" draw:mime-type="image/jpeg"/>
</draw:frame>
The deprivation of Ukrainian citizenship of the oligarch Igor Kolomoisky, in the event of a suspicion, will create risks to the investigation when leaving his abroad.</text:p>
      <text:p text:style-name="P4">
This was reported by the Director of the National Anti -Corruption Bureau Semen Krivonos <text:a xlink:type="simple" xlink:href="https://www.ukrinform.ua/rubric-economy/3725452-semen-krivonos-direktor-nacionalnogo-antikorupcijnogo-buro.html" text:style-name="Internet_20_link" text:visited-style-name="Visited_20_Internet_20_Link">
in an interview with Ukrinform. </text:a>
“If he is in the territory of Ukraine and committed a crime here, he or she should be responsible for our laws. Deprivation of citizenship will create the risks of us when he goes abroad and will need to require his extract for liability, ”said the director of the bureau, answering the question whether the deprivation of Kolomoisky's citizenship will be affected at the case of suspicion.</text:p>
      <text:p text:style-name="P4">
<text:span text:style-name="T4">
 Read also: </text:span>
 <text:a xlink:type="simple" xlink:href="https://www.ukrinform.ua/rubric-regions/3666747-meria-dnipra-vidsudila-aeroport-u-kolomojskogo-filatov.html" text:style-name="Internet_20_link" text:visited-style-name="Visited_20_Internet_20_Link">
City Hall of the Dnieper Surbed Airport in <text:span text:style-name="T4">
 Kolomoisky </text:span>
 - Filatov</text:a>
Krivonos also reported that the investigation into the seizure of the property of the icon of Ukrnafta is waiting for an economic examination, the apotim will be resolved by the question of how "we are moving further with the circle of suspects caused by damage and all that are related to it."</text:p>
      <text:p text:style-name="P4">
"We do not announce our suspicions, but we are actively working," the director said.</text:p>
      <text:p text:style-name="P4">
As reported by Ukrinform, on October 10 last year, Kolomoisky came to NABU.</text:p>
      <text:p text:style-name="P4">
Before that, the SAP prosecutors and NABU detectives have been suspected of exchanging by Ukrnafta's export and seven tops.</text:p>
      <text:p text:style-name="P4">
Kolomoisky is a co -owner of Ukrnafta.</text:p>
      <text:p text:style-name="P4">
*!(https://www.ukrinform.ua/rubric-economy/3717596-privlasnenna-600-miljoniv-ukrtatnafti-sbu-vikrila-biznespartnera-kolomojskogo.html)On September 18, 2022, the media reported that NABU detectives conducted a search of Ukolomoisky at his place of residence at the Bukovel resort.</text:p>
      <text:p text:style-name="P4">
Last year, information appeared in the media that President Vladimir Zelensky has submitted Ukrainian citizenship of oligarch Igor Kolomoisky.</text:p>
      <text:p text:style-name="P4">
News Source: <text:a xlink:type="simple" xlink:href="https://www.ukrinform.ua/rubric-polytics/3725931-direktor-nabu-poasniv-comu-rizikovano-pozbavlati-kolomojskogo-gromadanstva.html" text:style-name="Internet_20_link" text:visited-style-name="Visited_20_Internet_20_Link">
https://www.ukrinform.ua/rubric-polytics/3725931-direktor-nabu-poasniv-comu-rizikovano-pozbavlati-kolomojskogo-gromadanstva.html</text:a>
</text:p>
      <!--NEWS-->
      <text:h text:style-name="P10" text:outline-level="1">
<text:span text:style-name="T4">
Stephanyshina discussed NATO's deputy Secretary -General Waiting from Summit in Vilnius</text:span>
</text:h>
      <text:p text:style-name="P4">
Authors: Ukrinform (Person)</text:p>
      <text:p text:style-name="P4">
Publisher: Укринформ (Organization)</text:p>
      <text:p text:style-name="P4">
Published Time: 2023-06-21T18:04:22+03:00</text:p>
      <text:p text:style-name="P4">
Modified Time: 2023-06-21T18:04:22+03:00</text:p>
      <text:p text:style-name="P4">
Description: Vice Prime Minister for European Integration Olga Stephanyshyn, at a meeting with NATO Deputy Secretary General Thomas Hoffus, emphasized the importance of obtaining a clear political signal in Vilnius in Vilnius on Ukraine's membership in the Alliance. - Ukrinform.</text:p>
      <text:p text:style-name="P4">
Images: ['<text:a xlink:type="simple" xlink:href="https://static.ukrinform.com/photos/2023_06/thumb_files/630_360_1687359750-545.jpg" text:style-name="Internet_20_link" text:visited-style-name="Visited_20_Internet_20_Link">
630_360_16873...</text:a>
']</text:p>
      <text:p text:style-name="P4">
Tags: ['Саміт НАТО', 'Стефанішина']</text:p>
      <text:p text:style-name="P4">
Type: Article</text:p>
      <!--METADATA-->
      <text:p text:style-name="P4">
<draw:frame draw:style-name="fr1" draw:name="Image122" text:anchor-type="as-char" svg:width="6.9236in" svg:height="3.956343in" draw:z-index="0">
<draw:image xlink:href="../Images/yкринформ/2023-06-21T18-04-22-03-00/630_360_1687359750-545.jpg" xlink:type="simple" xlink:show="embed" xlink:actuate="onLoad" draw:mime-type="image/jpeg"/>
</draw:frame>
Vice Prime Minister for European Integration Olga Stephanyshyn at a meeting with NATO Secretary General Thomas Hoffus stressed the importance of obtaining a clear political signal on Ukraine's membership in the Alliance.</text:p>
      <text:p text:style-name="P4">
About it reports Ukrinform with reference to <text:a xlink:type="simple" xlink:href="https://www.kmu.gov.ua/news/olha-stefanishyna-zustrilas-iz-zastupnykom-heneralnoho-sekretaria-nato-z-operatsii-tomasom-hoffusom" text:style-name="Internet_20_link" text:visited-style-name="Visited_20_Internet_20_Link">
government portal.</text:a>
“Ukraine is ready for dialogue and ready to work on modalities. It is not about joining NATO tomorrow, but it is very important for us that this process is launched in Vilnius, ”Viceremier stressed.</text:p>
      <text:p text:style-name="P4">
In turn, Hoffus emphasized that Ukraine is vital to NATO, and has confused further support.</text:p>
      <text:p text:style-name="P4">
<text:span text:style-name="T4">
 Read also: </text:span>
 <text:a xlink:type="simple" xlink:href="https://www.ukrinform.ua/rubric-polytics/3724788-ukraina-stane-clenom-nato-ale-zaprosenna-u-vilnusi-ne-bude-stoltenberg.html" text:style-name="Internet_20_link" text:visited-style-name="Visited_20_Internet_20_Link">
Ukraine will become a member of NATO, but the invitation in <text:span text:style-name="T4">
 Vilnius </text:span>
 will not be - Stoltenberg</text:a>
The parties discussed the preparation of the future NATO summit in Vilnius, the defense support of Ukraine and the deepening of cooperation in order to acquire the full members of Ukraine in the Alliance.</text:p>
      <text:p text:style-name="P4">
The main subject of the conversation was the implementation of a comprehensive assistance package <text:a xlink:type="simple" xlink:href="https://www.ukrinform.ua/tag-nato" text:style-name="Internet_20_link" text:visited-style-name="Visited_20_Internet_20_Link">
NATO</text:a>
Ukraine, which will be considered in Vilnius.</text:p>
      <text:p text:style-name="P4">
Stephanyshyn and Hoffus have positively praised the work on the development of assistance to Ukraine within this package, paying special attention to such premises as the demining of territories, social protection of servicemen of the Tavuzhmaya.</text:p>
      <text:p text:style-name="P4">
The Viceremier-Minister also introduced the interlocutor to the functioning of the confidence mechanism of coordination of the projects of a comprehensive NATO assistance package to Ukraine.</text:p>
      <text:p text:style-name="P4">
<text:span text:style-name="T4">
 Read also: </text:span>
 <text:a xlink:type="simple" xlink:href="https://www.ukrinform.ua/rubric-ato/3725713-ukraina-v-nato-ale-pisla-zakincenna-vijni-u-comu-rizik-podibnogo-formuluvanna.html" text:style-name="Internet_20_link" text:visited-style-name="Visited_20_Internet_20_Link">
Ukraine - in NATO, but after the end of the war: in the case of such a formulation? </text:a>
It was reported that on July 11-12 in Vilnius <text:a xlink:type="simple" xlink:href="https://www.ukrinform.ua/rubric-polytics/3719764-nato-mae-nadati-ukraini-garantii-bezpeki-sob-istoria-z-vijnou-ne-povtorilasa-stoltenberg.html" text:style-name="Internet_20_link" text:visited-style-name="Visited_20_Internet_20_Link">
NATO summit will take place.</text:a>
At all levels, the Ukrainian side emphasized that the assurances that "Ukrainian member of the Alliance", which were heard during the NATO Bucharest Summit in 2008, were not enough.<text:span text:style-name="T5">
Foto: eu-ua.org</text:span>
</text:p>
      <text:p text:style-name="P4">
News Source: <text:a xlink:type="simple" xlink:href="https://www.ukrinform.ua/rubric-polytics/3725934-stefanisina-obgovorila-iz-zastupnikom-genseka-nato-ocikuvanna-vid-samitu-u-vilnusi.html" text:style-name="Internet_20_link" text:visited-style-name="Visited_20_Internet_20_Link">
https://www.ukrinform.ua/rubric-polytics/3725934-stefanisina-obgovorila-iz-zastupnikom-genseka-nato-ocikuvanna-vid-samitu-u-vilnusi.html</text:a>
</text:p>
      <!--NEWS-->
      <text:h text:style-name="P10" text:outline-level="1">
<text:span text:style-name="T4">
In the Kupyansk direction, the Russians accumulate troops and constantly put forward DRG - Sinegubov</text:span>
</text:h>
      <text:p text:style-name="P4">
Authors: Ukrinform (Person)</text:p>
      <text:p text:style-name="P4">
Publisher: Укринформ (Organization)</text:p>
      <text:p text:style-name="P4">
Published Time: 2023-06-21T18:11:08+03:00</text:p>
      <text:p text:style-name="P4">
Modified Time: 2023-06-21T18:11:08+03:00</text:p>
      <text:p text:style-name="P4">
Description: In the Kupyansk direction, the invaders accumulate troops and constantly put forward sabotage groups, but the Armed Forces see all these actions and respond adequately, the enemy of success in Kharkiv has no. - Ukrinform.</text:p>
      <text:p text:style-name="P4">
Images: ['<text:a xlink:type="simple" xlink:href="https://static.ukrinform.com/photos/2021_06/thumb_files/630_360_1622662401-106.jpg" text:style-name="Internet_20_link" text:visited-style-name="Visited_20_Internet_20_Link">
630_360_16226...</text:a>
']</text:p>
      <text:p text:style-name="P4">
Tags: ['Російські військові', 'Харківщина', 'Синєгубов', 'Війна з Росією', 'Диверсанти', 'Єдині новини']</text:p>
      <text:p text:style-name="P4">
Type: Article</text:p>
      <!--METADATA-->
      <text:p text:style-name="P4">
<draw:frame draw:style-name="fr1" draw:name="Image123" text:anchor-type="as-char" svg:width="6.9236in" svg:height="3.956343in" draw:z-index="0">
<draw:image xlink:href="../Images/yкринформ/2023-06-21T18-11-08-03-00/630_360_1622662401-106.jpg" xlink:type="simple" xlink:show="embed" xlink:actuate="onLoad" draw:mime-type="image/jpeg"/>
</draw:frame>
The invaders accumulate the troops and constantly put forward a reconnaissance and reconnaissance groups, but they see all these actions and adequately respond that the enemy of success in Kharkiv has no success in Kharkiv.</text:p>
      <text:p text:style-name="P4">
Oleg Synigubov, the head of the Kharkiv regional military administration, said this on the air of the Teleterna "Unified News".</text:p>
      <text:p text:style-name="P4">
“This area for the occupiers has always been a priority because it leads to the Purchase-nods where there are many railroads, and they need it(Kupyansk-nodular connected by rail with stations of Kharkiv, Valuyki, Svyatogorsk, Belgorod, Popasna, Kupyansk-South-ed.)Considering that they did not get rid of their painful intentions about the occupation of the settlements of the Kharkiv region and the reflection of previously lost positions in the fall of last year. They constantly put out sabotage and intelligence groups, but they are not successful. What we see now is, yes, there is really a concentration of troops. That is, the copies for a more massive blow or an effort to break through the defense. However, the armed forces are repelled, they see it all and take adequate measures, ”Synigubov said.</text:p>
      <text:p text:style-name="P4">
<text:span text:style-name="T4">
 Read also: </text:span>
 <text:a xlink:type="simple" xlink:href="https://www.ukrinform.ua/rubric-regions/3724919-sinegubov-rozpoviv-skilki-ludej-narazi-prozivaut-u-harkovi.html" text:style-name="Internet_20_link" text:visited-style-name="Visited_20_Internet_20_Link">
Sinegubov told how many people are currently living in Uharkiv</text:a>
According to him, 11,000 people currently live in the Kupyansk community, and 520 are children. From the border settlements of the Kupyansk direction, which were constantly under fire, people were evacuated.</text:p>
      <text:p text:style-name="P4">
"All services are brought to increased readiness, and if necessary, we can evacuate people in this direction," Synugubov said.</text:p>
      <text:p text:style-name="P4">
According to Ukrinform, according to the military of the 92nd OMBR, at the Kupyansky Napryak enemy <text:a xlink:type="simple" xlink:href="https://www.ukrinform.ua/rubric-ato/3724768-na-kupanskomu-napramku-rosiani-dva-tizni-namagalisa-atakuvati-grupami-stormz-vijskovi.html" text:style-name="Internet_20_link" text:visited-style-name="Visited_20_Internet_20_Link">
</text:a>
<text:a xlink:type="simple" xlink:href="https://www.ukrinform.ua/rubric-ato/3724768-na-kupanskomu-napramku-rosiani-dva-tizni-namagalisa-atakuvati-grupami-stormz-vijskovi.html" text:style-name="Internet_20_link" text:visited-style-name="Visited_20_Internet_20_Link">
trying to attack</text:a>
Using Storm-Z groups that are formed by convicts, but it has no success.</text:p>
      <text:p text:style-name="P4">
News Source: <text:a xlink:type="simple" xlink:href="https://www.ukrinform.ua/rubric-ato/3725935-na-kupanskomu-napramku-rosiani-nakopicuut-vijska-i-postijno-visuvaut-drg-sinegubov.html" text:style-name="Internet_20_link" text:visited-style-name="Visited_20_Internet_20_Link">
https://www.ukrinform.ua/rubric-ato/3725935-na-kupanskomu-napramku-rosiani-nakopicuut-vijska-i-postijno-visuvaut-drg-sinegubov.html</text:a>
</text:p>
      <!--NEWS-->
      <text:h text:style-name="P10" text:outline-level="1">
<text:span text:style-name="T4">
The profile committee recommends the Council to adopt a law on E-Mark of Excise Tax</text:span>
</text:h>
      <text:p text:style-name="P4">
Authors: Ukrinform (Person)</text:p>
      <text:p text:style-name="P4">
Publisher: Укринформ (Organization)</text:p>
      <text:p text:style-name="P4">
Published Time: 2023-06-21T18:17:59+03:00</text:p>
      <text:p text:style-name="P4">
Modified Time: 2023-06-21T18:17:59+03:00</text:p>
      <text:p text:style-name="P4">
Description: The Committee on Finance, Tax and Customs Policy recommended that the Verkhovna Rada approve in the second reading and as a whole, the bill No. 8287, which envisaged the introduction of an e -brand of excise tax from January 1, 2026. - Ukrinform.</text:p>
      <text:p text:style-name="P4">
Images: ['<text:a xlink:type="simple" xlink:href="https://static.ukrinform.com/photos/2017_06/thumb_files/630_360_1498030991-5537.jpg" text:style-name="Internet_20_link" text:visited-style-name="Visited_20_Internet_20_Link">
630_360_14980...</text:a>
']</text:p>
      <text:p text:style-name="P4">
Tags: ['Акциз', 'Марка', 'Законопроєкт', 'Верховна Рада']</text:p>
      <text:p text:style-name="P4">
Type: Article</text:p>
      <!--METADATA-->
      <text:p text:style-name="P4">
<draw:frame draw:style-name="fr1" draw:name="Image124" text:anchor-type="as-char" svg:width="6.9236in" svg:height="3.946452in" draw:z-index="0">
<draw:image xlink:href="../Images/yкринформ/2023-06-21T18-17-59-03-00/630_360_1498030991-5537.jpg" xlink:type="simple" xlink:show="embed" xlink:actuate="onLoad" draw:mime-type="image/jpeg"/>
</draw:frame>
The Committee of Inquiries for Finance, Tax and Customs Policy recommended the Supreme Rades in the second reading and as a whole, the bill No. 8287, which envisaged the implementation from January 1, 2026 of the e -brand of excise tax.</text:p>
      <text:p text:style-name="P4">
As Ukrinform reports, about it in <text:a xlink:type="simple" xlink:href="http://t.me/getmantsevdanil/4908" text:style-name="Internet_20_link" text:visited-style-name="Visited_20_Internet_20_Link">
telegram</text:a>
The chairman of the Parliamentary Committee on Finance, Table Policy Danilo Getmantsev informed.</text:p>
      <text:p text:style-name="P4">
"The Committee recommended that in the second reading and as a whole, the bill # 8287, which envisages the introduction of electronic Markakicis tax from January 1, 2026," the statement reads.</text:p>
      <text:p text:style-name="P4">
<text:span text:style-name="T4">
 Read also: </text:span>
 <text:a xlink:type="simple" xlink:href="https://www.ukrinform.ua/rubric-economy/3709767-palne-tutun-alkogol-ak-navesti-lad-na-rinkah-pidakciznih-tovariv.html" text:style-name="Internet_20_link" text:visited-style-name="Visited_20_Internet_20_Link">
fuel, tobacco, alcohol: How to put up in the markets of hooded goods</text:a>
It is noted that the E-Mark will give: to track the movement of alcohol, tobacco, liquids for electronic cigarettes from the manufacturer to the end consumer, to control the completeness and timeliness of payment of excise tax amounts of dezaki goods. In addition, every citizen will be able to identify the products and to check the legality of the origin of the product.</text:p>
      <text:p text:style-name="P4">
Also, the creation of an electronic circulation of excise goods will provide electronic interaction between state bodies and economic entities. In this case, the burdensome process of ordering paper marks of excise tax will go by the system, and the system will calculate and set up the account with the amounts of excise tax for ordered stamps at the order stage.</text:p>
      <text:p text:style-name="P4">
<text:span text:style-name="T4">
 Read also: </text:span>
 [Bab exposed the underground production(https://www.ukrinform.ua/rubric-economy/3719124-beb-vikrilo-pidpilne-virobnictvo-spirtu-z-sodennim-oborotom-u-20-tonn.html)According to Hetmantsev, the bill will translate account <text:a xlink:type="simple" xlink:href="https://www.ukrinform.ua/tag-alkogol" text:style-name="Internet_20_link" text:visited-style-name="Visited_20_Internet_20_Link">
alcohol</text:a>
, tobacco products and liquids for electronic cigarettes in electronic format, simplify it and overcome the shadow.</text:p>
      <text:p text:style-name="P4">
As it was reported, the state budget does not receive 9 billion UAH of taxes on the year due to the circulation of illegal liquor products.</text:p>
      <text:p text:style-name="P4">
News Source: <text:a xlink:type="simple" xlink:href="https://www.ukrinform.ua/rubric-economy/3725937-profilnij-komitet-rekomendue-radi-uhvaliti-zakonoproekt-pro-emarku-akciznogo-podatku.html" text:style-name="Internet_20_link" text:visited-style-name="Visited_20_Internet_20_Link">
https://www.ukrinform.ua/rubric-economy/3725937-profilnij-komitet-rekomendue-radi-uhvaliti-zakonoproekt-pro-emarku-akciznogo-podatku.html</text:a>
</text:p>
      <!--NEWS-->
      <text:h text:style-name="P10" text:outline-level="1">
<text:span text:style-name="T4">
NABU wants to gradually increase the staff to 300 positions - Krivonos</text:span>
</text:h>
      <text:p text:style-name="P4">
Authors: Ukrinform (Person)</text:p>
      <text:p text:style-name="P4">
Publisher: Укринформ (Organization)</text:p>
      <text:p text:style-name="P4">
Published Time: 2023-06-21T18:18:18+03:00</text:p>
      <text:p text:style-name="P4">
Modified Time: 2023-06-21T18:18:18+03:00</text:p>
      <text:p text:style-name="P4">
Description: NABU was sent to the Anti -Corruption Committee of the Parliament, which provides for a gradual increase in the staffing of the department from 700 to 1 000 employees. - Ukrinform.</text:p>
      <text:p text:style-name="P4">
Images: ['<text:a xlink:type="simple" xlink:href="https://static.ukrinform.com/photos/2023_06/thumb_files/630_360_1687277316-190.jpg" text:style-name="Internet_20_link" text:visited-style-name="Visited_20_Internet_20_Link">
630_360_16872...</text:a>
']</text:p>
      <text:p text:style-name="P4">
Tags: ['НАБУ', 'Кривонос']</text:p>
      <text:p text:style-name="P4">
Type: Article</text:p>
      <!--METADATA-->
      <text:p text:style-name="P4">
<draw:frame draw:style-name="fr1" draw:name="Image125" text:anchor-type="as-char" svg:width="6.9236in" svg:height="3.956343in" draw:z-index="0">
<draw:image xlink:href="../Images/yкринформ/2023-06-21T18-18-18-03-00/630_360_1687277316-190.jpg" xlink:type="simple" xlink:show="embed" xlink:actuate="onLoad" draw:mime-type="image/jpeg"/>
</draw:frame>
The bill was relevant to the Anti -Corruption Committee of the Parliament, which provides for a gradual increase in the staffing of the department from 700 to 1 000 workers.</text:p>
      <text:p text:style-name="P4">
To do this, the budget for the next year requires additional funds. The Director of the National Anti -Corruption Bureau Semen Krivonos in [interview Ukrinform] reported Prote.(https://www.ukrinform.ua/rubric-economy/3725452-semen-krivonos-direktor-nacionalnogo-antikorupcijnogo-buro.html) <text:a xlink:type="simple" xlink:href="https://www.ukrinform.ua/rubric-economy/3725452-semen-krivonos-direktor-nacionalnogo-antikorupcijnogo-buro.html" text:style-name="Internet_20_link" text:visited-style-name="Visited_20_Internet_20_Link">
 .</text:a>
“At the end of May, we sent a bill to the Anti -Corruption Committee. We are waiting for its registration and further discussion, promotion to the Verkhovna Rada, ”Krivonos said.</text:p>
      <text:p text:style-name="P4">
He said that there was a need to increase the number of binding workers with the increase in the number of criminal cases in the bureau.</text:p>
      <text:p text:style-name="P4">
<text:span text:style-name="T4">
 Read also: </text:span>
 <text:a xlink:type="simple" xlink:href="https://www.ukrinform.ua/rubric-society/3725757-krivonos-skazav-aki-zlocini-budut-u-prioriteti-nabu.html" text:style-name="Internet_20_link" text:visited-style-name="Visited_20_Internet_20_Link">
Krivonos said what crimes will be in priority <text:span text:style-name="T4">
 NABU </text:span>
</text:a>
“From the moment of the Bureau in 2015 and to this day, the number of proceedings has increased significantly. At the beginning of the work there were about 250 -criminal cases. As of the end of 2022 - 716. These are complex provisions that relate to serious schemes of theft of budget funds, activities of criminal organizations and require the involvement of large number of participants. Therefore, the burden on investigative units is increasing significantly, ”he argues.</text:p>
      <text:p text:style-name="P4">
Krivonos also draws attention to the fact that after our victory for post -war recovery, a considerable amount of money will be directed, and their distribution and use should be boldly accountable and transparent.</text:p>
      <text:p text:style-name="P4">
“We need to ensure effective monitoring and control of the process of restoration of Ukraine. And the burden on the bureau in this part will also grow, ”he explains.</text:p>
      <text:p text:style-name="P4">
According to the NABU Director, to increase the number of employees, it is necessary to provide additional funds for the next year. The Bureau also counts on the support of international donors.</text:p>
      <text:p text:style-name="P4">
<text:span text:style-name="T4">
 “</text:span>
 According to the experience of the bureau, much of our material needs related to the training of personnel cover it. Therefore, financial loads will be distributed between the state budget and the help of international donors, ”Krivonis said.He said that "tomorrow to increase the staff to 300 positions, we need more billion hryvnias."</text:p>
      <text:p text:style-name="P4">
“But by understanding the serious burden on the state budget, in the transitional provisions of the bill, we offered a gradual increase in the staffing number by typing since 2024. This will allow you to distribute expenditures more evenly and will not work excessive load on the state budget, ”says the bureau director.</text:p>
      <text:p text:style-name="P4">
Krivonis noted that when assessing the funding of the bureau, it is necessary to take into account the economic effect of economic effect <text:a xlink:type="simple" xlink:href="https://www.ukrinform.ua/tag-nabu" text:style-name="Internet_20_link" text:visited-style-name="Visited_20_Internet_20_Link">
NABU</text:a>
And the SAP last year, which amounted to more than 3 mlrd UAH.</text:p>
      <text:p text:style-name="P4">
Also, over the last year, ₴ 1.7 billion was transferred to the Armed Forces, including about ₴ 700 million to the Drone Army.</text:p>
      <text:p text:style-name="P4">
News Source: <text:a xlink:type="simple" xlink:href="https://www.ukrinform.ua/rubric-polytics/3725938-nabu-hoce-poetapno-zbilsiti-stat-na-300-posad-krivonos.html" text:style-name="Internet_20_link" text:visited-style-name="Visited_20_Internet_20_Link">
https://www.ukrinform.ua/rubric-polytics/3725938-nabu-hoce-poetapno-zbilsiti-stat-na-300-posad-krivonos.html</text:a>
</text:p>
      <!--NEWS-->
      <text:h text:style-name="P10" text:outline-level="1">
<text:span text:style-name="T4">
Khersonvodokanal received a portable laboratory for analysis of water quality</text:span>
</text:h>
      <text:p text:style-name="P4">
Authors: Ukrinform (Person)</text:p>
      <text:p text:style-name="P4">
Publisher: Укринформ (Organization)</text:p>
      <text:p text:style-name="P4">
Published Time: 2023-06-21T18:20:14+03:00</text:p>
      <text:p text:style-name="P4">
Modified Time: 2023-06-21T18:20:14+03:00</text:p>
      <text:p text:style-name="P4">
Description: The International Committee of the Red Cross provided the Khersonvodokanal with a portable laboratory for analyzing water quality. - Ukrinform.</text:p>
      <text:p text:style-name="P4">
Images: ['<text:a xlink:type="simple" xlink:href="https://static.ukrinform.com/photos/2023_06/thumb_files/630_360_1687360704-300.jpg" text:style-name="Internet_20_link" text:visited-style-name="Visited_20_Internet_20_Link">
630_360_16873...</text:a>
']</text:p>
      <text:p text:style-name="P4">
Tags: ['Херсон', 'Вода', 'Лабораторія', 'Водоканал']</text:p>
      <text:p text:style-name="P4">
Type: Article</text:p>
      <!--METADATA-->
      <text:p text:style-name="P4">
<draw:frame draw:style-name="fr1" draw:name="Image126" text:anchor-type="as-char" svg:width="6.9236in" svg:height="3.956343in" draw:z-index="0">
<draw:image xlink:href="../Images/yкринформ/2023-06-21T18-20-14-03-00/630_360_1687360704-300.jpg" xlink:type="simple" xlink:show="embed" xlink:actuate="onLoad" draw:mime-type="image/jpeg"/>
</draw:frame>
The International Committee of the Red Cross provided the Khersonvodokanal with a portable laboratory for analyzing water quality.</text:p>
      <text:p text:style-name="P4">
According to Ukrinform, it reports <text:a xlink:type="simple" xlink:href="https://t.me/khersonskaODA/7236" text:style-name="Internet_20_link" text:visited-style-name="Visited_20_Internet_20_Link">
Kherson Ova</text:a>
.</text:p>
      <text:p text:style-name="P4">
"Khersonvodokanal received a portable laboratory for analysis of water quality. The equipment was provided by the International Committee of the Red Cross," the statements said.</text:p>
      <text:p text:style-name="P4">
As noted, Wagtech Potalab station allows systematically monitoring of the state <text:a xlink:type="simple" xlink:href="https://www.ukrinform.ua/tag-voda" text:style-name="Internet_20_link" text:visited-style-name="Visited_20_Internet_20_Link">
water</text:a>
, analyze whether microbiological and physico-chemical indicators correspond to. Thanks to modern installations, water utilities will be able to conduct research more promptly.</text:p>
      <text:p text:style-name="P4">
Utilities also received hoses and filters that will be used to blow water and drains.</text:p>
      <text:p text:style-name="P4">
As reported by Ukrinform, on the night against June 6 <text:a xlink:type="simple" xlink:href="https://www.ukrinform.ua/rubric-other_news/3720776-pidriv-rosianami-kahovskoi-ges-usi-novini.html" text:style-name="Internet_20_link" text:visited-style-name="Visited_20_Internet_20_Link">
Russian army underlying Kakhovskaya hydroelectric power station</text:a>
Having caused the flooding of part of the Kherson and Mykolaiv regions and at the same time - critical grinding of the Kakhovka reservoir.</text:p>
      <text:p text:style-name="P4">
<text:span text:style-name="T4">
 Read also: </text:span>
 [Khohovsky Hydroelectric Power Plant: About 150 tonnes(https://www.ukrinform.ua/rubric-regions/3725313-pidriv-rosianami-kahovskoi-ges-blizko-150-tonn-mastila-j-nafti-drejfuut-dniprom-do-mora.html)In the Kherson region, the condition of drinking water in water, wells and wells is constantly monitored. Water monitoring with surface water is also monitored.</text:p>
      <text:p text:style-name="P4">
_Foto: Chercona Ode(This), Telegram</text:p>
      <text:p text:style-name="P4">
News Source: <text:a xlink:type="simple" xlink:href="https://www.ukrinform.ua/rubric-regions/3725940-hersonvodokanal-otrimav-portativnu-laboratoriu-dla-analizu-akosti-vodi.html" text:style-name="Internet_20_link" text:visited-style-name="Visited_20_Internet_20_Link">
https://www.ukrinform.ua/rubric-regions/3725940-hersonvodokanal-otrimav-portativnu-laboratoriu-dla-analizu-akosti-vodi.html</text:a>
</text:p>
      <!--NEWS-->
      <text:h text:style-name="P10" text:outline-level="1">
<text:span text:style-name="T4">
Ukrainian military destroyed the Russian helicopter Mi-24</text:span>
</text:h>
      <text:p text:style-name="P4">
Authors: Ukrinform (Person)</text:p>
      <text:p text:style-name="P4">
Publisher: Укринформ (Organization)</text:p>
      <text:p text:style-name="P4">
Published Time: 2023-06-21T18:29:00+03:00</text:p>
      <text:p text:style-name="P4">
Modified Time: 2023-06-21T18:29:00+03:00</text:p>
      <text:p text:style-name="P4">
Description: Ukrainian servicemen destroyed the Russian Mi-24 helicopter on Wednesday, June 21. - Ukrinform.</text:p>
      <text:p text:style-name="P4">
Images: ['<text:a xlink:type="simple" xlink:href="https://static.ukrinform.com/photos/2023_06/thumb_files/630_360_1687361274-991.jpg" text:style-name="Internet_20_link" text:visited-style-name="Visited_20_Internet_20_Link">
630_360_16873...</text:a>
']</text:p>
      <text:p text:style-name="P4">
Tags: ['Вертоліт', 'Війна з Росією', '#stoprussia']</text:p>
      <text:p text:style-name="P4">
Type: Article</text:p>
      <!--METADATA-->
      <text:p text:style-name="P4">
<draw:frame draw:style-name="fr1" draw:name="Image128" text:anchor-type="as-char" svg:width="6.9236in" svg:height="3.956343in" draw:z-index="0">
<draw:image xlink:href="../Images/yкринформ/2023-06-21T18-29-00-03-00/630_360_1687361274-991.jpg" xlink:type="simple" xlink:show="embed" xlink:actuate="onLoad" draw:mime-type="image/jpeg"/>
</draw:frame>
Ukrainian servicemen on Wednesday, June 21, destroyed the Russian Mi-24 helicopter.</text:p>
      <text:p text:style-name="P4">
According to Ukrinform, the General Staff of the Armed Forces of Ukraine reports UV <text:a xlink:type="simple" xlink:href="https://www.facebook.com/GeneralStaff.ua/posts/pfbid02YaBs6m1DL2uh4rHtDFxLytdB1oiGDELBwYTKYuc1MHxRNGLEaLBgEMDR8NzGt5zGl" text:style-name="Internet_20_link" text:visited-style-name="Visited_20_Internet_20_Link">
Facebook</text:a>
.</text:p>
      <text:p text:style-name="P4">
«Сьогодні пообіді наші воїни збили російський <text:a xlink:type="simple" xlink:href="https://www.ukrinform.ua/tag-vertolit" text:style-name="Internet_20_link" text:visited-style-name="Visited_20_Internet_20_Link">
 вертоліт</text:a>
Mi -24 », - the message reads.</text:p>
      <text:p text:style-name="P4">
<text:span text:style-name="T4">
 Read also: </text:span>
 <text:a xlink:type="simple" xlink:href="https://www.ukrinform.ua/rubric-ato/3723306-morpihi-znisili-rosijskij-vertolit-aligator.html" text:style-name="Internet_20_link" text:visited-style-name="Visited_20_Internet_20_Link">
Marines destroyed the Russian helicopter "<text:span text:style-name="T4">
 alligator </text:span>
"</text:a>
As reported by Ukrinform, the Defense Forces of Ukraine from February 24, 2022 to June 21, 2023 <text:a xlink:type="simple" xlink:href="https://www.ukrinform.ua/rubric-ato/3725590-sili-oboroni-znisili-vze-blizko-222-tisac-rosijskih-zagarbnikiv.html" text:style-name="Internet_20_link" text:visited-style-name="Visited_20_Internet_20_Link">
eliminated about 222 thousand Russian invaders</text:a>
, with 540 people - over the past day.  Photo: General Staff of the Armed Forces</text:p>
      <text:p text:style-name="P4">
News Source: <text:a xlink:type="simple" xlink:href="https://www.ukrinform.ua/rubric-ato/3725942-ukrainski-vijskovi-znisili-rosijskij-vertolit-mi24.html" text:style-name="Internet_20_link" text:visited-style-name="Visited_20_Internet_20_Link">
https://www.ukrinform.ua/rubric-ato/3725942-ukrainski-vijskovi-znisili-rosijskij-vertolit-mi24.html</text:a>
</text:p>
      <!--NEWS-->
      <text:h text:style-name="P10" text:outline-level="1">
<text:span text:style-name="T4">
Ukraine and Britain have concluded an energy partnership agreement</text:span>
</text:h>
      <text:p text:style-name="P4">
Authors: Ukrinform (Person)</text:p>
      <text:p text:style-name="P4">
Publisher: Укринформ (Organization)</text:p>
      <text:p text:style-name="P4">
Published Time: 2023-06-21T18:30:31+03:00</text:p>
      <text:p text:style-name="P4">
Modified Time: 2023-06-21T18:30:31+03:00</text:p>
      <text:p text:style-name="P4">
Description: The Ministry of Energy of Ukraine and the Ministry of Foreign Affairs, the Commonwealth of Nations and the Development of the United Kingdom (FCDO) of the United Kingdom have entered into a memorandum of energy partnership between countries. - Ukrinform.</text:p>
      <text:p text:style-name="P4">
Images: ['<text:a xlink:type="simple" xlink:href="https://static.ukrinform.com/photos/2023_06/thumb_files/630_360_1687361307-414.jpg" text:style-name="Internet_20_link" text:visited-style-name="Visited_20_Internet_20_Link">
630_360_16873...</text:a>
']</text:p>
      <text:p text:style-name="P4">
Tags: ['Британія', 'Енергетика', 'Галущенко', 'Конференція з відбудови у Лондоні']</text:p>
      <text:p text:style-name="P4">
Type: Article</text:p>
      <!--METADATA-->
      <text:p text:style-name="P4">
<draw:frame draw:style-name="fr1" draw:name="Image129" text:anchor-type="as-char" svg:width="6.9236in" svg:height="3.956343in" draw:z-index="0">
<draw:image xlink:href="../Images/yкринформ/2023-06-21T18-30-31-03-00/630_360_1687361307-414.jpg" xlink:type="simple" xlink:show="embed" xlink:actuate="onLoad" draw:mime-type="image/jpeg"/>
</draw:frame>
Ministry of Energy of Ukraine and the Ministry of Foreign Affairs, for the Affairs of Nations and Development of the United Kingdom(FCDO)The Great Britain has made a memorandum on energy partnership between countries.</text:p>
      <text:p text:style-name="P4">
According to Ukrinform, the relevant document within the conference on the restoration of Ukraine in London was signed(http://mev.gov.ua/novyna/62-milyony-funtiv-sterlinhiv-dlya-fondu-innovatsiy-u-sferi-enerhetyky-ukrayina-ta-velyka).</text:p>
      <text:p text:style-name="P4">
“Collaboration with British partners will allow to modernize the nudenergosystem and enhance its resistance to military threats, as well as create a basis for the development of" green "energy. In the near future, within this program, the Ukrainian energy sector will receive additional resources for repair and repair of damaged infrastructure. We thank our friends from <text:a xlink:type="simple" xlink:href="https://www.ukrinform.ua/tag-britania" text:style-name="Internet_20_link" text:visited-style-name="Visited_20_Internet_20_Link">
UK</text:a>
For this support of the idol, ”Galushchenko said.</text:p>
      <text:p text:style-name="P4">
<text:span text:style-name="T4">
 Read also: </text:span>
 <text:a xlink:type="simple" xlink:href="https://www.ukrinform.ua/rubric-economy/3720786-minenergo-i-miznarodna-energeticna-agencia-domovilisa-pro-dopomogu-ukraini.html" text:style-name="Internet_20_link" text:visited-style-name="Visited_20_Internet_20_Link">
Ministry of Energy and International Energy Agency have agreed on Ukraine</text:a>
It is noted that the Memorandum provides for the creation of a new challenge fund in InnovateUkraine innovations in the amount of £ 62 million. The main goal is to strengthen energy security. The initial contribution will be £ 1,0 million, the rest will be directed by parts by 2025. The codes will go to the energy innovations that will accelerate the process of reconstruction and restoration of Ukrainian energy infrastructure.</text:p>
      <text:p text:style-name="P4">
According to the memorandum, the British side will support the Ministry of Energy within the limits of pure energy partnership and continue to support the program "Stability and energy security of Ukraine"(«URES»). Йдеться про технічнеспівробітництво, гранти в межах офіційної допомоги розвитку, а також сприянняторгівлі та інвестиціям у таких сферах як малі модульні атомні електростанції,«зелений» водень та інші відновлювані гази, сонячні мікро/міні-мережі, сонячнісистеми для малих домогосподарств, енергоефективність, наземна та офшорнавітроенергетика, розвиток вуглецевого ринку та інші.</text:p>
      <text:p text:style-name="P4">
“FCDO support will be coordinated through G7+ Group of Energy Support. In the near future, according to the URS program, the Ukrainian energy industry will provide resources to repair damaged infrastructure for the restoration of consumers to electricity, gas and heat.</text:p>
      <text:p text:style-name="P4">
As reported, at the International Conference URC23(Ukraine Reform Conference), which takes place in London on June 21-22, Ukraine will present the assessment of the need and priority plans for post-war recovery and strategy reform and modernization.</text:p>
      <text:p text:style-name="P4">
<text:span text:style-name="T5">
Foto: Ministry of Energy</text:span>
</text:p>
      <text:p text:style-name="P4">
News Source: <text:a xlink:type="simple" xlink:href="https://www.ukrinform.ua/rubric-economy/3725943-ukraina-i-britania-uklali-dogovir-pro-energeticne-partnerstvo.html" text:style-name="Internet_20_link" text:visited-style-name="Visited_20_Internet_20_Link">
https://www.ukrinform.ua/rubric-economy/3725943-ukraina-i-britania-uklali-dogovir-pro-energeticne-partnerstvo.html</text:a>
</text:p>
      <!--NEWS-->
      <text:h text:style-name="P10" text:outline-level="1">
<text:span text:style-name="T4">
The World Bank will give Ukraine $ 500 million for salaries to rescuers, teachers and pensions</text:span>
</text:h>
      <text:p text:style-name="P4">
Authors: Ukrinform (Person)</text:p>
      <text:p text:style-name="P4">
Publisher: Укринформ (Organization)</text:p>
      <text:p text:style-name="P4">
Published Time: 2023-06-21T18:33:00+03:00</text:p>
      <text:p text:style-name="P4">
Modified Time: 2023-06-21T23:33:00+03:00</text:p>
      <text:p text:style-name="P4">
Description: The World Bank has become one of the leaders in the mobilization of resources to assist Ukraine after the start of a full -scale war. - Ukrinform.</text:p>
      <text:p text:style-name="P4">
Images: ['<text:a xlink:type="simple" xlink:href="https://static.ukrinform.com/photos/2023_06/thumb_files/630_360_1687379429-538.jpg" text:style-name="Internet_20_link" text:visited-style-name="Visited_20_Internet_20_Link">
630_360_16873...</text:a>
']</text:p>
      <text:p text:style-name="P4">
Tags: ['Британія', 'Україна', 'Світовий банк', 'Шмигаль']</text:p>
      <text:p text:style-name="P4">
Type: Article</text:p>
      <!--METADATA-->
      <text:p text:style-name="P4">
<draw:frame draw:style-name="fr1" draw:name="Image130" text:anchor-type="as-char" svg:width="6.9236in" svg:height="3.956343in" draw:z-index="0">
<draw:image xlink:href="../Images/yкринформ/2023-06-21T18-33-00-03-00/630_360_1687379429-538.jpg" xlink:type="simple" xlink:show="embed" xlink:actuate="onLoad" draw:mime-type="image/jpeg"/>
</draw:frame>
The World Bank has become one of the leaders in the mobilization of resources to assist Ukraine postpart a full -scale war.</text:p>
      <text:p text:style-name="P4">
According to Ukrinform, Prime Minister of Ukraine Denis Shmigal reported in <text:a xlink:type="simple" xlink:href="https://t.me/Denys_Smyhal/5466" text:style-name="Internet_20_link" text:visited-style-name="Visited_20_Internet_20_Link">
telegram</text:a>
.</text:p>
      <text:p text:style-name="P4">
"Today, we have signed the next $ 500 million funding for $ 500 million from $ 1.76 billion assistance with the support of the US, the United Kingdom, the United Kingdom and Finland," Smigal said.</text:p>
      <text:p text:style-name="P4">
Funds will go to <text:a xlink:type="simple" xlink:href="https://www.ukrinform.ua/tag-zarplata" text:style-name="Internet_20_link" text:visited-style-name="Visited_20_Internet_20_Link">
salaries</text:a>
Rescuers and teachers, payment of pensions, support for low -income families, children with disabilities, internally displaced persons, single mothers, as well as the payment of medical services under the medical guarantee program.</text:p>
      <text:p text:style-name="P4">
<text:span text:style-name="T4">
 Read also: </text:span>
 <text:a xlink:type="simple" xlink:href="https://www.ukrinform.ua/rubric-vidbudova/3725967-smigal-planuemo-zaluciti-do-7-milardiv-za-dopomogou-koordinacijnoi-donorskoi-platformi.html" text:style-name="Internet_20_link" text:visited-style-name="Visited_20_Internet_20_Link">
<text:span text:style-name="T4">
 Shmigal </text:span>
: We plan to attract up to $ 7 billion with the help of coordination donor platform</text:a>
As reported <text:a xlink:type="simple" xlink:href="https://www.ukrinform.ua/rubric-economy/3726017-ebrr-cogoric-pidtrimae-ukrainsku-energetiku-na-600-miljoniv-smigal.html" text:style-name="Internet_20_link" text:visited-style-name="Visited_20_Internet_20_Link">
Ukrinform</text:a>
, The European Bank for Reconstruction and Development will support Ukrainian energy for € 600 million this year.</text:p>
      <text:p text:style-name="P4">
<text:span text:style-name="T5">
Foto: Denis Shmigal / Telegram</text:span>
</text:p>
      <text:p text:style-name="P4">
News Source: <text:a xlink:type="simple" xlink:href="https://www.ukrinform.ua/rubric-economy/3726033-svitovij-bank-nadast-ukraini-500-miljoniv-na-zarplati-ratuvalnikam-vcitelam-ta-pensii.html" text:style-name="Internet_20_link" text:visited-style-name="Visited_20_Internet_20_Link">
https://www.ukrinform.ua/rubric-economy/3726033-svitovij-bank-nadast-ukraini-500-miljoniv-na-zarplati-ratuvalnikam-vcitelam-ta-pensii.html</text:a>
</text:p>
      <!--NEWS-->
      <text:h text:style-name="P10" text:outline-level="1">
<text:span text:style-name="T4">
Conference on Reconstruction in London: 19 countries have joined the platform in Ukraine</text:span>
</text:h>
      <text:p text:style-name="P4">
Authors: Ukrinform (Person)</text:p>
      <text:p text:style-name="P4">
Publisher: Укринформ (Organization)</text:p>
      <text:p text:style-name="P4">
Published Time: 2023-06-21T18:37:00+03:00</text:p>
      <text:p text:style-name="P4">
Modified Time: 2023-06-21T18:37:00+03:00</text:p>
      <text:p text:style-name="P4">
Description: In London signed a memorandum on further cooperation of the EBRD and development organizations (DFI) to coordinate investing efforts in Ukraine; The platform of co -identification has already joined 19 countries. - Ukrinform.</text:p>
      <text:p text:style-name="P4">
Images: ['<text:a xlink:type="simple" xlink:href="https://static.ukrinform.com/photos/2023_06/thumb_files/630_360_1687361672-416.jpg" text:style-name="Internet_20_link" text:visited-style-name="Visited_20_Internet_20_Link">
630_360_16873...</text:a>
']</text:p>
      <text:p text:style-name="P4">
Tags: ['ЄБРР', 'Інвестиції', 'Мінекономіки', 'Відбудова', 'Конференція з відбудови у Лондоні']</text:p>
      <text:p text:style-name="P4">
Type: Article</text:p>
      <!--METADATA-->
      <text:p text:style-name="P4">
<draw:frame draw:style-name="fr1" draw:name="Image131" text:anchor-type="as-char" svg:width="6.9236in" svg:height="3.956343in" draw:z-index="0">
<draw:image xlink:href="../Images/yкринформ/2023-06-21T18-37-00-03-00/630_360_1687361672-416.jpg" xlink:type="simple" xlink:show="embed" xlink:actuate="onLoad" draw:mime-type="image/jpeg"/>
</draw:frame>
Londononum was signed by the Memorandum on Further Collaboration of the EBRD and the Finance Organizations of Development(DFI)on coordination of investing efforts in Ukraine; In 19 countries have already joined the platforms.</text:p>
      <text:p text:style-name="P4">
According to Ukrinform, it reports <text:a xlink:type="simple" xlink:href="https://me.gov.ua/News/Detail" text:style-name="Internet_20_link" text:visited-style-name="Visited_20_Internet_20_Link">
the Ministry of Economy Press Service</text:a>
.</text:p>
      <text:p text:style-name="P4">
«Повоєнна відбудова України буде відбуватись переважно завдяки приватномукапіталу. Тому для нас є надзвичайно важливою координація зусиль міжнароднихфінансових інституцій для більш ефективної та масштабної відбудови Українисаме з акцентом на приватному секторі», - наголосила перший віцепрем’єр-міністр – міністр економіки України Юлія Свириденко.</text:p>
      <text:p text:style-name="P4">
Зазначається, що фінансові потреби України в період реконструкції величезні івиходять за межі будь-якої окремої установи. Тому українська інвестиційнаплатформа буде потрібна для ретельної координації між партнерами, щобмаксимізувати ефективність і вплив їхніх заходів.</text:p>
      <text:p text:style-name="P4">
<text:span text:style-name="T4">
Читайте також:</text:span>
 <text:a xlink:type="simple" xlink:href="https://www.ukrinform.ua/rubric-vidbudova/3725745-smigal-nazvav-kroki-dla-zalucenna-zamorozenih-aktiviv-rf-na-vidbudovu-ukraini.html" text:style-name="Internet_20_link" text:visited-style-name="Visited_20_Internet_20_Link">
 Шмигаль назвав кроки для залучення заморожених активів РФна <text:span text:style-name="T4">
відбудову</text:span>
 України </text:a>
The world's DFI and the EBRD also seek to expand this platform to the more search for institutions that will invest in Ukraine in the future.</text:p>
      <text:p text:style-name="P4">
As reported, on May 12, 2023 in Tokyo organization of development of development(Development Finance Institutions, DFI)G7 countries - JBIC(Japan),JICA(Japan), CDP(Italy), FinDev Canada(Canada), Proparco(France), DFC(USA), BII(United Kingdom), DEG(Germany)and European Banking and Development(EBRD)Negotiated and agreed to create a platform <text:a xlink:type="simple" xlink:href="https://www.ukrinform.ua/tag-investicii" text:style-name="Internet_20_link" text:visited-style-name="Visited_20_Internet_20_Link">
Investing</text:a>
between the EBRD and bilateral development agencies. Her work will get on the identified needs within the interagency donor platform coordination for Ukraine.</text:p>
      <text:p text:style-name="P4">
<text:span text:style-name="T5">
Foto: me.gov.ua</text:span>
</text:p>
      <text:p text:style-name="P4">
News Source: <text:a xlink:type="simple" xlink:href="https://www.ukrinform.ua/rubric-vidbudova/3725945-konferencia-z-vidbudovi-u-londoni-do-platformi-spivinvestuvanna-v-ukrainu-dolucilisa-19-krain.html" text:style-name="Internet_20_link" text:visited-style-name="Visited_20_Internet_20_Link">
https://www.ukrinform.ua/rubric-vidbudova/3725945-konferencia-z-vidbudovi-u-londoni-do-platformi-spivinvestuvanna-v-ukrainu-dolucilisa-19-krain.html</text:a>
</text:p>
      <!--NEWS-->
      <text:h text:style-name="P10" text:outline-level="1">
<text:span text:style-name="T4">
Ukraine can become a worldwide hub on prosthetics - Minister of Social Policy</text:span>
</text:h>
      <text:p text:style-name="P4">
Authors: Ukrinform (Person)</text:p>
      <text:p text:style-name="P4">
Publisher: Укринформ (Organization)</text:p>
      <text:p text:style-name="P4">
Published Time: 2023-06-21T18:43:48+03:00</text:p>
      <text:p text:style-name="P4">
Modified Time: 2023-06-21T18:43:48+03:00</text:p>
      <text:p text:style-name="P4">
Description: Ukrainian prosthetics experience can be useful to the world. - Ukrinform.</text:p>
      <text:p text:style-name="P4">
Images: ['<text:a xlink:type="simple" xlink:href="https://static.ukrinform.com/photos/2023_03/thumb_files/630_360_1680090749-444.jpg" text:style-name="Internet_20_link" text:visited-style-name="Visited_20_Internet_20_Link">
630_360_16800...</text:a>
']</text:p>
      <text:p text:style-name="P4">
Tags: ['Мінсоцполітики', 'Протезування', 'Оксана Жолнович', 'Конференція з відбудови у Лондоні']</text:p>
      <text:p text:style-name="P4">
Type: Article</text:p>
      <!--METADATA-->
      <text:p text:style-name="P4">
<draw:frame draw:style-name="fr1" draw:name="Image132" text:anchor-type="as-char" svg:width="6.9236in" svg:height="3.956343in" draw:z-index="0">
<draw:image xlink:href="../Images/yкринформ/2023-06-21T18-43-48-03-00/630_360_1680090749-444.jpg" xlink:type="simple" xlink:show="embed" xlink:actuate="onLoad" draw:mime-type="image/jpeg"/>
</draw:frame>
Ukrainian prosthetics experience can be useful to the world.</text:p>
      <text:p text:style-name="P4">
Oksana Zholnovich, a correspondent of Ukrinform, reported this in London during a speech at the International Conference on Reconstruction of Ukraine.</text:p>
      <text:p text:style-name="P4">
“Unfortunately, it happens that Ukraine is a place of unique experience of working people. We have many cases of complicated prosthetics. We want to transform our experience into our advantage and create the best rehabilitation as possible and as much innovative prosthetics solutions as possible. It is revealed that we will create a world hub prosthetics in Ukraine, ” - emphasized.</text:p>
      <text:p text:style-name="P4">
<text:span text:style-name="T5">
!and </text:span>
<text:span text:style-name="T5">
 Treatment </text:span>
<text:span text:style-name="T5">
 </text:span>
<text:span text:style-name="T5">
 Shower </text:span>
*](https://www.ukrinform.ua/rubric-ato/3506206-reabilitacia-u-centri-nezlamni-bionicne-protezuvanna-ekzoskeleti-3d-implanti-i-likuvanna-dus.html)She urged to join Ukrainian experts in prosthetics of foreign officers to exchange experience and improve the service. She also invited a business that works in this area to go to Ukraine with her initiatives.</text:p>
      <text:p text:style-name="P4">
"We will be able to be useful not only to Ukraine, but the existence," Zholnovich added such expertise.</text:p>
      <text:p text:style-name="P4">
It was reported that in Zaporozhye it is planned to open a center of prosthetics at St. Nicholas Bazikline. Clinic experts have studied the experience of prosthetics in Ukraine and abroad, in particular in the United States, <text:a xlink:type="simple" xlink:href="https://www.ukrinform.ua/tag-britania" text:style-name="Internet_20_link" text:visited-style-name="Visited_20_Internet_20_Link">
UK</text:a>
. The institution is currently underway.</text:p>
      <text:p text:style-name="P4">
News Source: <text:a xlink:type="simple" xlink:href="https://www.ukrinform.ua/rubric-society/3725949-ukraina-moze-stati-svitovim-habom-iz-protezuvanna-ministr-socpolitiki.html" text:style-name="Internet_20_link" text:visited-style-name="Visited_20_Internet_20_Link">
https://www.ukrinform.ua/rubric-society/3725949-ukraina-moze-stati-svitovim-habom-iz-protezuvanna-ministr-socpolitiki.html</text:a>
</text:p>
      <!--NEWS-->
      <text:h text:style-name="P10" text:outline-level="1">
<text:span text:style-name="T4">
China does not support Putin at this time as the EU spokesman could</text:span>
</text:h>
      <text:p text:style-name="P4">
Authors: Ukrinform (Person)</text:p>
      <text:p text:style-name="P4">
Publisher: Укринформ (Organization)</text:p>
      <text:p text:style-name="P4">
Published Time: 2023-06-21T18:46:15+03:00</text:p>
      <text:p text:style-name="P4">
Modified Time: 2023-06-21T18:46:15+03:00</text:p>
      <text:p text:style-name="P4">
Description: So far, the PRC does not support Putin's Russian dictator as he could, and that's good. - Ukrinform.</text:p>
      <text:p text:style-name="P4">
Images: ['<text:a xlink:type="simple" xlink:href="https://static.ukrinform.com/photos/2023_05/thumb_files/630_360_1683814858-971.jpg" text:style-name="Internet_20_link" text:visited-style-name="Visited_20_Internet_20_Link">
630_360_16838...</text:a>
']</text:p>
      <text:p text:style-name="P4">
Tags: ['Євросоюз', 'Китай', 'США', 'Україна', 'Війна з Росією']</text:p>
      <text:p text:style-name="P4">
Type: Article</text:p>
      <!--METADATA-->
      <text:p text:style-name="P4">
<draw:frame draw:style-name="fr1" draw:name="Image133" text:anchor-type="as-char" svg:width="6.9236in" svg:height="3.956343in" draw:z-index="0">
<draw:image xlink:href="../Images/yкринформ/2023-06-21T18-46-15-03-00/630_360_1683814858-971.jpg" xlink:type="simple" xlink:show="embed" xlink:actuate="onLoad" draw:mime-type="image/jpeg"/>
</draw:frame>
So far, Putin's Russian dictator does not support the Russian dictator as he could, and that's good.</text:p>
      <text:p text:style-name="P4">
This opinion in a comment <text:a xlink:type="simple" xlink:href="http://ukr.radio/news.html" text:style-name="Internet_20_link" text:visited-style-name="Visited_20_Internet_20_Link">
Ukrainian radio</text:a>
The spokesman of the European Union on Foreign and Security Policy of Peter said, reports Ukrinform.</text:p>
      <text:p text:style-name="P4">
In his opinion, China should play a role in relation to the Rosiyan -scale war against Ukraine.</text:p>
      <text:p text:style-name="P4">
"We click on China from the very beginning of the invasion to meet its actions. The China tries to submit itself as a defender of the modern world of the Ysvita order as a responsible permanent permanent member when he can confirm his statements by actions, "he said.</text:p>
      <text:p text:style-name="P4">
In general, as partner China is very opaque, the EU spokesman said.</text:p>
      <text:p text:style-name="P4">
"We do not know that China really thought. We can only assume Make it even more if it has potential and opportunity for it. However, it is just a reason. We are inclined to believe that, yes, China will play a role. And the longer the conflict will delay, the more Putin will show the real unit of aggression with all these atrocities, etc. , the more China will press it, "the EU spokesman added.</text:p>
      <text:p text:style-name="P4">
According to China, Ukraine is "a state that it can be said to be and abuse it at three levels."</text:p>
      <text:p text:style-name="P4">
"<text:span text:style-name="T5">
 First level</text:span>
-their own, internal, related to Taiwan. So they prompt, as they react the world community to the possible decision of Beijing to be able to impose the current status quo on Taiwan, which they consider to be their part. And although everyone understands that the power association never It will work, there are ambitions, "the EU spokesman said.</text:p>
      <text:p text:style-name="P4">
<text:span text:style-name="T4">
 Read also: </text:span>
 <text:a xlink:type="simple" xlink:href="https://www.ukrinform.ua/rubric-world/3725721-kitaj-oburili-slova-bajdena-pro-diktatora.html" text:style-name="Internet_20_link" text:visited-style-name="Visited_20_Internet_20_Link">
<text:span text:style-name="T4">
 China </text:span>
 Outraged by Biden's words about "dictator"</text:a>
</text:p>
      <text:p text:style-name="P4">
And <text:span text:style-name="T5">
Treti level</text:span>
, considers it - is a common benefit that, thanks to Russia, receives from the current situation. "China can now use Russia. To use it and to abuse it. This applies not only to cheap roar, gas or oil. China invests considerable funds in renewable sources because the country is unrealisticly contaminated. The Chinese understand that it is influential population. And Russia will perceive Rather, if they need natural resources, they know that Russia is weakening. It is reminiscent of a large geopolitical game in which China wins. It receives a loyal and dependent one that can be manipulated ... ", - the EU representative explained.</text:p>
      <text:p text:style-name="P4">
<text:span text:style-name="T4">
 Read also: </text:span>
 <text:a xlink:type="simple" xlink:href="https://www.ukrinform.ua/rubric-world/3725698-ssa-sturbovani-vijskovou-dialnistu-kitau-na-kubi-blinken.html" text:style-name="Internet_20_link" text:visited-style-name="Visited_20_Internet_20_Link">
USA concerned by military activity <text:span text:style-name="T4">
 China </text:span>
 in Cuba - Blinken</text:a>
At the same time, he noted: "Ukraine is indifferent to them, but if they require their generation geopolitical plan, they will enter the game with more forces.(On April 26, this year, President of Ukraine Zelensky had a telephone conversation with the China's leader Xi Jinping - ed.), and Special Representative of China came(to Kiev - ed.). Вони намагаютьсябути помітнішими. Чи буде це ефективно, чи принесе результати, хто знає. Алезнову ж таки, поки вони не підтримують Путіна так, як могли б, це добре. І тойфакт, що він програє, свідчить, що насправді китайська підтримка – це небільше, ніж реверанси на червоній доріжці".</text:p>
      <text:p text:style-name="P4">
Тому підхід ЄС до <text:a xlink:type="simple" xlink:href="https://www.ukrinform.ua/tag-kitaj" text:style-name="Internet_20_link" text:visited-style-name="Visited_20_Internet_20_Link">
 Китаю </text:a>
According to the state, the EU continues to press on the Chinese to fulfill their obligations. In his opinion, international pressure produces results.</text:p>
      <text:p text:style-name="P4">
"However, unfortunately, it does not produce results as quickly as you could be overwhelmed. All these processes take time, but in Ukraine now is timely measured by human lives. Levels and with partners such as China, Africa and Asian countries, "he summed up.</text:p>
      <text:p text:style-name="P4">
*!(https://www.ukrinform.ua/rubric-world/3725382-solc-zustrivsa-z-premerom-kitau-i-zaklikav-pekin-vplinuti-na-moskvu.html)</text:p>
      <text:p text:style-name="P4">
<text:span text:style-name="T5">
Foto: era</text:span>
</text:p>
      <text:p text:style-name="P4">
News Source: <text:a xlink:type="simple" xlink:href="https://www.ukrinform.ua/rubric-polytics/3725950-kitaj-narazi-ne-pidtrimue-putina-tak-ak-mig-bi-recnik-es.html" text:style-name="Internet_20_link" text:visited-style-name="Visited_20_Internet_20_Link">
https://www.ukrinform.ua/rubric-polytics/3725950-kitaj-narazi-ne-pidtrimue-putina-tak-ak-mig-bi-recnik-es.html</text:a>
</text:p>
      <!--NEWS-->
      <text:h text:style-name="P10" text:outline-level="1">
<text:span text:style-name="T4">
France will help Ukraine build modular hospitals - in London signed a memorandum</text:span>
</text:h>
      <text:p text:style-name="P4">
Authors: Ukrinform (Person)</text:p>
      <text:p text:style-name="P4">
Publisher: Укринформ (Organization)</text:p>
      <text:p text:style-name="P4">
Published Time: 2023-06-21T18:48:21+03:00</text:p>
      <text:p text:style-name="P4">
Modified Time: 2023-06-21T18:48:21+03:00</text:p>
      <text:p text:style-name="P4">
Description: Under the International Conference Conference Conference, which is ongoing in London, a memorandum of cooperation between the Ministry of Health of Ukraine and the French health Association has been signed. - Ukrinform.</text:p>
      <text:p text:style-name="P4">
Images: ['<text:a xlink:type="simple" xlink:href="https://static.ukrinform.com/photos/2021_08/thumb_files/630_360_1629875973-267.jpg" text:style-name="Internet_20_link" text:visited-style-name="Visited_20_Internet_20_Link">
630_360_16298...</text:a>
']</text:p>
      <text:p text:style-name="P4">
Tags: ['Франція', 'МОЗ', 'Україна', 'Лікарня', 'Конференція з відбудови у Лондоні']</text:p>
      <text:p text:style-name="P4">
Type: Article</text:p>
      <!--METADATA-->
      <text:p text:style-name="P4">
<draw:frame draw:style-name="fr1" draw:name="Image134" text:anchor-type="as-char" svg:width="6.9236in" svg:height="3.956343in" draw:z-index="0">
<draw:image xlink:href="../Images/yкринформ/2023-06-21T18-48-21-03-00/630_360_1629875973-267.jpg" xlink:type="simple" xlink:show="embed" xlink:actuate="onLoad" draw:mime-type="image/jpeg"/>
</draw:frame>
Within the International Conference on Recovery of Ukraine(Ukraine Recovery Conference)The memorandum of cooperation between the Ministry of Health of Ukraine and the French Health Association has been signed in London.</text:p>
      <text:p text:style-name="P4">
About it reports <text:a xlink:type="simple" xlink:href="https://moz.gov.ua/article/news/moz-i-francuzka-asociacija-ohoroni-zdorov%E2%80%99ja-pidpisali-memorandumi-pro-spivpracju-" text:style-name="Internet_20_link" text:visited-style-name="Visited_20_Internet_20_Link">
MOH</text:a>
, reports Ukrinform.</text:p>
      <text:p text:style-name="P4">
“It is extremely important to restore Ukrainians' access to medical care. First of all, the pre -existent territories and territories of environmental disasters. Therefore, the possible construction of modern modular hospitals -full -fledged medical establishments, built with modular structures with full engineering equipment, made in the factory and mounted on the construction site, ” -said the Deputy Minister of Health on Digital Development.</text:p>
      <text:p text:style-name="P4">
The Ministry of Health notes that modular medical institutions are not inferior to standard technology. However, thanks to modular structures, the timing of their construction is significantly scattered. They are built taking into account all the standards of tastandards and allow to place high -tech equipment on their base.</text:p>
      <text:p text:style-name="P4">
<text:span text:style-name="T4">
 Read also: </text:span>
 <text:a xlink:type="simple" xlink:href="https://www.ukrinform.ua/rubric-society/3725296-ukraina-vhodit-do-50-krain-zdatnih-provoditi-peresadku-legen-moz.html" text:style-name="Internet_20_link" text:visited-style-name="Visited_20_Internet_20_Link">
Ukraine is in 50 countries capable of transplanting - <text:span text:style-name="T4">
 MoH </text:span>
</text:a>
For more than a year of war in Ukraine <text:a xlink:type="simple" xlink:href="http://Росіяни пошкодили або зруйнували в Україні 1 554 медичні заклади" text:style-name="Internet_20_link" text:visited-style-name="Visited_20_Internet_20_Link">
1 370 medical facilities have already been damaged</text:a>
Taxy 184 medical institutions are destroyed completely.</text:p>
      <text:p text:style-name="P4">
According to the Ministry of Health, it was possible to restore part of the medical institutions, including preduction areas, which, as a result of enemy shelling and bombardment, had small damage - broken windows, damaged the facade and so on.</text:p>
      <text:p text:style-name="P4">
In addition, during the conference it was a matter of combining efforts to provide early diagnosis of breast cancer in Ukraine, to improve the method of treatment of this disease in our country and, as a result, a decrease in the rate of size.</text:p>
      <text:p text:style-name="P4">
<text:span text:style-name="T4">
 Read also: </text:span>
 <text:a xlink:type="simple" xlink:href="https://www.ukrinform.ua/rubric-vidbudova/3725847-francia-vidilit-ukraini-dodatkovi-40-miljoniv-na-vidbudovu.html" text:style-name="Internet_20_link" text:visited-style-name="Visited_20_Internet_20_Link">
France will allocate to Ukraine additional € 40 million by <text:span text:style-name="T4">
 reconstruction </text:span>
</text:a>
</text:p>
      <text:p text:style-name="P4">
In London, June 21-22 <text:a xlink:type="simple" xlink:href="https://www.ukrinform.ua/rubric-vidbudova/3725670-u-londoni-pocinaetsa-miznarodna-konferencia-z-vidnovlenna-ukraini.html" text:style-name="Internet_20_link" text:visited-style-name="Visited_20_Internet_20_Link">
is undergoing an international conference</text:a>
from the reconstruction of Ukraine(Ukraine Recovery Conference). Захід є продовженням щорічних конференцій щодореформ в Україні, які відбувалися з 2017 року.</text:p>
      <text:p text:style-name="P4">
News Source: <text:a xlink:type="simple" xlink:href="https://www.ukrinform.ua/rubric-vidbudova/3725951-francia-dopomoze-ukraini-pobuduvati-modulni-likarni-u-londoni-pidpisali-memorandum.html" text:style-name="Internet_20_link" text:visited-style-name="Visited_20_Internet_20_Link">
https://www.ukrinform.ua/rubric-vidbudova/3725951-francia-dopomoze-ukraini-pobuduvati-modulni-likarni-u-londoni-pidpisali-memorandum.html</text:a>
</text:p>
      <!--NEWS-->
      <text:h text:style-name="P10" text:outline-level="1">
<text:span text:style-name="T4">
ESCORDS: 78 applicants will receive 6.3 million for minor repair of their own housing</text:span>
</text:h>
      <text:p text:style-name="P4">
Authors: Ukrinform (Person)</text:p>
      <text:p text:style-name="P4">
Publisher: Укринформ (Organization)</text:p>
      <text:p text:style-name="P4">
Published Time: 2023-06-21T18:49:04+03:00</text:p>
      <text:p text:style-name="P4">
Modified Time: 2023-06-21T18:49:04+03:00</text:p>
      <text:p text:style-name="P4">
Description: According to the program, 78 applicants whose housing were damaged as a result of armed aggression of the Russian Federation will pay more than UAH 6.3 million. The funds are provided for minor repair of their own home. - Ukrinform.</text:p>
      <text:p text:style-name="P4">
Images: ['<text:a xlink:type="simple" xlink:href="https://static.ukrinform.com/photos/2022_11/thumb_files/630_360_1668525984-290.jpg" text:style-name="Internet_20_link" text:visited-style-name="Visited_20_Internet_20_Link">
630_360_16685...</text:a>
']</text:p>
      <text:p text:style-name="P4">
Tags: ['Компенсація', 'Житло', 'Гроші', 'Ремонт', 'єВідновлення']</text:p>
      <text:p text:style-name="P4">
Type: Article</text:p>
      <!--METADATA-->
      <text:p text:style-name="P4">
<draw:frame draw:style-name="fr1" draw:name="Image135" text:anchor-type="as-char" svg:width="6.9236in" svg:height="3.956343in" draw:z-index="0">
<draw:image xlink:href="../Images/yкринформ/2023-06-21T18-49-04-03-00/630_360_1668525984-290.jpg" xlink:type="simple" xlink:show="embed" xlink:actuate="onLoad" draw:mime-type="image/jpeg"/>
</draw:frame>
78 applicants whose housing were damaged as a result of armored aggression of the Russian Federation will pay more than UAH 6.3 million. The funds are provided for the extent of the repair of their own home.</text:p>
      <text:p text:style-name="P4">
About it reports Ukrinform with reference to the Ministry of Community Development, Territories and Infrastructure in <text:a xlink:type="simple" xlink:href="https://www.facebook.com/Ministry.for.restoration/posts/pfbid027PB7wUAFbkkun4Boh8ZA2zzA4jc2v6KKMu7WtmR5jseyHgGRHNU9iLwm4GthqvaAl" text:style-name="Internet_20_link" text:visited-style-name="Visited_20_Internet_20_Link">
Facebook</text:a>
.</text:p>
      <text:p text:style-name="P4">
«Від 10 травня, з моменту запуску програми єВідновлення, подано 20 308 заяв.Найбільше надійшло з <text:a xlink:type="simple" xlink:href="https://www.ukrinform.ua/tag-harkivsina" text:style-name="Internet_20_link" text:visited-style-name="Visited_20_Internet_20_Link">
 Харківської </text:a>
(7 238), Kiev(4 924), Nikolaevskaya(1 555), Kherson(1 477)Tadonnets(1 275)areas. Citizens most applicable to help you renovate the apartment(53,6%)and a private house(45,9%)», - the testimony reads.</text:p>
      <text:p text:style-name="P4">
The ministry emphasized that the start of payments is possible only after the creation of communities in communities and prompt consideration of applications. In total, as of June 16, there are already 482 commissions in Ukraine.</text:p>
      <text:p text:style-name="P4">
"We urge local self -government bodies, including Kharkiv, Irpinsk, Mykolaiv and Chernihiv communities, in which the pace of consideration of applications for monetary care for housing is the lowest, to speed up their occupation," - added to the Ministry of Defense.</text:p>
      <text:p text:style-name="P4">
<text:span text:style-name="T4">
 Read also: </text:span>
 <text:a xlink:type="simple" xlink:href="https://www.ukrinform.ua/rubric-vidbudova/3722881-programa-evidnovlenna-pracuvatime-dla-pidtoplenih-regioniv-veresuk.html" text:style-name="Internet_20_link" text:visited-style-name="Visited_20_Internet_20_Link">
"<text:span text:style-name="T4">
 Equinal Program </text:span>
" will work for flooded regions - Vereshchuk</text:a>
As reported, the Equinal Program started on May 10. Every citizen whose housing was damaged as a result of the armed aggression of the Russian Federation may apply for state aid for current housing repair. You can make an action or contact the centers of administrative services, social protection authorities and notaries by means of the portal.</text:p>
      <text:p text:style-name="P4">
Earlier, 8 applicants have already received assistance in the amount of more than 847 thousand UAH.</text:p>
      <text:p text:style-name="P4">
<text:span text:style-name="T5">
Foto: Nikopol City Council</text:span>
</text:p>
      <text:p text:style-name="P4">
News Source: <text:a xlink:type="simple" xlink:href="https://www.ukrinform.ua/rubric-vidbudova/3725952-evidnovlenna-78-zaavnikiv-otrimaut-63-miljona-na-dribnij-remont-vlasnogo-zitla.html" text:style-name="Internet_20_link" text:visited-style-name="Visited_20_Internet_20_Link">
https://www.ukrinform.ua/rubric-vidbudova/3725952-evidnovlenna-78-zaavnikiv-otrimaut-63-miljona-na-dribnij-remont-vlasnogo-zitla.html</text:a>
</text:p>
      <!--NEWS-->
      <text:h text:style-name="P10" text:outline-level="1">
<text:span text:style-name="T4">
Britain will teach Ukrainian courses in virtual reality</text:span>
</text:h>
      <text:p text:style-name="P4">
Authors: Ukrinform (Person)</text:p>
      <text:p text:style-name="P4">
Publisher: Укринформ (Organization)</text:p>
      <text:p text:style-name="P4">
Published Time: 2023-06-21T18:50:00+03:00</text:p>
      <text:p text:style-name="P4">
Modified Time: 2023-06-21T18:50:00+03:00</text:p>
      <text:p text:style-name="P4">
Description: The United Kingdom will offer training for Ukrainian courses in virtual reality (VR) as part of a new support package. - Ukrinform.</text:p>
      <text:p text:style-name="P4">
Images: ['<text:a xlink:type="simple" xlink:href="https://static.ukrinform.com/photos/2022_12/thumb_files/630_360_1671201375-954.jpg" text:style-name="Internet_20_link" text:visited-style-name="Visited_20_Internet_20_Link">
630_360_16712...</text:a>
']</text:p>
      <text:p text:style-name="P4">
Tags: ['Британія', 'Моряки', 'Україна', 'Віртуальна реальність']</text:p>
      <text:p text:style-name="P4">
Type: Article</text:p>
      <!--METADATA-->
      <text:p text:style-name="P4">
<draw:frame draw:style-name="fr1" draw:name="Image137" text:anchor-type="as-char" svg:width="6.9236in" svg:height="3.956343in" draw:z-index="0">
<draw:image xlink:href="../Images/yкринформ/2023-06-21T18-50-00-03-00/630_360_1671201375-954.jpg" xlink:type="simple" xlink:show="embed" xlink:actuate="onLoad" draw:mime-type="image/jpeg"/>
</draw:frame>
Grand-Britain in the framework of a new support package will offer training for Ukrainian courses in virtual reality(VR).</text:p>
      <text:p text:style-name="P4">
Про це повідомляється на <text:a xlink:type="simple" xlink:href="https://www.gov.uk/government/news/uk-transport-support-package-for-ukraines-skies-and-seas" text:style-name="Internet_20_link" text:visited-style-name="Visited_20_Internet_20_Link">
 сайті британського уряду</text:a>
, reports Ukrinform.</text:p>
      <text:p text:style-name="P4">
The UK government has stated that training will be conducted using VR technology to allow cadets to work out a script life at sea.</text:p>
      <text:p text:style-name="P4">
Ukrainians will also receive financial support to participate in a three -year cadet practitioner at <text:a xlink:type="simple" xlink:href="https://www.ukrinform.ua/tag-britania" text:style-name="Internet_20_link" text:visited-style-name="Visited_20_Internet_20_Link">
British</text:a>
container and other large vessels.</text:p>
      <text:p text:style-name="P4">
"The support that the Minister of Infrastructure of Ukraine congratulated on bilateral with British transport minister Mark Harper will help protect the Navy Sector of Ukraine, which is valued worldwide and plays a keyway for exporting grain and broader Ukrainian and world economy," the message is in the message.</text:p>
      <text:p text:style-name="P4">
It is noted that the new package was confirmed during the Harper's speech at a conference on the restoration of Ukraine.</text:p>
      <text:p text:style-name="P4">
"Our support of Ukraine and its people is unwavering, and we will not allow the disgusting actions to undermine the reputation of Ukraine in areas such as navigation. Shareing of the UK and navigation in the field , - he said.</text:p>
      <text:p text:style-name="P4">
<text:span text:style-name="T4">
 Read also: </text:span>
 <text:a xlink:type="simple" xlink:href="https://www.ukrinform.ua/rubric-ato/3725823-novobranci-zsu-u-britanii-opanovuut-nlaw.html" text:style-name="Internet_20_link" text:visited-style-name="Visited_20_Internet_20_Link">
Armed Forces recruits in Britain <text:span text:style-name="T4">
 mastered </text:span>
 nlaw</text:a>
In addition, as noted on the site, the Ministry of Transport will also support the business trips of Ukrainian air traffic controllers for study in Great Britain.</text:p>
      <text:p text:style-name="P4">
As reported <text:a xlink:type="simple" xlink:href="https://www.ukrinform.ua/rubric-ato/3725864-nimeccina-nadala-ukraini-novij-paket-vijskovoi-dopomogi.html" text:style-name="Internet_20_link" text:visited-style-name="Visited_20_Internet_20_Link">
Ukrinform</text:a>
, the German government on Wednesday, June 21, announced the transfer of regular military assistance parties to Ukraine.</text:p>
      <text:p text:style-name="P4">
News Source: <text:a xlink:type="simple" xlink:href="https://www.ukrinform.ua/rubric-technology/3725953-britania-navcatime-ukrainskih-morakivkursantiv-u-virtualnij-realnosti.html" text:style-name="Internet_20_link" text:visited-style-name="Visited_20_Internet_20_Link">
https://www.ukrinform.ua/rubric-technology/3725953-britania-navcatime-ukrainskih-morakivkursantiv-u-virtualnij-realnosti.html</text:a>
</text:p>
      <!--NEWS-->
      <text:h text:style-name="P10" text:outline-level="1">
<text:span text:style-name="T4">
Special Representative of Ukraine conducted consultations on Africa in Poland</text:span>
</text:h>
      <text:p text:style-name="P4">
Authors: Ukrinform (Person)</text:p>
      <text:p text:style-name="P4">
Publisher: Укринформ (Organization)</text:p>
      <text:p text:style-name="P4">
Published Time: 2023-06-21T18:55:11+03:00</text:p>
      <text:p text:style-name="P4">
Modified Time: 2023-06-21T18:55:11+03:00</text:p>
      <text:p text:style-name="P4">
Description: The Special Representative of Ukraine for the Middle East and Africa Maxim Subh, during a working visit to Warsaw, met with the ambassadors accredited in Poland and senior diplomats of the Embassies of Algeria, Angola, Democratic Republic of Congo, Egypt, Libya, Morocco, Nigeria, Ruyria, Ruya. - Ukrinform.</text:p>
      <text:p text:style-name="P4">
Images: ['<text:a xlink:type="simple" xlink:href="https://static.ukrinform.com/photos/2023_06/thumb_files/630_360_1687362731-204.jpg" text:style-name="Internet_20_link" text:visited-style-name="Visited_20_Internet_20_Link">
630_360_16873...</text:a>
']</text:p>
      <text:p text:style-name="P4">
Tags: ['Африка', 'МЗС', 'Польща', 'Україна']</text:p>
      <text:p text:style-name="P4">
Type: Article</text:p>
      <!--METADATA-->
      <text:p text:style-name="P4">
<draw:frame draw:style-name="fr1" draw:name="Image138" text:anchor-type="as-char" svg:width="6.9236in" svg:height="3.956343in" draw:z-index="0">
<draw:image xlink:href="../Images/yкринформ/2023-06-21T18-55-11-03-00/630_360_1687362731-204.jpg" xlink:type="simple" xlink:show="embed" xlink:actuate="onLoad" draw:mime-type="image/jpeg"/>
</draw:frame>
The Special Representative of Ukraine for the Middle East and Africa Maxim Subh, during a time visit to Warsaw, met with the ambassadors accredited in Poland by the Eastars diplomats of the embassies of Algeria, Angola, the Democratic Republic of Congo, Egypt, Libya, Morocco, and Nigeria.</text:p>
      <text:p text:style-name="P4">
As Ukrinform reports with reference to <text:a xlink:type="simple" xlink:href="https://mfa.gov.ua/news/maksim-subh-proviv-konsultaciyi-z-pitan-afriki-u-respublici-polshcha" text:style-name="Internet_20_link" text:visited-style-name="Visited_20_Internet_20_Link">
the Ministry of Education of the Ministry of Foreign Affairs</text:a>
, some heads of diplomatic institutions of these states, and the ambassadors of their countries in Ukraine in combination.</text:p>
      <text:p text:style-name="P4">
“In the context of exchange of views on a peaceful initiative presented by recent -individual African leaders, Maxim Subh stressed that today formular(President of Zelensky - ed.)It is the only effective tool for global safety in all its dimensions, as well as the most effective mechanism that can stop the continuing Russian aggression against Ukraine, ”the Ministry of Foreign Affairs said.</text:p>
      <text:p text:style-name="P4">
Africa countries were once again invited to join the implementation of the peace formula, as well as to express their willingness to participate in the practical implementation of its provisions.</text:p>
      <text:p text:style-name="P4">
Another key issue in the course of the discussion was to consider the implementation of the Grain from Ukraine's humanitarian initiative aimed at ensuring global food security, including countries in the African continent.</text:p>
      <text:p text:style-name="P4">
“The issue of destructive influence of the Russian Federation in [Africa] has been raised(https://www.ukrinform.ua/tag-afrika), in particular, in the context of Russia's activity aimed at destabilizing this region due to the spread of the presence of Wagner PEC in some African countries, as well as the aggressive policy of the Russian Federation expanding misinformation and anti -Ukrainian propaganda at the African continent, ”the Ministry of Foreign Affairs.</text:p>
      <text:p text:style-name="P4">
On the same day, the Polish Foreign Ministry was consulted with the Deputy Ministry of Ukraine of Poland Pavel Yablonsky on the prospect of developing cooperation in Africa.</text:p>
      <text:p text:style-name="P4">
</text:p>
      <text:p text:style-name="P4">
The parties agreed to further coordinate actions in the African direction of consolidation of the positions of African countries and support them by Ukrainian initiative and resolutions, including within the UN and other international organizations.</text:p>
      <text:p text:style-name="P4">
In Gdansk, he met with representatives of the political forces of Africa who participated in the international conference in this city.</text:p>
      <text:p text:style-name="P4">
<text:span text:style-name="T4">
 Read also: </text:span>
 <text:a xlink:type="simple" xlink:href="https://www.ukrinform.ua/rubric-polytics/3723982-zelenskij-zaprosiv-kraini-afriki-dolucitisa-do-ukrainskoi-formuli-miru.html" text:style-name="Internet_20_link" text:visited-style-name="Visited_20_Internet_20_Link">
Zelensky invited African countries to join the D -Ukrainian Peace Formula</text:a>
The Ukrainian diplomat informed about Russian aggression and its negatives, including Africa. He called on all political forces more efforts to stop the war on fair conditions provided for in the Ukrainian formula of peace.</text:p>
      <text:p text:style-name="P4">
As reported by Ukrinform, President of Ukraine Volodymyr Zelensky on June 16 <text:a xlink:type="simple" xlink:href="https://www.ukrinform.ua/rubric-polytics/3723955-zelenskij-u-kievi-zustrivsa-z-predstavnikami-semi-afrikanskih-derzav.html" text:style-name="Internet_20_link" text:visited-style-name="Visited_20_Internet_20_Link">
talks on peacekeeping in Ukraine</text:a>
With representatives of the South African Republic, the Union of Comoros, Egypt, Senegal, Zambia, Congo and Uganda.</text:p>
      <text:p text:style-name="P4">
President of the South African Republic <text:a xlink:type="simple" xlink:href="https://www.ukrinform.ua/rubric-polytics/3723968-prezident-par-predstaviv-u-kievi-afrikanskij-plan-dosagnenna-miru-z-10-punktiv.html" text:style-name="Internet_20_link" text:visited-style-name="Visited_20_Internet_20_Link">
Syril Ramafos presented African countries in Kyivplan to reach peace of ten points</text:a>
.</text:p>
      <text:p text:style-name="P4">
<text:span text:style-name="T5">
Foto: Foreign</text:span>
</text:p>
      <text:p text:style-name="P4">
News Source: <text:a xlink:type="simple" xlink:href="https://www.ukrinform.ua/rubric-polytics/3725954-specpredstavnik-ukraini-proviv-u-polsi-konsultacii-z-pitan-afriki.html" text:style-name="Internet_20_link" text:visited-style-name="Visited_20_Internet_20_Link">
https://www.ukrinform.ua/rubric-polytics/3725954-specpredstavnik-ukraini-proviv-u-polsi-konsultacii-z-pitan-afriki.html</text:a>
</text:p>
      <!--NEWS-->
      <text:h text:style-name="P10" text:outline-level="1">
<text:span text:style-name="T4">
In the capital conducted training in case of emergency at the Kiev hydroelectric power station</text:span>
</text:h>
      <text:p text:style-name="P4">
Authors: Ukrinform (Person)</text:p>
      <text:p text:style-name="P4">
Publisher: Укринформ (Organization)</text:p>
      <text:p text:style-name="P4">
Published Time: 2023-06-21T18:57:00+03:00</text:p>
      <text:p text:style-name="P4">
Modified Time: 2023-06-21T18:57:00+03:00</text:p>
      <text:p text:style-name="P4">
Description: Actions on the Kiev Hydroelect Committee were worked out in Kyiv - about 250 employees of different services were involved. - Ukrinform.</text:p>
      <text:p text:style-name="P4">
Images: ['<text:a xlink:type="simple" xlink:href="https://static.ukrinform.com/photos/2023_06/thumb_files/630_360_1687362424-6773.jpeg" text:style-name="Internet_20_link" text:visited-style-name="Visited_20_Internet_20_Link">
630_360_16873...</text:a>
']</text:p>
      <text:p text:style-name="P4">
Tags: ['Надзвичайна ситуація', 'Київська ГЕС', 'Тренування']</text:p>
      <text:p text:style-name="P4">
Type: Article</text:p>
      <!--METADATA-->
      <text:p text:style-name="P4">
<draw:frame draw:style-name="fr1" draw:name="Image142" text:anchor-type="as-char" svg:width="6.9236in" svg:height="3.956343in" draw:z-index="0">
<draw:image xlink:href="../Images/yкринформ/2023-06-21T18-57-00-03-00/630_360_1687362424-6773.jpeg" xlink:type="simple" xlink:show="embed" xlink:actuate="onLoad" draw:mime-type="image/jpeg"/>
</draw:frame>
In Kiev, actions in case of emergency at the Kiev hydroelectric power station - involved with a close to 250 employees of different services.</text:p>
      <text:p text:style-name="P4">
About it reports [press service of the Kyiv City State Administration]](https://kyivcity.gov.ua/news/u_stolitsi_vidpratsyuvali_di_na_vipadok_nadzvichayno_situatsi_na_kivskiy_ges_zaluchili_blizko_250_pratsivnikiv_riznikh_sluzhb/), reports Ukrinform.</text:p>
      <text:p text:style-name="P4">
“Today in Kiev conducted staff training of all the involved services of the city, which worked out operational actions in the event of <text:a xlink:type="simple" xlink:href="https://www.ukrinform.ua/tag-nadzvicajna-situacia" text:style-name="Internet_20_link" text:visited-style-name="Visited_20_Internet_20_Link">
emergency</text:a>
At the hydraulic structures of the Dnieper cascade(Kiev Hydroelectric Power). Усього до тренувань залучили понад250 учасників”, - йдеться в повідомленні.</text:p>
      <text:p text:style-name="P4">
</text:p>
      <text:p text:style-name="P4">
It is noted that this is the second large -scale training in the capital since the beginning of the year, which have been resolved in the event of flooding or damage to hydraulic structures.</text:p>
      <text:p text:style-name="P4">
"Recognizing the risks, we must mobilize, work mechanics in interaction between different units, check the technique, ways of informing the population. Given that in the event of an emergency, five areas can get into the area of flooding, the other five will work with them. The partner district is fixed, "-said the deputy chairman of the KSCA Petro Panteleev.</text:p>
      <text:p text:style-name="P4">
<text:span text:style-name="T4">
 Read also: </text:span>
 <text:a xlink:type="simple" xlink:href="https://www.ukrinform.ua/rubric-kyiv/3713212-u-stolici-projsli-navcanna-z-nadanna-dopomogi-pri-masovomu-urazenni-himikatami.html" text:style-name="Internet_20_link" text:visited-style-name="Visited_20_Internet_20_Link">
in the capital were trained to assist primary damage by chemicals</text:a>
As reported <text:a xlink:type="simple" xlink:href="https://www.ukrinform.ua/rubric-regions/3725621-na-hersonsini-zalisautsa-pidtoplenimi-20-naselenih-punktiv.html" text:style-name="Internet_20_link" text:visited-style-name="Visited_20_Internet_20_Link">
Ukrinform</text:a>
, in the Kherson region, after the exploration of the Russians, 20 settlements are flooded by the Kakhovskaya, of which 17 are in the temporarily seized territory.</text:p>
      <text:p text:style-name="P4">
News Source: <text:a xlink:type="simple" xlink:href="https://www.ukrinform.ua/rubric-kyiv/3725955-u-stolici-proveli-trenuvanna-na-vipadok-nadzvicajnoi-situacii-na-kiivskij-ges.html" text:style-name="Internet_20_link" text:visited-style-name="Visited_20_Internet_20_Link">
https://www.ukrinform.ua/rubric-kyiv/3725955-u-stolici-proveli-trenuvanna-na-vipadok-nadzvicajnoi-situacii-na-kiivskij-ges.html</text:a>
</text:p>
      <!--NEWS-->
      <text:h text:style-name="P10" text:outline-level="1">
<text:span text:style-name="T4">
The United Kingdom is ready to invest in the Ukrainian energy sector</text:span>
</text:h>
      <text:p text:style-name="P4">
Authors: Ukrinform (Person)</text:p>
      <text:p text:style-name="P4">
Publisher: Укринформ (Organization)</text:p>
      <text:p text:style-name="P4">
Published Time: 2023-06-21T18:58:03+03:00</text:p>
      <text:p text:style-name="P4">
Modified Time: 2023-06-21T18:58:03+03:00</text:p>
      <text:p text:style-name="P4">
Description: Representatives of the UK business are ready to start investing in the Ukrainian energy sector. - Ukrinform.</text:p>
      <text:p text:style-name="P4">
Images: ['<text:a xlink:type="simple" xlink:href="https://static.ukrinform.com/photos/2023_06/thumb_files/630_360_1687362982-801.jpg" text:style-name="Internet_20_link" text:visited-style-name="Visited_20_Internet_20_Link">
630_360_16873...</text:a>
']</text:p>
      <text:p text:style-name="P4">
Tags: ['Британія', 'Енергетика', 'Інвестиції', 'Україна']</text:p>
      <text:p text:style-name="P4">
Type: Article</text:p>
      <!--METADATA-->
      <text:p text:style-name="P4">
<draw:frame draw:style-name="fr1" draw:name="Image144" text:anchor-type="as-char" svg:width="6.9236in" svg:height="3.956343in" draw:z-index="0">
<draw:image xlink:href="../Images/yкринформ/2023-06-21T18-58-03-03-00/630_360_1687362982-801.jpg" xlink:type="simple" xlink:show="embed" xlink:actuate="onLoad" draw:mime-type="image/jpeg"/>
</draw:frame>
Representatives of the UK business are ready to start investing in the Ukrainian energy sector.</text:p>
      <text:p text:style-name="P4">
According to Ukrinform, the Minister of Energy Herman Galushchenko has stated this post -pollution with the State Ministry of Business and Trade of the Great Britain Nurrat Ghani, the Ministry of Energy reports in <text:a xlink:type="simple" xlink:href="https://t.me/energyofukraine/560" text:style-name="Internet_20_link" text:visited-style-name="Visited_20_Internet_20_Link">
telegram</text:a>
.</text:p>
      <text:p text:style-name="P4">
" <text:a xlink:type="simple" xlink:href="https://www.ukrinform.ua/tag-britania" text:style-name="Internet_20_link" text:visited-style-name="Visited_20_Internet_20_Link">
 United Kingdom </text:a>
- Great second country and reliable partner!And it may become even greater and more reliable. The Ukrainian energy sector needs investment. British business is ready to give the necessary support. So, we need to look together for mechanisms, including the interstate level to accelerate these processes, ”Galushchenko emphasized.</text:p>
      <text:p text:style-name="P4">
<text:span text:style-name="T4">
 Read also: </text:span>
 <text:a xlink:type="simple" xlink:href="https://www.ukrinform.ua/rubric-economy/3725523-galusenko-zustrivsa-z-kerivnictvom-britanskogo-energeticnogo-regulatora.html" text:style-name="Internet_20_link" text:visited-style-name="Visited_20_Internet_20_Link">
<text:span text:style-name="T4">
 Galushchenko </text:span>
 met with the management of the British Energy Regulator</text:a>
During the meeting, the Minister thanked British friends again for his assistance, including 55 cargoes of energy equipment and more than 11 million euros of contribution of energy support.</text:p>
      <text:p text:style-name="P4">
As it was reported, the Ministry of Energy of Ukraine and the Ministry of Foreign Excellence, for the Commonwealth of Nations and the Development of the United Kingdom(FCDO)Great Britain <text:a xlink:type="simple" xlink:href="https://www.ukrinform.ua/rubric-economy/3725943-ukraina-i-britania-uklali-dogovir-pro-energeticne-partnerstvo.html" text:style-name="Internet_20_link" text:visited-style-name="Visited_20_Internet_20_Link">
entered into a memorandum of energy partnership between countries</text:a>
. The Memorandum provides for the creation of a new challenge in the field of green innovations "Innovateukraine" in a size of £ 62 million.</text:p>
      <text:p text:style-name="P4">
<text:span text:style-name="T5">
Foto: Ministry of Energy</text:span>
</text:p>
      <text:p text:style-name="P4">
News Source: <text:a xlink:type="simple" xlink:href="https://www.ukrinform.ua/rubric-economy/3725956-velika-britania-gotova-investuvati-v-ukrainskij-energosektor.html" text:style-name="Internet_20_link" text:visited-style-name="Visited_20_Internet_20_Link">
https://www.ukrinform.ua/rubric-economy/3725956-velika-britania-gotova-investuvati-v-ukrainskij-energosektor.html</text:a>
</text:p>
      <!--NEWS-->
      <text:h text:style-name="P10" text:outline-level="1">
<text:span text:style-name="T4">
Kuleba discussed with Danish colleague the aviation coalition and the formula of peace</text:span>
</text:h>
      <text:p text:style-name="P4">
Authors: Ukrinform (Person)</text:p>
      <text:p text:style-name="P4">
Publisher: Укринформ (Organization)</text:p>
      <text:p text:style-name="P4">
Published Time: 2023-06-21T18:59:00+03:00</text:p>
      <text:p text:style-name="P4">
Modified Time: 2023-06-21T18:59:00+03:00</text:p>
      <text:p text:style-name="P4">
Description: Foreign Minister of Ukraine Dmytro Kuleba discussed the following steps of Denmark as a member of the Aviation Coalition during the negotiations in London in London. - Ukrinform.</text:p>
      <text:p text:style-name="P4">
Images: ['<text:a xlink:type="simple" xlink:href="https://static.ukrinform.com/photos/2023_06/thumb_files/630_360_1687363167-425.jpg" text:style-name="Internet_20_link" text:visited-style-name="Visited_20_Internet_20_Link">
630_360_16873...</text:a>
']</text:p>
      <text:p text:style-name="P4">
Tags: ['Данія', 'Дмитро Кулеба', 'МЗС', 'Війна з Росією', 'Формула миру', 'Авіаційна коаліція', 'Конференція з відбудови у Лондоні']</text:p>
      <text:p text:style-name="P4">
Type: Article</text:p>
      <!--METADATA-->
      <text:p text:style-name="P4">
<draw:frame draw:style-name="fr1" draw:name="Image145" text:anchor-type="as-char" svg:width="6.9236in" svg:height="3.956343in" draw:z-index="0">
<draw:image xlink:href="../Images/yкринформ/2023-06-21T18-59-00-03-00/630_360_1687363167-425.jpg" xlink:type="simple" xlink:show="embed" xlink:actuate="onLoad" draw:mime-type="image/jpeg"/>
</draw:frame>
The Minister of Law of Ukraine Dmytro Kuleba during the negotiations in London, discussed the Danish College Larskke Rasmussen with the following steps of Denmark as a chief coalition.</text:p>
      <text:p text:style-name="P4">
According to Ukrinform, the Ministry of Foreign Affairs of Ukraine reported in <text:a xlink:type="simple" xlink:href="https://t.me/Ukraine_MFA/1830" text:style-name="Internet_20_link" text:visited-style-name="Visited_20_Internet_20_Link">
telegram</text:a>
.</text:p>
      <text:p text:style-name="P4">
“Dmitry <text:a xlink:type="simple" xlink:href="https://www.ukrinform.ua/tag-kuleba" text:style-name="Internet_20_link" text:visited-style-name="Visited_20_Internet_20_Link">
Kuleba</text:a>
He negotiated Zlars Lokke Rasmussen on the next steps of Denmark as a member of the Aviation Coalition. Diplomats also paid special attention to expanding the geographic support of the formula of peace, ”the message reads.</text:p>
      <text:p text:style-name="P4">
Earlier, foreign ministers of Ukraine and France Dmytro Kuleba and Katrincolone discussed new support for France to enhance Ukraine's offensive.</text:p>
      <text:p text:style-name="P4">
<text:span text:style-name="T4">
 Read also: </text:span>
 <text:a xlink:type="simple" xlink:href="https://www.ukrinform.ua/rubric-ato/3725196-dania-zatverdila-paket-vijskovoi-dopomogi-ukraini-na-295-milarda.html" text:style-name="Internet_20_link" text:visited-style-name="Visited_20_Internet_20_Link">
<text:span text:style-name="T4">
 Denmark </text:span>
 approved a military assistance package to Ukraine for € 2.95 billion</text:a>
As reported by Ukrinform, <text:a xlink:type="simple" xlink:href="https://www.ukrinform.ua/rubric-ato/3724238-dania-gotova-peredati-vinisuvaci-f16-ukraini-ministr-oboroni.html" text:style-name="Internet_20_link" text:visited-style-name="Visited_20_Internet_20_Link">
Denmark is ready</text:a>
To transfer F-16 fighters to Ukraine, but subject to the approval of this step by the United States, which make these planes.</text:p>
      <text:p text:style-name="P4">
<text:span text:style-name="T5">
Foto: Foreign Ministry of Ukraine, telegram</text:span>
</text:p>
      <text:p text:style-name="P4">
News Source: <text:a xlink:type="simple" xlink:href="https://www.ukrinform.ua/rubric-polytics/3725957-kuleba-obgovoriv-iz-danskim-kolegou-aviacijnu-koaliciu-ta-formulu-miru.html" text:style-name="Internet_20_link" text:visited-style-name="Visited_20_Internet_20_Link">
https://www.ukrinform.ua/rubric-polytics/3725957-kuleba-obgovoriv-iz-danskim-kolegou-aviacijnu-koaliciu-ta-formulu-miru.html</text:a>
</text:p>
      <!--NEWS-->
      <text:h text:style-name="P10" text:outline-level="1">
<text:span text:style-name="T4">
Germany handed over to the Nikopol district cubic water tanks</text:span>
</text:h>
      <text:p text:style-name="P4">
Authors: Ukrinform (Person)</text:p>
      <text:p text:style-name="P4">
Publisher: Укринформ (Organization)</text:p>
      <text:p text:style-name="P4">
Published Time: 2023-06-21T19:09:00+03:00</text:p>
      <text:p text:style-name="P4">
Modified Time: 2023-06-21T19:09:00+03:00</text:p>
      <text:p text:style-name="P4">
Description: Germany handed over humanitarian cargo - cubic water tanks for the Nikopol district. - Ukrinform.</text:p>
      <text:p text:style-name="P4">
Images: ['<text:a xlink:type="simple" xlink:href="https://static.ukrinform.com/photos/2023_06/thumb_files/630_360_1687363743-587.jpg" text:style-name="Internet_20_link" text:visited-style-name="Visited_20_Internet_20_Link">
630_360_16873...</text:a>
']</text:p>
      <text:p text:style-name="P4">
Tags: ['Нікополь', 'Німеччина', 'Допомогатор', 'Каховська ГЕС']</text:p>
      <text:p text:style-name="P4">
Type: Article</text:p>
      <!--METADATA-->
      <text:p text:style-name="P4">
<draw:frame draw:style-name="fr1" draw:name="Image146" text:anchor-type="as-char" svg:width="6.9236in" svg:height="3.956343in" draw:z-index="0">
<draw:image xlink:href="../Images/yкринформ/2023-06-21T19-09-00-03-00/630_360_1687363743-587.jpg" xlink:type="simple" xlink:show="embed" xlink:actuate="onLoad" draw:mime-type="image/jpeg"/>
</draw:frame>
Germany transmitted for the Nikopol district humanitarian cargo - cubic tanks for water.</text:p>
      <text:p text:style-name="P4">
About it in <text:a xlink:type="simple" xlink:href="https://t.me/Yevtushenko_E/4263" text:style-name="Internet_20_link" text:visited-style-name="Visited_20_Internet_20_Link">
telegram</text:a>
Informs the Chief Nonikopol Rva Yevhen Yevtushenko, Ukrinform reports.</text:p>
      <text:p text:style-name="P4">
"Representatives of the German-Ukrainian Charitable Foundation of the Blue and Yellow Cross are the persistent days of the catastrophe that occurred through the terrorist actions of the Russian occupants of the Kakhovka Hydroelectric Power Plant, offered their support. Today, the territorial communities of the area were handed over to the capacities, and this means that more people will be able(https://www.ukrinform.ua/tag-voda), the need of every resident of the area today, "the post reads.</text:p>
      <text:p text:style-name="P4">
<text:span text:style-name="T4">
 Read also: </text:span>
 [in Dnipropetrovsk acquired flexible reservoirs for district(https://www.ukrinform.ua/rubric-regions/3724215-na-dnipropetrovsini-pridbali-gnucki-rezervuari-dla-rajoniv-so-zalisilis-bez-vodi.html)Earlier it was reported that work on the implementation of two programs concerning water supply is ongoing in the area. One of them is the State Agency for the Restoration and Development of Infrastructure of Ukraine. It envisages the construction of a water supply from the city of Zaporizhzhya to the cities of Marganets, Nikopol and the Intercession. Its sale has been allocated about UAH 1.5 billion, it is a state prosecurity. The President of Ukraine has been tasked with carrying out construction in the shortest possible time.</text:p>
      <text:p text:style-name="P4">
News Source: <text:a xlink:type="simple" xlink:href="https://www.ukrinform.ua/rubric-regions/3725958-nimeccina-peredala-dla-nikopolskogo-rajonu-kubovi-emnosti-dla-vodi.html" text:style-name="Internet_20_link" text:visited-style-name="Visited_20_Internet_20_Link">
https://www.ukrinform.ua/rubric-regions/3725958-nimeccina-peredala-dla-nikopolskogo-rajonu-kubovi-emnosti-dla-vodi.html</text:a>
</text:p>
      <!--NEWS-->
      <text:h text:style-name="P10" text:outline-level="1">
<text:span text:style-name="T4">
The US House Committee has supported a resolution on granting ATCMS Ukraine</text:span>
</text:h>
      <text:p text:style-name="P4">
Authors: Ukrinform (Person)</text:p>
      <text:p text:style-name="P4">
Publisher: Укринформ (Organization)</text:p>
      <text:p text:style-name="P4">
Published Time: 2023-06-21T19:16:00+03:00</text:p>
      <text:p text:style-name="P4">
Modified Time: 2023-06-21T19:16:00+03:00</text:p>
      <text:p text:style-name="P4">
Description: The Committee on Foreign Affairs of the House of Representatives considered and supported the two -party resolution H.Res. 488 calling to Biden's administration for immediate provision of ATACMS missiles. - Ukrinform.</text:p>
      <text:p text:style-name="P4">
Images: ['<text:a xlink:type="simple" xlink:href="https://static.ukrinform.com/photos/2023_03/thumb_files/630_360_1678220436-325.jpg" text:style-name="Internet_20_link" text:visited-style-name="Visited_20_Internet_20_Link">
630_360_16782...</text:a>
']</text:p>
      <text:p text:style-name="P4">
Tags: ['ЗСУ', 'Конгрес США', 'Війна з Росією', '#stoprussia', 'ATACMS']</text:p>
      <text:p text:style-name="P4">
Type: Article</text:p>
      <!--METADATA-->
      <text:p text:style-name="P4">
<draw:frame draw:style-name="fr1" draw:name="Image147" text:anchor-type="as-char" svg:width="6.9236in" svg:height="3.956343in" draw:z-index="0">
<draw:image xlink:href="../Images/yкринформ/2023-06-21T19-16-00-03-00/630_360_1678220436-325.jpg" xlink:type="simple" xlink:show="embed" xlink:actuate="onLoad" draw:mime-type="image/jpeg"/>
</draw:frame>
The Committee of the Out -of -the -border Affairs of the House of Representatives considered and supported the H.Res resolution. 488 calling to Biden's administration on the non -existent provision of ATACMS missiles to Ukraine.</text:p>
      <text:p text:style-name="P4">
The committee meeting took place on Wednesday, reports its own correspondent.</text:p>
      <text:p text:style-name="P4">
“ATASMS missiles are critical for the success of Ukraine. Atacms have a radius of action up to 190 miles(More than 300 km - ed.)that allows Ukrainian forces to strike in the territories held by the Russians, ”said the head of the Committee Congressman, Republican Michael McCol.</text:p>
      <text:p text:style-name="P4">
The senior member of the Committee from the Democratic Party, Congressman Gregory Mix, from the Call, said that this step would bring Ukraine closer over Ukraine's Tapeament Aggressor.</text:p>
      <text:p text:style-name="P4">
<text:span text:style-name="T4">
 Read also: </text:span>
 <text:a xlink:type="simple" xlink:href="https://www.ukrinform.ua/rubric-ato/3723025-bridlav-zaklikav-urad-ssa-zabezpeciti-ukrainu-raketami-atacams.html" text:style-name="Internet_20_link" text:visited-style-name="Visited_20_Internet_20_Link">
Bridlava urged the US government to provide Ukraine with ATACAMS</text:a>
"While Ukraine continues its counter -offensive to release its own lather, the United States, together with partners and allies, must see all ways to help Ukraine win," the Democratic Party representative emphasized.</text:p>
      <text:p text:style-name="P4">
As reported by Ukrinform, the resolution <text:a xlink:type="simple" xlink:href="https://www.congress.gov/118/bills/hres488/BILLS-118hres488ih.pdf" text:style-name="Internet_20_link" text:visited-style-name="Visited_20_Internet_20_Link">
H.Res. 488</text:a>
To provide the Baiden administration with ATACMS rockets <text:a xlink:type="simple" xlink:href="https://www.ukrinform.ua/rubric-polytics/3720801-cleni-kongresu-ssa-predstavili-rezoluciu-iz-zaklikom-peredati-ukraini-atacms.html" text:style-name="Internet_20_link" text:visited-style-name="Visited_20_Internet_20_Link">
was represented</text:a>
in <text:a xlink:type="simple" xlink:href="https://www.ukrinform.ua/tag-kongres-ssa" text:style-name="Internet_20_link" text:visited-style-name="Visited_20_Internet_20_Link">
US Congress</text:a>
In the first half. The text of the document emphasizes the need to provide Ukrainian missile missiles immediately, while maintaining the combat readiness of the competed states.</text:p>
      <text:p text:style-name="P4">
<text:span text:style-name="T5">
Foto: wikimedia</text:span>
</text:p>
      <text:p text:style-name="P4">
News Source: <text:a xlink:type="simple" xlink:href="https://www.ukrinform.ua/rubric-ato/3725961-komitet-palati-predstavnikiv-ssa-pidtrimav-rezoluciu-sodo-nadanna-atacms-ukraini.html" text:style-name="Internet_20_link" text:visited-style-name="Visited_20_Internet_20_Link">
https://www.ukrinform.ua/rubric-ato/3725961-komitet-palati-predstavnikiv-ssa-pidtrimav-rezoluciu-sodo-nadanna-atacms-ukraini.html</text:a>
</text:p>
      <!--NEWS-->
      <text:h text:style-name="P10" text:outline-level="1">
<text:span text:style-name="T4">
In four directions there are heavy battles, over 30 collisions per day</text:span>
</text:h>
      <text:p text:style-name="P4">
Authors: Ukrinform (Person)</text:p>
      <text:p text:style-name="P4">
Publisher: Укринформ (Organization)</text:p>
      <text:p text:style-name="P4">
Published Time: 2023-06-21T19:20:06+03:00</text:p>
      <text:p text:style-name="P4">
Modified Time: 2023-06-21T19:20:06+03:00</text:p>
      <text:p text:style-name="P4">
Description: The Russian Federation focuses major efforts in Liman, Bakhmut, Avdiiv and Mariinsky directions - heavy fights are ongoing. More than 30 combat clashes took place per day. - Ukrinform.</text:p>
      <text:p text:style-name="P4">
Images: ['<text:a xlink:type="simple" xlink:href="https://static.ukrinform.com/photos/2023_06/thumb_files/630_360_1686488514-765.jpg" text:style-name="Internet_20_link" text:visited-style-name="Visited_20_Internet_20_Link">
630_360_16864...</text:a>
']</text:p>
      <text:p text:style-name="P4">
Tags: None</text:p>
      <text:p text:style-name="P4">
Type: Article</text:p>
      <!--METADATA-->
      <text:p text:style-name="P4">
<draw:frame draw:style-name="fr1" draw:name="Image148" text:anchor-type="as-char" svg:width="6.9236in" svg:height="3.956343in" draw:z-index="0">
<draw:image xlink:href="../Images/yкринформ/2023-06-21T19-20-06-03-00/630_360_1686488514-765.jpg" xlink:type="simple" xlink:show="embed" xlink:actuate="onLoad" draw:mime-type="image/jpeg"/>
</draw:frame>
The military enlisted basic efforts in the Liman, Bakhmut, Avdiivsky Tamarin directions - heavy fights are ongoing. More than 30 fight collisions occurred per day.</text:p>
      <text:p text:style-name="P4">
This is stated in the evening <text:a xlink:type="simple" xlink:href="https://www.facebook.com/GeneralStaff.ua/posts/pfbid02pzpwsPvBezrvEGnAkMnG4Y6Q1TbQoXKhtQ9f5TEGHzUciygGgpW6FsZYsxyko3JAl" text:style-name="Internet_20_link" text:visited-style-name="Visited_20_Internet_20_Link">
summary of the General Staff of the Armed Forces</text:a>
, reports Ukrinform.</text:p>
      <text:p text:style-name="P4">
"The enemy continues to focus the main efforts in the Liman, Bakhmut, Avdiiv and Marinsk directions, heavy fights are ongoing. More than 30 combat clashes have been acquired during the message," the message reads.</text:p>
      <text:p text:style-name="P4">
According to the General Staff, the aviation of the Defense Forces of Ukraine per day has inflicted 12 blows of the Enemy's personnel and six - on the enemy's anti -aircraft missile complexes. Also, our defenders were <text:a xlink:type="simple" xlink:href="https://www.ukrinform.ua/rubric-ato/3725942-ukrainski-vijskovi-znisili-rosijskij-vertolit-mi24.html" text:style-name="Internet_20_link" text:visited-style-name="Visited_20_Internet_20_Link">
destroyed the Russian Mi-24</text:a>
.Dears the missile troops and artillery during the day were struck by the control point of the enemy ammunition.</text:p>
      <text:p text:style-name="P4">
It is noted that during the day the enemy struck more than 30 aviation strikes, including six Iranian shock UAVs Shahd-136/131. All of them are designed by Ukrainian defenders.</text:p>
      <text:p text:style-name="P4">
In addition, the invaders carried out 23 shelling from the reactive systems of the hallway at the positions of Ukrainian troops and settlements.</text:p>
      <text:p text:style-name="P4">
The likelihood of rocket and aviation strikes throughout Ukraine is high.</text:p>
      <text:p text:style-name="P4">
The General Staff reports that the enemy continues to concentrate the main efforts of Nalimansk, Bakhmut, Avdiiv and Mariinsky directions, and there are heavy fights. More than 30 combat clashes took place during the day.</text:p>
      <text:p text:style-name="P4">
<text:span text:style-name="T5">
!(https://www.ukrinform.ua/rubric-ato/3725818-kontrnastup-jde-nelegko-bo-rf-zaminuvala-200-tisac-km-zelenskij.html)On </text:span>
<text:span text:style-name="T5">
 Volynskyi </text:span>
<text:span text:style-name="T5">
 and </text:span>
<text:span text:style-name="T5">
 Polissya directions </text:span>
<text:span text:style-name="T5">
 Operational situation of non -significant changes.In the </text:span>
<text:span text:style-name="T5">
 Kupyansk direction </text:span>
* the enemy struck an aviation strike in the Sinkiv Khkivarka region. Artillery and mortar shelling of the enemy was the first, Figolivka, Novomlinsk, two -year, Western, Masutivka, Kyslivka, Brest Kharkiv region.</text:p>
      <text:p text:style-name="P4">
On the <text:span text:style-name="T4">
 Liman direction </text:span>
 the enemy performed unsuccessful offensive actions of the Dibrova of the Luhansk region and Srebryanka in Donetsk region. Increasing strokes in the areas of Novoyegorovka and Bigorivka of the Luhansk region Tasiveersk - Donetsk. Artillery shelling was suffered by Stelmakhivka, Nevskoye, Dibrova, Kuzmin, Bigorivka in Luhansk and Torke, Verkhnamyanskoye, disputed and Rozdolivka of Donetsk region.</text:p>
      <text:p text:style-name="P4">
In the <text:span text:style-name="T4">
 Bakhmut direction </text:span>
 the enemy performed unsuccessful offensive actions by the Orykhovo-Vasylivka, Ivanovo and White Mountain of Donetsk region. Vasyukivka, Orikhovo-Vasylivka, Bogdanivka, Kalinovka, Yar, Ivanivske, Okarivka, Bila Gora, Konstantinovka, Friendship and North Donetsk region were injured.</text:p>
      <text:p text:style-name="P4">
On the <text:span text:style-name="T4">
 Avdeevsky direction </text:span>
 the enemy carried out unsuccessful offensive actions by the Sivensky and Pervomaisky Donetsk region. He struck the aviation shot of Avdiivka, Severene and Pervomaisky. He made artillery shelter of seizures Alexandropol, Ceramics, Novokalinovo, Berdychi, Steppe, Avdiivka, Tonenko, Severene, Pervomaisko, Netaylovo and Nevelsky Donetsk region.</text:p>
      <text:p text:style-name="P4">
<text:span text:style-name="T4">
 Read also: </text:span>
 <text:a xlink:type="simple" xlink:href="https://www.ukrinform.ua/rubric-ato/3725821-vorog-zbilsiv-intensivnist-obstriliv-na-dniprovskomu-napramku-gumenuk.html" text:style-name="Internet_20_link" text:visited-style-name="Visited_20_Internet_20_Link">
the enemy increased the intensity of shelling on the Dnieper - <text:span text:style-name="T4">
 Humeniuk </text:span>
</text:a>
In the <text:span text:style-name="T4">
 Marinsky direction </text:span>
 the enemy carried out offensive actions in the direction of the Marine, had no success. He struck an aviation strike in the Krasnogorivka area. At the same time he carried out artillery shelling of settlements Krasnogorivka, Zoryana, Acute, Marinka, Georgiivka, Kurakhovo and Victory of Donetsk region.</text:p>
      <text:p text:style-name="P4">
In the <text:span text:style-name="T4">
 mining direction </text:span>
 the enemy performed offensive actions in the direction of Nonovomikhailivka and Coal, there was no success. He struck an aviation strike in Rivmivkaivka of Donetsk region. He was fired at the settlements Paraskaskovivka, Novomikhailivka, Konstantinovka, Elizabeth, Katerynivka, Bogoyavlenka, Blessed, Prychistivka, Golden Niva and the Great Novosilkadonnets region.The enemy struck in the Transfiguration and Stepnogorsk region. Made artillery <text:a xlink:type="simple" xlink:href="https://www.ukrinform.ua/tag-obstril" text:style-name="Internet_20_link" text:visited-style-name="Visited_20_Internet_20_Link">
shelling</text:a>
settlements of the New Oblastuvate, Neschaty, Grace, Makarivka, Storozhevo, Green Field, Temivka, Novopil, Burlatskoye Donetsk region; Levadne, Red, Gulyaipole, Novoandriivka, Steppe, Pyathakka, Pubkovo, Kamyanskoye of Zaporizhzhya region; Golden Balka, Mikhailivka, Novoalexandrivka, Dudchans, Kachkarakivka, Payakhovo, Cossack, Mykolaivka, Burguna, Ivanivka, Sadovo, Dnieper, Dnieper, Youth, Zimivnik, Bilozer, Romaskovo, Kerson, Kherson, Dnipro.</text:p>
      <text:p text:style-name="P4">
<text:span text:style-name="T4">
 Read also: </text:span>
 <text:a xlink:type="simple" xlink:href="https://www.ukrinform.ua/rubric-ato/3725897-ukrainski-bijci-na-tavrijskomu-napramku-za-dobu-znisili-280-zagarbnikiv.html" text:style-name="Internet_20_link" text:visited-style-name="Visited_20_Internet_20_Link">
Ukrainian fighters in the Tavriya direction per day destroyed 280 invaders</text:a>
As reported by Ukrinform, the Defense Forces of Ukraine from February 24, 2022 to June 21, 2023 <text:a xlink:type="simple" xlink:href="https://www.ukrinform.ua/rubric-ato/3725590-sili-oboroni-znisili-vze-blizko-222-tisac-rosijskih-zagarbnikiv.html" text:style-name="Internet_20_link" text:visited-style-name="Visited_20_Internet_20_Link">
eliminated about 222 thousand Russian invaders</text:a>
, with 540 people - over the past day.  Photo: libkos</text:p>
      <text:p text:style-name="P4">
News Source: <text:a xlink:type="simple" xlink:href="https://www.ukrinform.ua/rubric-ato/3725962-na-cotiroh-napramkah-tocatsa-vazki-boi-za-dobu-ponad-30-zitknen.html" text:style-name="Internet_20_link" text:visited-style-name="Visited_20_Internet_20_Link">
https://www.ukrinform.ua/rubric-ato/3725962-na-cotiroh-napramkah-tocatsa-vazki-boi-za-dobu-ponad-30-zitknen.html</text:a>
</text:p>
      <!--NEWS-->
      <text:h text:style-name="P10" text:outline-level="1">
<text:span text:style-name="T4">
Shmigal: We plan to attract up to $ 7 billion using a coordination donor platform</text:span>
</text:h>
      <text:p text:style-name="P4">
Authors: Ukrinform (Person)</text:p>
      <text:p text:style-name="P4">
Publisher: Укринформ (Organization)</text:p>
      <text:p text:style-name="P4">
Published Time: 2023-06-21T19:22:00+03:00</text:p>
      <text:p text:style-name="P4">
Modified Time: 2023-06-21T19:22:00+03:00</text:p>
      <text:p text:style-name="P4">
Description: In London, a meeting of the Interagency Donor Coordination Platform of Ukraine was held within the Recovery Conference - discussed the mobilization of resources to finance rapid recovery. - Ukrinform.</text:p>
      <text:p text:style-name="P4">
Images: ['<text:a xlink:type="simple" xlink:href="https://static.ukrinform.com/photos/2023_06/thumb_files/630_360_1687365211-324.jpg" text:style-name="Internet_20_link" text:visited-style-name="Visited_20_Internet_20_Link">
630_360_16873...</text:a>
']</text:p>
      <text:p text:style-name="P4">
Tags: ['Гроші', 'Шмигаль', 'Відбудова', 'Конференція з відбудови у Лондоні']</text:p>
      <text:p text:style-name="P4">
Type: Article</text:p>
      <!--METADATA-->
      <text:p text:style-name="P4">
<draw:frame draw:style-name="fr1" draw:name="Image149" text:anchor-type="as-char" svg:width="6.9236in" svg:height="3.956343in" draw:z-index="0">
<draw:image xlink:href="../Images/yкринформ/2023-06-21T19-22-00-03-00/630_360_1687365211-324.jpg" xlink:type="simple" xlink:show="embed" xlink:actuate="onLoad" draw:mime-type="image/jpeg"/>
</draw:frame>
In London, the reconstruction conference was held in the meeting of the Interagency Coordination Planting Platform of Ukraine - discussed the mobilization of resources to finance a rapid recovery.</text:p>
      <text:p text:style-name="P4">
Prime Minister Denis Shmigal reported this in <text:a xlink:type="simple" xlink:href="https://t.me/Denys_Smyhal/5454" text:style-name="Internet_20_link" text:visited-style-name="Visited_20_Internet_20_Link">
</text:a>
<text:a xlink:type="simple" xlink:href="https://t.me/Denys_Smyhal/5454" text:style-name="Internet_20_link" text:visited-style-name="Visited_20_Internet_20_Link">
Telegram</text:a>
, reports Ukrinform.</text:p>
      <text:p text:style-name="P4">
"The key goal is to mobilize resources to finance rapid recovery. We are up to five priorities: housing, energy, critical and social infrastructure, humanitarian demining, economy," - said <text:a xlink:type="simple" xlink:href="https://www.ukrinform.ua/tag-smigal" text:style-name="Internet_20_link" text:visited-style-name="Visited_20_Internet_20_Link">
Shmigal</text:a>
.</text:p>
      <text:p text:style-name="P4">
He recalled that "according to(World Bank Report - Ed.)RDNA2, $ 14.1 billion is required for urgent renewal. Currently, $ 3.3mlrd has been laid in the state budget, and international partners provide about 4 billion. "</text:p>
      <text:p text:style-name="P4">
"We are counting on the attraction of almost $ 7 billion using a mechanism of coordination donor platform," the head of government emphasized.</text:p>
      <text:p text:style-name="P4">
<text:span text:style-name="T4">
 Read also: </text:span>
 <text:a xlink:type="simple" xlink:href="https://www.ukrinform.ua/rubric-vidbudova/3725900-vidnovitisa-ukrainskim-mistam-ta-selam-dopomagaut-uze-60-krain-smigal.html" text:style-name="Internet_20_link" text:visited-style-name="Visited_20_Internet_20_Link">
Recovering Ukrainian cities and villages helped by 60 countries - <text:span text:style-name="T4">
 Shmigal </text:span>
</text:a>
"We look forward to attaching the governments of partner states to insurance of military and political risks of private business," the Prime Minister added.</text:p>
      <text:p text:style-name="P4">
Schmigal thanked the initiative of creating groups of management of reports of ministry and noted that "we expect them to start their rapid launch."</text:p>
      <text:p text:style-name="P4">
The Prime Minister thanked Ukraine for support and solidarity.</text:p>
      <text:p text:style-name="P4">
As reported by Ukrinform, in the fields of the conference on the restoration of Ukraine in London <text:a xlink:type="simple" xlink:href="https://www.ukrinform.ua/rubric-polytics/3725762-smigal-u-londoni-zustrivsa-iz-sunakom.html" text:style-name="Internet_20_link" text:visited-style-name="Visited_20_Internet_20_Link">
Shmigal held a meeting</text:a>
With the Prime Minister of the United Kingdom, Rice Sunak. The head of the Ukrainian Government thanked the organization of the event, which aims to consolidate the efforts of partners to redeem our country and find effective mechanisms of uninterrupted financial support of Ukraine. The parties discussed the involvement of private business to support the Ukrainian economy.</text:p>
      <text:p text:style-name="P4">
<text:span text:style-name="T5">
Foto: Denis Shmigal, telegram</text:span>
</text:p>
      <text:p text:style-name="P4">
News Source: <text:a xlink:type="simple" xlink:href="https://www.ukrinform.ua/rubric-vidbudova/3725967-smigal-planuemo-zaluciti-do-7-milardiv-za-dopomogou-koordinacijnoi-donorskoi-platformi.html" text:style-name="Internet_20_link" text:visited-style-name="Visited_20_Internet_20_Link">
https://www.ukrinform.ua/rubric-vidbudova/3725967-smigal-planuemo-zaluciti-do-7-milardiv-za-dopomogou-koordinacijnoi-donorskoi-platformi.html</text:a>
</text:p>
      <!--NEWS-->
      <text:h text:style-name="P10" text:outline-level="1">
<text:span text:style-name="T4">
Funds of the Community Recovery Fund will be directed to the reconstruction of six settlements - Nayem</text:span>
</text:h>
      <text:p text:style-name="P4">
Authors: Ukrinform (Person)</text:p>
      <text:p text:style-name="P4">
Publisher: Укринформ (Organization)</text:p>
      <text:p text:style-name="P4">
Published Time: 2023-06-21T19:25:00+03:00</text:p>
      <text:p text:style-name="P4">
Modified Time: 2023-06-21T19:25:00+03:00</text:p>
      <text:p text:style-name="P4">
Description: The funds of the Community Restoration Fund will first be directed to the experimental project to restore the six settlements that were most affected by Russian aggression: Trostyanets, circus, Borodyanka, Moschun, Poskrovsky and Berry. - Ukrinform.</text:p>
      <text:p text:style-name="P4">
Images: ['<text:a xlink:type="simple" xlink:href="https://static.ukrinform.com/photos/2023_06/thumb_files/630_360_1687364658-824.jpg" text:style-name="Internet_20_link" text:visited-style-name="Visited_20_Internet_20_Link">
630_360_16873...</text:a>
']</text:p>
      <text:p text:style-name="P4">
Tags: ['Найєм', 'Агресія РФ', 'Відбудова', 'Фонд відновлення']</text:p>
      <text:p text:style-name="P4">
Type: Article</text:p>
      <!--METADATA-->
      <text:p text:style-name="P4">
<draw:frame draw:style-name="fr1" draw:name="Image150" text:anchor-type="as-char" svg:width="6.9236in" svg:height="3.956343in" draw:z-index="0">
<draw:image xlink:href="../Images/yкринформ/2023-06-21T19-25-00-03-00/630_360_1687364658-824.jpg" xlink:type="simple" xlink:show="embed" xlink:actuate="onLoad" draw:mime-type="image/jpeg"/>
</draw:frame>
The funds of the reconstruction of communities will be primarily directed to the experimental pro-development of six settlements that were most affected by Russian aggression: Trostyanets, circus, Borodyanka, Moschun, Pokrovsky and Berry.</text:p>
      <text:p text:style-name="P4">
This was reported by the Head of the State Agency for Recovery and Development of Infrastructure Mustafa Nayem, reports Ukrinform with reference to the press service in <text:a xlink:type="simple" xlink:href="https://restoration.gov.ua/press/news/55693.html" text:style-name="Internet_20_link" text:visited-style-name="Visited_20_Internet_20_Link">
Facebook</text:a>
.</text:p>
      <text:p text:style-name="P4">
“Our country first encounters such a scale of destruction and the need for complex <text:a xlink:type="simple" xlink:href="https://www.ukrinform.ua/tag-budivnictvo" text:style-name="Internet_20_link" text:visited-style-name="Visited_20_Internet_20_Link">
reconstruction</text:a>
part of theraine. The Recovery Agency favors priority to the realization, which depends on the direction of life support not only of individual communities, but also the country as a whole, ”he said.</text:p>
      <text:p text:style-name="P4">
Nayem emphasized that the Fund will facilitate the long -term restoration and stability of the communities, and its key areas will be the restoration of housing, critical, social infrastructure, as well as humanitarian demining and supporting local business. It is planned to mobilize 300 million dols for 5 years for the Foundation's needs. Starting financing - $ 50 million.</text:p>
      <text:p text:style-name="P4">
<text:span text:style-name="T4">
 Read also: </text:span>
 <text:a xlink:type="simple" xlink:href="https://www.ukrinform.ua/rubric-vidbudova/3725945-konferencia-z-vidbudovi-u-londoni-do-platformi-spivinvestuvanna-v-ukrainu-dolucilisa-19-krain.html" text:style-name="Internet_20_link" text:visited-style-name="Visited_20_Internet_20_Link">
Conference with <text:span text:style-name="T4">
 Reconstruction </text:span>
 In London: 19 countries have joined the platforms in Ukraine</text:a>
As it was reported, the Ministry of Community Development, Territories and Infrastructure Ion discussed the implementation of a joint approach to the restoration of Ukraine at the level of communities. It envisages the creation of a community restoration fund, which is a key quantitative on the way to long -term reconstruction and resistance of communities.</text:p>
      <text:p text:style-name="P4">
<text:span text:style-name="T5">
Foto: restoration.gov.ua</text:span>
</text:p>
      <text:p text:style-name="P4">
News Source: <text:a xlink:type="simple" xlink:href="https://www.ukrinform.ua/rubric-vidbudova/3725963-kosti-fondu-vidnovlenna-gromad-spramuut-na-vidbudovu-sesti-naselenih-punktiv-najem.html" text:style-name="Internet_20_link" text:visited-style-name="Visited_20_Internet_20_Link">
https://www.ukrinform.ua/rubric-vidbudova/3725963-kosti-fondu-vidnovlenna-gromad-spramuut-na-vidbudovu-sesti-naselenih-punktiv-najem.html</text:a>
</text:p>
      <!--NEWS-->
      <text:h text:style-name="P10" text:outline-level="1">
<text:span text:style-name="T4">
Ukraine aims to increase GDP to $ 1 trillion in ten years - Ministry of Economy</text:span>
</text:h>
      <text:p text:style-name="P4">
Authors: Ukrinform (Person)</text:p>
      <text:p text:style-name="P4">
Publisher: Укринформ (Organization)</text:p>
      <text:p text:style-name="P4">
Published Time: 2023-06-21T19:26:00+03:00</text:p>
      <text:p text:style-name="P4">
Modified Time: 2023-06-21T19:26:00+03:00</text:p>
      <text:p text:style-name="P4">
Description: Ukraine aims to increase the gross domestic product (GDP) to $ 1 trillion in ten years. - Ukrinform.</text:p>
      <text:p text:style-name="P4">
Images: ['<text:a xlink:type="simple" xlink:href="https://static.ukrinform.com/photos/2020_07/thumb_files/630_360_1596225390-410.jpg" text:style-name="Internet_20_link" text:visited-style-name="Visited_20_Internet_20_Link">
630_360_15962...</text:a>
']</text:p>
      <text:p text:style-name="P4">
Tags: ['Мінекономіки', 'ВВП', 'Юлія Свириденко', 'Конференція з відбудови у Лондоні']</text:p>
      <text:p text:style-name="P4">
Type: Article</text:p>
      <!--METADATA-->
      <text:p text:style-name="P4">
<draw:frame draw:style-name="fr1" draw:name="Image152" text:anchor-type="as-char" svg:width="6.9236in" svg:height="3.956343in" draw:z-index="0">
<draw:image xlink:href="../Images/yкринформ/2023-06-21T19-26-00-03-00/630_360_1596225390-410.jpg" xlink:type="simple" xlink:show="embed" xlink:actuate="onLoad" draw:mime-type="image/jpeg"/>
</draw:frame>
Ukrainian will aim for ten years to increase gross domestic product(GDP)up to $ 1 trillion.</text:p>
      <text:p text:style-name="P4">
About it the first Viceremierk - Minister of Economy of Ukraine Yulia Sviridenkovayae during a speech at the conference on the restoration of Ukraine, which is held in London, reports Ukrinform correspondent.</text:p>
      <text:p text:style-name="P4">
"We set ourselves an ambitious goal - to achieve <text:a xlink:type="simple" xlink:href="https://www.ukrinform.ua/tag-vvp" text:style-name="Internet_20_link" text:visited-style-name="Visited_20_Internet_20_Link">
GDP</text:a>
in the amount of $ 1 trillion(In 10 years -ed.). Це дозволить зробити економіку країни потужною і дозволить підвищитирівень життя", - сказала Свириденко.</text:p>
      <text:p text:style-name="P4">
<text:span text:style-name="T4">
Читайте також:</text:span>
 <text:a xlink:type="simple" xlink:href="https://www.ukrinform.ua/rubric-economy/3723191-upovilnenna-inflacii-ta-tempiv-padinna-vvp-cim-ce-poasnuetsa.html" text:style-name="Internet_20_link" text:visited-style-name="Visited_20_Internet_20_Link">
 Уповільнення інфляції та темпів падіння <text:span text:style-name="T4">
ВВП</text:span>
 : чим цепояснюється </text:a>
According to Ukrinform, the IMF mission confirmed the expectation of more powerful economic recovery in Ukraine and improved the forecast of the growth of Ukrainian VVP of Ukraine to "plus" 1-3% in <text:a xlink:type="simple" xlink:href="https://www.ukrinform.ua/rubric-economy/3720545-vvp-u-i-kvartali-zris-na-24-minekonomiki.html" text:style-name="Internet_20_link" text:visited-style-name="Visited_20_Internet_20_Link">
conditions of uncertainty related to the war</text:a>
 .</text:p>
      <text:p text:style-name="P4">
News Source: <text:a xlink:type="simple" xlink:href="https://www.ukrinform.ua/rubric-economy/3725964-ukraina-mae-na-meti-za-desat-rokiv-zbilsiti-vvp-do-1-triljona-minekonomiki.html" text:style-name="Internet_20_link" text:visited-style-name="Visited_20_Internet_20_Link">
https://www.ukrinform.ua/rubric-economy/3725964-ukraina-mae-na-meti-za-desat-rokiv-zbilsiti-vvp-do-1-triljona-minekonomiki.html</text:a>
</text:p>
      <!--NEWS-->
      <text:h text:style-name="P10" text:outline-level="1">
<text:span text:style-name="T4">
Ukrzaliznytsia restored trains near Nikopol</text:span>
</text:h>
      <text:p text:style-name="P4">
Authors: Ukrinform (Person)</text:p>
      <text:p text:style-name="P4">
Publisher: Укринформ (Organization)</text:p>
      <text:p text:style-name="P4">
Published Time: 2023-06-21T19:31:00+03:00</text:p>
      <text:p text:style-name="P4">
Modified Time: 2023-06-21T19:31:00+03:00</text:p>
      <text:p text:style-name="P4">
Description: Train trains were restored at the race near Nikopol Dnipropetrovsk region. All suburban trains return to their traffic schedule. - Ukrinform.</text:p>
      <text:p text:style-name="P4">
Images: ['<text:a xlink:type="simple" xlink:href="https://static.ukrinform.com/photos/2018_05/thumb_files/630_360_1525342645-9660.jpg" text:style-name="Internet_20_link" text:visited-style-name="Visited_20_Internet_20_Link">
630_360_15253...</text:a>
']</text:p>
      <text:p text:style-name="P4">
Tags: ['Нікополь', 'Залізниця', 'Укрзалізниця', 'Ремонт']</text:p>
      <text:p text:style-name="P4">
Type: Article</text:p>
      <!--METADATA-->
      <text:p text:style-name="P4">
<draw:frame draw:style-name="fr1" draw:name="Image153" text:anchor-type="as-char" svg:width="6.9236in" svg:height="3.956343in" draw:z-index="0">
<draw:image xlink:href="../Images/yкринформ/2023-06-21T19-31-00-03-00/630_360_1525342645-9660.jpg" xlink:type="simple" xlink:show="embed" xlink:actuate="onLoad" draw:mime-type="image/jpeg"/>
</draw:frame>
At a visit near Nikopol of Dnipropetrovsk region, trains have been restored. All suburban trains are returned to their schedule.</text:p>
      <text:p text:style-name="P4">
This was reported by the press service of JSC "Ukrzaliznytsya" in <text:a xlink:type="simple" xlink:href="https://www.facebook.com/Ukrzaliznytsia/posts/pfbid0E1GWjUTn7FeL6nJsGRuBZeMNM2Y2yBXsejGmqVmBJWoQTxHcowzui5YtQ6kTtkwVl" text:style-name="Internet_20_link" text:visited-style-name="Visited_20_Internet_20_Link">
Facebook</text:a>
, reports Ukrinform.</text:p>
      <text:p text:style-name="P4">
“Ukrzaliznytsia restored the movement of trains on a race near Nikopol, where a sowing massip under railway tracks. From now on, suburban <text:a xlink:type="simple" xlink:href="https://www.ukrinform.ua/tag-potag" text:style-name="Internet_20_link" text:visited-style-name="Visited_20_Internet_20_Link">
trains</text:a>
In the region, they return to their standard traffic schedule, ”the message reads.</text:p>
      <text:p text:style-name="P4">
It is emphasized that almost 6.6 thousand cubicles of rubble stone and more than 3.5 thousand cubic meters of rubble were used to eliminate the damage. The repairmen mounted 150 m of a new railway grate, replaced the support network.</text:p>
      <text:p text:style-name="P4">
Nearly 300-cargo carriers were involved in the delivery of building materials.</text:p>
      <text:p text:style-name="P4">
<text:span text:style-name="T4">
 Read also: </text:span>
 [<text:span text:style-name="T4">
 Ukrzaliznytsia </text:span>
 modernizes connections with the EU and purchased(https://www.ukrinform.ua/rubric-economy/3720685-ukrzaliznica-modernizue-spolucenna-z-es-ta-zakupit-lokomotiviv-grosi-dae-ebrr.html)As <text:a xlink:type="simple" xlink:href="https://www.ukrinform.ua/rubric-ato/3721151-poblizu-nikopola-prosilo-zaliznicne-polotno.html" text:style-name="Internet_20_link" text:visited-style-name="Visited_20_Internet_20_Link">
reported</text:a>
, near Nikopol Nikopol, after the blast of Kakhovka hydroelectric power station, a plot with a railway gave, which resulted in the abolition of suburban trains.</text:p>
      <text:p text:style-name="P4">
<text:span text:style-name="T5">
Foto: Ukrzaliznytsia</text:span>
</text:p>
      <text:p text:style-name="P4">
News Source: <text:a xlink:type="simple" xlink:href="https://www.ukrinform.ua/rubric-regions/3725965-ukrzaliznica-vidnovila-ruh-poizdiv-poblizu-nikopola.html" text:style-name="Internet_20_link" text:visited-style-name="Visited_20_Internet_20_Link">
https://www.ukrinform.ua/rubric-regions/3725965-ukrzaliznica-vidnovila-ruh-poizdiv-poblizu-nikopola.html</text:a>
</text:p>
      <!--NEWS-->
      <text:h text:style-name="P10" text:outline-level="1">
<text:span text:style-name="T4">
Canada has provided Ukraine already $ 8.8 billion in help</text:span>
</text:h>
      <text:p text:style-name="P4">
Authors: Ukrinform (Person)</text:p>
      <text:p text:style-name="P4">
Publisher: Укринформ (Organization)</text:p>
      <text:p text:style-name="P4">
Published Time: 2023-06-21T19:35:33+03:00</text:p>
      <text:p text:style-name="P4">
Modified Time: 2023-06-21T19:35:33+03:00</text:p>
      <text:p text:style-name="P4">
Description: Canada has already provided more than $ 8.8 billion to Ukraine. Within the framework of financial, military and humanitarian aid, of which more than $ 5 billion. - direct financial assistance. - Ukrinform.</text:p>
      <text:p text:style-name="P4">
Images: ['<text:a xlink:type="simple" xlink:href="https://static.ukrinform.com/photos/2023_06/thumb_files/630_360_1686403906-351.jpg" text:style-name="Internet_20_link" text:visited-style-name="Visited_20_Internet_20_Link">
630_360_16864...</text:a>
']</text:p>
      <text:p text:style-name="P4">
Tags: ['Канада', 'Україна', 'допомога', 'Конференція з відбудови у Лондоні']</text:p>
      <text:p text:style-name="P4">
Type: Article</text:p>
      <!--METADATA-->
      <text:p text:style-name="P4">
<draw:frame draw:style-name="fr1" draw:name="Image155" text:anchor-type="as-char" svg:width="6.9236in" svg:height="3.956343in" draw:z-index="0">
<draw:image xlink:href="../Images/yкринформ/2023-06-21T19-35-33-03-00/630_360_1686403906-351.jpg" xlink:type="simple" xlink:show="embed" xlink:actuate="onLoad" draw:mime-type="image/jpeg"/>
</draw:frame>
Canadian has already been over $ 8.8 billion. Within the framework of financial, military tagumanitarian aid, of which more than $ 5 billion. - direct financial assistance.</text:p>
      <text:p text:style-name="P4">
According to Ukrinform correspondent, the Minister of International Development of Canada Garjit Saban said during the International Conference on Ukraine's restoration on Wednesday in London.</text:p>
      <text:p text:style-name="P4">
"Canada has allocated more than $ 8.8 billion for financial, military, humanitarian Timmigration assistance to Ukraine, of which more than $ 5 billion is a direct financial assistance," he said.</text:p>
      <text:p text:style-name="P4">
According to Saban, more than $ 4.3 billion was passed through the new administrative account of the International Monetary Fund for Ukraine, which was created with the support of <text:a xlink:type="simple" xlink:href="https://www.ukrinform.ua/tag-kanada" text:style-name="Internet_20_link" text:visited-style-name="Visited_20_Internet_20_Link">
Canada</text:a>
. "This includes $ 500 million, derived from the revenues issued by Canada's sovereignty of Ukraine - the first peculiar bond in the world," the Minister added.</text:p>
      <text:p text:style-name="P4">
He also pointed out that Canada has recently allocated 10 million euros of humanitarian aid to overcome the effects of the destruction of the Kakhovsky dam, and during the earlier visit of Prime Minister Justin Trudeau to Ukraine announced an increase in military assistance.</text:p>
      <text:p text:style-name="P4">
<text:span text:style-name="T4">
 Read also: </text:span>
 <text:a xlink:type="simple" xlink:href="https://www.ukrinform.ua/rubric-vidbudova/3725945-konferencia-z-vidbudovi-u-londoni-do-platformi-spivinvestuvanna-v-ukrainu-dolucilisa-19-krain.html" text:style-name="Internet_20_link" text:visited-style-name="Visited_20_Internet_20_Link">
Reconstruction Conference in London: 19 countries have joined the platforms in Ukraine</text:a>
"The people of Ukraine continue to demonstrate to the world how strong he is in an unjustified and unjustified Russian aggression. So, now we gathered to support not only the urgent needs of Ukraine, but they are long-term restoration, reconstruction and economic future of Ukraine. safer, more open and more resistant to shocks, "he said.</text:p>
      <text:p text:style-name="P4">
As reported by Ukrinform, <text:a xlink:type="simple" xlink:href="https://www.ukrinform.ua/rubric-vidbudova/3725670-u-londoni-pocinaetsa-miznarodna-konferencia-z-vidnovlenna-ukraini.html" text:style-name="Internet_20_link" text:visited-style-name="Visited_20_Internet_20_Link">
in London, June 21-22 is undergoing an international conference on reconstruction of Ukraine</text:a>
 (Ukraine Recovery Conference). Захід є продовженням щорічнихКонференцій щодо реформ в Україні, які відбувалися з 2017 року.</text:p>
      <text:p text:style-name="P4">
<text:span text:style-name="T5">
Фото: ОП</text:span>
</text:p>
      <text:p text:style-name="P4">
News Source: <text:a xlink:type="simple" xlink:href="https://www.ukrinform.ua/rubric-polytics/3725968-kanada-nadala-ukraini-vze-88-milarda-dolariv-dopomogi.html" text:style-name="Internet_20_link" text:visited-style-name="Visited_20_Internet_20_Link">
https://www.ukrinform.ua/rubric-polytics/3725968-kanada-nadala-ukraini-vze-88-milarda-dolariv-dopomogi.html</text:a>
</text:p>
      <!--NEWS-->
      <text:h text:style-name="P10" text:outline-level="1">
<text:span text:style-name="T4">
Defense forces are significantly moving in the Tavriya direction - Tarnavsky</text:span>
</text:h>
      <text:p text:style-name="P4">
Authors: Ukrinform (Person)</text:p>
      <text:p text:style-name="P4">
Publisher: Укринформ (Organization)</text:p>
      <text:p text:style-name="P4">
Published Time: 2023-06-21T19:37:00+03:00</text:p>
      <text:p text:style-name="P4">
Modified Time: 2023-06-21T19:37:00+03:00</text:p>
      <text:p text:style-name="P4">
Description: In the Tavriysk direction, Russian troops lost almost three companies killed and wounded, 68 units of military equipment were destroyed and damaged. - Ukrinform.</text:p>
      <text:p text:style-name="P4">
Images: ['<text:a xlink:type="simple" xlink:href="https://static.ukrinform.com/photos/2023_06/thumb_files/630_360_1687365449-632.jpg" text:style-name="Internet_20_link" text:visited-style-name="Visited_20_Internet_20_Link">
630_360_16873...</text:a>
']</text:p>
      <text:p text:style-name="P4">
Tags: ['Таврія', 'Війна з Росією', 'Контрнаступ']</text:p>
      <text:p text:style-name="P4">
Type: Article</text:p>
      <!--METADATA-->
      <text:p text:style-name="P4">
<draw:frame draw:style-name="fr1" draw:name="Image156" text:anchor-type="as-char" svg:width="6.9236in" svg:height="3.956343in" draw:z-index="0">
<draw:image xlink:href="../Images/yкринформ/2023-06-21T19-37-00-03-00/630_360_1687365449-632.jpg" xlink:type="simple" xlink:show="embed" xlink:actuate="onLoad" draw:mime-type="image/jpeg"/>
</draw:frame>
The Russian troops lost three companies killed and wounded in the day, 68 units of military equipment were destroyed and damaged.</text:p>
      <text:p text:style-name="P4">
According to Ukrinform, the commander of the operational-strategic group "Tavriya" General Alexander Tarnavsky reported in <text:a xlink:type="simple" xlink:href="https://t.me/otarnavskiy/128" text:style-name="Internet_20_link" text:visited-style-name="Visited_20_Internet_20_Link">
telegram</text:a>
.</text:p>
      <text:p text:style-name="P4">
"Our <text:a xlink:type="simple" xlink:href="https://www.ukrinform.ua/tag-armia" text:style-name="Internet_20_link" text:visited-style-name="Visited_20_Internet_20_Link">
army</text:a>
systematically knocks the enemy from the standpoint and continues to promote. The successes of the forces are noticeable, "Tarnavsky said.</text:p>
      <text:p text:style-name="P4">
According to him, the units of rocket troops and artillery during 1119 fire tasks.</text:p>
      <text:p text:style-name="P4">
"In the last day, the loss of the enemy was killed and wounded. Almost three mouths were made.</text:p>
      <text:p text:style-name="P4">
In particular, 6 tanks, 13 units of BMP, 2 BBM, MTLB, 3 UAV "Supercam", UAV "Orlan-10", 5 howitzers 2s19 "MST-C", 4 howitzers 2A65 "MST-B", 2 anti-aircraft missile complexes " Arrow ", 5 self-propelled artillery installations 2C5" Hyacint ", 2 self-propelled artillery installations 2C3" Acacia ", self-propelled artillery installation 2C7" Pion ", BM-21" Grad ", radar" Zoo ".</text:p>
      <text:p text:style-name="P4">
<text:span text:style-name="T4">
 Read also: </text:span>
 <text:a xlink:type="simple" xlink:href="https://www.ukrinform.ua/rubric-ato/3725942-ukrainski-vijskovi-znisili-rosijskij-vertolit-mi24.html" text:style-name="Internet_20_link" text:visited-style-name="Visited_20_Internet_20_Link">
Ukrainian military <text:span text:style-name="T4">
 destroyed </text:span>
 Russian helicopter-24</text:a>
Three storage places of the enemy ammunition are also destroyed.</text:p>
      <text:p text:style-name="P4">
As reported <text:a xlink:type="simple" xlink:href="https://www.ukrinform.ua/rubric-ato/3725590-sili-oboroni-znisili-vze-blizko-222-tisac-rosijskih-zagarbnikiv.html" text:style-name="Internet_20_link" text:visited-style-name="Visited_20_Internet_20_Link">
Ukrinform</text:a>
, From February 24, 2022 to June 21, 2023, 222 thousand Russian invaders were eliminated from February 24, 2022, with 540 people in the past day.</text:p>
      <text:p text:style-name="P4">
<text:span text:style-name="T5">
Foto: armyinform.com.ua</text:span>
</text:p>
      <text:p text:style-name="P4">
News Source: <text:a xlink:type="simple" xlink:href="https://www.ukrinform.ua/rubric-ato/3725969-sili-oboroni-pomitno-prosuvautsa-na-tavrijskomu-napramku-tarnavskij.html" text:style-name="Internet_20_link" text:visited-style-name="Visited_20_Internet_20_Link">
https://www.ukrinform.ua/rubric-ato/3725969-sili-oboroni-pomitno-prosuvautsa-na-tavrijskomu-napramku-tarnavskij.html</text:a>
</text:p>
      <!--NEWS-->
      <text:h text:style-name="P10" text:outline-level="1">
<text:span text:style-name="T4">
Educational opportunities in the state should return Ukrainians home - Zelensky</text:span>
</text:h>
      <text:p text:style-name="P4">
Authors: Ukrinform (Person)</text:p>
      <text:p text:style-name="P4">
Publisher: Укринформ (Organization)</text:p>
      <text:p text:style-name="P4">
Published Time: 2023-06-21T19:48:00+03:00</text:p>
      <text:p text:style-name="P4">
Modified Time: 2023-06-21T19:48:00+03:00</text:p>
      <text:p text:style-name="P4">
Description: In Ukraine, it is necessary to create such conditions for the educational opportunities in the state to return Ukrainians home. - Ukrinform.</text:p>
      <text:p text:style-name="P4">
Images: ['<text:a xlink:type="simple" xlink:href="https://static.ukrinform.com/photos/2023_06/thumb_files/630_360_1687365860-311.jpg" text:style-name="Internet_20_link" text:visited-style-name="Visited_20_Internet_20_Link">
630_360_16873...</text:a>
']</text:p>
      <text:p text:style-name="P4">
Tags: ['Діти', 'Освіта', 'Біженці', 'Зеленський']</text:p>
      <text:p text:style-name="P4">
Type: Article</text:p>
      <!--METADATA-->
      <text:p text:style-name="P4">
<draw:frame draw:style-name="fr1" draw:name="Image157" text:anchor-type="as-char" svg:width="6.9236in" svg:height="3.956343in" draw:z-index="0">
<draw:image xlink:href="../Images/yкринформ/2023-06-21T19-48-00-03-00/630_360_1687365860-311.jpg" xlink:type="simple" xlink:show="embed" xlink:actuate="onLoad" draw:mime-type="image/jpeg"/>
</draw:frame>
In Ukrainian it is necessary to create conditions for educational opportunities in the state to return home.</text:p>
      <text:p text:style-name="P4">
President Volodymyr Zelenskyy wrote about it in <text:a xlink:type="simple" xlink:href="https://t.me/V_Zelenskiy_official/6661" text:style-name="Internet_20_link" text:visited-style-name="Visited_20_Internet_20_Link">
telegram</text:a>
, reports Ukrinform.</text:p>
      <text:p text:style-name="P4">
"Education. Transformation. The gratitude of the state to everyone and everyone who works for Ukrainian education in this extremely difficult time. The strategy of development of our education. Creating conditions for educational opportunities in the state to return our people to the way to Ukraine. We prepare the doctrine for Ukraine, which will win," - wrote <text:a xlink:type="simple" xlink:href="https://www.ukrinform.ua/tag-zelenskij" text:style-name="Internet_20_link" text:visited-style-name="Visited_20_Internet_20_Link">
Zelensky</text:a>
.</text:p>
      <text:p text:style-name="P4">
Zelensky noted that together with Viceremier-Minister Mikhail Fedorov, Minister of Education and Science Oksen Lisovov and a team of educational transformation conducted a very meaningful and long-term meeting on this issue.</text:p>
      <text:p text:style-name="P4">
<text:span text:style-name="T4">
 Read also: </text:span>
 <text:a xlink:type="simple" xlink:href="https://www.ukrinform.ua/rubric-society/3718520-pisla-povernenna-zza-kordonu-ditinu-mozna-zarahuvati-v-tu-samu-skolu-rozasnenna-mon.html" text:style-name="Internet_20_link" text:visited-style-name="Visited_20_Internet_20_Link">
after returning from abroad, the child can be credited with the school itself - the MES clarification</text:a>
It was reported that the first batch of textbooks for 5 classes printed by the European Commission was delivered to Ukraine.</text:p>
      <text:p text:style-name="P4">
<text:span text:style-name="T5">
Foto: Zelenskiy/Official</text:span>
</text:p>
      <text:p text:style-name="P4">
News Source: <text:a xlink:type="simple" xlink:href="https://www.ukrinform.ua/rubric-society/3725972-osvitni-mozlivosti-u-derzavi-maut-povertati-ukrainciv-dodomu-zelenskij.html" text:style-name="Internet_20_link" text:visited-style-name="Visited_20_Internet_20_Link">
https://www.ukrinform.ua/rubric-society/3725972-osvitni-mozlivosti-u-derzavi-maut-povertati-ukrainciv-dodomu-zelenskij.html</text:a>
</text:p>
      <!--NEWS-->
      <text:h text:style-name="P10" text:outline-level="1">
<text:span text:style-name="T4">
Yaroslav Kaczynski returns to the Polish government</text:span>
</text:h>
      <text:p text:style-name="P4">
Authors: Ukrinform (Person)</text:p>
      <text:p text:style-name="P4">
Publisher: Укринформ (Organization)</text:p>
      <text:p text:style-name="P4">
Published Time: 2023-06-21T19:49:00+03:00</text:p>
      <text:p text:style-name="P4">
Modified Time: 2023-06-21T23:49:00+03:00</text:p>
      <text:p text:style-name="P4">
Description: Polish President Andrzej Duda on Wednesday, June 21, appointed the leader of the ruling party "Right and Justice" (PAS) by Yaroslav Kaczynski Viceremer in the Government of Mateusz Moravtsky. - Ukrinform.</text:p>
      <text:p text:style-name="P4">
Images: ['<text:a xlink:type="simple" xlink:href="https://static.ukrinform.com/photos/2020_04/thumb_files/630_360_1586352186-926.jpg" text:style-name="Internet_20_link" text:visited-style-name="Visited_20_Internet_20_Link">
630_360_15863...</text:a>
']</text:p>
      <text:p text:style-name="P4">
Tags: ['Качинський', 'Польща', 'Уряд']</text:p>
      <text:p text:style-name="P4">
Type: Article</text:p>
      <!--METADATA-->
      <text:p text:style-name="P4">
<draw:frame draw:style-name="fr1" draw:name="Image158" text:anchor-type="as-char" svg:width="6.9236in" svg:height="3.956343in" draw:z-index="0">
<draw:image xlink:href="../Images/yкринформ/2023-06-21T19-49-00-03-00/630_360_1586352186-926.jpg" xlink:type="simple" xlink:show="embed" xlink:actuate="onLoad" draw:mime-type="image/jpeg"/>
</draw:frame>
Andrzej Duda Presidents on Wednesday, June 21, appointed the leader of the ruling party "Right and Justice"(Script)Yaroslav Kaczynski viceremer in the Government of Moravetsky.</text:p>
      <text:p text:style-name="P4">
As Ukrinform reports, it reports <text:a xlink:type="simple" xlink:href="http://www.reuters.com/world/europe/polish-president-appoints-ruling-party-leader-deputy-pm-2023-06-21/" text:style-name="Internet_20_link" text:visited-style-name="Visited_20_Internet_20_Link">
Reuters</text:a>
.</text:p>
      <text:p text:style-name="P4">
It is noted that Kaczynski was already a Viceremier-Minister and Head of the Government on National Security and Defense until June 2022, Aklepyshov resign to focus on preparing for the parliamentary elections that will take place this year.</text:p>
      <text:p text:style-name="P4">
<text:span text:style-name="T4">
 Read also: </text:span>
 <text:span text:style-name="T4">
 <text:a xlink:type="simple" xlink:href="https://www.ukrinform.ua/rubric-world/3699991-zaversenna-vijni-rf-proti-ukraini-kompromisom-oznacatime-novi-nebezpeki-kacinskij.html" text:style-name="Internet_20_link" text:visited-style-name="Visited_20_Internet_20_Link">
Completion of the Russian Federation against Ukraine "Compromise" will mean new dangers - Kaczynski</text:a>
</text:span>
</text:p>
      <text:p text:style-name="P4">
<text:a xlink:type="simple" xlink:href="http://www.polskieradio.pl/398/7856/Artykul/3193465,%D0%BF%D1%80%D0%B5%D0%B7%D0%B8%D0%B4%D0%B5%D0%BD%D1%82-%D0%B0%D0%BD%D0%B4%D0%B6%D0%B5%D0%B9-%D0%B4%D1%83%D0%B4%D0%B0-%D0%B2%D0%BD%D0%BE%D1%81%D0%B8%D1%82%D1%8C-%D0%B7%D0%BC%D1%96%D0%BD%D0%B8-%D1%83-%D1%81%D0%BA%D0%BB%D0%B0%D0%B4-%D1%80%D0%B0%D0%B4%D0%B8-%D0%BC%D1%96%D0%BD%D1%96%D1%81%D1%82%D1%80%D1%96%D0%B2" text:style-name="Internet_20_link" text:visited-style-name="Visited_20_Internet_20_Link">
Polish radio</text:a>
He notes that earlier resignation from the posts of Viceremier-Ministers was submitted by the head of national defense Mariusz Blaschak, the Minister of Culture Tanational Heritage Piotr Glinsky, Henryk Kovalchyk and Minister of State Activities Jacek Sasin.</text:p>
      <text:p text:style-name="P4">
It is known that the parliamentary elections in Poland will take place in the fall of this year, their precision date has not yet been determined. The ruling right -handed right -handed right -handed right -hand right is the most likely. However, the votes obtained may be united to form a ruling coalition without the participation of other political forces.</text:p>
      <text:p text:style-name="P4">
<text:span text:style-name="T4">
 Read also: </text:span>
 <text:span text:style-name="T4">
 <text:a xlink:type="simple" xlink:href="https://www.ukrinform.ua/rubric-world/3716534-rosia-gotue-provokacii-pered-viborami-u-polsi-kacinskij.html" text:style-name="Internet_20_link" text:visited-style-name="Visited_20_Internet_20_Link">
Russia prepares provocations before elections in Poland -Kachinsky</text:a>
</text:span>
</text:p>
      <text:p text:style-name="P4">
The united right is in power in <text:span text:style-name="T4">
 <text:a xlink:type="simple" xlink:href="https://www.ukrinform.ua/tag-polsa" text:style-name="Internet_20_link" text:visited-style-name="Visited_20_Internet_20_Link">
Poland</text:a>
</text:span>
 From the fall of 2015. This political has won the parliamentary elections twice, forming the ruling in the Seimas and the country's government independently.</text:p>
      <text:p text:style-name="P4">
<text:span text:style-name="T5">
Foto: phar</text:span>
</text:p>
      <text:p text:style-name="P4">
News Source: <text:a xlink:type="simple" xlink:href="https://www.ukrinform.ua/rubric-world/3725799-aroslav-kacinskij-povertaetsa-v-polskij-urad.html" text:style-name="Internet_20_link" text:visited-style-name="Visited_20_Internet_20_Link">
https://www.ukrinform.ua/rubric-world/3725799-aroslav-kacinskij-povertaetsa-v-polskij-urad.html</text:a>
</text:p>
      <!--NEWS-->
      <text:h text:style-name="P10" text:outline-level="1">
<text:span text:style-name="T4">
The enemy was attacked four times a day by the Nikopol District</text:span>
</text:h>
      <text:p text:style-name="P4">
Authors: Ukrinform (Person)</text:p>
      <text:p text:style-name="P4">
Publisher: Укринформ (Organization)</text:p>
      <text:p text:style-name="P4">
Published Time: 2023-06-21T19:55:01+03:00</text:p>
      <text:p text:style-name="P4">
Modified Time: 2023-06-21T19:55:01+03:00</text:p>
      <text:p text:style-name="P4">
Description: The enemy army attacked the Nikopol district four times during the day. - Ukrinform.</text:p>
      <text:p text:style-name="P4">
Images: ['<text:a xlink:type="simple" xlink:href="https://static.ukrinform.com/photos/2023_06/thumb_files/630_360_1687366468-857.jpg" text:style-name="Internet_20_link" text:visited-style-name="Visited_20_Internet_20_Link">
630_360_16873...</text:a>
']</text:p>
      <text:p text:style-name="P4">
Tags: ['Нікополь', 'Обстріл', 'Війна з Росією']</text:p>
      <text:p text:style-name="P4">
Type: Article</text:p>
      <!--METADATA-->
      <text:p text:style-name="P4">
<draw:frame draw:style-name="fr1" draw:name="Image159" text:anchor-type="as-char" svg:width="6.9236in" svg:height="3.956343in" draw:z-index="0">
<draw:image xlink:href="../Images/yкринформ/2023-06-21T19-55-01-03-00/630_360_1687366468-857.jpg" xlink:type="simple" xlink:show="embed" xlink:actuate="onLoad" draw:mime-type="image/jpeg"/>
</draw:frame>
Honormaarmia has attacked the Nikopol district four times during the day.</text:p>
      <text:p text:style-name="P4">
About it in <text:a xlink:type="simple" xlink:href="https://t.me/mykola_lukashuk/5170" text:style-name="Internet_20_link" text:visited-style-name="Visited_20_Internet_20_Link">
telegram</text:a>
Informs Mykola Lukashuk, the Chief Properepetrovsk Regional Council, Ukrinform reports.</text:p>
      <text:p text:style-name="P4">
"The enemy hit the Nikopol district four times. Three times a day attacks.(https://www.ukrinform.ua/tag-obstril)And the Mirovsky community, "the post reads.</text:p>
      <text:p text:style-name="P4">
It was without the victims. Other communities were quiet.</text:p>
      <text:p text:style-name="P4">
<text:span text:style-name="T4">
 Read also: </text:span>
 <text:a xlink:type="simple" xlink:href="https://www.ukrinform.ua/rubric-regions/3725667-na-doneccini-cerez-obstrili-poskodzeni-lep-i-privatni-budinki-e-zertvi.html" text:style-name="Internet_20_link" text:visited-style-name="Visited_20_Internet_20_Link">
in Donetsk through shelling damaged transmission lines and private buildings, there are victims</text:a>
As it was reported, <text:a xlink:type="simple" xlink:href="https://www.ukrinform.ua/rubric-ato/3724558-u-nikopoli-vnaslidok-rosijskogo-obstrilu-poskodzeni-dva-obekti-kriticnoi-infrastrukturi.html" text:style-name="Internet_20_link" text:visited-style-name="Visited_20_Internet_20_Link">
June 18 in the afternoon Russian invaders fired at Nikopol</text:a>
by damaging the objects of critical infrastructure.</text:p>
      <text:p text:style-name="P4">
News Source: <text:a xlink:type="simple" xlink:href="https://www.ukrinform.ua/rubric-ato/3725975-vorog-cotiri-razi-za-den-atakuvav-nikopolskij-rajon.html" text:style-name="Internet_20_link" text:visited-style-name="Visited_20_Internet_20_Link">
https://www.ukrinform.ua/rubric-ato/3725975-vorog-cotiri-razi-za-den-atakuvav-nikopolskij-rajon.html</text:a>
</text:p>
      <!--NEWS-->
      <text:h text:style-name="P10" text:outline-level="1">
<text:span text:style-name="T4">
DTEK joined the UN initiative to restore Ukraine's energy</text:span>
</text:h>
      <text:p text:style-name="P4">
Authors: Ukrinform (Person)</text:p>
      <text:p text:style-name="P4">
Publisher: Укринформ (Organization)</text:p>
      <text:p text:style-name="P4">
Published Time: 2023-06-21T19:58:53+03:00</text:p>
      <text:p text:style-name="P4">
Modified Time: 2023-06-21T19:58:53+03:00</text:p>
      <text:p text:style-name="P4">
Description: DTEK joined the Global Coalition with the support of the UN, which is intended to restore the country's energy destroyed by the war and to help it with a "green" transformation. - Ukrinform.</text:p>
      <text:p text:style-name="P4">
Images: ['<text:a xlink:type="simple" xlink:href="https://static.ukrinform.com/photos/2023_06/thumb_files/630_360_1687366648-474.jpg" text:style-name="Internet_20_link" text:visited-style-name="Visited_20_Internet_20_Link">
630_360_16873...</text:a>
']</text:p>
      <text:p text:style-name="P4">
Tags: ['ДТЕК', 'Енергетика', 'ООН', 'Конференція з відбудови у Лондоні']</text:p>
      <text:p text:style-name="P4">
Type: Article</text:p>
      <!--METADATA-->
      <text:p text:style-name="P4">
<draw:frame draw:style-name="fr1" draw:name="Image160" text:anchor-type="as-char" svg:width="6.9236in" svg:height="3.956343in" draw:z-index="0">
<draw:image xlink:href="../Images/yкринформ/2023-06-21T19-58-53-03-00/630_360_1687366648-474.jpg" xlink:type="simple" xlink:show="embed" xlink:actuate="onLoad" draw:mime-type="image/jpeg"/>
</draw:frame>
The DTEKE has been to the global coalition with the support of the UN, which is intended to restore the country's energy branch and assist it with a "green" transformation.</text:p>
      <text:p text:style-name="P4">
According to Ukrinform, DTEK reports in <text:a xlink:type="simple" xlink:href="https://t.me/dtek_ua/587" text:style-name="Internet_20_link" text:visited-style-name="Visited_20_Internet_20_Link">
telegram</text:a>
.</text:p>
      <text:p text:style-name="P4">
“Ukraine has faced the largest energy problem among European countries since the Second World War. The global coalition of state and private partners can accelerate the restoration and modernization of our energy industry and, for its part, to revive Ukraine after a devastating war, ”the CEO said <text:a xlink:type="simple" xlink:href="https://www.ukrinform.ua/tag-dtek" text:style-name="Internet_20_link" text:visited-style-name="Visited_20_Internet_20_Link">
DTEK</text:a>
Maximutimchenko.</text:p>
      <text:p text:style-name="P4">
According to him, the restoration of the war -destroyed energy infrastructure of Ukraine will need considerable international efforts. According to the World Bank estimates, a short -term reconstruction will require $ 5.7 billion, and up to $ 47 billion for full resumption by 2033.</text:p>
      <text:p text:style-name="P4">
<text:span text:style-name="T4">
 Read also: </text:span>
 <text:a xlink:type="simple" xlink:href="https://www.ukrinform.ua/rubric-economy/3725956-velika-britania-gotova-investuvati-v-ukrainskij-energosektor.html" text:style-name="Internet_20_link" text:visited-style-name="Visited_20_Internet_20_Link">
UK is ready to invest in the Ukrainian energy sector</text:a>
At the same time, it is important to resolve urgent issues, DTEK emphasize.</text:p>
      <text:p text:style-name="P4">
"We make every effort to effectively prepare the Ukrainian energy system for this winter," the company added.</text:p>
      <text:p text:style-name="P4">
It was reported that DTEK Energo has invested more than UAH 1.2 billion in repairs of the TPP at the beginning of 2023.</text:p>
      <text:p text:style-name="P4">
<text:span text:style-name="T5">
Foto: DTEK</text:span>
</text:p>
      <text:p text:style-name="P4">
News Source: <text:a xlink:type="simple" xlink:href="https://www.ukrinform.ua/rubric-vidbudova/3725976-dtek-priednavsa-do-iniciativi-oon-dla-vidnovlenna-energetiki-ukraini.html" text:style-name="Internet_20_link" text:visited-style-name="Visited_20_Internet_20_Link">
https://www.ukrinform.ua/rubric-vidbudova/3725976-dtek-priednavsa-do-iniciativi-oon-dla-vidnovlenna-energetiki-ukraini.html</text:a>
</text:p>
      <!--NEWS-->
      <text:h text:style-name="P10" text:outline-level="1">
<text:span text:style-name="T4">
In Honduras, the number of riot victims in women's prison increased to 46</text:span>
</text:h>
      <text:p text:style-name="P4">
Authors: Ukrinform (Person)</text:p>
      <text:p text:style-name="P4">
Publisher: Укринформ (Organization)</text:p>
      <text:p text:style-name="P4">
Published Time: 2023-06-21T19:59:00+03:00</text:p>
      <text:p text:style-name="P4">
Modified Time: 2023-06-21T19:59:00+03:00</text:p>
      <text:p text:style-name="P4">
Description: In Honduras, the number of victims due to a prison rebellion that occurred on Tuesday has increased to 46 people. - Ukrinform.</text:p>
      <text:p text:style-name="P4">
Images: ['<text:a xlink:type="simple" xlink:href="https://static.ukrinform.com/photos/2023_06/thumb_files/630_360_1687366650-907.jpg" text:style-name="Internet_20_link" text:visited-style-name="Visited_20_Internet_20_Link">
630_360_16873...</text:a>
']</text:p>
      <text:p text:style-name="P4">
Tags: ['Гондурас', "В'язниця", 'Жінки', 'Сутички']</text:p>
      <text:p text:style-name="P4">
Type: Article</text:p>
      <!--METADATA-->
      <text:p text:style-name="P4">
<draw:frame draw:style-name="fr1" draw:name="Image161" text:anchor-type="as-char" svg:width="6.9236in" svg:height="3.956343in" draw:z-index="0">
<draw:image xlink:href="../Images/yкринформ/2023-06-21T19-59-00-03-00/630_360_1687366650-907.jpg" xlink:type="simple" xlink:show="embed" xlink:actuate="onLoad" draw:mime-type="image/jpeg"/>
</draw:frame>
Urbunduras, the number of victims due to a prison rebellion that occurred on Tuesday has increased to 46 people.</text:p>
      <text:p text:style-name="P4">
As Ukrinform reports, it reports <text:a xlink:type="simple" xlink:href="https://www.reuters.com/world/americas/death-toll-prison-riot-honduras-rises-48-2023-06-21/" text:style-name="Internet_20_link" text:visited-style-name="Visited_20_Internet_20_Link">
Reuters</text:a>
.</text:p>
      <text:p text:style-name="P4">
According to the spokesman of the prosecutor's office, Yuri Mora, the number of victims is growing as the power has identified more of the remains of prisoners, many of whom were "charred or converted into ashes".</text:p>
      <text:p text:style-name="P4">
"The brutal incident, which took place on Tuesday in prison for 20 kilometers of the Tagsigalpa, where 900 women were located, was planned by the gang members of the gang," - said the President of Honduras Somar Castro.</text:p>
      <text:p text:style-name="P4">
According to the police spokesman Miguel Martinez, the clashes occurred during the armed pump of the Barrio 18 gang, which kept the security and attacked the members of the converting group "Mara Salvatruch"(MS-13).</text:p>
      <text:p text:style-name="P4">
Обидві банди, які мають коріння в Лос-Анджелесі, вже давно борються законтроль над наркоторгівлею та здирництвом. Цей довготривалий кривавийконфлікт перетворив Центральну Америку на один з найнебезпечніших регіонівсвіту.</text:p>
      <text:p text:style-name="P4">
<text:span text:style-name="T4">
Читайте також:</text:span>
 <text:a xlink:type="simple" xlink:href="https://www.ukrinform.ua/rubric-world/3725888-anomalna-speka-v-indii-kilkist-zagiblih-perevisila-pivtori-sotni.html" text:style-name="Internet_20_link" text:visited-style-name="Visited_20_Internet_20_Link">
 Аномальна <text:span text:style-name="T4">
спека</text:span>
 в Індії: кількість загиблихперевищила півтори сотні </text:a>
According to the head of Khuliansa Williaev's penitentiary system on Tuesday, the riot was probably a reaction to the government's struggle with corruption in prisons in the last month, and called it a "terrorist attack".</text:p>
      <text:p text:style-name="P4">
As reported by Ukrinform, <text:a xlink:type="simple" xlink:href="https://www.ukrinform.ua/rubric-world/3725631-u-gondurasi-stavsa-bunt-u-vaznici-zaginuli-desatki-zinok.html" text:style-name="Internet_20_link" text:visited-style-name="Visited_20_Internet_20_Link">
riots in women's prison</text:a>
in <text:a xlink:type="simple" xlink:href="https://www.ukrinform.ua/tag-gonduras" text:style-name="Internet_20_link" text:visited-style-name="Visited_20_Internet_20_Link">
Honduras</text:a>
that occurred on Tuesday, at least 41 people were killed.  Photo: Sky News_</text:p>
      <text:p text:style-name="P4">
News Source: <text:a xlink:type="simple" xlink:href="https://www.ukrinform.ua/rubric-world/3725977-u-gondurasi-kilkist-zertv-buntu-v-zinocij-vaznici-zrosla-do-46.html" text:style-name="Internet_20_link" text:visited-style-name="Visited_20_Internet_20_Link">
https://www.ukrinform.ua/rubric-world/3725977-u-gondurasi-kilkist-zertv-buntu-v-zinocij-vaznici-zrosla-do-46.html</text:a>
</text:p>
      <!--NEWS-->
      <text:h text:style-name="P10" text:outline-level="1">
<text:span text:style-name="T4">
Information about the possible breakthrough of the Armed Forces causes panic moods in collaborators - the General Staff of the Armed Forces</text:span>
</text:h>
      <text:p text:style-name="P4">
Author: ['АРМІЯINFORM']</text:p>
      <text:p text:style-name="P4">
Time: 2023-06-21T20:00:00-04:00</text:p>
      <text:p text:style-name="P4">
Description: Rosіyski Passpanti is actively sewing up about the junction of the junction of the ZSU that is non -chie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genichesk-1.jpg" text:style-name="Internet_20_link" text:visited-style-name="Visited_20_Internet_20_Link">
genichesk-1.jpg</text:a>
']</text:p>
      <text:p text:style-name="P4">
Tags: ['STOPRUSSIA', 'ГЕНІЧЕСЬК', 'ГШ ЗСУ', 'ЕВАКУАЦІЯ КОЛАБОРАНТІВ', 'КОЛАБОРАНТИ', 'НАСТУП']</text:p>
      <text:p text:style-name="P4">
Category: News</text:p>
      <!--METADATA-->
      <text:p text:style-name="P4">
<draw:frame draw:style-name="fr1" draw:name="Image162" text:anchor-type="as-char" svg:width="6.9236in" svg:height="5.246298in" draw:z-index="0">
<draw:image xlink:href="../Images/AРМІЯINFORM/2023-06-21T20-00-00-04-00/genichesk-1.jpg" xlink:type="simple" xlink:show="embed" xlink:actuate="onLoad" draw:mime-type="image/jpeg"/>
</draw:frame>
Russian invaders are actively disseminating information about the possible breakthrough of the Armed Forces of the Armed Forces to prepare for evacuation.</text:p>
      <text:p text:style-name="P4">
About it <text:a xlink:type="simple" xlink:href="https://armyinform.com.ua/" text:style-name="Internet_20_link" text:visited-style-name="Visited_20_Internet_20_Link">
writes</text:a>
The General Staff of the Armed Forces of Ukraine in its morning summary.</text:p>
      <text:p text:style-name="P4">
Thus, in Genichesk, collaborators receive SMS with detailed instructions and coordinates of evacuation points, which, in turn, causes panic.</text:p>
      <text:p text:style-name="P4">
News Source: <text:a xlink:type="simple" xlink:href="https://armyinform.com.ua/2023/06/21/informacziya-pro-mozhlyvyj-proryv-zsu-vyklykaye-u-kolaborantiv-panichni-nastroyi-genshtab-zsu/" text:style-name="Internet_20_link" text:visited-style-name="Visited_20_Internet_20_Link">
https://armyinform.com.ua/2023/06/21/informacziya-pro-mozhlyvyj-proryv-zsu-vyklykaye-u-kolaborantiv-panichni-nastroyi-genshtab-zsu/</text:a>
</text:p>
      <!--NEWS-->
      <text:h text:style-name="P10" text:outline-level="1">
<text:span text:style-name="T4">
The regions continue to help the Kherson who were injured through the undermining of the Kakhovskaya hydroelectric power station</text:span>
</text:h>
      <text:p text:style-name="P4">
Authors: Ukrinform (Person)</text:p>
      <text:p text:style-name="P4">
Publisher: Укринформ (Organization)</text:p>
      <text:p text:style-name="P4">
Published Time: 2023-06-21T20:01:00+03:00</text:p>
      <text:p text:style-name="P4">
Modified Time: 2023-06-21T20:01:00+03:00</text:p>
      <text:p text:style-name="P4">
Description: Different regions of Ukraine continue to assist the Kherson people who have suffered due to the undergoing of the Russians of the Kakhovka hydroelectric power station. - Ukrinform.</text:p>
      <text:p text:style-name="P4">
Images: ['<text:a xlink:type="simple" xlink:href="https://static.ukrinform.com/photos/2023_06/thumb_files/630_360_1687366833-187.jpg" text:style-name="Internet_20_link" text:visited-style-name="Visited_20_Internet_20_Link">
630_360_16873...</text:a>
']</text:p>
      <text:p text:style-name="P4">
Tags: ['Херсонщина', 'допомога', 'Каховська ГЕС', 'Затоплення']</text:p>
      <text:p text:style-name="P4">
Type: Article</text:p>
      <!--METADATA-->
      <text:p text:style-name="P4">
<draw:frame draw:style-name="fr1" draw:name="Image163" text:anchor-type="as-char" svg:width="6.9236in" svg:height="3.956343in" draw:z-index="0">
<draw:image xlink:href="../Images/yкринформ/2023-06-21T20-01-00-03-00/630_360_1687366833-187.jpg" xlink:type="simple" xlink:show="embed" xlink:actuate="onLoad" draw:mime-type="image/jpeg"/>
</draw:frame>
Different regions of Ukraine continue to assist the Kherson people who have suffered from the Kakhovsky hydroelectric power station.</text:p>
      <text:p text:style-name="P4">
This was reported in the telegram channels of regional administrations of these regions.</text:p>
      <text:p text:style-name="P4">
In particular, the head of Chernivtsi Ova Ruslan Zalaniuk <text:a xlink:type="simple" xlink:href="https://t.me/chernivetskaODA/5028" text:style-name="Internet_20_link" text:visited-style-name="Visited_20_Internet_20_Link">
reported</text:a>
that the communities of Bukovina do not leave in the misery, and in every possible way they help them.</text:p>
      <text:p text:style-name="P4">
Therefore, 2 beads of humanitarian aid filled with food, drinking water, clothing, boats were sent from the Kitsman community(3 pcs)and with clams.</text:p>
      <text:p text:style-name="P4">
From Hlybotskaya - 1 bead with medicines, dust, motocos, drinking <text:a xlink:type="simple" xlink:href="https://www.ukrinform.ua/tag-voda" text:style-name="Internet_20_link" text:visited-style-name="Visited_20_Internet_20_Link">
water</text:a>
and disinfectants.</text:p>
      <text:p text:style-name="P4">
The Novoselytsky community also sent 1 bead with products and water. Mamaevskaya- 2 beads filled with products, clothing and water.</text:p>
      <text:p text:style-name="P4">
The residents of the Vyzhnytsia community sent about 4 tons of assistance to the Kherson inventory for carrying out clearing work and things of first need.</text:p>
      <text:p text:style-name="P4">
The villages of Yurkivtsi, Window and Verechanka sent 5 tons of medicines, products, rubber shoes and water.</text:p>
      <text:p text:style-name="P4">
40 people of builders and 5 people who prepare food on the spot for people came from the Great Kuchurov to Kherson region.</text:p>
      <text:p text:style-name="P4">
Head of Chernihiv Ova Vyacheslav Chaus <text:a xlink:type="simple" xlink:href="https://t.me/chernigivskaODA/8226" text:style-name="Internet_20_link" text:visited-style-name="Visited_20_Internet_20_Link">
informed</text:a>
that Chernihiv cooks are served by delicious lunch.</text:p>
      <text:p text:style-name="P4">
"The Chernihiv Charity Foundation" Iskra Good ", together with Chernihiv and Igor Chernihiv and Igor, feed the Kherson with delicious open-air parts of the city and region, even in its most remote corners," he said.</text:p>
      <text:p text:style-name="P4">
Press service <text:a xlink:type="simple" xlink:href="https://t.me/kirovohradskaODA/10004" text:style-name="Internet_20_link" text:visited-style-name="Visited_20_Internet_20_Link">
Kirovograd Ova</text:a>
reported that the residents of the Novopraz community were collected and sent to the Kherson 1670 liters of drinking water, and also helped food for long -term food products(Pasta, Sugar, Salt and Dashboard). Це вже другий вантаж допомоги від них.</text:p>
      <text:p text:style-name="P4">
Як повідомила пресслужба <text:a xlink:type="simple" xlink:href="https://t.me/khersonskaODA/7222" text:style-name="Internet_20_link" text:visited-style-name="Visited_20_Internet_20_Link">
 Херсонської ОВА </text:a>
, three communities of the region(Chernobayev, Dariav and Belozerskaya)Received from energy from Zhytomyr region, Kyiv, Kirovohrad region, Rivne region Chernivtsi. In settlements affected by flooding, more necessary materials-slate, OSB-plates, equipment for drying of the basements of idle, shovel, wheelbarrows, polypropylene bags for cleaning the streets of Taspets.And from the Rivne region to Kochubeyivka to restore residential buildings, damaged shelling, building materials arrived. In the near future it is planned to resolve work on their restoration.</text:p>
      <text:p text:style-name="P4">
First Deputy Chairman of the Kherson Regional Council Yuri Sobolevsky <text:a xlink:type="simple" xlink:href="https://t.me/SobolevskyiYurii/1665" text:style-name="Internet_20_link" text:visited-style-name="Visited_20_Internet_20_Link">
thanked</text:a>
Ana FF for assistance to one of the Kherson medicines in the form of medical supplies that will be used in resuscitation and departments that carry out surgical interventions. He also thanked the Support Kherson BF and Nimar Akhmada, which was transmitted by the Operations.</text:p>
      <text:p text:style-name="P4">
Head of Ternopil Ova Volodymyr Trush <text:a xlink:type="simple" xlink:href="https://t.me/ternopilskaODA/3732" text:style-name="Internet_20_link" text:visited-style-name="Visited_20_Internet_20_Link">
reported</text:a>
Ternopil utilities help to eliminate the consequences of flooding by the Khieverson.</text:p>
      <text:p text:style-name="P4">
“We eliminate the effects of enemy shelling and Russian occupation. 3 gecters of yard areas from garbage, biological waste, wood have already been cleaned. We work on the well -being of settlements and help the inhabitants of the region, ”he said.</text:p>
      <text:p text:style-name="P4">
Head of Ivano-Frankivsk Ova Svetlana Onishchuk <text:a xlink:type="simple" xlink:href="https://t.me/onyshchuksvitlana/7487" text:style-name="Internet_20_link" text:visited-style-name="Visited_20_Internet_20_Link">
informed</text:a>
who, together with the socially responsible business of the region, sent a third cargo for the Kherson.</text:p>
      <text:p text:style-name="P4">
According to her, today the region has already sent almost 3,000 letters to the victim from the Russian invasions of the region. And recently, more than 50 tons of food and drinking water have been transferred in collaboration with gunners.</text:p>
      <text:p text:style-name="P4">
<text:span text:style-name="T4">
 Read also: </text:span>
 <text:a xlink:type="simple" xlink:href="https://www.ukrinform.ua/rubric-regions/3725958-nimeccina-peredala-dla-nikopolskogo-rajonu-kubovi-emnosti-dla-vodi.html" text:style-name="Internet_20_link" text:visited-style-name="Visited_20_Internet_20_Link">
Germany transferred to the Nikopol district cubic <text:span text:style-name="T4">
 tanks </text:span>
 for water</text:a>
As reported <text:a xlink:type="simple" xlink:href="https://t.me/citykharkivua/33683" text:style-name="Internet_20_link" text:visited-style-name="Visited_20_Internet_20_Link">
Kharkiv City Council</text:a>
, KP "Kharkiv Thermal Networks" on behalf of the mayor of Igor Terred the eve of the day sent another batch of humanitarian cargo for the Khersonteploenergo MKP. In particular, Kherson sent thermal guns for drying, drinking water and large containers for it, generators, film, long -term food products.</text:p>
      <text:p text:style-name="P4">
The Kherson and the world community do not leave the Kherson. Head of the Kherson Regional Council Prokudin <text:a xlink:type="simple" xlink:href="https://t.me/olexandrprokudin/745" text:style-name="Internet_20_link" text:visited-style-name="Visited_20_Internet_20_Link">
reported</text:a>
that at the beginning of a full -scale invasion of Kherson region receives assistance to the Mercy Corps Breaking Fund. Next week, the organization will receive production and hygienic kits, as well as kits for repair."The cars will increase the mobility of our specialists and will allow more promptly to respond to the challenges related to the armed aggression of Russia and the elimination of consequences of flooding," - said the head of the regional council.</text:p>
      <text:p text:style-name="P4">
As it was reported, on the night against June 6 <text:a xlink:type="simple" xlink:href="https://www.ukrinform.ua/rubric-other_news/3720776-pidriv-rosianami-kahovskoi-ges-usi-novini.html" text:style-name="Internet_20_link" text:visited-style-name="Visited_20_Internet_20_Link">
the Russian army blown up the Greblyukakhov hydroelectric power station</text:a>
. As of the morning of the Wednesday of the Uherson region, after the blasting of the Russians of the Kakhovskaya hydroelectric power station, 20 settlements remained subordinated, 17 of them were temporarily captured.</text:p>
      <text:p text:style-name="P4">
News Source: <text:a xlink:type="simple" xlink:href="https://www.ukrinform.ua/rubric-regions/3725978-regioni-prodovzuut-dopomagati-hersoncam-aki-postrazdali-cerez-pidriv-kahovskoi-ges.html" text:style-name="Internet_20_link" text:visited-style-name="Visited_20_Internet_20_Link">
https://www.ukrinform.ua/rubric-regions/3725978-regioni-prodovzuut-dopomagati-hersoncam-aki-postrazdali-cerez-pidriv-kahovskoi-ges.html</text:a>
</text:p>
      <!--NEWS-->
      <text:h text:style-name="P10" text:outline-level="1">
<text:span text:style-name="T4">
Ukrainian Kalinina gave way to Dart in the second round of the tournament WTA 250</text:span>
</text:h>
      <text:p text:style-name="P4">
Authors: Ukrinform (Person)</text:p>
      <text:p text:style-name="P4">
Publisher: Укринформ (Organization)</text:p>
      <text:p text:style-name="P4">
Published Time: 2023-06-21T20:03:27+03:00</text:p>
      <text:p text:style-name="P4">
Modified Time: 2023-06-21T20:03:27+03:00</text:p>
      <text:p text:style-name="P4">
Description: Ukrainian tennis player Angelina Kalinina completed the performances of WTA 250 in Birmingham. - Ukrinform.</text:p>
      <text:p text:style-name="P4">
Images: ['<text:a xlink:type="simple" xlink:href="https://static.ukrinform.com/photos/2023_06/thumb_files/630_360_1687366965-547.jpg" text:style-name="Internet_20_link" text:visited-style-name="Visited_20_Internet_20_Link">
630_360_16873...</text:a>
']</text:p>
      <text:p text:style-name="P4">
Tags: ['Теніс', 'Ангеліна Калініна']</text:p>
      <text:p text:style-name="P4">
Type: Article</text:p>
      <!--METADATA-->
      <text:p text:style-name="P4">
<draw:frame draw:style-name="fr1" draw:name="Image164" text:anchor-type="as-char" svg:width="6.9236in" svg:height="3.956343in" draw:z-index="0">
<draw:image xlink:href="../Images/yкринформ/2023-06-21T20-03-27-03-00/630_360_1687366965-547.jpg" xlink:type="simple" xlink:show="embed" xlink:actuate="onLoad" draw:mime-type="image/jpeg"/>
</draw:frame>
The Ukrainian Cattleman Angelina Kalinina completed the performances of WTA 250 in Birmingham.</text:p>
      <text:p text:style-name="P4">
Today, June 21, Ukrainian tennis player Angelina Kalinina(№26 WTA)Gerriet Dart gave way(№134 WTA)From the United Kingdom in the second round of the tournament, 250 in Birmingham - 3: 6, 6: 3, 1: 6, reports Ukrinform.</text:p>
      <text:p text:style-name="P4">
The match lasted 1 hour 46 minutes. Kalinina was the last Ukrainian woman who browning in the tournament, in the first circle flew Elina Svitolina and Marta Kostyuk.</text:p>
      <text:p text:style-name="P4">
<text:span text:style-name="T4">
 Read also: </text:span>
 [Svitolina received Wild Card to the main netting(https://www.ukrinform.ua/rubric-sports/3725748-svitolina-otrimala-wild-card-do-osnovnoi-sitki-vimbldona2023.html)Last week, the Ukrainian woman gave way to Dart in the second WTA Collection 250 in Nottingham.</text:p>
      <text:p text:style-name="P4">
Photo: btu.org.ua</text:p>
      <text:p text:style-name="P4">
News Source: <text:a xlink:type="simple" xlink:href="https://www.ukrinform.ua/rubric-sports/3725979-ukrainka-kalinina-postupilasa-dart-u-drugomu-koli-turniru-wta-250.html" text:style-name="Internet_20_link" text:visited-style-name="Visited_20_Internet_20_Link">
https://www.ukrinform.ua/rubric-sports/3725979-ukrainka-kalinina-postupilasa-dart-u-drugomu-koli-turniru-wta-250.html</text:a>
</text:p>
      <!--NEWS-->
      <text:h text:style-name="P10" text:outline-level="1">
<text:span text:style-name="T4">
In Odessa, the number of rocket attack victims of June 14 increased to four</text:span>
</text:h>
      <text:p text:style-name="P4">
Authors: Ukrinform (Person)</text:p>
      <text:p text:style-name="P4">
Publisher: Укринформ (Organization)</text:p>
      <text:p text:style-name="P4">
Published Time: 2023-06-21T20:06:00+03:00</text:p>
      <text:p text:style-name="P4">
Modified Time: 2023-06-21T20:06:00+03:00</text:p>
      <text:p text:style-name="P4">
Description: In Odessa, the number of victims of the Russian rocket attack increased to four on June 14 - the hospital died in the hospital. - Ukrinform.</text:p>
      <text:p text:style-name="P4">
Images: ['<text:a xlink:type="simple" xlink:href="https://static.ukrinform.com/photos/2023_06/thumb_files/630_360_1687366995-661.jpg" text:style-name="Internet_20_link" text:visited-style-name="Visited_20_Internet_20_Link">
630_360_16873...</text:a>
']</text:p>
      <text:p text:style-name="P4">
Tags: ['Одеса', 'Загибель', 'Війна з Росією', 'Ракетний удар']</text:p>
      <text:p text:style-name="P4">
Type: Article</text:p>
      <!--METADATA-->
      <text:p text:style-name="P4">
<draw:frame draw:style-name="fr1" draw:name="Image165" text:anchor-type="as-char" svg:width="6.9236in" svg:height="3.956343in" draw:z-index="0">
<draw:image xlink:href="../Images/yкринформ/2023-06-21T20-06-00-03-00/630_360_1687366995-661.jpg" xlink:type="simple" xlink:show="embed" xlink:actuate="onLoad" draw:mime-type="image/jpeg"/>
</draw:frame>
On June 14, the victims of the Russian rocket attack increased to four of June 14 -in the hospital.</text:p>
      <text:p text:style-name="P4">
As Ukrinform reports, this <text:a xlink:type="simple" xlink:href="https://t.me/odesacityofficial/18496" text:style-name="Internet_20_link" text:visited-style-name="Visited_20_Internet_20_Link">
reported</text:a>
in the Odessa City Council.</text:p>
      <text:p text:style-name="P4">
"The number of victims of the missile attack of Russians on the food formulations of the Tavriya B trade network increased to 4. Another man died in the hospital," the message will be in the hospital.</text:p>
      <text:p text:style-name="P4">
According to the mayor of Gennady Trukhanov, today with the support of international partners, two affected men were sent for operations to <text:a xlink:type="simple" xlink:href="https://www.ukrinform.ua/tag-avstria" text:style-name="Internet_20_link" text:visited-style-name="Visited_20_Internet_20_Link">
Austria</text:a>
.</text:p>
      <text:p text:style-name="P4">
<text:span text:style-name="T4">
 Read also: </text:span>
 [in <text:span text:style-name="T4">
 Odessa </text:span>
 Due to the shelling, the building is damaged(https://www.ukrinform.ua/rubric-regions/3723296-v-odesi-vnaslidok-obstrilu-poskodzena-budivla-kinostudii.html)As reported by Ukrinform, three civilians were given as a result of <text:a xlink:type="simple" xlink:href="https://www.ukrinform.ua/rubric-ato/3722576-raketnij-udar-po-odesi-troe-zagiblih-pid-zavalami-se-mozut-buti-ludi.html" text:style-name="Internet_20_link" text:visited-style-name="Visited_20_Internet_20_Link">
rocket strike on Odessa on June 14</text:a>
, more than ten people were injured. Russian troops hit the calibers from the Black Sea.</text:p>
      <text:p text:style-name="P4">
<text:span text:style-name="T5">
Foto: Ministry of Internal Affairs</text:span>
</text:p>
      <text:p text:style-name="P4">
News Source: <text:a xlink:type="simple" xlink:href="https://www.ukrinform.ua/rubric-regions/3725980-v-odesi-kilkist-zertv-raketnoi-ataki-14-cervna-zbilsilasa-do-cotiroh.html" text:style-name="Internet_20_link" text:visited-style-name="Visited_20_Internet_20_Link">
https://www.ukrinform.ua/rubric-regions/3725980-v-odesi-kilkist-zertv-raketnoi-ataki-14-cervna-zbilsilasa-do-cotiroh.html</text:a>
</text:p>
      <!--NEWS-->
      <text:h text:style-name="P10" text:outline-level="1">
<text:span text:style-name="T4">
The World Bank and Donors provide Ukraine with $ 1.75 billion additional financial support</text:span>
</text:h>
      <text:p text:style-name="P4">
Authors: Ukrinform (Person)</text:p>
      <text:p text:style-name="P4">
Publisher: Укринформ (Organization)</text:p>
      <text:p text:style-name="P4">
Published Time: 2023-06-21T20:10:00+03:00</text:p>
      <text:p text:style-name="P4">
Modified Time: 2023-06-21T20:10:00+03:00</text:p>
      <text:p text:style-name="P4">
Description: The World Bank and Donors provide Ukraine with an additional $ 1.75 billion for emergency care and recovery measures. - Ukrinform.</text:p>
      <text:p text:style-name="P4">
Images: ['<text:a xlink:type="simple" xlink:href="https://static.ukrinform.com/photos/2018_12/thumb_files/630_360_1545153813-165.jpg" text:style-name="Internet_20_link" text:visited-style-name="Visited_20_Internet_20_Link">
630_360_15451...</text:a>
']</text:p>
      <text:p text:style-name="P4">
Tags: ['Україна', 'Світовий банк', 'допомога']</text:p>
      <text:p text:style-name="P4">
Type: Article</text:p>
      <!--METADATA-->
      <text:p text:style-name="P4">
<draw:frame draw:style-name="fr1" draw:name="Image166" text:anchor-type="as-char" svg:width="6.9236in" svg:height="3.956343in" draw:z-index="0">
<draw:image xlink:href="../Images/yкринформ/2023-06-21T20-10-00-03-00/630_360_1545153813-165.jpg" xlink:type="simple" xlink:show="embed" xlink:actuate="onLoad" draw:mime-type="image/jpeg"/>
</draw:frame>
The World Bank and Donors provide Ukraine with an additional $ 1.75 billion in emergencies and recovery measures.</text:p>
      <text:p text:style-name="P4">
As Ukrinform reports, it was reported in <text:a xlink:type="simple" xlink:href="https://www.worldbank.org/uk/news/press-release/2023/06/21/world-bank-and-donors-provide-additional-1-75-billion-for-ukraine-in-support-of-relief-and-recovery-efforts" text:style-name="Internet_20_link" text:visited-style-name="Visited_20_Internet_20_Link">
World Bank</text:a>
June 21.</text:p>
      <text:p text:style-name="P4">
"Today, the World Bank Group has announced an additional financial support to Ukraine worth $ 1.75 billion. This financing is assigned to the United Kingdom of the World Bank for the amount From the Finland government, "the message reads.</text:p>
      <text:p text:style-name="P4">
It is stated that the package of financial support is provided in the framework of the project of the World Bank "Supporting state expenditures to ensure a sustainable state administration in Ukraine"(PEACE)”. It helps Ukraine to provide the government's critical capacity for providing services and the implementation of basic state -level functions at national and regional levels.</text:p>
      <text:p text:style-name="P4">
<text:span text:style-name="T4">
 Read also: </text:span>
 <text:a xlink:type="simple" xlink:href="https://www.ukrinform.ua/rubric-vidbudova/3725967-smigal-planuemo-zaluciti-do-7-milardiv-za-dopomogou-koordinacijnoi-donorskoi-platformi.html" text:style-name="Internet_20_link" text:visited-style-name="Visited_20_Internet_20_Link">
<text:span text:style-name="T4">
 Shmigal </text:span>
: We plan to attract up to $ 7 billion with the help of coordination donor platform</text:a>
This additional funding for the PEACE project is a continuation of a number of funds provided and will be focused on further support in key areas such as health care, education, payment of pensions, social assistance program and pay -paying of employees providing major public services.</text:p>
      <text:p text:style-name="P4">
The funds will be transferred to the Government of Ukraine after the World Bank will receive confirmation of agreed expenses.</text:p>
      <text:p text:style-name="P4">
"This ongoing international support is important in order to help the Ukrainian encroachment needs for funding in 2023," said Bierde, Headmaster of the World Bank on Operational Activity.</text:p>
      <text:p text:style-name="P4">
With the start of the PEACE project in June 2022, the Government of Ukraine has been supported by approximately 13 million citizens, including 10 million -pending, 500,000 education workers, 145,000 civil servants, 56,000 emergency service workers and more than 3 mln. social assistance and internally displaced persons.As reported, the PEACE project combines loans and grants(The total amount of which is a moment is $ 19.745 billion)provided by the World Bank and other development partners.</text:p>
      <text:p text:style-name="P4">
Together with declared funding today <text:a xlink:type="simple" xlink:href="https://www.ukrinform.ua/tag-svitovij-bank" text:style-name="Internet_20_link" text:visited-style-name="Visited_20_Internet_20_Link">
World Bank</text:a>
Currently, it has mobilized about 35 billion. .</text:p>
      <text:p text:style-name="P4">
News Source: <text:a xlink:type="simple" xlink:href="https://www.ukrinform.ua/rubric-economy/3725981-svitovij-bank-i-donori-nadaut-ukraini-175-milarda-dodatkovoi-finansovoi-pidtrimki.html" text:style-name="Internet_20_link" text:visited-style-name="Visited_20_Internet_20_Link">
https://www.ukrinform.ua/rubric-economy/3725981-svitovij-bank-i-donori-nadaut-ukraini-175-milarda-dodatkovoi-finansovoi-pidtrimki.html</text:a>
</text:p>
      <!--NEWS-->
      <text:h text:style-name="P10" text:outline-level="1">
<text:span text:style-name="T4">
The movement of Lesya Ukrainka Capital Boulevard was restricted by the end of July</text:span>
</text:h>
      <text:p text:style-name="P4">
Authors: Ukrinform (Person)</text:p>
      <text:p text:style-name="P4">
Publisher: Укринформ (Organization)</text:p>
      <text:p text:style-name="P4">
Published Time: 2023-06-21T20:11:00+03:00</text:p>
      <text:p text:style-name="P4">
Modified Time: 2023-06-21T20:11:00+03:00</text:p>
      <text:p text:style-name="P4">
Description: In the capital on Lesya Ukrainka Boulevard, traffic is partially restricted due to current repairs. - Ukrinform.</text:p>
      <text:p text:style-name="P4">
Images: ['<text:a xlink:type="simple" xlink:href="https://static.ukrinform.com/photos/2023_06/thumb_files/630_360_1687367388-439.jpg" text:style-name="Internet_20_link" text:visited-style-name="Visited_20_Internet_20_Link">
630_360_16873...</text:a>
']</text:p>
      <text:p text:style-name="P4">
Tags: ['Дороги', 'КМДА', 'Київ', 'Ремонт']</text:p>
      <text:p text:style-name="P4">
Type: Article</text:p>
      <!--METADATA-->
      <text:p text:style-name="P4">
<draw:frame draw:style-name="fr1" draw:name="Image167" text:anchor-type="as-char" svg:width="6.9236in" svg:height="3.956343in" draw:z-index="0">
<draw:image xlink:href="../Images/yкринформ/2023-06-21T20-11-00-03-00/630_360_1687367388-439.jpg" xlink:type="simple" xlink:show="embed" xlink:actuate="onLoad" draw:mime-type="image/jpeg"/>
</draw:frame>
In Stolycin Lesya Ukrainka Boulevard is partially restricted traffic due to current repair.</text:p>
      <text:p text:style-name="P4">
About it in <text:a xlink:type="simple" xlink:href="https://t.me/KyivCityOfficial/7077" text:style-name="Internet_20_link" text:visited-style-name="Visited_20_Internet_20_Link">
telegram</text:a>
Informed the press service of the Kyiv City State Administration, Ukrinform reports.</text:p>
      <text:p text:style-name="P4">
“On Lesya Ukrainka Boulevard, traffic is partially restricted due to current <text:a xlink:type="simple" xlink:href="https://www.ukrinform.ua/tag-remont" text:style-name="Internet_20_link" text:visited-style-name="Visited_20_Internet_20_Link">
repair</text:a>
”, - the message said.</text:p>
      <text:p text:style-name="P4">
It is noted that the works are performed on the site from General Diamozov Street Basin in both directions. Roads align curbs, hatches, lattice. Subsequently, a protective layer will be applied to the asphalt coating. Further, the storage will be marked according to a new traffic scheme.</text:p>
      <text:p text:style-name="P4">
<text:span text:style-name="T4">
 Read also: </text:span>
 <text:a xlink:type="simple" xlink:href="https://www.ukrinform.ua/rubric-kyiv/3725529-zliva-u-stolici-kiivavtodor-likvidovue-pidtoplenna.html" text:style-name="Internet_20_link" text:visited-style-name="Visited_20_Internet_20_Link">
rain in the capital: Kyivavtodor eliminates flood</text:a>
It is clarified that there will be lanes for public transportation on the boulevard, which will be able to ride cyclists, as well as bicycle lands in areas where they can be separated. In addition, they will arrange parking spaces.</text:p>
      <text:p text:style-name="P4">
The repair is planned to be completed by the end of July.</text:p>
      <text:p text:style-name="P4">
As reported by Ukrinform, Kyiv Mayor Vitaliy Klitschko stated that the content <text:a xlink:type="simple" xlink:href="https://www.ukrinform.ua/rubric-kyiv/3725724-u-kievi-vidnovluut-dorogi-tam-de-ce-najbils-neobhidno-klicko.html" text:style-name="Internet_20_link" text:visited-style-name="Visited_20_Internet_20_Link">
Restore roads</text:a>
 <text:a xlink:type="simple" xlink:href="https://www.ukrinform.ua/rubric-kyiv/3725724-u-kievi-vidnovluut-dorogi-tam-de-ce-najbils-neobhidno-klicko.html" text:style-name="Internet_20_link" text:visited-style-name="Visited_20_Internet_20_Link">
 </text:a>
Where it is most necessary.</text:p>
      <text:p text:style-name="P4">
<text:span text:style-name="T5">
Foto: novel Barabash</text:span>
</text:p>
      <text:p text:style-name="P4">
News Source: <text:a xlink:type="simple" xlink:href="https://www.ukrinform.ua/rubric-kyiv/3725983-ruh-stolicnim-bulvarom-lesi-ukrainki-obmezili-do-kinca-lipna.html" text:style-name="Internet_20_link" text:visited-style-name="Visited_20_Internet_20_Link">
https://www.ukrinform.ua/rubric-kyiv/3725983-ruh-stolicnim-bulvarom-lesi-ukrainki-obmezili-do-kinca-lipna.html</text:a>
</text:p>
      <!--NEWS-->
      <text:h text:style-name="P10" text:outline-level="1">
<text:span text:style-name="T4">
Opact is urged to give Ukraine invitation to NATO despite the state of war with Russia</text:span>
</text:h>
      <text:p text:style-name="P4">
Authors: Ukrinform (Person)</text:p>
      <text:p text:style-name="P4">
Publisher: Укринформ (Organization)</text:p>
      <text:p text:style-name="P4">
Published Time: 2023-06-21T20:20:00+03:00</text:p>
      <text:p text:style-name="P4">
Modified Time: 2023-06-21T20:20:00+03:00</text:p>
      <text:p text:style-name="P4">
Description: The North Atlantic Alliance should not take into account the martial law acting in Ukraine through Russian aggression, but to give it an invitation to NATO membership as soon as possible. - Ukrinform.</text:p>
      <text:p text:style-name="P4">
Images: ['<text:a xlink:type="simple" xlink:href="https://static.ukrinform.com/photos/2017_07/thumb_files/630_360_1499439744-5916.jpg" text:style-name="Internet_20_link" text:visited-style-name="Visited_20_Internet_20_Link">
630_360_14994...</text:a>
']</text:p>
      <text:p text:style-name="P4">
Tags: ['НАТО', 'Україна', 'Єрмак', 'Війна з Росією']</text:p>
      <text:p text:style-name="P4">
Type: Article</text:p>
      <!--METADATA-->
      <text:p text:style-name="P4">
<draw:frame draw:style-name="fr1" draw:name="Image168" text:anchor-type="as-char" svg:width="6.9236in" svg:height="3.956343in" draw:z-index="0">
<draw:image xlink:href="../Images/yкринформ/2023-06-21T20-20-00-03-00/630_360_1499439744-5916.jpg" xlink:type="simple" xlink:show="embed" xlink:actuate="onLoad" draw:mime-type="image/jpeg"/>
</draw:frame>
The North Atlantic Alliance does not have to take into account the martial law that operates in the Ukrainian -recycling Russian aggression, but to give it an invitation to NATO membership as possible.</text:p>
      <text:p text:style-name="P4">
This was stated on Wednesday during an online exclusion organized by the Atlantic Council, the head of OP Andriy Yermak, reports Ukrinform's own correspondent.</text:p>
      <text:p text:style-name="P4">
"The martial law cannot be an obstacle to the invitation of Ukraine to the Alliance," the representative of the Ukrainian authorities said.</text:p>
      <text:p text:style-name="P4">
He stressed that delaying the issues of Ukraine's membership in <text:a xlink:type="simple" xlink:href="https://www.ukrinform.ua/tag-nato" text:style-name="Internet_20_link" text:visited-style-name="Visited_20_Internet_20_Link">
NATO</text:a>
It is inappropriate, because otherwise Russia will produce everything to continue the state of war. And for the event, it means the extent of the allocation of even more weapons and resources in order to abandon the aggressor.</text:p>
      <text:p text:style-name="P4">
In addition, the head of the OP recalled that next year in Russia there are presidential elections. Therefore, the further delay in the process of Euro -Atlantic integration of Ukraine will only increase the support of the Putin regime in the Russian Federation.</text:p>
      <text:p text:style-name="P4">
<text:span text:style-name="T4">
 Read also: </text:span>
 <text:a xlink:type="simple" xlink:href="https://www.ukrinform.ua/rubric-ato/3725834-nato-retelno-vivcae-usi-potrebi-ukraini-abi-vcasno-ih-zabezpecuvati-pomicnik-genseka.html" text:style-name="Internet_20_link" text:visited-style-name="Visited_20_Internet_20_Link">
<text:span text:style-name="T4">
 NATO </text:span>
 carefully studies all needs of Ukraine to provide timely - assistant to the Secretary General</text:a>
As reported by Ukrinform, next month in Vilnius the NATO summit should take place in the level of heads of the Alliance Member States. Ukraine puts in front of the allies on safety torture, as well as a clear perspective on the movement to its full membership in the Alliance.</text:p>
      <text:p text:style-name="P4">
News Source: <text:a xlink:type="simple" xlink:href="https://www.ukrinform.ua/rubric-polytics/3725985-v-op-zaklikaut-nadati-ukraini-zaprosenna-v-nato-popri-stan-vijni-z-rosieu.html" text:style-name="Internet_20_link" text:visited-style-name="Visited_20_Internet_20_Link">
https://www.ukrinform.ua/rubric-polytics/3725985-v-op-zaklikaut-nadati-ukraini-zaprosenna-v-nato-popri-stan-vijni-z-rosieu.html</text:a>
</text:p>
      <!--NEWS-->
      <text:h text:style-name="P10" text:outline-level="1">
<text:span text:style-name="T4">
Moldova's prime minister called "inappropriate gifts" money from the Russian Embassy for Gagauzi residents</text:span>
</text:h>
      <text:p text:style-name="P4">
Authors: Ukrinform (Person)</text:p>
      <text:p text:style-name="P4">
Publisher: Укринформ (Organization)</text:p>
      <text:p text:style-name="P4">
Published Time: 2023-06-21T20:21:01+03:00</text:p>
      <text:p text:style-name="P4">
Modified Time: 2023-06-21T20:21:01+03:00</text:p>
      <text:p text:style-name="P4">
Description: Moldova Prime Minister Dorin has been convicted commented on the Russian Embassy in Moldova, which gave some inhabitants of Gagauzia from $ 100 to $ 500. - Ukrinform.</text:p>
      <text:p text:style-name="P4">
Images: ['<text:a xlink:type="simple" xlink:href="https://static.ukrinform.com/photos/2023_02/thumb_files/630_360_1676042686-366.jpg" text:style-name="Internet_20_link" text:visited-style-name="Visited_20_Internet_20_Link">
630_360_16760...</text:a>
']</text:p>
      <text:p text:style-name="P4">
Tags: ['Молдова', "Прем'єр", 'Росія']</text:p>
      <text:p text:style-name="P4">
Type: Article</text:p>
      <!--METADATA-->
      <text:p text:style-name="P4">
<draw:frame draw:style-name="fr1" draw:name="Image169" text:anchor-type="as-char" svg:width="6.9236in" svg:height="3.956343in" draw:z-index="0">
<draw:image xlink:href="../Images/yкринформ/2023-06-21T20-21-01-03-00/630_360_1676042686-366.jpg" xlink:type="simple" xlink:show="embed" xlink:actuate="onLoad" draw:mime-type="image/jpeg"/>
</draw:frame>
Prime Minister of Moldova Dorin has commented on the actions of the Russian Embassy in Moldova, which was made by some inhabitants of Gagausia from $ 100 to $ 500.</text:p>
      <text:p text:style-name="P4">
As Ukrinform reports, it reports <text:a xlink:type="simple" xlink:href="https://newsmaker.md/rus/novosti/my-prekratim-eti-neumestnye-podarki-rechan-o-razdache-deneg-posolstvom-rf-zhitelyam-gagauzii/" text:style-name="Internet_20_link" text:visited-style-name="Visited_20_Internet_20_Link">
Newsmaker</text:a>
.</text:p>
      <text:p text:style-name="P4">
The paste called these "gifts inappropriate" and stated that the EU, the United States, and Romania, more important to Moldova.</text:p>
      <text:p text:style-name="P4">
“This somewhat clumsy gesture has been practiced earlier, for the last, many years old. But more important and the assistance coming from the EU, the USA, EU Member States and Romania to Gagausia. The authorities will stop these symbolic pantry gifts, ”Penan said.</text:p>
      <text:p text:style-name="P4">
Earlier, about 50 residents of Komrat in the south of Moldova received money sacrifices from the Russian Embassy in Moldova - from $ 100 to $ 500.</text:p>
      <text:p text:style-name="P4">
<text:span text:style-name="T4">
 Read also: </text:span>
 <text:a xlink:type="simple" xlink:href="https://www.ukrinform.ua/rubric-world/3722067-rosia-pragne-vidnoviti-vpliv-u-moldovi-j-vikoristati-ii-u-vijni-proti-ukraini-glava-mvs.html" text:style-name="Internet_20_link" text:visited-style-name="Visited_20_Internet_20_Link">
Russia seeks to restore the influence in Moldova and use it entered against Ukraine - the head of the Ministry of Internal Affairs</text:a>
The Chairman of the Gagauzi Elder Vasily Arnaut said that the funds were distributed on the basis of their statements, which needed to attach a health care certificate, family composition, profit and place of residence.</text:p>
      <text:p text:style-name="P4">
In total, according to Arnaut, payments will receive 120 inhabitants of Gagauzia.</text:p>
      <text:p text:style-name="P4">
It was reported that the Russian Federation will remain a serious threat to <text:a xlink:type="simple" xlink:href="https://www.ukrinform.ua/tag-moldova" text:style-name="Internet_20_link" text:visited-style-name="Visited_20_Internet_20_Link">
Moldova</text:a>
For many years, attempts by the country in the country will be tasted. This opinion was expressed by the President of Maold, May Sandu.</text:p>
      <text:p text:style-name="P4">
<text:span text:style-name="T5">
Foto: Facebook Dorin Recean</text:span>
</text:p>
      <text:p text:style-name="P4">
News Source: <text:a xlink:type="simple" xlink:href="https://www.ukrinform.ua/rubric-world/3725986-premer-moldovi-nazvav-nedorecnimi-podarunkami-grosi-vid-posolstva-rf-dla-ziteliv-gagauzii.html" text:style-name="Internet_20_link" text:visited-style-name="Visited_20_Internet_20_Link">
https://www.ukrinform.ua/rubric-world/3725986-premer-moldovi-nazvav-nedorecnimi-podarunkami-grosi-vid-posolstva-rf-dla-ziteliv-gagauzii.html</text:a>
</text:p>
      <!--NEWS-->
      <text:h text:style-name="P10" text:outline-level="1">
<text:span text:style-name="T4">
Strategic inventories, Decarbonization and Donor Support: Naftogaz and Government have signed a memorandum with the EBRD</text:span>
</text:h>
      <text:p text:style-name="P4">
Authors: Ukrinform (Person)</text:p>
      <text:p text:style-name="P4">
Publisher: Укринформ (Organization)</text:p>
      <text:p text:style-name="P4">
Published Time: 2023-06-21T20:28:00+03:00</text:p>
      <text:p text:style-name="P4">
Modified Time: 2023-06-21T20:28:00+03:00</text:p>
      <text:p text:style-name="P4">
Description: Support for energy security and decarbonization of the gas sphere - this is the main purpose of the memorandum, signed on June 21 by the Government of Ukraine and NJSC Naftogaz of Ukraine with the European Bank for Reconstruction and Development (EBRD). - Ukrinform.</text:p>
      <text:p text:style-name="P4">
Images: ['<text:a xlink:type="simple" xlink:href="https://static.ukrinform.com/photos/2023_06/thumb_files/630_360_1687368357-333.jpg" text:style-name="Internet_20_link" text:visited-style-name="Visited_20_Internet_20_Link">
630_360_16873...</text:a>
']</text:p>
      <text:p text:style-name="P4">
Tags: ['ЄБРР', 'Нафтогаз', 'Уряд', 'Меморандум']</text:p>
      <text:p text:style-name="P4">
Type: Article</text:p>
      <!--METADATA-->
      <text:p text:style-name="P4">
<draw:frame draw:style-name="fr1" draw:name="Image170" text:anchor-type="as-char" svg:width="6.9236in" svg:height="3.956343in" draw:z-index="0">
<draw:image xlink:href="../Images/yкринформ/2023-06-21T20-28-00-03-00/630_360_1687368357-333.jpg" xlink:type="simple" xlink:show="embed" xlink:actuate="onLoad" draw:mime-type="image/jpeg"/>
</draw:frame>
Supporting energy security and decarbonization of the gas sphere - this is the main metamorandum, signed on June 21 by the Government of Ukraine and NJSC Naftogaz of Ukraine with the Zevrae Bank of Reconstruction and Development(EBRD).</text:p>
      <text:p text:style-name="P4">
Як передає Укрінформ, про це повідомили в <text:a xlink:type="simple" xlink:href="https://www.naftogaz.com/news/ebrd-memorandum" text:style-name="Internet_20_link" text:visited-style-name="Visited_20_Internet_20_Link">
 Нафтогазі</text:a>
.</text:p>
      <text:p text:style-name="P4">
“Despite the fighting, we continue to ensure that the energy system and seek new opportunities to protect it. Today, the support of international partners is one of the important factors in the sustainability of Ukrainian <text:a xlink:type="simple" xlink:href="https://www.ukrinform.ua/tag-energetika" text:style-name="Internet_20_link" text:visited-style-name="Visited_20_Internet_20_Link">
energy</text:a>
», - said Alexey Chernyshov, Chairman of the Board of Naftogaz of Ukraine.</text:p>
      <text:p text:style-name="P4">
</text:p>
      <text:p text:style-name="P4">
The signed memorandum assumes that the parties will combine efforts in several streams. It:</text:p>
      <ul>
        <li>
creation of strategic gas reserves that are important for Ukraine's energy security and the sustainable passage of two subsequent heating seasons; * implementation of Projects on decarbonization and reduction of methane emissions; * involvement of donor support to implement appropriate measures and programs; * Development of energy efficiency.</li>
      </ul>
      <text:p text:style-name="P4">
<text:span text:style-name="T4">
 Read also: </text:span>
 <text:a xlink:type="simple" xlink:href="https://www.ukrinform.ua/rubric-economy/3722979-nacbank-ta-ebrr-obgovorili-adaptaciu-ukrainskogo-zakonodavstva-do-standartiv-evrosouzu.html" text:style-name="Internet_20_link" text:visited-style-name="Visited_20_Internet_20_Link">
National Bank and <text:span text:style-name="T4">
 EBRD </text:span>
 discussed the adaptation of Ukrainian law to EU standards</text:a>
As <text:a xlink:type="simple" xlink:href="https://www.ukrinform.ua/rubric-economy/3724817-ebrr-pidpise-z-ukrainou-dokumenti-dla-zabezpecenna-realnogo-sektoru-ekonomiki.html" text:style-name="Internet_20_link" text:visited-style-name="Visited_20_Internet_20_Link">
reported</text:a>
, European Bank for Reconstruction and Development(EBRD)It plans to sign with Ukraine this week on the strengthening of energy security, the agricultural sector of the country.</text:p>
      <text:p text:style-name="P4">
<text:span text:style-name="T5">
Foto: www.naftogaz.com</text:span>
</text:p>
      <text:p text:style-name="P4">
News Source: <text:a xlink:type="simple" xlink:href="https://www.ukrinform.ua/rubric-economy/3725988-strategicni-zapasi-dekarbonizacia-i-donorska-pidtrimka-naftogaz-ta-urad-pidpisali-memorandum-z-ebrr.html" text:style-name="Internet_20_link" text:visited-style-name="Visited_20_Internet_20_Link">
https://www.ukrinform.ua/rubric-economy/3725988-strategicni-zapasi-dekarbonizacia-i-donorska-pidtrimka-naftogaz-ta-urad-pidpisali-memorandum-z-ebrr.html</text:a>
</text:p>
      <!--NEWS-->
      <text:h text:style-name="P10" text:outline-level="1">
<text:span text:style-name="T4">
Almost 600 houses remain flooded in Kherson region - Klimenko</text:span>
</text:h>
      <text:p text:style-name="P4">
Authors: Ukrinform (Person)</text:p>
      <text:p text:style-name="P4">
Publisher: Укринформ (Organization)</text:p>
      <text:p text:style-name="P4">
Published Time: 2023-06-21T20:33:00+03:00</text:p>
      <text:p text:style-name="P4">
Modified Time: 2023-06-21T20:33:00+03:00</text:p>
      <text:p text:style-name="P4">
Description: Over the past week, rescuers have pumped water from almost 700 households - as a result of the blasting of the Kakhovka hydroelectric power station, another 595 households remain flooded. - Ukrinform.</text:p>
      <text:p text:style-name="P4">
Images: ['<text:a xlink:type="simple" xlink:href="https://static.ukrinform.com/photos/2023_06/thumb_files/630_360_1686147031-809.jpg" text:style-name="Internet_20_link" text:visited-style-name="Visited_20_Internet_20_Link">
630_360_16861...</text:a>
']</text:p>
      <text:p text:style-name="P4">
Tags: ['Херсонщина', 'Клименко', 'Каховська ГЕС', 'Підтоплення']</text:p>
      <text:p text:style-name="P4">
Type: Article</text:p>
      <!--METADATA-->
      <text:p text:style-name="P4">
<draw:frame draw:style-name="fr1" draw:name="Image173" text:anchor-type="as-char" svg:width="6.9236in" svg:height="3.956343in" draw:z-index="0">
<draw:image xlink:href="../Images/yкринформ/2023-06-21T20-33-00-03-00/630_360_1686147031-809.jpg" xlink:type="simple" xlink:show="embed" xlink:actuate="onLoad" draw:mime-type="image/jpeg"/>
</draw:frame>
Satanti week rescuers pumped water from almost 700 households -as a result of the blasting of the Kakhovka hydroelectric power station, another 595 households remain flooded.</text:p>
      <text:p text:style-name="P4">
About it in <text:a xlink:type="simple" xlink:href="https://t.me/Klymenko_MVS/45" text:style-name="Internet_20_link" text:visited-style-name="Visited_20_Internet_20_Link">
telegram</text:a>
Igor Klimenko reported to the Minister of Internal Affairs, Ukrinform reports.</text:p>
      <text:p text:style-name="P4">
“595 homeowners remain flooded in Kherson region. Over the last week, water has been pumped out of almost 700 such households. There is 68 motor pump, ”Klimenko said.</text:p>
      <text:p text:style-name="P4">
He noted that in parallel, 10 water filtration stations work in order to produce drinking water to our citizens. Also, according to him, bottling leaves now have enough - stocks for at least a month.</text:p>
      <text:p text:style-name="P4">
<text:span text:style-name="T5">
Vido: [Telegram-channel of the Minister of Internal Affairs of Ukraine]](https://t.me/Klymenko_MVS/45)</text:span>
</text:p>
      <text:p text:style-name="P4">
The Ministry of Internal Affairs head informed that the work in the neighborhood of Misserson is continuing.</text:p>
      <text:p text:style-name="P4">
“There is a lot of work: both ordinary cleaning and disposal of mines. The work is designed by the fact that in some areas where the water has already gone, there is a highly high layer of silt - from 30 to 70 centimeters, ”the Minister emphasized.</text:p>
      <text:p text:style-name="P4">
<text:span text:style-name="T4">
 Read also: </text:span>
 <text:a xlink:type="simple" xlink:href="https://www.ukrinform.ua/rubric-regions/3725816-u-hersoni-bez-elektropostacanna-zalisautsa-se-majze-14-tisac-abonentiv.html" text:style-name="Internet_20_link" text:visited-style-name="Visited_20_Internet_20_Link">
in Kherson without power supply there are almost 14 thousand subscribers</text:a>
In addition, the Ministry of Internal Affairs reported that the water retreated from the shores of 1300-1600 meters, and the Dnieper River almost entered its line, which was 70 years.</text:p>
      <text:p text:style-name="P4">
“Despite <text:a xlink:type="simple" xlink:href="https://www.ukrinform.ua/tag-obstril" text:style-name="Internet_20_link" text:visited-style-name="Visited_20_Internet_20_Link">
shelling</text:a>
, we will work, we carry the service, we clean the streets, repair transformer substations, launch gas, launch public transport for our people, ”Klimenko stressed.</text:p>
      <text:p text:style-name="P4">
As reported by Ukrinform, since the beginning of the rescue operation the corresponding specialist was found in Kherson and <text:a xlink:type="simple" xlink:href="https://www.ukrinform.ua/rubric-regions/3725907-klimenko-rozpoviv-skilki-min-viavili-u-hersoni-z-pocatku-ratuvalnoi-operacii.html" text:style-name="Internet_20_link" text:visited-style-name="Visited_20_Internet_20_Link">
eliminated 62 mines.</text:a>
<text:span text:style-name="T5">
Foto: Ministry of Internal Affairs</text:span>
</text:p>
      <text:p text:style-name="P4">
News Source: <text:a xlink:type="simple" xlink:href="https://www.ukrinform.ua/rubric-regions/3725989-na-hersonsini-zalisautsa-pidtoplenimi-majze-600-domiv-klimenko.html" text:style-name="Internet_20_link" text:visited-style-name="Visited_20_Internet_20_Link">
https://www.ukrinform.ua/rubric-regions/3725989-na-hersonsini-zalisautsa-pidtoplenimi-majze-600-domiv-klimenko.html</text:a>
</text:p>
      <!--NEWS-->
      <text:h text:style-name="P10" text:outline-level="1">
<text:span text:style-name="T4">
Basketball player 3x3 of the national team of Ukraine: they came as much as possible on the site</text:span>
</text:h>
      <text:p text:style-name="P4">
Authors: Ukrinform (Person)</text:p>
      <text:p text:style-name="P4">
Publisher: Укринформ (Organization)</text:p>
      <text:p text:style-name="P4">
Published Time: 2023-06-21T20:41:05+03:00</text:p>
      <text:p text:style-name="P4">
Modified Time: 2023-06-21T20:41:05+03:00</text:p>
      <text:p text:style-name="P4">
Description: The Ukrainian Basketball Basketball Team of Ukraine shared the expectations of speech at the European Games 2023. - Ukrinform.</text:p>
      <text:p text:style-name="P4">
Images: ['<text:a xlink:type="simple" xlink:href="https://static.ukrinform.com/photos/2023_06/thumb_files/630_360_1687369166-717.jpg" text:style-name="Internet_20_link" text:visited-style-name="Visited_20_Internet_20_Link">
630_360_16873...</text:a>
']</text:p>
      <text:p text:style-name="P4">
Tags: ['Баскетбол', 'Збірна України', 'Європейські ігри']</text:p>
      <text:p text:style-name="P4">
Type: Article</text:p>
      <!--METADATA-->
      <text:p text:style-name="P4">
<draw:frame draw:style-name="fr1" draw:name="Image174" text:anchor-type="as-char" svg:width="6.9236in" svg:height="3.956343in" draw:z-index="0">
<draw:image xlink:href="../Images/yкринформ/2023-06-21T20-41-05-03-00/630_360_1687369166-717.jpg" xlink:type="simple" xlink:show="embed" xlink:actuate="onLoad" draw:mime-type="image/jpeg"/>
</draw:frame>
Basketball 3x3 of the Basketball Ukraine, Christina Filevich, shared the expectations of the recession at the European Games-2023.</text:p>
      <text:p text:style-name="P4">
She told this exclusively in a comment to Ukrinform correspondent.</text:p>
      <text:p text:style-name="P4">
“Poland, Estonia and Lithuania are good teams, so I think it is worth preparing to be advisory and intense games. In basketball 3x3 it is difficult to predict something. Litvabula is one of the top national teams in recent years, Estonia and Poland are also quite interesting. This is a strong group, so we will try to show the maximum result, ”she said.</text:p>
      <text:p text:style-name="P4">
The basketball player emphasized that the national team of Ukraine is accustomed to the stressful schedule of competitions, so the strength for the whole tournament would be enough.</text:p>
      <text:p text:style-name="P4">
“We hope that we will have the strength to undergo a busy schedule of games. For the first time, so we are used to. We are inspired by those who protect our country. They make it unrealistic and give us faith in ourselves, strength. Also, we thank you to our relatives, who believe in us despite everything. Of course, it is worth mentioning the funding, which in such a difficult time find the money to help us, ”Filevich said.</text:p>
      <text:p text:style-name="P4">
Christina also emphasized that the atmosphere in the national team of Ukraine is good and girls support each other.</text:p>
      <text:p text:style-name="P4">
“Every competition, their organization is interesting in their own way. Now I like everything. The location is interesting, in the village in general everything is fine. They were only for one purpose: as much as possible to stand on the site. We mingle each other to maintain, keep our emotions in ourselves, ” - summarizes a malobasquetball player.</text:p>
      <text:p text:style-name="P4">
<text:span text:style-name="T4">
 Read also: </text:span>
 <text:a xlink:type="simple" xlink:href="https://www.ukrinform.ua/rubric-sports/3725512-evropejski-igri2023-igri-peremozciv-igri-povagi-igri-bez-rosian.html" text:style-name="Internet_20_link" text:visited-style-name="Visited_20_Internet_20_Link">
<text:span text:style-name="T4">
 European </text:span>
 <text:span text:style-name="T4">
 </text:span>
 Games ** -2023 -Games of winners, games, games without Russians</text:a>
As it was reported, the competition will be held on June 21-24. The Ukrainians have got to the group, where the national teams of Lithuania, Poland and Estonia will also play.</text:p>
      <text:p text:style-name="P4">
The two best teams from the group will reach the quarterfinal round, and then the Warriors of European Games will be determined by the Zolympic system. The Ukrainian national team can be found <text:a xlink:type="simple" xlink:href="https://www.ukrinform.ua/rubric-sports/3725132-evropejski-igri-kalendar-matciv-zinocoi-zbirnoi-ukraini-z-basketbolu-3h3.html" text:style-name="Internet_20_link" text:visited-style-name="Visited_20_Internet_20_Link">
here</text:a>
.</text:p>
      <text:p text:style-name="P4">
Photo: fbu.ua</text:p>
      <text:p text:style-name="P4">
News Source: <text:a xlink:type="simple" xlink:href="https://www.ukrinform.ua/rubric-sports/3725992-basketbolistka-3h3-zbirnoi-ukraini-priihali-maksimalno-viklastisa-na-majdanciku.html" text:style-name="Internet_20_link" text:visited-style-name="Visited_20_Internet_20_Link">
https://www.ukrinform.ua/rubric-sports/3725992-basketbolistka-3h3-zbirnoi-ukraini-priihali-maksimalno-viklastisa-na-majdanciku.html</text:a>
</text:p>
      <!--NEWS-->
      <text:h text:style-name="P10" text:outline-level="1">
<text:span text:style-name="T4">
In Lviv, they said goodbye to Hero of Ukraine Igor Dashko</text:span>
</text:h>
      <text:p text:style-name="P4">
Authors: Ukrinform (Person)</text:p>
      <text:p text:style-name="P4">
Publisher: Укринформ (Organization)</text:p>
      <text:p text:style-name="P4">
Published Time: 2023-06-21T20:44:49+03:00</text:p>
      <text:p text:style-name="P4">
Modified Time: 2023-06-21T20:44:49+03:00</text:p>
      <text:p text:style-name="P4">
Description: In Lviv, in the garrison temple, they said goodbye to the Hero of Ukraine, the border guard Igor Dashko. - Ukrinform.</text:p>
      <text:p text:style-name="P4">
Images: ['<text:a xlink:type="simple" xlink:href="https://static.ukrinform.com/photos/2023_06/thumb_files/630_360_1687369147-317.jpg" text:style-name="Internet_20_link" text:visited-style-name="Visited_20_Internet_20_Link">
630_360_16873...</text:a>
']</text:p>
      <text:p text:style-name="P4">
Tags: ['Львів', 'Прощання', 'Загибель', 'Війна з Росією', 'Ігор Дашко']</text:p>
      <text:p text:style-name="P4">
Type: Article</text:p>
      <!--METADATA-->
      <text:p text:style-name="P4">
<draw:frame draw:style-name="fr1" draw:name="Image175" text:anchor-type="as-char" svg:width="6.9236in" svg:height="3.956343in" draw:z-index="0">
<draw:image xlink:href="../Images/yкринформ/2023-06-21T20-44-49-03-00/630_360_1687369147-317.jpg" xlink:type="simple" xlink:show="embed" xlink:actuate="onLoad" draw:mime-type="image/jpeg"/>
</draw:frame>
In Lviv, the Karnizona Temple said goodbye to the Hero of Ukraine, the border guard Igor Dashko.</text:p>
      <text:p text:style-name="P4">
This was reported on <text:a xlink:type="simple" xlink:href="https://mvs.gov.ua/uk/news/u-lvovi-poproshhalisia-z-gerojem-ukrayini-igorem-daskom" text:style-name="Internet_20_link" text:visited-style-name="Visited_20_Internet_20_Link">
the portal of the Ministry of Internal Affairs of Ukraine</text:a>
, reports Ukrinform.</text:p>
      <text:p text:style-name="P4">
The border guard was reportedly died a year ago during the defense of Mariupol.</text:p>
      <text:p text:style-name="P4">
"In the garrison temple of the Holy Apostles Peter and Paul in Lviv during the memorial, they were memory of the hero and held a city's farewell ceremony.</text:p>
      <text:p text:style-name="P4">
<text:span text:style-name="T4">
 Read also: </text:span>
 [in Chernihiv ** said goodby(https://www.ukrinform.ua/rubric-regions/3720540-u-cernigovi-poprosalisa-iz-zahisnikom-mariupola-mikolou-baranovskim.html)For personal courage and heroism, revealed in the protection of state sovereignty of Tatertorial integrity of Ukraine, selfless service to the Ukrainian people of the President of Ukraine Igor Dashka was awarded the title Hero of Ukraine(posthumously). Також офіцеру присвоєно військове звання «полковник» (posthumously).</text:p>
      <text:p text:style-name="P4">
Відповідно до волевиявлення львів’ян, 29 вересня 2022 року колишню вулицюФілатова у Львові було перейменовано на честь Ігоря Дашка.</text:p>
      <text:p text:style-name="P4">
In addition, the streets renamed in his honor are now in Sambir Tachmelnitsky.</text:p>
      <text:p text:style-name="P4">
Igor was reportedly born in Sambir, Lviv region. In 1999 he joined the ranks of border guards. For more than 10 years of his life, the officer is dedicated to the protection of the Western borders of Ukraine.</text:p>
      <text:p text:style-name="P4">
</text:p>
      <text:p text:style-name="P4">
In the battles for <text:a xlink:type="simple" xlink:href="https://www.ukrinform.ua/tag-mariupol" text:style-name="Internet_20_link" text:visited-style-name="Visited_20_Internet_20_Link">
Mariupol</text:a>
, during the breakdown of a breakthrough by the enemy of defense, he covered his brothers' departure to spare positions. Was seriously injured. In order not to be captured by himself and not to seize the radio station, the warrior made a difficult decision - to blow up himself. The last words of the courageous border guard were heard on the radio: "Glorya Ukraine!"</text:p>
      <text:p text:style-name="P4">
News Source: <text:a xlink:type="simple" xlink:href="https://www.ukrinform.ua/rubric-regions/3725994-u-lvovi-poprosalisa-z-geroem-ukraini-igorem-daskom.html" text:style-name="Internet_20_link" text:visited-style-name="Visited_20_Internet_20_Link">
https://www.ukrinform.ua/rubric-regions/3725994-u-lvovi-poprosalisa-z-geroem-ukraini-igorem-daskom.html</text:a>
</text:p>
      <!--NEWS-->
      <text:h text:style-name="P10" text:outline-level="1">
<text:span text:style-name="T4">
Danilov does not exclude personnel decisions at a NSDC meeting on the state of shelter</text:span>
</text:h>
      <text:p text:style-name="P4">
Authors: Ukrinform (Person)</text:p>
      <text:p text:style-name="P4">
Publisher: Укринформ (Organization)</text:p>
      <text:p text:style-name="P4">
Published Time: 2023-06-21T20:45:00+03:00</text:p>
      <text:p text:style-name="P4">
Modified Time: 2023-06-21T20:45:00+03:00</text:p>
      <text:p text:style-name="P4">
Description: The secretary of the National Security and Defense Council of Ukraine Alexey Danilov admitted the likelihood of personnel decisions at the future meeting of the NSDC on Friday, which will relate to the state of shelters in Ukraine. - Ukrinform.</text:p>
      <text:p text:style-name="P4">
Images: ['<text:a xlink:type="simple" xlink:href="https://static.ukrinform.com/photos/2023_04/thumb_files/630_360_1680783799-703.jpg" text:style-name="Internet_20_link" text:visited-style-name="Visited_20_Internet_20_Link">
630_360_16807...</text:a>
']</text:p>
      <text:p text:style-name="P4">
Tags: ['РНБО', 'Данілов', 'Укриття', 'Єдині новини']</text:p>
      <text:p text:style-name="P4">
Type: Article</text:p>
      <!--METADATA-->
      <text:p text:style-name="P4">
<draw:frame draw:style-name="fr1" draw:name="Image179" text:anchor-type="as-char" svg:width="6.9236in" svg:height="3.956343in" draw:z-index="0">
<draw:image xlink:href="../Images/yкринформ/2023-06-21T20-45-00-03-00/630_360_1680783799-703.jpg" xlink:type="simple" xlink:show="embed" xlink:actuate="onLoad" draw:mime-type="image/jpeg"/>
</draw:frame>
The Secretaries of National Security and Defense of Ukraine Alexey Danilov is the permissibility of personnel decisions at the future meeting of the NSDC on Friday, will be a state of shelters in Ukraine.</text:p>
      <text:p text:style-name="P4">
Danilov said this on the air of a nationwide television "Unin", Ukrinform reports.</text:p>
      <text:p text:style-name="P4">
“The President has instructed to gather a meeting <text:a xlink:type="simple" xlink:href="https://www.ukrinform.ua/tag-rnbo" text:style-name="Internet_20_link" text:visited-style-name="Visited_20_Internet_20_Link">
NSDC</text:a>
. After those tragic events that were given in Kiev, the task was to check all shelters in our country. Such a check took place. The assessment was given. And on Friday at the meeting will be addressed this issue. There will be a report by Minister Klimenko. Another minister who was directly responsible for checking. And the reports will be made appropriate decisions, ”Danilov said.</text:p>
      <text:p text:style-name="P4">
It does not exclude that there may be personnel decisions, taking into account the sensitivity.</text:p>
      <text:p text:style-name="P4">
As <text:a xlink:type="simple" xlink:href="https://www.ukrinform.ua/rubric-polytics/3723775-zelenskij-sklikae-zasidanna-rnbo.html" text:style-name="Internet_20_link" text:visited-style-name="Visited_20_Internet_20_Link">
reported</text:a>
, President Vladimirzelensky convenes a meeting of the National Security and Defense Council of Ukraine for June 23.</text:p>
      <text:p text:style-name="P4">
<text:span text:style-name="T4">
 Read also: </text:span>
 <text:a xlink:type="simple" xlink:href="https://www.ukrinform.ua/rubric-kyiv/3725781-zacinene-ukritta-direktora-departamentu-kmda-vidpravili-pid-domasnij-arest.html" text:style-name="Internet_20_link" text:visited-style-name="Visited_20_Internet_20_Link">
closed shelter: Director of the KSCA Department sent house arrest</text:a>
On the night of June 1, Russian troops attacked Kiev with rockets again. He let out in the direction of the capital 10 "Iskander". Everyone destroyed the antitumor. As a result of a rocket strike <text:a xlink:type="simple" xlink:href="https://www.ukrinform.ua/rubric-kyiv/3716810-policia-utocnila-informaciu-pro-zagiblih-u-kievi-dvoe-zinok-i-devatiricna-ditina.html" text:style-name="Internet_20_link" text:visited-style-name="Visited_20_Internet_20_Link">
19 people were injured, three of them were coming, including a 9-year-old girl</text:a>
.</text:p>
      <text:p text:style-name="P4">
Relatives of the victims stated that the shelter, to which people came during the air anxiety, was closed. On June 3, the court elected precautionary measures to persons detained in connection with the death of people near the shelter of the Podznyansky district of Kiev.</text:p>
      <text:p text:style-name="P4">
After the tragedy, an increased shelter check began in the capital.</text:p>
      <text:p text:style-name="P4">
News Source: <text:a xlink:type="simple" xlink:href="https://www.ukrinform.ua/rubric-polytics/3725995-danilov-ne-viklucae-kadrovih-risen-na-zasidanni-rnbo-sodo-stanu-ukrittiv.html" text:style-name="Internet_20_link" text:visited-style-name="Visited_20_Internet_20_Link">
https://www.ukrinform.ua/rubric-polytics/3725995-danilov-ne-viklucae-kadrovih-risen-na-zasidanni-rnbo-sodo-stanu-ukrittiv.html</text:a>
</text:p>
      <!--NEWS-->
      <text:h text:style-name="P10" text:outline-level="1">
<text:span text:style-name="T4">
The Lithuanian Seimas initiated the deprivation of citizenship of a figure skater for participation in the show in the Russian Federation</text:span>
</text:h>
      <text:p text:style-name="P4">
Authors: Ukrinform (Person)</text:p>
      <text:p text:style-name="P4">
Publisher: Укринформ (Organization)</text:p>
      <text:p text:style-name="P4">
Published Time: 2023-06-21T20:54:00+03:00</text:p>
      <text:p text:style-name="P4">
Modified Time: 2023-06-21T23:54:00+03:00</text:p>
      <text:p text:style-name="P4">
Description: The speaker of the Lithuanian Parliament Victoria Chmilite-Nilsen believes that the initiative of deprivation of Lithuanian citizenship of the figure skater Margarita Drobzitzko, which in August 2022 performed in Russia, will be implemented. - Ukrinform.</text:p>
      <text:p text:style-name="P4">
Images: ['<text:a xlink:type="simple" xlink:href="https://static.ukrinform.com/photos/2023_06/thumb_files/630_360_1687376526-294.jpg" text:style-name="Internet_20_link" text:visited-style-name="Visited_20_Internet_20_Link">
630_360_16873...</text:a>
']</text:p>
      <text:p text:style-name="P4">
Tags: ['Литва', 'Спорт', 'Громадянство', 'фігурне катання']</text:p>
      <text:p text:style-name="P4">
Type: Article</text:p>
      <!--METADATA-->
      <text:p text:style-name="P4">
<draw:frame draw:style-name="fr1" draw:name="Image180" text:anchor-type="as-char" svg:width="6.9236in" svg:height="3.956343in" draw:z-index="0">
<draw:image xlink:href="../Images/yкринформ/2023-06-21T20-54-00-03-00/630_360_1687376526-294.jpg" xlink:type="simple" xlink:show="embed" xlink:actuate="onLoad" draw:mime-type="image/jpeg"/>
</draw:frame>
Lithuanian speaker Victoria Chmilite-Nielsen believes that the initiative of deprivation of the citizenship of the figure skater Margarita Drobbizko, which in August 2022 performed in Russia, will be implemented.</text:p>
      <text:p text:style-name="P4">
She said this in an interview <text:a xlink:type="simple" xlink:href="https://www.lrt.lt/naujienos/lietuvoje/2/2017772/seimo-pirmininke-apie-iniciatyva-panaikinti-pilietybe-drobiazko-tiketina-sis-sprendimas-bus-priimtas" text:style-name="Internet_20_link" text:visited-style-name="Visited_20_Internet_20_Link">
National Radio</text:a>
, reports Ukrinform.</text:p>
      <text:p text:style-name="P4">
“They have been talking about it for a long time. Apparently, we have already approached the final stage of this solution. As far as I know, this is supported, so it is likely that the decision will be made, ”Chmilite-Nielsen said.</text:p>
      <text:p text:style-name="P4">
It is noted that on Tuesday, the deputies of the Seimas initiated the cancellation of Lithuanian citizenship Drobia. They appealed to the Ministry of Internal Affairs to evaluate the grounds for deprivation of citizenship skater, according to recently adopted legislative amendments.</text:p>
      <text:p text:style-name="P4">
<text:span text:style-name="T4">
 Read also: </text:span>
 <text:span text:style-name="T4">
 [Lithuanian Customs Customs is strengthened(https://www.ukrinform.ua/rubric-economy/3725527-mitnica-litvi-posilue-pravila-provezenna-tovariv-cerez-rf-ta-bilorus.html)</text:span>
</text:p>
      <text:p text:style-name="P4">
In March Lithuanian <text:a xlink:type="simple" xlink:href="https://www.delfi.lt/ru/news/politics/seym-litvy-iniciiroval-lishenie-grazhdanstva-olimpiyskoy-figuristki-za-vystuplenie-na-scene-v-rossii-93726435" text:style-name="Internet_20_link" text:visited-style-name="Visited_20_Internet_20_Link">
deputies</text:a>
allowed to deprive the citizenship of persons whose actions are giving the interests of the country's security or its allies, if the passport is previously published as an exception.</text:p>
      <text:p text:style-name="P4">
Margarita was born in Moscow. After the collapse of the USSR, Lithuania received a country and made this country paired with Vinglas Vanagas, and married in 2000. The couple participated in the Olympic Games five times. Drnoblyzko and Vanagas were winners of the World Cup and two championships.</text:p>
      <text:p text:style-name="P4">
In August 2022, the couple took part in the Russian Dance show "Lebedineozero" in Sochi. He was prepared by Tatiana Navka - the wife of the Kremlin speaker Dmitrypeskov.</text:p>
      <text:p text:style-name="P4">
<text:span text:style-name="T5">
Foto: bns nuotr</text:span>
</text:p>
      <text:p text:style-name="P4">
News Source: <text:a xlink:type="simple" xlink:href="https://www.ukrinform.ua/rubric-sports/3726023-sejm-litvi-iniciuvav-pozbavlenna-gromadanstva-figuristki-drobazko-za-ucast-u-sou-v-rosii.html" text:style-name="Internet_20_link" text:visited-style-name="Visited_20_Internet_20_Link">
https://www.ukrinform.ua/rubric-sports/3726023-sejm-litvi-iniciuvav-pozbavlenna-gromadanstva-figuristki-drobazko-za-ucast-u-sou-v-rosii.html</text:a>
</text:p>
      <!--NEWS-->
      <text:h text:style-name="P10" text:outline-level="1">
<text:span text:style-name="T4">
Ukraine's youth football team started with victory at the European Championship</text:span>
</text:h>
      <text:p text:style-name="P4">
Authors: Ukrinform (Person)</text:p>
      <text:p text:style-name="P4">
Publisher: Укринформ (Organization)</text:p>
      <text:p text:style-name="P4">
Published Time: 2023-06-21T21:01:12+03:00</text:p>
      <text:p text:style-name="P4">
Modified Time: 2023-06-21T21:01:12+03:00</text:p>
      <text:p text:style-name="P4">
Description: The U-21 Football national team won the first victory at the European Youth Championship. - Ukrinform.</text:p>
      <text:p text:style-name="P4">
Images: ['<text:a xlink:type="simple" xlink:href="https://static.ukrinform.com/photos/2023_06/thumb_files/630_360_1687370409-240.jpeg" text:style-name="Internet_20_link" text:visited-style-name="Visited_20_Internet_20_Link">
630_360_16873...</text:a>
']</text:p>
      <text:p text:style-name="P4">
Tags: ['Футбол']</text:p>
      <text:p text:style-name="P4">
Type: Article</text:p>
      <!--METADATA-->
      <text:p text:style-name="P4">
<draw:frame draw:style-name="fr1" draw:name="Image181" text:anchor-type="as-char" svg:width="6.9236in" svg:height="3.956343in" draw:z-index="0">
<draw:image xlink:href="../Images/yкринформ/2023-06-21T21-01-12-03-00/630_360_1687370409-240.jpeg" xlink:type="simple" xlink:show="embed" xlink:actuate="onLoad" draw:mime-type="image/jpeg"/>
</draw:frame>
The U-21 Football national team won the first victory at the European Youth Championship.</text:p>
      <text:p text:style-name="P4">
In the first round of "Blue and yellow" they overcome a peer from Croatia - 2-0 in group B, Ukrinform reports.</text:p>
      <text:p text:style-name="P4">
Kashchuk and sican were distinguished in Ukraine for 19 and 48 minutes.</text:p>
      <text:p text:style-name="P4">
In a parallel quartet match, Romania will play with Spain. The beginning of the match is O21: 45 behind Kiev.</text:p>
      <text:p text:style-name="P4">
The victory allowed Ruslana Rotan's ward to lead the group.</text:p>
      <text:p text:style-name="P4">
<text:span text:style-name="T4">
 Read also: </text:span>
 <text:a xlink:type="simple" xlink:href="https://www.ukrinform.ua/rubric-sports/3725705-molodizna-zbirna-ukraini-z-futbolu-istoria-vistupiv-u-finalnih-stadiah-evro.html" text:style-name="Internet_20_link" text:visited-style-name="Visited_20_Internet_20_Link">
Ukrainian youth team with <text:span text:style-name="T4">
 football </text:span>
 U: history of speech in the final stages of the euro</text:a>
In the next match, the youth team of Ukraine will play with Romania on June 24.</text:p>
      <text:p text:style-name="P4">
Photo: UAF</text:p>
      <text:p text:style-name="P4">
News Source: <text:a xlink:type="simple" xlink:href="https://www.ukrinform.ua/rubric-sports/3725998-molodizna-zbirna-ukraini-z-futbolu-startuvala-z-peremogi-na-cempionati-evropi.html" text:style-name="Internet_20_link" text:visited-style-name="Visited_20_Internet_20_Link">
https://www.ukrinform.ua/rubric-sports/3725998-molodizna-zbirna-ukraini-z-futbolu-startuvala-z-peremogi-na-cempionati-evropi.html</text:a>
</text:p>
      <!--NEWS-->
      <text:h text:style-name="P10" text:outline-level="1">
<text:span text:style-name="T4">
Sexism in the admissions committee of the Lviv Medical University will be investigated</text:span>
</text:h>
      <text:p text:style-name="P4">
Authors: Ukrinform (Person)</text:p>
      <text:p text:style-name="P4">
Publisher: Укринформ (Organization)</text:p>
      <text:p text:style-name="P4">
Published Time: 2023-06-21T21:07:00+03:00</text:p>
      <text:p text:style-name="P4">
Modified Time: 2023-06-21T21:07:00+03:00</text:p>
      <text:p text:style-name="P4">
Description: The Ministry of Health created a commission to investigate a scandal with a sexist statement of the Danil Halytsky National Medical University of Lviv during the division into an internship. - Ukrinform.</text:p>
      <text:p text:style-name="P4">
Images: ['<text:a xlink:type="simple" xlink:href="https://static.ukrinform.com/photos/2023_06/thumb_files/630_360_1687370960-916.jpg" text:style-name="Internet_20_link" text:visited-style-name="Visited_20_Internet_20_Link">
630_360_16873...</text:a>
']</text:p>
      <text:p text:style-name="P4">
Tags: ['Гендерна рівність', 'Львів', 'Медицина', 'МОЗ', 'Права людини', 'Університет Богомольця', 'Університет']</text:p>
      <text:p text:style-name="P4">
Type: Article</text:p>
      <!--METADATA-->
      <text:p text:style-name="P4">
<draw:frame draw:style-name="fr1" draw:name="Image182" text:anchor-type="as-char" svg:width="6.9236in" svg:height="3.956343in" draw:z-index="0">
<draw:image xlink:href="../Images/yкринформ/2023-06-21T21-07-00-03-00/630_360_1687370960-916.jpg" xlink:type="simple" xlink:show="embed" xlink:actuate="onLoad" draw:mime-type="image/jpeg"/>
</draw:frame>
Brain the commission to investigate the scandal with the sexist statements by the Metric Commission of the Lviv National Medical University named Halytsky during the division into the internship.</text:p>
      <text:p text:style-name="P4">
About this <text:a xlink:type="simple" xlink:href="https://moz.gov.ua/article/news/studenti-%e2%80%93-ne-mishen-dlja-slovesnogo-nasilstva-rektoriv-%e2%80%93-pozicija-moz" text:style-name="Internet_20_link" text:visited-style-name="Visited_20_Internet_20_Link">
reported</text:a>
On the Ministry's website, Ukrinform reports.</text:p>
      <text:p text:style-name="P4">
“The Ministry of Health condemns any manifestations of sexism of a tangent attitude towards students. For this, anyone who was involved in this agent will be responsible. Currently, the Ministry of Health has already created a compensation to assess the situation in the Lviv National Middle Age. Danylo Halytsky during the distribution of winery students. It will include representatives of the Ministry of Health and the relevant departments, ”the message reads.</text:p>
      <text:p text:style-name="P4">
<text:span text:style-name="T4">
 Read also: </text:span>
 <text:span text:style-name="T4">
 <text:a xlink:type="simple" xlink:href="https://www.ukrinform.ua/rubric-society/3688752-lubinec-nagadav-ak-podati-zvernenna-do-ofisu-ombudsmana.html" text:style-name="Internet_20_link" text:visited-style-name="Visited_20_Internet_20_Link">
Lubinets reminded you how to apply for human violations</text:a>
</text:span>
</text:p>
      <text:p text:style-name="P4">
It is noted that the commission will analyze the situation and give a detailed assessment of the actions and members of the admission committee. A separate subject of investigation was the representative of the Ministry of Health, who was present at the meeting of the report, but in no way responded to the unacceptable behavior of the University Report Commission.</text:p>
      <text:p text:style-name="P4">
“Students, our future physicians who have continued their studies and plan their career in Ukraine in the war, should in no way become targets for Slavic violence. Any manifestations of sexism, verbal violence, biased attitude or insults towards students are a shame for the institution of higher education and its leadership. Such actions will not be left without punishment. The Ministry of Health is apologizing to the students who have become participants in this agent, ”the Ministry of Health noted.</text:p>
      <text:p text:style-name="P4">
<text:span text:style-name="T4">
 Read also: </text:span>
 <text:span text:style-name="T4">
 [medical students who are abroad, can stand the "Step" examination exam(https://www.ukrinform.ua/rubric-society/3688618-studentimediki-aki-perebuvaut-za-kordonom-mozut-sklasti-ispit-krok-za-mezami-ukraini.html)</text:span>
</text:p>
      <text:p text:style-name="P4">
The ministry emphasized that “in the near future the corresponding decisions will be made.” In addition, "numerous complaints of students of the HEA will be elaborated, which relate to the procedure for the internship in the internship."</text:p>
      <text:p text:style-name="P4">
News Source: <text:a xlink:type="simple" xlink:href="https://www.ukrinform.ua/rubric-society/3726005-seksizm-u-prijmalnij-komisii-lvivskomu-meduniversitetu-rozsliduvatime-komisia-moz.html" text:style-name="Internet_20_link" text:visited-style-name="Visited_20_Internet_20_Link">
https://www.ukrinform.ua/rubric-society/3726005-seksizm-u-prijmalnij-komisii-lvivskomu-meduniversitetu-rozsliduvatime-komisia-moz.html</text:a>
</text:p>
      <!--NEWS-->
      <text:h text:style-name="P10" text:outline-level="1">
<text:span text:style-name="T4">
In Vilnius, Ukraine has to receive an invitation or a plan for joining NATO - Rasmussen</text:span>
</text:h>
      <text:p text:style-name="P4">
Authors: Ukrinform (Person)</text:p>
      <text:p text:style-name="P4">
Publisher: Укринформ (Organization)</text:p>
      <text:p text:style-name="P4">
Published Time: 2023-06-21T21:07:08+03:00</text:p>
      <text:p text:style-name="P4">
Modified Time: 2023-06-21T21:07:08+03:00</text:p>
      <text:p text:style-name="P4">
Description: The North Atlantic Alliance must reach the consensus on the invitation of Ukraine to NATO already during a summit in Vilnius, however, if this does not happen, it is necessary to outline a clear path of its full membership. - Ukrinform.</text:p>
      <text:p text:style-name="P4">
Images: ['<text:a xlink:type="simple" xlink:href="https://static.ukrinform.com/photos/2023_05/thumb_files/630_360_1684147437-259.jpg" text:style-name="Internet_20_link" text:visited-style-name="Visited_20_Internet_20_Link">
630_360_16841...</text:a>
']</text:p>
      <text:p text:style-name="P4">
Tags: ['Расмуссен', 'Саміт НАТО', 'Україна']</text:p>
      <text:p text:style-name="P4">
Type: Article</text:p>
      <!--METADATA-->
      <text:p text:style-name="P4">
<draw:frame draw:style-name="fr1" draw:name="Image183" text:anchor-type="as-char" svg:width="6.9236in" svg:height="3.956343in" draw:z-index="0">
<draw:image xlink:href="../Images/yкринформ/2023-06-21T21-07-08-03-00/630_360_1684147437-259.jpg" xlink:type="simple" xlink:show="embed" xlink:actuate="onLoad" draw:mime-type="image/jpeg"/>
</draw:frame>
The North Atlantic Alliance must reach the consensus on the invitation of Ukraine to the gowns during a summit in Vilnius, however, if this does not happen, it is necessary to prevent a clear path of its full membership.</text:p>
      <text:p text:style-name="P4">
This was stated on Wednesday during online exclusion by the former NATO Secretary General, the Exglavlav Denmark Anders Fog Rasmussen, Ukrinform correspondent reports.</text:p>
      <text:p text:style-name="P4">
“Ukraine has been waiting for 15 years(After the summit in Bucharest - ed.), and it is not interfered with safe. It is time to move Ukraine to a safe place, as it was Medical with Finland and Sweden, ”Exglav the Alliance said.</text:p>
      <text:p text:style-name="P4">
He called on Member States to reach consensus on the invitation of Ukraine by static <text:a xlink:type="simple" xlink:href="https://www.ukrinform.ua/tag-nato" text:style-name="Internet_20_link" text:visited-style-name="Visited_20_Internet_20_Link">
NATO</text:a>
During a summit in Vilnius, because if you expect to end the fighting in its territory, it will even more no longer make every effort to continue aggression.</text:p>
      <text:p text:style-name="P4">
If the Alliance fails to reach such consent in Vilnius, then it is necessary to outline Ukraine to membership, which should provide at least three steps, considers Rosmussen.</text:p>
      <text:p text:style-name="P4">
<text:span text:style-name="T4">
 Read also: </text:span>
 <text:a xlink:type="simple" xlink:href="https://www.ukrinform.ua/rubric-polytics/3724788-ukraina-stane-clenom-nato-ale-zaprosenna-u-vilnusi-ne-bude-stoltenberg.html" text:style-name="Internet_20_link" text:visited-style-name="Visited_20_Internet_20_Link">
Ukraine will become a member of NATO, but the invitation in <text:span text:style-name="T4">
 Vilnius </text:span>
 will not be - Stoltenberg</text:a>
“First, to eliminate the need for a member action plan(Chipboard)As it was a downtime with Finland and Sweden, ”the former NATO Secretary General said.</text:p>
      <text:p text:style-name="P4">
He stressed that the Ukrainian army is now obviously one of the most capable in Europe.</text:p>
      <text:p text:style-name="P4">
"Second,(In Vilnius - Ed.)A promise to consider a statement of NATO's expansion at Washington next year, ”Rasmussen could be made.</text:p>
      <text:p text:style-name="P4">
And thirdly, it would be advisable to establish a Ukraine-Ukraine Council, which would determine the conditions for the country's accession to the downside alliance.</text:p>
      <text:p text:style-name="P4">
<text:span text:style-name="T4">
 Read also: </text:span>
 <text:a xlink:type="simple" xlink:href="https://www.ukrinform.ua/rubric-ato/3725713-ukraina-v-nato-ale-pisla-zakincenna-vijni-u-comu-rizik-podibnogo-formuluvanna.html" text:style-name="Internet_20_link" text:visited-style-name="Visited_20_Internet_20_Link">
Ukraine - in NATO, but after the end of the war: in the case of such a formulation? </text:a>
As reported by Ukrinform, the President's office called NATO Alliance not to consider martial law, which operates in Ukraine through Russian aggression, and <text:a xlink:type="simple" xlink:href="https://www.ukrinform.ua/rubric-polytics/3725985-v-op-zaklikaut-nadati-ukraini-zaprosenna-v-nato-popri-stan-vijni-z-rosieu.html" text:style-name="Internet_20_link" text:visited-style-name="Visited_20_Internet_20_Link">
as soon as possible to Ukraine as an invitation to Ukraine in the Alliance</text:a>
.</text:p>
      <text:p text:style-name="P4">
<text:span text:style-name="T5">
FOTO: Shutterstock</text:span>
</text:p>
      <text:p text:style-name="P4">
News Source: <text:a xlink:type="simple" xlink:href="https://www.ukrinform.ua/rubric-polytics/3725999-u-vilnusi-ukraina-mae-otrimati-zaprosenna-abo-plan-vstupu-do-nato-rasmussen.html" text:style-name="Internet_20_link" text:visited-style-name="Visited_20_Internet_20_Link">
https://www.ukrinform.ua/rubric-polytics/3725999-u-vilnusi-ukraina-mae-otrimati-zaprosenna-abo-plan-vstupu-do-nato-rasmussen.html</text:a>
</text:p>
      <!--NEWS-->
      <text:h text:style-name="P10" text:outline-level="1">
<text:span text:style-name="T4">
Kuleba held the first meeting with the new Turkish Foreign Ministry</text:span>
</text:h>
      <text:p text:style-name="P4">
Authors: Ukrinform (Person)</text:p>
      <text:p text:style-name="P4">
Publisher: Укринформ (Organization)</text:p>
      <text:p text:style-name="P4">
Published Time: 2023-06-21T21:09:00+03:00</text:p>
      <text:p text:style-name="P4">
Modified Time: 2023-06-21T21:09:00+03:00</text:p>
      <text:p text:style-name="P4">
Description: Foreign Minister of Ukraine Dmytro Kuleba held a first meeting in London with a new Turkish colleague Hakan Fidan. - Ukrinform.</text:p>
      <text:p text:style-name="P4">
Images: ['<text:a xlink:type="simple" xlink:href="https://static.ukrinform.com/photos/2023_06/thumb_files/630_360_1687370794-105.jpg" text:style-name="Internet_20_link" text:visited-style-name="Visited_20_Internet_20_Link">
630_360_16873...</text:a>
']</text:p>
      <text:p text:style-name="P4">
Tags: ['Дмитро Кулеба', 'МЗС', 'Україна', 'Туреччина']</text:p>
      <text:p text:style-name="P4">
Type: Article</text:p>
      <!--METADATA-->
      <text:p text:style-name="P4">
<draw:frame draw:style-name="fr1" draw:name="Image184" text:anchor-type="as-char" svg:width="6.9236in" svg:height="3.956343in" draw:z-index="0">
<draw:image xlink:href="../Images/yкринформ/2023-06-21T21-09-00-03-00/630_360_1687370794-105.jpg" xlink:type="simple" xlink:show="embed" xlink:actuate="onLoad" draw:mime-type="image/jpeg"/>
</draw:frame>
The Minister of Law of Ukraine Dmytro Kuleba held a first meeting in London with a new Turkish colleague Hakan Fidan.</text:p>
      <text:p text:style-name="P4">
This was reported by the Ministry of Foreign Affairs of Ukraine in <text:a xlink:type="simple" xlink:href="https://t.me/Ukraine_MFA/1833" text:style-name="Internet_20_link" text:visited-style-name="Visited_20_Internet_20_Link">
telegram</text:a>
, reports Ukrinform.</text:p>
      <text:p text:style-name="P4">
“The Foreign Minister discussed the development of cooperation of Ukraine and <text:a xlink:type="simple" xlink:href="https://www.ukrinform.ua/tag-tureccina" text:style-name="Internet_20_link" text:visited-style-name="Visited_20_Internet_20_Link">
Turkey</text:a>
, continuation of the Black Sea grain by initiative and expansion of global support for the formula of peace, ”the observation states.</text:p>
      <text:p text:style-name="P4">
Earlier, the head of Ukrainian diplomacy in London was negotiating with the heads of the MSFANCE, Denmark and Austria.</text:p>
      <text:p text:style-name="P4">
*!(https://www.ukrinform.ua/rubric-polytics/3725957-kuleba-obgovoriv-iz-danskim-kolegou-aviacijnu-koaliciu-ta-formulu-miru.html)As reported by Ukrinform, the International Conference on Reconstruction of Ukraine is held in London on June 21-22(Ukraine Recovery Conference). Захід єпродовженням щорічних конференцій щодо реформ в Україні, які відбувалися з2017 року.</text:p>
      <text:p text:style-name="P4">
<text:span text:style-name="T5">
Фото: МЗС України</text:span>
</text:p>
      <text:p text:style-name="P4">
News Source: <text:a xlink:type="simple" xlink:href="https://www.ukrinform.ua/rubric-polytics/3726003-kuleba-proviv-persu-zustric-z-novim-glavou-mzs-tureccini.html" text:style-name="Internet_20_link" text:visited-style-name="Visited_20_Internet_20_Link">
https://www.ukrinform.ua/rubric-polytics/3726003-kuleba-proviv-persu-zustric-z-novim-glavou-mzs-tureccini.html</text:a>
</text:p>
      <!--NEWS-->
      <text:h text:style-name="P10" text:outline-level="1">
<text:span text:style-name="T4">
Messi debuts for Inter Mayai on July 22 as part of the Cup Leiges</text:span>
</text:h>
      <text:p text:style-name="P4">
Authors: Ukrinform (Person)</text:p>
      <text:p text:style-name="P4">
Publisher: Укринформ (Organization)</text:p>
      <text:p text:style-name="P4">
Published Time: 2023-06-21T21:09:30+03:00</text:p>
      <text:p text:style-name="P4">
Modified Time: 2023-06-21T21:09:30+03:00</text:p>
      <text:p text:style-name="P4">
Description: Argentine football player Lionel Messi made his debut for the new team on July 22. - Ukrinform.</text:p>
      <text:p text:style-name="P4">
Images: ['<text:a xlink:type="simple" xlink:href="https://static.ukrinform.com/photos/2023_06/thumb_files/630_360_1687370908-834.jpg" text:style-name="Internet_20_link" text:visited-style-name="Visited_20_Internet_20_Link">
630_360_16873...</text:a>
']</text:p>
      <text:p text:style-name="P4">
Tags: ['Футбол', 'Мессі']</text:p>
      <text:p text:style-name="P4">
Type: Article</text:p>
      <!--METADATA-->
      <text:p text:style-name="P4">
<draw:frame draw:style-name="fr1" draw:name="Image185" text:anchor-type="as-char" svg:width="6.9236in" svg:height="3.956343in" draw:z-index="0">
<draw:image xlink:href="../Images/yкринформ/2023-06-21T21-09-30-03-00/630_360_1687370908-834.jpg" xlink:type="simple" xlink:show="embed" xlink:actuate="onLoad" draw:mime-type="image/jpeg"/>
</draw:frame>
Argentine football player Lionel Messi made his debut for the new team on July 22.</text:p>
      <text:p text:style-name="P4">
This was reported by the President of Inter Mayami Horge Mas for <text:a xlink:type="simple" xlink:href="https://www.theguardian.com/football/2023/jun/20/60m-a-year-lionel-messi-set-to-make-inter-miami-debut-on-21-july" text:style-name="Internet_20_link" text:visited-style-name="Visited_20_Internet_20_Link">
Guardian</text:a>
, reports Ukrinform.</text:p>
      <text:p text:style-name="P4">
“We have already concluded a contract for increasing the number of seats in the corners of the stadium, the size should increase by 3 or 3.2 thousand, about 22 thousand. We are preparing to do these work in the next four weeks. There will be an ambulance on every game. Demand for tickets is 10 times exceeding the volume we can propose as subscriptions, ”the Mass said.</text:p>
      <text:p text:style-name="P4">
On July 21, Inter Mayai will hold a match against Cruz Asul as part of the League Cup.</text:p>
      <text:p text:style-name="P4">
*!(https://www.ukrinform.ua/rubric-sports/3725551-ronaldu-proviv-rekordnij-200j-poedinok-za-zbirnu-v-kareri.html)As reported, Lionel Messi joined Inter Miami as a free agent after completion of the contract with PSG.</text:p>
      <text:p text:style-name="P4">
Photo: Getty Images</text:p>
      <text:p text:style-name="P4">
News Source: <text:a xlink:type="simple" xlink:href="https://www.ukrinform.ua/rubric-sports/3726001-messi-debutue-za-inter-maami-22-lipna-v-ramkah-kubka-lig.html" text:style-name="Internet_20_link" text:visited-style-name="Visited_20_Internet_20_Link">
https://www.ukrinform.ua/rubric-sports/3726001-messi-debutue-za-inter-maami-22-lipna-v-ramkah-kubka-lig.html</text:a>
</text:p>
      <!--NEWS-->
      <text:h text:style-name="P10" text:outline-level="1">
<text:span text:style-name="T4">
In Ukraine tomorrow is forecast to +29 °, in most areas - rains and thunderstorms</text:span>
</text:h>
      <text:p text:style-name="P4">
Authors: Ukrinform (Person)</text:p>
      <text:p text:style-name="P4">
Publisher: Укринформ (Organization)</text:p>
      <text:p text:style-name="P4">
Published Time: 2023-06-21T21:12:00+03:00</text:p>
      <text:p text:style-name="P4">
Modified Time: 2023-06-21T21:12:00+03:00</text:p>
      <text:p text:style-name="P4">
Description: On Wednesday, June 21, short -term rains and thunderstorms are expected throughout Ukraine, except for most western and northern regions, Ukrinform.</text:p>
      <text:p text:style-name="P4">
Images: ['<text:a xlink:type="simple" xlink:href="https://static.ukrinform.com/photos/2020_07/thumb_files/630_360_1594100962-521.jpg" text:style-name="Internet_20_link" text:visited-style-name="Visited_20_Internet_20_Link">
630_360_15941...</text:a>
']</text:p>
      <text:p text:style-name="P4">
Tags: ['Дощ', 'Гроза', 'Погода', 'Спека']</text:p>
      <text:p text:style-name="P4">
Type: Article</text:p>
      <!--METADATA-->
      <text:p text:style-name="P4">
<draw:frame draw:style-name="fr1" draw:name="Image186" text:anchor-type="as-char" svg:width="6.9236in" svg:height="3.956343in" draw:z-index="0">
<draw:image xlink:href="../Images/yкринформ/2023-06-21T21-12-00-03-00/630_360_1594100962-521.jpg" xlink:type="simple" xlink:show="embed" xlink:actuate="onLoad" draw:mime-type="image/jpeg"/>
</draw:frame>
On Wednesday, June 21, short -term rains and thunderstorms are expected in almost all of Ukraine, except for most western and northern regions,</text:p>
      <text:p text:style-name="P4">
Ukrinform was reported at the Ukrainian Hydrometeorological Center.</text:p>
      <text:p text:style-name="P4">
In the western regions at night and in the morning, fog. The wind is mostly northwest, 5-10 m/s.</text:p>
      <text:p text:style-name="P4">
The temperature at night is 14-19 °, in the west of the country 10-15 °; during the day 24-29 °; In the Carpathian Mountains 8-13 °, in the afternoon 17-22 °.</text:p>
      <text:p text:style-name="P4">
In Kyiv and Kyiv region, June 21 is changing cloudiness, short -lived at night <text:a xlink:type="simple" xlink:href="https://www.ukrinform.ua/tag-dos" text:style-name="Internet_20_link" text:visited-style-name="Visited_20_Internet_20_Link">
Rain</text:a>
, in the afternoon without precipitation. Usobia temperature at night 16-18 °, 26-28 ° in the afternoon; On the region at night 14-19 °, in the afternoon 24-29 °.</text:p>
      <text:p text:style-name="P4">
In the next two days, dry weather will remain in Ukraine, only in the day in the western, June 23 and in the northern regions, short -term rains, thunderstorms.</text:p>
      <text:p text:style-name="P4">
<text:span text:style-name="T4">
 Read also: </text:span>
 <text:a xlink:type="simple" xlink:href="https://www.ukrinform.ua/rubric-world/3724973-torisne-lito-u-evropi-bulo-najteplisim-v-istorii-klimatologi.html" text:style-name="Internet_20_link" text:visited-style-name="Visited_20_Internet_20_Link">
last year <text:span text:style-name="T4">
 Summer </text:span>
 in Europe was the warmest in history -climate</text:a>
Temperature at night 14-19 °, on the coast of the seas up to 23 °(In the east of the country 11-16 °); in the afternoon 25-30 °, in the southern and central regions up to 33 °, in the Eastern, June 22 in the western regions 22-27 °.</text:p>
      <text:p text:style-name="P4">
In the capital region on June 22-23 without precipitation, only in the afternoon of June 23, there is a rainfall, thunderstorms. The temperature in Kiev at night 17-19 °, in the afternoon 28-30 °; Pass at night 14-19 °, in the afternoon 25-30 °.</text:p>
      <text:p text:style-name="P4">
During June 24-25, forecasters are forecast in Ukraine for short-term rains, thunderstorms, on June 24 in the southeastern regions without precipitation.</text:p>
      <text:p text:style-name="P4">
<text:span text:style-name="T4">
 Read also: </text:span>
 <text:a xlink:type="simple" xlink:href="https://www.ukrinform.ua/rubric-economy/3719250-kahovskij-ekocid-kostuvatime-ukraini-dodatkovo-desatki-milardiv-griven.html" text:style-name="Internet_20_link" text:visited-style-name="Visited_20_Internet_20_Link">
Kakhovsky ecocide will cost Ukraine an additional dozen billions of hryvnias</text:a>
Temperature at night 15-21 °, in the daytime 24-30 °, in the southern regions on June 24 to 33 °; in the western regions at night 12-17 °, in the afternoon 20-25 °.</text:p>
      <text:p text:style-name="P4">
In Kyiv and the region June 24-25, short-term rain, thunderstorm. The temperature of the capital of the capital at night 17-19 °, in the afternoon 26-28 °; In the area at night 15-20 °, in the afternoon 24-29 °.</text:p>
      <text:p text:style-name="P4">
News Source: <text:a xlink:type="simple" xlink:href="https://www.ukrinform.ua/rubric-regions/3725925-v-ukraini-zavtra-prognozuut-do-29-u-bilsosti-oblastej-dosi-ta-grozi.html" text:style-name="Internet_20_link" text:visited-style-name="Visited_20_Internet_20_Link">
https://www.ukrinform.ua/rubric-regions/3725925-v-ukraini-zavtra-prognozuut-do-29-u-bilsosti-oblastej-dosi-ta-grozi.html</text:a>
</text:p>
      <!--NEWS-->
      <text:h text:style-name="P10" text:outline-level="1">
<text:span text:style-name="T4">
In the Kherson region, 19 collaborators were suspected at once</text:span>
</text:h>
      <text:p text:style-name="P4">
Authors: Ukrinform (Person)</text:p>
      <text:p text:style-name="P4">
Publisher: Укринформ (Organization)</text:p>
      <text:p text:style-name="P4">
Published Time: 2023-06-21T21:22:13+03:00</text:p>
      <text:p text:style-name="P4">
Modified Time: 2023-06-21T21:22:13+03:00</text:p>
      <text:p text:style-name="P4">
Description: The SBU declared suspicion of collaborative activity at once nineteen Kherson, who worked at the Criminalist Center for invaders. - Ukrinform.</text:p>
      <text:p text:style-name="P4">
Images: ['<text:a xlink:type="simple" xlink:href="https://static.ukrinform.com/photos/2023_04/thumb_files/630_360_1682879203-914.jpg" text:style-name="Internet_20_link" text:visited-style-name="Visited_20_Internet_20_Link">
630_360_16828...</text:a>
']</text:p>
      <text:p text:style-name="P4">
Tags: ['Херсонщина', 'Підозра', 'СБУ', 'Колаборант']</text:p>
      <text:p text:style-name="P4">
Type: Article</text:p>
      <!--METADATA-->
      <text:p text:style-name="P4">
<draw:frame draw:style-name="fr1" draw:name="Image187" text:anchor-type="as-char" svg:width="6.9236in" svg:height="3.956343in" draw:z-index="0">
<draw:image xlink:href="../Images/yкринформ/2023-06-21T21-22-13-03-00/630_360_1682879203-914.jpg" xlink:type="simple" xlink:show="embed" xlink:actuate="onLoad" draw:mime-type="image/jpeg"/>
</draw:frame>
Sbuogulosa was suspected of collaborative activity at once nineteen-friendly people who worked at the "Criminalist Center" of Nazagarbniki.</text:p>
      <text:p text:style-name="P4">
This was reported <text:a xlink:type="simple" xlink:href="https://t.me/khersonskaODA/7258" text:style-name="Internet_20_link" text:visited-style-name="Visited_20_Internet_20_Link">
telegram</text:a>
Kherson, reports Ukrinform.</text:p>
      <text:p text:style-name="P4">
All the suspects reportedly held positions in the illegally created by the exchanging authorities of the body "Expert - Crimestic Center of the Ministry of Internal Affairs of the Ministry of Internal Affairs(https://www.ukrinform.ua/tag-hersonsina)”.</text:p>
      <text:p text:style-name="P4">
"The attackers not only fulfilled the enemy's responsibilities of" experts "of various forensic areas of research, but also implemented plans and orders of the occupying power," the statement reads.</text:p>
      <text:p text:style-name="P4">
Currently, all suspects are hiding in the temporarily occupied territory of South Ukraine.</text:p>
      <text:p text:style-name="P4">
<text:span text:style-name="T4">
 Read also: </text:span>
 [SBU declared suspicion by seven collaborators, among which Aksenova Store]](https://www.ukrinform.ua/rubric-society/3719053-sbu-ogolosila-pidozru-se-simom-kolaborantam-sered-akih-soratnica-aksonova.html)It is noted that for each of them threatens up to 15 years deprivation with confiscation of property.</text:p>
      <text:p text:style-name="P4">
Earlier it was reported that the residents of Luhansk region, who headed the organized ashavarbniki of the "state -owned", reported suspicion. Also, a physician with Odessa was up to 11 years in prison for the absence of an aggressor.</text:p>
      <text:p text:style-name="P4">
News Source: <text:a xlink:type="simple" xlink:href="https://www.ukrinform.ua/rubric-regions/3726006-na-hersonsini-ogolosili-pidozru-odrazu-19-kolaborantam.html" text:style-name="Internet_20_link" text:visited-style-name="Visited_20_Internet_20_Link">
https://www.ukrinform.ua/rubric-regions/3726006-na-hersonsini-ogolosili-pidozru-odrazu-19-kolaborantam.html</text:a>
</text:p>
      <!--NEWS-->
      <text:h text:style-name="P10" text:outline-level="1">
<text:span text:style-name="T4">
Spain will send Nasams to protect NATO's summit in Vilnius - the media</text:span>
</text:h>
      <text:p text:style-name="P4">
Authors: Ukrinform (Person)</text:p>
      <text:p text:style-name="P4">
Publisher: Укринформ (Organization)</text:p>
      <text:p text:style-name="P4">
Published Time: 2023-06-21T21:26:00+03:00</text:p>
      <text:p text:style-name="P4">
Modified Time: 2023-06-21T21:26:00+03:00</text:p>
      <text:p text:style-name="P4">
Description: Spain will transfer to Lithuania to protect the airspace during NATO summit in Vilnius Nasams Anti-aircraft Practile Complex from Lielvare's military base in neighboring Latvia. - Ukrinform.</text:p>
      <text:p text:style-name="P4">
Images: ['<text:a xlink:type="simple" xlink:href="https://static.ukrinform.com/photos/2022_07/thumb_files/630_360_1656707784-123.jpg" text:style-name="Internet_20_link" text:visited-style-name="Visited_20_Internet_20_Link">
630_360_16567...</text:a>
']</text:p>
      <text:p text:style-name="P4">
Tags: ['Іспанія', 'Латвія', 'Литва', 'НАТО', 'Саміт НАТО', 'NASAMS']</text:p>
      <text:p text:style-name="P4">
Type: Article</text:p>
      <!--METADATA-->
      <text:p text:style-name="P4">
<draw:frame draw:style-name="fr1" draw:name="Image188" text:anchor-type="as-char" svg:width="6.9236in" svg:height="3.956343in" draw:z-index="0">
<draw:image xlink:href="../Images/yкринформ/2023-06-21T21-26-00-03-00/630_360_1656707784-123.jpg" xlink:type="simple" xlink:show="embed" xlink:actuate="onLoad" draw:mime-type="image/jpeg"/>
</draw:frame>
Spain Pereskin into Lithuania to protect the airspace during the NATO summit of NASAMS anti-aircraft missile complex from Lielvare's military base, which is a landing Latvia.</text:p>
      <text:p text:style-name="P4">
About it reports <text:a xlink:type="simple" xlink:href="https://www.abc.es/internacional/espana-enviara-misiles-antiaereos-nasams-proteger-cumbre-20230620195913-nt.html" text:style-name="Internet_20_link" text:visited-style-name="Visited_20_Internet_20_Link">
ABC</text:a>
, reports Ukrinform.</text:p>
      <text:p text:style-name="P4">
It is noted that, together with the Nasams battery from Latvia to Lithuania, there are also 85 Spanish servicemen.</text:p>
      <text:p text:style-name="P4">
<text:span text:style-name="T5">
!</text:span>
NATO **](https://www.ukrinform.ua/rubric-world/3725685-britanski-vinisuvaci-perehopili-tri-litaki-rf-bila-povitranogo-prostoru-nato.html)"This contribution to the defense of the Vilnius Summit <text:a xlink:type="simple" xlink:href="https://www.ukrinform.ua/tag-nato" text:style-name="Internet_20_link" text:visited-style-name="Visited_20_Internet_20_Link">
NATO</text:a>
It is evidenced by our reliability, compatibility with other NATO systems and the dedication of the Atlantic Alliance, " - said sources in the military circles of Spain.</text:p>
      <text:p text:style-name="P4">
It was reported that NATO Summit will take place in Vilnius on July 11-12.</text:p>
      <text:p text:style-name="P4">
News Source: <text:a xlink:type="simple" xlink:href="https://www.ukrinform.ua/rubric-world/3725715-ispania-vidpravit-nasams-dla-zahistu-samitu-nato-u-vilnusi-zmi.html" text:style-name="Internet_20_link" text:visited-style-name="Visited_20_Internet_20_Link">
https://www.ukrinform.ua/rubric-world/3725715-ispania-vidpravit-nasams-dla-zahistu-samitu-nato-u-vilnusi-zmi.html</text:a>
</text:p>
      <!--NEWS-->
      <text:h text:style-name="P10" text:outline-level="1">
<text:span text:style-name="T4">
Near the Canary Islands overturned the boat with migrants - nearly 40 dead</text:span>
</text:h>
      <text:p text:style-name="P4">
Authors: Ukrinform (Person)</text:p>
      <text:p text:style-name="P4">
Publisher: Укринформ (Organization)</text:p>
      <text:p text:style-name="P4">
Published Time: 2023-06-21T21:37:00+03:00</text:p>
      <text:p text:style-name="P4">
Modified Time: 2023-06-21T21:37:00+03:00</text:p>
      <text:p text:style-name="P4">
Description: More than 30 migrants were killed as a result of a boat throwing to the Spanish Canary Islands. - Ukrinform.</text:p>
      <text:p text:style-name="P4">
Images: ['<text:a xlink:type="simple" xlink:href="https://static.ukrinform.com/photos/2023_02/thumb_files/630_360_1677494588-697.jpg" text:style-name="Internet_20_link" text:visited-style-name="Visited_20_Internet_20_Link">
630_360_16774...</text:a>
']</text:p>
      <text:p text:style-name="P4">
Tags: ['Мігранти', 'Загибель', 'Човен', 'Канарські острови']</text:p>
      <text:p text:style-name="P4">
Type: Article</text:p>
      <!--METADATA-->
      <text:p text:style-name="P4">
<draw:frame draw:style-name="fr1" draw:name="Image189" text:anchor-type="as-char" svg:width="6.9236in" svg:height="3.956343in" draw:z-index="0">
<draw:image xlink:href="../Images/yкринформ/2023-06-21T21-37-00-03-00/630_360_1677494588-697.jpg" xlink:type="simple" xlink:show="embed" xlink:actuate="onLoad" draw:mime-type="image/jpeg"/>
</draw:frame>
More than 30 migrants were killed as a result of the transfer of the boat heading to the Spanish Channel Islands.</text:p>
      <text:p text:style-name="P4">
As Ukrinform reports, it reports <text:a xlink:type="simple" xlink:href="https://www.reuters.com/world/one-child-dead-24-people-rescued-dinghy-sinks-en-route-spains-canary-islands-2023-06-21/" text:style-name="Internet_20_link" text:visited-style-name="Visited_20_Internet_20_Link">
Reuters</text:a>
.</text:p>
      <text:p text:style-name="P4">
According to preliminary data, there were 59 people on the boat. The head of the Spanish Guardian organization Walking Borders Helen reported that <text:a xlink:type="simple" xlink:href="https://www.ukrinform.ua/tag-zagibel" text:style-name="Internet_20_link" text:visited-style-name="Visited_20_Internet_20_Link">
sank</text:a>
39 people.</text:p>
      <text:p text:style-name="P4">
"The boat begged for salvation in Spanish waters for more than 12 hours. Among those who survived, there are 24 people: 22 men and two women who were transported to Cape Buzhur," Walking Borders reported.</text:p>
      <text:p text:style-name="P4">
At the same time, a rescue organization Alarm Phone, which runs the trans -European network, said 35 people were considered missing.</text:p>
      <text:p text:style-name="P4">
Neither the Spanish coast guard nor the Moroccan authorities confirmed how many people were aboard the vessel and how many could be missing.</text:p>
      <text:p text:style-name="P4">
<text:span text:style-name="T4">
 Read also: </text:span>
 <text:a xlink:type="simple" xlink:href="https://www.ukrinform.ua/rubric-world/3724600-u-pakistani-arestuvali-desatoh-pricetnih-do-zagibeli-migrantiv-bila-beregiv-grecii.html" text:style-name="Internet_20_link" text:visited-style-name="Visited_20_Internet_20_Link">
in Pakistan arrested ten those involved in the death of <text:span text:style-name="T4">
 migrants </text:span>
 off the coast of Greece</text:a>
The source in the Spanish coast reported Reuters that 24 people were rescued in the result of Morocco for 88 miles southeast of the Grand-Canaria island.</text:p>
      <text:p text:style-name="P4">
"The body of one child was found by the Spanish Naval Rescue Service and helicopter to the Grand Canarium," the source in the Spanish Bere Guard added. Later, the second body was found by the Naviosazure merchant.</text:p>
      <text:p text:style-name="P4">
As reported <text:a xlink:type="simple" xlink:href="https://www.ukrinform.ua/rubric-world/3725712-poblizu-italijskogo-uzberezza-zatonuv-coven-iz-migrantami.html" text:style-name="Internet_20_link" text:visited-style-name="Visited_20_Internet_20_Link">
Ukrinform</text:a>
, three people are considered missing after a six -meter boat of migrants sank near the Italian island of Lamppedus on the night of June 21.</text:p>
      <text:p text:style-name="P4">
<text:span text:style-name="T5">
Foto: www.ansa.it</text:span>
</text:p>
      <text:p text:style-name="P4">
News Source: <text:a xlink:type="simple" xlink:href="https://www.ukrinform.ua/rubric-world/3726007-bila-kanarskih-ostroviv-perekinuvsa-coven-z-migrantami-majze-40-zagiblih.html" text:style-name="Internet_20_link" text:visited-style-name="Visited_20_Internet_20_Link">
https://www.ukrinform.ua/rubric-world/3726007-bila-kanarskih-ostroviv-perekinuvsa-coven-z-migrantami-majze-40-zagiblih.html</text:a>
</text:p>
      <!--NEWS-->
      <text:h text:style-name="P10" text:outline-level="1">
<text:span text:style-name="T4">
Gas exploded in Paris - several buildings lit up, 16 people were injured</text:span>
</text:h>
      <text:p text:style-name="P4">
Authors: Ukrinform (Person)</text:p>
      <text:p text:style-name="P4">
Publisher: Укринформ (Organization)</text:p>
      <text:p text:style-name="P4">
Published Time: 2023-06-21T21:42:00+03:00</text:p>
      <text:p text:style-name="P4">
Modified Time: 2023-06-21T21:42:00+03:00</text:p>
      <text:p text:style-name="P4">
Description: In the fifth district of Paris, a gas explosion occurred, which caught up on several buildings, at least 16 people were injured. Seven of them are in critical condition. - Ukrinform.</text:p>
      <text:p text:style-name="P4">
Images: ['<text:a xlink:type="simple" xlink:href="https://static.ukrinform.com/photos/2023_06/thumb_files/630_360_1687370028-732.jpg" text:style-name="Internet_20_link" text:visited-style-name="Visited_20_Internet_20_Link">
630_360_16873...</text:a>
']</text:p>
      <text:p text:style-name="P4">
Tags: ['Газ', 'Париж', 'Пожежа', 'Вибух']</text:p>
      <text:p text:style-name="P4">
Type: Article</text:p>
      <!--METADATA-->
      <text:p text:style-name="P4">
<draw:frame draw:style-name="fr1" draw:name="Image190" text:anchor-type="as-char" svg:width="6.9236in" svg:height="3.956343in" draw:z-index="0">
<draw:image xlink:href="../Images/yкринформ/2023-06-21T21-42-00-03-00/630_360_1687370028-732.jpg" xlink:type="simple" xlink:show="embed" xlink:actuate="onLoad" draw:mime-type="image/jpeg"/>
</draw:frame>
In Paris, a gas explosion occurred in Paris, which caught up with several cavities, at least 16 people were injured. Seven of them are critical.</text:p>
      <text:p text:style-name="P4">
According to Ukrinform, it reports <text:a xlink:type="simple" xlink:href="https://www.theguardian.com/world/2023/jun/21/gas-explosion-in-paris-has-set-buildings-on-fire-says-local-official" text:style-name="Internet_20_link" text:visited-style-name="Visited_20_Internet_20_Link">
The Guardian</text:a>
With reference to local authorities.</text:p>
      <text:p text:style-name="P4">
Police asked people to avoid the Val-de Gras area after the facade of one of the buildings collapsed as a result of the fire, and the fire spilled over to the neighboring structures.</text:p>
      <text:p text:style-name="Quotations">

<text:p text:style-name="P4">
vidéo de l'Explosion rapportée dans le 5ème arrondissement de Paris&gt;
 Plusieurs immeubles étament Touché <text:a xlink:type="simple" xlink:href="https://twitter.com/hashtag/Paris" text:style-name="Internet_20_link" text:visited-style-name="Visited_20_Internet_20_Link">
#Paris&gt;
</text:a>
<text:a xlink:type="simple" xlink:href="https://t.co/0AQwBoILsm" text:style-name="Internet_20_link" text:visited-style-name="Visited_20_Internet_20_Link">
&gt;
 pic.twitter.com/0AQwBoILsm </text:a>
&gt;
&gt;
 — Alertesinfos(@AIertesinfos)<text:a xlink:type="simple" xlink:href="https://twitter.com/AIertesinfos/status/1671539291204337666" text:style-name="Internet_20_link" text:visited-style-name="Visited_20_Internet_20_Link">
 June 21, 2023&gt;
 </text:a>
&gt;
 <text:a xlink:type="simple" xlink:href="https://twitter.com/hashtag/Explosion" text:style-name="Internet_20_link" text:visited-style-name="Visited_20_Internet_20_Link">
 #Explosion&gt;
 </text:a>
&gt;
 Devastator occurred in the 5th arrondissement: my thoughts go to&gt;
 victims and their loved ones, and also to <text:a xlink:type="simple" xlink:href="https://twitter.com/PompiersParis" text:style-name="Internet_20_link" text:visited-style-name="Visited_20_Internet_20_Link">
@pompiersparis&gt;
</text:a>
of the BSPP in progress&gt;
 of intervention. <text:a xlink:type="simple" xlink:href="https://twitter.com/hashtag/%C3%89lus" text:style-name="Internet_20_link" text:visited-style-name="Visited_20_Internet_20_Link">
 #Elected&gt;
</text:a>
de <text:a xlink:type="simple" xlink:href="https://twitter.com/hashtag/Paris" text:style-name="Internet_20_link" text:visited-style-name="Visited_20_Internet_20_Link">
&gt;
 #Paris</text:a>
In&gt;
 Solidarity. <text:a xlink:type="simple" xlink:href="https://twitter.com/hashtag/Paris5" text:style-name="Internet_20_link" text:visited-style-name="Visited_20_Internet_20_Link">
 #Paris5&gt;
</text:a>
<text:a xlink:type="simple" xlink:href="https://t.co/aMxgJTS63E" text:style-name="Internet_20_link" text:visited-style-name="Visited_20_Internet_20_Link">
&gt;
 pic.twitter.com/aMxgJTS63E </text:a>
&gt;
&gt;
 - Rachida Dati n(dating)<text:a xlink:type="simple" xlink:href="https://twitter.com/datirachida/status/1671555434879098881" text:style-name="Internet_20_link" text:visited-style-name="Visited_20_Internet_20_Link">
 June 21, 2023&gt;
 </text:a>
&gt;
 Explosion in central Paris injures 16 people  &gt;
  &gt;
  Seven people are in critical condition, nine are in serious condition after&gt;
 an explosion in the fifth arrondissement of Paris, BFM reports. According to&gt;
 prosecutors, the cause of the explosion has not yet been determined.… <text:a xlink:type="simple" xlink:href="https://t.co/pMb7NrIWhG" text:style-name="Internet_20_link" text:visited-style-name="Visited_20_Internet_20_Link">
&gt;
 pic.twitter.com/pMb7NrIWhG </text:a>
&gt;
&gt;
 — Sprinter(@Sprinter99880)<text:a xlink:type="simple" xlink:href="https://twitter.com/Sprinter99880/status/1671564572258336813" text:style-name="Internet_20_link" text:visited-style-name="Visited_20_Internet_20_Link">
 June 21, 2023&gt;
 </text:a>
Immediately after 5:00 pm local residents spoke about a single <text:a xlink:type="simple" xlink:href="https://www.ukrinform.ua/tag-vibuh" text:style-name="Internet_20_link" text:visited-style-name="Visited_20_Internet_20_Link">
explosion</text:a>
And one smaller.</text:p>

</text:p>
      <text:p text:style-name="P4">
</text:p>
      <text:p text:style-name="P4">
Some eyewitnesses reported a huge smoke that rising.</text:p>
      <text:p text:style-name="P4">
"The explosion happened at 277, Saint -Jacques Street, inside the building, there is a Paris American Academy, a bilingual school of fashion and design," -said the boss of Paris police Laurent Nunes.</text:p>
      <text:p text:style-name="P4">
<text:span text:style-name="T4">
 Read also: </text:span>
 <text:a xlink:type="simple" xlink:href="https://www.ukrinform.ua/rubric-regions/3725734-u-harkovi-cerez-udar-bliskavki-zagorivsa-gazogin.html" text:style-name="Internet_20_link" text:visited-style-name="Visited_20_Internet_20_Link">
in Kharkiv because of the lightning hit <text:span text:style-name="T4">
 gas </text:span>
 Gin</text:a>
At about 18:45 local time police reported that the fire is controlled and that rescue work was ongoing.</text:p>
      <text:p text:style-name="P4">
<text:span text:style-name="T5">
Foto: www.libration.fr / twitter / matthias benda</text:span>
</text:p>
      <text:p text:style-name="P4">
News Source: <text:a xlink:type="simple" xlink:href="https://www.ukrinform.ua/rubric-world/3725982-u-parizi-vibuhnuv-gaz-zagorilisa-kilka-budivel.html" text:style-name="Internet_20_link" text:visited-style-name="Visited_20_Internet_20_Link">
https://www.ukrinform.ua/rubric-world/3725982-u-parizi-vibuhnuv-gaz-zagorilisa-kilka-budivel.html</text:a>
</text:p>
      <!--NEWS-->
      <text:h text:style-name="P10" text:outline-level="1">
<text:span text:style-name="T4">
Dnipro returns to the channel in which it was 70 years ago</text:span>
</text:h>
      <text:p text:style-name="P4">
Authors: Ukrinform (Person)</text:p>
      <text:p text:style-name="P4">
Publisher: Укринформ (Organization)</text:p>
      <text:p text:style-name="P4">
Published Time: 2023-06-21T21:48:00+03:00</text:p>
      <text:p text:style-name="P4">
Modified Time: 2023-06-21T21:48:00+03:00</text:p>
      <text:p text:style-name="P4">
Description: The Dnieper practically returns to its channel, in which it was 70 years ago, the water retreated from the coast of the Kakhovka reservoir for 1300-1600 meters. - Ukrinform.</text:p>
      <text:p text:style-name="P4">
Images: ['<text:a xlink:type="simple" xlink:href="https://static.ukrinform.com/photos/2023_06/thumb_files/630_360_1686570955-345.jpg" text:style-name="Internet_20_link" text:visited-style-name="Visited_20_Internet_20_Link">
630_360_16865...</text:a>
']</text:p>
      <text:p text:style-name="P4">
Tags: ['Дніпро', 'Вода', 'Каховська ГЕС']</text:p>
      <text:p text:style-name="P4">
Type: Article</text:p>
      <!--METADATA-->
      <text:p text:style-name="P4">
<draw:frame draw:style-name="fr1" draw:name="Image193" text:anchor-type="as-char" svg:width="6.9236in" svg:height="3.956343in" draw:z-index="0">
<draw:image xlink:href="../Images/yкринформ/2023-06-21T21-48-00-03-00/630_360_1686570955-345.jpg" xlink:type="simple" xlink:show="embed" xlink:actuate="onLoad" draw:mime-type="image/jpeg"/>
</draw:frame>
Dniproproctically returns to his line, in which he was 70 years ago, she deployed from the coast of the Kakhovka reservoir for 1300-1600 meters.</text:p>
      <text:p text:style-name="P4">
About it <text:a xlink:type="simple" xlink:href="https://t.me/shtab_kakhovska_hes/1133" text:style-name="Internet_20_link" text:visited-style-name="Visited_20_Internet_20_Link">
reported</text:a>
In the official information telegram-channel, Kakhovskaya hydroelectric power station is stacked, Ukrinform reports.</text:p>
      <text:p text:style-name="P4">
"The water receded from the shores for 1300-1600 meters. The Dnieper practically turns into its channel, in which it was 70 years ago. Currently, they make all the necessary calculations that will allow to predict the needs of water to the population, the existence of the Dnieper water basin," the statement said.</text:p>
      <text:p text:style-name="P4">
<text:span text:style-name="T4">
 Read also: </text:span>
 <text:span text:style-name="T4">
 <text:a xlink:type="simple" xlink:href="https://www.ukrinform.ua/rubric-culture/3725722-cerez-pidriv-kahovskoi-ges-pid-zagrozou-15-nacpamatok-na-zaporizzi.html" text:style-name="Internet_20_link" text:visited-style-name="Visited_20_Internet_20_Link">
because of the blast of Kakhovskaya hydroelectric power station under threat 15 National President Zaporozhye</text:a>
</text:span>
</text:p>
      <text:p text:style-name="P4">
As it is noted, one of the urgent needs in the area of elimination of the consequences of the Kakhovskaya hydroelectric power plants remains water. Both drinking and technical. Now it is brought. But the authorities are doing everything possible to make a complex of geodetic reconnaissance work in the shortest term to start wells.</text:p>
      <text:p text:style-name="P4">
In parallel, 10 filtration stations for drinking water cleaning are operating at the scene.</text:p>
      <text:p text:style-name="P4">
<text:span text:style-name="T4">
 Read also: </text:span>
 <text:span text:style-name="T4">
 <text:a xlink:type="simple" xlink:href="https://www.ukrinform.ua/rubric-regions/3725940-hersonvodokanal-otrimav-portativnu-laboratoriu-dla-analizu-akosti-vodi.html" text:style-name="Internet_20_link" text:visited-style-name="Visited_20_Internet_20_Link">
Khersonvodokanal received a portable laboratory for water quality analysis</text:a>
</text:span>
</text:p>
      <text:p text:style-name="P4">
There are currently reserves for at least a month to provide all people with drinking water.</text:p>
      <text:p text:style-name="P4">
As reported by Ukrinform, on the night of June 6, the Russian army undermined the dam <text:span text:style-name="T4">
 <text:a xlink:type="simple" xlink:href="https://www.ukrinform.ua/tag-kahovska-ges" text:style-name="Internet_20_link" text:visited-style-name="Visited_20_Internet_20_Link">
Kakhovskaya hydroelectric power station</text:a>
</text:span>
. Uchhydroenergo stated that it is completely destroyed and is not recoverable.</text:p>
      <text:p text:style-name="P4">
News Source: <text:a xlink:type="simple" xlink:href="https://www.ukrinform.ua/rubric-regions/3726010-dnipro-povertaetsa-v-ruslo-v-akomu-vin-buv-70-rokiv-tomu.html" text:style-name="Internet_20_link" text:visited-style-name="Visited_20_Internet_20_Link">
https://www.ukrinform.ua/rubric-regions/3726010-dnipro-povertaetsa-v-ruslo-v-akomu-vin-buv-70-rokiv-tomu.html</text:a>
</text:p>
      <!--NEWS-->
      <text:h text:style-name="P10" text:outline-level="1">
<text:span text:style-name="T4">
More than 4,000 Rosarmia tanks have destroyed Ukraine's defense forces since the beginning of large -scale aggression of the Russian Federation</text:span>
</text:h>
      <text:p text:style-name="P4">
Author: ['АРМІЯINFORM']</text:p>
      <text:p text:style-name="P4">
Time: 2023-06-21T22:00:00-04:00</text:p>
      <text:p text:style-name="P4">
Description: Zagalni Boyov, Find the enemy on 02.24.22 to 06/21/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zavantazhennya-1.png" text:style-name="Internet_20_link" text:visited-style-name="Visited_20_Internet_20_Link">
zavantazhennya-1.png</text:a>
']</text:p>
      <text:p text:style-name="P4">
Tags: ['АГРЕСІЯ РФ', 'ВТОРГНЕННЯ РФ', 'ВТРАТИ ВОРОГА', 'ГШ ЗСУ']</text:p>
      <text:p text:style-name="P4">
Category: News</text:p>
      <!--METADATA-->
      <text:p text:style-name="P4">
<draw:frame draw:style-name="fr1" draw:name="Image194" text:anchor-type="as-char" svg:width="6.9236in" svg:height="6.993535in" draw:z-index="0">
<draw:image xlink:href="../Images/AРМІЯINFORM/2023-06-21T22-00-00-04-00/zavantazhennya-1.png" xlink:type="simple" xlink:show="embed" xlink:actuate="onLoad" draw:mime-type="image/png"/>
</draw:frame>
The total fighting loss of the enemy from 24.02.22 to 21.06.23 will be orientated:</text:p>
      <text:p text:style-name="P4">
<text:span text:style-name="T4">
<text:span text:style-name="T5">
 Personnel - </text:span>
* 222000(+540)persons eliminated</text:span>
<text:span text:style-name="T5">
 tanks - </text:span>
<text:span text:style-name="T5">
 4006(+9)</text:span>
<text:span text:style-name="T4">
 combat armored vehicles - </text:span>
 7771(+21)<text:span text:style-name="T4">
<text:span text:style-name="T5">
 Artillery systems - </text:span>
<text:span text:style-name="T5">
 3920(+32)</text:span>
 </text:span>
 RSZV - <text:span text:style-name="T4">
 615(+1)</text:span>
<text:span text:style-name="T5">
 air defense means - </text:span>
<text:span text:style-name="T5">
 375(+3)</text:span>
<text:span text:style-name="T4">
 aircraft - </text:span>
 314(0)<text:span text:style-name="T4">
<text:span text:style-name="T5">
 helicopters - </text:span>
* 306(0)</text:span>
<text:span text:style-name="T5">
 UAV Operative Tactical Level-</text:span>
<text:span text:style-name="T5">
 3428(+35)</text:span>
<text:span text:style-name="T4">
 Winged missiles - </text:span>
 1214(0)<text:span text:style-name="T4">
<text:span text:style-name="T5">
 ships / boats - </text:span>
* 18(0)</text:span>
<text:span text:style-name="T5">
 Automobile equipment and tanks - </text:span>
<text:span text:style-name="T5">
 6667(+22)</text:span>
<text:span text:style-name="T4">
 Special Technique - </text:span>
 539(+8)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21.06.23.</text:p>
      <text:p text:style-name="P4">
News Source: <text:a xlink:type="simple" xlink:href="https://armyinform.com.ua/2023/06/21/ponad-4000-tankiv-rosarmiyi-znyshhyly-syly-oborony-ukrayiny-z-pochatku-shyrokomasshtabnoyi-agresiyi-rf/" text:style-name="Internet_20_link" text:visited-style-name="Visited_20_Internet_20_Link">
https://armyinform.com.ua/2023/06/21/ponad-4000-tankiv-rosarmiyi-znyshhyly-syly-oborony-ukrayiny-z-pochatku-shyrokomasshtabnoyi-agresiyi-rf/</text:a>
</text:p>
      <!--NEWS-->
      <text:h text:style-name="P10" text:outline-level="1">
<text:span text:style-name="T4">
EastFruit: Cherry Mass Sale - Prices 70% higher than last year's</text:span>
</text:h>
      <text:p text:style-name="P4">
Authors: Ukrinform (Person)</text:p>
      <text:p text:style-name="P4">
Publisher: Укринформ (Organization)</text:p>
      <text:p text:style-name="P4">
Published Time: 2023-06-21T22:00:20+03:00</text:p>
      <text:p text:style-name="P4">
Modified Time: 2023-06-21T22:00:20+03:00</text:p>
      <text:p text:style-name="P4">
Description: </text:p>
      <text:p text:style-name="P4">
В Україні Стартував Масовий Продаж Вишні, Перші Партії Якої Коштують По 50-70 Грн/Кг, Що В Середньому На 70% Дорожче, Ніж На Початку Сезону 2022 Року. — Укрінформ.: </text:p>
      <text:p text:style-name="P4">
Images: ['<text:a xlink:type="simple" xlink:href="https://static.ukrinform.com/photos/2021_06/thumb_files/630_360_1624982301-281.jpg" text:style-name="Internet_20_link" text:visited-style-name="Visited_20_Internet_20_Link">
630_360_16249...</text:a>
']</text:p>
      <text:p text:style-name="P4">
Tags: ['Ціни', 'Продаж', 'Ягоди', 'Ринок']</text:p>
      <text:p text:style-name="P4">
Type: Article</text:p>
      <!--METADATA-->
      <text:p text:style-name="P4">
<draw:frame draw:style-name="fr1" draw:name="Image195" text:anchor-type="as-char" svg:width="6.9236in" svg:height="3.956343in" draw:z-index="0">
<draw:image xlink:href="../Images/yкринформ/2023-06-21T22-00-20-03-00/630_360_1624982301-281.jpg" xlink:type="simple" xlink:show="embed" xlink:actuate="onLoad" draw:mime-type="image/jpeg"/>
</draw:frame>
In the Ukrainian, the mass sale of cherries, the first parties of which cost at 50-70 UAH/kg, an average of 70% more expensive than at the beginning of the season 2022.</text:p>
      <text:p text:style-name="P4">
According to Ukrinform, it reports <text:a xlink:type="simple" xlink:href="https://east-fruit.com/uk/novyny/ukrayinski-sadivnyky-rozpochaly-masovyy-prodazh-vyshni/" text:style-name="Internet_20_link" text:visited-style-name="Visited_20_Internet_20_Link">
Eastfruit. </text:a>
"As for prices, the first major parties of cherries Ukrainian gardeners are ready to ship at 50-70 UAH/kg($ 1,37-1,91 / kg)which is 70%more expensive than at the beginning of the season last year, "the statement said.</text:p>
      <text:p text:style-name="P4">
It is noted that in Ukraine last week began harvesting cherries. But the first parties of cherries from local farms in the Ukrainian market appear only this week. According to the experts of the project, this year's sales season began a few weeks later.</text:p>
      <text:p text:style-name="P4">
According to gardeners, today the demand for cherry is quite high. However, the pronouns of the market participants, the gross collection of cherries in the current season will be slightly more than last year, which is associated with the loss of the crop of these stomacles due to landscapes in the first half of spring. Accordingly, the selling prices for first -in -law cherry parties are much higher than last year's.</text:p>
      <text:p text:style-name="P4">
<text:span text:style-name="T4">
 Read also: </text:span>
 <text:a xlink:type="simple" xlink:href="https://www.ukrinform.ua/rubric-economy/3721941-v-ukraini-cerez-nestabilni-postavki-podorozcala-polunica-eastfruit.html" text:style-name="Internet_20_link" text:visited-style-name="Visited_20_Internet_20_Link">
in Ukraine due to unstable deliveries went up strawberry- <text:span text:style-name="T4">
 eastfruit </text:span>
</text:a>
At the same time, most gardeners today evaluate the quality of the data of the stone as medium or lower. Due to adverse weather conditions, the cherry has a fairly small caliber, and already begins to crack and rot on the trees.</text:p>
      <text:p text:style-name="P4">
As it was reported, in 2022 in Ukraine the cherry in the market at the market at the beginning of the season was offered for sale of 15-35 UAH/kg($ 0,51-1,20 / kg).</text:p>
      <text:p text:style-name="P4">
News Source: <text:a xlink:type="simple" xlink:href="https://www.ukrinform.ua/rubric-economy/3726011-eastfruit-v-ukraini-startuvav-masovij-prodaz-visni-cini-na-70-vise-za-torisni.html" text:style-name="Internet_20_link" text:visited-style-name="Visited_20_Internet_20_Link">
https://www.ukrinform.ua/rubric-economy/3726011-eastfruit-v-ukraini-startuvav-masovij-prodaz-visni-cini-na-70-vise-za-torisni.html</text:a>
</text:p>
      <!--NEWS-->
      <text:h text:style-name="P10" text:outline-level="1">
<text:span text:style-name="T4">
In Moscow, one of the creators of the Soviet thermonuclear bomb was found dead - the media</text:span>
</text:h>
      <text:p text:style-name="P4">
Authors: Ukrinform (Person)</text:p>
      <text:p text:style-name="P4">
Publisher: Укринформ (Organization)</text:p>
      <text:p text:style-name="P4">
Published Time: 2023-06-21T22:04:00+03:00</text:p>
      <text:p text:style-name="P4">
Modified Time: 2023-06-21T22:04:00+03:00</text:p>
      <text:p text:style-name="P4">
Description: In the center of Moscow was found dead 92-year-old nuclear physicist Grigory Klinishov-one of the creators of the first Soviet two-stage thermonuclear bomb RDS-37. - Ukrinform.</text:p>
      <text:p text:style-name="P4">
Images: ['<text:a xlink:type="simple" xlink:href="https://static.ukrinform.com/photos/2023_06/thumb_files/630_360_1687373884-527.jpg" text:style-name="Internet_20_link" text:visited-style-name="Visited_20_Internet_20_Link">
630_360_16873...</text:a>
']</text:p>
      <text:p text:style-name="P4">
Tags: ['Москва', 'Смерть', 'Ядерна зброя', 'Росія']</text:p>
      <text:p text:style-name="P4">
Type: Article</text:p>
      <!--METADATA-->
      <text:p text:style-name="P4">
<draw:frame draw:style-name="fr1" draw:name="Image196" text:anchor-type="as-char" svg:width="6.9236in" svg:height="3.956343in" draw:z-index="0">
<draw:image xlink:href="../Images/yкринформ/2023-06-21T22-04-00-03-00/630_360_1687373884-527.jpg" xlink:type="simple" xlink:show="embed" xlink:actuate="onLoad" draw:mime-type="image/jpeg"/>
</draw:frame>
In Centrimoskov, the 92-year-old nuclear physicist Grigory Klinishov-one creators of the first Soviet two-stage thermon-copper bomb RDS-37 was found dead.</text:p>
      <text:p text:style-name="P4">
As Ukrinform reports, it reports <text:a xlink:type="simple" xlink:href="https://meduza.io/news/2023/06/21/v-moskve-pokonchil-s-soboy-odin-iz-sozdateley-sovetskoy-termoyadernoy-bomby-rds-37-grigoriy-klinishov" text:style-name="Internet_20_link" text:visited-style-name="Visited_20_Internet_20_Link">
Medusa</text:a>
.</text:p>
      <text:p text:style-name="P4">
"In emergency services stated that the scientist did <text:a xlink:type="simple" xlink:href="https://www.ukrinform.ua/tag-samogubstvo" text:style-name="Internet_20_link" text:visited-style-name="Visited_20_Internet_20_Link">
suicide</text:a>
. Clinishov left a suicide, in which he said goodbye to his loved ones, " - said in the message.</text:p>
      <text:p text:style-name="P4">
It is noted that the body of physics was found in the apartment on June 17 in the apartment.</text:p>
      <text:p text:style-name="P4">
The test of the RDS-37 thermon-core bomb was held on November 22, 1955, the Valemipatin landfill.</text:p>
      <text:p text:style-name="P4">
<text:span text:style-name="T4">
 Read also: </text:span>
 <text:a xlink:type="simple" xlink:href="https://www.ukrinform.ua/rubric-world/3710640-u-rosii-rozrobnikiv-giperzvukovih-raket-arestuvali-za-derzzradu.html" text:style-name="Internet_20_link" text:visited-style-name="Visited_20_Internet_20_Link">
in <text:span text:style-name="T4">
 Russia </text:span>
 <text:span text:style-name="T4">
 </text:span>
 developers <text:span text:style-name="T4">
 </text:span>
 hypersonic <text:span text:style-name="T4">
 </text:span>
 <text:span text:style-name="T4">
 missiles </text:span>
<text:span text:style-name="T4">
 arrested </text:span>
 for <text:span text:style-name="T4">
 State Council </text:span>
</text:a>
Then, due to the shock wave, a building was damaged in 59 settlements, a hikil dozens of people were injured.</text:p>
      <text:p text:style-name="P4">
Hryhoriy Klinishov not only participated in the creation of RDS-37, but also the development of types of thermonuclear charges of bombs of next generations.</text:p>
      <text:p text:style-name="P4">
News Source: <text:a xlink:type="simple" xlink:href="https://www.ukrinform.ua/rubric-world/3726012-u-moskvi-znajsli-mertvim-odnogo-iz-tvorciv-radanskoi-termoadernoi-bombi-zmi.html" text:style-name="Internet_20_link" text:visited-style-name="Visited_20_Internet_20_Link">
https://www.ukrinform.ua/rubric-world/3726012-u-moskvi-znajsli-mertvim-odnogo-iz-tvorciv-radanskoi-termoadernoi-bombi-zmi.html</text:a>
</text:p>
      <!--NEWS-->
      <text:h text:style-name="P10" text:outline-level="1">
<text:span text:style-name="T4">
On the Right Bank of Kherson region, water departed from three thousand homes - the head of the ova</text:span>
</text:h>
      <text:p text:style-name="P4">
Authors: Ukrinform (Person)</text:p>
      <text:p text:style-name="P4">
Publisher: Укринформ (Organization)</text:p>
      <text:p text:style-name="P4">
Published Time: 2023-06-21T22:13:00+03:00</text:p>
      <text:p text:style-name="P4">
Modified Time: 2023-06-21T22:13:00+03:00</text:p>
      <text:p text:style-name="P4">
Description: On the Right Bank of Kherson region, water departed from three thousand homes. - Ukrinform.</text:p>
      <text:p text:style-name="P4">
Images: ['<text:a xlink:type="simple" xlink:href="https://static.ukrinform.com/photos/2023_06/thumb_files/630_360_1686056975-847.jpg" text:style-name="Internet_20_link" text:visited-style-name="Visited_20_Internet_20_Link">
630_360_16860...</text:a>
']</text:p>
      <text:p text:style-name="P4">
Tags: ['Херсонщина', 'Вода', 'Каховська ГЕС', 'Затоплення']</text:p>
      <text:p text:style-name="P4">
Type: Article</text:p>
      <!--METADATA-->
      <text:p text:style-name="P4">
<draw:frame draw:style-name="fr1" draw:name="Image197" text:anchor-type="as-char" svg:width="6.9236in" svg:height="3.956343in" draw:z-index="0">
<draw:image xlink:href="../Images/yкринформ/2023-06-21T22-13-00-03-00/630_360_1686056975-847.jpg" xlink:type="simple" xlink:show="embed" xlink:actuate="onLoad" draw:mime-type="image/jpeg"/>
</draw:frame>
The right bank of the Kherson region water departed from three thousand homes.</text:p>
      <text:p text:style-name="P4">
About it in <text:a xlink:type="simple" xlink:href="https://t.me/olexandrprokudin/753" text:style-name="Internet_20_link" text:visited-style-name="Visited_20_Internet_20_Link">
telegram</text:a>
Alexander Proudin, Alexander Proudin, reported, Ukrinform reports.</text:p>
      <text:p text:style-name="P4">
"On the Right Bank <text:a xlink:type="simple" xlink:href="https://www.ukrinform.ua/tag-hersonsina" text:style-name="Internet_20_link" text:visited-style-name="Visited_20_Internet_20_Link">
Kherson region</text:a>
Swived from more than 3,300 homes. They start carrying out work work immediately, "he said.</text:p>
      <text:p text:style-name="P4">
According to the chairman of the Hova, explosives are examined by the territories, specialists will repair damaged communications, public utilities with rescuers clean up and pump water from flooded premises.</text:p>
      <text:p text:style-name="P4">
According to Proudin, everyone is working in their places from morning to late evening, so that Kherson region will recover as soon as possible after the Russian terrorist attack.</text:p>
      <text:p text:style-name="P4">
<text:span text:style-name="T4">
 Read also: </text:span>
 <text:a xlink:type="simple" xlink:href="https://www.ukrinform.ua/rubric-regions/3725989-na-hersonsini-zalisautsa-pidtoplenimi-majze-600-domiv-klimenko.html" text:style-name="Internet_20_link" text:visited-style-name="Visited_20_Internet_20_Link">
in Kherson region almost 600 <text:span text:style-name="T4">
 homes are flooded </text:span>
 - Klimenko</text:a>
As Ukrinform reported earlier, in the Kakhovka reservoir, the water went away from the shore, <text:a xlink:type="simple" xlink:href="https://www.ukrinform.ua/rubric-regions/3726010-dnipro-povertaetsa-v-ruslo-v-akomu-vin-buv-70-rokiv-tomu.html" text:style-name="Internet_20_link" text:visited-style-name="Visited_20_Internet_20_Link">
Dnipro returns to the channel in which it was 70 years ago</text:a>
.</text:p>
      <text:p text:style-name="P4">
As <text:a xlink:type="simple" xlink:href="https://www.ukrinform.ua/rubric-other_news/3723441-pidriv-rosianami-kahovskoi-ges-usi-novini.html" text:style-name="Internet_20_link" text:visited-style-name="Visited_20_Internet_20_Link">
reported</text:a>
, at night, on June 6, the Russians blew up the Kakhovsk hydroelectric power station. The dam destroyed is not fully tap.</text:p>
      <text:p text:style-name="P4">
News Source: <text:a xlink:type="simple" xlink:href="https://www.ukrinform.ua/rubric-regions/3726013-na-pravoberezzi-hersonsini-voda-vidijsla-vid-troh-tisac-osel-golova-ova.html" text:style-name="Internet_20_link" text:visited-style-name="Visited_20_Internet_20_Link">
https://www.ukrinform.ua/rubric-regions/3726013-na-pravoberezzi-hersonsini-voda-vidijsla-vid-troh-tisac-osel-golova-ova.html</text:a>
</text:p>
      <!--NEWS-->
      <text:h text:style-name="P10" text:outline-level="1">
<text:span text:style-name="T4">
EBRD this year will support Ukrainian energy for € 600 million - Shmigal</text:span>
</text:h>
      <text:p text:style-name="P4">
Authors: Ukrinform (Person)</text:p>
      <text:p text:style-name="P4">
Publisher: Укринформ (Organization)</text:p>
      <text:p text:style-name="P4">
Published Time: 2023-06-21T22:19:00+03:00</text:p>
      <text:p text:style-name="P4">
Modified Time: 2023-06-21T22:19:00+03:00</text:p>
      <text:p text:style-name="P4">
Description: The European Bank for Reconstruction and Development will support Ukrainian energy for 600 million euros this year. - Ukrinform.</text:p>
      <text:p text:style-name="P4">
Images: ['<text:a xlink:type="simple" xlink:href="https://static.ukrinform.com/photos/2023_06/thumb_files/630_360_1687375041-214.jpg" text:style-name="Internet_20_link" text:visited-style-name="Visited_20_Internet_20_Link">
630_360_16873...</text:a>
']</text:p>
      <text:p text:style-name="P4">
Tags: ['ЄБРР', 'Економіка', 'Енергетика', 'Шмигаль']</text:p>
      <text:p text:style-name="P4">
Type: Article</text:p>
      <!--METADATA-->
      <text:p text:style-name="P4">
<draw:frame draw:style-name="fr1" draw:name="Image198" text:anchor-type="as-char" svg:width="6.9236in" svg:height="3.956343in" draw:z-index="0">
<draw:image xlink:href="../Images/yкринформ/2023-06-21T22-19-00-03-00/630_360_1687375041-214.jpg" xlink:type="simple" xlink:show="embed" xlink:actuate="onLoad" draw:mime-type="image/jpeg"/>
</draw:frame>
The European Bank for Reconstruction and Development will support Ukrainian energy for 600 million euros this year.</text:p>
      <text:p text:style-name="P4">
According to Ukrinform, Prime Minister of Ukraine Denis Shmigal reported in <text:a xlink:type="simple" xlink:href="https://t.me/Denys_Smyhal/5462" text:style-name="Internet_20_link" text:visited-style-name="Visited_20_Internet_20_Link">
telegram</text:a>
.</text:p>
      <text:p text:style-name="P4">
The Prime Minister noted that on Wednesday, June 21, a number of memorandum was signed between the Bank and Ukrhydroenergo, Ukrenergo and Naftogaz.</text:p>
      <text:p text:style-name="P4">
“We strengthen the gas sector of Ukraine. Memorandum <text:a xlink:type="simple" xlink:href="https://www.ukrinform.ua/tag-ebrr" text:style-name="Internet_20_link" text:visited-style-name="Visited_20_Internet_20_Link">
EBRD</text:a>
With Naftogaz provides three head -cooperations: formation of strategic reserves of natural gas, investments for decarbonization and reduction of methane emissions, investments to increase energy efficiency, " - said Shmigal.</text:p>
      <text:p text:style-name="P4">
The Prime Minister also reported a new stage of cooperation with the EBRD in the field of hydroelectricity.</text:p>
      <text:p text:style-name="P4">
“The bank will assist in the restoration and modernization of hydroelectric power plants, enhancement of their reliability and efficiency. After the release of the territory of the Kakhovka reservoir, we plan the development of a roadmap of the hydroelectric power station, ”he said.</text:p>
      <text:p text:style-name="P4">
Schmigal also noted that the EBRD would support Ukrenergo. “The purpose is to give the company resources to cover critical costs. In particular, to ensure a stable camp transmission and electricity dispatching. It is important for the Government to take more quickly to carry out a set of recovery measures to maximize electricity infrastructure, ”he said.</text:p>
      <text:p text:style-name="P4">
<text:span text:style-name="T4">
 Read also: </text:span>
 <text:a xlink:type="simple" xlink:href="https://www.ukrinform.ua/rubric-economy/3722979-nacbank-ta-ebrr-obgovorili-adaptaciu-ukrainskogo-zakonodavstva-do-standartiv-evrosouzu.html" text:style-name="Internet_20_link" text:visited-style-name="Visited_20_Internet_20_Link">
National Bank and <text:span text:style-name="T4">
 EBRD </text:span>
 discussed the adaptation of Ukrainian law to EU standards</text:a>
It was reported that the EBRD, whose relations with Ukraine have been around for more than thirty years, and who not only has been working on the implementation of investment projects, but also provides the Ukrainian authorities with assistance in the implementation billion in 2022-2023. The Bank is also ready to support the reconstruction of further funding and know-how and has already received the response of the governing council to prepare for the potential increase in the capital of the end in order to maximize support for Ukraine.</text:p>
      <text:p text:style-name="P4">
<text:span text:style-name="T5">
Foto: Denis Shmigal / Telegram</text:span>
</text:p>
      <text:p text:style-name="P4">
News Source: <text:a xlink:type="simple" xlink:href="https://www.ukrinform.ua/rubric-economy/3726017-ebrr-cogoric-pidtrimae-ukrainsku-energetiku-na-600-miljoniv-smigal.html" text:style-name="Internet_20_link" text:visited-style-name="Visited_20_Internet_20_Link">
https://www.ukrinform.ua/rubric-economy/3726017-ebrr-cogoric-pidtrimae-ukrainsku-energetiku-na-600-miljoniv-smigal.html</text:a>
</text:p>
      <!--NEWS-->
      <text:h text:style-name="P10" text:outline-level="1">
<text:span text:style-name="T4">
States do not see the need to change their strength in response to the nuclear blackmail of the Russian Federation</text:span>
</text:h>
      <text:p text:style-name="P4">
Authors: Ukrinform (Person)</text:p>
      <text:p text:style-name="P4">
Publisher: Укринформ (Organization)</text:p>
      <text:p text:style-name="P4">
Published Time: 2023-06-21T22:24:00+03:00</text:p>
      <text:p text:style-name="P4">
Modified Time: 2023-06-21T22:24:00+03:00</text:p>
      <text:p text:style-name="P4">
Description: The United States continues to monitor the development of events around the agreement of the Russian Federation and Belarus to move tactical nuclear weapons and still do not see the need to change the arrangement of their own nuclear forces in response. - Ukrinform.</text:p>
      <text:p text:style-name="P4">
Images: ['<text:a xlink:type="simple" xlink:href="https://static.ukrinform.com/photos/2016_04/thumb_files/630_360_1460964573-7662.jpg" text:style-name="Internet_20_link" text:visited-style-name="Visited_20_Internet_20_Link">
630_360_14609...</text:a>
']</text:p>
      <text:p text:style-name="P4">
Tags: ['Білорусь', 'США', 'Ядерна зброя', 'Агресія РФ', 'Війна з Росією']</text:p>
      <text:p text:style-name="P4">
Type: Article</text:p>
      <!--METADATA-->
      <text:p text:style-name="P4">
<draw:frame draw:style-name="fr1" draw:name="Image199" text:anchor-type="as-char" svg:width="6.9236in" svg:height="3.956343in" draw:z-index="0">
<draw:image xlink:href="../Images/yкринформ/2023-06-21T22-24-00-03-00/630_360_1460964573-7662.jpg" xlink:type="simple" xlink:show="embed" xlink:actuate="onLoad" draw:mime-type="image/jpeg"/>
</draw:frame>
The connection continues to monitor the development of events around the agreement of the Russian Federation and Belarus to proceed to tactical nuclear weapons and still do not see it must be necessary to establish the arrangement of their own nuclear forces in response.</text:p>
      <text:p text:style-name="P4">
This was stated on Wednesday during a pressing in Washington by US Deputy District State Administration Vedant Patel, Ukrinform reports his own correspondent.</text:p>
      <text:p text:style-name="P4">
"We have seen reports of an agreement between Russia and Belarus and continue to actively monitor the situation, its development and consequences," - assured the State Department, commenting on the questions about the nuclear threat from the Russian Federation, as well as the existence of President Biden on this.</text:p>
      <text:p text:style-name="P4">
<text:span text:style-name="T4">
 Read also: </text:span>
 <text:span text:style-name="T4">
 <text:a xlink:type="simple" xlink:href="https://www.ukrinform.ua/rubric-ato/3725455-zodnu-adernu-boegolovku-rf-se-ne-peremistila-u-bilorus-budanov.html" text:style-name="Internet_20_link" text:visited-style-name="Visited_20_Internet_20_Link">
no nuclear warhead of the Russian Federation has yet moved to Belarus - Budanov</text:a>
</text:span>
</text:p>
      <text:p text:style-name="P4">
At the same time, the Patel emphasized: "We have not seen any reason to change the position of our own nuclear forces."</text:p>
      <text:p text:style-name="P4">
In addition, he reminded the US position, expressed, including President Baiden that the Kremlin's rhetoric on nuclear weapons is a reckless camp.</text:p>
      <text:p text:style-name="P4">
"It also emphasizes the hypocrisy of President Putin in this matter," the US State Department spokesman.</text:p>
      <text:p text:style-name="P4">
<text:span text:style-name="T4">
 Read also: </text:span>
 <text:span text:style-name="T4">
 <text:a xlink:type="simple" xlink:href="https://www.ukrinform.ua/rubric-ato/3725174-zagroza-vikoristanna-putinim-adernoi-zbroi-e-realnou-bajden.html" text:style-name="Internet_20_link" text:visited-style-name="Visited_20_Internet_20_Link">
threat of Putin's use of nuclear weapons is real — Baiden</text:a>
</text:span>
</text:p>
      <text:p text:style-name="P4">
As reported by Ukrinform, US President Joe Biden said he considers _ <text:span text:style-name="T4">
 <text:a xlink:type="simple" xlink:href="https://www.ukrinform.ua/tag-raketnij-udar" text:style-name="Internet_20_link" text:visited-style-name="Visited_20_Internet_20_Link">
using Russia's tactical nuclear weapons</text:a>
</text:span>
 _ a real threat. At the same time, he called the "absolutely unique" agreement of the Russian and Belarusian regimes to place nuclear weapons in the territory of Belarus.</text:p>
      <text:p text:style-name="P4">
News Source: <text:a xlink:type="simple" xlink:href="https://www.ukrinform.ua/rubric-world/3726016-stati-ne-bacat-neobhidnosti-zminuvati-rozstanovku-svoih-sil-u-vidpovid-na-adernij-santaz-rf.html" text:style-name="Internet_20_link" text:visited-style-name="Visited_20_Internet_20_Link">
https://www.ukrinform.ua/rubric-world/3726016-stati-ne-bacat-neobhidnosti-zminuvati-rozstanovku-svoih-sil-u-vidpovid-na-adernij-santaz-rf.html</text:a>
</text:p>
      <!--NEWS-->
      <text:h text:style-name="P10" text:outline-level="1">
<text:span text:style-name="T4">
In Uzhgorod, hundreds of people came to say goodbye to three dead warriors</text:span>
</text:h>
      <text:p text:style-name="P4">
Authors: Ukrinform (Person)</text:p>
      <text:p text:style-name="P4">
Publisher: Укринформ (Organization)</text:p>
      <text:p text:style-name="P4">
Published Time: 2023-06-21T22:31:00+03:00</text:p>
      <text:p text:style-name="P4">
Modified Time: 2023-06-21T22:31:00+03:00</text:p>
      <text:p text:style-name="P4">
Description: In Uzhgorod, hundreds of Transcarpathians said goodbye to the three dead heroes of the 68-Battalion of Transcarpathia Terbrone, they were buried on the Walk of Glory. - Ukrinform.</text:p>
      <text:p text:style-name="P4">
Images: ['<text:a xlink:type="simple" xlink:href="https://static.ukrinform.com/photos/2023_06/thumb_files/630_360_1687375872-589.jpg" text:style-name="Internet_20_link" text:visited-style-name="Visited_20_Internet_20_Link">
630_360_16873...</text:a>
']</text:p>
      <text:p text:style-name="P4">
Tags: ['Похорон', 'Ужгород', 'Загибель', 'Війна з Росією']</text:p>
      <text:p text:style-name="P4">
Type: Article</text:p>
      <!--METADATA-->
      <text:p text:style-name="P4">
<draw:frame draw:style-name="fr1" draw:name="Image200" text:anchor-type="as-char" svg:width="6.9236in" svg:height="3.956343in" draw:z-index="0">
<draw:image xlink:href="../Images/yкринформ/2023-06-21T22-31-00-03-00/630_360_1687375872-589.jpg" xlink:type="simple" xlink:show="embed" xlink:actuate="onLoad" draw:mime-type="image/jpeg"/>
</draw:frame>
In Uzhgorodisotic Transcarpathians, they said goodbye to the three dead heroes of 68- Battalionteroboroborons of Transcarpathia, they were buried on the Walk of Glory.</text:p>
      <text:p text:style-name="P4">
This was reported in <text:a xlink:type="simple" xlink:href="https://www.facebook.com/permalink.php" text:style-name="Internet_20_link" text:visited-style-name="Visited_20_Internet_20_Link">
Facebook</text:a>
Uzhgorod City Council, reports Ukrinform.</text:p>
      <text:p text:style-name="P4">
"Today, on June 21, the Central Square of the Regional Center took place with the Felt Heroes of the present. Sergey Tyagiy, Ivan Gutai, Bogdankhodanich died on May 11, 2023, defending <text:a xlink:type="simple" xlink:href="https://www.ukrinform.ua/tag-ukraina" text:style-name="Internet_20_link" text:visited-style-name="Visited_20_Internet_20_Link">
Ukraine</text:a>
On the front of the fight against Russian ash, " - the message reads.</text:p>
      <text:p text:style-name="P4">
Warriors were buried at the Walk of Glory in Uzhgorod.</text:p>
      <text:p text:style-name="P4">
Bogdan Khodanich was born on March 30, 1970 in Uzhgorod. Since 1992 he has worked at Ukreximbank, has been the head of the department and worked in this institution for almost 31 years. In 2019, Bogdan Khodanich participated in the TE Transcarpathian region meetings. And on February 24, 2022 he went to the Volunteer to protect the Ukrainian people from the Russian invaders, served in the 68th Battalion of the Second Company of the Second Platoon of the First Branch of Silro. He was the shooter of the 1st Rifle compartment. He loved to travel, walk in the top. All local ridges and meadows were familiar to him. He called his military life "excursion" Ukraine. The defender has a mother, wife, lived 28 years, as well as a daughter.</text:p>
      <text:p text:style-name="P4">
Sergey Zagiy was born on January 15, 1979 in Feodosia(Crimea)the military. He received his military education at the Odessa Institute of the Sukhoputnivsk, until 2005 he served dignity in the ranks of the Armed Forces of Ukraine. Since 2000 he lived and worked in Uzhgorod. There was no work, he loved technical novelties to use them in everyday life. In 2006 he married. A beloved man, a loving father of son and daughter. On February 25, 2022, a three 101 brigade of the 68 battalion came to the ranks of a platoon, as he had the title of Senior Lieutenant, and later became the commander(Captain)2nd Rifle Company. He defended Ukraine in different directions. The heroic wife, two children, parents.</text:p>
      <text:p text:style-name="P4">
<text:span text:style-name="T4">
 Read also: </text:span>
 <text:a xlink:type="simple" xlink:href="https://www.ukrinform.ua/rubric-regions/3725994-u-lvovi-poprosalisa-z-geroem-ukraini-igorem-daskom.html" text:style-name="Internet_20_link" text:visited-style-name="Visited_20_Internet_20_Link">
in Lviv said goodbye to Hero of Ukraine Igor Dashko</text:a>
</text:p>
      <text:p text:style-name="P4">
As it is reported, in one day they also gave their lives for Ukraine to Ukraine - Vasyl Burin, Valentin Meshko, Vitalik Kusik, Edward Pylypev.</text:p>
      <text:p text:style-name="P4">
The mournful mournful gait passed the central streets of the city to the Hill of Glory - there heroes were buried with all military honors.</text:p>
      <text:p text:style-name="P4">
<text:span text:style-name="T5">
Foto: Uzhgorod City Council</text:span>
</text:p>
      <text:p text:style-name="P4">
News Source: <text:a xlink:type="simple" xlink:href="https://www.ukrinform.ua/rubric-regions/3726019-v-uzgorodi-sotni-ludej-prijsli-poprosatisa-iz-troma-zagiblimi-voinami.html" text:style-name="Internet_20_link" text:visited-style-name="Visited_20_Internet_20_Link">
https://www.ukrinform.ua/rubric-regions/3726019-v-uzgorodi-sotni-ludej-prijsli-poprosatisa-iz-troma-zagiblimi-voinami.html</text:a>
</text:p>
      <!--NEWS-->
      <text:h text:style-name="P10" text:outline-level="1">
<text:span text:style-name="T4">
Zelensky about fierce battles on the front: in the south there is our movement forward</text:span>
</text:h>
      <text:p text:style-name="P4">
Authors: Ukrinform (Person)</text:p>
      <text:p text:style-name="P4">
Publisher: Укринформ (Organization)</text:p>
      <text:p text:style-name="P4">
Published Time: 2023-06-21T22:35:00+03:00</text:p>
      <text:p text:style-name="P4">
Modified Time: 2023-06-21T22:35:00+03:00</text:p>
      <text:p text:style-name="P4">
Description: The Armed Forces of the Armed Forces are in different ways of the front with Russian invaders. - Ukrinform.</text:p>
      <text:p text:style-name="P4">
Images: ['<text:a xlink:type="simple" xlink:href="https://static.ukrinform.com/photos/2023_06/thumb_files/630_360_1687376812-770.jpeg" text:style-name="Internet_20_link" text:visited-style-name="Visited_20_Internet_20_Link">
630_360_16873...</text:a>
']</text:p>
      <text:p text:style-name="P4">
Tags: ['ЗСУ', 'Звернення', 'Зеленський', 'Війна з Росією']</text:p>
      <text:p text:style-name="P4">
Type: Article</text:p>
      <!--METADATA-->
      <text:p text:style-name="P4">
<draw:frame draw:style-name="fr1" draw:name="Image201" text:anchor-type="as-char" svg:width="6.9236in" svg:height="3.956343in" draw:z-index="0">
<draw:image xlink:href="../Images/yкринформ/2023-06-21T22-35-00-03-00/630_360_1687376812-770.jpeg" xlink:type="simple" xlink:show="embed" xlink:actuate="onLoad" draw:mime-type="image/jpeg"/>
</draw:frame>
The tough battles in different directions of the front with Russian invaders will be shift.</text:p>
      <text:p text:style-name="P4">
About it in your <text:a xlink:type="simple" xlink:href="https://www.youtube.com/watch" text:style-name="Internet_20_link" text:visited-style-name="Visited_20_Internet_20_Link">
appeal</text:a>
President Volodymyr Zelenskyy said D-Ukrainians at the end of the 483rd War, Ukrinform reports.</text:p>
      <text:p text:style-name="P4">
<text:span text:style-name="T4">
 _ I wish health, dear Ukrainians!_ </text:span>
</text:p>
      <text:p text:style-name="P4">
First. Front. Hard fighting. South - destroy the enemy. Donetsk region is destroying the mold. The Kupyansky direction - at least that Russian terrorists plan, we will destroy the enemy.</text:p>
      <text:p text:style-name="P4">
In the south there is our movement forward. Thank you, warriors!In the east - we keep the defense. I am gratefully grateful, the guys, for each, a Russian helicopter. Each one is important.</text:p>
      <text:p text:style-name="P4">
Second. London. Today, our work with the British has started a special conference for Ukraine's restoration.</text:p>
      <text:p text:style-name="P4">
I thank you, Britain, for a new financial support package. Thank you, American, a suction of helping our infrastructure and energy. Thank you, the European Union, President of the European Commission Ursula von der Liaien, a financial instrument for our reconstruction of 50 billion euros.</text:p>
      <text:p text:style-name="P4">
The meaning of this conference in London is not just to generate the efforts of our partners, but to support our transformation of the international business. The Ukrainian delegation is currently working in Britain - the government, office, Verkhovna Rada, and the Public Sector. Each aspect of the Ukrainian restoration of the more and more development of our country will be represented by those figures of the world by whose attention is directly needed by us: our industries, cities, communities, country as a whole. The task of Ukraine is to transform the moral leadership of the people into the economic leadership of our country. All the prerequisites for this are, first of all, in our people, in our wonderful sturdy.</text:p>
      <text:p text:style-name="P4">
Third. Finally, a new package of EU sanctions against Russia is approved. The part of its norms is prepared on the proposals of the International Sanction Group, which works under the chairmanship of Michael McFol and Andriy Ermak. This package will restrict Russia's profits that it has still received them in Europe, and will also overlap some of the ways of bypassing previously imposed sanctions. This is an instant from priority tasks.</text:p>
      <text:p text:style-name="P4">
All our partners are fully informed about how critically overlap all ways of bypassing sanctions. The terrorist state still has access to various products of components, technological and financial schemes created by those in the world, however, appreciates freedom and international law.And one more.</text:p>
      <text:p text:style-name="P4">
He accepted the certificates from the ambassadors of foreign states that came to Ukraine. New ambassadors. In total, more than 60 embassies and representations of states and more than 20 representations of international organizations have been working.</text:p>
      <text:p text:style-name="P4">
Working in Ukraine, working with Ukraine is to believe in Ukraine and in Ukrainians. Light with us despite everything that the state-zlo is trying to do. 483-day of a full-scale war. It is in our country that global hopes are focused. And our people justify these hopes. Freedom will win. Ukraine will win.</text:p>
      <text:p text:style-name="P4">
I thank everyone who is fighting and working for Ukraine!</text:p>
      <text:p text:style-name="P4">
Glory to all who strengthens freedom!</text:p>
      <text:p text:style-name="P4">
<text:span text:style-name="T4">
<text:span text:style-name="T5">
Glory to Ukraine!</text:span>
 </text:span>
</text:p>
      <text:p text:style-name="P4">
News Source: <text:a xlink:type="simple" xlink:href="https://www.ukrinform.ua/rubric-ato/3726024-zelenskij-pro-zapekli-boi-na-fronti-na-pivdni-e-nas-ruh-upered.html" text:style-name="Internet_20_link" text:visited-style-name="Visited_20_Internet_20_Link">
https://www.ukrinform.ua/rubric-ato/3726024-zelenskij-pro-zapekli-boi-na-fronti-na-pivdni-e-nas-ruh-upered.html</text:a>
</text:p>
      <!--NEWS-->
      <text:h text:style-name="P10" text:outline-level="1">
<text:span text:style-name="T4">
Nastya Stanko will become the editor -in -chief "Investigation.Info"</text:span>
</text:h>
      <text:p text:style-name="P4">
Authors: Ukrinform (Person)</text:p>
      <text:p text:style-name="P4">
Publisher: Укринформ (Organization)</text:p>
      <text:p text:style-name="P4">
Published Time: 2023-06-21T22:38:00+03:00</text:p>
      <text:p text:style-name="P4">
Modified Time: 2023-06-21T22:38:00+03:00</text:p>
      <text:p text:style-name="P4">
Description: The former editor -in -chief and military reporter of Public Nastyko will become the new editor -in -chief of the Investigation.Info Investigative Agency. - Ukrinform.</text:p>
      <text:p text:style-name="P4">
Images: ['<text:a xlink:type="simple" xlink:href="https://static.ukrinform.com/photos/2023_06/thumb_files/630_360_1687376027-412.jpg" text:style-name="Internet_20_link" text:visited-style-name="Visited_20_Internet_20_Link">
630_360_16873...</text:a>
']</text:p>
      <text:p text:style-name="P4">
Tags: ['Призначення', 'Журналіст', 'Слідство.Інфо']</text:p>
      <text:p text:style-name="P4">
Type: Article</text:p>
      <!--METADATA-->
      <text:p text:style-name="P4">
<draw:frame draw:style-name="fr1" draw:name="Image202" text:anchor-type="as-char" svg:width="6.9236in" svg:height="3.956343in" draw:z-index="0">
<draw:image xlink:href="../Images/yкринформ/2023-06-21T22-38-00-03-00/630_360_1687376027-412.jpg" xlink:type="simple" xlink:show="embed" xlink:actuate="onLoad" draw:mime-type="image/jpeg"/>
</draw:frame>
The former chief editor and military reporter of "Public" Nastya Stanko Stanenova Editor -in -Chief of the Agency of Investigation Journalistic Investigation Agency.</text:p>
      <text:p text:style-name="P4">
As Ukrinform reports, it reports "<text:a xlink:type="simple" xlink:href="https://detector.media/infospace/article/212793/2023-06-21-golovnoyu-redaktorkoyu-slidstvoinfo-stane-nastya-stanko/" text:style-name="Internet_20_link" text:visited-style-name="Visited_20_Internet_20_Link">
Media Detector</text:a>
”.</text:p>
      <text:p text:style-name="P4">
“Stanko will lead the media team updated in the last year and will be engaged in the operative management of“ Investigation.Info ”, - the message reads.</text:p>
      <text:p text:style-name="P4">
Instead, Anna Babinets, who headed the editorial board of Investigation.Info, remains the executive director of the publication. It is noted that, through family circumstances, it is mainly concentrated on the strategic development of the agency.</text:p>
      <text:p text:style-name="P4">
As it was reported, Nastya Stanko has worked for almost ten years on various respects on Public, and a year and a half was his editor -in -chief.</text:p>
      <text:p text:style-name="P4">
The journalist covered the events on the Maidan, the Russian aggression in the Donbass and the cover, was captured by the so -called "LNR".</text:p>
      <text:p text:style-name="P4">
For the investigation of "Crack" about the events of February 20, 2014, during the revolution of the vividness in 2016, Stanko, along with Angelina Karyakina, received the Fest Grand Prime Minzhigorye.</text:p>
      <text:p text:style-name="P4">
<text:span text:style-name="T4">
 Read also: </text:span>
 <text:a xlink:type="simple" xlink:href="https://www.ukrinform.ua/rubric-society/3724819-u-bonni-zurnalisti-zibralisa-na-globalnij-mediaforum.html" text:style-name="Internet_20_link" text:visited-style-name="Visited_20_Internet_20_Link">
in Bonn <text:span text:style-name="T4">
 journalist </text:span>
 and gathered for a global mediaforum</text:a>
In 2018, Nasta Stanko was investigating the Secret Insulator of the SBU. She received the International Press Freedom Award in New York, and in 2019, Muyi was awarded the Courage for Courage from International Women's Media Foundation. In Ukraine, Nastya Stanko became the finalist of the journalist competition "Honor of the profession" for four years.</text:p>
      <text:p text:style-name="P4">
After a full -scale invasion of Russia into Ukraine in February 2022, the machine was at a military reporting, regularly visits the frontline territories and publishes reports from hot spots.</text:p>
      <text:p text:style-name="P4">
News Source: <text:a xlink:type="simple" xlink:href="https://www.ukrinform.ua/rubric-society/3726020-golovnou-redaktorkou-slidstvoinfo-stane-nasta-stanko.html" text:style-name="Internet_20_link" text:visited-style-name="Visited_20_Internet_20_Link">
https://www.ukrinform.ua/rubric-society/3726020-golovnou-redaktorkou-slidstvoinfo-stane-nasta-stanko.html</text:a>
</text:p>
      <!--NEWS-->
      <text:h text:style-name="P10" text:outline-level="1">
<text:span text:style-name="T4">
Britain is ready to support the simplified procedure of Ukraine's accession to NATO</text:span>
</text:h>
      <text:p text:style-name="P4">
Authors: Ukrinform (Person)</text:p>
      <text:p text:style-name="P4">
Publisher: Укринформ (Organization)</text:p>
      <text:p text:style-name="P4">
Published Time: 2023-06-21T22:41:00+03:00</text:p>
      <text:p text:style-name="P4">
Modified Time: 2023-06-21T22:41:00+03:00</text:p>
      <text:p text:style-name="P4">
Description: The United Kingdom will support Ukraine's accession to NATO under the simplified procedure. - Ukrinform.</text:p>
      <text:p text:style-name="P4">
Images: ['<text:a xlink:type="simple" xlink:href="https://static.ukrinform.com/photos/2023_06/thumb_files/630_360_1685693006-991.jpg" text:style-name="Internet_20_link" text:visited-style-name="Visited_20_Internet_20_Link">
630_360_16856...</text:a>
']</text:p>
      <text:p text:style-name="P4">
Tags: ['Британія', 'НАТО', 'Україна', 'Війна з Росією']</text:p>
      <text:p text:style-name="P4">
Type: Article</text:p>
      <!--METADATA-->
      <text:p text:style-name="P4">
<draw:frame draw:style-name="fr1" draw:name="Image203" text:anchor-type="as-char" svg:width="6.9236in" svg:height="3.956343in" draw:z-index="0">
<draw:image xlink:href="../Images/yкринформ/2023-06-21T22-41-00-03-00/630_360_1685693006-991.jpg" xlink:type="simple" xlink:show="embed" xlink:actuate="onLoad" draw:mime-type="image/jpeg"/>
</draw:frame>
Grand Cabinet will support Ukraine's accession to NATO under the simplified procedure.</text:p>
      <text:p text:style-name="P4">
According to Ukrinform, it reports <text:a xlink:type="simple" xlink:href="https://www.theguardian.com/world/live/2023/jun/21/russia-ukraine-war-live-ukrainian-forces-destroying-the-enemy-zelenskiy-says-major-aid-packages-to-be-unveiled-in-london" text:style-name="Internet_20_link" text:visited-style-name="Visited_20_Internet_20_Link">
The Guardian</text:a>
With reference to the statement of British Foreign Minister James Kleverly.</text:p>
      <text:p text:style-name="P4">
Kleverli noted that Britain would support the proposal on the lack of stinery in the passage of Ukraine's stage of action plan for membership(Chipboard)To take a military alliance.</text:p>
      <text:p text:style-name="P4">
The VAT process stipulates that candidate countries receive grades and advice, and the widows are taking steps to meet NATO's criteria for defense and other quotes.</text:p>
      <text:p text:style-name="P4">
<text:span text:style-name="T4">
 Read also: </text:span>
 <text:span text:style-name="T4">
 <text:a xlink:type="simple" xlink:href="https://www.ukrinform.ua/rubric-economy/3725688-premer-britanii-ogolosiv-velikij-paket-finansovoi-pidtrimki-dla-ukraini.html" text:style-name="Internet_20_link" text:visited-style-name="Visited_20_Internet_20_Link">
Prime Minister of Britain has announced a large package of financial support for Ukraine</text:a>
</text:span>
</text:p>
      <text:p text:style-name="P4">
If Ukraine actually missed this stage, it would actually put it in one -category with a new member of the Alliance - Finland. For comparison, Northworkethias participated in the 20-year program before its introduction in 2020.</text:p>
      <text:p text:style-name="P4">
"We have seen Ukraine developing and developing incredibly quickly. NATO's informal NATO ministers have said that many requirements of the Action Plan for membership in the Alliance are already being implemented," Kleverly said.</text:p>
      <text:p text:style-name="P4">
<text:span text:style-name="T4">
 Read also: </text:span>
 <text:span text:style-name="T4">
 <text:a xlink:type="simple" xlink:href="https://www.ukrinform.ua/rubric-polytics/3726004-rumunia-pidtrimala-vstup-ukraini-v-nato-kuleba.html" text:style-name="Internet_20_link" text:visited-style-name="Visited_20_Internet_20_Link">
Romania supported Ukraine's introduction to NATO - Kuleba</text:a>
</text:span>
</text:p>
      <text:p text:style-name="P4">
He added that Ukraine will reform its armed forces during the confrontation of anti -Russian aggression.</text:p>
      <text:p text:style-name="P4">
"I think that Britain's position would be very, very favorable if we have departed a plan of action on membership, recognizing that both Sweden and Finland demanded it. The Ukrainians demonstrated their commitment to reforming forces and showed themselves on the battlefield. I think that all the allies will make it, ”the minister summed up.</text:p>
      <text:p text:style-name="P4">
<text:span text:style-name="T4">
 Read also: </text:span>
 <text:span text:style-name="T4">
 <text:a xlink:type="simple" xlink:href="https://www.ukrinform.ua/rubric-polytics/3725999-u-vilnusi-ukraina-mae-otrimati-zaprosenna-abo-plan-vstupu-do-nato-rasmussen.html" text:style-name="Internet_20_link" text:visited-style-name="Visited_20_Internet_20_Link">
in Vilnius Ukraine has to receive an invitation or NATO -Rasmussen planning</text:a>
 </text:span>
</text:p>
      <text:p text:style-name="P4">
Next month, NATO summit should take place in Vilnius at the level of the heads of the Alliance Member State. Ukraine puts in front of allies by <text:span text:style-name="T4">
 <text:a xlink:type="simple" xlink:href="https://www.ukrinform.ua/tag-nato" text:style-name="Internet_20_link" text:visited-style-name="Visited_20_Internet_20_Link">
NATO</text:a>
</text:span>
 The issue of security guarantees, as well as the prospect of movement to its full membership in the Alliance.</text:p>
      <text:p text:style-name="P4">
News Source: <text:a xlink:type="simple" xlink:href="https://www.ukrinform.ua/rubric-ato/3726021-britania-gotova-pidtrimati-sprosenu-proceduru-vstupu-ukraini-do-nato.html" text:style-name="Internet_20_link" text:visited-style-name="Visited_20_Internet_20_Link">
https://www.ukrinform.ua/rubric-ato/3726021-britania-gotova-pidtrimati-sprosenu-proceduru-vstupu-ukraini-do-nato.html</text:a>
</text:p>
      <!--NEWS-->
      <text:h text:style-name="P10" text:outline-level="1">
<text:span text:style-name="T4">
The State Department advised African countries not to trust Putin's "peaceful intentions"</text:span>
</text:h>
      <text:p text:style-name="P4">
Authors: Ukrinform (Person)</text:p>
      <text:p text:style-name="P4">
Publisher: Укринформ (Organization)</text:p>
      <text:p text:style-name="P4">
Published Time: 2023-06-21T22:42:00+03:00</text:p>
      <text:p text:style-name="P4">
Modified Time: 2023-06-21T22:42:00+03:00</text:p>
      <text:p text:style-name="P4">
Description: The United States advises not to trust Putin's words about his intentions to hold "peace talks" in Ukraine, instead to look at the direct actions of the Russian Federation, which continues its aggression, including against the Ukrainian civilian population and infrastructure. - Ukrinform.</text:p>
      <text:p text:style-name="P4">
Images: ['<text:a xlink:type="simple" xlink:href="https://static.ukrinform.com/photos/2022_10/thumb_files/630_360_1666031974-150.jpg" text:style-name="Internet_20_link" text:visited-style-name="Visited_20_Internet_20_Link">
630_360_16660...</text:a>
']</text:p>
      <text:p text:style-name="P4">
Tags: ['Африка', 'Путін', 'Держдеп', 'Війна з Росією']</text:p>
      <text:p text:style-name="P4">
Type: Article</text:p>
      <!--METADATA-->
      <text:p text:style-name="P4">
<draw:frame draw:style-name="fr1" draw:name="Image204" text:anchor-type="as-char" svg:width="6.9236in" svg:height="3.956343in" draw:z-index="0">
<draw:image xlink:href="../Images/yкринформ/2023-06-21T22-42-00-03-00/630_360_1666031974-150.jpg" xlink:type="simple" xlink:show="embed" xlink:actuate="onLoad" draw:mime-type="image/jpeg"/>
</draw:frame>
The combination is advised not to trust Putin's words about his intentions to carry out "peaceful intervals" in Ukraine, instead to look at the direct actions of the Russian Federation, which prejudice his aggression, including against the Ukrainian civilian population of iinfrastructure.</text:p>
      <text:p text:style-name="P4">
This was commented on the deputy spokesman of the State Department Vedant Patel of the statement of the Zarkan side that the President of the Russian Federation was given to a peaceful settlement, reports his own correspondent of Ukrinform.</text:p>
      <text:p text:style-name="P4">
“Actions say for themselves louder than words, and I just remarry that Tsisami African leaders spent time in a bomb shelter during their visit(DOKEVA - ed.)when they were in the city to promote and discuss peaceproofing, ”Patel said.</text:p>
      <text:p text:style-name="P4">
Thus, the State Department representative commented on the statement <text:a xlink:type="simple" xlink:href="https://www.ukrinform.ua/tag-putin" text:style-name="Internet_20_link" text:visited-style-name="Visited_20_Internet_20_Link">
Putin</text:a>
To the leaders of African countries, that is, that is, he never gave up peace talks and even showed them such a peace treaty on neutrality and guarantees of Ukraine's security.</text:p>
      <text:p text:style-name="P4">
"On the actions of Russia, which bombard Kiev, he curses civilian and energy infrastructure, in apartment buildings, hospitals, it is quite clear that they do not have a significant interest in establishing peace and cessation of this war," the Patel said.</text:p>
      <text:p text:style-name="P4">
He also emphasized that it is quite clear in this situation, who wants a solid peace, and who seeks to continue aggression against a neighboring state.</text:p>
      <text:p text:style-name="P4">
*!(https://www.ukrinform.ua/rubric-polytics/3724439-v-ofisi-prezidenta-prokomentuvali-slova-putina-pid-cas-vizitu-afrikanskoi-delegacii-v-rosiu.html)As reported by Ukrinform, the delegation of the leaders of Africa last week resigned with a visit to Kyiv and <text:a xlink:type="simple" xlink:href="https://www.ukrinform.ua/rubric-world/3724252-lideri-krain-afriki-pribuli-do-rf-dla-peregovoriv.html" text:style-name="Internet_20_link" text:visited-style-name="Visited_20_Internet_20_Link">
Moscow</text:a>
To hold negotiations on regulation between Ukraine and the Russian Federation. While in the Ukrainian capital, the head of African states was forced to take some time in a bomb shelter because Russia fired at rocketamica.</text:p>
      <text:p text:style-name="P4">
News Source: <text:a xlink:type="simple" xlink:href="https://www.ukrinform.ua/rubric-world/3726022-derzdep-poradiv-afrikanskim-krainam-ne-dovirati-mirnim-namiram-putina.html" text:style-name="Internet_20_link" text:visited-style-name="Visited_20_Internet_20_Link">
https://www.ukrinform.ua/rubric-world/3726022-derzdep-poradiv-afrikanskim-krainam-ne-dovirati-mirnim-namiram-putina.html</text:a>
</text:p>
      <!--NEWS-->
      <text:h text:style-name="P10" text:outline-level="1">
<text:span text:style-name="T4">
Ukraine's moral leadership should be transformed into economic - Zelensky</text:span>
</text:h>
      <text:p text:style-name="P4">
Authors: Ukrinform (Person)</text:p>
      <text:p text:style-name="P4">
Publisher: Укринформ (Organization)</text:p>
      <text:p text:style-name="P4">
Published Time: 2023-06-21T22:50:00+03:00</text:p>
      <text:p text:style-name="P4">
Modified Time: 2023-06-21T22:50:00+03:00</text:p>
      <text:p text:style-name="P4">
Description: Ukraine is tasked with transforming the moral leadership of our people into the economic leadership of our country. - Ukrinform.</text:p>
      <text:p text:style-name="P4">
Images: ['<text:a xlink:type="simple" xlink:href="https://static.ukrinform.com/photos/2023_05/thumb_files/630_360_1685119271-129.jpeg" text:style-name="Internet_20_link" text:visited-style-name="Visited_20_Internet_20_Link">
630_360_16851...</text:a>
']</text:p>
      <text:p text:style-name="P4">
Tags: ['Бізнес', 'Економіка', 'Зеленський', 'Конференція з відбудови у Лондоні']</text:p>
      <text:p text:style-name="P4">
Type: Article</text:p>
      <!--METADATA-->
      <text:p text:style-name="P4">
<draw:frame draw:style-name="fr1" draw:name="Image205" text:anchor-type="as-char" svg:width="6.9236in" svg:height="3.956343in" draw:z-index="0">
<draw:image xlink:href="../Images/yкринформ/2023-06-21T22-50-00-03-00/630_360_1685119271-129.jpeg" xlink:type="simple" xlink:show="embed" xlink:actuate="onLoad" draw:mime-type="image/jpeg"/>
</draw:frame>
The pre -Ukraine is the task of transforming the moral leadership of our people's warding leadership of our country.</text:p>
      <text:p text:style-name="P4">
President Volodymyr Zelenskyy said this in his <text:a xlink:type="simple" xlink:href="https://t.me/V_Zelenskiy_official/6665" text:style-name="Internet_20_link" text:visited-style-name="Visited_20_Internet_20_Link">
appeal</text:a>
, reports Ukrinform.</text:p>
      <text:p text:style-name="P4">
"Today, our work with the British has a special conference in the reference of Ukraine. I thank you, Britain, for a new package Our reconstruction of 50 billion euros. The meaning of this conference in London is not just to generate the efforts of our partner states, but to support our transformation and international <text:a xlink:type="simple" xlink:href="https://www.ukrinform.ua/tag-biznes" text:style-name="Internet_20_link" text:visited-style-name="Visited_20_Internet_20_Link">
business</text:a>
", - said Zelensky.</text:p>
      <text:p text:style-name="P4">
<text:span text:style-name="T5">
Viso: <text:a xlink:type="simple" xlink:href="https://t.me/V_Zelenskiy_official/6665" text:style-name="Internet_20_link" text:visited-style-name="Visited_20_Internet_20_Link">
op</text:a>
</text:span>
</text:p>
      <text:p text:style-name="P4">
He noted that every aspect of the Ukrainian restoration and further development of the state will be represented by those figures of the world business, whose specially needed in Ukraine.</text:p>
      <text:p text:style-name="P4">
"The task of Ukraine is the moral leadership of our people to transform the economic leadership of our country. All the preconditions for this are, above all, other people, our beautiful strong people," - summed up the President.</text:p>
      <text:p text:style-name="P4">
<text:span text:style-name="T4">
 Read also: </text:span>
 <text:a xlink:type="simple" xlink:href="https://www.ukrinform.ua/rubric-society/3725972-osvitni-mozlivosti-u-derzavi-maut-povertati-ukrainciv-dodomu-zelenskij.html" text:style-name="Internet_20_link" text:visited-style-name="Visited_20_Internet_20_Link">
Educational opportunities in the state should return Ukrainians - <text:span text:style-name="T4">
 Zelensky </text:span>
</text:a>
As Ukrainian reported, an international conference on the restoration of Ukraine began in London on June 21, which will determine the primary, medium -term and promising tasks for the post -war reconstruction of our country.</text:p>
      <text:p text:style-name="P4">
News Source: <text:a xlink:type="simple" xlink:href="https://www.ukrinform.ua/rubric-economy/3726025-moralne-liderstvo-nasogo-narodu-treba-transformuvati-v-ekonomicne-liderstvo-ukraini-zelenskij.html" text:style-name="Internet_20_link" text:visited-style-name="Visited_20_Internet_20_Link">
https://www.ukrinform.ua/rubric-economy/3726025-moralne-liderstvo-nasogo-narodu-treba-transformuvati-v-ekonomicne-liderstvo-ukraini-zelenskij.html</text:a>
</text:p>
      <!--NEWS-->
      <text:h text:style-name="P10" text:outline-level="1">
<text:span text:style-name="T4">
Ukrainian Pavlov's Ukrainian flag: we want Ukrainians to know from here good news</text:span>
</text:h>
      <text:p text:style-name="P4">
Authors: Ukrinform (Person)</text:p>
      <text:p text:style-name="P4">
Publisher: Укринформ (Organization)</text:p>
      <text:p text:style-name="P4">
Published Time: 2023-06-21T23:03:00+03:00</text:p>
      <text:p text:style-name="P4">
Modified Time: 2023-06-21T23:03:00+03:00</text:p>
      <text:p text:style-name="P4">
Description: The Ukrainian archer and the national team at the European Games Anastasia Pavlova shared his expectations from participation in the European Games 2023. - Ukrinform.</text:p>
      <text:p text:style-name="P4">
Images: ['<text:a xlink:type="simple" xlink:href="https://static.ukrinform.com/photos/2023_06/thumb_files/630_360_1687377726-830.jpg" text:style-name="Internet_20_link" text:visited-style-name="Visited_20_Internet_20_Link">
630_360_16873...</text:a>
']</text:p>
      <text:p text:style-name="P4">
Tags: ['Європейські ігри']</text:p>
      <text:p text:style-name="P4">
Type: Article</text:p>
      <!--METADATA-->
      <text:p text:style-name="P4">
<draw:frame draw:style-name="fr1" draw:name="Image206" text:anchor-type="as-char" svg:width="6.9236in" svg:height="3.956343in" draw:z-index="0">
<draw:image xlink:href="../Images/yкринформ/2023-06-21T23-03-00-03-00/630_360_1687377726-830.jpg" xlink:type="simple" xlink:show="embed" xlink:actuate="onLoad" draw:mime-type="image/jpeg"/>
</draw:frame>
The Ukrainian Lutrian and Flag of the national team at European Games Anastasia Pavlovva paid with expectations of participation in the European Games-2023.</text:p>
      <text:p text:style-name="P4">
She told this exclusively in a comment to Ukrinform correspondent.</text:p>
      <text:p text:style-name="P4">
“I want to show my best results, make people proud of me so that our speech is remembered. I have not yet fully understood as all -arranged, because we just arrived yesterday. Everything happens too fast: we go a lot, because our firing base is far away. In competitions of them, this is a common story. Tomorrow we will have a shoot on the main poly- We want the good news to be Ukrainian, ”Pavlova said.</text:p>
      <text:p text:style-name="P4">
She also noted that she did not worry because she had become a flag -bearer Ukraine until she was asked. The archer stated that it is extremely honorable to perform this city.</text:p>
      <text:p text:style-name="P4">
<text:span text:style-name="T4">
 Read also: </text:span>
 <text:a xlink:type="simple" xlink:href="https://www.ukrinform.ua/rubric-sports/3725512-evropejski-igri2023-igri-peremozciv-igri-povagi-igri-bez-rosian.html" text:style-name="Internet_20_link" text:visited-style-name="Visited_20_Internet_20_Link">
<text:span text:style-name="T4">
 European </text:span>
 <text:span text:style-name="T4">
 </text:span>
 Games ** -2023 -Games of winners, games, games without Russians</text:a>
As it was reported, today, June 21, the opening ceremony of the Evigan Games 2023 in Krakow will be held. During the ceremony, the Ukrainian flap will be Anastasia Pavlova's archer and Kanosti-Kanist Andrei Rybachok.</text:p>
      <text:p text:style-name="P4">
The competitions will last from June 21 to July 2.</text:p>
      <text:p text:style-name="P4">
Photo: Getty Images</text:p>
      <text:p text:style-name="P4">
News Source: <text:a xlink:type="simple" xlink:href="https://www.ukrinform.ua/rubric-sports/3726027-ukrainskij-praporonosec-pavlova-hocetsa-sob-ukrainnci-diznavalisa-zvidsi-horosi-novini.html" text:style-name="Internet_20_link" text:visited-style-name="Visited_20_Internet_20_Link">
https://www.ukrinform.ua/rubric-sports/3726027-ukrainskij-praporonosec-pavlova-hocetsa-sob-ukrainnci-diznavalisa-zvidsi-horosi-novini.html</text:a>
</text:p>
      <!--NEWS-->
      <text:h text:style-name="P10" text:outline-level="1">
<text:span text:style-name="T4">
Zelensky has accepted the certificates of certificates into Norway, Switzerland, Azerbaijan, Pakistan and Iceland</text:span>
</text:h>
      <text:p text:style-name="P4">
Authors: Ukrinform (Person)</text:p>
      <text:p text:style-name="P4">
Publisher: Укринформ (Organization)</text:p>
      <text:p text:style-name="P4">
Published Time: 2023-06-21T23:11:00+03:00</text:p>
      <text:p text:style-name="P4">
Modified Time: 2023-06-21T23:11:00+03:00</text:p>
      <text:p text:style-name="P4">
Description: President Vladimir Zelensky accepted the certificates of the kingdom of Norwegia Heline Sand Andresen, Ambassador of Swiss Confederation Felix Baumann, ambassador of the Azerbaijani Republic of Seymour Mardaliyev, Ambassador . - Ukrinform.</text:p>
      <text:p text:style-name="P4">
Images: ['<text:a xlink:type="simple" xlink:href="https://static.ukrinform.com/photos/2023_06/thumb_files/630_360_1687377688-126.jpeg" text:style-name="Internet_20_link" text:visited-style-name="Visited_20_Internet_20_Link">
630_360_16873...</text:a>
']</text:p>
      <text:p text:style-name="P4">
Tags: ['Посол', 'Дипломати', 'Зеленський']</text:p>
      <text:p text:style-name="P4">
Type: Article</text:p>
      <!--METADATA-->
      <text:p text:style-name="P4">
<draw:frame draw:style-name="fr1" draw:name="Image207" text:anchor-type="as-char" svg:width="6.9236in" svg:height="3.956343in" draw:z-index="0">
<draw:image xlink:href="../Images/yкринформ/2023-06-21T23-11-00-03-00/630_360_1687377688-126.jpeg" xlink:type="simple" xlink:show="embed" xlink:actuate="onLoad" draw:mime-type="image/jpeg"/>
</draw:frame>
Presidentwoman Zelensky accepted the certificates of the kingdom of Norway Helensand Andresen, Ambassador of Swiss Confederation of Felix Baumann, the Polazerbaijani Republic of Seymour Mardaliyev, Ambassador of Islamic Republican, Nadira Hadir Hazan and ambassador Our country.</text:p>
      <text:p text:style-name="P4">
About it reports <text:a xlink:type="simple" xlink:href="https://www.president.gov.ua/news/glava-derzhavi-prijnyav-virchi-gramoti-u-posliv-norvegiyi-sh-83713" text:style-name="Internet_20_link" text:visited-style-name="Visited_20_Internet_20_Link">
press service OP</text:a>
, reports Ukrinform.</text:p>
      <text:p text:style-name="P4">
As it is noted, the ceremony of the vertebrates traditionally took place the sofia of the National Reserve "Sofia Kyivska".</text:p>
      <text:p text:style-name="P4">
The time of delivery of the certificates of the certificate of Zelensky expressed gratitude to Norway to the storage of Ukraine. He thanked the Norwegian side for providing comprehensive, financial and humanitarian aid, as well as approval by the government of a separate five -year assistance program <text:a xlink:type="simple" xlink:href="https://www.ukrinform.ua/tag-ukraina" text:style-name="Internet_20_link" text:visited-style-name="Visited_20_Internet_20_Link">
Ukraine</text:a>
About 7 billion euros.</text:p>
      <text:p text:style-name="P4">
</text:p>
      <text:p text:style-name="P4">
In addition, Zelensky thanked the President, Parliament, and the whole people of Vitzerland for the support of Ukraine, in particular for providing humanitarian and financial aid, as well as for shelter for Ukrainians who fled from the war -unleashed war. He praised political and practical assistance that it has been providing her Switzerland since the beginning of a full -scale Russian invasion.</text:p>
      <text:p text:style-name="P4">
</text:p>
      <text:p text:style-name="P4">
Welcoming the Azerbaijan Ambassador Seymour Mardaliyev on the beginning of the diplomatic mission in his country, the Head of State thanked for the support of the territorial integrity of Ukraine. He also thanked for the azerbaijanhumanitarian assistance provided in overcoming the consequences of Russia's armed aggression, in particular, caused by the Russian Federation of man -made catastrophe at the Kakhovsky Hydroelectric Power Plant.</text:p>
      <text:p text:style-name="P4">
</text:p>
      <text:p text:style-name="P4">
During his meeting with Iceland Ambassador, Hannes Hesison, the President thanked Ukraine's concern at bilateral levels and within the framework of international organizations.</text:p>
      <text:p text:style-name="P4">
<text:span text:style-name="T4">
 Readmetas: </text:span>
 <text:a xlink:type="simple" xlink:href="https://www.ukrinform.ua/rubric-polytics/3703754-novij-posol-ukraini-v-latvii-rozpocav-svou-robotu.html" text:style-name="Internet_20_link" text:visited-style-name="Visited_20_Internet_20_Link">
New Ambassador of Ukraine to Latvia began its work</text:a>
As <text:a xlink:type="simple" xlink:href="https://www.ukrinform.ua/rubric-ato/3725240-zelenskij-priznaciv-posliv-v-indii-kolumbii-ta-brazilii.html" text:style-name="Internet_20_link" text:visited-style-name="Visited_20_Internet_20_Link">
reported</text:a>
, President Volodymyrzelensky appointed Ambassadors of Ukraine in the Republic of India, the Republic of Columbia Taphedal Republic of Brazil.</text:p>
      <text:p text:style-name="P4">
<text:span text:style-name="T5">
Foto: op</text:span>
</text:p>
      <text:p text:style-name="P4">
News Source: <text:a xlink:type="simple" xlink:href="https://www.ukrinform.ua/rubric-polytics/3726028-zelenskij-prijnav-virci-gramoti-u-posliv-norvegii-svejcarii-azerbajdzanu-pakistanu-ta-islandii.html" text:style-name="Internet_20_link" text:visited-style-name="Visited_20_Internet_20_Link">
https://www.ukrinform.ua/rubric-polytics/3726028-zelenskij-prijnav-virci-gramoti-u-posliv-norvegii-svejcarii-azerbajdzanu-pakistanu-ta-islandii.html</text:a>
</text:p>
      <!--NEWS-->
      <text:h text:style-name="P10" text:outline-level="1">
<text:span text:style-name="T4">
Ukraine in the future plans to significantly increase energy and gas exports</text:span>
</text:h>
      <text:p text:style-name="P4">
Authors: Ukrinform (Person)</text:p>
      <text:p text:style-name="P4">
Publisher: Укринформ (Organization)</text:p>
      <text:p text:style-name="P4">
Published Time: 2023-06-21T23:20:00+03:00</text:p>
      <text:p text:style-name="P4">
Modified Time: 2023-06-21T23:20:00+03:00</text:p>
      <text:p text:style-name="P4">
Description: Ukraine in the future will be able to export about 700 TVT-hours to Europe. energy and 15 billion cubic meters of natural gas. - Ukrinform.</text:p>
      <text:p text:style-name="P4">
Images: ['<text:a xlink:type="simple" xlink:href="https://static.ukrinform.com/photos/2023_04/thumb_files/630_360_1682721995-288.jpg" text:style-name="Internet_20_link" text:visited-style-name="Visited_20_Internet_20_Link">
630_360_16827...</text:a>
']</text:p>
      <text:p text:style-name="P4">
Tags: ['Експорт', 'Енергетика', 'Газ', 'Реекспорт газу']</text:p>
      <text:p text:style-name="P4">
Type: Article</text:p>
      <!--METADATA-->
      <text:p text:style-name="P4">
<draw:frame draw:style-name="fr1" draw:name="Image219" text:anchor-type="as-char" svg:width="6.9236in" svg:height="3.956343in" draw:z-index="0">
<draw:image xlink:href="../Images/yкринформ/2023-06-21T23-20-00-03-00/630_360_1682721995-288.jpg" xlink:type="simple" xlink:show="embed" xlink:actuate="onLoad" draw:mime-type="image/jpeg"/>
</draw:frame>
Ukraine will be able to export about 700 TVT-hours to Europe and 15 billion cubic meters of natural gas to Europe.</text:p>
      <text:p text:style-name="P4">
According to Ukrinform, the Deputy Head of the Office Presidentialstyslav Shurma stated this during a conference on the restoration of Ukraine in London.</text:p>
      <text:p text:style-name="P4">
“When we build green steel industry in Ukraine, we will talk about 150-160 thousand TVT-hours. If we build green fertilizer industry in Ukraine and supply 2.5 million tonnes of green ammonia to Europe, then we will talk about an additional 70 TV-hours. 3.5 million tons of hydrogen will give an additional 20tw-hour. electricity. Therefore, in total, it will be about 700 TVT-hours. An additional capacity, ”Shurma said.</text:p>
      <text:p text:style-name="P4">
<text:span text:style-name="T4">
 Read also: </text:span>
 <text:span text:style-name="T4">
 <text:a xlink:type="simple" xlink:href="https://www.ukrinform.ua/rubric-economy/3725880-agrarii-prosat-urad-vziti-zahodiv-dla-zabezpecenna-eksportu-ukrainskoi-produkcii.html" text:style-name="Internet_20_link" text:visited-style-name="Visited_20_Internet_20_Link">
agrarians ask the government to take steps to secure export of Ukrainian products</text:a>
</text:span>
</text:p>
      <text:p text:style-name="P4">
According to him, Ukraine also needs Energomix, the production of which can be available in 10-30 years. Then Ukraine will be able to offer 140 GW. wind, 94 GW. solar energy and 30 GW. nuclear energy.</text:p>
      <text:p text:style-name="P4">
Shurma also stressed that Ukraine will be able to export 10 billion -cimeters of biomethane and 15 billion cubic meters of natural gas in the future.</text:p>
      <text:p text:style-name="P4">
<text:span text:style-name="T4">
 Read also: </text:span>
 <text:span text:style-name="T4">
 <text:a xlink:type="simple" xlink:href="https://www.ukrinform.ua/rubric-economy/3724749-ukraina-moze-stati-gazovim-sejfom-dla-evropi-ekspert.html" text:style-name="Internet_20_link" text:visited-style-name="Visited_20_Internet_20_Link">
Ukraine can become a "gas safe" for Europe -Expert</text:a>
</text:span>
</text:p>
      <text:p text:style-name="P4">
It was reported that on June 21 in London the International Conference of Defense of Ukraine began, which will determine the priority, medium -term and perspective tasks for post -war reconstruction and modernization of the state.</text:p>
      <text:p text:style-name="P4">
News Source: <text:a xlink:type="simple" xlink:href="https://www.ukrinform.ua/rubric-economy/3726030-ukraina-v-majbutnomu-planue-znacno-zbilsiti-eksport-energii-ta-gazu.html" text:style-name="Internet_20_link" text:visited-style-name="Visited_20_Internet_20_Link">
https://www.ukrinform.ua/rubric-economy/3726030-ukraina-v-majbutnomu-planue-znacno-zbilsiti-eksport-energii-ta-gazu.html</text:a>
</text:p>
      <!--NEWS-->
      <text:h text:style-name="P10" text:outline-level="1">
<text:span text:style-name="T4">
AFS Supply Contracts for the Armed Forces began to be concluded under a new procedure</text:span>
</text:h>
      <text:p text:style-name="P4">
Authors: Ukrinform (Person)</text:p>
      <text:p text:style-name="P4">
Publisher: Укринформ (Organization)</text:p>
      <text:p text:style-name="P4">
Published Time: 2023-06-21T23:25:00+03:00</text:p>
      <text:p text:style-name="P4">
Modified Time: 2023-06-21T23:25:00+03:00</text:p>
      <text:p text:style-name="P4">
Description: The Defense Ministry has started entering the food supply contracts for the Armed Forces under the new procedure. - Ukrinform.</text:p>
      <text:p text:style-name="P4">
Images: ['<text:a xlink:type="simple" xlink:href="https://static.ukrinform.com/photos/2023_06/thumb_files/630_360_1687378731-353.jpg" text:style-name="Internet_20_link" text:visited-style-name="Visited_20_Internet_20_Link">
630_360_16873...</text:a>
']</text:p>
      <text:p text:style-name="P4">
Tags: ['Міноборони', 'Продукти', 'ЗСУ', 'Держзакупівлі']</text:p>
      <text:p text:style-name="P4">
Type: Article</text:p>
      <!--METADATA-->
      <text:p text:style-name="P4">
<draw:frame draw:style-name="fr1" draw:name="Image220" text:anchor-type="as-char" svg:width="6.9236in" svg:height="3.956343in" draw:z-index="0">
<draw:image xlink:href="../Images/yкринформ/2023-06-21T23-25-00-03-00/630_360_1687378731-353.jpg" xlink:type="simple" xlink:show="embed" xlink:actuate="onLoad" draw:mime-type="image/jpeg"/>
</draw:frame>
The Ministry of Defense was to enter into food supply contracts for the Armed Forces under a new process.</text:p>
      <text:p text:style-name="P4">
The Ministry of Defense of Ukraine reports this in <text:a xlink:type="simple" xlink:href="https://t.me/ministry_of_defense_ua/7708" text:style-name="Internet_20_link" text:visited-style-name="Visited_20_Internet_20_Link">
telegram</text:a>
, reports Ukrinform.</text:p>
      <text:p text:style-name="P4">
«The Ministry of Defense, according to the results of the ProZorro trading system on June 21, the first three contracts with the winning companies for supply [products] were drawn(https://www.ukrinform.ua/tag-produkti)Food for the Armed Forces according to the food preparation, ”the message reads.</text:p>
      <text:p text:style-name="P4">
19 winners are identified from 22. Another 16 winners are trained in their signing, deposits on the account of the ministry, as a tender documentation.</text:p>
      <text:p text:style-name="P4">
Three more procedures from the total 22 were rejected by all participants in connection with the inconsistency of their price proposals with the conditions of the announcement. Repeated bidding - this information is highlighted in the ProZorro system(Double procedures The deadline for submission of documents 22.06.2023, by the third - until 27.06.2023).</text:p>
      <text:p text:style-name="P4">
Зазначимо, що у повторних процедурах закупівлі так само беруть участь всібажаючі, а не лише діючі учасники. Тому Міноборони з метою розширення колапотенційних учасників та зниження ціни на аукціоні просить долучатись всіх,хто має бажання.</text:p>
      <text:p text:style-name="P4">
Також триває низка судових процесів, на яких розглядаються позови окремихучасників торгів. Зміст заяв різний, але здебільшого їх суть полягає упретензіях до роботи Колегіального органу Міноборони з питань обороннихзакупівель.</text:p>
      <text:p text:style-name="P4">
<text:span text:style-name="T4">
Читайте також:</text:span>
 <text:a xlink:type="simple" xlink:href="https://www.ukrinform.ua/rubric-ato/3676504-minoboroni-zminilo-cini-na-produkti-dla-zsu.html" text:style-name="Internet_20_link" text:visited-style-name="Visited_20_Internet_20_Link">
 Міноборони змінило ціни на <text:span text:style-name="T4">
продукти</text:span>
 <text:span text:style-name="T4">
для</text:span>
 <text:span text:style-name="T4">
ЗСУ</text:span>
</text:a>
At the same time, for the purpose of maximum public control over the process of procurement, the collegial body was introduced into the collegial body on the issues of defense procurement of the Public Anti -Corruption Council at the Ministry of Defense.</text:p>
      <ul>
        <li>
I emphasize, all processes occur as openly as possible. We are actively working with the public, for which I am grateful, in particular, anti -corradies, to dare to all these difficulties, the purchases continue, the contracts are signed, it is consistent with all the procedures and terms specified by the Law "Procurement". There are no delay. The army is and will be fully safe - this is our key task, - said Denis Sharapov, Deputy Ministers of Ukraine Deputy Defense Ministry.</li>
      </ul>
      <text:p text:style-name="P4">
News Source: <text:a xlink:type="simple" xlink:href="https://www.ukrinform.ua/rubric-economy/3726031-dogovori-na-postacanna-produktiv-dla-zsu-pocali-ukladati-za-novou-procedurou.html" text:style-name="Internet_20_link" text:visited-style-name="Visited_20_Internet_20_Link">
https://www.ukrinform.ua/rubric-economy/3726031-dogovori-na-postacanna-produktiv-dla-zsu-pocali-ukladati-za-novou-procedurou.html</text:a>
</text:p>
      <!--NEWS-->
      <text:h text:style-name="P10" text:outline-level="1">
<text:span text:style-name="T4">
The World Bank will give Ukraine $ 500 million for salaries to rescuers, teachers and pensions</text:span>
</text:h>
      <text:p text:style-name="P4">
Authors: Ukrinform (Person)</text:p>
      <text:p text:style-name="P4">
Publisher: Укринформ (Organization)</text:p>
      <text:p text:style-name="P4">
Published Time: 2023-06-21T23:33:00+03:00</text:p>
      <text:p text:style-name="P4">
Modified Time: 2023-06-21T23:33:00+03:00</text:p>
      <text:p text:style-name="P4">
Description: The World Bank has become one of the leaders in the mobilization of resources to assist Ukraine after the start of a full -scale war. - Ukrinform.</text:p>
      <text:p text:style-name="P4">
Images: ['<text:a xlink:type="simple" xlink:href="https://static.ukrinform.com/photos/2023_06/thumb_files/630_360_1687379429-538.jpg" text:style-name="Internet_20_link" text:visited-style-name="Visited_20_Internet_20_Link">
630_360_16873...</text:a>
']</text:p>
      <text:p text:style-name="P4">
Tags: ['Британія', 'Україна', 'Світовий банк', 'Шмигаль']</text:p>
      <text:p text:style-name="P4">
Type: Article</text:p>
      <!--METADATA-->
      <text:p text:style-name="P4">
<draw:frame draw:style-name="fr1" draw:name="Image221" text:anchor-type="as-char" svg:width="6.9236in" svg:height="3.956343in" draw:z-index="0">
<draw:image xlink:href="../Images/yкринформ/2023-06-21T23-33-00-03-00/630_360_1687379429-538.jpg" xlink:type="simple" xlink:show="embed" xlink:actuate="onLoad" draw:mime-type="image/jpeg"/>
</draw:frame>
The World Bank has become one of the leaders in the mobilization of resources to assist Ukraine postpart a full -scale war.</text:p>
      <text:p text:style-name="P4">
According to Ukrinform, Prime Minister of Ukraine Denis Shmigal reported in <text:a xlink:type="simple" xlink:href="https://t.me/Denys_Smyhal/5466" text:style-name="Internet_20_link" text:visited-style-name="Visited_20_Internet_20_Link">
telegram</text:a>
.</text:p>
      <text:p text:style-name="P4">
"Today, we have signed the next $ 500 million funding for $ 500 million from $ 1.76 billion assistance with the support of the US, the United Kingdom, the United Kingdom and Finland," Smigal said.</text:p>
      <text:p text:style-name="P4">
Funds will go to <text:a xlink:type="simple" xlink:href="https://www.ukrinform.ua/tag-zarplata" text:style-name="Internet_20_link" text:visited-style-name="Visited_20_Internet_20_Link">
salaries</text:a>
Rescuers and teachers, payment of pensions, support for low -income families, children with disabilities, internally displaced persons, single mothers, as well as the payment of medical services under the medical guarantee program.</text:p>
      <text:p text:style-name="P4">
<text:span text:style-name="T4">
 Read also: </text:span>
 <text:a xlink:type="simple" xlink:href="https://www.ukrinform.ua/rubric-vidbudova/3725967-smigal-planuemo-zaluciti-do-7-milardiv-za-dopomogou-koordinacijnoi-donorskoi-platformi.html" text:style-name="Internet_20_link" text:visited-style-name="Visited_20_Internet_20_Link">
<text:span text:style-name="T4">
 Shmigal </text:span>
: We plan to attract up to $ 7 billion with the help of coordination donor platform</text:a>
As reported <text:a xlink:type="simple" xlink:href="https://www.ukrinform.ua/rubric-economy/3726017-ebrr-cogoric-pidtrimae-ukrainsku-energetiku-na-600-miljoniv-smigal.html" text:style-name="Internet_20_link" text:visited-style-name="Visited_20_Internet_20_Link">
Ukrinform</text:a>
, The European Bank for Reconstruction and Development will support Ukrainian energy for € 600 million this year.</text:p>
      <text:p text:style-name="P4">
<text:span text:style-name="T5">
Foto: Denis Shmigal / Telegram</text:span>
</text:p>
      <text:p text:style-name="P4">
News Source: <text:a xlink:type="simple" xlink:href="https://www.ukrinform.ua/rubric-economy/3726033-svitovij-bank-nadast-ukraini-500-miljoniv-na-zarplati-ratuvalnikam-vcitelam-ta-pensii.html" text:style-name="Internet_20_link" text:visited-style-name="Visited_20_Internet_20_Link">
https://www.ukrinform.ua/rubric-economy/3726033-svitovij-bank-nadast-ukraini-500-miljoniv-na-zarplati-ratuvalnikam-vcitelam-ta-pensii.html</text:a>
</text:p>
      <!--NEWS-->
      <text:h text:style-name="P10" text:outline-level="1">
<text:span text:style-name="T4">
Yaroslav Kaczynski returns to the Polish government</text:span>
</text:h>
      <text:p text:style-name="P4">
Authors: Ukrinform (Person)</text:p>
      <text:p text:style-name="P4">
Publisher: Укринформ (Organization)</text:p>
      <text:p text:style-name="P4">
Published Time: 2023-06-21T23:49:00+03:00</text:p>
      <text:p text:style-name="P4">
Modified Time: 2023-06-21T23:49:00+03:00</text:p>
      <text:p text:style-name="P4">
Description: Polish President Andrzej Duda on Wednesday, June 21, appointed the leader of the ruling party "Right and Justice" (PAS) by Yaroslav Kaczynski Viceremer in the Government of Mateusz Moravtsky. - Ukrinform.</text:p>
      <text:p text:style-name="P4">
Images: ['<text:a xlink:type="simple" xlink:href="https://static.ukrinform.com/photos/2020_04/thumb_files/630_360_1586352186-926.jpg" text:style-name="Internet_20_link" text:visited-style-name="Visited_20_Internet_20_Link">
630_360_15863...</text:a>
']</text:p>
      <text:p text:style-name="P4">
Tags: ['Качинський', 'Польща', 'Уряд']</text:p>
      <text:p text:style-name="P4">
Type: Article</text:p>
      <!--METADATA-->
      <text:p text:style-name="P4">
<draw:frame draw:style-name="fr1" draw:name="Image222" text:anchor-type="as-char" svg:width="6.9236in" svg:height="3.956343in" draw:z-index="0">
<draw:image xlink:href="../Images/yкринформ/2023-06-21T23-49-00-03-00/630_360_1586352186-926.jpg" xlink:type="simple" xlink:show="embed" xlink:actuate="onLoad" draw:mime-type="image/jpeg"/>
</draw:frame>
Andrzej Duda Presidents on Wednesday, June 21, appointed the leader of the ruling party "Right and Justice"(Script)Yaroslav Kaczynski viceremer in the Government of Moravetsky.</text:p>
      <text:p text:style-name="P4">
As Ukrinform reports, it reports <text:a xlink:type="simple" xlink:href="http://www.reuters.com/world/europe/polish-president-appoints-ruling-party-leader-deputy-pm-2023-06-21/" text:style-name="Internet_20_link" text:visited-style-name="Visited_20_Internet_20_Link">
Reuters</text:a>
.</text:p>
      <text:p text:style-name="P4">
It is noted that Kaczynski was already a Viceremier-Minister and Head of the Government on National Security and Defense until June 2022, Aklepyshov resign to focus on preparing for the parliamentary elections that will take place this year.</text:p>
      <text:p text:style-name="P4">
<text:span text:style-name="T4">
 Read also: </text:span>
 <text:span text:style-name="T4">
 <text:a xlink:type="simple" xlink:href="https://www.ukrinform.ua/rubric-world/3699991-zaversenna-vijni-rf-proti-ukraini-kompromisom-oznacatime-novi-nebezpeki-kacinskij.html" text:style-name="Internet_20_link" text:visited-style-name="Visited_20_Internet_20_Link">
Completion of the Russian Federation against Ukraine "Compromise" will mean new dangers - Kaczynski</text:a>
</text:span>
</text:p>
      <text:p text:style-name="P4">
<text:a xlink:type="simple" xlink:href="http://www.polskieradio.pl/398/7856/Artykul/3193465,%D0%BF%D1%80%D0%B5%D0%B7%D0%B8%D0%B4%D0%B5%D0%BD%D1%82-%D0%B0%D0%BD%D0%B4%D0%B6%D0%B5%D0%B9-%D0%B4%D1%83%D0%B4%D0%B0-%D0%B2%D0%BD%D0%BE%D1%81%D0%B8%D1%82%D1%8C-%D0%B7%D0%BC%D1%96%D0%BD%D0%B8-%D1%83-%D1%81%D0%BA%D0%BB%D0%B0%D0%B4-%D1%80%D0%B0%D0%B4%D0%B8-%D0%BC%D1%96%D0%BD%D1%96%D1%81%D1%82%D1%80%D1%96%D0%B2" text:style-name="Internet_20_link" text:visited-style-name="Visited_20_Internet_20_Link">
Polish radio</text:a>
He notes that earlier resignation from the posts of Viceremier-Ministers was submitted by the head of national defense Mariusz Blaschak, the Minister of Culture Tanational Heritage Piotr Glinsky, Henryk Kovalchyk and Minister of State Activities Jacek Sasin.</text:p>
      <text:p text:style-name="P4">
It is known that the parliamentary elections in Poland will take place in the fall of this year, their precision date has not yet been determined. The ruling right -handed right -handed right -handed right -hand right is the most likely. However, the votes obtained may be united to form a ruling coalition without the participation of other political forces.</text:p>
      <text:p text:style-name="P4">
<text:span text:style-name="T4">
 Read also: </text:span>
 <text:span text:style-name="T4">
 <text:a xlink:type="simple" xlink:href="https://www.ukrinform.ua/rubric-world/3716534-rosia-gotue-provokacii-pered-viborami-u-polsi-kacinskij.html" text:style-name="Internet_20_link" text:visited-style-name="Visited_20_Internet_20_Link">
Russia prepares provocations before elections in Poland -Kachinsky</text:a>
</text:span>
</text:p>
      <text:p text:style-name="P4">
The united right is in power in <text:span text:style-name="T4">
 <text:a xlink:type="simple" xlink:href="https://www.ukrinform.ua/tag-polsa" text:style-name="Internet_20_link" text:visited-style-name="Visited_20_Internet_20_Link">
Poland</text:a>
</text:span>
 From the fall of 2015. This political has won the parliamentary elections twice, forming the ruling in the Seimas and the country's government independently.</text:p>
      <text:p text:style-name="P4">
<text:span text:style-name="T5">
Foto: phar</text:span>
</text:p>
      <text:p text:style-name="P4">
News Source: <text:a xlink:type="simple" xlink:href="https://www.ukrinform.ua/rubric-world/3725799-aroslav-kacinskij-povertaetsa-v-polskij-urad.html" text:style-name="Internet_20_link" text:visited-style-name="Visited_20_Internet_20_Link">
https://www.ukrinform.ua/rubric-world/3725799-aroslav-kacinskij-povertaetsa-v-polskij-urad.html</text:a>
</text:p>
      <!--NEWS-->
      <text:h text:style-name="P10" text:outline-level="1">
<text:span text:style-name="T4">
The Lithuanian Seimas initiated the deprivation of citizenship of a figure skater for participation in the show in the Russian Federation</text:span>
</text:h>
      <text:p text:style-name="P4">
Authors: Ukrinform (Person)</text:p>
      <text:p text:style-name="P4">
Publisher: Укринформ (Organization)</text:p>
      <text:p text:style-name="P4">
Published Time: 2023-06-21T23:54:00+03:00</text:p>
      <text:p text:style-name="P4">
Modified Time: 2023-06-21T23:54:00+03:00</text:p>
      <text:p text:style-name="P4">
Description: The speaker of the Lithuanian Parliament Victoria Chmilite-Nilsen believes that the initiative of deprivation of Lithuanian citizenship of the figure skater Margarita Drobzitzko, which in August 2022 performed in Russia, will be implemented. - Ukrinform.</text:p>
      <text:p text:style-name="P4">
Images: ['<text:a xlink:type="simple" xlink:href="https://static.ukrinform.com/photos/2023_06/thumb_files/630_360_1687376526-294.jpg" text:style-name="Internet_20_link" text:visited-style-name="Visited_20_Internet_20_Link">
630_360_16873...</text:a>
']</text:p>
      <text:p text:style-name="P4">
Tags: ['Литва', 'Спорт', 'Громадянство', 'фігурне катання']</text:p>
      <text:p text:style-name="P4">
Type: Article</text:p>
      <!--METADATA-->
      <text:p text:style-name="P4">
<draw:frame draw:style-name="fr1" draw:name="Image223" text:anchor-type="as-char" svg:width="6.9236in" svg:height="3.956343in" draw:z-index="0">
<draw:image xlink:href="../Images/yкринформ/2023-06-21T23-54-00-03-00/630_360_1687376526-294.jpg" xlink:type="simple" xlink:show="embed" xlink:actuate="onLoad" draw:mime-type="image/jpeg"/>
</draw:frame>
Lithuanian speaker Victoria Chmilite-Nielsen believes that the initiative of deprivation of the citizenship of the figure skater Margarita Drobbizko, which in August 2022 performed in Russia, will be implemented.</text:p>
      <text:p text:style-name="P4">
She said this in an interview <text:a xlink:type="simple" xlink:href="https://www.lrt.lt/naujienos/lietuvoje/2/2017772/seimo-pirmininke-apie-iniciatyva-panaikinti-pilietybe-drobiazko-tiketina-sis-sprendimas-bus-priimtas" text:style-name="Internet_20_link" text:visited-style-name="Visited_20_Internet_20_Link">
National Radio</text:a>
, reports Ukrinform.</text:p>
      <text:p text:style-name="P4">
“They have been talking about it for a long time. Apparently, we have already approached the final stage of this solution. As far as I know, this is supported, so it is likely that the decision will be made, ”Chmilite-Nielsen said.</text:p>
      <text:p text:style-name="P4">
It is noted that on Tuesday, the deputies of the Seimas initiated the cancellation of Lithuanian citizenship Drobia. They appealed to the Ministry of Internal Affairs to evaluate the grounds for deprivation of citizenship skater, according to recently adopted legislative amendments.</text:p>
      <text:p text:style-name="P4">
<text:span text:style-name="T4">
 Read also: </text:span>
 <text:span text:style-name="T4">
 [Lithuanian Customs Customs is strengthened(https://www.ukrinform.ua/rubric-economy/3725527-mitnica-litvi-posilue-pravila-provezenna-tovariv-cerez-rf-ta-bilorus.html)</text:span>
</text:p>
      <text:p text:style-name="P4">
In March Lithuanian <text:a xlink:type="simple" xlink:href="https://www.delfi.lt/ru/news/politics/seym-litvy-iniciiroval-lishenie-grazhdanstva-olimpiyskoy-figuristki-za-vystuplenie-na-scene-v-rossii-93726435" text:style-name="Internet_20_link" text:visited-style-name="Visited_20_Internet_20_Link">
deputies</text:a>
allowed to deprive the citizenship of persons whose actions are giving the interests of the country's security or its allies, if the passport is previously published as an exception.</text:p>
      <text:p text:style-name="P4">
Margarita was born in Moscow. After the collapse of the USSR, Lithuania received a country and made this country paired with Vinglas Vanagas, and married in 2000. The couple participated in the Olympic Games five times. Drnoblyzko and Vanagas were winners of the World Cup and two championships.</text:p>
      <text:p text:style-name="P4">
In August 2022, the couple took part in the Russian Dance show "Lebedineozero" in Sochi. He was prepared by Tatiana Navka - the wife of the Kremlin speaker Dmitrypeskov.</text:p>
      <text:p text:style-name="P4">
<text:span text:style-name="T5">
Foto: bns nuotr</text:span>
</text:p>
      <text:p text:style-name="P4">
News Source: <text:a xlink:type="simple" xlink:href="https://www.ukrinform.ua/rubric-sports/3726023-sejm-litvi-iniciuvav-pozbavlenna-gromadanstva-figuristki-drobazko-za-ucast-u-sou-v-rosii.html" text:style-name="Internet_20_link" text:visited-style-name="Visited_20_Internet_20_Link">
https://www.ukrinform.ua/rubric-sports/3726023-sejm-litvi-iniciuvav-pozbavlenna-gromadanstva-figuristki-drobazko-za-ucast-u-sou-v-rosii.html</text:a>
</text:p>
      <!--NEWS-->
      <text:h text:style-name="P10" text:outline-level="1">
<text:span text:style-name="T4">
Pentagon mistakenly inflated the cost provided to Ukraine by weapons of $ 6.2 billion</text:span>
</text:h>
      <text:p text:style-name="P4">
Author: ['АРМІЯINFORM']</text:p>
      <text:p text:style-name="P4">
Time: 2023-06-21T24:00:00-04:00</text:p>
      <text:p text:style-name="P4">
Description: The Pentagon is shifted, the PISLA PIPEKIKI VARTOSTIA TO OF DODANNA,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original-6-scaled.jpg" text:style-name="Internet_20_link" text:visited-style-name="Visited_20_Internet_20_Link">
original-6-scaled.jpg</text:a>
']</text:p>
      <text:p text:style-name="P4">
Tags: ['ДОПОМОГА УКРАЇНИ', 'ОЛЕКСІЙ РЕЗНІКОВ', 'ПЕНТАГОН']</text:p>
      <text:p text:style-name="P4">
Category: News</text:p>
      <!--METADATA-->
      <text:p text:style-name="P4">
<draw:frame draw:style-name="fr1" draw:name="Image224" text:anchor-type="as-char" svg:width="6.9236in" svg:height="4.586885in" draw:z-index="0">
<draw:image xlink:href="../Images/AРМІЯINFORM/2023-06-21T24-00-00-04-00/original-6-scaled.jpg" xlink:type="simple" xlink:show="embed" xlink:actuate="onLoad" draw:mime-type="image/jpeg"/>
</draw:frame>
The Pentagon announced that after a revaluation of the value of the weapons and equipment provided to Ukraine, the difference is $ 6.2 billion in the last 2 years.</text:p>
      <text:p text:style-name="P4">
About it the Minister of Defense of Ukraine Alexei Reznikov <text:a xlink:type="simple" xlink:href="https://twitter.com/oleksiireznikov/status/1671364175191236609" text:style-name="Internet_20_link" text:visited-style-name="Visited_20_Internet_20_Link">
reported</text:a>
In his Twitter.</text:p>
      <text:p text:style-name="P4">
He emphasized that the US Department of Defense will have additional powers to provide Ukraine with additional security assistance.</text:p>
      <text:p text:style-name="P4">
“Thank you Lloyd Austin for their support!Thank you all the American people!” —This in the message.</text:p>
      <text:p text:style-name="P4">
According to the Deputy Prescribe <text:a xlink:type="simple" xlink:href="https://www.defense.gov/News/Transcripts/Transcript/Article/3433535/deputy-pentagon-press-secretary-sabrina-singh-holds-a-press-briefing/" text:style-name="Internet_20_link" text:visited-style-name="Visited_20_Internet_20_Link">
Pentagon</text:a>
Sabrin Singh, accounting analysis found that military services used the cost of replacing the pentagon in Ukraine in Ukraine, not its balance sheet value.</text:p>
      <text:p text:style-name="P4">
The final calculations show that the error reached <text:span text:style-name="T4">
 $ 3.6 billion </text:span>
 in the current financial year and <text:span text:style-name="T4">
 $ 2.6 billion </text:span>
 in 2022.</text:p>
      <text:p text:style-name="P4">
"These errors in the assessment did not affect the support of Ukraine," stated in the Pentagon.</text:p>
      <text:p text:style-name="P4">
News Source: <text:a xlink:type="simple" xlink:href="https://armyinform.com.ua/2023/06/21/pentagon-pomylkovo-zavyshhyv-vartist-nadanogo-ukrayini-ozbroyennya-na-62-milyarda/" text:style-name="Internet_20_link" text:visited-style-name="Visited_20_Internet_20_Link">
https://armyinform.com.ua/2023/06/21/pentagon-pomylkovo-zavyshhyv-vartist-nadanogo-ukrayini-ozbroyennya-na-62-milyarda/</text:a>
</text:p>
      <!--NEWS-->
      <text:h text:style-name="P10" text:outline-level="1">
<text:span text:style-name="T4">
In Ukraine a moment of silence</text:span>
</text:h>
      <text:p text:style-name="P4">
Author: ['АРМІЯINFORM']</text:p>
      <text:p text:style-name="P4">
Time: 2023-06-21T26: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25" text:anchor-type="as-char" svg:width="6.9236in" svg:height="3.895992in" draw:z-index="0">
<draw:image xlink:href="../Images/AРМІЯINFORM/2023-06-21T26-00-00-04-00/candle.gif" xlink:type="simple" xlink:show="embed" xlink:actuate="onLoad" draw:mime-type="image/gif"/>
</draw:frame>
According to <text:a xlink:type="simple" xlink:href="https://www.president.gov.ua/documents/1432022-41729" text:style-name="Internet_20_link" text:visited-style-name="Visited_20_Internet_20_Link">
with the decree of the President of Ukrain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6/21/v-ukrayini-hvylyna-movchannya/" text:style-name="Internet_20_link" text:visited-style-name="Visited_20_Internet_20_Link">
https://armyinform.com.ua/2023/06/21/v-ukrayini-hvylyna-movchannya/</text:a>
</text:p>
      <!--NEWS-->
      <text:h text:style-name="P10" text:outline-level="1">
<text:span text:style-name="T4">
French-Italian SAMP/T already deployed and operates in Ukraine-Emmanuel Macron</text:span>
</text:h>
      <text:p text:style-name="P4">
Author: ['АРМІЯINFORM']</text:p>
      <text:p text:style-name="P4">
Time: 2023-06-21T28:00:00-04:00</text:p>
      <text:p text:style-name="P4">
Description: President of Franzihuel Macron Tu Premi-Miniter Iltali George Melonі Pizl ... War with Ukraine 2022, War with Ukraine Latest News today,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foto-2-zrk-sampt.jpg" text:style-name="Internet_20_link" text:visited-style-name="Visited_20_Internet_20_Link">
foto-2-zrk-sampt.jpg</text:a>
']</text:p>
      <text:p text:style-name="P4">
Tags: ['ЗРК SAMP/T', 'ІТАЛІЯ', 'ФРАНЦІЯ']</text:p>
      <text:p text:style-name="P4">
Category: News</text:p>
      <!--METADATA-->
      <text:p text:style-name="P4">
<draw:frame draw:style-name="fr1" draw:name="Image226" text:anchor-type="as-char" svg:width="6.9236in" svg:height="4.615733in" draw:z-index="0">
<draw:image xlink:href="../Images/AРМІЯINFORM/2023-06-21T28-00-00-04-00/foto-2-zrk-sampt.jpg" xlink:type="simple" xlink:show="embed" xlink:actuate="onLoad" draw:mime-type="image/jpeg"/>
</draw:frame>
French President Emmanuel Macron and Italian Prime Minister George Monolonii in Paris, said that the two countries have a joint and a community about Ukraine-to unite.</text:p>
      <text:p text:style-name="P4">
About it Emmanuel Macron <text:a xlink:type="simple" xlink:href="https://twitter.com/EmmanuelMacron/status/1671258241949634561" text:style-name="Internet_20_link" text:visited-style-name="Visited_20_Internet_20_Link">
wrote</text:a>
In his Twitter.</text:p>
      <text:p text:style-name="P4">
“We have a common responsibility for Ukraine: to unite. Prototypical defense system <text:a xlink:type="simple" xlink:href="https://armyinform.com.ua/2022/10/23/u-chomu-osoblyvosti-universalnoyi-yevro-ppo-zrk-samp-t/" text:style-name="Internet_20_link" text:visited-style-name="Visited_20_Internet_20_Link">
samp/t</text:a>
Currently, it is deployed and works, which is a specific example of the common commitment of Italy and France in Ukraine, ”the message reads.</text:p>
      <text:p text:style-name="P4">
Earlier, George Meloni during a press conference with the President of Ukraine by the Volodymyr Zelensky in Kiev <text:a xlink:type="simple" xlink:href="https://armyinform.com.ua/2023/02/21/dzhordzhi-meloni-italiya-nadast-ukrayini-try-vydy-system-ppo/" text:style-name="Internet_20_link" text:visited-style-name="Visited_20_Internet_20_Link">
reported</text:a>
that Italy will provide Ukraine with three air defense species: SAMP-T anti-aircraft missile complexes, SkyGuard Tapike.</text:p>
      <text:p text:style-name="P4">
News Source: <text:a xlink:type="simple" xlink:href="https://armyinform.com.ua/2023/06/21/franczuzko-italijskyj-zrk-samp-t-vzhe-rozgornutyj-i-funkczionuye-v-ukrayini-emmanyuel-makron/" text:style-name="Internet_20_link" text:visited-style-name="Visited_20_Internet_20_Link">
https://armyinform.com.ua/2023/06/21/franczuzko-italijskyj-zrk-samp-t-vzhe-rozgornutyj-i-funkczionuye-v-ukrayini-emmanyuel-makron/</text:a>
</text:p>
      <!--NEWS-->
      <text:h text:style-name="P10" text:outline-level="1">
<text:span text:style-name="T4">
EastFruit: Cherry Mass Sale - Prices 70% higher than last year's</text:span>
</text:h>
      <text:p text:style-name="P4">
Authors: Ukrinform (Person)</text:p>
      <text:p text:style-name="P4">
Publisher: Укринформ (Organization)</text:p>
      <text:p text:style-name="P4">
Published Time: 2023-06-21T2:00:20+03:00</text:p>
      <text:p text:style-name="P4">
Modified Time: 2023-06-21T22:00:20+03:00</text:p>
      <text:p text:style-name="P4">
Description: </text:p>
      <text:p text:style-name="P4">
В Україні Стартував Масовий Продаж Вишні, Перші Партії Якої Коштують По 50-70 Грн/Кг, Що В Середньому На 70% Дорожче, Ніж На Початку Сезону 2022 Року. — Укрінформ.: </text:p>
      <text:p text:style-name="P4">
Images: ['<text:a xlink:type="simple" xlink:href="https://static.ukrinform.com/photos/2021_06/thumb_files/630_360_1624982301-281.jpg" text:style-name="Internet_20_link" text:visited-style-name="Visited_20_Internet_20_Link">
630_360_16249...</text:a>
']</text:p>
      <text:p text:style-name="P4">
Tags: ['Ціни', 'Продаж', 'Ягоди', 'Ринок']</text:p>
      <text:p text:style-name="P4">
Type: Article</text:p>
      <!--METADATA-->
      <text:p text:style-name="P4">
<draw:frame draw:style-name="fr1" draw:name="Image227" text:anchor-type="as-char" svg:width="6.9236in" svg:height="3.956343in" draw:z-index="0">
<draw:image xlink:href="../Images/yкринформ/2023-06-21T2-00-20-03-00/630_360_1624982301-281.jpg" xlink:type="simple" xlink:show="embed" xlink:actuate="onLoad" draw:mime-type="image/jpeg"/>
</draw:frame>
In the Ukrainian, the mass sale of cherries, the first parties of which cost at 50-70 UAH/kg, an average of 70% more expensive than at the beginning of the season 2022.</text:p>
      <text:p text:style-name="P4">
According to Ukrinform, it reports <text:a xlink:type="simple" xlink:href="https://east-fruit.com/uk/novyny/ukrayinski-sadivnyky-rozpochaly-masovyy-prodazh-vyshni/" text:style-name="Internet_20_link" text:visited-style-name="Visited_20_Internet_20_Link">
Eastfruit. </text:a>
"As for prices, the first major parties of cherries Ukrainian gardeners are ready to ship at 50-70 UAH/kg($ 1,37-1,91 / kg)which is 70%more expensive than at the beginning of the season last year, "the statement said.</text:p>
      <text:p text:style-name="P4">
It is noted that in Ukraine last week began harvesting cherries. But the first parties of cherries from local farms in the Ukrainian market appear only this week. According to the experts of the project, this year's sales season began a few weeks later.</text:p>
      <text:p text:style-name="P4">
According to gardeners, today the demand for cherry is quite high. However, the pronouns of the market participants, the gross collection of cherries in the current season will be slightly more than last year, which is associated with the loss of the crop of these stomacles due to landscapes in the first half of spring. Accordingly, the selling prices for first -in -law cherry parties are much higher than last year's.</text:p>
      <text:p text:style-name="P4">
<text:span text:style-name="T4">
 Read also: </text:span>
 <text:a xlink:type="simple" xlink:href="https://www.ukrinform.ua/rubric-economy/3721941-v-ukraini-cerez-nestabilni-postavki-podorozcala-polunica-eastfruit.html" text:style-name="Internet_20_link" text:visited-style-name="Visited_20_Internet_20_Link">
in Ukraine due to unstable deliveries went up strawberry- <text:span text:style-name="T4">
 eastfruit </text:span>
</text:a>
At the same time, most gardeners today evaluate the quality of the data of the stone as medium or lower. Due to adverse weather conditions, the cherry has a fairly small caliber, and already begins to crack and rot on the trees.</text:p>
      <text:p text:style-name="P4">
As it was reported, in 2022 in Ukraine the cherry in the market at the market at the beginning of the season was offered for sale of 15-35 UAH/kg($ 0,51-1,20 / kg).</text:p>
      <text:p text:style-name="P4">
News Source: <text:a xlink:type="simple" xlink:href="https://www.ukrinform.ua/rubric-economy/3726011-eastfruit-v-ukraini-startuvav-masovij-prodaz-visni-cini-na-70-vise-za-torisni.html" text:style-name="Internet_20_link" text:visited-style-name="Visited_20_Internet_20_Link">
https://www.ukrinform.ua/rubric-economy/3726011-eastfruit-v-ukraini-startuvav-masovij-prodaz-visni-cini-na-70-vise-za-torisni.html</text:a>
</text:p>
      <!--NEWS-->
      <text:h text:style-name="P10" text:outline-level="1">
<text:span text:style-name="T4">
Ukrainian military is training the basics of robotics</text:span>
</text:h>
      <text:p text:style-name="P4">
Author: ['Яна Задубінна']</text:p>
      <text:p text:style-name="P4">
Time: 2023-06-21T30:00:00-04:00</text:p>
      <text:p text:style-name="P4">
Description: Vitchyuzniyani Robototekhi Robototekhiki, hutsovikh pratsuvati with ground drones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golovna_roboty.jpg" text:style-name="Internet_20_link" text:visited-style-name="Visited_20_Internet_20_Link">
golovna_roboty.jpg</text:a>
', '<text:a xlink:type="simple" xlink:href="https://armyinform.com.ua/wp-content/uploads/2023/06/nasonov_roboty.jpg" text:style-name="Internet_20_link" text:visited-style-name="Visited_20_Internet_20_Link">
nasonov_roboty.jpg</text:a>
', '<text:a xlink:type="simple" xlink:href="https://armyinform.com.ua/wp-content/uploads/2023/06/foto1_roboty.jpg" text:style-name="Internet_20_link" text:visited-style-name="Visited_20_Internet_20_Link">
foto1_roboty.jpg</text:a>
', '<text:a xlink:type="simple" xlink:href="https://armyinform.com.ua/wp-content/uploads/2023/06/nakonechnyj_roboty.jpg" text:style-name="Internet_20_link" text:visited-style-name="Visited_20_Internet_20_Link">
nakonechnyj_roboty.jpg</text:a>
', '<text:a xlink:type="simple" xlink:href="https://armyinform.com.ua/wp-content/uploads/2023/06/foto-2_roboty.jpg" text:style-name="Internet_20_link" text:visited-style-name="Visited_20_Internet_20_Link">
foto-2_roboty.jpg</text:a>
', '<text:a xlink:type="simple" xlink:href="https://armyinform.com.ua/wp-content/uploads/2023/06/foto3_roboty.jpg" text:style-name="Internet_20_link" text:visited-style-name="Visited_20_Internet_20_Link">
foto3_roboty.jpg</text:a>
', '<text:a xlink:type="simple" xlink:href="https://armyinform.com.ua/wp-content/uploads/2023/06/foto_koshuba.jpg" text:style-name="Internet_20_link" text:visited-style-name="Visited_20_Internet_20_Link">
foto_koshuba.jpg</text:a>
', '<text:a xlink:type="simple" xlink:href="https://armyinform.com.ua/wp-content/uploads/2023/06/foto4_roboty.jpg" text:style-name="Internet_20_link" text:visited-style-name="Visited_20_Internet_20_Link">
foto4_roboty.jpg</text:a>
']</text:p>
      <text:p text:style-name="P4">
Tags: ['ВТОРГНЕННЯ РФ', 'ДРОНИ', 'НАВЧАННЯ']</text:p>
      <text:p text:style-name="P4">
Category: News</text:p>
      <!--METADATA-->
      <text:p text:style-name="P4">
<draw:frame draw:style-name="fr1" draw:name="Image228" text:anchor-type="as-char" svg:width="6.9236in" svg:height="5.1927in" draw:z-index="0">
<draw:image xlink:href="../Images/AРМІЯINFORM/2023-06-21T30-00-00-04-00/golovna_roboty.jpg" xlink:type="simple" xlink:show="embed" xlink:actuate="onLoad" draw:mime-type="image/jpeg"/>
</draw:frame>
Domestic robotics developers teach the military to work with ground -based. The correspondent of the Armyinform has attended the first class, the main purpose of which is to acquaint the students with the training sets.</text:p>
      <text:p text:style-name="P4">
The whole learning process takes place on the Nanit Video-Book Autonomous Platform. This platform includes video tutorials, broken into modules, chatting and support, and homework.</text:p>
      <text:p text:style-name="P4">
<draw:frame draw:style-name="fr1" draw:name="Image229" text:anchor-type="as-char" svg:width="6.9236in" svg:height="5.1927in" draw:z-index="0">
<draw:image xlink:href="../Images/AРМІЯINFORM/2023-06-21T30-00-00-04-00/nasonov_roboty.jpg" xlink:type="simple" xlink:show="embed" xlink:actuate="onLoad" draw:mime-type="image/jpeg"/>
</draw:frame>
- In the course, we teach all over from scratch: scheme, works with microcontrollers, programming and soldering so that people can connect all the components on their own how to prescribe the program. In the future, it will make it possible to competently arrange the equipment, and it will execute the commands you need, - said the head of the sales department Arsen Pasonov.</text:p>
      <text:p text:style-name="P4">
<text:span text:style-name="T4">
 The course program provides: </text:span>
</text:p>
      <text:p text:style-name="P4">
· To acquire knowledge of physics and electronics;</text:p>
      <text:p text:style-name="P4">
· Learn how to collect simple schemes and complex ones;</text:p>
      <text:p text:style-name="P4">
· Search for documentation by devices and their properties;</text:p>
      <text:p text:style-name="P4">
· Learn how to program in Arduino IDE in C ++;</text:p>
      <text:p text:style-name="P4">
· Replenish the vocabulary of technical English.</text:p>
      <text:p text:style-name="P4">
The students use the training kit - a lark prototype designed to mine, intelligence or perform other tasks.</text:p>
      <text:p text:style-name="P4">
<draw:frame draw:style-name="fr1" draw:name="Image230" text:anchor-type="as-char" svg:width="6.9236in" svg:height="5.1927in" draw:z-index="0">
<draw:image xlink:href="../Images/AРМІЯINFORM/2023-06-21T30-00-00-04-00/foto1_roboty.jpg" xlink:type="simple" xlink:show="embed" xlink:actuate="onLoad" draw:mime-type="image/jpeg"/>
</draw:frame>
After graduation, a person will be an expert in the specialty "Terrhamodron", and will be able to work in the IT sphere or use skills in the performance of combat tasks. Also, the versatility of the equipment will allow you to work with the construction of equipment, in which similar mechanisms, even a foreign model.</text:p>
      <text:p text:style-name="P4">
<draw:frame draw:style-name="fr1" draw:name="Image231" text:anchor-type="as-char" svg:width="6.9236in" svg:height="5.1927in" draw:z-index="0">
<draw:image xlink:href="../Images/AРМІЯINFORM/2023-06-21T30-00-00-04-00/nakonechnyj_roboty.jpg" xlink:type="simple" xlink:show="embed" xlink:actuate="onLoad" draw:mime-type="image/jpeg"/>
</draw:frame>
- In military affairs, land drone is required to mine, intelligence or create a remotely controlled bomb. This equipment will help our soldiers find, neutralize and lay ammunition. The main advantage is that it is safe for the operator, because the drone is completely autonomous, your task is to program it right. When creating drones, we also took into account the different terrain, so the set is available both wheelbase and Igusenna, - said the senior teacher of the course Ivan Konechny.</text:p>
      <text:p text:style-name="P4">
<draw:frame draw:style-name="fr1" draw:name="Image232" text:anchor-type="as-char" svg:width="6.9236in" svg:height="5.1927in" draw:z-index="0">
<draw:image xlink:href="../Images/AРМІЯINFORM/2023-06-21T30-00-00-04-00/foto-2_roboty.jpg" xlink:type="simple" xlink:show="embed" xlink:actuate="onLoad" draw:mime-type="image/jpeg"/>
</draw:frame>
The training kit used in the classes is practical from practical efficiency. However, even a training prototype can perform combat missions, despite the symbolic cost of 5 thousand UAH.</text:p>
      <ul>
        <li>
All the components of the set are designed for training, they are designed in a special way so that a person is able to clearly understand. After all, to master something new to the simplest examples, so that a person is first and foremost aware of the principle, - added Ivan Finally.</li>
      </ul>
      <text:p text:style-name="P4">
<draw:frame draw:style-name="fr1" draw:name="Image233" text:anchor-type="as-char" svg:width="6.9236in" svg:height="5.1927in" draw:z-index="0">
<draw:image xlink:href="../Images/AРМІЯINFORM/2023-06-21T30-00-00-04-00/foto3_roboty.jpg" xlink:type="simple" xlink:show="embed" xlink:actuate="onLoad" draw:mime-type="image/jpeg"/>
</draw:frame>
The peculiarity of the course is that each lesson in the course has a practical character. Students have the opportunity to combine offline and online training, while receiving constant support from qualified instructors.</text:p>
      <text:p text:style-name="P4">
Many military people are also involved in another developer program-the online courses "smart home", which allows you to become a specialist in security systems, land, air drones and robotics. After all, a programming algorithm, that is, spectrum and technique, is identical both in a smart home and in a ground drone.</text:p>
      <text:p text:style-name="P4">
Training occurs on an autonomous system with a minimum number of dachables of information input and information for regulating the main processes of the Ubstrone. In particular, imitation of access to the house, fire alarm, light, Internet, control with smartphone, engines, electricity. Teachers are higher technical education for the US and Ukraine universities.</text:p>
      <text:p text:style-name="P4">
All setting is printed on a 3D printer. And now the accent production on educational drones. The military who came to the courses said they wanted to become more versatile on the battlefield and to solve the issue of repairing or improving the equipment on the spot, in the field, as it will save time to save time to the road in the rear units.</text:p>
      <text:p text:style-name="P4">
<draw:frame draw:style-name="fr1" draw:name="Image234" text:anchor-type="as-char" svg:width="6.9236in" svg:height="5.1927in" draw:z-index="0">
<draw:image xlink:href="../Images/AРМІЯINFORM/2023-06-21T30-00-00-04-00/foto_koshuba.jpg" xlink:type="simple" xlink:show="embed" xlink:actuate="onLoad" draw:mime-type="image/jpeg"/>
</draw:frame>
- I do not want to waste time until I have been treated after injury. For me, it seemed like the best option, it seems to me that until I recover, this is the best I can make a useful Tai -Victory for my brothers. Until I can run with a machine gun - I will solder!—Cloid the military with the call sign "account".</text:p>
      <text:p text:style-name="P4">
<draw:frame draw:style-name="fr1" draw:name="Image235" text:anchor-type="as-char" svg:width="6.9236in" svg:height="5.1927in" draw:z-index="0">
<draw:image xlink:href="../Images/AРМІЯINFORM/2023-06-21T30-00-00-04-00/foto4_roboty.jpg" xlink:type="simple" xlink:show="embed" xlink:actuate="onLoad" draw:mime-type="image/jpeg"/>
</draw:frame>
</text:p>
      <text:p text:style-name="P4">
News Source: <text:a xlink:type="simple" xlink:href="https://armyinform.com.ua/2023/06/21/ukrayinski-vijskovi-navchayutsya-osnov-robototehniky/" text:style-name="Internet_20_link" text:visited-style-name="Visited_20_Internet_20_Link">
https://armyinform.com.ua/2023/06/21/ukrayinski-vijskovi-navchayutsya-osnov-robototehniky/</text:a>
</text:p>
      <!--NEWS-->
      <text:h text:style-name="P10" text:outline-level="1">
<text:span text:style-name="T4">
Cyril Budanov revealed the details of the Russian terrorist attack on the Kakhovskaya hydroelectric power station</text:span>
</text:h>
      <text:p text:style-name="P4">
Author: ['АРМІЯINFORM']</text:p>
      <text:p text:style-name="P4">
Time: 2023-06-21T32:00:00-04:00</text:p>
      <text:p text:style-name="P4">
Description: Head of the head management of the ROZVIKIA OF MAKHOSKAYA Major General Kirilo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image-4-1.jpg" text:style-name="Internet_20_link" text:visited-style-name="Visited_20_Internet_20_Link">
image-4-1.jpg</text:a>
']</text:p>
      <text:p text:style-name="P4">
Tags: ['STOPRUSSIA', 'АГРЕСІЯ РФ', 'ВТОРГНЕННЯ РФ', 'ГУР МО УКРАЇНИ', 'КАХОВСЬКА ГЕС']</text:p>
      <text:p text:style-name="P4">
Category: News</text:p>
      <!--METADATA-->
      <text:p text:style-name="P4">
<draw:frame draw:style-name="fr1" draw:name="Image236" text:anchor-type="as-char" svg:width="6.9236in" svg:height="3.894525in" draw:z-index="0">
<draw:image xlink:href="../Images/AРМІЯINFORM/2023-06-21T32-00-00-04-00/image-4-1.jpg" xlink:type="simple" xlink:show="embed" xlink:actuate="onLoad" draw:mime-type="image/jpeg"/>
</draw:frame>
Head of the Main Directorate of Intelligence of the Ministry of Defense of Ukraine Major-General Kirill Budanov on the air of the national telephone "Unified News" <text:a xlink:type="simple" xlink:href="https://www.youtube.com/watch" text:style-name="Internet_20_link" text:visited-style-name="Visited_20_Internet_20_Link">
revealed</text:a>
Details of Russian therapeut on <text:a xlink:type="simple" xlink:href="https://armyinform.com.ua/tag/kahovska-ges/" text:style-name="Internet_20_link" text:visited-style-name="Visited_20_Internet_20_Link">
Kakhovskaya HPP</text:a>
He has pronounced information on the placement of nuclear weapons of the Russian Federation in Belarus.</text:p>
      <text:p text:style-name="P4">
“Artificial man -made disaster, terrorist act and ecocidal act on Kakhovskaya HEP was consciously made by the Russian Federation. Most interesting thing is half an hour before(<text:span text:style-name="T5">
 subjugation - ed .</text:span>
)On the radio network, they went to the unit that was Nakakhovskaya hydroelectric power station and said very quickly to leave the territory, ” - said Budanov, adding that at the same time a group -based group of the Russian occupation army arrived in the hydroelectric power plant and made a blast.</text:p>
      <text:p text:style-name="P4">
According to the head of the GUR of the Ministry of Internal Affairs of Ukraine, all other units of the occupation military on the left bank of the Dnieper were not aware of the blast - committed by the aggressor catastrophas.</text:p>
      <text:p text:style-name="P4">
At the same time, the head of the GRU of Ukraine denied the information that the Russians had already placed their nuclear weapons in Belarus.</text:p>
      <text:p text:style-name="P4">
“The process of preparing for possible movement(<text:span text:style-name="T5">
 nuclear weapons from Russia to Belarus - ed </text:span>
.)It actually continues, repositories are being prepared. As of the time the warhead has not yet been moved, ”said the head of the GUR of the Ministry of Defense of Ukraine.</text:p>
      <text:p text:style-name="P4">
Among other things, Kirill Budanov noted the change of narratives of the Kremlin's propaganda - the vast bold bravado is increasingly displaced by the question "And what if Russia can win?" Or, "What happens if Russia is losing war?"</text:p>
      <text:p text:style-name="P4">
According to Cyril Budanov, Russian society is being prepared by the donovna reality, in which it was due to a criminal war against Ukraine.</text:p>
      <text:p text:style-name="P4">
<text:span text:style-name="T4">
 Source: </text:span>
 <text:a xlink:type="simple" xlink:href="https://gur.gov.ua/content/detali-teraktu-rf-na-kakhovskii-hes-iaderna-zahroza-ta-feiky-pro-zahybel-komentari-kyryla-budanova-v-priamomu-efiri-iedynykh-novyn.html" text:style-name="Internet_20_link" text:visited-style-name="Visited_20_Internet_20_Link">
<text:span text:style-name="T5">
gur Mos of Ukraine</text:span>
</text:a>
</text:p>
      <text:p text:style-name="P4">
News Source: <text:a xlink:type="simple" xlink:href="https://armyinform.com.ua/2023/06/21/kyrylo-budanov-rozkryv-detali-rosijskogo-teraktu-na-kahovskij-ges/" text:style-name="Internet_20_link" text:visited-style-name="Visited_20_Internet_20_Link">
https://armyinform.com.ua/2023/06/21/kyrylo-budanov-rozkryv-detali-rosijskogo-teraktu-na-kahovskij-ges/</text:a>
</text:p>
      <!--NEWS-->
      <text:h text:style-name="P10" text:outline-level="1">
<text:span text:style-name="T4">
More than 400 explosive items were neutralized by pyrotechnics per day</text:span>
</text:h>
      <text:p text:style-name="P4">
Author: ['АРМІЯINFORM']</text:p>
      <text:p text:style-name="P4">
Time: 2023-06-21T34:00:00-04:00</text:p>
      <text:p text:style-name="P4">
Description: The last minute of the Kirotechnici Pilled Service of Ukraine was Zvozvichah ... War with Ukraine 2022, War with Ukraine Latest News Today, News War with Ukraine 2022 The last ones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2/rozminuvannya.jpg" text:style-name="Internet_20_link" text:visited-style-name="Visited_20_Internet_20_Link">
rozminuvannya.jpg</text:a>
']</text:p>
      <text:p text:style-name="P4">
Tags: ['АГРЕСІЯ РФ', 'ВТОРГНЕННЯ РФ', 'ДСНС УКРАЇНИ', 'РОЗМІНУВАННЯ']</text:p>
      <text:p text:style-name="P4">
Category: News</text:p>
      <!--METADATA-->
      <text:p text:style-name="P4">
<draw:frame draw:style-name="fr1" draw:name="Image237" text:anchor-type="as-char" svg:width="6.9236in" svg:height="3.89773in" draw:z-index="0">
<draw:image xlink:href="../Images/AРМІЯINFORM/2023-06-21T34-00-00-04-00/rozminuvannya.jpg" xlink:type="simple" xlink:show="embed" xlink:actuate="onLoad" draw:mime-type="image/jpeg"/>
</draw:frame>
Illustrative photo</text:p>
      <text:p text:style-name="P4">
During the last day, the pyrotechnic units of the State Service of Ukraine of Uncertain Situations <text:span text:style-name="T4">
 135 times </text:span>
 were involved in the implementation of the defense tasks.</text:p>
      <text:p text:style-name="P4">
About it <text:a xlink:type="simple" xlink:href="https://dsns.gov.ua/uk/news/nadzvicaini-podiyi/informaciia-shhodo-diialnosti-pirotexnicnix-pidrozdiliv-dsns-128" text:style-name="Internet_20_link" text:visited-style-name="Visited_20_Internet_20_Link">
reports</text:a>
SESU of Ukraine.</text:p>
      <text:p text:style-name="P4">
Pyrotechnical units revealed, seized and disposed of <text:span text:style-name="T4">
 412 exclusive objects </text:span>
, surveyed with an area of 85.71 hectares.</text:p>
      <text:p text:style-name="P4">
Most often pyrotechnic units worked: in the Kharkiv region 19 472 times, Kyiv region - 7 998, Donetsk region - 6 180, Mykolaiv region - 5 215, Kherson region - 5 709, Chernihiv region - 4 729, Sumy - 2 215, Cherkasy region - 1 121.</text:p>
      <text:p text:style-name="P4">
Reference: In total since the beginning of a large -scale military invasion of the Russian Federation in the territory of Ukraine, <text:span text:style-name="T4">
 403 188 extinguishing objects </text:span>
 and 2 891 kg of explosive substance, including <text:span text:style-name="T4">
 3 001 Aviation bomb </text:span>
. The territory of more than 90 thousand 257 hectares was surveyed.</text:p>
      <text:p text:style-name="P4">
We would like to remind you if you find suspicious objects similar to wreckage from rockets or rockets, in no case touch your finds yourself and do not allow it to be tired. And:</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6/21/ponad-400-vybuhonebezpechnyh-predmetiv-zneshkodyly-pirotehniky-za-dobu/" text:style-name="Internet_20_link" text:visited-style-name="Visited_20_Internet_20_Link">
https://armyinform.com.ua/2023/06/21/ponad-400-vybuhonebezpechnyh-predmetiv-zneshkodyly-pirotehniky-za-dobu/</text:a>
</text:p>
      <!--NEWS-->
      <text:h text:style-name="P10" text:outline-level="1">
<text:span text:style-name="T4">
As a result of Kakhovskaya hydroelectric power station in Kherson region, 20 settlements remain flooded</text:span>
</text:h>
      <text:p text:style-name="P4">
Author: ['АРМІЯINFORM']</text:p>
      <text:p text:style-name="P4">
Time: 2023-06-21T36:00:00-04:00</text:p>
      <text:p text:style-name="P4">
Description: At the Dniepre at the deposit of the post “Kherson”, the postup of the Zniznnya Rivnya was the same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photo_5226511300270606912_y.jpg" text:style-name="Internet_20_link" text:visited-style-name="Visited_20_Internet_20_Link">
photo_5226511300270606912_y.jpg</text:a>
']</text:p>
      <text:p text:style-name="P4">
Tags: ['КАХОВСЬКА ГЕС']</text:p>
      <text:p text:style-name="P4">
Category: News</text:p>
      <!--METADATA-->
      <text:p text:style-name="P4">
<draw:frame draw:style-name="fr1" draw:name="Image238" text:anchor-type="as-char" svg:width="6.9236in" svg:height="4.615733in" draw:z-index="0">
<draw:image xlink:href="../Images/AРМІЯINFORM/2023-06-21T36-00-00-04-00/photo_5226511300270606912_y.jpg" xlink:type="simple" xlink:show="embed" xlink:actuate="onLoad" draw:mime-type="image/jpeg"/>
</draw:frame>
On the Dnieper in the post of Kherson post there is a gradual decrease in the level and exceeds the norm by 0.25 m(From the beginning of the day the level decreased by 1 cm). Уцьому регіоні підтоплено 3 населених пункти (595 houses)On the right birchride Dnipro. On the temporarily occupied - 17 settlements.</text:p>
      <text:p text:style-name="P4">
About it <text:a xlink:type="simple" xlink:href="https://t.me/shtab_kakhovska_hes/1077" text:style-name="Internet_20_link" text:visited-style-name="Visited_20_Internet_20_Link">
reports</text:a>
Headquarters for the elimination of consequences of Kakhovskaya hydroelectric power station.</text:p>
      <text:p text:style-name="P4">
Last day, SES rescuers pumped more than 18.3 thousand tons of water from 223 basements and houses. From the beginning of the work - more than 182.3 thousand tons of 795 buildings and basements.</text:p>
      <text:p text:style-name="P4">
SES units continue to work on the pumping of water in 9 settlements water supply. 250 cubic meters of water from 12 households are pumped. In total, 2 thousand 933 cubic meters were pumped out of the beginning. water from 171 homeownership. Also, the SESSDACS experts were a special-purpose emergency rescue unit, the tank of which the tanks in Snihurivka were filled.</text:p>
      <text:p text:style-name="P4">
News Source: <text:a xlink:type="simple" xlink:href="https://armyinform.com.ua/2023/06/21/vnaslidok-pidryvu-kahovskoyi-ges-na-hersonshhyni-zalyshayutsya-pidtoplenymy-20-naselenyh-punktiv/" text:style-name="Internet_20_link" text:visited-style-name="Visited_20_Internet_20_Link">
https://armyinform.com.ua/2023/06/21/vnaslidok-pidryvu-kahovskoyi-ges-na-hersonshhyni-zalyshayutsya-pidtoplenymy-20-naselenyh-punktiv/</text:a>
</text:p>
      <!--NEWS-->
      <text:h text:style-name="P10" text:outline-level="1">
<text:span text:style-name="T4">
The Supreme Court has determined the amount of one -time financial assistance for war veterans for 2022</text:span>
</text:h>
      <text:p text:style-name="P4">
Author: ['Ігор Березинський']</text:p>
      <text:p text:style-name="P4">
Time: 2023-06-21T38:00:00-04:00</text:p>
      <text:p text:style-name="P4">
Description: Vidpovydna Rishhennya Bulo was brought by the supreminum by the court from the fate of the ship's ward to the reference of the reference ... War with Ukraine 2022, the war with Ukraine latest news today, the news war with Ukraine 2022 The last to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sol_9938-groshi-1536x1024-1.jpg" text:style-name="Internet_20_link" text:visited-style-name="Visited_20_Internet_20_Link">
sol_9938-groshi-1536x1024-1.jpg</text:a>
']</text:p>
      <text:p text:style-name="P4">
Tags: ['СОЦІАЛЬНИЙ ЗАХИСТ']</text:p>
      <text:p text:style-name="P4">
Category: News</text:p>
      <!--METADATA-->
      <text:p text:style-name="P4">
<draw:frame draw:style-name="fr1" draw:name="Image239" text:anchor-type="as-char" svg:width="6.9236in" svg:height="4.615733in" draw:z-index="0">
<draw:image xlink:href="../Images/AРМІЯINFORM/2023-06-21T38-00-00-04-00/sol_9938-groshi-1536x1024-1.jpg" xlink:type="simple" xlink:show="embed" xlink:actuate="onLoad" draw:mime-type="image/jpeg"/>
</draw:frame>
Photo illustrative</text:p>
      <text:p text:style-name="P4">
The appropriate decision was <text:a xlink:type="simple" xlink:href="https://reyestr.court.gov.ua/Review/111536574" text:style-name="Internet_20_link" text:visited-style-name="Visited_20_Internet_20_Link">
made</text:a>
The Supreme Court is a complication of the court chamber for the protection(Case No. 560/8064/22).</text:p>
      <text:p text:style-name="P4">
Так, вищезгадана колегія суддів, переглядаючи таку справу в касаційномупорядку відносно ветерана війни — особи з інвалідністю ІІ групи внаслідоквійни, дійшла висновку, що положення статті 13 Закону України «Про статусветеранів війни, гарантії їх соціального захисту» необхідно застосовувати щодовиплати у розмірі 8 мінімальних пенсій за віком для даної категорії ветеранів.</text:p>
      <text:p text:style-name="P4">
Судова палата під час ухвалення рішення звернула увагу на те, що реалізаціяправа на соціальний захист осіб, які перебувають на службі у ЗСУ та іншихвійськових формуваннях, а також членів їхніх сімей потребує запровадженнямеханізмів забезпечення їх державної підтримки. При цьому головну роль вобороні України відіграють саме Збройні Сили України та інші військовіформування, які своєю мужньою боротьбою здійснюють ефективний захистУкраїнської держави та Українського народу. Відтак усебічна підтримкавійськовослужбовців та ветеранів війни є найвищим державним інтересом і однієюз найбільш захищених конституційних цінностей України.</text:p>
      <text:p text:style-name="P4">
Відповідна постанова суду касаційної інстанції набирає законної сили з дати їїухвалення та не може бути оскаржена.</text:p>
      <text:p text:style-name="P4">
Раніше Велика Палата Верховного Суду вже розглядала аналогічну справу щодовиплати одноразової грошової допомоги до 5 травня за 2020 рік. Під часрозгляду судді акцентували увагу на тому, що на момент отримання спірноїразової грошової допомоги до 5 травня слід керуватися вимогами Закону України«Про статус ветеранів війни, гарантії їх соціального захисту», що передбачаєвиплату такої допомоги для учасників бойових дій у розмірі 5 мінімальнихпенсій за віком, інвалідам війни 1 групи — 10 мінімальних пенсій за віком, 2групи — 8 мінімальних пенсій за віком, 3 групи — 7 мінімальних пенсій завіком.</text:p>
      <text:p text:style-name="P4">
Отже, цьогорічним рішенням Верховний Суд підтвердив те, що одноразова грошовадопомога до 5 травня за 2022 рік повинна виплачуватися відповідно до розмірівмінімальних пенсій за віком, навіть в умовах воєнного стану.</text:p>
      <text:p text:style-name="P4">
News Source: <text:a xlink:type="simple" xlink:href="https://armyinform.com.ua/2023/06/21/verhovnyj-sud-vyznachyv-sumu-odnorazovoyi-groshovoyi-dopomogy-dlya-veteraniv-vijny-za-2022-rik/" text:style-name="Internet_20_link" text:visited-style-name="Visited_20_Internet_20_Link">
https://armyinform.com.ua/2023/06/21/verhovnyj-sud-vyznachyv-sumu-odnorazovoyi-groshovoyi-dopomogy-dlya-veteraniv-vijny-za-2022-rik/</text:a>
</text:p>
      <!--NEWS-->
      <text:h text:style-name="P10" text:outline-level="1">
<text:span text:style-name="T4">
In Moscow, one of the creators of the Soviet thermonuclear bomb was found dead - the media</text:span>
</text:h>
      <text:p text:style-name="P4">
Authors: Ukrinform (Person)</text:p>
      <text:p text:style-name="P4">
Publisher: Укринформ (Organization)</text:p>
      <text:p text:style-name="P4">
Published Time: 2023-06-21T3:04:00+03:00</text:p>
      <text:p text:style-name="P4">
Modified Time: 2023-06-21T22:04:00+03:00</text:p>
      <text:p text:style-name="P4">
Description: In the center of Moscow was found dead 92-year-old nuclear physicist Grigory Klinishov-one of the creators of the first Soviet two-stage thermonuclear bomb RDS-37. - Ukrinform.</text:p>
      <text:p text:style-name="P4">
Images: ['<text:a xlink:type="simple" xlink:href="https://static.ukrinform.com/photos/2023_06/thumb_files/630_360_1687373884-527.jpg" text:style-name="Internet_20_link" text:visited-style-name="Visited_20_Internet_20_Link">
630_360_16873...</text:a>
']</text:p>
      <text:p text:style-name="P4">
Tags: ['Москва', 'Смерть', 'Ядерна зброя', 'Росія']</text:p>
      <text:p text:style-name="P4">
Type: Article</text:p>
      <!--METADATA-->
      <text:p text:style-name="P4">
<draw:frame draw:style-name="fr1" draw:name="Image240" text:anchor-type="as-char" svg:width="6.9236in" svg:height="3.956343in" draw:z-index="0">
<draw:image xlink:href="../Images/yкринформ/2023-06-21T3-04-00-03-00/630_360_1687373884-527.jpg" xlink:type="simple" xlink:show="embed" xlink:actuate="onLoad" draw:mime-type="image/jpeg"/>
</draw:frame>
In Centrimoskov, the 92-year-old nuclear physicist Grigory Klinishov-one creators of the first Soviet two-stage thermon-copper bomb RDS-37 was found dead.</text:p>
      <text:p text:style-name="P4">
As Ukrinform reports, it reports <text:a xlink:type="simple" xlink:href="https://meduza.io/news/2023/06/21/v-moskve-pokonchil-s-soboy-odin-iz-sozdateley-sovetskoy-termoyadernoy-bomby-rds-37-grigoriy-klinishov" text:style-name="Internet_20_link" text:visited-style-name="Visited_20_Internet_20_Link">
Medusa</text:a>
.</text:p>
      <text:p text:style-name="P4">
"In emergency services stated that the scientist did <text:a xlink:type="simple" xlink:href="https://www.ukrinform.ua/tag-samogubstvo" text:style-name="Internet_20_link" text:visited-style-name="Visited_20_Internet_20_Link">
suicide</text:a>
. Clinishov left a suicide, in which he said goodbye to his loved ones, " - said in the message.</text:p>
      <text:p text:style-name="P4">
It is noted that the body of physics was found in the apartment on June 17 in the apartment.</text:p>
      <text:p text:style-name="P4">
The test of the RDS-37 thermon-core bomb was held on November 22, 1955, the Valemipatin landfill.</text:p>
      <text:p text:style-name="P4">
<text:span text:style-name="T4">
 Read also: </text:span>
 <text:a xlink:type="simple" xlink:href="https://www.ukrinform.ua/rubric-world/3710640-u-rosii-rozrobnikiv-giperzvukovih-raket-arestuvali-za-derzzradu.html" text:style-name="Internet_20_link" text:visited-style-name="Visited_20_Internet_20_Link">
in <text:span text:style-name="T4">
 Russia </text:span>
 <text:span text:style-name="T4">
 </text:span>
 developers <text:span text:style-name="T4">
 </text:span>
 hypersonic <text:span text:style-name="T4">
 </text:span>
 <text:span text:style-name="T4">
 missiles </text:span>
<text:span text:style-name="T4">
 arrested </text:span>
 for <text:span text:style-name="T4">
 State Council </text:span>
</text:a>
Then, due to the shock wave, a building was damaged in 59 settlements, a hikil dozens of people were injured.</text:p>
      <text:p text:style-name="P4">
Hryhoriy Klinishov not only participated in the creation of RDS-37, but also the development of types of thermonuclear charges of bombs of next generations.</text:p>
      <text:p text:style-name="P4">
News Source: <text:a xlink:type="simple" xlink:href="https://www.ukrinform.ua/rubric-world/3726012-u-moskvi-znajsli-mertvim-odnogo-iz-tvorciv-radanskoi-termoadernoi-bombi-zmi.html" text:style-name="Internet_20_link" text:visited-style-name="Visited_20_Internet_20_Link">
https://www.ukrinform.ua/rubric-world/3726012-u-moskvi-znajsli-mertvim-odnogo-iz-tvorciv-radanskoi-termoadernoi-bombi-zmi.html</text:a>
</text:p>
      <!--NEWS-->
      <text:h text:style-name="P10" text:outline-level="1">
<text:span text:style-name="T4">
Your victory in competitions inspires warriors at the front: the president congratulated the athletes - participants of the III European Games</text:span>
</text:h>
      <text:p text:style-name="P4">
Author: ['АРМІЯINFORM']</text:p>
      <text:p text:style-name="P4">
Time: 2023-06-21T40:00:00-04:00</text:p>
      <text:p text:style-name="P4">
Description: Sogodni in Krakowi rumbled ііі єvropeiski іgri. VID Ukrainian was sports ... War with Ukraine 2022, war with Ukraine latest news today, news war with Ukraine 2022 The last for today, will there be a war between Ukraine and Russia, and when, the war with Ukraine in 2022 will be or not, whether it will be, will there be The war with Ukraine in the near future says, the war with Ukraine, Ukrainian news today, Ukrainian news in Ukrainian media in Russian</text:p>
      <text:p text:style-name="P4">
Images: ['<text:a xlink:type="simple" xlink:href="https://armyinform.com.ua/wp-content/uploads/2023/06/f10-1.jpg" text:style-name="Internet_20_link" text:visited-style-name="Visited_20_Internet_20_Link">
f10-1.jpg</text:a>
']</text:p>
      <text:p text:style-name="P4">
Tags: ['III\xa0ЄВРОПЕЙСЬКІ ІГРИ', 'АРМІЙСЬКІ СПОРТСМЕНИ', 'ВОЛОДИМИР ЗЕЛЕНСЬКИЙ', 'КРАКОВ']</text:p>
      <text:p text:style-name="P4">
Category: News</text:p>
      <!--METADATA-->
      <text:p text:style-name="P4">
<draw:frame draw:style-name="fr1" draw:name="Image241" text:anchor-type="as-char" svg:width="6.9236in" svg:height="4.690181in" draw:z-index="0">
<draw:image xlink:href="../Images/AРМІЯINFORM/2023-06-21T40-00-00-04-00/f10-1.jpg" xlink:type="simple" xlink:show="embed" xlink:actuate="onLoad" draw:mime-type="image/jpeg"/>
</draw:frame>
Illustrative photo</text:p>
      <text:p text:style-name="P4">
<text:span text:style-name="T4">
 Tonuts today <text:a xlink:type="simple" xlink:href="https://armyinform.com.ua/2023/06/19/88-armijskyh-sportsmeniv-u-skladi-naczionalnoyi-zbirnoyi-vizmut-uchast-v-yevropejskyh-igrah-u-polshhi/" text:style-name="Internet_20_link" text:visited-style-name="Visited_20_Internet_20_Link">
started</text:a>
III European Games. Sportweelegation from 260 athletes, a third of whom - army. </text:span>
 went from Ukraine.</text:p>
      <text:p text:style-name="P4">
Army athletes will be presented in 15 sports: boxing, mounbike - off -road dinner, ball shooting, kayaks and canoes, judo, karate, rock climbing, water jumping, shot -rifle, shooting fencing and lightwear.</text:p>
      <text:p text:style-name="P4">
On the occasion of the start of the III European Games President of Ukraine Volodymyr Zelenskyy <text:a xlink:type="simple" xlink:href="https://www.president.gov.ua/news/vitannya-prezidenta-ukrayini-sportsmenam-nacionalnoyi-zbirno-83689" text:style-name="Internet_20_link" text:visited-style-name="Visited_20_Internet_20_Link">
congratulated</text:a>
athletes of the National Command of Ukraine:</text:p>
      <text:p text:style-name="P4">
“It is extremely nice to welcome you to the eve of an important sports event - the participation of Ukrainian athletes in the III European Games in Krakow.</text:p>
      <text:p text:style-name="P4">
Our country has been in a difficult fight against Russian invaders for over a year.</text:p>
      <text:p text:style-name="P4">
We protect our freedom and democracy, protect our lives, our values of the Taideals, which are also at the heart of Olympism - harmony and comprehensive development, mutual respect, establishing peace between states and peoples.</text:p>
      <text:p text:style-name="P4">
Now you have the honor to represent Ukraine in the international arena. Sincerely willing to realize their opportunities, to justify the dreams and hopes of Ukrainian sports.</text:p>
      <text:p text:style-name="P4">
Know that every victory in the competition unites and consolidates all of us with the enemy, inspires warriors at the front, gives our youth hope.</text:p>
      <text:p text:style-name="P4">
Faith, physical power and sports good luck to you.</text:p>
      <text:p text:style-name="P4">
Have a good way to victories!</text:p>
      <text:p text:style-name="P4">
Glory to Ukraine!"</text:p>
      <text:p text:style-name="P4">
News Source: <text:a xlink:type="simple" xlink:href="https://armyinform.com.ua/2023/06/21/vasha-peremoga-u-zmagannyah-nadyhaye-voyiniv-na-fronti-prezydent-pryvitav-sportsmeniv-uchasnykiv-iii-yevropejskyh-igor/" text:style-name="Internet_20_link" text:visited-style-name="Visited_20_Internet_20_Link">
https://armyinform.com.ua/2023/06/21/vasha-peremoga-u-zmagannyah-nadyhaye-voyiniv-na-fronti-prezydent-pryvitav-sportsmeniv-uchasnykiv-iii-yevropejskyh-igor/</text:a>
</text:p>
      <!--NEWS-->
      <text:h text:style-name="P10" text:outline-level="1">
<text:span text:style-name="T4">
Anna Malyar: In the direction of Bigorivka - Shipylivka our military is fixed on the reached boundaries</text:span>
</text:h>
      <text:p text:style-name="P4">
Author: ['АРМІЯINFORM']</text:p>
      <text:p text:style-name="P4">
Time: 2023-06-21T42:00:00-04:00</text:p>
      <text:p text:style-name="P4">
Description: The capacity of the defense of Ukraine is the fucking of the leading advancing at Melitopolsky that ... War with Ukraine 2022, the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12/photo_2022-12-15_12-35-48.jpg" text:style-name="Internet_20_link" text:visited-style-name="Visited_20_Internet_20_Link">
photo_2022-12-15_12-35-48.jpg</text:a>
']</text:p>
      <text:p text:style-name="P4">
Tags: ['АГРЕСІЯ РФ', 'ВТОРГНЕННЯ РФ', 'ГАННА МАЛЯР']</text:p>
      <text:p text:style-name="P4">
Category: News</text:p>
      <!--METADATA-->
      <text:p text:style-name="P4">
<draw:frame draw:style-name="fr1" draw:name="Image242" text:anchor-type="as-char" svg:width="6.9236in" svg:height="4.615733in" draw:z-index="0">
<draw:image xlink:href="../Images/AРМІЯINFORM/2023-06-21T42-00-00-04-00/photo_2022-12-15_12-35-48.jpg" xlink:type="simple" xlink:show="embed" xlink:actuate="onLoad" draw:mime-type="image/jpeg"/>
</draw:frame>
Deputy Minister of Defense Anna Malyar. Photo by Dmitry Yurchenko.</text:p>
      <text:p text:style-name="P4">
The forces of Ukraine's defense continue on offensive actions in the Melitopol and Berdyansk directions. During the last day, they were partial success, fixed on the reached boundaries and leveled the front line.</text:p>
      <text:p text:style-name="P4">
[Wrote] about it(https://t.me/annamaliar/864)Deputy Minister of Defense of Ukraine Anna Malyar in Telegrams.</text:p>
      <text:p text:style-name="P4">
“In the east, our defenders continue to restrain the large -scale offensive of the Russian and Bakhmut directions. Particularly heavy battles continue to the Lyman direction in the Yampolivka areas and Serebryansk forestry of Donetsk region. In the direction of Bigorivka - Shipylivka, our troops of great actions, had partial success. Now they are fixed to the achievements, ”said Anna Malyar.</text:p>
      <text:p text:style-name="P4">
According to her, the East remains the main direction of the enemy's offensive. The goal is to go to the borders of Donetsk and Luhansk regions.</text:p>
      <text:p text:style-name="P4">
“Near Bakhmut, the situation is unchanged, there are several combat jams daily, the line is stable. In general, our troops are holding up the positions in the East, reflecting constant hostile attacks and inflicting maximum losses, ”said Deputy Minister of Defense of Ukraine Anna Malyar.</text:p>
      <text:p text:style-name="P4">
News Source: <text:a xlink:type="simple" xlink:href="https://armyinform.com.ua/2023/06/21/ganna-malyar-na-napryamku-bilogorivka-shypylivka-nashi-vijskovi-zakriplyuyutsya-na-dosyagnutyh-rubezhah/" text:style-name="Internet_20_link" text:visited-style-name="Visited_20_Internet_20_Link">
https://armyinform.com.ua/2023/06/21/ganna-malyar-na-napryamku-bilogorivka-shypylivka-nashi-vijskovi-zakriplyuyutsya-na-dosyagnutyh-rubezhah/</text:a>
</text:p>
      <!--NEWS-->
      <text:h text:style-name="P10" text:outline-level="1">
<text:span text:style-name="T4">
"Mad Childhood" - a movie about forced deportation and Russification of Ukrainian children</text:span>
</text:h>
      <text:p text:style-name="P4">
Author: ['Яна Задубінна']</text:p>
      <text:p text:style-name="P4">
Time: 2023-06-21T44:00:00-04:00</text:p>
      <text:p text:style-name="P4">
Description: VIISHOV Documentary Film about Primusova Deportat by Rusifsky of Ukrainian Die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golovna-41.jpg" text:style-name="Internet_20_link" text:visited-style-name="Visited_20_Internet_20_Link">
golovna-41.jpg</text:a>
', '<text:a xlink:type="simple" xlink:href="https://armyinform.com.ua/wp-content/uploads/2023/06/foto_dity.jpg" text:style-name="Internet_20_link" text:visited-style-name="Visited_20_Internet_20_Link">
foto_dity.jpg</text:a>
']</text:p>
      <text:p text:style-name="P4">
Tags: ['ВТОРГНЕННЯ РФ', 'ДІТИ ВІЙНИ']</text:p>
      <text:p text:style-name="P4">
Category: News</text:p>
      <!--METADATA-->
      <text:p text:style-name="P4">
<draw:frame draw:style-name="fr1" draw:name="Image243" text:anchor-type="as-char" svg:width="6.9236in" svg:height="3.894525in" draw:z-index="0">
<draw:image xlink:href="../Images/AРМІЯINFORM/2023-06-21T44-00-00-04-00/golovna-41.jpg" xlink:type="simple" xlink:show="embed" xlink:actuate="onLoad" draw:mime-type="image/jpeg"/>
</draw:frame>
A documentary about the forced deportation and Russification of Ukrainian children "Malified Childhood" was published. The project was created by the team of Ukrainian media ONLINE.UA in 2023 before the Day of Protection of Children.</text:p>
      <text:p text:style-name="P4">
In it the children and their parents told the team online.ua their own stories. Some heroes were captured, someone was forcibly taken to a wellness camp, and others were divorced with parents during so -called filtration measures. In these "camps", Russians usually engage in Russification of children, forbidding Ukrainian and calling home.</text:p>
      <text:p text:style-name="P4">
Since the beginning of a large -scale invasion, Russia has illegally exported more than 19,000 Ukrainian children, and now almost 400 has been returned to their homes.</text:p>
      <text:p text:style-name="P4">
“This is the study of the current situation and the evidence base for the abduction of Ukrainian children by Russia from the temporarily occupied territories of Ukraine. In the movie, children and their father told their own stories. Some of them were captured, someone was forced into a wellness camp, someone was separated from their parents during the so -called filtration activities. The "mutilated childhood" is documenting the testimonies of children's crimes against the Ukrainian people, ”the founders of the Resectorate said.</text:p>
      <text:p text:style-name="P4">
<draw:frame draw:style-name="fr1" draw:name="Image244" text:anchor-type="as-char" svg:width="6.9236in" svg:height="3.121029in" draw:z-index="0">
<draw:image xlink:href="../Images/AРМІЯINFORM/2023-06-21T44-00-00-04-00/foto_dity.jpg" xlink:type="simple" xlink:show="embed" xlink:actuate="onLoad" draw:mime-type="image/jpeg"/>
</draw:frame>
Shown in the movie History illustrates that the abduction of children from Ukraine from Ukraine is a clearly planned and well -organized process for typical scenarios: deception or murder of parents, orphans, deportation for prime -help and filtration camps.</text:p>
      <text:p text:style-name="P4">
“The portions were very small, most could not eat it, and the cutlets, like a way. After them, it became very bad and began to get nauseated, it is safer to eat more than the godfather ... ” - said the rescued children.</text:p>
      <text:p text:style-name="P4">
The film is available <text:a xlink:type="simple" xlink:href="https://www.youtube.com/watch" text:style-name="Internet_20_link" text:visited-style-name="Visited_20_Internet_20_Link">
in Ukrainian</text:a>
and <text:a xlink:type="simple" xlink:href="https://www.youtube.com/watch" text:style-name="Internet_20_link" text:visited-style-name="Visited_20_Internet_20_Link">
in English</text:a>
languages.</text:p>
      <text:p text:style-name="P4">
News Source: <text:a xlink:type="simple" xlink:href="https://armyinform.com.ua/2023/06/21/ponivechene-dytynstvo-film-pro-prymusovu-deportacziyu-ta-rusyfikacziyu-ukrayinskyh-ditej/" text:style-name="Internet_20_link" text:visited-style-name="Visited_20_Internet_20_Link">
https://armyinform.com.ua/2023/06/21/ponivechene-dytynstvo-film-pro-prymusovu-deportacziyu-ta-rusyfikacziyu-ukrayinskyh-ditej/</text:a>
</text:p>
      <!--NEWS-->
      <text:h text:style-name="P10" text:outline-level="1">
<text:span text:style-name="T4">
National University of Defense of Ukraine received a battle flag</text:span>
</text:h>
      <text:p text:style-name="P4">
Author: ['АРМІЯINFORM']</text:p>
      <text:p text:style-name="P4">
Time: 2023-06-21T46:00:00-04:00</text:p>
      <text:p text:style-name="P4">
Description: At the National Non -Veverite, the defense of Ukraine (NOOU) wounded Zakhid, PID Hour of the Yaki Pershiy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355662973_640792604746687_6521103263611019014_n.jpg" text:style-name="Internet_20_link" text:visited-style-name="Visited_20_Internet_20_Link">
355662973_640792604746687_6521103263611019014_n.jpg</text:a>
', '<text:a xlink:type="simple" xlink:href="https://armyinform.com.ua/wp-content/uploads/2023/06/355487829_640792578080023_526740382305744000_n-e1687336363247-150x150.jpg" text:style-name="Internet_20_link" text:visited-style-name="Visited_20_Internet_20_Link">
355487829_640792578080023_526740382305744000_n-e1687336363247-150x150.jpg</text:a>
', '<text:a xlink:type="simple" xlink:href="https://armyinform.com.ua/wp-content/uploads/2023/06/355609098_640792591413355_5125391310278845781_n-150x150.jpg" text:style-name="Internet_20_link" text:visited-style-name="Visited_20_Internet_20_Link">
355609098_640792591413355_5125391310278845781_n-150x150.jpg</text:a>
', '<text:a xlink:type="simple" xlink:href="https://armyinform.com.ua/wp-content/uploads/2023/06/355124007_640800758079205_2074272961423757336_n-150x150.jpg" text:style-name="Internet_20_link" text:visited-style-name="Visited_20_Internet_20_Link">
355124007_640800758079205_2074272961423757336_n-150x150.jpg</text:a>
', '<text:a xlink:type="simple" xlink:href="https://armyinform.com.ua/wp-content/uploads/2023/06/355277321_640792874746660_2800721107925628974_n-150x150.jpg" text:style-name="Internet_20_link" text:visited-style-name="Visited_20_Internet_20_Link">
355277321_640792874746660_2800721107925628974_n-150x150.jpg</text:a>
', '<text:a xlink:type="simple" xlink:href="https://armyinform.com.ua/wp-content/uploads/2023/06/352399099_640792904746657_8074630699984237429_n-150x150.jpg" text:style-name="Internet_20_link" text:visited-style-name="Visited_20_Internet_20_Link">
352399099_640792904746657_8074630699984237429_n-150x150.jpg</text:a>
', '<text:a xlink:type="simple" xlink:href="https://armyinform.com.ua/wp-content/uploads/2023/06/355677451_640792781413336_8225873240738717759_n-150x150.jpg" text:style-name="Internet_20_link" text:visited-style-name="Visited_20_Internet_20_Link">
355677451_640792781413336_8225873240738717759_n-150x150.jpg</text:a>
']</text:p>
      <text:p text:style-name="P4">
Tags: ['БОЙОВИЙ ПРАПОР', 'МИХАЙЛО КОВАЛЬ', 'НАЦІОНАЛЬНИЙ УНІВЕРСИТЕТ ОБОРОНИ УКРАЇНИ', 'ОЛЕКСАНДР ПАВЛЮК']</text:p>
      <text:p text:style-name="P4">
Category: News</text:p>
      <!--METADATA-->
      <text:p text:style-name="P4">
<draw:frame draw:style-name="fr1" draw:name="Image245" text:anchor-type="as-char" svg:width="6.9236in" svg:height="4.186193in" draw:z-index="0">
<draw:image xlink:href="../Images/AРМІЯINFORM/2023-06-21T46-00-00-04-00/355662973_640792604746687_6521103263611019014_n.jpg" xlink:type="simple" xlink:show="embed" xlink:actuate="onLoad" draw:mime-type="image/jpeg"/>
</draw:frame>
At the National University of Defense of Ukraine(Nuou)The event was held during the First Deputy Minister of Defense of Ukraine Lieutenant General Oleksandrpavlyuk proclaimed the Certificate of Honor of the President of Ukraine and handed over the military to the National University of Defense of Ukraine General-General Koval.</text:p>
      <text:p text:style-name="P4">
About it <text:a xlink:type="simple" xlink:href="https://nuou.org.ua/u/news/naczonalnij-unversitet-oboroni-ukrani-otrimav-bojovij-prapor!.html" text:style-name="Internet_20_link" text:visited-style-name="Visited_20_Internet_20_Link">
reports</text:a>
Press Service of the National University of Defense of Ukraine.</text:p>
      <text:p text:style-name="P4">
Lieutenant General Oleksandr Pavlyuk expressed his gratitude on behalf of the Ministers of Ukraine and the military leadership of the state command and numerous collective collective of a leading higher military educational institution for conscientious-bargaining activities for the training of highly qualified military specialists, officers-leaders for the Armed Forces.</text:p>
      <text:p text:style-name="P4">
<text:a xlink:type="simple" xlink:href="https://armyinform.com.ua/wp-content/uploads/2023/06/355487829_640792578080023_526740382305744000_n-e1687336363247.jpg" text:style-name="Internet_20_link" text:visited-style-name="Visited_20_Internet_20_Link">
!(Images/AРМІЯINFORM/2023-06-21T46-00-00-04-00/355487829_640792578080023_526740382305744000_n-e1687336363247-150x150.jpg)</text:a>
</text:p>
      <text:p text:style-name="P4">
<text:a xlink:type="simple" xlink:href="https://armyinform.com.ua/wp-content/uploads/2023/06/355609098_640792591413355_5125391310278845781_n.jpg" text:style-name="Internet_20_link" text:visited-style-name="Visited_20_Internet_20_Link">
<draw:frame draw:style-name="fr1" draw:name="Image246" text:anchor-type="as-char" svg:width="6.9236in" svg:height="6.9236in" draw:z-index="0">
<draw:image xlink:href="../Images/AРМІЯINFORM/2023-06-21T46-00-00-04-00/355609098_640792591413355_5125391310278845781_n-150x150.jpg" xlink:type="simple" xlink:show="embed" xlink:actuate="onLoad" draw:mime-type="image/jpeg"/>
</draw:frame>
</text:a>
</text:p>
      <text:p text:style-name="P4">
<text:a xlink:type="simple" xlink:href="https://armyinform.com.ua/wp-content/uploads/2023/06/355124007_640800758079205_2074272961423757336_n.jpg" text:style-name="Internet_20_link" text:visited-style-name="Visited_20_Internet_20_Link">
<draw:frame draw:style-name="fr1" draw:name="Image247" text:anchor-type="as-char" svg:width="6.9236in" svg:height="6.9236in" draw:z-index="0">
<draw:image xlink:href="../Images/AРМІЯINFORM/2023-06-21T46-00-00-04-00/355124007_640800758079205_2074272961423757336_n-150x150.jpg" xlink:type="simple" xlink:show="embed" xlink:actuate="onLoad" draw:mime-type="image/jpeg"/>
</draw:frame>
</text:a>
</text:p>
      <text:p text:style-name="P4">
<text:a xlink:type="simple" xlink:href="https://armyinform.com.ua/wp-content/uploads/2023/06/355277321_640792874746660_2800721107925628974_n.jpg" text:style-name="Internet_20_link" text:visited-style-name="Visited_20_Internet_20_Link">
<draw:frame draw:style-name="fr1" draw:name="Image248" text:anchor-type="as-char" svg:width="6.9236in" svg:height="6.9236in" draw:z-index="0">
<draw:image xlink:href="../Images/AРМІЯINFORM/2023-06-21T46-00-00-04-00/355277321_640792874746660_2800721107925628974_n-150x150.jpg" xlink:type="simple" xlink:show="embed" xlink:actuate="onLoad" draw:mime-type="image/jpeg"/>
</draw:frame>
</text:a>
</text:p>
      <text:p text:style-name="P4">
<text:a xlink:type="simple" xlink:href="https://armyinform.com.ua/wp-content/uploads/2023/06/352399099_640792904746657_8074630699984237429_n.jpg" text:style-name="Internet_20_link" text:visited-style-name="Visited_20_Internet_20_Link">
<draw:frame draw:style-name="fr1" draw:name="Image249" text:anchor-type="as-char" svg:width="6.9236in" svg:height="6.9236in" draw:z-index="0">
<draw:image xlink:href="../Images/AРМІЯINFORM/2023-06-21T46-00-00-04-00/352399099_640792904746657_8074630699984237429_n-150x150.jpg" xlink:type="simple" xlink:show="embed" xlink:actuate="onLoad" draw:mime-type="image/jpeg"/>
</draw:frame>
</text:a>
</text:p>
      <text:p text:style-name="P4">
<text:a xlink:type="simple" xlink:href="https://armyinform.com.ua/wp-content/uploads/2023/06/355677451_640792781413336_8225873240738717759_n.jpg" text:style-name="Internet_20_link" text:visited-style-name="Visited_20_Internet_20_Link">
<draw:frame draw:style-name="fr1" draw:name="Image250" text:anchor-type="as-char" svg:width="6.9236in" svg:height="6.9236in" draw:z-index="0">
<draw:image xlink:href="../Images/AРМІЯINFORM/2023-06-21T46-00-00-04-00/355677451_640792781413336_8225873240738717759_n-150x150.jpg" xlink:type="simple" xlink:show="embed" xlink:actuate="onLoad" draw:mime-type="image/jpeg"/>
</draw:frame>
</text:a>
</text:p>
      <text:p text:style-name="P4">
It is significant that the university was awarded the Flag for the Day of the National University of Defense of Ukraine. On this occasion, the representatives of the educational institution kept the incentive honors and awards from the Ministry of Defense of Ukraine, the commander -in -chief of the Armed Forces of Ukraine and the head of the National University of Defense of Ukraine.</text:p>
      <text:p text:style-name="P4">
News Source: <text:a xlink:type="simple" xlink:href="https://armyinform.com.ua/2023/06/21/naczionalnyj-universytet-oborony-ukrayiny-otrymav-bojovyj-prapor/" text:style-name="Internet_20_link" text:visited-style-name="Visited_20_Internet_20_Link">
https://armyinform.com.ua/2023/06/21/naczionalnyj-universytet-oborony-ukrayiny-otrymav-bojovyj-prapor/</text:a>
</text:p>
      <!--NEWS-->
      <text:h text:style-name="P10" text:outline-level="1">
<text:span text:style-name="T4">
Russia has brought the Caliber missiles into the Black Sea</text:span>
</text:h>
      <text:p text:style-name="P4">
Author: ['АРМІЯINFORM']</text:p>
      <text:p text:style-name="P4">
Time: 2023-06-21T48:00:00-04:00</text:p>
      <text:p text:style-name="P4">
Description: The village of Ranku 21 of the Russian worm was seen in the Boyovo Cherguvannya by Chorne Sea of one missiles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09/raketa-kalibr-pusk-chorne-more.jpg" text:style-name="Internet_20_link" text:visited-style-name="Visited_20_Internet_20_Link">
raketa-kalibr-pusk-chorne-more.jpg</text:a>
']</text:p>
      <text:p text:style-name="P4">
Tags: ['ВМС ЗС УКРАЇНИ', 'РАКЕТИ «КАЛІБР»', 'ЧОРНЕ МОРЕ']</text:p>
      <text:p text:style-name="P4">
Category: News</text:p>
      <!--METADATA-->
      <text:p text:style-name="P4">
<draw:frame draw:style-name="fr1" draw:name="Image251" text:anchor-type="as-char" svg:width="6.9236in" svg:height="4.615733in" draw:z-index="0">
<draw:image xlink:href="../Images/AРМІЯINFORM/2023-06-21T48-00-00-04-00/raketa-kalibr-pusk-chorne-more.jpg" xlink:type="simple" xlink:show="embed" xlink:actuate="onLoad" draw:mime-type="image/jpeg"/>
</draw:frame>
Illustrative photo</text:p>
      <text:p text:style-name="P4">
As of the morning of June 21, Russia brought to the Black Sea a single -reception with eight caliber.</text:p>
      <text:p text:style-name="P4">
About it <text:a xlink:type="simple" xlink:href="https://t.me/ukrainian_navy/3376" text:style-name="Internet_20_link" text:visited-style-name="Visited_20_Internet_20_Link">
report</text:a>
Navy.</text:p>
      <text:p text:style-name="P4">
There is one enemy ship in the Azov Sea. The Middle Earth on the fighting is up to eight enemy ships, including one carpet carrier "Caliber", a total volley of up to 16 rockets.</text:p>
      <text:p text:style-name="P4">
During the day in the interests of the Russian Federation the passage of the Kerch-Yenikhal Strait made:</text:p>
      <ul>
        <li>
to the Azov Sea - 27 ships, 11 of them moved from the Bosphorus Strait; * To the Black Sea - 13 vessels, 10 of them moved in the direction of the Bosphorus.</li>
      </ul>
      <text:p text:style-name="P4">
The Russian Federation continues to violate the International Convention on the Protection of Human Life at the Sea of 1974.(SOLAS)by turning off automatic identification systems(AIS), on civil vessels in the Azov Sea.</text:p>
      <text:p text:style-name="P4">
News Source: <text:a xlink:type="simple" xlink:href="https://armyinform.com.ua/2023/06/21/armiya-rf-vyvela-v-chorne-more-nosij-raket-kalibr/" text:style-name="Internet_20_link" text:visited-style-name="Visited_20_Internet_20_Link">
https://armyinform.com.ua/2023/06/21/armiya-rf-vyvela-v-chorne-more-nosij-raket-kalibr/</text:a>
</text:p>
      <!--NEWS-->
      <text:h text:style-name="P10" text:outline-level="1">
<text:span text:style-name="T4">
On the Right Bank of Kherson region, water departed from three thousand homes - the head of the ova</text:span>
</text:h>
      <text:p text:style-name="P4">
Authors: Ukrinform (Person)</text:p>
      <text:p text:style-name="P4">
Publisher: Укринформ (Organization)</text:p>
      <text:p text:style-name="P4">
Published Time: 2023-06-21T4:13:00+03:00</text:p>
      <text:p text:style-name="P4">
Modified Time: 2023-06-21T22:13:00+03:00</text:p>
      <text:p text:style-name="P4">
Description: On the Right Bank of Kherson region, water departed from three thousand homes. - Ukrinform.</text:p>
      <text:p text:style-name="P4">
Images: ['<text:a xlink:type="simple" xlink:href="https://static.ukrinform.com/photos/2023_06/thumb_files/630_360_1686056975-847.jpg" text:style-name="Internet_20_link" text:visited-style-name="Visited_20_Internet_20_Link">
630_360_16860...</text:a>
']</text:p>
      <text:p text:style-name="P4">
Tags: ['Херсонщина', 'Вода', 'Каховська ГЕС', 'Затоплення']</text:p>
      <text:p text:style-name="P4">
Type: Article</text:p>
      <!--METADATA-->
      <text:p text:style-name="P4">
<draw:frame draw:style-name="fr1" draw:name="Image252" text:anchor-type="as-char" svg:width="6.9236in" svg:height="3.956343in" draw:z-index="0">
<draw:image xlink:href="../Images/yкринформ/2023-06-21T4-13-00-03-00/630_360_1686056975-847.jpg" xlink:type="simple" xlink:show="embed" xlink:actuate="onLoad" draw:mime-type="image/jpeg"/>
</draw:frame>
The right bank of the Kherson region water departed from three thousand homes.</text:p>
      <text:p text:style-name="P4">
About it in <text:a xlink:type="simple" xlink:href="https://t.me/olexandrprokudin/753" text:style-name="Internet_20_link" text:visited-style-name="Visited_20_Internet_20_Link">
telegram</text:a>
Alexander Proudin, Alexander Proudin, reported, Ukrinform reports.</text:p>
      <text:p text:style-name="P4">
"On the Right Bank <text:a xlink:type="simple" xlink:href="https://www.ukrinform.ua/tag-hersonsina" text:style-name="Internet_20_link" text:visited-style-name="Visited_20_Internet_20_Link">
Kherson region</text:a>
Swived from more than 3,300 homes. They start carrying out work work immediately, "he said.</text:p>
      <text:p text:style-name="P4">
According to the chairman of the Hova, explosives are examined by the territories, specialists will repair damaged communications, public utilities with rescuers clean up and pump water from flooded premises.</text:p>
      <text:p text:style-name="P4">
According to Proudin, everyone is working in their places from morning to late evening, so that Kherson region will recover as soon as possible after the Russian terrorist attack.</text:p>
      <text:p text:style-name="P4">
<text:span text:style-name="T4">
 Read also: </text:span>
 <text:a xlink:type="simple" xlink:href="https://www.ukrinform.ua/rubric-regions/3725989-na-hersonsini-zalisautsa-pidtoplenimi-majze-600-domiv-klimenko.html" text:style-name="Internet_20_link" text:visited-style-name="Visited_20_Internet_20_Link">
in Kherson region almost 600 <text:span text:style-name="T4">
 homes are flooded </text:span>
 - Klimenko</text:a>
As Ukrinform reported earlier, in the Kakhovka reservoir, the water went away from the shore, <text:a xlink:type="simple" xlink:href="https://www.ukrinform.ua/rubric-regions/3726010-dnipro-povertaetsa-v-ruslo-v-akomu-vin-buv-70-rokiv-tomu.html" text:style-name="Internet_20_link" text:visited-style-name="Visited_20_Internet_20_Link">
Dnipro returns to the channel in which it was 70 years ago</text:a>
.</text:p>
      <text:p text:style-name="P4">
As <text:a xlink:type="simple" xlink:href="https://www.ukrinform.ua/rubric-other_news/3723441-pidriv-rosianami-kahovskoi-ges-usi-novini.html" text:style-name="Internet_20_link" text:visited-style-name="Visited_20_Internet_20_Link">
reported</text:a>
, at night, on June 6, the Russians blew up the Kakhovsk hydroelectric power station. The dam destroyed is not fully tap.</text:p>
      <text:p text:style-name="P4">
News Source: <text:a xlink:type="simple" xlink:href="https://www.ukrinform.ua/rubric-regions/3726013-na-pravoberezzi-hersonsini-voda-vidijsla-vid-troh-tisac-osel-golova-ova.html" text:style-name="Internet_20_link" text:visited-style-name="Visited_20_Internet_20_Link">
https://www.ukrinform.ua/rubric-regions/3726013-na-pravoberezzi-hersonsini-voda-vidijsla-vid-troh-tisac-osel-golova-ova.html</text:a>
</text:p>
      <!--NEWS-->
      <text:h text:style-name="P10" text:outline-level="1">
<text:span text:style-name="T4">
The premiere of "Rashism. History of illness "</text:span>
</text:h>
      <text:p text:style-name="P4">
Author: ['Світлана Кирган']</text:p>
      <text:p text:style-name="P4">
Time: 2023-06-21T50:00:00-04:00</text:p>
      <text:p text:style-name="P4">
Description: At the capital, the prime ministry of documentary to Film about the reason for the Rosiyski aggression that ... the war with Ukraine 2022, the war with Ukraine is the latest news today, the news war with Ukraine 2022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golovne-foto-2-e1687338902566.jpg" text:style-name="Internet_20_link" text:visited-style-name="Visited_20_Internet_20_Link">
golovne-foto-2-e1687338902566.jpg</text:a>
', '<text:a xlink:type="simple" xlink:href="https://armyinform.com.ua/wp-content/uploads/2023/06/foto-1-12.jpg" text:style-name="Internet_20_link" text:visited-style-name="Visited_20_Internet_20_Link">
foto-1-12.jpg</text:a>
', '<text:a xlink:type="simple" xlink:href="https://armyinform.com.ua/wp-content/uploads/2023/06/foto-2-12.jpg" text:style-name="Internet_20_link" text:visited-style-name="Visited_20_Internet_20_Link">
foto-2-12.jpg</text:a>
', '<text:a xlink:type="simple" xlink:href="https://armyinform.com.ua/wp-content/uploads/2023/06/foto-3-10.jpg" text:style-name="Internet_20_link" text:visited-style-name="Visited_20_Internet_20_Link">
foto-3-10.jpg</text:a>
']</text:p>
      <text:p text:style-name="P4">
Tags: []</text:p>
      <text:p text:style-name="P4">
Category: News</text:p>
      <!--METADATA-->
      <text:p text:style-name="P4">
<draw:frame draw:style-name="fr1" draw:name="Image253" text:anchor-type="as-char" svg:width="6.9236in" svg:height="4.996621in" draw:z-index="0">
<draw:image xlink:href="../Images/AРМІЯINFORM/2023-06-21T50-00-00-04-00/golovne-foto-2-e1687338902566.jpg" xlink:type="simple" xlink:show="embed" xlink:actuate="onLoad" draw:mime-type="image/jpeg"/>
</draw:frame>
In the capital, the premiere of a documentary about the causes of Russian aggression and cruelty "Rashism. History of the disease. "</text:p>
      <text:p text:style-name="P4">
The author of the documentary was the Ukrainian journalist Akim Galimov, who, with a team of international experts, explored the historical preconditions that have found from the Russians the nation of executioners and looters.</text:p>
      <text:p text:style-name="P4">
<draw:frame draw:style-name="fr1" draw:name="Image254" text:anchor-type="as-char" svg:width="6.9236in" svg:height="3.894525in" draw:z-index="0">
<draw:image xlink:href="../Images/AРМІЯINFORM/2023-06-21T50-00-00-04-00/foto-1-12.jpg" xlink:type="simple" xlink:show="embed" xlink:actuate="onLoad" draw:mime-type="image/jpeg"/>
</draw:frame>
- It seems to me that many people in the world who saw the frames from Bucha or Irpen, asked themselves how it became possible that the nation of monsters was in the 21st century? Our team has been exploring history for over 6 years, and it is obvious that the deep causes of Russia's aggression are hiding in their past. Having understood these reasons, Ukrainians and the world will be able to be more prepared by Russian aggression, - Akim Galimov expressed his opinion.</text:p>
      <text:p text:style-name="P4">
*!Akima Galimov's films are collecting millions of views. The total cycle -document films "Ukraine. Returning History ”has gained about 17 million YouTube views. The Real History YouTube channel has taken a few months to the top ten of the most popular Ukrainian historical blogs.</text:p>
      <text:p text:style-name="P4">
The team started working on the movie last year in April. The horrific information of the rolling and killing of people in the captured territories that opened the postcourse were the reason for the study of the nature of Rashism.</text:p>
      <text:p text:style-name="P4">
<draw:frame draw:style-name="fr1" draw:name="Image255" text:anchor-type="as-char" svg:width="6.9236in" svg:height="6.9236in" draw:z-index="0">
<draw:image xlink:href="../Images/AРМІЯINFORM/2023-06-21T50-00-00-04-00/foto-2-12.jpg" xlink:type="simple" xlink:show="embed" xlink:actuate="onLoad" draw:mime-type="image/jpeg"/>
</draw:frame>
- recently the Verkhovna Rada has legalized the concept of "Rashism", introduced it legally as the name of the regime that exists in Russia. Many may seem to many fundamentally new, so we call Russian politicianism, and the Russians by Rashists. However, this is a very important and necessary solution. First of all, to communicate with partners in the West, since now the signs of this ugly phenomenon are fixed. Therefore, it all goes into the legal plane.</text:p>
      <text:p text:style-name="P4">
<draw:frame draw:style-name="fr1" draw:name="Image256" text:anchor-type="as-char" svg:width="6.9236in" svg:height="6.9236in" draw:z-index="0">
<draw:image xlink:href="../Images/AРМІЯINFORM/2023-06-21T50-00-00-04-00/foto-3-10.jpg" xlink:type="simple" xlink:show="embed" xlink:actuate="onLoad" draw:mime-type="image/jpeg"/>
</draw:frame>
International experts have told what ancient traditions have caused a high level of domestic violence in Russia, as a "grandfather" in the army transformed a liassian into a cruel executioner, and the church brought up the humility of their believers. The film's head hero was the comic book character, which was created by artists special for the film. It is a collective image of a Russian named Ivan. All the thoughts of Ivan's Tarapeka were used in the movie - real phrases taken from Russian social networks.</text:p>
      <text:p text:style-name="P4">
The film also reveals the topic of Russian rulers who managed to blackmail people with food.</text:p>
      <text:p text:style-name="P4">
Ukrainian and international experts have joined the new documentary. Among them is historian Alexander Alfiorov, American historian, writer, laureate of the Pulitzer Prize Anne Appelum, French historian and theologian, Doctor of History Antoine Azhakovsky. The shooting was in the US, France, Poland and Ukraine.</text:p>
      <text:p text:style-name="P4">
View Akima Galimov's new documentary "Rashism. History of the disease ”will be possible on June 23 on 1+1 Ukraine.</text:p>
      <text:p text:style-name="P4">
News Source: <text:a xlink:type="simple" xlink:href="https://armyinform.com.ua/2023/06/21/u-kyyevi-vidbulasya-premyera-filmu-rashyzm-istoriya-hvoroby/" text:style-name="Internet_20_link" text:visited-style-name="Visited_20_Internet_20_Link">
https://armyinform.com.ua/2023/06/21/u-kyyevi-vidbulasya-premyera-filmu-rashyzm-istoriya-hvoroby/</text:a>
</text:p>
      <!--NEWS-->
      <text:h text:style-name="P10" text:outline-level="1">
<text:span text:style-name="T4">
After the Kakhovskaya hydroelectric power station, more than 200 missing persons were set</text:span>
</text:h>
      <text:p text:style-name="P4">
Author: ['АРМІЯINFORM']</text:p>
      <text:p text:style-name="P4">
Time: 2023-06-21T52:00:00-04:00</text:p>
      <text:p text:style-name="P4">
Description: The Law's School of Economic Schools was launched by the Mixeswormsnoye of the Navlikh of the Union of Wnaslikov ... War with Ukraine 2022, War with Ukraine Latest News Today, News War with Ukraine 2022 The last ones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6483984532cfd3.34542848.webp" text:style-name="Internet_20_link" text:visited-style-name="Visited_20_Internet_20_Link">
6483984532cfd3.34542848.webp</text:a>
']</text:p>
      <text:p text:style-name="P4">
Tags: ['STOPRUSSIA', 'АГРЕСІЯ РФ', 'БЕЗВІСТИ ЗНИКЛІ', 'КАХОВСЬКА ГЕС', 'МІНРЕІНТЕГРАЦІЇ']</text:p>
      <text:p text:style-name="P4">
Category: News</text:p>
      <!--METADATA-->
      <text:p text:style-name="P4">
<draw:frame draw:style-name="fr1" draw:name="Image257" text:anchor-type="as-char" svg:width="6.9236in" svg:height="3.894525in" draw:z-index="0">
<draw:image xlink:href="../ConvertedIMGs/AРМІЯINFORM/2023-06-21T52-00-00-04-00/6483984532cfd3.34542848.png" xlink:type="simple" xlink:show="embed" xlink:actuate="onLoad" draw:mime-type="image/png"/>
</draw:frame>
Law enforcement officers have established the location of more than 200 missing persons in the Kherson region.</text:p>
      <text:p text:style-name="P4">
About it <text:a xlink:type="simple" xlink:href="https://minre.gov.ua/2023/06/20/vstanovleno-misczeznahodzhennya-ponad-200-znyklyh-bezvisty-osib-vnaslidok-ekoczydu-na-hersonshhyni/" text:style-name="Internet_20_link" text:visited-style-name="Visited_20_Internet_20_Link">
reports</text:a>
The Ministry of Reintegration of the Temporarily Occupied T territory of Ukraine.</text:p>
      <text:p text:style-name="P4">
“On the hotline of the Ombudsman missing persons for special specialized persons, they continue to be addressed about the missing persons with whom it was lost through Russia's terrorist act at the Kakhovsk Hydroelectric Power Plant. Currently, 311 appeals have been collector. About 90% of appeals relate to the missing territories of Kherson region.</text:p>
      <text:p text:style-name="P4">
As of today, the location of the <text:span text:style-name="T4">
 202 </text:span>
 residents of the residents has managed to establish.</text:p>
      <text:p text:style-name="P4">
The missing missing as a result of the blasting of the dam is still considered <text:span text:style-name="T4">
 109 </text:span>
 persons. Their laws were transferred to the National Police for search and investigative actions, ”the department was called.</text:p>
      <text:p text:style-name="P4">
We will remind, if your loved one has disappeared in special circumstances, report to the hotline of the Commissioner: <text:span text:style-name="T4">
 0 800 339 247.(095)896-04-21.</text:span>
</text:p>
      <text:p text:style-name="P4">
News Source: <text:a xlink:type="simple" xlink:href="https://armyinform.com.ua/2023/06/21/pislya-pidryvu-kahovskoyi-ges-vstanovleno-misczeperebuvannya-ponad-200-znyklyh-bezvisty-osib/" text:style-name="Internet_20_link" text:visited-style-name="Visited_20_Internet_20_Link">
https://armyinform.com.ua/2023/06/21/pislya-pidryvu-kahovskoyi-ges-vstanovleno-misczeperebuvannya-ponad-200-znyklyh-bezvisty-osib/</text:a>
</text:p>
      <!--NEWS-->
      <text:h text:style-name="P10" text:outline-level="1">
<text:span text:style-name="T4">
The enemy brought out a combat duty of the overwarf rocket launcher</text:span>
</text:h>
      <text:p text:style-name="P4">
Author: ['АРМІЯINFORM']</text:p>
      <text:p text:style-name="P4">
Time: 2023-06-21T53:00:00-04:00</text:p>
      <text:p text:style-name="P4">
Description: About Tslodomlya at his own company Storinzi at Facebook, the commanding of the commanding ... War with Ukraine 2022, the war with Ukraine Latest news today, News War with Ukraine 2022 Last today, there will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admiral-makarov-fregat.jpg" text:style-name="Internet_20_link" text:visited-style-name="Visited_20_Internet_20_Link">
admiral-makarov-fregat.jpg</text:a>
']</text:p>
      <text:p text:style-name="P4">
Tags: ['STOPRUSSIA', 'АГРЕСІЯ РФ', 'ВІЙНА', 'ОК «ПІВДЕНЬ»', 'РАКЕТИ «КАЛІБР»', 'ЧОРНЕ МОРЕ']</text:p>
      <text:p text:style-name="P4">
Category: News</text:p>
      <!--METADATA-->
      <text:p text:style-name="P4">
<draw:frame draw:style-name="fr1" draw:name="Image258" text:anchor-type="as-char" svg:width="6.9236in" svg:height="3.871446in" draw:z-index="0">
<draw:image xlink:href="../Images/AРМІЯINFORM/2023-06-21T53-00-00-04-00/admiral-makarov-fregat.jpg" xlink:type="simple" xlink:show="embed" xlink:actuate="onLoad" draw:mime-type="image/jpeg"/>
</draw:frame>
About it <text:a xlink:type="simple" xlink:href="https://www.facebook.com/OperationalCommandSouth/posts/pfbid036B4VGu5gKK7v7yuSGn3W9BCPzw9gtCt5fFvgGGTa3ZaxQci7tUyBPtapcwu5xJ5cl" text:style-name="Internet_20_link" text:visited-style-name="Visited_20_Internet_20_Link">
reports</text:a>
On its official Facebook page, the Operational Command of the South.</text:p>
      <text:p text:style-name="P4">
"As of now, the ship group in the Black Sea has increased to 8 units: it was joined by the Admiral Makarov frigate, equipped with eight" caliber ", - the message reads.</text:p>
      <text:p text:style-name="P4">
“The level of rocket danger is increased!Air alarm signals are not aware, we go into shelter, ” - calls OK South.</text:p>
      <text:p text:style-name="P4">
News Source: <text:a xlink:type="simple" xlink:href="https://armyinform.com.ua/2023/06/21/vorog-vyviv-na-bojove-cherguvannya-nadvodnyj-raketonosij/" text:style-name="Internet_20_link" text:visited-style-name="Visited_20_Internet_20_Link">
https://armyinform.com.ua/2023/06/21/vorog-vyviv-na-bojove-cherguvannya-nadvodnyj-raketonosij/</text:a>
</text:p>
      <!--NEWS-->
      <text:h text:style-name="P10" text:outline-level="1">
<text:span text:style-name="T4">
Ukraine is waiting everywhere, where there is still occupation, and know: if Russia has fallen, then it is not forever - President of Ukraine</text:span>
</text:h>
      <text:p text:style-name="P4">
Author: ['АРМІЯINFORM']</text:p>
      <text:p text:style-name="P4">
Time: 2023-06-21T54:00:00-04:00</text:p>
      <text:p text:style-name="P4">
Description: Ukrainian President Volodymyr Zelensky is attached, KO KOSANTSI on Timchasovo perpule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photo_5231259605659666147_y.jpg" text:style-name="Internet_20_link" text:visited-style-name="Visited_20_Internet_20_Link">
photo_5231259605659666147_y.jpg</text:a>
', '<text:a xlink:type="simple" xlink:href="https://armyinform.com.ua/wp-content/uploads/2023/06/photo_5231259605659666151_y-150x150.jpg" text:style-name="Internet_20_link" text:visited-style-name="Visited_20_Internet_20_Link">
photo_5231259605659666151_y-150x150.jpg</text:a>
', '<text:a xlink:type="simple" xlink:href="https://armyinform.com.ua/wp-content/uploads/2023/06/photo_5231259605659666145_y-150x150.jpg" text:style-name="Internet_20_link" text:visited-style-name="Visited_20_Internet_20_Link">
photo_5231259605659666145_y-150x150.jpg</text:a>
', '<text:a xlink:type="simple" xlink:href="https://armyinform.com.ua/wp-content/uploads/2023/06/photo_5231259605659666146_y-150x150.jpg" text:style-name="Internet_20_link" text:visited-style-name="Visited_20_Internet_20_Link">
photo_5231259605659666146_y-150x150.jpg</text:a>
', '<text:a xlink:type="simple" xlink:href="https://armyinform.com.ua/wp-content/uploads/2023/06/photo_5231259605659666149_y-150x150.jpg" text:style-name="Internet_20_link" text:visited-style-name="Visited_20_Internet_20_Link">
photo_5231259605659666149_y-150x150.jpg</text:a>
']</text:p>
      <text:p text:style-name="P4">
Tags: ['ВІЙНА', 'ПРЕЗИДЕНТ УКРАЇНИ']</text:p>
      <text:p text:style-name="P4">
Category: News</text:p>
      <!--METADATA-->
      <text:p text:style-name="P4">
<draw:frame draw:style-name="fr1" draw:name="Image259" text:anchor-type="as-char" svg:width="6.9236in" svg:height="4.621503in" draw:z-index="0">
<draw:image xlink:href="../Images/AРМІЯINFORM/2023-06-21T54-00-00-04-00/photo_5231259605659666147_y.jpg" xlink:type="simple" xlink:show="embed" xlink:actuate="onLoad" draw:mime-type="image/jpeg"/>
</draw:frame>
President of Ukraine Volodymyr Zelensky noted that Ukrainians in the temporary -mentioned territories are waiting and believing that Ukraine will return.</text:p>
      <text:p text:style-name="P4">
The head of state [wrote] about it(https://t.me/V_Zelenskiy_official/6659)The Telegram is.</text:p>
      <text:p text:style-name="P4">
“We see happy people when they meet the Ukrainian flag of cut -down cities - everywhere where Ukraine returns. People return, the Armed Forces are all. And that means we are waiting everywhere, where there is still occupation. They are waiting for Ukraine that Ukraine will return. They are waiting and well known: if Russia has fallen, it is not forever, ”his post reads.</text:p>
      <text:p text:style-name="P4">
<text:a xlink:type="simple" xlink:href="https://armyinform.com.ua/wp-content/uploads/2023/06/photo_5231259605659666151_y.jpg" text:style-name="Internet_20_link" text:visited-style-name="Visited_20_Internet_20_Link">
!(Images/AРМІЯINFORM/2023-06-21T54-00-00-04-00/photo_5231259605659666151_y-150x150.jpg)</text:a>
</text:p>
      <text:p text:style-name="P4">
<text:a xlink:type="simple" xlink:href="https://armyinform.com.ua/wp-content/uploads/2023/06/photo_5231259605659666145_y.jpg" text:style-name="Internet_20_link" text:visited-style-name="Visited_20_Internet_20_Link">
<draw:frame draw:style-name="fr1" draw:name="Image260" text:anchor-type="as-char" svg:width="6.9236in" svg:height="6.9236in" draw:z-index="0">
<draw:image xlink:href="../Images/AРМІЯINFORM/2023-06-21T54-00-00-04-00/photo_5231259605659666145_y-150x150.jpg" xlink:type="simple" xlink:show="embed" xlink:actuate="onLoad" draw:mime-type="image/jpeg"/>
</draw:frame>
</text:a>
</text:p>
      <text:p text:style-name="P4">
<text:a xlink:type="simple" xlink:href="https://armyinform.com.ua/wp-content/uploads/2023/06/photo_5231259605659666146_y.jpg" text:style-name="Internet_20_link" text:visited-style-name="Visited_20_Internet_20_Link">
<draw:frame draw:style-name="fr1" draw:name="Image261" text:anchor-type="as-char" svg:width="6.9236in" svg:height="6.9236in" draw:z-index="0">
<draw:image xlink:href="../Images/AРМІЯINFORM/2023-06-21T54-00-00-04-00/photo_5231259605659666146_y-150x150.jpg" xlink:type="simple" xlink:show="embed" xlink:actuate="onLoad" draw:mime-type="image/jpeg"/>
</draw:frame>
</text:a>
</text:p>
      <text:p text:style-name="P4">
<text:a xlink:type="simple" xlink:href="https://armyinform.com.ua/wp-content/uploads/2023/06/photo_5231259605659666149_y.jpg" text:style-name="Internet_20_link" text:visited-style-name="Visited_20_Internet_20_Link">
<draw:frame draw:style-name="fr1" draw:name="Image262" text:anchor-type="as-char" svg:width="6.9236in" svg:height="6.9236in" draw:z-index="0">
<draw:image xlink:href="../Images/AРМІЯINFORM/2023-06-21T54-00-00-04-00/photo_5231259605659666149_y-150x150.jpg" xlink:type="simple" xlink:show="embed" xlink:actuate="onLoad" draw:mime-type="image/jpeg"/>
</draw:frame>
</text:a>
</text:p>
      <text:p text:style-name="P4">
News Source: <text:a xlink:type="simple" xlink:href="https://armyinform.com.ua/2023/06/21/ukrayinu-chekayut-usyudy-de-shhe-ye-okupacziya-i-znayut-yakshho-rosiya-vderlasya-to-cze-ne-nazavzhdy-prezydent-ukrayiny/" text:style-name="Internet_20_link" text:visited-style-name="Visited_20_Internet_20_Link">
https://armyinform.com.ua/2023/06/21/ukrayinu-chekayut-usyudy-de-shhe-ye-okupacziya-i-znayut-yakshho-rosiya-vderlasya-to-cze-ne-nazavzhdy-prezydent-ukrayiny/</text:a>
</text:p>
      <!--NEWS-->
      <text:h text:style-name="P10" text:outline-level="1">
<text:span text:style-name="T4">
Gur's interception: "We are not told how many we have dead" - a rashist about losses</text:span>
</text:h>
      <text:p text:style-name="P4">
Author: ['АРМІЯINFORM']</text:p>
      <text:p text:style-name="P4">
Time: 2023-06-21T55:00:00-04:00</text:p>
      <text:p text:style-name="P4">
Description: “Yes, already in Kiev at*Bali, a bomb so that the“ fungus ”rose there ... The war with Ukraine 2022, the war with Ukraine is the latest news today, the News War with Ukraine 2022 is the last for today, will there be a war between Ukraine And when Russia and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3/gurperehoplennya.jpg" text:style-name="Internet_20_link" text:visited-style-name="Visited_20_Internet_20_Link">
gurperehoplennya.jpg</text:a>
']</text:p>
      <text:p text:style-name="P4">
Tags: ['STOP RUSSIA', 'ВТОРГНЕННЯ РФ', 'ГУР', 'ПЕРЕХОПЛЕННЯ']</text:p>
      <text:p text:style-name="P4">
Category: News</text:p>
      <!--METADATA-->
      <text:p text:style-name="P4">
<draw:frame draw:style-name="fr1" draw:name="Image263" text:anchor-type="as-char" svg:width="6.9236in" svg:height="3.894525in" draw:z-index="0">
<draw:image xlink:href="../Images/AРМІЯINFORM/2023-06-21T55-00-00-04-00/gurperehoplennya.jpg" xlink:type="simple" xlink:show="embed" xlink:actuate="onLoad" draw:mime-type="image/jpeg"/>
</draw:frame>
"Yes, there would be a bomb in Kiev in Kyiv that" fungus "was in them and dropped in them," the Russian occupier dreams of such.</text:p>
      <text:p text:style-name="P4">
In a conversation with his associate with his associate, a serviceman of the Russian Federation told about the impressiveness of the dead, which everyone is silent:</text:p>
      <text:p text:style-name="P4">
· The occupier is shared by advice on how to avoid mobilization - through divorce to a friend and the registration of care over the child;</text:p>
      <text:p text:style-name="P4">
· “We do not pass any communion? NO, I did not pass them*;</text:p>
      <text:p text:style-name="P4">
· "C*ka, cogd Bahkaet, even squeeze";</text:p>
      <text:p text:style-name="P4">
· "We*I do not speak, squeezed."</text:p>
      <text:p text:style-name="P4">
"For every military crime committed against Ukraine, there will be a valid payment," the military intelligence officers say.</text:p>
      <text:p text:style-name="P4">
News Source: <text:a xlink:type="simple" xlink:href="https://armyinform.com.ua/2023/06/21/perehoplennya-gur-nam-ne-kazhut-skilky-mayemo-zagyblyh-voyak-rf-pro-vtraty/" text:style-name="Internet_20_link" text:visited-style-name="Visited_20_Internet_20_Link">
https://armyinform.com.ua/2023/06/21/perehoplennya-gur-nam-ne-kazhut-skilky-mayemo-zagyblyh-voyak-rf-pro-vtraty/</text:a>
</text:p>
      <!--NEWS-->
      <text:h text:style-name="P10" text:outline-level="1">
<text:span text:style-name="T4">
Canadian instructors continue to teach Ukrainian recruits</text:span>
</text:h>
      <text:p text:style-name="P4">
Author: ['АРМІЯINFORM']</text:p>
      <text:p text:style-name="P4">
Time: 2023-06-21T56:00:00-04:00</text:p>
      <text:p text:style-name="P4">
Description: VIISKOVI ISTRUSTORI TO ISTRUSTRICTIONS 3rd battaliyon Canadian, Easy PIKHOTIA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353022172_609404498039299_1295194778260920192_n.jpg" text:style-name="Internet_20_link" text:visited-style-name="Visited_20_Internet_20_Link">
353022172_609404498039299_1295194778260920192_n.jpg</text:a>
', '<text:a xlink:type="simple" xlink:href="https://armyinform.com.ua/wp-content/uploads/2023/06/353022134_609404338039315_8212338600108230935_n-150x150.jpg" text:style-name="Internet_20_link" text:visited-style-name="Visited_20_Internet_20_Link">
353022134_609404338039315_8212338600108230935_n-150x150.jpg</text:a>
', '<text:a xlink:type="simple" xlink:href="https://armyinform.com.ua/wp-content/uploads/2023/06/353442936_609404414705974_7503303243395904954_n-150x150.jpg" text:style-name="Internet_20_link" text:visited-style-name="Visited_20_Internet_20_Link">
353442936_609404414705974_7503303243395904954_n-150x150.jpg</text:a>
', '<text:a xlink:type="simple" xlink:href="https://armyinform.com.ua/wp-content/uploads/2023/06/353822068_609404104706005_5292703062845888592_n-150x150.jpg" text:style-name="Internet_20_link" text:visited-style-name="Visited_20_Internet_20_Link">
353822068_609404104706005_5292703062845888592_n-150x150.jpg</text:a>
', '<text:a xlink:type="simple" xlink:href="https://armyinform.com.ua/wp-content/uploads/2023/06/355154977_609404161372666_3846348972352070216_n-150x150.jpg" text:style-name="Internet_20_link" text:visited-style-name="Visited_20_Internet_20_Link">
355154977_609404161372666_3846348972352070216_n-150x150.jpg</text:a>
', '<text:a xlink:type="simple" xlink:href="https://armyinform.com.ua/wp-content/uploads/2023/06/355453953_609404364705979_467095134099632659_n-150x150.jpg" text:style-name="Internet_20_link" text:visited-style-name="Visited_20_Internet_20_Link">
355453953_609404364705979_467095134099632659_n-150x150.jpg</text:a>
', '<text:a xlink:type="simple" xlink:href="https://armyinform.com.ua/wp-content/uploads/2023/06/355652718_609404304705985_3630667605927078982_n-150x150.jpg" text:style-name="Internet_20_link" text:visited-style-name="Visited_20_Internet_20_Link">
355652718_609404304705985_3630667605927078982_n-150x150.jpg</text:a>
']</text:p>
      <text:p text:style-name="P4">
Tags: ['STOPRUSSIA', 'ВІЙНА', 'ВІЙСЬКОВІ ТРЕНУВАННЯ', 'ВТОРГНЕННЯ РФ', 'ГШ ЗС УКРАЇНИ']</text:p>
      <text:p text:style-name="P4">
Category: News</text:p>
      <!--METADATA-->
      <text:p text:style-name="P4">
<draw:frame draw:style-name="fr1" draw:name="Image264" text:anchor-type="as-char" svg:width="6.9236in" svg:height="4.615733in" draw:z-index="0">
<draw:image xlink:href="../Images/AРМІЯINFORM/2023-06-21T56-00-00-04-00/353022172_609404498039299_1295194778260920192_n.jpg" xlink:type="simple" xlink:show="embed" xlink:actuate="onLoad" draw:mime-type="image/jpeg"/>
</draw:frame>
Military instructors and instructors of the 3rd Battalion of Canadian Light infantry Patricia of the 1st Canadian Mechanized Brigade Group of the 3rd Canadian Division of the Armed In the UK.</text:p>
      <text:p text:style-name="P4">
About it <text:a xlink:type="simple" xlink:href="https://www.facebook.com/GeneralStaff.ua/posts/pfbid02Yz73w9Hre6dXSorSzTE2qFGYGwjAmvL984t7nFhp46GMH7W7Q7wTgw1rvtRYyJ5rl" text:style-name="Internet_20_link" text:visited-style-name="Visited_20_Internet_20_Link">
reports</text:a>
The General Staff of the Armed Forces.</text:p>
      <text:p text:style-name="P4">
«Maintenance of hostilities in urbanized terrain, handling with a portable light -tank weapon of the next generation of NLAW(Next Generation Light Anti-tank Weapon), the basic principles of domedic assistance - these training modules are studied under the expert guidance of instructors and instructors of the Canadian forces of the Armed Forces of Ukraine, both theoretically and are being worked out in practice.</text:p>
      <text:p text:style-name="P4">
In particular, the examination of the passageways and entry into the house is carried out, the evacuation of the victims during the fighting in inhabited donations, the preparation, seizure, cleaning and maintenance of the building and complex.</text:p>
      <text:p text:style-name="P4">
<text:a xlink:type="simple" xlink:href="https://armyinform.com.ua/wp-content/uploads/2023/06/353022134_609404338039315_8212338600108230935_n.jpg" text:style-name="Internet_20_link" text:visited-style-name="Visited_20_Internet_20_Link">
!(Images/AРМІЯINFORM/2023-06-21T56-00-00-04-00/353022134_609404338039315_8212338600108230935_n-150x150.jpg)</text:a>
</text:p>
      <text:p text:style-name="P4">
<text:a xlink:type="simple" xlink:href="https://armyinform.com.ua/wp-content/uploads/2023/06/353442936_609404414705974_7503303243395904954_n.jpg" text:style-name="Internet_20_link" text:visited-style-name="Visited_20_Internet_20_Link">
<draw:frame draw:style-name="fr1" draw:name="Image265" text:anchor-type="as-char" svg:width="6.9236in" svg:height="6.9236in" draw:z-index="0">
<draw:image xlink:href="../Images/AРМІЯINFORM/2023-06-21T56-00-00-04-00/353442936_609404414705974_7503303243395904954_n-150x150.jpg" xlink:type="simple" xlink:show="embed" xlink:actuate="onLoad" draw:mime-type="image/jpeg"/>
</draw:frame>
</text:a>
</text:p>
      <text:p text:style-name="P4">
<text:a xlink:type="simple" xlink:href="https://armyinform.com.ua/wp-content/uploads/2023/06/353822068_609404104706005_5292703062845888592_n.jpg" text:style-name="Internet_20_link" text:visited-style-name="Visited_20_Internet_20_Link">
<draw:frame draw:style-name="fr1" draw:name="Image266" text:anchor-type="as-char" svg:width="6.9236in" svg:height="6.9236in" draw:z-index="0">
<draw:image xlink:href="../Images/AРМІЯINFORM/2023-06-21T56-00-00-04-00/353822068_609404104706005_5292703062845888592_n-150x150.jpg" xlink:type="simple" xlink:show="embed" xlink:actuate="onLoad" draw:mime-type="image/jpeg"/>
</draw:frame>
</text:a>
</text:p>
      <text:p text:style-name="P4">
<text:a xlink:type="simple" xlink:href="https://armyinform.com.ua/wp-content/uploads/2023/06/355154977_609404161372666_3846348972352070216_n.jpg" text:style-name="Internet_20_link" text:visited-style-name="Visited_20_Internet_20_Link">
<draw:frame draw:style-name="fr1" draw:name="Image267" text:anchor-type="as-char" svg:width="6.9236in" svg:height="6.9236in" draw:z-index="0">
<draw:image xlink:href="../Images/AРМІЯINFORM/2023-06-21T56-00-00-04-00/355154977_609404161372666_3846348972352070216_n-150x150.jpg" xlink:type="simple" xlink:show="embed" xlink:actuate="onLoad" draw:mime-type="image/jpeg"/>
</draw:frame>
</text:a>
</text:p>
      <text:p text:style-name="P4">
<text:a xlink:type="simple" xlink:href="https://armyinform.com.ua/wp-content/uploads/2023/06/355453953_609404364705979_467095134099632659_n.jpg" text:style-name="Internet_20_link" text:visited-style-name="Visited_20_Internet_20_Link">
<draw:frame draw:style-name="fr1" draw:name="Image268" text:anchor-type="as-char" svg:width="6.9236in" svg:height="6.9236in" draw:z-index="0">
<draw:image xlink:href="../Images/AРМІЯINFORM/2023-06-21T56-00-00-04-00/355453953_609404364705979_467095134099632659_n-150x150.jpg" xlink:type="simple" xlink:show="embed" xlink:actuate="onLoad" draw:mime-type="image/jpeg"/>
</draw:frame>
</text:a>
</text:p>
      <text:p text:style-name="P4">
All these training modules make military personnel of the Armed Forces of Ukraine professionally prepared and ready for combat conditions during the protection of Ukraine from the Russian aggressor.</text:p>
      <text:p text:style-name="P4">
This preparation allows you to master the necessary tactical skills, increases the safety and professionalism of the actions of the Armed Forces of Ukraine, so that the military can skillfully use the necessary tactical knowledge to protect Ukraine, ”the message reads.</text:p>
      <text:p text:style-name="P4">
It is noted that the United Kingdom of Great Britain and Northern Ireland continue to support the people of Ukraine and continuously cooperate with Inspectorates to provide continuous support to Ukraine in response to Russia.</text:p>
      <text:p text:style-name="P4">
Canada's military personnel and military personnel are in the UK's gerrium to use their experience and teach Ukrainian nobles and ensure their operational readiness.</text:p>
      <text:p text:style-name="P4">
News Source: <text:a xlink:type="simple" xlink:href="https://armyinform.com.ua/2023/06/21/kanadski-instruktory-prodovzhuyut-navchaty-ukrayinskyh-novobrancziv/" text:style-name="Internet_20_link" text:visited-style-name="Visited_20_Internet_20_Link">
https://armyinform.com.ua/2023/06/21/kanadski-instruktory-prodovzhuyut-navchaty-ukrayinskyh-novobrancziv/</text:a>
</text:p>
      <!--NEWS-->
      <text:h text:style-name="P10" text:outline-level="1">
<text:span text:style-name="T4">
The victims of Kakhovskaya Hydroe Hepheus will receive one -time financial assistance from the state</text:span>
</text:h>
      <text:p text:style-name="P4">
Author: ['АРМІЯINFORM']</text:p>
      <text:p text:style-name="P4">
Time: 2023-06-21T57:00:00-04:00</text:p>
      <text:p text:style-name="P4">
Description: For Piditrimkamki Ukrainians, he built up Vnaslikok Pіdriva Greb Kakhovo Ges,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2006-1.jpg" text:style-name="Internet_20_link" text:visited-style-name="Visited_20_Internet_20_Link">
2006-1.jpg</text:a>
']</text:p>
      <text:p text:style-name="P4">
Tags: ['ГРОШОВА ДОПОМОГА', 'КАХОВСЬКА ГЕС', 'МІНІСТЕРСТВО СОЦІАЛЬНОЇ ПОЛІТИКИ УКРАЇНИ']</text:p>
      <text:p text:style-name="P4">
Category: News</text:p>
      <!--METADATA-->
      <text:p text:style-name="P4">
<draw:frame draw:style-name="fr1" draw:name="Image269" text:anchor-type="as-char" svg:width="6.9236in" svg:height="6.9236in" draw:z-index="0">
<draw:image xlink:href="../Images/AРМІЯINFORM/2023-06-21T57-00-00-04-00/2006-1.jpg" xlink:type="simple" xlink:show="embed" xlink:actuate="onLoad" draw:mime-type="image/jpeg"/>
</draw:frame>
To support the Ukrainians affected by the blast of the Kakhovsky Hydroelectric Power Plant, more than UAH 564 million was allocated from the state budget for payment of one -time material cash assistance. About it <text:a xlink:type="simple" xlink:href="https://www.msp.gov.ua/news/22909.html" text:style-name="Internet_20_link" text:visited-style-name="Visited_20_Internet_20_Link">
reports</text:a>
Ministry of Social Policy of Ukraine.</text:p>
      <text:p text:style-name="P4">
On June 19, the Government approved a resolution that was developed by the Ministry of Social Policy to which every victim of the flooded regions of the Kherson Tamikolaiv regions will receive 5 thousand UAH at the expense of the reserve fund.</text:p>
      <text:p text:style-name="P4">
The victims are recognized as those who - at the time of emergency situations -</text:p>
      <ul>
        <li>
lived/registered/declared in settlements located in areas of flooding of Mykolaiv and Kherson regions. List of settlements located in flood areas together with a list of streets and addresses(If possible)approved by the Nikolaev and Kherson regional military administrations; * Moved after June 06, 2023 from the territories of the Nikolaev and Kherson regions temporarily occupied by the Russian Federation, which are located in the areas of flooding of these regions.</li>
      </ul>
      <text:p text:style-name="P4">
The appointment of financial assistance will be carried out by the social protection bodies of the population.</text:p>
      <text:p text:style-name="P4">
In order to receive help, it is enough to submit the victim.</text:p>
      <text:p text:style-name="P4">
The documents must be presented:</text:p>
      <ul>
        <li>
a document that certifies the person or the interior, * a document confirming the registration number of the taxpayer's registration card, * for children-birth certificate or birth. Information about a minor child is included in the statement of one parent.</li>
      </ul>
      <text:p text:style-name="P4">
In this case, a statement on providing financial assistance to a person who is recognized as incapacitated may be submitted by his legal representative or the authorized person of the guardianship and custody body.</text:p>
      <text:p text:style-name="P4">
Please note that if the documents have been lost, a person may prescribe their scanning or photocopies or use information from a single-state demographic register and other state information resources.</text:p>
      <text:p text:style-name="P4">
It is necessary to apply to the Social Security bodies no later than 31st 2023(including).</text:p>
      <text:p text:style-name="P4">
Отримати кошти можна буде через АТ «Укрпошта» або через установи уповноваженихбанків з можливістю їх зняття через платіжні термінали.</text:p>
      <text:p text:style-name="P4">
Those citizens whose property was damaged as a result of the disruption of the Damshovsky Hydroelectric Power Plant will also have the right to compensate for the state-renewal mechanism from the state. The relevant government resolution, developed by the development of communities, territories and infrastructure of Ukraine, was approved at a government meeting on June 16.</text:p>
      <text:p text:style-name="P4">
News Source: <text:a xlink:type="simple" xlink:href="https://armyinform.com.ua/2023/06/21/postrazhdali-vid-pidryvu-kahovskoyi-ges-otrymayut-odnorazovu-groshovu-dopomogu-vid-derzhavy/" text:style-name="Internet_20_link" text:visited-style-name="Visited_20_Internet_20_Link">
https://armyinform.com.ua/2023/06/21/postrazhdali-vid-pidryvu-kahovskoyi-ges-otrymayut-odnorazovu-groshovu-dopomogu-vid-derzhavy/</text:a>
</text:p>
      <!--NEWS-->
      <text:h text:style-name="P10" text:outline-level="1">
<text:span text:style-name="T4">
Bonn Conference: The international community has heard about the environmental crimes of the Russian Federation in Ukraine</text:span>
</text:h>
      <text:p text:style-name="P4">
Author: ['АРМІЯINFORM']</text:p>
      <text:p text:style-name="P4">
Time: 2023-06-21T58:00:00-04:00</text:p>
      <text:p text:style-name="P4">
Description: PID Hour Bonnco conference Ukrainian delegation stubbed the Majeads Spіnot about ... War with Ukraine 2022, War with Ukraine Latest News Today, News War with Ukraine 2022 Last today, there will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kahovskages01.jpg" text:style-name="Internet_20_link" text:visited-style-name="Visited_20_Internet_20_Link">
kahovskages01.jpg</text:a>
']</text:p>
      <text:p text:style-name="P4">
Tags: ['АГРЕСІЯ РФ', 'КАХОВСЬКА ГЕС']</text:p>
      <text:p text:style-name="P4">
Category: News</text:p>
      <!--METADATA-->
      <text:p text:style-name="P4">
<draw:frame draw:style-name="fr1" draw:name="Image270" text:anchor-type="as-char" svg:width="6.9236in" svg:height="3.894525in" draw:z-index="0">
<draw:image xlink:href="../Images/AРМІЯINFORM/2023-06-21T58-00-00-04-00/kahovskages01.jpg" xlink:type="simple" xlink:show="embed" xlink:actuate="onLoad" draw:mime-type="image/jpeg"/>
</draw:frame>
During the Bonn Conference, the Ukrainian delegation informed the international law on the catastrophic consequences of the purposeful blasting of the Greblikakhov HPP.</text:p>
      <text:p text:style-name="P4">
About it <text:a xlink:type="simple" xlink:href="https://t.me/shtab_kakhovska_hes/1084" text:style-name="Internet_20_link" text:visited-style-name="Visited_20_Internet_20_Link">
reports</text:a>
Headquarters for the elimination of consequences of Kakhovskaya hydroelectric power station.</text:p>
      <text:p text:style-name="P4">
The Bonn Climate Change Conference is an international meeting where the participating countries discussed topical issues of the UN Convention, the Kyoto Protocol and the Paris Agreement, which will be considered at this year's Global Climatic Summit in the UAE.</text:p>
      <text:p text:style-name="P4">
As noted in the report, to attract the attention of delegates of a climate conference to the issue of negative impact of Russian armed aggression anti -Ukraine on the environment and the deepening of the climate crisis tried by iecoaactivists. They staged a protest action in support of Ukraine, which was joined by the famous climate activist Greta Tunberg.</text:p>
      <text:p text:style-name="P4">
News Source: <text:a xlink:type="simple" xlink:href="https://armyinform.com.ua/2023/06/21/bonnska-konferencziya-mizhnarodna-spilnota-pochula-pro-ekologichni-zlochyny-rf-v-ukrayini/" text:style-name="Internet_20_link" text:visited-style-name="Visited_20_Internet_20_Link">
https://armyinform.com.ua/2023/06/21/bonnska-konferencziya-mizhnarodna-spilnota-pochula-pro-ekologichni-zlochyny-rf-v-ukrayini/</text:a>
</text:p>
      <!--NEWS-->
      <text:h text:style-name="P10" text:outline-level="1">
<text:span text:style-name="T4">
Our artillery during the day struck 3 management points, 3 stations of the IP, 18 art units of the enemy</text:span>
</text:h>
      <text:p text:style-name="P4">
Author: ['АРМІЯINFORM']</text:p>
      <text:p text:style-name="P4">
Time: 2023-06-21T59:00:00-04:00</text:p>
      <text:p text:style-name="P4">
Description: About Tse at his Rankova, the general headquarters of the Zbroyni forces of Ukraine.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2/323438263_687407886219153_7819518616379973794_n.webp" text:style-name="Internet_20_link" text:visited-style-name="Visited_20_Internet_20_Link">
323438263_687407886219153_7819518616379973794_n.webp</text:a>
']</text:p>
      <text:p text:style-name="P4">
Tags: ['STOPRUSSIA', 'АРТИЛЕРИСТИ', 'ВІЙНА', 'ВТОРГНЕННЯ РФ', 'ГЕНЕРАЛЬНИЙ ШТАБ ЗС УКРАЇНИ', 'ГШ ЗСУ', 'ПІДРОЗДІЛИ РАКЕТНИХ ВІЙСЬК І\xa0АРТИЛЕРІЇ', 'РАНКОВЕ ЗВЕДЕННЯ']</text:p>
      <text:p text:style-name="P4">
Category: News</text:p>
      <!--METADATA-->
      <text:p text:style-name="P4">
<draw:frame draw:style-name="fr1" draw:name="Image271" text:anchor-type="as-char" svg:width="6.9236in" svg:height="4.622144in" draw:z-index="0">
<draw:image xlink:href="../ConvertedIMGs/AРМІЯINFORM/2023-06-21T59-00-00-04-00/323438263_687407886219153_7819518616379973794_n.png" xlink:type="simple" xlink:show="embed" xlink:actuate="onLoad" draw:mime-type="image/png"/>
</draw:frame>
Illustrative photo</text:p>
      <text:p text:style-name="P4">
<text:span text:style-name="T4">
 🔥 Situation on Russian invasion </text:span>
</text:p>
      <text:p text:style-name="P4">
About it in your morning summary <text:a xlink:type="simple" xlink:href="https://www.facebook.com/GeneralStaff.ua/posts/pfbid0zupXEu8ro7DMospQpLhL6imqqqwTT6iwXKJcTu3wxXXryfs6EL84q7r66WtA9gPDl" text:style-name="Internet_20_link" text:visited-style-name="Visited_20_Internet_20_Link">
reports</text:a>
General Staff of the Armed Forces of Ukraine.</text:p>
      <text:p text:style-name="P4">
The missile troops and artillery units were struck by three points of management, one area of personnel and military equipment, three HRS stations, 18 artillery units at fire positions, single air defense and six more important enemy objects.</text:p>
      <text:p text:style-name="P4">
Aviation of defense forces per day struck nine strokes in the areas of concentrating the personal composition of the enemy and three on its anti-aircraft missile complexes.</text:p>
      <text:p text:style-name="P4">
Our defenders also destroyed four enemy reconnaissance UAVs.</text:p>
      <text:p text:style-name="P4">
News Source: <text:a xlink:type="simple" xlink:href="https://armyinform.com.ua/2023/06/21/nasha-artyleriya-protyagom-doby-urazyla-3-punkty-upravlinnya-3-stancziyi-reb-18-artpidrozdiliv-voroga/" text:style-name="Internet_20_link" text:visited-style-name="Visited_20_Internet_20_Link">
https://armyinform.com.ua/2023/06/21/nasha-artyleriya-protyagom-doby-urazyla-3-punkty-upravlinnya-3-stancziyi-reb-18-artpidrozdiliv-voroga/</text:a>
</text:p>
      <!--NEWS-->
      <text:h text:style-name="P10" text:outline-level="1">
<text:span text:style-name="T4">
EBRD this year will support Ukrainian energy for € 600 million - Shmigal</text:span>
</text:h>
      <text:p text:style-name="P4">
Authors: Ukrinform (Person)</text:p>
      <text:p text:style-name="P4">
Publisher: Укринформ (Organization)</text:p>
      <text:p text:style-name="P4">
Published Time: 2023-06-21T5:19:00+03:00</text:p>
      <text:p text:style-name="P4">
Modified Time: 2023-06-21T22:19:00+03:00</text:p>
      <text:p text:style-name="P4">
Description: The European Bank for Reconstruction and Development will support Ukrainian energy for 600 million euros this year. - Ukrinform.</text:p>
      <text:p text:style-name="P4">
Images: ['<text:a xlink:type="simple" xlink:href="https://static.ukrinform.com/photos/2023_06/thumb_files/630_360_1687375041-214.jpg" text:style-name="Internet_20_link" text:visited-style-name="Visited_20_Internet_20_Link">
630_360_16873...</text:a>
']</text:p>
      <text:p text:style-name="P4">
Tags: ['ЄБРР', 'Економіка', 'Енергетика', 'Шмигаль']</text:p>
      <text:p text:style-name="P4">
Type: Article</text:p>
      <!--METADATA-->
      <text:p text:style-name="P4">
<draw:frame draw:style-name="fr1" draw:name="Image272" text:anchor-type="as-char" svg:width="6.9236in" svg:height="3.956343in" draw:z-index="0">
<draw:image xlink:href="../Images/yкринформ/2023-06-21T5-19-00-03-00/630_360_1687375041-214.jpg" xlink:type="simple" xlink:show="embed" xlink:actuate="onLoad" draw:mime-type="image/jpeg"/>
</draw:frame>
The European Bank for Reconstruction and Development will support Ukrainian energy for 600 million euros this year.</text:p>
      <text:p text:style-name="P4">
According to Ukrinform, Prime Minister of Ukraine Denis Shmigal reported in <text:a xlink:type="simple" xlink:href="https://t.me/Denys_Smyhal/5462" text:style-name="Internet_20_link" text:visited-style-name="Visited_20_Internet_20_Link">
telegram</text:a>
.</text:p>
      <text:p text:style-name="P4">
The Prime Minister noted that on Wednesday, June 21, a number of memorandum was signed between the Bank and Ukrhydroenergo, Ukrenergo and Naftogaz.</text:p>
      <text:p text:style-name="P4">
“We strengthen the gas sector of Ukraine. Memorandum <text:a xlink:type="simple" xlink:href="https://www.ukrinform.ua/tag-ebrr" text:style-name="Internet_20_link" text:visited-style-name="Visited_20_Internet_20_Link">
EBRD</text:a>
With Naftogaz provides three head -cooperations: formation of strategic reserves of natural gas, investments for decarbonization and reduction of methane emissions, investments to increase energy efficiency, " - said Shmigal.</text:p>
      <text:p text:style-name="P4">
The Prime Minister also reported a new stage of cooperation with the EBRD in the field of hydroelectricity.</text:p>
      <text:p text:style-name="P4">
“The bank will assist in the restoration and modernization of hydroelectric power plants, enhancement of their reliability and efficiency. After the release of the territory of the Kakhovka reservoir, we plan the development of a roadmap of the hydroelectric power station, ”he said.</text:p>
      <text:p text:style-name="P4">
Schmigal also noted that the EBRD would support Ukrenergo. “The purpose is to give the company resources to cover critical costs. In particular, to ensure a stable camp transmission and electricity dispatching. It is important for the Government to take more quickly to carry out a set of recovery measures to maximize electricity infrastructure, ”he said.</text:p>
      <text:p text:style-name="P4">
<text:span text:style-name="T4">
 Read also: </text:span>
 <text:a xlink:type="simple" xlink:href="https://www.ukrinform.ua/rubric-economy/3722979-nacbank-ta-ebrr-obgovorili-adaptaciu-ukrainskogo-zakonodavstva-do-standartiv-evrosouzu.html" text:style-name="Internet_20_link" text:visited-style-name="Visited_20_Internet_20_Link">
National Bank and <text:span text:style-name="T4">
 EBRD </text:span>
 discussed the adaptation of Ukrainian law to EU standards</text:a>
It was reported that the EBRD, whose relations with Ukraine have been around for more than thirty years, and who not only has been working on the implementation of investment projects, but also provides the Ukrainian authorities with assistance in the implementation billion in 2022-2023. The Bank is also ready to support the reconstruction of further funding and know-how and has already received the response of the governing council to prepare for the potential increase in the capital of the end in order to maximize support for Ukraine.</text:p>
      <text:p text:style-name="P4">
<text:span text:style-name="T5">
Foto: Denis Shmigal / Telegram</text:span>
</text:p>
      <text:p text:style-name="P4">
News Source: <text:a xlink:type="simple" xlink:href="https://www.ukrinform.ua/rubric-economy/3726017-ebrr-cogoric-pidtrimae-ukrainsku-energetiku-na-600-miljoniv-smigal.html" text:style-name="Internet_20_link" text:visited-style-name="Visited_20_Internet_20_Link">
https://www.ukrinform.ua/rubric-economy/3726017-ebrr-cogoric-pidtrimae-ukrainsku-energetiku-na-600-miljoniv-smigal.html</text:a>
</text:p>
      <!--NEWS-->
      <text:h text:style-name="P10" text:outline-level="1">
<text:span text:style-name="T4">
Baltops23: NATO's large -scale training in the Baltic Sea</text:span>
</text:h>
      <text:p text:style-name="P4">
Author: ['АРМІЯINFORM']</text:p>
      <text:p text:style-name="P4">
Time: 2023-06-21T60:00:00-04:00</text:p>
      <text:p text:style-name="P4">
Description: At the Baltiysko Mor, the Great SPILNI NAMANNYA BALTOPS23, TIZHNI TIZHNI.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6/230604-n-jc445-1409.jpg" text:style-name="Internet_20_link" text:visited-style-name="Visited_20_Internet_20_Link">
230604-n-jc445-1409.jpg</text:a>
']</text:p>
      <text:p text:style-name="P4">
Tags: ['БАЛТІЙСЬКЕ МОРЕ', 'ВІЙСЬКОВІ НАВЧАННЯ', 'НАТО']</text:p>
      <text:p text:style-name="P4">
Category: News</text:p>
      <!--METADATA-->
      <text:p text:style-name="P4">
<draw:frame draw:style-name="fr1" draw:name="Image273" text:anchor-type="as-char" svg:width="6.9236in" svg:height="4.275323in" draw:z-index="0">
<draw:image xlink:href="../Images/AРМІЯINFORM/2023-06-21T60-00-00-04-00/230604-n-jc445-1409.jpg" xlink:type="simple" xlink:show="embed" xlink:actuate="onLoad" draw:mime-type="image/jpeg"/>
</draw:frame>
Baltops23 joint exercises have been completed in the Baltic Sea, which lasting weeks.</text:p>
      <text:p text:style-name="P4">
About it <text:a xlink:type="simple" xlink:href="https://twitter.com/NATO_MARCOM/status/1671093741535346691" text:style-name="Internet_20_link" text:visited-style-name="Visited_20_Internet_20_Link">
reports</text:a>
NATO press service on Twitter.</text:p>
      <text:p text:style-name="P4">
About 6,000 soldiers from 20 countries, 50 vessels took part in the maneuvers. This year, Finland first joined their exercises as a member.</text:p>
      <text:p text:style-name="P4">
During the exercises at sea, the ships conducted tactical maneuvering, a religious war, artillery and small -scale small -scale events, mine -counteraction operations and anti -air defense training.</text:p>
      <text:p text:style-name="Quotations">

<text:p text:style-name="P4">
Successful Exercise&gt;
 <text:a xlink:type="simple" xlink:href="https://twitter.com/hashtag/BALTOPS23" text:style-name="Internet_20_link" text:visited-style-name="Visited_20_Internet_20_Link">
#Baltops23</text:a>
&gt;
 has come to an end in the Baltic Sea. 6000 ppl, 19 Allies + Sweden, &amp; 50&gt;
 ships took part including 🇫🇮 for the first time as an Allied nation. This&gt;
 unique training event strengthened NATO’s combined response, boosting&gt;
 security in the region…&gt;
 <text:a xlink:type="simple" xlink:href="https://t.co/tOcgAHbqa9" text:style-name="Internet_20_link" text:visited-style-name="Visited_20_Internet_20_Link">
pic.twitter.com/tOcgAHbqa9</text:a>
&gt;
&gt;
 — NATO Maritime Command(@Nato_marcom)<text:a xlink:type="simple" xlink:href="https://twitter.com/NATO_MARCOM/status/1671093741535346691" text:style-name="Internet_20_link" text:visited-style-name="Visited_20_Internet_20_Link">
June 20,&gt;
 2023</text:a>
“After two weeks of intense, combined operations in the Baltic region, they were moving as a team, working as a team. Baltops23 justified his intentions, confirming our ability of collective defense and proved that NATO naval preparedness is stronger than ever, ”<text:a xlink:type="simple" xlink:href="https://www.c6f.navy.mil/Press-Room/News/Article/3430772/baltops-23-concludes-in-kiel-germany/" text:style-name="Internet_20_link" text:visited-style-name="Visited_20_Internet_20_Link">
summarized</text:a>
Commander-in-law and auxiliary NATO naval forces and the sixth fleet Shaviceadmiral Thomas Ishi.</text:p>

</text:p>
      <text:p text:style-name="P4">
News Source: <text:a xlink:type="simple" xlink:href="https://armyinform.com.ua/2023/06/21/baltops23-u-baltijskomu-mori-zavershylys-masshtabni-navchannya-nato/" text:style-name="Internet_20_link" text:visited-style-name="Visited_20_Internet_20_Link">
https://armyinform.com.ua/2023/06/21/baltops23-u-baltijskomu-mori-zavershylys-masshtabni-navchannya-nato/</text:a>
</text:p>
      <!--NEWS-->
      <text:h text:style-name="P10" text:outline-level="1">
<text:span text:style-name="T4">
At night the air defense forces destroyed all six "shahas" over Khmelnytskyi</text:span>
</text:h>
      <text:p text:style-name="P4">
Author: ['АРМІЯINFORM']</text:p>
      <text:p text:style-name="P4">
Time: 2023-06-21T61:00:00-04:00</text:p>
      <text:p text:style-name="P4">
Description: Unochi 21 worm in the non -Khmelnitschin’s stupid of the dawn forces of the ZSU LIKVILIA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oip-2.jpg" text:style-name="Internet_20_link" text:visited-style-name="Visited_20_Internet_20_Link">
oip-2.jpg</text:a>
']</text:p>
      <text:p text:style-name="P4">
Tags: ['АТАКА ДРОНІВ', 'ПОВІТРЯНІ СИЛИ ЗБРОЙНИХ СИЛ УКРАЇНИ']</text:p>
      <text:p text:style-name="P4">
Category: News</text:p>
      <!--METADATA-->
      <text:p text:style-name="P4">
<draw:frame draw:style-name="fr1" draw:name="Image274" text:anchor-type="as-char" svg:width="6.9236in" svg:height="4.615733in" draw:z-index="0">
<draw:image xlink:href="../Images/AРМІЯINFORM/2023-06-21T61-00-00-04-00/oip-2.jpg" xlink:type="simple" xlink:show="embed" xlink:actuate="onLoad" draw:mime-type="image/jpeg"/>
</draw:frame>
On June 21, in the sky above Khmelnytsky region, the forces and means of the aerial forces were shrugged all six drones like Shahd, which were released by the invaders.</text:p>
      <text:p text:style-name="P4">
About it <text:a xlink:type="simple" xlink:href="https://t.me/kpszsu/2712" text:style-name="Internet_20_link" text:visited-style-name="Visited_20_Internet_20_Link">
reports</text:a>
The press service of the Armed Forces Command.</text:p>
      <text:p text:style-name="P4">
It is noted that the enemy struck from the north direction.</text:p>
      <text:p text:style-name="P4">
Also last day, the Defense Forces of Ukraine landed four enemy intelligence units of different types.</text:p>
      <text:p text:style-name="P4">
The aircraft aviation made dozens of aircraft, struck by posts, equipment, and rear of the occupying troops, including aviation means of impressions provided by Western partners.</text:p>
      <text:p text:style-name="P4">
News Source: <text:a xlink:type="simple" xlink:href="https://armyinform.com.ua/2023/06/21/unochi-syly-ppo-znyshhyly-usi-shist-shahediv-nad-hmelnychchynoyu/" text:style-name="Internet_20_link" text:visited-style-name="Visited_20_Internet_20_Link">
https://armyinform.com.ua/2023/06/21/unochi-syly-ppo-znyshhyly-usi-shist-shahediv-nad-hmelnychchynoyu/</text:a>
</text:p>
      <!--NEWS-->
      <text:h text:style-name="P10" text:outline-level="1">
<text:span text:style-name="T4">
In cooperation with an international company, the State Security Service stopped cyberattack on Ukrainian organizations</text:span>
</text:h>
      <text:p text:style-name="P4">
Author: ['АРМІЯINFORM']</text:p>
      <text:p text:style-name="P4">
Time: 2023-06-21T62:00:00-04:00</text:p>
      <text:p text:style-name="P4">
Description: URYAVARA REPARONNIA OF THE COMPETERNISHICE OSVICHENISHINISARY CERT-UA, Yaka DIX Under ... War with Ukraine 2022, War with Ukraine Latest news today, News War with Ukraine 2022 Last for today, will there be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4/kiberbezpeka.jpg" text:style-name="Internet_20_link" text:visited-style-name="Visited_20_Internet_20_Link">
kiberbezpeka.jpg</text:a>
']</text:p>
      <text:p text:style-name="P4">
Tags: ['CERT-UA', 'RECORDED FUTURE', 'ДЕРЖСПЕЦЗВ’ЯЗКУ', 'КІБЕРЗАГРОЗИ']</text:p>
      <text:p text:style-name="P4">
Category: News</text:p>
      <!--METADATA-->
      <text:p text:style-name="P4">
<draw:frame draw:style-name="fr1" draw:name="Image275" text:anchor-type="as-char" svg:width="6.9236in" svg:height="3.894525in" draw:z-index="0">
<draw:image xlink:href="../Images/AРМІЯINFORM/2023-06-21T62-00-00-04-00/kiberbezpeka.jpg" xlink:type="simple" xlink:show="embed" xlink:actuate="onLoad" draw:mime-type="image/jpeg"/>
</draw:frame>
Cybersecurity. Illustrative image</text:p>
      <text:p text:style-name="P4">
The Government Response Team of Ukraine CERT-UA, which operates with the State Secretariat of Communications, reports the detected cyber threat from the APT28 APT28 group(Also known as Pawn Storm, Fancy Bear, Bluedelta).</text:p>
      <text:p text:style-name="P4">
Про це<text:a xlink:type="simple" xlink:href="https://www.facebook.com/dsszzi/posts/pfbid0fdj85zAE9TXeQeZfue5Xts8KXV1aBevJt4Z1DpR5CN3eM6uvyMjvL3DgytLfjNJrl" text:style-name="Internet_20_link" text:visited-style-name="Visited_20_Internet_20_Link">
повідомляє</text:a>
State Service for Special Communication and Information Protection of Ukraine.</text:p>
      <text:p text:style-name="P4">
It is established that the spy campaign tried to carry out with the use(The software for the web back)But by sending emails with current news about the situation in Ukraine.</text:p>
      <text:p text:style-name="P4">
In particular, one of the emails with the theme of "News of Ukraine" was received by "Ukraine_News@Meta [.] UA" and contained a content-bait, disguised as a base of "NV"(nv.ua). Подібні листи були надіслані на адреси більше ніж40 українських організацій.</text:p>
      <text:p text:style-name="P4">
Фахівці CERT-UA наголошують, що реалізації загрози сприяло використаннязастарілої версії Roundcube (1.4.1). Спроби реалізації кіберзагрози допомігвиявити оперативний обмін інформацією з фахівцями компанії Recorded Future.</text:p>
      <text:p text:style-name="P4">
«Цей кейс — чудовий зразок спільної роботи CERT-UA та міжнародної компаніїRecorded Future, що дозволила ідентифікувати інфраструктуру, з якоїугруповання АРТ28 здійснювало атаки на українські організації», — зазначивзаступник голови Держспецзв’язку Віктор Жора.</text:p>
      <text:p text:style-name="P4">
News Source: <text:a xlink:type="simple" xlink:href="https://armyinform.com.ua/2023/06/21/derzhspeczzvyazku-u-spivpraczi-z-mizhnarodnoyu-kompaniyeyu-zupynyly-kiberataku-na-ukrayinski-organizacziyi/" text:style-name="Internet_20_link" text:visited-style-name="Visited_20_Internet_20_Link">
https://armyinform.com.ua/2023/06/21/derzhspeczzvyazku-u-spivpraczi-z-mizhnarodnoyu-kompaniyeyu-zupynyly-kiberataku-na-ukrayinski-organizacziyi/</text:a>
</text:p>
      <!--NEWS-->
      <text:h text:style-name="P10" text:outline-level="1">
<text:span text:style-name="T4">
The Ministry of Foreign Affairs of Ukraine discussed steps with the US Secretary of State to strengthen the Armed Forces counter -offensive</text:span>
</text:h>
      <text:p text:style-name="P4">
Author: ['АРМІЯINFORM']</text:p>
      <text:p text:style-name="P4">
Time: 2023-06-21T63:00:00-04:00</text:p>
      <text:p text:style-name="P4">
Description: At Zustrichi in Londoni, the London -Lawn Herries Dmitro Kuleba, having discussed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fzfe6kswaa8ckqm.jpg" text:style-name="Internet_20_link" text:visited-style-name="Visited_20_Internet_20_Link">
fzfe6kswaa8ckqm.jpg</text:a>
']</text:p>
      <text:p text:style-name="P4">
Tags: ['ГЛАВА МЗС УКРАЇНИ', 'ДЕРЖСЕКРЕТАР США', 'ДМИТРО КУЛЕБА', 'ЕНТОНІ БЛІНКЕН', 'КОНТРНАСТУП']</text:p>
      <text:p text:style-name="P4">
Category: News</text:p>
      <!--METADATA-->
      <text:p text:style-name="P4">
<draw:frame draw:style-name="fr1" draw:name="Image276" text:anchor-type="as-char" svg:width="6.9236in" svg:height="4.615733in" draw:z-index="0">
<draw:image xlink:href="../Images/AРМІЯINFORM/2023-06-21T63-00-00-04-00/fzfe6kswaa8ckqm.jpg" xlink:type="simple" xlink:show="embed" xlink:actuate="onLoad" draw:mime-type="image/jpeg"/>
</draw:frame>
At a meeting in London, the Minister of Foreign Affairs of Ukraine Dmitry Kulebabobbyobupovose with US Secretary of State, Anthony Blinken, the counter -offensive actions of Ukraine and the preparation of Summit Decisions on NATO membership in NATO.</text:p>
      <text:p text:style-name="P4">
This is stated on the Ukrainian minister's page in <text:a xlink:type="simple" xlink:href="https://twitter.com/DmytroKuleba/status/1671221303041196044" text:style-name="Internet_20_link" text:visited-style-name="Visited_20_Internet_20_Link">
Twitter</text:a>
.</text:p>
      <text:p text:style-name="P4">
«У Лондоні я зустрівся з Ентоні Блінкеном і подякував США за підтримку. Миобговорили наступні кроки зі зміцнення контрнаступального потенціалу України,підготовку підсумків Вільнюського саміту щодо перспектив членства України вНАТО та посилення глобальної підтримки Формули миру», — написав Дмитро Кулеба.</text:p>
      <text:p text:style-name="P4">
News Source: <text:a xlink:type="simple" xlink:href="https://armyinform.com.ua/2023/06/21/glava-mzs-ukrayiny-obgovoryv-z-derzhsekretarem-ssha-kroky-po-zmicznennyu-kontrnastupu-zsu/" text:style-name="Internet_20_link" text:visited-style-name="Visited_20_Internet_20_Link">
https://armyinform.com.ua/2023/06/21/glava-mzs-ukrayiny-obgovoryv-z-derzhsekretarem-ssha-kroky-po-zmicznennyu-kontrnastupu-zsu/</text:a>
</text:p>
      <!--NEWS-->
      <text:h text:style-name="P10" text:outline-level="1">
<text:span text:style-name="T4">
June 22 at Military Media Center briefing</text:span>
</text:h>
      <text:p text:style-name="P4">
Author: ['АРМІЯINFORM']</text:p>
      <text:p text:style-name="P4">
Time: 2023-06-21T64:00:00-04:00</text:p>
      <text:p text:style-name="P4">
Description: 22 worms, about 11:00, the Military Media Center WIDE BRIFIGINE represented by the forces ... The war with Ukraine 2022, the war with Ukraine is the latest news today, the news war with Ukraine 2022 is the last for today, will there be a war between Ukraine and Russia and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2/09/big-mmc.jpg" text:style-name="Internet_20_link" text:visited-style-name="Visited_20_Internet_20_Link">
big-mmc.jpg</text:a>
']</text:p>
      <text:p text:style-name="P4">
Tags: ['БРИФІНГ', 'ДЕРЖСПЕЦЗВ’ЯЗКУ', 'ДСНС УКРАЇНИ', 'НАЦГВАРДІЯ']</text:p>
      <text:p text:style-name="P4">
Category: News</text:p>
      <!--METADATA-->
      <text:p text:style-name="P4">
<draw:frame draw:style-name="fr1" draw:name="Image277" text:anchor-type="as-char" svg:width="6.9236in" svg:height="3.894525in" draw:z-index="0">
<draw:image xlink:href="../Images/AРМІЯINFORM/2023-06-21T64-00-00-04-00/big-mmc.jpg" xlink:type="simple" xlink:show="embed" xlink:actuate="onLoad" draw:mime-type="image/jpeg"/>
</draw:frame>
Briefing</text:p>
      <text:p text:style-name="P4">
<text:span text:style-name="T4">
 June 22, at 11:00, </text:span>
 Military Media Center will take place briefing forces of security and defense forces of Ukraine.</text:p>
      <text:p text:style-name="P4">
The following issues will be discussed during the briefing:</text:p>
      <ul>
        <li>
participation of units of the National Guard in the Removal of Armed Aggression of the Russian Federation of Anti -Ukraine; - demining the units of the SES of Ukraine of deoocular territories; . - The latest cyberwar and calls in the cyberspace that have arisen.</li>
      </ul>
      <text:p text:style-name="P4">
<text:span text:style-name="T4">
 Briefing participants: </text:span>
</text:p>
      <text:p text:style-name="P4">
• Deputy Director of Planning Department of application of the Main Department of the National Guard of Ukraine Colonel Mykola Urshalovych; • Head of the Department of Organization of Humanitarian Demining of the SESU Colonel of Civil Protection Service Sergey Reva; • spokesman of the SES of Ukraine Colonel of the Civil Protection Service Alexander Khorunzh; • spokesman for the State Service for Special Communication and Information Protection of Ukraine Kondrashov.</text:p>
      <text:p text:style-name="P4">
Accreditation of media representatives is required and will last until 10:00 on June 22.</text:p>
      <text:p text:style-name="P4">
Submit applications for accreditation to: psmodu@post.mil.gov.uaiz with the name, first name and patronymic of the journalist, name of the publication, number of accreditation of the Armed Forces, contact phone.</text:p>
      <text:p text:style-name="P4">
News Source: <text:a xlink:type="simple" xlink:href="https://armyinform.com.ua/2023/06/21/22-chervnya-u-military-media-center-bryfing-predstavnykiv-syl-bezpeky-ta-oborony-ukrayiny/" text:style-name="Internet_20_link" text:visited-style-name="Visited_20_Internet_20_Link">
https://armyinform.com.ua/2023/06/21/22-chervnya-u-military-media-center-bryfing-predstavnykiv-syl-bezpeky-ta-oborony-ukrayiny/</text:a>
</text:p>
      <!--NEWS-->
      <text:h text:style-name="P10" text:outline-level="1">
<text:span text:style-name="T4">
Close prisoners of seafarers met with representatives of the coordination headquarters</text:span>
</text:h>
      <text:p text:style-name="P4">
Author: ['АРМІЯINFORM']</text:p>
      <text:p text:style-name="P4">
Time: 2023-06-21T65:00:00-04:00</text:p>
      <text:p text:style-name="P4">
Description: At the coordinating headquarters of the online-Zustinchi, the Rodinas of the Rodin Vіskovo services ... War with Ukraine 2022, the war with Ukraine latest news today, the news war with Ukraine 2022 is the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ksh5-1.jpg" text:style-name="Internet_20_link" text:visited-style-name="Visited_20_Internet_20_Link">
ksh5-1.jpg</text:a>
']</text:p>
      <text:p text:style-name="P4">
Tags: ['ВІЙСЬКОВІ МОРЯКИ', 'КООРДИНАЦІЙНИЙ ШТАБ З ПИТАНЬ ПОВОДЖЕННЯ З ВІЙСЬКОВОПОЛОНЕНИМИ']</text:p>
      <text:p text:style-name="P4">
Category: News</text:p>
      <!--METADATA-->
      <text:p text:style-name="P4">
<draw:frame draw:style-name="fr1" draw:name="Image278" text:anchor-type="as-char" svg:width="6.9236in" svg:height="4.011043in" draw:z-index="0">
<draw:image xlink:href="../Images/AРМІЯINFORM/2023-06-21T65-00-00-04-00/ksh5-1.jpg" xlink:type="simple" xlink:show="embed" xlink:actuate="onLoad" draw:mime-type="image/jpeg"/>
</draw:frame>
The coordination headquarters took place an online meeting with the association of family servicemen of the Division of the Naval Navy of the Armed Forces. A representative of the coordination Staff communicated with degeneration and close prisoners of sailors.</text:p>
      <text:p text:style-name="P4">
About it <text:a xlink:type="simple" xlink:href="https://t.me/Koord_shtab/1280" text:style-name="Internet_20_link" text:visited-style-name="Visited_20_Internet_20_Link">
reports</text:a>
Coordinating headquarters of inquiries for the treatment of prisoners of war.</text:p>
      <text:p text:style-name="P4">
Among other things, relatives of prisoners were interested in information about their loved ones. According to the headquarters, the aggressor country does not officially announce the location of prisoners of war: this applies to the places of freedom in the territory of the Russian Federation and in the temporary-occupied Ukrainian territories. There is no similar situation with information about the state of health of prisoners - there is no official information from the Russian side.</text:p>
      <text:p text:style-name="P4">
It should be noted that a considerable amount of important information is collected and transmitted to the coordination headquarters by relatives of missing persons and prisoners of servicemen. Valuable information about health and probable places of maintenance is transferred from captivity by defenders.</text:p>
      <text:p text:style-name="P4">
Separately, the staff representative drew attention to information security. He questioned the members of the prisoners of war to be vigilant, receiving information from doubtful unverified sources. Russia in any way tries to float into Ukrainian society, in particular, using the manipulation of vinformation space.</text:p>
      <text:p text:style-name="P4">
News Source: <text:a xlink:type="simple" xlink:href="https://armyinform.com.ua/2023/06/21/blyzki-polonenyh-moryakiv-zustrilysya-z-predstavnykamy-koordynaczijnogo-shtabu/" text:style-name="Internet_20_link" text:visited-style-name="Visited_20_Internet_20_Link">
https://armyinform.com.ua/2023/06/21/blyzki-polonenyh-moryakiv-zustrilysya-z-predstavnykamy-koordynaczijnogo-shtabu/</text:a>
</text:p>
      <!--NEWS-->
      <text:h text:style-name="P10" text:outline-level="1">
<text:span text:style-name="T4">
Britain has announced the provision of a new financial aid package for more than $ 3 billion to Ukraine</text:span>
</text:h>
      <text:p text:style-name="P4">
Author: ['АРМІЯINFORM']</text:p>
      <text:p text:style-name="P4">
Time: 2023-06-21T66:00:00-04:00</text:p>
      <text:p text:style-name="P4">
Description: Ukrainian President Volodymyr Zelensky about Pershi Varklivi novelty of the novelty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72d0b4126311b01d81544da8ff3b6498_1646777548_extra_large.jpeg" text:style-name="Internet_20_link" text:visited-style-name="Visited_20_Internet_20_Link">
72d0b4126311b01d81544da8ff3b6498_1646777548_extra_large.jpeg</text:a>
']</text:p>
      <text:p text:style-name="P4">
Tags: ['ВІДНОВЛЕННЯ УКРАЇНИ', 'КОНФЕРЕНЦІЯ', 'ЛОНДОН', 'ПРЕЗИДЕНТ УКРАЇНИ']</text:p>
      <text:p text:style-name="P4">
Category: News</text:p>
      <!--METADATA-->
      <text:p text:style-name="P4">
<draw:frame draw:style-name="fr1" draw:name="Image279" text:anchor-type="as-char" svg:width="6.9236in" svg:height="4.613521in" draw:z-index="0">
<draw:image xlink:href="../Images/AРМІЯINFORM/2023-06-21T66-00-00-04-00/72d0b4126311b01d81544da8ff3b6498_1646777548_extra_large.jpeg" xlink:type="simple" xlink:show="embed" xlink:actuate="onLoad" draw:mime-type="image/jpeg"/>
</draw:frame>
President of Ukraine Volodymyr Zelensky has reported the first important news of the International Conference on the Reconstruction of Ukraine in London.</text:p>
      <text:p text:style-name="P4">
The head of state [wrote] about it(https://twitter.com/ZelenskyyUa/status/1671474517200314372?cxt=HHwWiIC9jfbNorIuAAAA)In his Twitter.</text:p>
      <text:p text:style-name="P4">
The UK Prime Minister Risha Snak has announced a new $ 3 billion financial support for Ukraine.</text:p>
      <text:p text:style-name="P4">
The President of the European Commission Ursula von Der Lyen has proposed a new mechanism to support Ukraine's restoration worth € 50 billion.</text:p>
      <text:p text:style-name="P4">
“The European Commission presents updated information about the progress achieved by Ukraine. We will work together before the finish line. We want to combine Ukrainian books with European investments, ”<text:a xlink:type="simple" xlink:href="https://twitter.com/vonderleyen/status/1671440832086392835" text:style-name="Internet_20_link" text:visited-style-name="Visited_20_Internet_20_Link">
said</text:a>
Ursula von der Lyen.</text:p>
      <text:p text:style-name="P4">
US Secretary of State Anthony Blinken also announced a new package of assistance. Its amount is $ 1.3 billion for energy and infrastructure in Ukraine.</text:p>
      <text:p text:style-name="P4">
“I am glad to see that so many allies, partners and companies are going together to support Ukraine's restoration after the Russian War. A fair mimic peace will be created not only through long -term military force, but also the power of its economy, democracy and the people, ”<text:a xlink:type="simple" xlink:href="https://twitter.com/SecBlinken/status/1671477560541171712" text:style-name="Internet_20_link" text:visited-style-name="Visited_20_Internet_20_Link">
said</text:a>
Anthony Blinken.</text:p>
      <text:p text:style-name="P4">
Volodymyr Zelensky thanked the partners for their support and stressed that the renewal of Ukraine would become more predictable due to unity and joint and several.</text:p>
      <text:p text:style-name="P4">
News Source: <text:a xlink:type="simple" xlink:href="https://armyinform.com.ua/2023/06/21/brytaniya-ogolosyla-pro-nadannya-ukrayini-novogo-paketu-finansovoyi-dopomogy-na-ponad-3-milyardy/" text:style-name="Internet_20_link" text:visited-style-name="Visited_20_Internet_20_Link">
https://armyinform.com.ua/2023/06/21/brytaniya-ogolosyla-pro-nadannya-ukrayini-novogo-paketu-finansovoyi-dopomogy-na-ponad-3-milyardy/</text:a>
</text:p>
      <!--NEWS-->
      <text:h text:style-name="P10" text:outline-level="1">
<text:span text:style-name="T4">
The captured ships of the Armed Forces of the Armed Forces are disposed of in temporarily occupied Crimea</text:span>
</text:h>
      <text:p text:style-name="P4">
Author: ['Іветта Василенко']</text:p>
      <text:p text:style-name="P4">
Time: 2023-06-21T67:00:00-04:00</text:p>
      <text:p text:style-name="P4">
Description: Rosіyskі Porto in the Timchasovo permitted Crim was illegally in the Utiliza reservation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ilyustratyvne-foto.jpg" text:style-name="Internet_20_link" text:visited-style-name="Visited_20_Internet_20_Link">
ilyustratyvne-foto.jpg</text:a>
']</text:p>
      <text:p text:style-name="P4">
Tags: ['АР КРИМ', 'ВІЙСЬКОВІ КОРАБЛІ', 'ВТОРГНЕННЯ РФ']</text:p>
      <text:p text:style-name="P4">
Category: News</text:p>
      <!--METADATA-->
      <text:p text:style-name="P4">
<draw:frame draw:style-name="fr1" draw:name="Image280" text:anchor-type="as-char" svg:width="6.9236in" svg:height="5.186406in" draw:z-index="0">
<draw:image xlink:href="../Images/AРМІЯINFORM/2023-06-21T67-00-00-04-00/ilyustratyvne-foto.jpg" xlink:type="simple" xlink:show="embed" xlink:actuate="onLoad" draw:mime-type="image/jpeg"/>
</draw:frame>
Russian invaders in the temporarily occupied Crimea began the illegal disposal of seized ships of the Navy of the Armed Forces of Ukraine.</text:p>
      <text:p text:style-name="P4">
About it <text:a xlink:type="simple" xlink:href="https://ppu.gov.ua/press-center/operatyvna-informatsiia-shchodo-sytuatsii-na-tymchasovo-okupovaniy-terytorii-avtonomnoi-respubliky-krym-ta-mista-sevastopolia-stanom-na-19-chervnia-2023-roku/" text:style-name="Internet_20_link" text:visited-style-name="Visited_20_Internet_20_Link">
reported</text:a>
Representation President of Ukraine in Crimea.</text:p>
      <text:p text:style-name="P4">
It is about those ships that were captured by Russian servicemen in 2014 during the occupation of the Crimean Peninsula.</text:p>
      <ul>
        <li>
The occupiers began illegal disposal of captured in Sevastopol and Donuzlav(Lake in the western part of the Crimean Peninsula. - _ ed.)Navy Navy ships that were in the occupied Crimea after 2014. Allegedly a vestment base in Inkerman was sent boats "Dnieper" and "Kherson", Marine Tales "Chernihiv" and "Cherkasy", Corveta "Lutsk" and "Khmelnitsky", - goes in the message.</li>
      </ul>
      <text:p text:style-name="P4">
It should be reminded that the Cherkasy Marine Machinek was the last ship of the National Navy, whose crew resisted the Russian invaders in March 2014. The movie "Cherkasy" is devoted to the heroic actions of the ship's crew.</text:p>
      <text:p text:style-name="P4">
News Source: <text:a xlink:type="simple" xlink:href="https://armyinform.com.ua/2023/06/21/zahopleni-korabli-vms-zsu-rashysty-utylizuyut-v-tymchasovo-okupovanomu-krymu/" text:style-name="Internet_20_link" text:visited-style-name="Visited_20_Internet_20_Link">
https://armyinform.com.ua/2023/06/21/zahopleni-korabli-vms-zsu-rashysty-utylizuyut-v-tymchasovo-okupovanomu-krymu/</text:a>
</text:p>
      <!--NEWS-->
      <text:h text:style-name="P10" text:outline-level="1">
<text:span text:style-name="T4">
New Kakhovka's new military bond appeared in the action</text:span>
</text:h>
      <text:p text:style-name="P4">
Author: ['АРМІЯINFORM']</text:p>
      <text:p text:style-name="P4">
Time: 2023-06-21T68:00:00-04:00</text:p>
      <text:p text:style-name="P4">
Description: At the Zezunka, DII was given to Nova Viyskov by the regionalist “Nova Kakhovka”, Yaka Maj percent of the bet ... War with Ukraine 2022, war with Ukraine Latest news today, News War with Ukraine 2022 Last for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photo_5809057806484090996_y-e1687347341764.jpg" text:style-name="Internet_20_link" text:visited-style-name="Visited_20_Internet_20_Link">
photo_5809057806484090996_y-e1687347341764.jpg</text:a>
']</text:p>
      <text:p text:style-name="P4">
Tags: ['ВІЙСЬКОВІ ОБЛІГАЦІЇ', 'МІНЦИФРИ']</text:p>
      <text:p text:style-name="P4">
Category: News</text:p>
      <!--METADATA-->
      <text:p text:style-name="P4">
<draw:frame draw:style-name="fr1" draw:name="Image281" text:anchor-type="as-char" svg:width="6.9236in" svg:height="5.1927in" draw:z-index="0">
<draw:image xlink:href="../Images/AРМІЯINFORM/2023-06-21T68-00-00-04-00/photo_5809057806484090996_y-e1687347341764.jpg" xlink:type="simple" xlink:show="embed" xlink:actuate="onLoad" draw:mime-type="image/jpeg"/>
</draw:frame>
In the application, the action was added a new <text:a xlink:type="simple" xlink:href="https://armyinform.com.ua/2023/05/01/pro-vijskovi-obligacziyi-vid-a-do-ya/" text:style-name="Internet_20_link" text:visited-style-name="Visited_20_Internet_20_Link">
military bond</text:a>
Nova Kakhovka, which has an 18.2% interest rate and payment date up to 1p 2024.</text:p>
      <text:p text:style-name="P4">
About it <text:a xlink:type="simple" xlink:href="https://t.me/mintsyfra/4168" text:style-name="Internet_20_link" text:visited-style-name="Visited_20_Internet_20_Link">
reports</text:a>
The press service of the Ministry of Ukraine.</text:p>
      <text:p text:style-name="P4">
They remind that buying military bonds is an investment in a peaceful and guaranteed profit for each depositor.</text:p>
      <text:p text:style-name="P4">
"Each hryvnia from bonds supports the country's economy and helps the army, apotim returns to your expense," - emphasizes in the Ministry of Defense.</text:p>
      <text:p text:style-name="P4">
The department adds that today everyone who has purchased the Mariupol bond is received by the Usastosun, payments: this is the amount of the contribution and the percentage.</text:p>
      <text:p text:style-name="P4">
<text:span text:style-name="T4">
 How to buy the New Kakhovka bond: </text:span>
</text:p>
      <ul>
        <li>
first you need to go into action; * choose "military bonds" on the main screen; * choose a bond, partner and quantity; * sign and pay by any card; * The bond will appear next to the documents within 3 days.</li>
      </ul>
      <text:p text:style-name="P4">
“Two weeks ago, Russian terrorists destroyed the Kakhovka hydroelectric power station, arranged a secoccid. Unbreakable Ukrainians have been actively involved in the elimination of consequences and assistance to the victims. The New Kakhovka bond in action is an effective way of help. Purchase to support the economy of the state, help the defense forces and make a guaranteed profit, ”-Mikhail Fedorov, a digital transformation minister of digital transformation.</text:p>
      <text:p text:style-name="P4">
News Source: <text:a xlink:type="simple" xlink:href="https://armyinform.com.ua/2023/06/21/u-diyi-zyavylas-nova-vijskova-obligacziya-nova-kahovka/" text:style-name="Internet_20_link" text:visited-style-name="Visited_20_Internet_20_Link">
https://armyinform.com.ua/2023/06/21/u-diyi-zyavylas-nova-vijskova-obligacziya-nova-kahovka/</text:a>
</text:p>
      <!--NEWS-->
      <text:h text:style-name="P10" text:outline-level="1">
<text:span text:style-name="T4">
Ruslan Stefanchuk discussed with the head of the Senate of Italy's accession to Ukraine to NATO</text:span>
</text:h>
      <text:p text:style-name="P4">
Author: ['АРМІЯINFORM']</text:p>
      <text:p text:style-name="P4">
Time: 2023-06-21T69:00:00-04:00</text:p>
      <text:p text:style-name="P4">
Description: The head of the Supreme for the sake of Ukrainian Ruslan Stefanchuk, having discussed with the head of the Senate venatiysko ... the war with Ukraine 2022, the war with Ukraine is the latest news today, the News War with Ukraine 2022 The last ones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355083234_663931278887047_1566604600794140193_n.jpg" text:style-name="Internet_20_link" text:visited-style-name="Visited_20_Internet_20_Link">
355083234_663931278887047_1566604600794140193_n.jpg</text:a>
']</text:p>
      <text:p text:style-name="P4">
Tags: ['ІТАЛІЯ', 'РУСЛАН СТЕФАНЧУК', 'САМІТ НАТО']</text:p>
      <text:p text:style-name="P4">
Category: News</text:p>
      <!--METADATA-->
      <text:p text:style-name="P4">
<draw:frame draw:style-name="fr1" draw:name="Image282" text:anchor-type="as-char" svg:width="6.9236in" svg:height="4.617987in" draw:z-index="0">
<draw:image xlink:href="../Images/AРМІЯINFORM/2023-06-21T69-00-00-04-00/355083234_663931278887047_1566604600794140193_n.jpg" xlink:type="simple" xlink:show="embed" xlink:actuate="onLoad" draw:mime-type="image/jpeg"/>
</draw:frame>
The Chairman of the Verkhovna Rada of Ukraine Ruslan Stefanchuk discussed with the chairman of the Senatutali Republic of Inyadiy La Rusz of Ukraine's accession of Ukraine to the Doplnichno -Atlantic Alliance.</text:p>
      <text:p text:style-name="P4">
He <text:a xlink:type="simple" xlink:href="https://www.facebook.com/stefanchuk.official/posts/pfbid02wgdeD4ytJER3gcecc1cZTKgPU2F6zFiS9pANiFACLFeZ47skPhpAJH23xqdrYAYnl" text:style-name="Internet_20_link" text:visited-style-name="Visited_20_Internet_20_Link">
reported</text:a>
In his Facebook.</text:p>
      <text:p text:style-name="P4">
“An extremely important issue is Ukraine's accession to NATO. This topic was raised during a video conference format with the head of the Senate of the Italian Republic of La Rusa. A number of parliaments have supported our membership in the Alliance. The Summit should become a platform where a joint vision of modalities and clearly defined time frames of Ukraine's conquest of Ukraine will be presented, ”the message reads.</text:p>
      <text:p text:style-name="P4">
Ruslan Stefanchuk called on the Italian Parliament to make a decision in favor of Ukraine to join NATO at the Alliance Summit in Vilnius.</text:p>
      <text:p text:style-name="P4">
NATO's next Summit is known <text:a xlink:type="simple" xlink:href="https://armyinform.com.ua/2022/11/09/nastupnyj-samit-nato-vidbudetsya-vlitku-2023-roku-v-lytvi/" text:style-name="Internet_20_link" text:visited-style-name="Visited_20_Internet_20_Link">
will take place</text:a>
In Vilnius, July 11-12, 2023.</text:p>
      <text:p text:style-name="P4">
News Source: <text:a xlink:type="simple" xlink:href="https://armyinform.com.ua/2023/06/21/ruslan-stefanchuk-obgovoryv-z-glavoyu-senatu-italiyi-pryyednannya-ukrayiny-do-nato/" text:style-name="Internet_20_link" text:visited-style-name="Visited_20_Internet_20_Link">
https://armyinform.com.ua/2023/06/21/ruslan-stefanchuk-obgovoryv-z-glavoyu-senatu-italiyi-pryyednannya-ukrayiny-do-nato/</text:a>
</text:p>
      <!--NEWS-->
      <text:h text:style-name="P10" text:outline-level="1">
<text:span text:style-name="T4">
States do not see the need to change their strength in response to the nuclear blackmail of the Russian Federation</text:span>
</text:h>
      <text:p text:style-name="P4">
Authors: Ukrinform (Person)</text:p>
      <text:p text:style-name="P4">
Publisher: Укринформ (Organization)</text:p>
      <text:p text:style-name="P4">
Published Time: 2023-06-21T6:24:00+03:00</text:p>
      <text:p text:style-name="P4">
Modified Time: 2023-06-21T22:24:00+03:00</text:p>
      <text:p text:style-name="P4">
Description: The United States continues to monitor the development of events around the agreement of the Russian Federation and Belarus to move tactical nuclear weapons and still do not see the need to change the arrangement of their own nuclear forces in response. - Ukrinform.</text:p>
      <text:p text:style-name="P4">
Images: ['<text:a xlink:type="simple" xlink:href="https://static.ukrinform.com/photos/2016_04/thumb_files/630_360_1460964573-7662.jpg" text:style-name="Internet_20_link" text:visited-style-name="Visited_20_Internet_20_Link">
630_360_14609...</text:a>
']</text:p>
      <text:p text:style-name="P4">
Tags: ['Білорусь', 'США', 'Ядерна зброя', 'Агресія РФ', 'Війна з Росією']</text:p>
      <text:p text:style-name="P4">
Type: Article</text:p>
      <!--METADATA-->
      <text:p text:style-name="P4">
<draw:frame draw:style-name="fr1" draw:name="Image283" text:anchor-type="as-char" svg:width="6.9236in" svg:height="3.956343in" draw:z-index="0">
<draw:image xlink:href="../Images/yкринформ/2023-06-21T6-24-00-03-00/630_360_1460964573-7662.jpg" xlink:type="simple" xlink:show="embed" xlink:actuate="onLoad" draw:mime-type="image/jpeg"/>
</draw:frame>
The connection continues to monitor the development of events around the agreement of the Russian Federation and Belarus to proceed to tactical nuclear weapons and still do not see it must be necessary to establish the arrangement of their own nuclear forces in response.</text:p>
      <text:p text:style-name="P4">
This was stated on Wednesday during a pressing in Washington by US Deputy District State Administration Vedant Patel, Ukrinform reports his own correspondent.</text:p>
      <text:p text:style-name="P4">
"We have seen reports of an agreement between Russia and Belarus and continue to actively monitor the situation, its development and consequences," - assured the State Department, commenting on the questions about the nuclear threat from the Russian Federation, as well as the existence of President Biden on this.</text:p>
      <text:p text:style-name="P4">
<text:span text:style-name="T4">
 Read also: </text:span>
 <text:span text:style-name="T4">
 <text:a xlink:type="simple" xlink:href="https://www.ukrinform.ua/rubric-ato/3725455-zodnu-adernu-boegolovku-rf-se-ne-peremistila-u-bilorus-budanov.html" text:style-name="Internet_20_link" text:visited-style-name="Visited_20_Internet_20_Link">
no nuclear warhead of the Russian Federation has yet moved to Belarus - Budanov</text:a>
</text:span>
</text:p>
      <text:p text:style-name="P4">
At the same time, the Patel emphasized: "We have not seen any reason to change the position of our own nuclear forces."</text:p>
      <text:p text:style-name="P4">
In addition, he reminded the US position, expressed, including President Baiden that the Kremlin's rhetoric on nuclear weapons is a reckless camp.</text:p>
      <text:p text:style-name="P4">
"It also emphasizes the hypocrisy of President Putin in this matter," the US State Department spokesman.</text:p>
      <text:p text:style-name="P4">
<text:span text:style-name="T4">
 Read also: </text:span>
 <text:span text:style-name="T4">
 <text:a xlink:type="simple" xlink:href="https://www.ukrinform.ua/rubric-ato/3725174-zagroza-vikoristanna-putinim-adernoi-zbroi-e-realnou-bajden.html" text:style-name="Internet_20_link" text:visited-style-name="Visited_20_Internet_20_Link">
threat of Putin's use of nuclear weapons is real — Baiden</text:a>
</text:span>
</text:p>
      <text:p text:style-name="P4">
As reported by Ukrinform, US President Joe Biden said he considers _ <text:span text:style-name="T4">
 <text:a xlink:type="simple" xlink:href="https://www.ukrinform.ua/tag-raketnij-udar" text:style-name="Internet_20_link" text:visited-style-name="Visited_20_Internet_20_Link">
using Russia's tactical nuclear weapons</text:a>
</text:span>
 _ a real threat. At the same time, he called the "absolutely unique" agreement of the Russian and Belarusian regimes to place nuclear weapons in the territory of Belarus.</text:p>
      <text:p text:style-name="P4">
News Source: <text:a xlink:type="simple" xlink:href="https://www.ukrinform.ua/rubric-world/3726016-stati-ne-bacat-neobhidnosti-zminuvati-rozstanovku-svoih-sil-u-vidpovid-na-adernij-santaz-rf.html" text:style-name="Internet_20_link" text:visited-style-name="Visited_20_Internet_20_Link">
https://www.ukrinform.ua/rubric-world/3726016-stati-ne-bacat-neobhidnosti-zminuvati-rozstanovku-svoih-sil-u-vidpovid-na-adernij-santaz-rf.html</text:a>
</text:p>
      <!--NEWS-->
      <text:h text:style-name="P10" text:outline-level="1">
<text:span text:style-name="T4">
GUR calls to the media and the public to check the compliance of persons expressed on behalf of intelligence</text:span>
</text:h>
      <text:p text:style-name="P4">
Author: ['АРМІЯINFORM']</text:p>
      <text:p text:style-name="P4">
Time: 2023-06-21T70:00:00-04:00</text:p>
      <text:p text:style-name="P4">
Description: Golovna managing the Rosvіki of the Ministry of Defense of Ukraine Fіxu Vipades appeared in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2121_520.jpeg" text:style-name="Internet_20_link" text:visited-style-name="Visited_20_Internet_20_Link">
2121_520.jpeg</text:a>
']</text:p>
      <text:p text:style-name="P4">
Tags: ['ГУР МО УКРАЇНИ', 'ЗМІ']</text:p>
      <text:p text:style-name="P4">
Category: News</text:p>
      <!--METADATA-->
      <text:p text:style-name="P4">
<draw:frame draw:style-name="fr1" draw:name="Image284" text:anchor-type="as-char" svg:width="6.9236in" svg:height="4.32725in" draw:z-index="0">
<draw:image xlink:href="../Images/AРМІЯINFORM/2023-06-21T70-00-00-04-00/2121_520.jpeg" xlink:type="simple" xlink:show="embed" xlink:actuate="onLoad" draw:mime-type="image/jpeg"/>
</draw:frame>
The General Directorate of Intelligence of the Ministry of Defense of Ukraine captures the cases of the information space of persons who publicly represent themselves as if the employees of Ukrainian military intelligence, but in reality they have nothing to do with Ukraine.</text:p>
      <text:p text:style-name="P4">
About it <text:a xlink:type="simple" xlink:href="https://gur.gov.ua/content/hur-mo-ukrainy-informuie-shchodo-osib-iaki-publichno-reprezentuiut-sebe-nachebto-spivrobitnykamy-ukrainskoi-voiennoi-rozvidky.html" text:style-name="Internet_20_link" text:visited-style-name="Visited_20_Internet_20_Link">
informs</text:a>
MOV Intelligence Directorate.</text:p>
      <text:p text:style-name="P4">
“The appropriate behavior is used for self -pring, but at the same time creates a serious risks to the information security of the state.</text:p>
      <text:p text:style-name="P4">
_ <text:span text:style-name="T4">
 We ask representatives of Ukrainian media and public opinion leaders to verify the real regalia of persons invited for coments/interviews/broadcasts. </text:span>
 _ _</text:p>
      <text:p text:style-name="P4">
Official comments and informing of society on behalf of the Main Directorate of Intelligence of the Ministry of Defense of Ukraine provide only the relevant responsibilities of the person.</text:p>
      <text:p text:style-name="P4">
The Ministry of Defense of Ukraine demonstrates respect and openness to media representatives, so it is possible to consider the involvement of one or another interlocutor in the Ukrainian military intelligence by appealing to the press service of the department, ” - the testimony reads.</text:p>
      <text:p text:style-name="P4">
News Source: <text:a xlink:type="simple" xlink:href="https://armyinform.com.ua/2023/06/21/gur-zaklykaye-zmi-ta-gromadskist-pereviryaty-vidpovidnist-osib-shho-vyslovlyuyutsya-vid-imeni-rozvidky/" text:style-name="Internet_20_link" text:visited-style-name="Visited_20_Internet_20_Link">
https://armyinform.com.ua/2023/06/21/gur-zaklykaye-zmi-ta-gromadskist-pereviryaty-vidpovidnist-osib-shho-vyslovlyuyutsya-vid-imeni-rozvidky/</text:a>
</text:p>
      <!--NEWS-->
      <text:h text:style-name="P10" text:outline-level="1">
<text:span text:style-name="T4">
In the morning, the army of the Russian Federation fired at mortars of Sumy and Chernihiv border</text:span>
</text:h>
      <text:p text:style-name="P4">
Author: ['АРМІЯINFORM']</text:p>
      <text:p text:style-name="P4">
Time: 2023-06-21T71:00:00-04:00</text:p>
      <text:p text:style-name="P4">
Description: Syogodnі, 21 worms at 10:00 Rosіyskі Permatoptskiyinі Vіsykka Trichi were ongoing ... War with Ukraine 2022, War with Ukraine Latest News today, News War with Ukraine 2022 Last for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1/obstrily-prykordonnya-e1685522829617.jpg" text:style-name="Internet_20_link" text:visited-style-name="Visited_20_Internet_20_Link">
obstrily-prykordonnya-e1685522829617.jpg</text:a>
']</text:p>
      <text:p text:style-name="P4">
Tags: ['АГРЕСІЯ РФ', 'ВТОРГНЕННЯ РФ', 'ОБСТРІЛИ ПРИКОРДОННЯ', 'СУМЩИНА', 'ЧЕРНІГІВЩИНА']</text:p>
      <text:p text:style-name="P4">
Category: News</text:p>
      <!--METADATA-->
      <text:p text:style-name="P4">
<draw:frame draw:style-name="fr1" draw:name="Image285" text:anchor-type="as-char" svg:width="6.9236in" svg:height="4.034754in" draw:z-index="0">
<draw:image xlink:href="../Images/AРМІЯINFORM/2023-06-21T71-00-00-04-00/obstrily-prykordonnya-e1685522829617.jpg" xlink:type="simple" xlink:show="embed" xlink:actuate="onLoad" draw:mime-type="image/jpeg"/>
</draw:frame>
Illustrative photo</text:p>
      <text:p text:style-name="P4">
Today, on June 21, as of 10:00, Russian occupation troops three times have fired the border areas of Chernihiv and Sumy regions.</text:p>
      <text:p text:style-name="P4">
About it <text:a xlink:type="simple" xlink:href="https://t.me/ok_pivnich1/3364" text:style-name="Internet_20_link" text:visited-style-name="Visited_20_Internet_20_Link">
reports</text:a>
Operational Command "North".</text:p>
      <text:p text:style-name="P4">
In the Sumy region from 03:10 to 03:15 there were 2 parishes, probably 120-mmminomet, in the area of the settlement of Photovizh. From 06:00 to 06:20 12 gardens were recorded, probably 82 mm mortar, and 20 parishes, probably with AGS.</text:p>
      <text:p text:style-name="P4">
In the Chernihiv region, from 08:30 to 08:50, 17 parishes were recorded, probably a change of 82 mm, in the area of the settlement of Karpovichi.</text:p>
      <text:p text:style-name="P4">
There were no losses on the loss of the local population or damage to civilian infrastructure.</text:p>
      <text:p text:style-name="P4">
News Source: <text:a xlink:type="simple" xlink:href="https://armyinform.com.ua/2023/06/21/zranku-armiya-rf-obstrilyala-z-minometiv-prykordonnya-sumshhyny-i-chernigivshhyny/" text:style-name="Internet_20_link" text:visited-style-name="Visited_20_Internet_20_Link">
https://armyinform.com.ua/2023/06/21/zranku-armiya-rf-obstrilyala-z-minometiv-prykordonnya-sumshhyny-i-chernigivshhyny/</text:a>
</text:p>
      <!--NEWS-->
      <text:h text:style-name="P10" text:outline-level="1">
<text:span text:style-name="T4">
Soldiers and combatants will be able to visit the Book Arsenal for free</text:span>
</text:h>
      <text:p text:style-name="P4">
Author: ['АРМІЯINFORM']</text:p>
      <text:p text:style-name="P4">
Time: 2023-06-21T72:00:00-04:00</text:p>
      <text:p text:style-name="P4">
Description: 22 Chervnya about 17:00 in the Kiwi Vidbuh of the OFITSIIN VIDKRITTYA XIM festival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5-42-e1687349515352.jpg" text:style-name="Internet_20_link" text:visited-style-name="Visited_20_Internet_20_Link">
5-42-e1687349515352.jpg</text:a>
']</text:p>
      <text:p text:style-name="P4">
Tags: ['КНИЖКОВИЙ АРСЕНАЛ', 'ХІ МІЖНАРОДНИЙ ФЕСТИВАЛЬ']</text:p>
      <text:p text:style-name="P4">
Category: News</text:p>
      <!--METADATA-->
      <text:p text:style-name="P4">
<draw:frame draw:style-name="fr1" draw:name="Image286" text:anchor-type="as-char" svg:width="6.9236in" svg:height="3.479109in" draw:z-index="0">
<draw:image xlink:href="../Images/AРМІЯINFORM/2023-06-21T72-00-00-04-00/5-42-e1687349515352.jpg" xlink:type="simple" xlink:show="embed" xlink:actuate="onLoad" draw:mime-type="image/jpeg"/>
</draw:frame>
<text:span text:style-name="T4">
 June 22 </text:span>
 <text:span text:style-name="T4">
 </text:span>
 at 5:00 pm ** in Kyiv will be the official opening of the International Festival "Book Arsenal", which will last until June 25.</text:p>
      <text:p text:style-name="P4">
With assistance(https://mva.gov.ua/ua/news/uchasniki-bojovih-dij-vijskovosluzhbovci-chleni-simej-zagiblih-zmozhut-bezkoshtovno-vidvidati-mizhnarodnij-festival-knizhkovij-arsenal)The Book Arsenal will be presented with a section of publications on the Russian-Ukrainian war. Throughout the festival <text:span text:style-name="T4">
 veteran themes can be purchased in </text:span>
 <text:span text:style-name="T4">
 the first floor of the artistic arsenal </text:span>
.</text:p>
      <text:p text:style-name="P4">
For participants of hostilities, servicemen, members of the families of dead warriors of the event - free of charge!</text:p>
      <text:p text:style-name="P4">
Visitors are waiting for:</text:p>
      <ul>
        <li>
Book Fair - 5 thematic sections("Non -Fight", "Fiction", "Children's Book", "Comics and Graphic Prose", "ArtCnig"), as well as the Book of the Russo-Ukrainian War; * About 100 events within the focus theme "When everything matters", literary program, programs for/about children and adolescents, programs from the literary laboratory of the Art Arsenal, a special program from Dovzhenko-Center, a special program of Ukrainian PEN, as well as performative events and master classes; * 7 exhibition projects.</li>
      </ul>
      <text:p text:style-name="P4">
Familiarize yourself with the program of the festival [can(https://book.artarsenal.in.ua/podiyi/).</text:p>
      <text:p text:style-name="P4">
News Source: <text:a xlink:type="simple" xlink:href="https://armyinform.com.ua/2023/06/21/vijskovosluzhbovczi-ta-uchasnyky-bojovyh-dij-zmozhut-bezkoshtovno-vidvidaty-knyzhkovyj-arsenal/" text:style-name="Internet_20_link" text:visited-style-name="Visited_20_Internet_20_Link">
https://armyinform.com.ua/2023/06/21/vijskovosluzhbovczi-ta-uchasnyky-bojovyh-dij-zmozhut-bezkoshtovno-vidvidaty-knyzhkovyj-arsenal/</text:a>
</text:p>
      <!--NEWS-->
      <text:h text:style-name="P10" text:outline-level="1">
<text:span text:style-name="T4">
The FSB agent was detained, which was struck by electrical substations in five regions of Ukraine</text:span>
</text:h>
      <text:p text:style-name="P4">
Author: ['АРМІЯINFORM']</text:p>
      <text:p text:style-name="P4">
Time: 2023-06-21T73:00:00-04:00</text:p>
      <text:p text:style-name="P4">
Description: PID Hour of Bagatatapniy special operations in the Riznikh regions of Ukrainian Vikrika of one agent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47487ebb-c188-4394-89b8-c25ea16c088d.jpg" text:style-name="Internet_20_link" text:visited-style-name="Visited_20_Internet_20_Link">
47487ebb-c188-4394-89b8-c25ea16c088d.jpg</text:a>
']</text:p>
      <text:p text:style-name="P4">
Tags: ['АГЕНТИ ФСБ', 'АГРЕСІЯ РФ', 'ОБСТРІЛИ ІНФРАСТРУКТУРИ', 'СБУ']</text:p>
      <text:p text:style-name="P4">
Category: News</text:p>
      <!--METADATA-->
      <text:p text:style-name="P4">
<draw:frame draw:style-name="fr1" draw:name="Image287" text:anchor-type="as-char" svg:width="6.9236in" svg:height="4.615733in" draw:z-index="0">
<draw:image xlink:href="../Images/AРМІЯINFORM/2023-06-21T73-00-00-04-00/47487ebb-c188-4394-89b8-c25ea16c088d.jpg" xlink:type="simple" xlink:show="embed" xlink:actuate="onLoad" draw:mime-type="image/jpeg"/>
</draw:frame>
During a multi -stage special operation, another FSB agent was exposed in different regions of Ukraine. At the instructions of the aggressor, he collected information about the location of the clay electric substations in the territory of Kharkiv, Sumy, Poltava, Donetsk and Luhansk regions. The attacker is threatened with life imprisonment.</text:p>
      <text:p text:style-name="P4">
About it <text:a xlink:type="simple" xlink:href="https://ssu.gov.ua/novyny/sbu-zatrymala-spliachoho-ahenta-fsb-yakyi-hotuvav-novi-udary-rf-po-elektropidstantsiiakh-v-5-oblastiakh-ukrainy" text:style-name="Internet_20_link" text:visited-style-name="Visited_20_Internet_20_Link">
reports</text:a>
Security Service of Ukraine.</text:p>
      <text:p text:style-name="P4">
The Russian agent reported to the occupiers of the estimated voltage of energy objects, at the level of their damage after enemy shelling. The intelligence needed the aggressors to prepare new ones and to conduct repeated air strikes of poelectric substations for complete disconnection of 5 regions of Ukraine.</text:p>
      <text:p text:style-name="P4">
The attacker was detained in Kharkiv during his reconnaissance task FSSB. According to the investigation, the hostile associate was the official of the regional unit of Ukrenergo, who headed the group to optimize the and calculation of electricity losses.</text:p>
      <text:p text:style-name="P4">
It is established that the Russian intelligence service recruited it long before the avere -scale invasion and transferred to the "sleeping regime". After February 24, 20122, the FSB "activated" its agent and identified the task of conducting intelligence and subversive activities against Ukraine.</text:p>
      <text:p text:style-name="P4">
Pre -closed closed duct communications were used for communication. The traitor was transmitted to the occupiers through the "liaison" who was in a temporarily occupied Gorlovka.</text:p>
      <text:p text:style-name="P4">
When searched at the place of residence of the detainee, a mobile phone, laptop and tablet with evidence of criminal acts were found. He was informed of suspicion of a pre -state betrayal, committed in the state of martial law.</text:p>
      <text:p text:style-name="P4">
He is now in custody. Investigation is ongoing to establish all the crime. The attacker is threatened with life imprisonment.</text:p>
      <text:p text:style-name="P4">
News Source: <text:a xlink:type="simple" xlink:href="https://armyinform.com.ua/2023/06/21/zatrymano-agenta-fsb-yakyj-gotuvav-udary-po-elektropidstancziyah-v-pyaty-oblastyah-ukrayiny/" text:style-name="Internet_20_link" text:visited-style-name="Visited_20_Internet_20_Link">
https://armyinform.com.ua/2023/06/21/zatrymano-agenta-fsb-yakyj-gotuvav-udary-po-elektropidstancziyah-v-pyaty-oblastyah-ukrayiny/</text:a>
</text:p>
      <!--NEWS-->
      <text:h text:style-name="P10" text:outline-level="1">
<text:span text:style-name="T4">
Germany handed over a new military assistance party to Ukraine: shells, tractors and semi -trailers</text:span>
</text:h>
      <text:p text:style-name="P4">
Author: ['АРМІЯINFORM']</text:p>
      <text:p text:style-name="P4">
Time: 2023-06-21T74:00:00-04:00</text:p>
      <text:p text:style-name="P4">
Description: Nimechini’s detachment about the nadanny of the Ukrainian worm package of Vіsokovo Duphmo.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6/6320cb73e8b5000018510f37.webp" text:style-name="Internet_20_link" text:visited-style-name="Visited_20_Internet_20_Link">
6320cb73e8b5000018510f37.webp</text:a>
']</text:p>
      <text:p text:style-name="P4">
Tags: ['БЕЗПЕКОВА ДОПОМОГА УКРАЇНІ', 'НІМЕЧЧИНА']</text:p>
      <text:p text:style-name="P4">
Category: News</text:p>
      <!--METADATA-->
      <text:p text:style-name="P4">
<draw:frame draw:style-name="fr1" draw:name="Image288" text:anchor-type="as-char" svg:width="6.9236in" svg:height="3.4618in" draw:z-index="0">
<draw:image xlink:href="../ConvertedIMGs/AРМІЯINFORM/2023-06-21T74-00-00-04-00/6320cb73e8b5000018510f37.png" xlink:type="simple" xlink:show="embed" xlink:actuate="onLoad" draw:mime-type="image/png"/>
</draw:frame>
The German government reports to provide Ukraine with regular military assistance package.</text:p>
      <text:p text:style-name="P4">
About this <text:a xlink:type="simple" xlink:href="https://www.bundesregierung.de/breg-en/news/military-support-ukraine-2054992" text:style-name="Internet_20_link" text:visited-style-name="Visited_20_Internet_20_Link">
it is referred</text:a>
Nasayti of the German Government.</text:p>
      <text:p text:style-name="P4">
It is noted that a new part of assistance included thousands of 155 mm artillery jar, 155 mm high-precision managed ammunition, six guards of the guard.</text:p>
      <text:p text:style-name="P4">
In addition, two Sidel tractors HX81 with a wheel formula 8x8 and two -trailers.</text:p>
      <text:p text:style-name="P4">
Earlier, Germany has already transferred to Ukraine the caterpillars of the Bandvagn 206, ammunition to the Gepard anti -aircraft self -propelled installations, Vector reconnaissance drones, border service machines, antitronopace systems and army rations. Also several <text:a xlink:type="simple" xlink:href="https://armyinform.com.ua/2023/03/30/nimechchyna-peredala-ukrayini-chergovu-partiyu-dopomogy-dlya-frontu/" text:style-name="Internet_20_link" text:visited-style-name="Visited_20_Internet_20_Link">
parties</text:a>
LOOPARD 2A6 tanks, <text:a xlink:type="simple" xlink:href="https://armyinform.com.ua/2023/04/19/nimechchyna-nadala-ukrayini-chergovyj-paket-vijskovoyi-dopomogy-do-yakogo-vhodyt-zrk-patriot/" text:style-name="Internet_20_link" text:visited-style-name="Visited_20_Internet_20_Link">
Patriot Anti-Student Range Complex</text:a>
, [anti -aircraft self -propel(https://armyinform.com.ua/2023/02/08/nimechchyna-peredala-ukrayini-novyj-paket-vijskovoyi-dopomogy-zokrema-gepard-ta-boyeprypasy/)and ammunition and more.</text:p>
      <text:p text:style-name="P4">
News Source: <text:a xlink:type="simple" xlink:href="https://armyinform.com.ua/2023/06/21/nimechchyna-peredala-ukrayini-novu-partiyu-vijskovoyi-dopomogy-snaryady-tyagachi-ta-napivprychepy/" text:style-name="Internet_20_link" text:visited-style-name="Visited_20_Internet_20_Link">
https://armyinform.com.ua/2023/06/21/nimechchyna-peredala-ukrayini-novu-partiyu-vijskovoyi-dopomogy-snaryady-tyagachi-ta-napivprychepy/</text:a>
</text:p>
      <!--NEWS-->
      <text:h text:style-name="P10" text:outline-level="1">
<text:span text:style-name="T4">
The Prosecutor General's Office has documented more than 112,000 crimes against Ukraine</text:span>
</text:h>
      <text:p text:style-name="P4">
Author: ['АРМІЯINFORM']</text:p>
      <text:p text:style-name="P4">
Time: 2023-06-21T75: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warcrime-21062023ua.jpg" text:style-name="Internet_20_link" text:visited-style-name="Visited_20_Internet_20_Link">
warcrime-21062023ua.jpg</text:a>
', '<text:a xlink:type="simple" xlink:href="https://armyinform.com.ua/wp-content/uploads/2023/06/warcrime-21062023en.jpg" text:style-name="Internet_20_link" text:visited-style-name="Visited_20_Internet_20_Link">
warcrime-21062023en.jpg</text:a>
']</text:p>
      <text:p text:style-name="P4">
Tags: ['ОФІС ГЕНЕРАЛЬНОГО ПРОКУРОРА УКРАЇНИ']</text:p>
      <text:p text:style-name="P4">
Category: News</text:p>
      <!--METADATA-->
      <text:p text:style-name="P4">
<draw:frame draw:style-name="fr1" draw:name="Image289" text:anchor-type="as-char" svg:width="6.9236in" svg:height="4.448413in" draw:z-index="0">
<draw:image xlink:href="../Images/AРМІЯINFORM/2023-06-21T75-00-00-04-00/warcrime-2106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As of June 21, it is registered:</text:p>
      <ul>
        <li>
94 707 Military Crimes, * 17 294 Crimes against Ukraine's national security.</li>
      </ul>
      <text:p text:style-name="P4">
In addition, according to the official data of juvenile prosecutors, 1517 children were affected by the aggression of the Russian Federation, of which:</text:p>
      <ul>
        <li>
490 - children were killed, * 1027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290" text:anchor-type="as-char" svg:width="6.9236in" svg:height="4.448413in" draw:z-index="0">
<draw:image xlink:href="../Images/AРМІЯINFORM/2023-06-21T75-00-00-04-00/warcrime-21062023en.jpg" xlink:type="simple" xlink:show="embed" xlink:actuate="onLoad" draw:mime-type="image/jpeg"/>
</draw:frame>
</text:p>
      <text:p text:style-name="P4">
News Source: <text:a xlink:type="simple" xlink:href="https://armyinform.com.ua/2023/06/21/ofis-generalnogo-prokurora-zadokumentuvav-ponad-112-tysyach-zlochyniv-proty-ukrayiny/" text:style-name="Internet_20_link" text:visited-style-name="Visited_20_Internet_20_Link">
https://armyinform.com.ua/2023/06/21/ofis-generalnogo-prokurora-zadokumentuvav-ponad-112-tysyach-zlochyniv-proty-ukrayiny/</text:a>
</text:p>
      <!--NEWS-->
      <text:h text:style-name="P10" text:outline-level="1">
<text:span text:style-name="T4">
Ordered the subordinates to move to the spare positions, and he remained to cover them</text:span>
</text:h>
      <text:p text:style-name="P4">
Author: ['Володимир Загребельний']</text:p>
      <text:p text:style-name="P4">
Time: 2023-06-21T76:00:00-04:00</text:p>
      <text:p text:style-name="P4">
Description: The spaces of the Vistank “Ukrainian - Rosp'atty” by the National Museum of the Museum of Isolyan by friend ... War with Ukraine 2022, war with Ukraine Latest news today, News War with Ukraine 2022 Last for today, will there be a war between Ukraine and Russia and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foto-golovna.jpg" text:style-name="Internet_20_link" text:visited-style-name="Visited_20_Internet_20_Link">
foto-golovna.jpg</text:a>
', '<text:a xlink:type="simple" xlink:href="https://armyinform.com.ua/wp-content/uploads/2023/06/foto-1-13-150x150.jpg" text:style-name="Internet_20_link" text:visited-style-name="Visited_20_Internet_20_Link">
foto-1-13-150x150.jpg</text:a>
', '<text:a xlink:type="simple" xlink:href="https://armyinform.com.ua/wp-content/uploads/2023/06/foto-4-10-150x150.jpg" text:style-name="Internet_20_link" text:visited-style-name="Visited_20_Internet_20_Link">
foto-4-10-150x150.jpg</text:a>
', '<text:a xlink:type="simple" xlink:href="https://armyinform.com.ua/wp-content/uploads/2023/06/foto-2-13-150x150.jpg" text:style-name="Internet_20_link" text:visited-style-name="Visited_20_Internet_20_Link">
foto-2-13-150x150.jpg</text:a>
', '<text:a xlink:type="simple" xlink:href="https://armyinform.com.ua/wp-content/uploads/2023/06/foto-3-11-150x150.jpg" text:style-name="Internet_20_link" text:visited-style-name="Visited_20_Internet_20_Link">
foto-3-11-150x150.jpg</text:a>
', '<text:a xlink:type="simple" xlink:href="https://armyinform.com.ua/wp-content/uploads/2023/06/foto-5-8-150x150.jpg" text:style-name="Internet_20_link" text:visited-style-name="Visited_20_Internet_20_Link">
foto-5-8-150x150.jpg</text:a>
', '<text:a xlink:type="simple" xlink:href="https://armyinform.com.ua/wp-content/uploads/2022/12/volodymyr-zagrebelnyj-2.jpg" text:style-name="Internet_20_link" text:visited-style-name="Visited_20_Internet_20_Link">
volodymyr-zagrebelnyj-2.jpg</text:a>
']</text:p>
      <text:p text:style-name="P4">
Tags: ['ВТОРГНЕННЯ РФ', 'ВШАНУВАННЯ', 'ГЕРОЇ НЕ ВМИРАЮТЬ']</text:p>
      <text:p text:style-name="P4">
Category: News</text:p>
      <!--METADATA-->
      <text:p text:style-name="P4">
<draw:frame draw:style-name="fr1" draw:name="Image291" text:anchor-type="as-char" svg:width="6.9236in" svg:height="4.615733in" draw:z-index="0">
<draw:image xlink:href="../Images/AРМІЯINFORM/2023-06-21T76-00-00-04-00/foto-golovna.jpg" xlink:type="simple" xlink:show="embed" xlink:actuate="onLoad" draw:mime-type="image/jpeg"/>
</draw:frame>
In the space of the exhibition "Ukraine-Crucifixion" of the National Museum of History of Ukraine in the Second World War, the memory of the Hero of Ukraine Major Bogdanaracatata from the 1st Presidential Brigade of Operations Name of HetmanApetra Doroshenko of the National Guard of Ukraine, which died on June 20, 2022, was held.</text:p>
      <text:p text:style-name="P4">
Recently, a new tradition was introduced at the Museum of War - meetings in honor of the exaggeration of Ukrainian heroes, during which relatives, brothers, colleagues, acquaint those who gave their lives for Ukraine.</text:p>
      <text:p text:style-name="P4">
According to the director of the museum Yuriy Savchuk, “not for ashes, so that they do not remain, but for fire, to remember always in our museum, in the world about our heroes. And this memory called for revenge, and the following generations remembered the names of the names. "</text:p>
      <text:p text:style-name="P4">
Hero of Ukraine Bogdan Karatko was born on January 6, 1994 in Vinnitsa. In 2010, he joined the Faculty of Internal Troops of the Educational and Scientific Institute of Training of Specialists for Public Security Police Departments of the Tavnnny troops of the National Academy of Internal Affairs. Since July 2014, he served in the ranks of the National Guard of Ukraine at various respects.</text:p>
      <text:p text:style-name="P4">
<text:a xlink:type="simple" xlink:href="https://armyinform.com.ua/wp-content/uploads/2023/06/foto-1-13.jpg" text:style-name="Internet_20_link" text:visited-style-name="Visited_20_Internet_20_Link">
!(Images/AРМІЯINFORM/2023-06-21T76-00-00-04-00/foto-1-13-150x150.jpg)</text:a>
</text:p>
      <text:p text:style-name="P4">
<text:a xlink:type="simple" xlink:href="https://armyinform.com.ua/wp-content/uploads/2023/06/foto-4-10.jpg" text:style-name="Internet_20_link" text:visited-style-name="Visited_20_Internet_20_Link">
<draw:frame draw:style-name="fr1" draw:name="Image292" text:anchor-type="as-char" svg:width="6.9236in" svg:height="6.9236in" draw:z-index="0">
<draw:image xlink:href="../Images/AРМІЯINFORM/2023-06-21T76-00-00-04-00/foto-4-10-150x150.jpg" xlink:type="simple" xlink:show="embed" xlink:actuate="onLoad" draw:mime-type="image/jpeg"/>
</draw:frame>
</text:a>
“Despite the huge loads of Bogdan always found time to engage in public activity. He organized the participation of more than 100 of our Uzabig servicemen for the Hero of Ukraine. He always had a lot of plans. Bogdan Neduvic athlete, but always found time to participate in competitions by professionals, ” - told him a brother, a serviceman of the National Guard.</text:p>
      <text:p text:style-name="P4">
According to the rules of the run "Run for Hero of Ukraine", each participant receives the inscription of the hero for which he runs. Volodymyr promised that his next race will be with the name of Bohdan Karvatka.</text:p>
      <text:p text:style-name="P4">
For personal courage and heroism, revealed in the protection of state sovereignty of Tatertorial integrity of Ukraine, loyalty to the military oath, on September 16, 20122, the President of Ukraine awarded the title of Hero of Ukraine with awarding the Order of the Golden Star, Major Karvatya Bohdan Vladislavovich - posthumously.</text:p>
      <text:p text:style-name="P4">
<text:a xlink:type="simple" xlink:href="https://armyinform.com.ua/wp-content/uploads/2023/06/foto-2-13.jpg" text:style-name="Internet_20_link" text:visited-style-name="Visited_20_Internet_20_Link">
<draw:frame draw:style-name="fr1" draw:name="Image293" text:anchor-type="as-char" svg:width="6.9236in" svg:height="6.9236in" draw:z-index="0">
<draw:image xlink:href="../Images/AРМІЯINFORM/2023-06-21T76-00-00-04-00/foto-2-13-150x150.jpg" xlink:type="simple" xlink:show="embed" xlink:actuate="onLoad" draw:mime-type="image/jpeg"/>
</draw:frame>
</text:a>
</text:p>
      <text:p text:style-name="P4">
<text:a xlink:type="simple" xlink:href="https://armyinform.com.ua/wp-content/uploads/2023/06/foto-3-11.jpg" text:style-name="Internet_20_link" text:visited-style-name="Visited_20_Internet_20_Link">
<draw:frame draw:style-name="fr1" draw:name="Image294" text:anchor-type="as-char" svg:width="6.9236in" svg:height="6.9236in" draw:z-index="0">
<draw:image xlink:href="../Images/AРМІЯINFORM/2023-06-21T76-00-00-04-00/foto-3-11-150x150.jpg" xlink:type="simple" xlink:show="embed" xlink:actuate="onLoad" draw:mime-type="image/jpeg"/>
</draw:frame>
</text:a>
</text:p>
      <text:p text:style-name="P4">
<text:a xlink:type="simple" xlink:href="https://armyinform.com.ua/wp-content/uploads/2023/06/foto-5-8.jpg" text:style-name="Internet_20_link" text:visited-style-name="Visited_20_Internet_20_Link">
<draw:frame draw:style-name="fr1" draw:name="Image295" text:anchor-type="as-char" svg:width="6.9236in" svg:height="6.9236in" draw:z-index="0">
<draw:image xlink:href="../Images/AРМІЯINFORM/2023-06-21T76-00-00-04-00/foto-5-8-150x150.jpg" xlink:type="simple" xlink:show="embed" xlink:actuate="onLoad" draw:mime-type="image/jpeg"/>
</draw:frame>
</text:a>
The next day, on June 20, 2022, Bohdan Karvatka was instructed to occupy the border defense in the northern outskirts of Lisichansk and to make fire cover of the Severodonetsk and Bakhmut fire -heads - Bakhmut, which moved columns of a separate airmobile and a separate motor -infantry battalion. The armed shelling of the Guards positions for three hours kept the defense. When the protective structures were actually destroyed, the racists went on the offensive and there was a lacquer to be surrounded. Major Carvatko ordered the subordinates to depart the basement, and he remained to cover them with fire from the machine gun. The officer brought almost a dozen invaders until he was fatal.</text:p>
      <text:p text:style-name="P4">
The Museum of War of the Hero of Ukraine came to the mother, brother, wife, battle branch and friends.</text:p>
      <text:p text:style-name="P4">
<text:span text:style-name="T5">
Opto authors</text:span>
</text:p>
      <text:p text:style-name="P4">
<draw:frame draw:style-name="fr1" draw:name="Image296" text:anchor-type="as-char" svg:width="6.9236in" svg:height="6.9236in" draw:z-index="0">
<draw:image xlink:href="../Images/AРМІЯINFORM/2023-06-21T76-00-00-04-00/volodymyr-zagrebelnyj-2.jpg" xlink:type="simple" xlink:show="embed" xlink:actuate="onLoad" draw:mime-type="image/jpeg"/>
</draw:frame>
<text:a xlink:type="simple" xlink:href="https://armyinform.com.ua/army-authors/volodymyr-zagrebelnyj/" text:style-name="Internet_20_link" text:visited-style-name="Visited_20_Internet_20_Link">
Vladimir Zagrebelny</text:a>
Armyinform correspondent</text:p>
      <text:p text:style-name="P4">
News Source: <text:a xlink:type="simple" xlink:href="https://armyinform.com.ua/2023/06/21/nakazav-pidleglym-vidhodyty-na-zapasni-pozycziyi-a-sam-zalyshyvsya-yih-prykryvaty/" text:style-name="Internet_20_link" text:visited-style-name="Visited_20_Internet_20_Link">
https://armyinform.com.ua/2023/06/21/nakazav-pidleglym-vidhodyty-na-zapasni-pozycziyi-a-sam-zalyshyvsya-yih-prykryvaty/</text:a>
</text:p>
      <!--NEWS-->
      <text:h text:style-name="P10" text:outline-level="1">
<text:span text:style-name="T4">
The troops of the Russian Federation last day killed four civilians in Ukraine, 15 wounded</text:span>
</text:h>
      <text:p text:style-name="P4">
Author: ['АРМІЯINFORM']</text:p>
      <text:p text:style-name="P4">
Time: 2023-06-21T77:00:00-04:00</text:p>
      <text:p text:style-name="P4">
Description: The last passes of Rosiyski Vіsyska fired the Teritarian of 10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photo_5230971185720838866_y.jpg" text:style-name="Internet_20_link" text:visited-style-name="Visited_20_Internet_20_Link">
photo_5230971185720838866_y.jpg</text:a>
']</text:p>
      <text:p text:style-name="P4">
Tags: ['ВОРОЖІ ОБСТРІЛИ']</text:p>
      <text:p text:style-name="P4">
Category: News</text:p>
      <!--METADATA-->
      <text:p text:style-name="P4">
<draw:frame draw:style-name="fr1" draw:name="Image297" text:anchor-type="as-char" svg:width="6.9236in" svg:height="4.896171in" draw:z-index="0">
<draw:image xlink:href="../Images/AРМІЯINFORM/2023-06-21T77-00-00-04-00/photo_5230971185720838866_y.jpg" xlink:type="simple" xlink:show="embed" xlink:actuate="onLoad" draw:mime-type="image/jpeg"/>
</draw:frame>
During the last day, Russian troops fired at the territory of 10 regions of Ukraine.</text:p>
      <text:p text:style-name="P4">
About it <text:a xlink:type="simple" xlink:href="https://t.me/militarymediacenter/2310" text:style-name="Internet_20_link" text:visited-style-name="Visited_20_Internet_20_Link">
reports</text:a>
Military Mediacenter.</text:p>
      <text:p text:style-name="P4">
"From different types of weapons - mortars, tanks, artillery, RSZV, ZRK, UAV, tactical aviation - 156 settlements and 67 object -infrastructure were attacked," the statement reads.</text:p>
      <text:p text:style-name="P4">
According to preliminary information, 4 people were killed and 15 were injured.</text:p>
      <text:p text:style-name="P4">
News Source: <text:a xlink:type="simple" xlink:href="https://armyinform.com.ua/2023/06/21/vijska-rf-mynuloyi-doby-vbyly-v-ukrayini-chetvero-czyvilnyh-15-poranenyh/" text:style-name="Internet_20_link" text:visited-style-name="Visited_20_Internet_20_Link">
https://armyinform.com.ua/2023/06/21/vijska-rf-mynuloyi-doby-vbyly-v-ukrayini-chetvero-czyvilnyh-15-poranenyh/</text:a>
</text:p>
      <!--NEWS-->
      <text:h text:style-name="P10" text:outline-level="1">
<text:span text:style-name="T4">
When we build Ukraine, we will build freedom-Vladimir Zelensky's online exit at a conference in London</text:span>
</text:h>
      <text:p text:style-name="P4">
Author: ['АРМІЯINFORM']</text:p>
      <text:p text:style-name="P4">
Time: 2023-06-21T78:00:00-04:00</text:p>
      <text:p text:style-name="P4">
Description: President of Ukraine, having packed Rishi Sunaka for good words about Ukrainian, about ours Viezikovikh,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b781fbae56c7d4eb8bc9e394156a6da6_1687340120_extra_large.jpeg" text:style-name="Internet_20_link" text:visited-style-name="Visited_20_Internet_20_Link">
b781fbae56c7d4eb8bc9e394156a6da6_1687340120_extra_large.jpeg</text:a>
']</text:p>
      <text:p text:style-name="P4">
Tags: ['ВЕЛИКА БРИТАНІЯ', 'ВИСТУП ПРЕЗИДЕНТА УКРАЇНИ', 'ВОЛОДИМИР ЗЕЛЕНСЬКИЙ', 'КОНФЕРЕНЦІЯ У ЛОНДОНІ']</text:p>
      <text:p text:style-name="P4">
Category: News</text:p>
      <!--METADATA-->
      <text:p text:style-name="P4">
<draw:frame draw:style-name="fr1" draw:name="Image298" text:anchor-type="as-char" svg:width="6.9236in" svg:height="4.604691in" draw:z-index="0">
<draw:image xlink:href="../Images/AРМІЯINFORM/2023-06-21T78-00-00-04-00/b781fbae56c7d4eb8bc9e394156a6da6_1687340120_extra_large.jpeg" xlink:type="simple" xlink:show="embed" xlink:actuate="onLoad" draw:mime-type="image/jpeg"/>
</draw:frame>
The President of Ukraine thanked Risha Snak for his good words about Ukraine, about our military, and the leadership and support that the kingdom provides Ukraine with Ukrainians.</text:p>
      <text:p text:style-name="P4">
_ <text:span text:style-name="T4">
 "</text:span>
 _ Thank you that we are really single in defense of freedom.</text:p>
      <text:p text:style-name="P4">
<text:span text:style-name="T4">
 _ Dear leaders of politics, business and public opinion!_ </text:span>
</text:p>
      <text:p text:style-name="P4">
<text:span text:style-name="T4">
 _ Dear Presidents, Prime Ministers, Ministers, Secretaries, Heads of Company and International Organizations!_ </text:span>
 **</text:p>
      <text:p text:style-name="P4">
<text:span text:style-name="T4">
 _ and of course expensive journalists!_ </text:span>
</text:p>
      <text:p text:style-name="P4">
Speaking of recovery, we talk about millions of jobs, billions of companies and trillions of GDP. And not only for Ukraine, but for all our countries. Countries that want and will live freely despite any predation of different "Putin", whose brain is poisoned by dreams of war.</text:p>
      <text:p text:style-name="P4">
The basis of growth is always values. Both powerful investment is preceded by trust and the growth that we are preparing with you should precede the confidence that the built will not fall. And this is not about bricks, but about life in general.</text:p>
      <text:p text:style-name="P4">
The land around the world is littered with ruins that are reminiscent of the wars of the past. And, unfortunately, the policy of the inserted regions of the world is sown with painful ideas of hatred of the taretiment, which indicate the possible wars of the future.</text:p>
      <text:p text:style-name="P4">
Even though no one is given to purify the depths of human nature from the evil that, it happens, emerges to the surface and destroys and kills, but we are with you - and right now - are able to protect life and overcome the ruins after Russian aggression so as to transform the path for evil, That is, for any new aggression.</text:p>
      <text:p text:style-name="P4">
The eyes of the world look at us. And whether we will defeat the Russian aggression of Sametak, as freedom deserves to defeat, that is, without compromises about our values.</text:p>
      <text:p text:style-name="P4">
And this world looks, whether we will restore normal life so that our frequency formation to cause ideological defeat of the aggressor.</text:p>
      <text:p text:style-name="P4">
By defending Ukraine, we protect freedom, and when we build Ukraine, we will build freedom. Country, region, continent, world ... This is a global task.</text:p>
      <text:p text:style-name="P4">
I want to thank you. And, of course, I thank Switzerland, Germany, France, Italy - every country where we agreed the key principles for recovery. At this conference we have to move from vision to agreements, and from agreements - relevant projects.<text:span text:style-name="T4">
 So, the first item: we strengthen unity </text:span>
.</text:p>
      <text:p text:style-name="P4">
Ukraine has already managed to make the European Union as one that it has never been. It is a truly value unity, which is expressed in many political, economic, sanctions, humanitarian decisions. Ukraine has activated all that silverite, for which the European Union was conceived.</text:p>
      <text:p text:style-name="P4">
Ukraine also activates the moral force of NATO. This is important for all of us. What does Svetzaraz see? Does he recognize NATO's moral leadership in protecting peace? This is possible only in Ukraine in the Alliance.</text:p>
      <text:p text:style-name="P4">
Just as Ukraine already belongs to the EU valuable space, we are already owned by NATO's security space. De facto. Just as Ukraine is already a part of the EU -joint market and goes to full membership, we are already a harrowing space of freedom in the Alliance and await only for the courage of leader -of -law to recognize this reality politically.</text:p>
      <text:p text:style-name="P4">
Thanks to the same values, we develop strong bilateral alliances with such a democratic world as the United Kingdom, the United States, Canada, Japan, Australia, all EU members ... And this gives us a new power in defense, in the economy in global perspectives of democracy.</text:p>
      <text:p text:style-name="P4">
By building our alliances, we protect the level of freedom that people are more accustomed.</text:p>
      <text:p text:style-name="P4">
<text:span text:style-name="T4">
 Second: We are enhancing stability. </text:span>
</text:p>
      <text:p text:style-name="P4">
At least 600 million consumers in the world are directly dependent on our agricultural production. It is a tremendous potential for food security.</text:p>
      <text:p text:style-name="P4">
During this war, when Russia blocked our ports and destroyed freedom in the Black and Azov Seas, the world saw that the grain of Zuzraina was. Without it, there is a threat of price crises and social collapse in different countries.</text:p>
      <text:p text:style-name="P4">
We have now partially restored the movement of our food by the sea within two export initiatives. And it is a stability for a huge social taeconomic space from Morocco to Somalia, from China to Lebanon, the Fluce to India, from Spain to Pakistan ... Various aspects, various influences, Alaza - a contribution to stability.</text:p>
      <text:p text:style-name="P4">
Another similar sphere is energy.</text:p>
      <text:p text:style-name="P4">
I believe that there is no alternative to the "green" transformation of the economy, and Russian aggression has proved that in the "green" transformation - one of the key basics of security. The impact on our energy and every manifestation of Russian blackmailing is completed The whole regions of the world could depend on one supplier - such as Russia.</text:p>
      <text:p text:style-name="P4">
It is "green" energy that guarantees real energy stability.By building agricultural and energy capacity in Ukraine, we protect the world of PCChaos.</text:p>
      <text:p text:style-name="P4">
<text:span text:style-name="T4">
 Third point: Increase growth </text:span>
.</text:p>
      <text:p text:style-name="P4">
There is no such place in the world where it would be necessary to build and rebuild many objects as in Ukraine. Every new day of Russian aggression is novoirin. Thousands and thousands of destroyed houses, mutilated industries, burned life ... Russia has recently committed the largest ecocid crime in Europe, undermined by the Kakhovidambu and other structures of the Kakhovka hydroelectric power plant.</text:p>
      <text:p text:style-name="P4">
What does it mean? In Ukraine, the largest source of economic, industrial and technological growth in Europe in ten or ten years. And it is not only construct.</text:p>
      <text:p text:style-name="P4">
For example, the "green" transformation of energy logically stimulates the development of industries such as "green" metallurgy and "green" fertilizers.</text:p>
      <text:p text:style-name="P4">
Thanks to natural resources and industrial traditions, Ukraine can become one of the global centers of "green" metallurgy. Plus, we have significant deposits for the modern economy of resources as lithium.</text:p>
      <text:p text:style-name="P4">
By building with Ukraine and in Ukraine, we protect our countries and our companies from recessions.</text:p>
      <text:p text:style-name="P4">
<text:span text:style-name="T4">
 Fourth item: Increase security </text:span>
.</text:p>
      <text:p text:style-name="P4">
This war demonstrates that such effective protection against aggression in the modern world is needed. Weapons are needed and to what extent, what infrastructure is lacking, and what production is in priority, what technologies largely save lives and quality systems make it possible to make science fiction reality on the battlefield.</text:p>
      <text:p text:style-name="P4">
From the production of battle drones to habitual artillery. From the air shield that covers the whole country or even the region to shelters in each school. Ainfrastructure, which is built so that it is not destroyed by Iranian "Shahaned", to a cyberspace, which retains stability even in the conditions of constant cyberattacks.</text:p>
      <text:p text:style-name="P4">
We do all this in Ukraine, and in all this we need the experience of partners.</text:p>
      <text:p text:style-name="P4">
By building security together, we convince the world that democracy can not be overcome.</text:p>
      <text:p text:style-name="P4">
<text:span text:style-name="T4">
 And finally, the fifth point is democracy </text:span>
.</text:p>
      <text:p text:style-name="P4">
Russia has invaded Ukraine not only to steal our land, our resources and our people. It is obvious that without Ukraine there can be no Russian Empire.</text:p>
      <text:p text:style-name="P4">
And it is also obvious that the owners of Russia are very afraid of our democracy. What?</text:p>
      <text:p text:style-name="P4">
Because democracy paves the path of the rule of law, the clearing of corruption of the diligent principle of our countries with you: everyone matters. It is very important.</text:p>
      <text:p text:style-name="P4">
Of course, democracy is in the character of Ukrainians. And we would still strengthen it, it is important what they think or do in Russia.Even Russia's full -scale aggression has not stopped our internal reforms.</text:p>
      <text:p text:style-name="P4">
Ukraine will be associated with an honest court in the same way as it is now associated. Step by step we will come.</text:p>
      <text:p text:style-name="P4">
Thanks to digital transformation, we will show the world how the state can effectively function at all without contact between the official and the citizen of Chicania. All public services can and will be translated into online businesses or receiving social assistance to any other state service.</text:p>
      <text:p text:style-name="P4">
And, by the way, we are already exporting our digitalization to other regions and countries. We have learned such cooperation with Estonia, we will continue with Columbia and Zambia. And Yauna is just a beginning. Please be sure to ask our commissions, our government officials about this. This is really an example of social progress thanks to technologies.</text:p>
      <text:p text:style-name="P4">
By February 24, we began to dismantle the old oligarchic model of economic relations, which originated in the post -Soviet period. And it is not just something in the person of the oligarchs. This is about changing the approach to economic relations.</text:p>
      <text:p text:style-name="P4">
Transparency of finances and stability of the banking system, liberalization of the markets for competition, guaranteeing equal and legitimate conditions for each suburban entity are all areas in which we have made progress up to 24 worry and which are very important now. By building institutions and continuing reforms in Ukraine, we protect democracy and keep it as hope for everyone in our region that democracy will dominate.</text:p>
      <text:p text:style-name="P4">
<text:span text:style-name="T5">
<text:span text:style-name="T4">
Ladies and Gentlemen!</text:span>
</text:span>
</text:p>
      <text:p text:style-name="P4">
By building Ukraine, we build much more than one country. We build a world that it will be in the lives of our generation and after us. Is it peaceful? Clean? Is it democratic? It depends on everyone and everyone.</text:p>
      <text:p text:style-name="P4">
I invite you all to Ukraine!By the way, Mr. Prime Minister, Rishi, we have seen in Kiev.</text:p>
      <text:p text:style-name="P4">
<text:span text:style-name="T5">
<text:span text:style-name="T4">
Thank you for attention!Thank you for your support!</text:span>
</text:span>
</text:p>
      <text:p text:style-name="P4">
_ <text:span text:style-name="T4">
 Thank you, the United Kingdom!</text:span>
 _</text:p>
      <text:p text:style-name="P4">
_ <text:span text:style-name="T4">
 Glory to Ukraine!”, - said President of Ukraine. </text:span>
 _</text:p>
      <text:p text:style-name="P4">
News Source: <text:a xlink:type="simple" xlink:href="https://armyinform.com.ua/2023/06/21/koly-my-zbuduyemo-ukrayinu-my-zbuduyemo-svobodu-onlajn-vystup-volodymyra-zelenskogo-na-konferencziyi-v-londoni/" text:style-name="Internet_20_link" text:visited-style-name="Visited_20_Internet_20_Link">
https://armyinform.com.ua/2023/06/21/koly-my-zbuduyemo-ukrayinu-my-zbuduyemo-svobodu-onlajn-vystup-volodymyra-zelenskogo-na-konferencziyi-v-londoni/</text:a>
</text:p>
      <!--NEWS-->
      <text:h text:style-name="P10" text:outline-level="1">
<text:span text:style-name="T4">
The Air Force officer won the Gold at International Military Fiven Competitions</text:span>
</text:h>
      <text:p text:style-name="P4">
Author: ['Олександр Колесник']</text:p>
      <text:p text:style-name="P4">
Time: 2023-06-21T79:00:00-04:00</text:p>
      <text:p text:style-name="P4">
Description: The Czech has completed the Mijenski Zmagannya Z VIISKOVA P'yatiborship, they took place at the MISTI ... War with Ukraine 2022, the war with Ukraine latest news today, the news war with Ukraine 2022 The last ones for Ukraine and Russia and when, the war, the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02-16.jpg" text:style-name="Internet_20_link" text:visited-style-name="Visited_20_Internet_20_Link">
02-16.jpg</text:a>
']</text:p>
      <text:p text:style-name="P4">
Tags: ['ЗМАГАННЯ З ВІЙСЬКОВОГО П’ЯТИБОРСТВА', 'ПОВІТРЯНЕ КОМАНДУВАННЯ «СХІД»']</text:p>
      <text:p text:style-name="P4">
Category: News</text:p>
      <!--METADATA-->
      <text:p text:style-name="P4">
<draw:frame draw:style-name="fr1" draw:name="Image299" text:anchor-type="as-char" svg:width="6.9236in" svg:height="5.204239in" draw:z-index="0">
<draw:image xlink:href="../Images/AРМІЯINFORM/2023-06-21T79-00-00-04-00/02-16.jpg" xlink:type="simple" xlink:show="embed" xlink:actuate="onLoad" draw:mime-type="image/jpeg"/>
</draw:frame>
The Czech Republic has completed international military five -law competitions in Vyshkov. Our military personnel in the sports struggle of Zvewysk from Germany, Bahrain, Finland, the Czech Republic, united Arab emirates, Latvia and Austria competed in the accuracy(CISM), metals of grenades on accuracy of tadality, overcame 8-kilometer distance across the rough terrain.</text:p>
      <text:p text:style-name="P4">
According to the East Air Command Command Service, in a separate type of grenade throwing on the accuracy and range of a good standings, the officer of the Slobid Radiotechnical Brigade Lieutenant Roman Smytyukh was elected.</text:p>
      <text:p text:style-name="P4">
After completing the competition, Roman shared his impressions and said that it was the most complex to overcome the obstacle strip(CISM).</text:p>
      <text:p text:style-name="P4">
— Оскільки там треба мати дуже сильно розвинену витривалість й бути технічнопідготовленим для подолання таких перешкод, — поділився офіцер.</text:p>
      <text:p text:style-name="P4">
Загалом, за підсумками чемпіонату, збірна команда Збройних Сил України посілапочесне друге місце, поступившись у конкурентній боротьбі Німеччині.</text:p>
      <text:p text:style-name="P4">
— Ми пишаємося спортивними досягненнями наших офіцерів, — зазначили вповітряному командуванні «Схід». — Вони не лише захищають небо, а ще й гіднопредставляють Україну на світових спортивних майданчиках.</text:p>
      <text:p text:style-name="P4">
<text:span text:style-name="T5">
Фото Романа Смитюха</text:span>
</text:p>
      <text:p text:style-name="P4">
News Source: <text:a xlink:type="simple" xlink:href="https://armyinform.com.ua/2023/06/21/oficzer-povitryanyh-syl-vyborov-zoloto-na-mizhnarodnyh-zmagannyah-z-vijskovogo-pyatyborstva/" text:style-name="Internet_20_link" text:visited-style-name="Visited_20_Internet_20_Link">
https://armyinform.com.ua/2023/06/21/oficzer-povitryanyh-syl-vyborov-zoloto-na-mizhnarodnyh-zmagannyah-z-vijskovogo-pyatyborstva/</text:a>
</text:p>
      <!--NEWS-->
      <text:h text:style-name="P10" text:outline-level="1">
<text:span text:style-name="T4">
In Uzhgorod, hundreds of people came to say goodbye to three dead warriors</text:span>
</text:h>
      <text:p text:style-name="P4">
Authors: Ukrinform (Person)</text:p>
      <text:p text:style-name="P4">
Publisher: Укринформ (Organization)</text:p>
      <text:p text:style-name="P4">
Published Time: 2023-06-21T7:31:00+03:00</text:p>
      <text:p text:style-name="P4">
Modified Time: 2023-06-21T22:31:00+03:00</text:p>
      <text:p text:style-name="P4">
Description: In Uzhgorod, hundreds of Transcarpathians said goodbye to the three dead heroes of the 68-Battalion of Transcarpathia Terbrone, they were buried on the Walk of Glory. - Ukrinform.</text:p>
      <text:p text:style-name="P4">
Images: ['<text:a xlink:type="simple" xlink:href="https://static.ukrinform.com/photos/2023_06/thumb_files/630_360_1687375872-589.jpg" text:style-name="Internet_20_link" text:visited-style-name="Visited_20_Internet_20_Link">
630_360_16873...</text:a>
']</text:p>
      <text:p text:style-name="P4">
Tags: ['Похорон', 'Ужгород', 'Загибель', 'Війна з Росією']</text:p>
      <text:p text:style-name="P4">
Type: Article</text:p>
      <!--METADATA-->
      <text:p text:style-name="P4">
<draw:frame draw:style-name="fr1" draw:name="Image300" text:anchor-type="as-char" svg:width="6.9236in" svg:height="3.956343in" draw:z-index="0">
<draw:image xlink:href="../Images/yкринформ/2023-06-21T7-31-00-03-00/630_360_1687375872-589.jpg" xlink:type="simple" xlink:show="embed" xlink:actuate="onLoad" draw:mime-type="image/jpeg"/>
</draw:frame>
In Uzhgorodisotic Transcarpathians, they said goodbye to the three dead heroes of 68- Battalionteroboroborons of Transcarpathia, they were buried on the Walk of Glory.</text:p>
      <text:p text:style-name="P4">
This was reported in <text:a xlink:type="simple" xlink:href="https://www.facebook.com/permalink.php" text:style-name="Internet_20_link" text:visited-style-name="Visited_20_Internet_20_Link">
Facebook</text:a>
Uzhgorod City Council, reports Ukrinform.</text:p>
      <text:p text:style-name="P4">
"Today, on June 21, the Central Square of the Regional Center took place with the Felt Heroes of the present. Sergey Tyagiy, Ivan Gutai, Bogdankhodanich died on May 11, 2023, defending <text:a xlink:type="simple" xlink:href="https://www.ukrinform.ua/tag-ukraina" text:style-name="Internet_20_link" text:visited-style-name="Visited_20_Internet_20_Link">
Ukraine</text:a>
On the front of the fight against Russian ash, " - the message reads.</text:p>
      <text:p text:style-name="P4">
Warriors were buried at the Walk of Glory in Uzhgorod.</text:p>
      <text:p text:style-name="P4">
Bogdan Khodanich was born on March 30, 1970 in Uzhgorod. Since 1992 he has worked at Ukreximbank, has been the head of the department and worked in this institution for almost 31 years. In 2019, Bogdan Khodanich participated in the TE Transcarpathian region meetings. And on February 24, 2022 he went to the Volunteer to protect the Ukrainian people from the Russian invaders, served in the 68th Battalion of the Second Company of the Second Platoon of the First Branch of Silro. He was the shooter of the 1st Rifle compartment. He loved to travel, walk in the top. All local ridges and meadows were familiar to him. He called his military life "excursion" Ukraine. The defender has a mother, wife, lived 28 years, as well as a daughter.</text:p>
      <text:p text:style-name="P4">
Sergey Zagiy was born on January 15, 1979 in Feodosia(Crimea)the military. He received his military education at the Odessa Institute of the Sukhoputnivsk, until 2005 he served dignity in the ranks of the Armed Forces of Ukraine. Since 2000 he lived and worked in Uzhgorod. There was no work, he loved technical novelties to use them in everyday life. In 2006 he married. A beloved man, a loving father of son and daughter. On February 25, 2022, a three 101 brigade of the 68 battalion came to the ranks of a platoon, as he had the title of Senior Lieutenant, and later became the commander(Captain)2nd Rifle Company. He defended Ukraine in different directions. The heroic wife, two children, parents.</text:p>
      <text:p text:style-name="P4">
<text:span text:style-name="T4">
 Read also: </text:span>
 <text:a xlink:type="simple" xlink:href="https://www.ukrinform.ua/rubric-regions/3725994-u-lvovi-poprosalisa-z-geroem-ukraini-igorem-daskom.html" text:style-name="Internet_20_link" text:visited-style-name="Visited_20_Internet_20_Link">
in Lviv said goodbye to Hero of Ukraine Igor Dashko</text:a>
</text:p>
      <text:p text:style-name="P4">
As it is reported, in one day they also gave their lives for Ukraine to Ukraine - Vasyl Burin, Valentin Meshko, Vitalik Kusik, Edward Pylypev.</text:p>
      <text:p text:style-name="P4">
The mournful mournful gait passed the central streets of the city to the Hill of Glory - there heroes were buried with all military honors.</text:p>
      <text:p text:style-name="P4">
<text:span text:style-name="T5">
Foto: Uzhgorod City Council</text:span>
</text:p>
      <text:p text:style-name="P4">
News Source: <text:a xlink:type="simple" xlink:href="https://www.ukrinform.ua/rubric-regions/3726019-v-uzgorodi-sotni-ludej-prijsli-poprosatisa-iz-troma-zagiblimi-voinami.html" text:style-name="Internet_20_link" text:visited-style-name="Visited_20_Internet_20_Link">
https://www.ukrinform.ua/rubric-regions/3726019-v-uzgorodi-sotni-ludej-prijsli-poprosatisa-iz-troma-zagiblimi-voinami.html</text:a>
</text:p>
      <!--NEWS-->
      <text:h text:style-name="P10" text:outline-level="1">
<text:span text:style-name="T4">
Started examination of a dwelling damaged or destroyed as a result</text:span>
</text:h>
      <text:p text:style-name="P4">
Author: ['АРМІЯINFORM']</text:p>
      <text:p text:style-name="P4">
Time: 2023-06-21T80:00:00-04:00</text:p>
      <text:p text:style-name="P4">
Description: At the Kherson region, they riveted the hungry of Zhitl, a nuclear zroznoye abninated vnaslikok ... War with Ukraine 2022, war with Ukraine Latest news today, News War with Ukraine 2022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303ec098-933f-4741-85d8-f883a75615cd.jpg" text:style-name="Internet_20_link" text:visited-style-name="Visited_20_Internet_20_Link">
303ec098-933f-4741-85d8-f883a75615cd.jpg</text:a>
']</text:p>
      <text:p text:style-name="P4">
Tags: ['КАХОВСЬКА ГЕС', 'ПІДРИВ КАХОВСЬКОЇ ГЕС', 'ПОШКОДЖЕНЕ ЖИТЛО']</text:p>
      <text:p text:style-name="P4">
Category: News</text:p>
      <!--METADATA-->
      <text:p text:style-name="P4">
<draw:frame draw:style-name="fr1" draw:name="Image301" text:anchor-type="as-char" svg:width="6.9236in" svg:height="4.622144in" draw:z-index="0">
<draw:image xlink:href="../Images/AРМІЯINFORM/2023-06-21T80-00-00-04-00/303ec098-933f-4741-85d8-f883a75615cd.jpg" xlink:type="simple" xlink:show="embed" xlink:actuate="onLoad" draw:mime-type="image/jpeg"/>
</draw:frame>
Illustrative photo</text:p>
      <text:p text:style-name="P4">
In the Kherson region, the commissions began inspection of housing damaged or destroyed as a result of the blasting of the Kakhovka hydroelectric power station.</text:p>
      <text:p text:style-name="P4">
About it <text:a xlink:type="simple" xlink:href="https://t.me/shtab_kakhovska_hes/1095" text:style-name="Internet_20_link" text:visited-style-name="Visited_20_Internet_20_Link">
reports</text:a>
Headquarters for the elimination of consequences of Kakhovskaya hydroelectric power station.</text:p>
      <text:p text:style-name="P4">
The commissions were created under local authorities in 8 communities that were most interested in flooding. This is, in particular:</text:p>
      <ul>
        <li>
Belozersk settlement military administration; * Daryevsky Village Military Administration; * Kalinovsk settlement military administration; * Novokakhovsk city administration; * Stanislavsky village military administration; * Tyagyn rural military administration; * Kherson city military administration; * Chernobayiv rural military administration.</li>
      </ul>
      <text:p text:style-name="P4">
News Source: <text:a xlink:type="simple" xlink:href="https://armyinform.com.ua/2023/06/21/rozpochato-obstezhennya-zhytla-poshkodzhenogo-abo-zrujnovanogo-vnaslidok-pidryvu-kahovskoyi-ges/" text:style-name="Internet_20_link" text:visited-style-name="Visited_20_Internet_20_Link">
https://armyinform.com.ua/2023/06/21/rozpochato-obstezhennya-zhytla-poshkodzhenogo-abo-zrujnovanogo-vnaslidok-pidryvu-kahovskoyi-ges/</text:a>
</text:p>
      <!--NEWS-->
      <text:h text:style-name="P10" text:outline-level="1">
<text:span text:style-name="T4">
Nuclear security issues due to Kakhovskaya hydroelectric power station were discussed by officials of Ukraine and Britain</text:span>
</text:h>
      <text:p text:style-name="P4">
Author: ['АРМІЯINFORM']</text:p>
      <text:p text:style-name="P4">
Time: 2023-06-21T81:00:00-04:00</text:p>
      <text:p text:style-name="P4">
Description: The nuclear nonsense of the nuclear nonsense of the Rosieki terrorist attack of the Kakhovko Ges on the nonsense of Timchasovo ... The war with Ukraine 2022, the war with Ukraine is the latest news today, the News War with Ukraine 2022 is the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78b6bbfe4657adcf1480f0586fe23baf.jpg" text:style-name="Internet_20_link" text:visited-style-name="Visited_20_Internet_20_Link">
78b6bbfe4657adcf1480f0586fe23baf.jpg</text:a>
']</text:p>
      <text:p text:style-name="P4">
Tags: ['КАХОВСЬКА ГЕС']</text:p>
      <text:p text:style-name="P4">
Category: News</text:p>
      <!--METADATA-->
      <text:p text:style-name="P4">
<draw:frame draw:style-name="fr1" draw:name="Image302" text:anchor-type="as-char" svg:width="6.9236in" svg:height="3.891902in" draw:z-index="0">
<draw:image xlink:href="../Images/AРМІЯINFORM/2023-06-21T81-00-00-04-00/78b6bbfe4657adcf1480f0586fe23baf.jpg" xlink:type="simple" xlink:show="embed" xlink:actuate="onLoad" draw:mime-type="image/jpeg"/>
</draw:frame>
Questions of nuclear safety and influence of the Russian terrorist attack <text:a xlink:type="simple" xlink:href="https://armyinform.com.ua/tag/kahovska-ges/" text:style-name="Internet_20_link" text:visited-style-name="Visited_20_Internet_20_Link">
Kakhovskaya HEP</text:a>
The safety of the temporary -worked Zaporizhzhya NPP was discussed during the meeting Minister of Energy of Ukraine Herman Galushchenko and the management of the regulator of the electricity market and natural gas of the United Kingdom(Ofgem).</text:p>
      <text:p text:style-name="P4">
Про це <text:a xlink:type="simple" xlink:href="https://t.me/shtab_kakhovska_hes/1085" text:style-name="Internet_20_link" text:visited-style-name="Visited_20_Internet_20_Link">
повідомляє</text:a>
Headquarters for the elimination of consequences of Kakhovskaya hydroelectric power station.</text:p>
      <text:p text:style-name="P4">
-By its actions, Russia has once again proved to the world, which neglects all the basic principles of nuclear and radiation security, and the only responsible world to the terrorist state should become the exclusion of Russian core technologies from the world markets,-the Minister of Energy of Ukraine emphasized.</text:p>
      <text:p text:style-name="P4">
Also, Herman Galushchenko emphasized on the need to make ENTSO-ENTAs to increase the capacity for commercial exchanges of electricity increasing imports of imports of imports up to 2 GW.</text:p>
      <text:p text:style-name="P4">
News Source: <text:a xlink:type="simple" xlink:href="https://armyinform.com.ua/2023/06/21/pytannya-yadernoyi-bezpeky-cherez-pidryv-kahovskoyi-ges-obgovoryly-posadovczi-ukrayiny-ta-brytaniyi/" text:style-name="Internet_20_link" text:visited-style-name="Visited_20_Internet_20_Link">
https://armyinform.com.ua/2023/06/21/pytannya-yadernoyi-bezpeky-cherez-pidryv-kahovskoyi-ges-obgovoryly-posadovczi-ukrayiny-ta-brytaniyi/</text:a>
</text:p>
      <!--NEWS-->
      <text:h text:style-name="P10" text:outline-level="1">
<text:span text:style-name="T4">
Ukrainian defenders knocked down the Russian helicopter Mi-24</text:span>
</text:h>
      <text:p text:style-name="P4">
Author: ['АРМІЯINFORM']</text:p>
      <text:p text:style-name="P4">
Time: 2023-06-21T82:00:00-04:00</text:p>
      <text:p text:style-name="P4">
Description: About the General Headquarters of the ZS Ukrainian, the General’s headquarters at the Facebutsi of his Storinzi. “Garna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6/355490148_609581381354944_5534295748382861619_n.jpg" text:style-name="Internet_20_link" text:visited-style-name="Visited_20_Internet_20_Link">
355490148_609581381354944_5534295748382861619_n.jpg</text:a>
']</text:p>
      <text:p text:style-name="P4">
Tags: ['STOPRUSSIA', 'АГРЕСІЯ РФ', 'ВТОРГНЕННЯ РФ', 'ГШ ЗСУ', 'ЗНИЩЕНО ВЕРТОЛІТ РФ', 'МІ-24']</text:p>
      <text:p text:style-name="P4">
Category: News</text:p>
      <!--METADATA-->
      <text:p text:style-name="P4">
<draw:frame draw:style-name="fr1" draw:name="Image303" text:anchor-type="as-char" svg:width="6.9236in" svg:height="5.135541in" draw:z-index="0">
<draw:image xlink:href="../Images/AРМІЯINFORM/2023-06-21T82-00-00-04-00/355490148_609581381354944_5534295748382861619_n.jpg" xlink:type="simple" xlink:show="embed" xlink:actuate="onLoad" draw:mime-type="image/jpeg"/>
</draw:frame>
Photo illustrative</text:p>
      <text:p text:style-name="P4">
About it <text:a xlink:type="simple" xlink:href="https://www.facebook.com/GeneralStaff.ua/posts/pfbid02YaBs6m1DL2uh4rHtDFxLytdB1oiGDELBwYTKYuc1MHxRNGLEaLBgEMDR8NzGt5zGl" text:style-name="Internet_20_link" text:visited-style-name="Visited_20_Internet_20_Link">
reports</text:a>
The General Staff of the Armed Forces of Ukraine on its Facebook page.</text:p>
      <text:p text:style-name="P4">
“Good news. Today, our warriors have shot down the Russian Mi-24 helicopter.</text:p>
      <text:p text:style-name="P4">
Let's stand and win!”, - the message reads.</text:p>
      <text:p text:style-name="P4">
News Source: <text:a xlink:type="simple" xlink:href="https://armyinform.com.ua/2023/06/21/ukrayinski-zahysnyky-zbyly-rosijskyj-vertolit-mi-24/" text:style-name="Internet_20_link" text:visited-style-name="Visited_20_Internet_20_Link">
https://armyinform.com.ua/2023/06/21/ukrayinski-zahysnyky-zbyly-rosijskyj-vertolit-mi-24/</text:a>
</text:p>
      <!--NEWS-->
      <text:h text:style-name="P10" text:outline-level="1">
<text:span text:style-name="T4">
The Minister of Protection of the Environment and Natural Resources of Ukraine at a meeting with colleagues with the EU told about the consequences</text:span>
</text:h>
      <text:p text:style-name="P4">
Author: ['АРМІЯINFORM']</text:p>
      <text:p text:style-name="P4">
Time: 2023-06-21T83:00:00-04:00</text:p>
      <text:p text:style-name="P4">
Description: Miniger Zakhist Dovkille that natural resources of Ukrainian Ruslan Pylylets requested ... War with Ukraine 2022, War with Ukraine Latest News today, News War with Ukraine 2022 Last for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66c3e4f7-31c6-434e-81cd-38697cd0f4cf-e1687347586475.jpg" text:style-name="Internet_20_link" text:visited-style-name="Visited_20_Internet_20_Link">
66c3e4f7-31c6-434e-81cd-38697cd0f4cf-e1687347586475.jpg</text:a>
']</text:p>
      <text:p text:style-name="P4">
Tags: ['YES', 'КАХОВСЬКА ГЕС', 'МІНІСТР ЗАХИСТУ ДОВКІЛЛЯ ТА ПРИРОДНИХ РЕСУРСІВ УКРАЇНИ']</text:p>
      <text:p text:style-name="P4">
Category: News</text:p>
      <!--METADATA-->
      <text:p text:style-name="P4">
<draw:frame draw:style-name="fr1" draw:name="Image304" text:anchor-type="as-char" svg:width="6.9236in" svg:height="4.205446in" draw:z-index="0">
<draw:image xlink:href="../Images/AРМІЯINFORM/2023-06-21T83-00-00-04-00/66c3e4f7-31c6-434e-81cd-38697cd0f4cf-e1687347586475.jpg" xlink:type="simple" xlink:show="embed" xlink:actuate="onLoad" draw:mime-type="image/jpeg"/>
</draw:frame>
The Minister of Protection of the Environment and Natural Resources of Ukraine Ruslan Streletslan asked the colleagues to visit Ukraine so that they will see with their own eyes what the war leads to. And they realized what Russia was. Because it is possible to see this today only in Ukraine.</text:p>
      <text:p text:style-name="P4">
About it <text:a xlink:type="simple" xlink:href="https://t.me/shtab_kakhovska_hes/1081" text:style-name="Internet_20_link" text:visited-style-name="Visited_20_Internet_20_Link">
reports</text:a>
Headquarters for the elimination of consequences of Kakhovskaya hydroelectric power station.</text:p>
      <ul>
        <li>
Unfortunately, there are things that we will never restore. These are the ecosystems that the Black Sea was after blasting <text:a xlink:type="simple" xlink:href="https://armyinform.com.ua/tag/kahovska-ges/" text:style-name="Internet_20_link" text:visited-style-name="Visited_20_Internet_20_Link">
Kakhovskaya Hins</text:a>
. Це — 20 тисяч тварин, якіпотенційно загинули. Це ендемічні види, що траплялися лише на півдні України.Це збитки, які неможливо оцінити в грошовому еквіваленті, — наголосив РусланСтрілець.</li>
      </ul>
      <text:p text:style-name="P4">
Він зазначив, що разом із країнами-партнерами Україна розробила унікальніметодології для оцінки екологічних втрат. За понад рік великої війни збиткивже перевищили 52 мільярди євро.</text:p>
      <text:p text:style-name="P4">
Також міністр захисту довкілля та природних ресурсів подякував європейськимколегам та Єврокомісії за підтримку України.</text:p>
      <text:p text:style-name="P4">
News Source: <text:a xlink:type="simple" xlink:href="https://armyinform.com.ua/2023/06/21/ministr-zahystu-dovkillya-ta-pryrodnyh-resursiv-ukrayiny-na-zustrichi-z-kolegamy-z-yes-rozpoviv-pro-naslidky-pidryvu-kahovskoyi-ges/" text:style-name="Internet_20_link" text:visited-style-name="Visited_20_Internet_20_Link">
https://armyinform.com.ua/2023/06/21/ministr-zahystu-dovkillya-ta-pryrodnyh-resursiv-ukrayiny-na-zustrichi-z-kolegamy-z-yes-rozpoviv-pro-naslidky-pidryvu-kahovskoyi-ges/</text:a>
</text:p>
      <!--NEWS-->
      <text:h text:style-name="P10" text:outline-level="1">
<text:span text:style-name="T4">
During the day, the forces of defense destroyed all the enemy UAVS Shahd, which the Rashists used in Ukraine</text:span>
</text:h>
      <text:p text:style-name="P4">
Author: ['АРМІЯINFORM']</text:p>
      <text:p text:style-name="P4">
Time: 2023-06-21T84:00:00-04:00</text:p>
      <text:p text:style-name="P4">
Description: About the General’s General Staff of the ZS Ukrainian at the operational іnformasyiyih ...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2/bpla.png" text:style-name="Internet_20_link" text:visited-style-name="Visited_20_Internet_20_Link">
bpla.png</text:a>
']</text:p>
      <text:p text:style-name="P4">
Tags: []</text:p>
      <text:p text:style-name="P4">
Category: News</text:p>
      <!--METADATA-->
      <text:p text:style-name="P4">
<draw:frame draw:style-name="fr1" draw:name="Image305" text:anchor-type="as-char" svg:width="6.9236in" svg:height="4.587285in" draw:z-index="0">
<draw:image xlink:href="../Images/AРМІЯINFORM/2023-06-21T84-00-00-04-00/bpla.png" xlink:type="simple" xlink:show="embed" xlink:actuate="onLoad" draw:mime-type="image/png"/>
</draw:frame>
Illustrative Photo <text:span text:style-name="T4">
 🔥 Situation on Russian invasion </text:span>
</text:p>
      <text:p text:style-name="P4">
About it <text:a xlink:type="simple" xlink:href="https://www.facebook.com/GeneralStaff.ua/posts/pfbid02pzpwsPvBezrvEGnAkMnG4Y6Q1TbQoXKhtQ9f5TEGHzUciygGgpW6FsZYsxyko3JAl" text:style-name="Internet_20_link" text:visited-style-name="Visited_20_Internet_20_Link">
reports</text:a>
The General Staff of the Armed Forces of Ukraine in the prompt information on Russian coordination.</text:p>
      <text:p text:style-name="P4">
“Four hundred eighty -third days of large -scale armed aggression of the Russian Federation against Ukraine are ongoing.</text:p>
      <text:p text:style-name="P4">
The Russian Federation continues to kill the civilian population of Ukraine, and continues the laws and customs of war, uses terror tactics, strikes, shells both in military and civilian sites.</text:p>
      <text:p text:style-name="P4">
During the day, the enemy caused more than 30 aviation strikes, in particular, 6 Iranian shock UAVs Shahd-136/131 were considering. All "Shahidi" destroyed the defenders. In addition, the occupiers carried out 23 shelling from the rocket -proof systems of volley fire on the positions of our troops and settlements. Unfortunately, there were killed and injured in the civilian population, and other civilian houses were damaged by civilian infrastructure.</text:p>
      <text:p text:style-name="P4">
The likelihood of rocket and aviation strikes throughout Ukraine is high, ”the message reads.</text:p>
      <text:p text:style-name="P4">
News Source: <text:a xlink:type="simple" xlink:href="https://armyinform.com.ua/2023/06/21/protyagom-doby-syly-oborony-znyshhyly-usi-vorozhi-bpla-shahed-yaki-rashysty-zastosovuvaly-po-ukrayini/" text:style-name="Internet_20_link" text:visited-style-name="Visited_20_Internet_20_Link">
https://armyinform.com.ua/2023/06/21/protyagom-doby-syly-oborony-znyshhyly-usi-vorozhi-bpla-shahed-yaki-rashysty-zastosovuvaly-po-ukrayini/</text:a>
</text:p>
      <!--NEWS-->
      <text:h text:style-name="P10" text:outline-level="1">
<text:span text:style-name="T4">
Supplied raw materials for production of "calibers": Russian oligarch received suspicion</text:span>
</text:h>
      <text:p text:style-name="P4">
Author: ['АРМІЯINFORM']</text:p>
      <text:p text:style-name="P4">
Time: 2023-06-21T85:00:00-04:00</text:p>
      <text:p text:style-name="P4">
Description: Zibrazo Docazova Base on the PIDSANKANICA Oligarkh of the Russian Federation Mikhail Shelkova, Yaki Conscious to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novyj-proekt-43-1-632x356-1.webp" text:style-name="Internet_20_link" text:visited-style-name="Visited_20_Internet_20_Link">
novyj-proekt-43-1-632x356-1.webp</text:a>
']</text:p>
      <text:p text:style-name="P4">
Tags: ['STOPRUSSIA', 'ВТОРГНЕННЯ РФ', 'СБУ']</text:p>
      <text:p text:style-name="P4">
Category: News</text:p>
      <!--METADATA-->
      <text:p text:style-name="P4">
<draw:frame draw:style-name="fr1" draw:name="Image306" text:anchor-type="as-char" svg:width="6.9236in" svg:height="3.900003in" draw:z-index="0">
<draw:image xlink:href="../ConvertedIMGs/AРМІЯINFORM/2023-06-21T85-00-00-04-00/novyj-proekt-43-1-632x356-1.png" xlink:type="simple" xlink:show="embed" xlink:actuate="onLoad" draw:mime-type="image/png"/>
</draw:frame>
The evidence base was collected on the Podantok oligarch from the Russian Federation of Mikhail Shelkov, which is adverse to the schemes of hidden supply of Ukrainian titanium raw materials of the Ukrainian aggressor. For the realization of equipment, the Russian used the controlled LLC "Demurinsky Mining and Processing Plant" in the Dnipropetrovsk region.</text:p>
      <text:p text:style-name="P4">
About it <text:a xlink:type="simple" xlink:href="https://ssu.gov.ua/novyny/sbu-povidomyla-pro-pidozru-rosiiskomu-oliharkhu-yakyi-postachav-do-rf-ukrainsku-tytanovu-syrovynu-dlia-vyrobnytstva-kalibriv" text:style-name="Internet_20_link" text:visited-style-name="Visited_20_Internet_20_Link">
informs</text:a>
Security Service of Ukraine.</text:p>
      <text:p text:style-name="P4">
Rare minerals from the deposits of the Ukrainian company are indispensable components in the production of high quality titanium. It was them that she was supplied to the Russian Federation by the naming of enterprises of the Russian military-industrial complex. Among them are <text:span text:style-name="T4">
 manufacturers of winged rockets "Caliber", MiG-35 and SU-35 combat aircraft, as well as KA-52. </text:span>
</text:p>
      <text:p text:style-name="P4">
According to the materials of the SBU, in early February this year, the demurine mining and processing plant was transferred to the state property of Ukraine. However, Schiekovkovka has become the beneficial owner of the Ukrainian mining company still a damping invasion of the Russian Federation. The actual management of the enterprise has realized through the Russian monopolist for the production of titanium of PJSC "Corporation VMPO-AVISMA". He conducted this activity in conjunction with the adviser to the CEO of this company.</text:p>
      <text:p text:style-name="P4">
According to the investigation, it is part of the structure of the largest manufacturers armed for occupation groups of the Russian Federation, which are fighting against Ukraine.</text:p>
      <text:p text:style-name="P4">
At the same time, after February 24, 2022, Shelkov wanted to hide his attitude of pre -industrial assets in our country to avoid sanctions. For this purpose it was tried to convey the formal management of the Ukrainian mining enterprise under the control of commercial structure in Dnipropetrovsk region.</text:p>
      <text:p text:style-name="P4">
The SBU staff exposed the equipment, blocked it in a timely manner and initiated the transmission of 100% of Russian property into Ukraine's income.</text:p>
      <text:p text:style-name="P4">
On the basis of the evidence collected, Shiekov was informed of suspicion of financing, committed for the purpose of violent change or overthrow of the constitutional system or the seizure of state power, changes in the boundaries of the territory or state border of Ukraine.</text:p>
      <text:p text:style-name="P4">
Since the persons involved in Russia, complex proceedings continue to bring them accountable for crimes against our country.</text:p>
      <text:p text:style-name="P4">
News Source: <text:a xlink:type="simple" xlink:href="https://armyinform.com.ua/2023/06/21/postachav-syrovynu-dlya-vyrobnycztva-kalibriv-rosijskyj-oligarh-otrymav-pidozru/" text:style-name="Internet_20_link" text:visited-style-name="Visited_20_Internet_20_Link">
https://armyinform.com.ua/2023/06/21/postachav-syrovynu-dlya-vyrobnycztva-kalibriv-rosijskyj-oligarh-otrymav-pidozru/</text:a>
</text:p>
      <!--NEWS-->
      <text:h text:style-name="P10" text:outline-level="1">
<text:span text:style-name="T4">
Ukrainian defenders repelled more than 30 enemy attacks - heavy battles continue near Bakhmut, Liman, Avdiivka and Marinka</text:span>
</text:h>
      <text:p text:style-name="P4">
Author: ['АРМІЯINFORM']</text:p>
      <text:p text:style-name="P4">
Time: 2023-06-21T86:00:00-04:00</text:p>
      <text:p text:style-name="P4">
Description: About the General Headquarters of the ZS Ukrainian. “Opponent I nadal ZoServzhu ... War with Ukraine 2022, War with Ukraine Latest News Today, News War with Ukraine 2022 Last for today, will there be a war between Ukraine and Russia, and when, the war with Ukraine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3/06/355150040_609591384687277_1362427847836931971_n.jpg" text:style-name="Internet_20_link" text:visited-style-name="Visited_20_Internet_20_Link">
355150040_609591384687277_1362427847836931971_n.jpg</text:a>
']</text:p>
      <text:p text:style-name="P4">
Tags: ['STOPRUSSIA', 'АГРЕСІЯ РФ', 'ВТОРГНЕННЯ РФ', 'ГШ ЗСУ']</text:p>
      <text:p text:style-name="P4">
Category: News</text:p>
      <!--METADATA-->
      <text:p text:style-name="P4">
<draw:frame draw:style-name="fr1" draw:name="Image307" text:anchor-type="as-char" svg:width="6.9236in" svg:height="5.424676in" draw:z-index="0">
<draw:image xlink:href="../Images/AРМІЯINFORM/2023-06-21T86-00-00-04-00/355150040_609591384687277_1362427847836931971_n.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pzpwsPvBezrvEGnAkMnG4Y6Q1TbQoXKhtQ9f5TEGHzUciygGgpW6FsZYsxyko3JAl" text:style-name="Internet_20_link" text:visited-style-name="Visited_20_Internet_20_Link">
reports</text:a>
The General Staff of the Armed Forces of Ukraine.</text:p>
      <text:p text:style-name="P4">
“The enemy continues to focus on the Bakhmut, Avdeev and Marinsky directions in the Liman, Bakhmut, Avdiiv and Mariin directions. More than 30 combat clashes were arrived during.</text:p>
      <text:p text:style-name="P4">
<text:span text:style-name="T4">
 In Volyn and Polissya </text:span>
 Operational situation without significant changes.</text:p>
      <text:p text:style-name="P4">
No signs of formation of offensive groups were detected.</text:p>
      <text:p text:style-name="P4">
At the landfills of the Republic of Belarus there are measures of combat preparation of the pasks of the units of the Armed Forces of the Russian Federation before sending them to the areas of maintenance of the fighting territory of Ukraine.</text:p>
      <text:p text:style-name="P4">
<text:span text:style-name="T4">
 In the Siversky and Slobozhansky directions </text:span>
 the enemy retains military incidence in border areas with Ukraine. He struck the strokes of the leisure points of Leonivka, Mykolaivka of Chernihiv region and Volfinesum region. Carried out mortar and artillery shelling of inhabited hrynivka, Yeline, Karpovichi, Leonivka of Chernihiv region; Mid-Buddha, Little, Photo Fake, New Edles, Tolfine, Spring, Tyoda, Kindrativka, Lock, Stepne Sumy Region, as well as a unicorb, Udi, veterinary, Cossack Lopan, high tier, Lipka, Alyisivka, Buguchansky, Old Tarytsa , Bochkovo, Pletenivka, Little Vovcha, Barbarian, Budarki, Crushed, Aniskine, Milove in Kharkiv.</text:p>
      <text:p text:style-name="P4">
<text:span text:style-name="T4">
 In the Kupyansk direction </text:span>
 the enemy struck in the area of Sinkiv Khkivarka region. Artillery and mortar shelling of the enemy was the first, Figolivka, Novomlinsk, two -year, Western, Masutivka, Kyslivka, Brest Kharkiv region.</text:p>
      <text:p text:style-name="P4">
<text:span text:style-name="T4">
 In the Liman direction </text:span>
 the enemy performed unsuccessful offensive actions of the Dibrova Dibuvsky region and Srebryanka in Donetsk region.</text:p>
      <text:p text:style-name="P4">
He struck aviation strikes in the areas of Novoyegorovka and Bigorivka of the Lugansk region and Siversk - Donetsk. Artillery shelling of Visistelmakhivka, Nevskoye, Dibrova, Kuzmin, Bigorivka in Luhansk and Thornske, Verkhnyamyanskoye, disputed and Rozdolivka of Donetsk region.He struck aviation strikes near Kurdyumivka and New York of Donetsk region. Vasyukivka, Orikhovo-Vasylivka, Bogdanivka, Kalinovka, Yar, Ivanivske, Okarivka, Bila Gora, Konstantinovka, Friendship and North Donetsk region were injured.</text:p>
      <text:p text:style-name="P4">
<text:span text:style-name="T4">
 In the Avdeevsky direction </text:span>
 the enemy performed unsuccessful offensive actions by the Sivensky and Pervomaisky Donetsk region. He struck the aviation shot of Avdiivka, Severene and Pervomaisky.</text:p>
      <text:p text:style-name="P4">
He made artillery shelling of settlements Alexandropol, Ceramics, Novokalinovo, Berdychi, Steppe, Avdiivka, Tonenko, Severene, Pervomaisko, Netaylovo and Nevelskoye Donetsk region.</text:p>
      <text:p text:style-name="P4">
<text:span text:style-name="T4">
 In the Mariinsky direction </text:span>
 the enemy carried out offensive actions in the direction of the Marine, had no success. He struck a stroke in the Krasnogorivka area. This time, he made artillery shelling of settlements Krasnogorivka, Zoryan, sharp, Marinka, St. George, Kurakhovo and Victory of Donetsk region.</text:p>
      <text:p text:style-name="P4">
<text:span text:style-name="T4">
 In the mineral direction </text:span>
 the enemy performed offensive actions in the direction of Nonovomikhailivka and Coal, there was no success. He struck an aviation strike in Rivmivkaivka of Donetsk region. He was fired at the settlements Paraskaskovivka, Novomikhailivka, Konstantinovka, Elizabeth, Katerynivka, Bogoyavlenka, Blessed, Prychistivka, Golden Niva and the Great Novosilkadonnets region.</text:p>
      <text:p text:style-name="P4">
<text:span text:style-name="T4">
 In the Zaporizhzhya and Kherson directions </text:span>
 the enemy continues the Valioron actions. He performed unsuccessful offensive actions in the direction of Pyathatokzapozhye region. The enemy has struck aviation blows in the areas of the Transfiguration of the Taspinogorsk Donetsk region. Carried out artillery shelling of inhabited pens of the newly secreted, non -elastic, graceful, Makarivka, Storozhevo, Zelenopole, Temirivka, Novopil, Burlatske Donetsk region; Levadne, Red, Gulyaipole, Novoandriivka, Steppe, Pyatykhatki, Pubkovo, Kamyansk Zaporizhzhya Region; Golden Balka, Mikhailivka, Novoalexandrivka, Dudchans, Kachkarakivka, Payakhov, Cossack, Mykolaivka, Burguka, Ivanivka, Sadovo, Dnieper, Dnieper, Youth, Winter, Bilozer, Romaskovo, Kherson, Kerson, Dnipro, Dnipro, and Kerson. —This in the message.</text:p>
      <text:p text:style-name="P4">
News Source: <text:a xlink:type="simple" xlink:href="https://armyinform.com.ua/2023/06/21/ukrayinski-zahysnyky-vidbyly-ponad-30-atak-voroga-vazhki-boyi-tryvayut-poblyzu-bahmuta-lymana-avdiyivky-ta-maryinky/" text:style-name="Internet_20_link" text:visited-style-name="Visited_20_Internet_20_Link">
https://armyinform.com.ua/2023/06/21/ukrayinski-zahysnyky-vidbyly-ponad-30-atak-voroga-vazhki-boyi-tryvayut-poblyzu-bahmuta-lymana-avdiyivky-ta-maryinky/</text:a>
</text:p>
      <!--NEWS-->
      <text:h text:style-name="P10" text:outline-level="1">
<text:span text:style-name="T4">
The EU has agreed to the 11th Package Against Russia</text:span>
</text:h>
      <text:p text:style-name="P4">
Author: ['АРМІЯINFORM']</text:p>
      <text:p text:style-name="P4">
Time: 2023-06-21T87:00:00-04:00</text:p>
      <text:p text:style-name="P4">
Description: Soogodnі, 21 worms, anxious union, the 11th package of the Sanctsiya Ant ... War with Ukraine 2022, the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1/05/1483691557-9833-sanktsiji-proti-rf-koshtuvali-evrosoyuzu-176-mlrd-evro-u-2015-rotsi.jpg" text:style-name="Internet_20_link" text:visited-style-name="Visited_20_Internet_20_Link">
1483691557-9833-sanktsiji-proti-rf-koshtuvali-evrosoyuzu-176-mlrd-evro-u-2015-rotsi.jpg</text:a>
']</text:p>
      <text:p text:style-name="P4">
Tags: ['САНКЦІЇ РФ']</text:p>
      <text:p text:style-name="P4">
Category: News</text:p>
      <!--METADATA-->
      <text:p text:style-name="P4">
<draw:frame draw:style-name="fr1" draw:name="Image308" text:anchor-type="as-char" svg:width="6.9236in" svg:height="4.394863in" draw:z-index="0">
<draw:image xlink:href="../Images/AРМІЯINFORM/2023-06-21T87-00-00-04-00/1483691557-9833-sanktsiji-proti-rf-koshtuvali-evrosoyuzu-176-mlrd-evro-u-2015-rotsi.jpg" xlink:type="simple" xlink:show="embed" xlink:actuate="onLoad" draw:mime-type="image/jpeg"/>
</draw:frame>
Today, June 21, the Ambassadors of the European Union agreed the 11th package of sanctions in Russia.</text:p>
      <text:p text:style-name="P4">
About it <text:a xlink:type="simple" xlink:href="https://twitter.com/sweden2023eu/status/1671501823084052486" text:style-name="Internet_20_link" text:visited-style-name="Visited_20_Internet_20_Link">
reports</text:a>
Sweden, which is presiding on the EU Council.</text:p>
      <text:p text:style-name="P4">
"The package includes measures aimed at counteracting the bypass of sanctions and individual critics," the Swedish presidency said.</text:p>
      <text:p text:style-name="P4">
For his part, the President of the European Commission Ursula von der Lyen wrote in <text:a xlink:type="simple" xlink:href="https://twitter.com/vonderleyen/status/1671502787295821824" text:style-name="Internet_20_link" text:visited-style-name="Visited_20_Internet_20_Link">
Twitter</text:a>
that welcomes the political agreement on the 11th Package of Sanctions.</text:p>
      <text:p text:style-name="P4">
“This will strike another strike on the Putin military machine to strengthen the expertise restrictions aimed at the Kremlin's support organizations. Our tool against bypass will not allow Russia to get sub -goods, ”she has.</text:p>
      <text:p text:style-name="P4">
It should be noted that in recent months, the European Union has worked on a new, already 11th, a package of sanctions against the Russian Federation, introduced in response to its protection in Ukraine.</text:p>
      <text:p text:style-name="P4">
Recall <text:a xlink:type="simple" xlink:href="https://armyinform.com.ua/2023/02/26/yes-uhvalyv-desyatyj-paket-sankczij-proty-rosiyi/" text:style-name="Internet_20_link" text:visited-style-name="Visited_20_Internet_20_Link">
tenth pack</text:a>
<text:a xlink:type="simple" xlink:href="https://armyinform.com.ua/2023/02/26/yes-uhvalyv-desyatyj-paket-sankczij-proty-rosiyi/" text:style-name="Internet_20_link" text:visited-style-name="Visited_20_Internet_20_Link">
t</text:a>
He approved sanctions against Russia in February 2023.</text:p>
      <text:p text:style-name="P4">
News Source: <text:a xlink:type="simple" xlink:href="https://armyinform.com.ua/2023/06/21/yes-pogodyv-11-j-paket-sankczij-proty-rf/" text:style-name="Internet_20_link" text:visited-style-name="Visited_20_Internet_20_Link">
https://armyinform.com.ua/2023/06/21/yes-pogodyv-11-j-paket-sankczij-proty-rf/</text:a>
</text:p>
      <!--NEWS-->
      <text:h text:style-name="P10" text:outline-level="1">
<text:span text:style-name="T4">
Due to the great loss of the Russians take away the "storm" detachment from the forefront</text:span>
</text:h>
      <text:p text:style-name="P4">
Author: ['Оксана Уретій']</text:p>
      <text:p text:style-name="P4">
Time: 2023-06-21T88:00:00-04:00</text:p>
      <text:p text:style-name="P4">
Description: For Pays Dob’s strength of the defense of Tavriysky, the most added to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photo_2023-06-06_11-11-13.jpg" text:style-name="Internet_20_link" text:visited-style-name="Visited_20_Internet_20_Link">
photo_2023-06-06_11-11-13.jpg</text:a>
']</text:p>
      <text:p text:style-name="P4">
Tags: []</text:p>
      <text:p text:style-name="P4">
Category: News</text:p>
      <!--METADATA-->
      <text:p text:style-name="P4">
<draw:frame draw:style-name="fr1" draw:name="Image309" text:anchor-type="as-char" svg:width="6.9236in" svg:height="4.858059in" draw:z-index="0">
<draw:image xlink:href="../Images/AРМІЯINFORM/2023-06-21T88-00-00-04-00/photo_2023-06-06_11-11-13.jpg" xlink:type="simple" xlink:show="embed" xlink:actuate="onLoad" draw:mime-type="image/jpeg"/>
</draw:frame>
Valery Shershn</text:p>
      <text:p text:style-name="P4">
Over the past 24 hours, the Tavriysky Defense Forces were as concentrated as possible in the south, in particular in Berdyansk and Melitopol. About it on the air of the television marathon "The only news" <text:a xlink:type="simple" xlink:href="https://www.youtube.com/watch" text:style-name="Internet_20_link" text:visited-style-name="Visited_20_Internet_20_Link">
told</text:a>
Valery Shershn's spokesman of the united press center of this direction.</text:p>
      <text:p text:style-name="P4">
He noted that heavy battles continue on this area of the front, Ukrainian -owners are moving, fighting for each meter of their native land.</text:p>
      <ul>
        <li>
This is the kind of vector of our attacks: Novodanilovka - a robot, a small Tokmachka - willow, free field - Makarivka. We have partial success here, we are fixed on the limits achieved. At the same time, the enemy tries to prevent the advance of our troops and suffer great losses.</li>
      </ul>
      <text:p text:style-name="P4">
The most hot point to confront the Russian invaders at the Tavriya Napryam, if we talk about a defense operation, is Marinka area. There are a lot of combat clashes here. In the east of the Donetsk region, it is enemy to storm Ukrainian troops from the flanks and has the task of capturing Marjinka to create the conditions for the capture of Avdiivka. This is invested by the extent strategy of the Russian occupation troops - to enter the administrative border of Donetsk region</text:p>
      <ul>
        <li>
Yes, in the Mariinsky direction the enemy of the assault groups per day spent 11 shirts with the task of seizing the platoon strongholds of the first echelon, at night 3 storms were recorded, - said the spokesman. - At the same time, the forces of the defense of the Tarovrian direction are reliably defended, they keep defense redoubts. There is no success, we give a decent repel.</li>
      </ul>
      <text:p text:style-name="P4">
The officer also noted that the lifting of Russian reserves for replacement, which suffered heavy losses.</text:p>
      <ul>
        <li>
I know for sure that one of the units of the invaders, namely the "storm", has suffered heavy losses and is allocated for the restoration of combat capability. It will also be with others. Our fighters know their enemy well and know how to fight him effectively.</li>
      </ul>
      <text:p text:style-name="P4">
In addition, Valery Shershn stressed that the units of rocket troops of Taarathillery of the Defense Forces of the Tavriysky direction during the day fulfilled 1119 military tasks.</text:p>
      <text:p text:style-name="P4">
News Source: <text:a xlink:type="simple" xlink:href="https://armyinform.com.ua/2023/06/21/cherez-velyki-vtraty-rosiyany-vidvodyat-zagin-shtorm-z-peredovoyi/" text:style-name="Internet_20_link" text:visited-style-name="Visited_20_Internet_20_Link">
https://armyinform.com.ua/2023/06/21/cherez-velyki-vtraty-rosiyany-vidvodyat-zagin-shtorm-z-peredovoyi/</text:a>
</text:p>
      <!--NEWS-->
      <text:h text:style-name="P10" text:outline-level="1">
<text:span text:style-name="T4">
Up to 15 and 8 years, three NFF participants were sentenced to the lattice, who fought against the Armed Forces</text:span>
</text:h>
      <text:p text:style-name="P4">
Author: ['АРМІЯINFORM']</text:p>
      <text:p text:style-name="P4">
Time: 2023-06-21T89:00:00-04:00</text:p>
      <text:p text:style-name="P4">
Description: For the Publnoye accusations of the Francovo, Donetsko, the Mikolavsko region of the regional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216b917a-fffe-4686-9165-866cbcb50819.jpg" text:style-name="Internet_20_link" text:visited-style-name="Visited_20_Internet_20_Link">
216b917a-fffe-4686-9165-866cbcb50819.jpg</text:a>
', '<text:a xlink:type="simple" xlink:href="https://armyinform.com.ua/wp-content/uploads/2023/06/fa4ee087-4bc6-484e-9c08-68b3c08ad725-150x150.jpg" text:style-name="Internet_20_link" text:visited-style-name="Visited_20_Internet_20_Link">
fa4ee087-4bc6-484e-9c08-68b3c08ad725-150x150.jpg</text:a>
', '<text:a xlink:type="simple" xlink:href="https://armyinform.com.ua/wp-content/uploads/2023/06/192cffbc-d724-425b-a5cc-28f8c932a798-150x150.jpg" text:style-name="Internet_20_link" text:visited-style-name="Visited_20_Internet_20_Link">
192cffbc-d724-425b-a5cc-28f8c932a798-150x150.jpg</text:a>
', '<text:a xlink:type="simple" xlink:href="https://armyinform.com.ua/wp-content/uploads/2023/06/588615de-3f02-41ce-ab20-93f62a9081a3-150x150.jpg" text:style-name="Internet_20_link" text:visited-style-name="Visited_20_Internet_20_Link">
588615de-3f02-41ce-ab20-93f62a9081a3-150x150.jpg</text:a>
']</text:p>
      <text:p text:style-name="P4">
Tags: ['STOPRUSSIA', 'АГРЕСІЯ РФ', 'ВТОРГНЕННЯ РФ', 'КОЛАБОРАНТИ', 'ОФІС ГЕНЕРАЛЬНОГО ПРОКУРОРА УКРАЇНИ']</text:p>
      <text:p text:style-name="P4">
Category: News</text:p>
      <!--METADATA-->
      <text:p text:style-name="P4">
<draw:frame draw:style-name="fr1" draw:name="Image310" text:anchor-type="as-char" svg:width="6.9236in" svg:height="5.237082in" draw:z-index="0">
<draw:image xlink:href="../Images/AРМІЯINFORM/2023-06-21T89-00-00-04-00/216b917a-fffe-4686-9165-866cbcb50819.jpg" xlink:type="simple" xlink:show="embed" xlink:actuate="onLoad" draw:mime-type="image/jpeg"/>
</draw:frame>
For the public prosecution of Ivano-Frankivsk, Donetsk and Mykolaiv regional offices of the deputy commander of the so-called "People's Militia" and the LNR arrow was sentenced to 15 years in prison, and the DNR arrow-up to 8 years by lattice. About it <text:a xlink:type="simple" xlink:href="https://t.me/pgo_gov_ua/13661" text:style-name="Internet_20_link" text:visited-style-name="Visited_20_Internet_20_Link">
reports</text:a>
The Prosecutor General's Office in Telegrams.</text:p>
      <text:p text:style-name="P4">
<text:a xlink:type="simple" xlink:href="https://armyinform.com.ua/wp-content/uploads/2023/06/fa4ee087-4bc6-484e-9c08-68b3c08ad725.jpg" text:style-name="Internet_20_link" text:visited-style-name="Visited_20_Internet_20_Link">
!(Images/AРМІЯINFORM/2023-06-21T89-00-00-04-00/fa4ee087-4bc6-484e-9c08-68b3c08ad725-150x150.jpg)</text:a>
</text:p>
      <text:p text:style-name="P4">
<text:a xlink:type="simple" xlink:href="https://armyinform.com.ua/wp-content/uploads/2023/06/192cffbc-d724-425b-a5cc-28f8c932a798.jpg" text:style-name="Internet_20_link" text:visited-style-name="Visited_20_Internet_20_Link">
<draw:frame draw:style-name="fr1" draw:name="Image311" text:anchor-type="as-char" svg:width="6.9236in" svg:height="6.9236in" draw:z-index="0">
<draw:image xlink:href="../Images/AРМІЯINFORM/2023-06-21T89-00-00-04-00/192cffbc-d724-425b-a5cc-28f8c932a798-150x150.jpg" xlink:type="simple" xlink:show="embed" xlink:actuate="onLoad" draw:mime-type="image/jpeg"/>
</draw:frame>
</text:a>
</text:p>
      <text:p text:style-name="P4">
<text:a xlink:type="simple" xlink:href="https://armyinform.com.ua/wp-content/uploads/2023/06/588615de-3f02-41ce-ab20-93f62a9081a3.jpg" text:style-name="Internet_20_link" text:visited-style-name="Visited_20_Internet_20_Link">
<draw:frame draw:style-name="fr1" draw:name="Image312" text:anchor-type="as-char" svg:width="6.9236in" svg:height="6.9236in" draw:z-index="0">
<draw:image xlink:href="../Images/AРМІЯINFORM/2023-06-21T89-00-00-04-00/588615de-3f02-41ce-ab20-93f62a9081a3-150x150.jpg" xlink:type="simple" xlink:show="embed" xlink:actuate="onLoad" draw:mime-type="image/jpeg"/>
</draw:frame>
</text:a>
Prosecutors proved that a resident of Luhansk region in 2015 began to fight in the units of the called "People's Militia" LNR ". At the beginning of a full -scale invasion of the deputy commander of the company in the infantry battalion of a separate brigade of this armed formation.</text:p>
      <text:p text:style-name="P4">
On February 21, 2022, he crossed the line of demarcation of Siverskyi Donets and his unit. He also performed combat missions in the territory of the Navovdiiv district of Luhansk region.</text:p>
      <text:p text:style-name="P4">
Another defendant-a resident of the Luhansk region underwent military training in order to gain skills to perform combat missions in the armed forms of the aggressor state. He was credited with an arrow to a unit that includes the composition of the 106th Airborne Division of the Armed Forces of the Russian Federation.</text:p>
      <text:p text:style-name="P4">
He participated in hostilities against the Armed Forces of Ukraine in the temporarily occupied territories of Kharkiv, Lugansk, Kherson and Mykolaiv regions.</text:p>
      <text:p text:style-name="P4">
The court also proved that in January 2015, the Donetsk resident, on his own initiative, took the NFF "DNR" "the Vidalka Don Army".</text:p>
      <text:p text:style-name="P4">
After disarming the unit, he carried a guard of the Vadminumbud Battalion "Vostok" for several months and guarded the DNR fake border.</text:p>
      <text:p text:style-name="P4">
Returning to civilian life, the convicted person worked as a car loosener and builder, but at the beginning of a full -scale invasion of the Russian Federation in Ukraine was mobilized to the ranks of the occupying troops.</text:p>
      <text:p text:style-name="P4">
All three were detained by the Armed Forces. They were waiting for the sentences.The pre -trial investigation was carried out by the SBU.</text:p>
      <text:p text:style-name="P4">
News Source: <text:a xlink:type="simple" xlink:href="https://armyinform.com.ua/2023/06/21/do-15-i-8-rokiv-za-gratamy-zasudzheno-troh-uchasnykiv-nzf-rf-yaki-voyuvaly-proty-zsu/" text:style-name="Internet_20_link" text:visited-style-name="Visited_20_Internet_20_Link">
https://armyinform.com.ua/2023/06/21/do-15-i-8-rokiv-za-gratamy-zasudzheno-troh-uchasnykiv-nzf-rf-yaki-voyuvaly-proty-zsu/</text:a>
</text:p>
      <!--NEWS-->
      <text:h text:style-name="P10" text:outline-level="1">
<text:span text:style-name="T4">
The Slovak Parliament recognized the Holodomor with the genocide of the Ukrainian people</text:span>
</text:h>
      <text:p text:style-name="P4">
Author: ['АРМІЯINFORM']</text:p>
      <text:p text:style-name="P4">
Time: 2023-06-21T8:00:00-04:00</text:p>
      <text:p text:style-name="P4">
Description: The Parliament of the Slovichini Vyznovanov Holodomor 1932-1933 Rock with the Ant Ukrainian Genocide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1/11/muzej-golodomoru.jpg" text:style-name="Internet_20_link" text:visited-style-name="Visited_20_Internet_20_Link">
muzej-golodomoru.jpg</text:a>
']</text:p>
      <text:p text:style-name="P4">
Tags: ['ВИЗНАННЯ ГОЛОДОМОРУ ГЕНОЦИДОМ', 'ПРЕЗИДЕНТ УКРАЇНИ', 'СЛОВАЧЧИНА']</text:p>
      <text:p text:style-name="P4">
Category: News</text:p>
      <!--METADATA-->
      <text:p text:style-name="P4">
<draw:frame draw:style-name="fr1" draw:name="Image313" text:anchor-type="as-char" svg:width="6.9236in" svg:height="4.615733in" draw:z-index="0">
<draw:image xlink:href="../Images/AРМІЯINFORM/2023-06-21T8-00-00-04-00/muzej-golodomoru.jpg" xlink:type="simple" xlink:show="embed" xlink:actuate="onLoad" draw:mime-type="image/jpeg"/>
</draw:frame>
Photo: Dmitry Yurchenko/Armyinform</text:p>
      <text:p text:style-name="P4">
The Parliament of Slovakia recognized the Holodomor of 1932-1933 by the genocide of the anti-Ukrainian people.</text:p>
      <text:p text:style-name="P4">
President of Ukraine Volodymyr Zelensky thanked the Parliament of Slovakia.</text:p>
      <text:p text:style-name="P4">
“I am grateful to the Parliament of Slovakia for recognition of the Holodomor of 1932-1933 by the Genocide of the Ukrainian people. Timely decision, significant contribution to the restoration of historical justice and honoring millions of innocent victims, ” - the emphasis <text:a xlink:type="simple" xlink:href="https://twitter.com/ZelenskyyUa/status/1671183137978699777" text:style-name="Internet_20_link" text:visited-style-name="Visited_20_Internet_20_Link">
Twitter</text:a>
And the head of state.</text:p>
      <text:p text:style-name="P4">
News Source: <text:a xlink:type="simple" xlink:href="https://armyinform.com.ua/2023/06/21/parlament-slovachchyny-vyznav-golodomor-genoczydom-ukrayinskogo-narodu/" text:style-name="Internet_20_link" text:visited-style-name="Visited_20_Internet_20_Link">
https://armyinform.com.ua/2023/06/21/parlament-slovachchyny-vyznav-golodomor-genoczydom-ukrayinskogo-narodu/</text:a>
</text:p>
      <!--NEWS-->
      <text:h text:style-name="P10" text:outline-level="1">
<text:span text:style-name="T4">
Zelensky about fierce battles on the front: in the south there is our movement forward</text:span>
</text:h>
      <text:p text:style-name="P4">
Authors: Ukrinform (Person)</text:p>
      <text:p text:style-name="P4">
Publisher: Укринформ (Organization)</text:p>
      <text:p text:style-name="P4">
Published Time: 2023-06-21T8:35:00+03:00</text:p>
      <text:p text:style-name="P4">
Modified Time: 2023-06-21T22:35:00+03:00</text:p>
      <text:p text:style-name="P4">
Description: The Armed Forces of the Armed Forces are in different ways of the front with Russian invaders. - Ukrinform.</text:p>
      <text:p text:style-name="P4">
Images: ['<text:a xlink:type="simple" xlink:href="https://static.ukrinform.com/photos/2023_06/thumb_files/630_360_1687376812-770.jpeg" text:style-name="Internet_20_link" text:visited-style-name="Visited_20_Internet_20_Link">
630_360_16873...</text:a>
']</text:p>
      <text:p text:style-name="P4">
Tags: ['ЗСУ', 'Звернення', 'Зеленський', 'Війна з Росією']</text:p>
      <text:p text:style-name="P4">
Type: Article</text:p>
      <!--METADATA-->
      <text:p text:style-name="P4">
<draw:frame draw:style-name="fr1" draw:name="Image314" text:anchor-type="as-char" svg:width="6.9236in" svg:height="3.956343in" draw:z-index="0">
<draw:image xlink:href="../Images/yкринформ/2023-06-21T8-35-00-03-00/630_360_1687376812-770.jpeg" xlink:type="simple" xlink:show="embed" xlink:actuate="onLoad" draw:mime-type="image/jpeg"/>
</draw:frame>
The Armed Forces of the Armed Forces are conducting harsh battles in different directions of the front with Russian invaders.</text:p>
      <text:p text:style-name="P4">
About it in your <text:a xlink:type="simple" xlink:href="https://www.youtube.com/watch" text:style-name="Internet_20_link" text:visited-style-name="Visited_20_Internet_20_Link">
appeal</text:a>
President Volodymyr Zelenskyy said D-Ukrainians at the end of the 483rd War, Ukrinform reports.</text:p>
      <text:p text:style-name="P4">
<text:span text:style-name="T4">
 _ I wish health, dear Ukrainians!_ </text:span>
</text:p>
      <text:p text:style-name="P4">
First. Front. Hard fighting. South - destroy the enemy. Donetsk region is destroying the mold. The Kupyansky direction - at least that Russian terrorists plan, we will destroy the enemy.</text:p>
      <text:p text:style-name="P4">
In the south there is our movement forward. Thank you, warriors!In the east - we keep the defense. I am gratefully grateful, the guys, for each, a Russian helicopter. Each one is important.</text:p>
      <text:p text:style-name="P4">
Second. London. Today, our work with the British has started a special conference for Ukraine's restoration.</text:p>
      <text:p text:style-name="P4">
I thank you, Britain, for a new financial support package. Thank you, American, a suction of helping our infrastructure and energy. Thank you, the European Union, President of the European Commission Ursula von der Liaien, a financial instrument for our reconstruction of 50 billion euros.</text:p>
      <text:p text:style-name="P4">
The meaning of this conference in London is not just to generate the efforts of our partners, but to support our transformation of the international business. The Ukrainian delegation is currently working in Britain - the government, office, Verkhovna Rada, and the Public Sector. Each aspect of the Ukrainian restoration of the more and more development of our country will be represented by those figures of the world by whose attention is directly needed by us: our industries, cities, communities, country as a whole. The task of Ukraine is to transform the moral leadership of the people into the economic leadership of our country. All the prerequisites for this are, first of all, in our people, in our wonderful sturdy.</text:p>
      <text:p text:style-name="P4">
Third. Finally, a new package of EU sanctions against Russia is approved. The part of its norms is prepared on the proposals of the International Sanction Group, which works under the chairmanship of Michael McFol and Andriy Ermak. This package will restrict Russia's profits that it has still received them in Europe, and will also overlap some of the ways of bypassing previously imposed sanctions. This is an instant from priority tasks.</text:p>
      <text:p text:style-name="P4">
All our partners are fully informed about how critically overlap all ways of bypassing sanctions. The terrorist state still has access to various products of components, technological and financial schemes created by those in the world, however, appreciates freedom and international law.And one more.</text:p>
      <text:p text:style-name="P4">
He accepted the certificates from the ambassadors of foreign states that came to Ukraine. New ambassadors. In total, more than 60 embassies and representations of states and more than 20 representations of international organizations have been working.</text:p>
      <text:p text:style-name="P4">
Working in Ukraine, working with Ukraine is to believe in Ukraine and in Ukrainians. Light with us despite everything that the state-zlo is trying to do. 483-day of a full-scale war. It is in our country that global hopes are focused. And our people justify these hopes. Freedom will win. Ukraine will win.</text:p>
      <text:p text:style-name="P4">
I thank everyone who is fighting and working for Ukraine!</text:p>
      <text:p text:style-name="P4">
Glory to all who strengthens freedom!</text:p>
      <text:p text:style-name="P4">
<text:span text:style-name="T4">
<text:span text:style-name="T5">
Glory to Ukraine!</text:span>
 </text:span>
</text:p>
      <text:p text:style-name="P4">
News Source: <text:a xlink:type="simple" xlink:href="https://www.ukrinform.ua/rubric-ato/3726024-zelenskij-pro-zapekli-boi-na-fronti-na-pivdni-e-nas-ruh-upered.html" text:style-name="Internet_20_link" text:visited-style-name="Visited_20_Internet_20_Link">
https://www.ukrinform.ua/rubric-ato/3726024-zelenskij-pro-zapekli-boi-na-fronti-na-pivdni-e-nas-ruh-upered.html</text:a>
</text:p>
      <!--NEWS-->
      <text:h text:style-name="P10" text:outline-level="1">
<text:span text:style-name="T4">
In Kherson, water has already retreated from 32 settlements</text:span>
</text:h>
      <text:p text:style-name="P4">
Author: ['АРМІЯINFORM']</text:p>
      <text:p text:style-name="P4">
Time: 2023-06-21T90:00:00-04:00</text:p>
      <text:p text:style-name="P4">
Description: Srednean Ryven Derli on Khersonshchini, I have to get 56 cm. Water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photo_5201956740311141038_y.jpg" text:style-name="Internet_20_link" text:visited-style-name="Visited_20_Internet_20_Link">
photo_5201956740311141038_y.jpg</text:a>
']</text:p>
      <text:p text:style-name="P4">
Tags: ['STOPRUSSIA', 'КАХОВСЬКА ГЕС', 'ПІДРИВ КАХОВСЬКОЇ ГЕС']</text:p>
      <text:p text:style-name="P4">
Category: News</text:p>
      <!--METADATA-->
      <text:p text:style-name="P4">
<draw:frame draw:style-name="fr1" draw:name="Image315" text:anchor-type="as-char" svg:width="6.9236in" svg:height="5.1927in" draw:z-index="0">
<draw:image xlink:href="../Images/AРМІЯINFORM/2023-06-21T90-00-00-04-00/photo_5201956740311141038_y.jpg" xlink:type="simple" xlink:show="embed" xlink:actuate="onLoad" draw:mime-type="image/jpeg"/>
</draw:frame>
The average water level in the Kherson region continues to decline, now 56cm. The water has receded from 32 settlements of the region. Only 3 settlements remain flooded on the right birch(Kherson, Novogredneveta Blessed).</text:p>
      <text:p text:style-name="P4">
Про це <text:a xlink:type="simple" xlink:href="https://t.me/shtab_kakhovska_hes/1079" text:style-name="Internet_20_link" text:visited-style-name="Visited_20_Internet_20_Link">
повідомляє</text:a>
Headquarters for the elimination of consequences of Kakhovskaya hydroelectric power station.</text:p>
      <ul>
        <li>
Explosive equipment examined almost 420 hectares of territories, which could result in explosive objects as a result of flooding. * Last day of energy resumed the operation of 2 transformer substations in Kherson and connected to the network of 432 subscribers. They also healed the latter deconciled through flooding the settlement of the Right Bank - Mykilsk. Work on energy restoration in the region continues. * In the village. Ingulets managed to restore centralized water supply, experts were washing the network and sending water samples from it to the laboratory. Until it is confirmed that the water is safe, it can only be used as a technical one.</li>
      </ul>
      <text:p text:style-name="P4">
News Source: <text:a xlink:type="simple" xlink:href="https://armyinform.com.ua/2023/06/21/na-hersonshhyni-voda-vzhe-vidstupyla-vid-32-naselenyh-punktiv/" text:style-name="Internet_20_link" text:visited-style-name="Visited_20_Internet_20_Link">
https://armyinform.com.ua/2023/06/21/na-hersonshhyni-voda-vzhe-vidstupyla-vid-32-naselenyh-punktiv/</text:a>
</text:p>
      <!--NEWS-->
      <text:h text:style-name="P10" text:outline-level="1">
<text:span text:style-name="T4">
In Kyiv region there was a training of mortar calculations</text:span>
</text:h>
      <text:p text:style-name="P4">
Author: ['Микола Давидовський']</text:p>
      <text:p text:style-name="P4">
Time: 2023-06-21T91:00:00-04:00</text:p>
      <text:p text:style-name="P4">
Description: In the same brigades of the forces of the Teritarian defense of the ZSU post, the trend is to be held ... The war with Ukraine 2022, the war with Ukraine is the latest news today, the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2023-06-14-21.35.49.mp4.00_00_05_06.still001.jpg" text:style-name="Internet_20_link" text:visited-style-name="Visited_20_Internet_20_Link">
2023-06-14-21.35.49.mp4.00_00_05_06.still001.jpg</text:a>
', '<text:a xlink:type="simple" xlink:href="https://armyinform.com.ua/wp-content/uploads/2023/06/enej.jpg" text:style-name="Internet_20_link" text:visited-style-name="Visited_20_Internet_20_Link">
enej.jpg</text:a>
', '<text:a xlink:type="simple" xlink:href="https://armyinform.com.ua/wp-content/uploads/2023/06/izyum.jpg" text:style-name="Internet_20_link" text:visited-style-name="Visited_20_Internet_20_Link">
izyum.jpg</text:a>
', '<text:a xlink:type="simple" xlink:href="https://armyinform.com.ua/wp-content/uploads/2023/06/img_0133-150x150.jpg" text:style-name="Internet_20_link" text:visited-style-name="Visited_20_Internet_20_Link">
img_0133-150x150.jpg</text:a>
', '<text:a xlink:type="simple" xlink:href="https://armyinform.com.ua/wp-content/uploads/2023/06/gh010022.mp4.14_03_46_02.still001-1-150x150.jpg" text:style-name="Internet_20_link" text:visited-style-name="Visited_20_Internet_20_Link">
gh010022.mp4.14_03_46_02.still001-1-150x150.jpg</text:a>
', '<text:a xlink:type="simple" xlink:href="https://armyinform.com.ua/wp-content/uploads/2023/06/gh010020.mp4.14_03_16_16.still001-1-150x150.jpg" text:style-name="Internet_20_link" text:visited-style-name="Visited_20_Internet_20_Link">
gh010020.mp4.14_03_16_16.still001-1-150x150.jpg</text:a>
', '<text:a xlink:type="simple" xlink:href="https://armyinform.com.ua/wp-content/uploads/2023/06/mvi_0100.mp4.00_00_10_23.still001-150x150.jpg" text:style-name="Internet_20_link" text:visited-style-name="Visited_20_Internet_20_Link">
mvi_0100.mp4.00_00_10_23.still001-150x150.jpg</text:a>
']</text:p>
      <text:p text:style-name="P4">
Tags: ['ВІЙСЬКОВІ НАВЧАННЯ', 'МІНОМЕТНИКИ', 'ТЕРИТОРІАЛЬНА ОБОРОНА']</text:p>
      <text:p text:style-name="P4">
Category: News</text:p>
      <!--METADATA-->
      <text:p text:style-name="P4">
<draw:frame draw:style-name="fr1" draw:name="Image316" text:anchor-type="as-char" svg:width="6.9236in" svg:height="3.894525in" draw:z-index="0">
<draw:image xlink:href="../Images/AРМІЯINFORM/2023-06-21T91-00-00-04-00/2023-06-14-21.35.49.mp4.00_00_05_06.still001.jpg" xlink:type="simple" xlink:show="embed" xlink:actuate="onLoad" draw:mime-type="image/jpeg"/>
</draw:frame>
In one of the crews of the Armed Forces forces of the Armed Forces, mortar batteries are constantly being worked. This time, a mortar platoon was involved in the Kyiv region. In service with this unit stands 120 mm mortar production. After the full course of preparation, the soldiers will be moved to the front, to release the temporarily occupied territories from the racists.</text:p>
      <text:p text:style-name="P4">
<draw:frame draw:style-name="fr1" draw:name="Image317" text:anchor-type="as-char" svg:width="6.9236in" svg:height="3.894525in" draw:z-index="0">
<draw:image xlink:href="../Images/AРМІЯINFORM/2023-06-21T91-00-00-04-00/enej.jpg" xlink:type="simple" xlink:show="embed" xlink:actuate="onLoad" draw:mime-type="image/jpeg"/>
</draw:frame>
Aeneas Commander -in</text:p>
      <ul>
        <li>
Today they conducted combat training classes. Among the educational issues that were worked out by combat calculations: deployment and occupation of the prepared combat position, orientation on the terrain and determining the basic direction of the target, fire damage to the target, collapse and leaving the position, moving to the area of expectation, - told the correspondent " .</li>
      </ul>
      <text:p text:style-name="P4">
Let's get acquainted with the commander of the calculation, the serviceman on the call sign "Izum". He manages the combat work of the service, executes the instructions of the senior battery officer(commander of a mortar platoon)and is responsible for the constant readiness of the service to perform the tasks.</text:p>
      <text:p text:style-name="P4">
<draw:frame draw:style-name="fr1" draw:name="Image318" text:anchor-type="as-char" svg:width="6.9236in" svg:height="3.894525in" draw:z-index="0">
<draw:image xlink:href="../Images/AРМІЯINFORM/2023-06-21T91-00-00-04-00/izyum.jpg" xlink:type="simple" xlink:show="embed" xlink:actuate="onLoad" draw:mime-type="image/jpeg"/>
</draw:frame>
The commander -in -chief of "raisins"</text:p>
      <ul>
        <li>
The mortar we use is designed to destroy a living power enemy, armored vehicles, which stands in place, damage to the dugouts, etc., - says the calculation commander.</li>
      </ul>
      <text:p text:style-name="P4">
The key to success for mortars is the accuracy, speed of calculations, accuracy in the lesion of the goals and, of course, the transfer of data from the divisional intelligence.</text:p>
      <text:p text:style-name="P4">
<text:a xlink:type="simple" xlink:href="https://armyinform.com.ua/wp-content/uploads/2023/06/img_0133.jpg" text:style-name="Internet_20_link" text:visited-style-name="Visited_20_Internet_20_Link">
!(Images/AРМІЯINFORM/2023-06-21T91-00-00-04-00/img_0133-150x150.jpg)</text:a>
</text:p>
      <text:p text:style-name="P4">
<text:a xlink:type="simple" xlink:href="https://armyinform.com.ua/wp-content/uploads/2023/06/gh010022.mp4.14_03_46_02.still001-1.jpg" text:style-name="Internet_20_link" text:visited-style-name="Visited_20_Internet_20_Link">
<draw:frame draw:style-name="fr1" draw:name="Image319" text:anchor-type="as-char" svg:width="6.9236in" svg:height="6.9236in" draw:z-index="0">
<draw:image xlink:href="../Images/AРМІЯINFORM/2023-06-21T91-00-00-04-00/gh010022.mp4.14_03_46_02.still001-1-150x150.jpg" xlink:type="simple" xlink:show="embed" xlink:actuate="onLoad" draw:mime-type="image/jpeg"/>
</draw:frame>
</text:a>
</text:p>
      <text:p text:style-name="P4">
<text:a xlink:type="simple" xlink:href="https://armyinform.com.ua/wp-content/uploads/2023/06/gh010020.mp4.14_03_16_16.still001-1.jpg" text:style-name="Internet_20_link" text:visited-style-name="Visited_20_Internet_20_Link">
<draw:frame draw:style-name="fr1" draw:name="Image320" text:anchor-type="as-char" svg:width="6.9236in" svg:height="6.9236in" draw:z-index="0">
<draw:image xlink:href="../Images/AРМІЯINFORM/2023-06-21T91-00-00-04-00/gh010020.mp4.14_03_16_16.still001-1-150x150.jpg" xlink:type="simple" xlink:show="embed" xlink:actuate="onLoad" draw:mime-type="image/jpeg"/>
</draw:frame>
</text:a>
</text:p>
      <text:p text:style-name="P4">
<text:a xlink:type="simple" xlink:href="https://armyinform.com.ua/wp-content/uploads/2023/06/mvi_0100.mp4.00_00_10_23.still001.jpg" text:style-name="Internet_20_link" text:visited-style-name="Visited_20_Internet_20_Link">
<draw:frame draw:style-name="fr1" draw:name="Image321" text:anchor-type="as-char" svg:width="6.9236in" svg:height="6.9236in" draw:z-index="0">
<draw:image xlink:href="../Images/AРМІЯINFORM/2023-06-21T91-00-00-04-00/mvi_0100.mp4.00_00_10_23.still001-150x150.jpg" xlink:type="simple" xlink:show="embed" xlink:actuate="onLoad" draw:mime-type="image/jpeg"/>
</draw:frame>
</text:a>
</text:p>
      <text:p text:style-name="P4">
Training of mortars at training landfills will continue inneals. Ahead - coordination in the battery and firing changes at night and difficult conditions of the situation.</text:p>
      <text:p text:style-name="P4">
<text:span text:style-name="T5">
Foto and video author</text:span>
</text:p>
      <text:p text:style-name="P4">
News Source: <text:a xlink:type="simple" xlink:href="https://armyinform.com.ua/2023/06/21/na-kyyivshhyni-vidbulysya-trenuvannya-minometnyh-rozrahunkiv/" text:style-name="Internet_20_link" text:visited-style-name="Visited_20_Internet_20_Link">
https://armyinform.com.ua/2023/06/21/na-kyyivshhyni-vidbulysya-trenuvannya-minometnyh-rozrahunkiv/</text:a>
</text:p>
      <!--NEWS-->
      <text:h text:style-name="P10" text:outline-level="1">
<text:span text:style-name="T4">
In Belarus, the preparation of units of the Armed Forces of the Russian Federation for the departure of war to Ukraine continues</text:span>
</text:h>
      <text:p text:style-name="P4">
Author: ['АРМІЯINFORM']</text:p>
      <text:p text:style-name="P4">
Time: 2023-06-21T92:00:00-04:00</text:p>
      <text:p text:style-name="P4">
Description: About the General’s General Staff of the ZS Ukrainian at the operational іnformasyiyih ...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07/2e8764c661d48e9e87932ed2ad7f0386.webp" text:style-name="Internet_20_link" text:visited-style-name="Visited_20_Internet_20_Link">
2e8764c661d48e9e87932ed2ad7f0386.webp</text:a>
']</text:p>
      <text:p text:style-name="P4">
Tags: ['STOPRUSSIA', 'АГРЕСІЯ РФ', 'ВТОРГНЕННЯ РФ', 'ГШ ЗСУ', 'НАВЧАННЯ В БІЛОРУСІ', 'ПІДГОТОВКА В РФ', 'РЕСПУБЛІКА БІЛОРУСЬ']</text:p>
      <text:p text:style-name="P4">
Category: News</text:p>
      <!--METADATA-->
      <text:p text:style-name="P4">
<draw:frame draw:style-name="fr1" draw:name="Image322" text:anchor-type="as-char" svg:width="6.9236in" svg:height="5.1927in" draw:z-index="0">
<draw:image xlink:href="../ConvertedIMGs/AРМІЯINFORM/2023-06-21T92-00-00-04-00/2e8764c661d48e9e87932ed2ad7f0386.png" xlink:type="simple" xlink:show="embed" xlink:actuate="onLoad" draw:mime-type="image/png"/>
</draw:frame>
Illustrative photo <text:span text:style-name="T4">
 🔥 Situation on Russian invasion </text:span>
</text:p>
      <text:p text:style-name="P4">
About it <text:a xlink:type="simple" xlink:href="https://www.facebook.com/GeneralStaff.ua/posts/pfbid02pzpwsPvBezrvEGnAkMnG4Y6Q1TbQoXKhtQ9f5TEGHzUciygGgpW6FsZYsxyko3JAl" text:style-name="Internet_20_link" text:visited-style-name="Visited_20_Internet_20_Link">
reports</text:a>
The General Staff of the Armed Forces of Ukraine in the prompt information on Russian coordination.</text:p>
      <text:p text:style-name="P4">
It is noted that more than 30 combat clashes of Ukrainian defenders and Russian invaders took place during the day. There are heavy fights in the Liman, Bakhmut, Avdiiv and Marinsky directions, where the enemy and supperly its major efforts. It is also reported that the preparation of units of the Armed Forces of the Russian Federation before sending them to Ukraine continues in the territory of the Republic of Belarus.</text:p>
      <text:p text:style-name="P4">
“In the Volyn and Polissya directions, the operational situation without significant changes.</text:p>
      <text:p text:style-name="P4">
No signs of formation of offensive groups were detected.</text:p>
      <text:p text:style-name="P4">
At the landfills of the Republic of Belarus there are measures of combat preparation of the pelvis of units of the Armed Forces of the Russian Federation before sending them to the areas of maintenance of the combat territory of Ukraine, ”the report reads.</text:p>
      <text:p text:style-name="P4">
News Source: <text:a xlink:type="simple" xlink:href="https://armyinform.com.ua/2023/06/21/u-bilorusi-tryvaye-pidgotovka-pidrozdiliv-zs-rf-dlya-vidpravky-na-vijnu-v-ukrayinu/" text:style-name="Internet_20_link" text:visited-style-name="Visited_20_Internet_20_Link">
https://armyinform.com.ua/2023/06/21/u-bilorusi-tryvaye-pidgotovka-pidrozdiliv-zs-rf-dlya-vidpravky-na-vijnu-v-ukrayinu/</text:a>
</text:p>
      <!--NEWS-->
      <text:h text:style-name="P10" text:outline-level="1">
<text:span text:style-name="T4">
Ukrainian aviation per day has struck 18 beats on the technique and areas of concentration of Russians</text:span>
</text:h>
      <text:p text:style-name="P4">
Author: ['АРМІЯINFORM']</text:p>
      <text:p text:style-name="P4">
Time: 2023-06-21T93:00:00-04:00</text:p>
      <text:p text:style-name="P4">
Description: About the General Headquarters of the ZS Ukrainian. “Avіaatsia defense forces for Dob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ВІАЦІЯ ЗСУ', 'АВІАЦІЯ СИЛ ОБОРОНИ', 'АГРЕСІЯ РФ', 'БОЙОВІ ВТРАТИ РФ', 'ВТОРГНЕННЯ РФ', 'ГШ ЗСУ']</text:p>
      <text:p text:style-name="P4">
Category: News</text:p>
      <!--METADATA-->
      <text:p text:style-name="P4">
<draw:frame draw:style-name="fr1" draw:name="Image323" text:anchor-type="as-char" svg:width="6.9236in" svg:height="3.894525in" draw:z-index="0">
<draw:image xlink:href="../Images/AРМІЯINFORM/2023-06-21T93-00-00-04-00/aviacziya-syl-oborony-ukrayiny.jpg" xlink:type="simple" xlink:show="embed" xlink:actuate="onLoad" draw:mime-type="image/jpeg"/>
</draw:frame>
Illustrative Photo <text:span text:style-name="T4">
 🔥 Situation on Russian Completion </text:span>
</text:p>
      <text:p text:style-name="P4">
About it <text:a xlink:type="simple" xlink:href="https://www.facebook.com/GeneralStaff.ua/posts/pfbid02pzpwsPvBezrvEGnAkMnG4Y6Q1TbQoXKhtQ9f5TEGHzUciygGgpW6FsZYsxyko3JAl" text:style-name="Internet_20_link" text:visited-style-name="Visited_20_Internet_20_Link">
reports</text:a>
The General Staff of the Armed Forces of Ukraine.</text:p>
      <text:p text:style-name="P4">
“Aviation of defense forces per day made 12 beats in the areas of concentration of the personal staff of the enemy and 6 on the anti-aircraft missile complexes of the enemy. Also, the defenders destroyed the Russian Mi-24 shock helicopter.</text:p>
      <text:p text:style-name="P4">
The departments of rocket troops and artillery during the day were struck by the management point of the enemy ammunition composition, ”the message reads.</text:p>
      <text:p text:style-name="P4">
News Source: <text:a xlink:type="simple" xlink:href="https://armyinform.com.ua/2023/06/21/ukrayinska-aviacziya-za-dobu-zavdala-18-udariv-po-tehniczi-ta-rajonah-zoseredzhennya-rosiyan/" text:style-name="Internet_20_link" text:visited-style-name="Visited_20_Internet_20_Link">
https://armyinform.com.ua/2023/06/21/ukrayinska-aviacziya-za-dobu-zavdala-18-udariv-po-tehniczi-ta-rajonah-zoseredzhennya-rosiyan/</text:a>
</text:p>
      <!--NEWS-->
      <text:h text:style-name="P10" text:outline-level="1">
<text:span text:style-name="T4">
Conference on Reconstruction in London: 19 countries have joined the platform in Ukraine</text:span>
</text:h>
      <text:p text:style-name="P4">
Author: ['АРМІЯINFORM']</text:p>
      <text:p text:style-name="P4">
Time: 2023-06-21T94:00:00-04:00</text:p>
      <text:p text:style-name="P4">
Description: The Londoni PID HAS HAVE OF THE Conference Zwannnaya Vidnnnya Ukrainian-2023 (URC-2023)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6/630_360_1687361672-416.jpg" text:style-name="Internet_20_link" text:visited-style-name="Visited_20_Internet_20_Link">
630_360_1687361672-416.jpg</text:a>
']</text:p>
      <text:p text:style-name="P4">
Tags: []</text:p>
      <text:p text:style-name="P4">
Category: News</text:p>
      <!--METADATA-->
      <text:p text:style-name="P4">
<draw:frame draw:style-name="fr1" draw:name="Image324" text:anchor-type="as-char" svg:width="6.9236in" svg:height="3.956343in" draw:z-index="0">
<draw:image xlink:href="../Images/AРМІЯINFORM/2023-06-21T94-00-00-04-00/630_360_1687361672-416.jpg" xlink:type="simple" xlink:show="embed" xlink:actuate="onLoad" draw:mime-type="image/jpeg"/>
</draw:frame>
In London during the Conference on Reconnection of Ukraine-2023(URC-2023)A Memorandum was signed on further cooperation between the EBRD with TAPORGANIZATIONS(Development Finance Institutions, DFI)As for the coordination of investing efforts(Co-investment)To Ukraine, the special private sector of the economy. The platform has already joined DFI from 19 countries. About it <text:a xlink:type="simple" xlink:href="https://me.gov.ua/News/Detail" text:style-name="Internet_20_link" text:visited-style-name="Visited_20_Internet_20_Link">
reports</text:a>
The Ministry of Economy press service.</text:p>
      <text:p text:style-name="P4">
The event was attended by the first Viceremier-Minister of Ukraine-Minister of Economy Ukraine Yulia Sviridenko, EBRD President Rena-Basso, DFI leaders, Deputy State Secretary of Foreign Affairs, Nations and Development of Nations Leo Dortya and other Britain.</text:p>
      <text:p text:style-name="P4">
“The post -war reconstruction of Ukraine will take place mainly thanks to the private capital. Therefore, it is extremely important for us to coordinate the efforts of international financial institutions for a more efficient and large -scale reconstruction of Ukraine with an emphasis in the private sector. Our cooperation should contribute to the restoration of economic, industry, infrastructure and normalization of life of people in Ukraine, ”Yulia Sviridenko stressed. <text:span text:style-name="T4">
 </text:span>
</text:p>
      <text:p text:style-name="P4">
According to the participants of the event, Ukraine's financial needs during the reconstruction period and go beyond any separate institution. Therefore, the Ukrainian Investment Platform will be required for careful coordination between partners to maximize the efficiency and impact of their measures.</text:p>
      <text:p text:style-name="P4">
The world's DFI and the EBRD also seek to expand this platform to the more search for institutions that will invest in Ukraine in the future.</text:p>
      <text:p text:style-name="P4">
Recall that on May 12, 2023 in Tokyo organization of development of development(Development Finance Institutions, DFI)G7 countries - JBIC(Japan), JICA(Japan), CDP(Italy), FinDev Canada(Canada), Proparco(France), DFC(USA),BII(United Kingdom), DEG(Germany)and the European Bank for Reconstruction and Development(EBRD)Negotiated and agreed to create platforms between the EBRD and bilateral development agencies. Her work will get on the identified needs within the interagency donor platform coordination for Ukraine.</text:p>
      <text:p text:style-name="P4">
News Source: <text:a xlink:type="simple" xlink:href="https://armyinform.com.ua/2023/06/21/konferencziya-z-vidbudovy-v-londoni-do-platformy-spivinvestuvannya-v-ukrayinu-doluchylysya-19-krayin/" text:style-name="Internet_20_link" text:visited-style-name="Visited_20_Internet_20_Link">
https://armyinform.com.ua/2023/06/21/konferencziya-z-vidbudovy-v-londoni-do-platformy-spivinvestuvannya-v-ukrayinu-doluchylysya-19-krayin/</text:a>
</text:p>
      <!--NEWS-->
      <text:h text:style-name="P10" text:outline-level="1">
<text:span text:style-name="T4">
The SBU has started investigating almost 92,000 criminal proceedings on Russian aggression - Vasyl Malyuk</text:span>
</text:h>
      <text:p text:style-name="P4">
Author: ['АРМІЯINFORM']</text:p>
      <text:p text:style-name="P4">
Time: 2023-06-21T95:00:00-04:00</text:p>
      <text:p text:style-name="P4">
Description: The Service of the Normy with the Superior Invoaded invoice Rozdov Rosslijijannya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f95ea536335f70ce0d23d3355ebe0907.jpg" text:style-name="Internet_20_link" text:visited-style-name="Visited_20_Internet_20_Link">
f95ea536335f70ce0d23d3355ebe0907.jpg</text:a>
', '<text:a xlink:type="simple" xlink:href="https://armyinform.com.ua/wp-content/uploads/2023/06/374c670bc2855e2a0e31de761d8da9bf.jpg" text:style-name="Internet_20_link" text:visited-style-name="Visited_20_Internet_20_Link">
374c670bc2855e2a0e31de761d8da9bf.jpg</text:a>
']</text:p>
      <text:p text:style-name="P4">
Tags: ['STOPRUSSIA', 'АГРЕСІЯ РФ', 'ВАСИЛЬ МАЛЮК', 'СБУ']</text:p>
      <text:p text:style-name="P4">
Category: News</text:p>
      <!--METADATA-->
      <text:p text:style-name="P4">
<draw:frame draw:style-name="fr1" draw:name="Image325" text:anchor-type="as-char" svg:width="6.9236in" svg:height="4.615733in" draw:z-index="0">
<draw:image xlink:href="../Images/AРМІЯINFORM/2023-06-21T95-00-00-04-00/f95ea536335f70ce0d23d3355ebe0907.jpg" xlink:type="simple" xlink:show="embed" xlink:actuate="onLoad" draw:mime-type="image/jpeg"/>
</draw:frame>
Since the beginning of a full -scale invasion, the Security Service has initiated the pre -trial investigation in almost 92,000 criminal proceedings related to the Russian aggression of the Russian Federation against Ukraine. Of these, about 43,000 cases concerning Russia's violations of war laws are ongoing.</text:p>
      <text:p text:style-name="P4">
This was announced by the SBU Chairman Vasyl Malyuk during a meeting of the Interagency Working Group on the interaction of law enforcement and state bodies that took place by the Voice of the Prosecutor General.</text:p>
      <text:p text:style-name="P4">
He noted that the investigation of Russian crimes is extremely important for both Ukrainians and the whole world.</text:p>
      <text:p text:style-name="P4">
<draw:frame draw:style-name="fr1" draw:name="Image326" text:anchor-type="as-char" svg:width="6.9236in" svg:height="4.615733in" draw:z-index="0">
<draw:image xlink:href="../Images/AРМІЯINFORM/2023-06-21T95-00-00-04-00/374c670bc2855e2a0e31de761d8da9bf.jpg" xlink:type="simple" xlink:show="embed" xlink:actuate="onLoad" draw:mime-type="image/jpeg"/>
</draw:frame>
“To date, the SBU is investigating almost 43 thousand proceedings under Art. 438 - the offenses of the laws and customs of war. And we do not just record these crimes. We can afford all the necessary procedural actions within the framework of Ukrainian legislation. Sooner or later, all Russian criminals have arisen before the court, ”Vasyl Malyuk said.</text:p>
      <text:p text:style-name="P4">
First of all, it concerns the supreme military-political leadership of the Russian Federation of the army.</text:p>
      <text:p text:style-name="P4">
According to Vasyl Malyuk, 448 military criminals of the Russian officials, including more than 25 commander of the separate families of troops and armies, have been reported to 448 military criminals.</text:p>
      <text:p text:style-name="P4">
Specific crimes are also established. For example, a prooppentus of a heavy bombing regiment, Colonel Timoshin, was announced. Investigation was found that he was responsible for missile strikes in the Udnipra dwelling house in January this year and at the Amstor shopping center in Kremenchuk in June 2022.</text:p>
      <text:p text:style-name="P4">
In total, 95 criminal proceedings were sent to the court against 142 persons of the Russian and political leadership of the Russian Federation, of which 22 have already been convicted.</text:p>
      <text:p text:style-name="P4">
“The decision of the International Criminal Court on the arrest of Putin and Lviv-Bielova is only a beginning. We have to provide a powerful evidence base to pass Tseshles completely, ”Vasily Malyuk emphasized.</text:p>
      <text:p text:style-name="P4">
He added that international structures are also involved in this work, which are being investigated by both individual cases and the "main" proceedings about Russian aggression against Ukraine.</text:p>
      <text:p text:style-name="P4">
The intelligence service itself applies modern approaches to fixing the military crimes of the Russian Federation. This is not only inspections of crime places, but also an analysis of open data, the use of different software products, systemic interaction with military and office prosecutor.</text:p>
      <text:p text:style-name="P4">
News Source: <text:a xlink:type="simple" xlink:href="https://armyinform.com.ua/2023/06/21/sbu-rozpochala-rozsliduvannya-majzhe-92-tysyach-kryminalnyh-provadzhen-shhodo-agresiyi-rf-vasyl-malyuk/" text:style-name="Internet_20_link" text:visited-style-name="Visited_20_Internet_20_Link">
https://armyinform.com.ua/2023/06/21/sbu-rozpochala-rozsliduvannya-majzhe-92-tysyach-kryminalnyh-provadzhen-shhodo-agresiyi-rf-vasyl-malyuk/</text:a>
</text:p>
      <!--NEWS-->
      <text:h text:style-name="P10" text:outline-level="1">
<text:span text:style-name="T4">
Ukraine and UN have agreed to create a community recovery fund</text:span>
</text:h>
      <text:p text:style-name="P4">
Author: ['АРМІЯINFORM']</text:p>
      <text:p text:style-name="P4">
Time: 2023-06-21T96:00:00-04:00</text:p>
      <text:p text:style-name="P4">
Description: As part of the UKRAINE Recovery Conference, the head of the Sovereign Agency is wounded by that kind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1-69.jpg" text:style-name="Internet_20_link" text:visited-style-name="Visited_20_Internet_20_Link">
1-69.jpg</text:a>
']</text:p>
      <text:p text:style-name="P4">
Tags: ['ВІДБУДОВА УКРАЇНИ', 'ВІДНОВЛЕННЯ ГРОМАД', 'ООН']</text:p>
      <text:p text:style-name="P4">
Category: News</text:p>
      <!--METADATA-->
      <text:p text:style-name="P4">
<draw:frame draw:style-name="fr1" draw:name="Image327" text:anchor-type="as-char" svg:width="6.9236in" svg:height="6.9236in" draw:z-index="0">
<draw:image xlink:href="../Images/AРМІЯINFORM/2023-06-21T96-00-00-04-00/1-69.jpg" xlink:type="simple" xlink:show="embed" xlink:actuate="onLoad" draw:mime-type="image/jpeg"/>
</draw:frame>
As part of Ukraine Recovery Conference, the head of the State Agency for Recovery and Infrastructure Development Development of Ukraine Mustafa Nayem took part in the meeting of the Vice Prime Minister for the Restoration of Ukraine Oleksandr Kubrakov and the UN coordinator in Ukraine Deniz Brown. In the focus of the meeting - the implementation of a joint approach to the restoration of Ukraine at the community level. The parties have agreed for these needs of the Community Restoration Fund. About it <text:a xlink:type="simple" xlink:href="https://restoration.gov.ua/press/news/55693.html" text:style-name="Internet_20_link" text:visited-style-name="Visited_20_Internet_20_Link">
reports</text:a>
State Agency for Recovery and Development of Infrastructure of Ukraine.</text:p>
      <text:p text:style-name="P4">
The Fund will promote long -term rehabilitation and sustainability of the communities, and its key areas will be the restoration of housing, critical, social infrastructure, as well as humanitarian demining and supporting local business. It will be deducted from the experimental project of reconstruction of the settlements that were most affected by the Russian military invasion: Trostyanets, Circus, Borodyanka, Moshchun, Poskrovsky and Berry.</text:p>
      <text:p text:style-name="P4">
The Recovery Agency has already held the first meetings with the communities of berry and Pokrovsky and presented them with a general concept of villages.</text:p>
      <text:p text:style-name="P4">
“Our country is first encountered with such a scale of destruction and the need for complex reconstruction of part of the country. Now the restoration agency gives the priority to the implementation of which direction depends on the life of not only individual communities or territories, but the country as a whole. Recovery agencies.</text:p>
      <text:p text:style-name="P4">
Over the next 5 years, the Foundation's needs are planned to mobilize $ 300 million. Started financing - $ 50 million.</text:p>
      <text:p text:style-name="P4">
According to Deniz Brown, the United Nations and the Government of Ukraine will be overhauled by the success of a social -centric approach on the example of the restoration of Kharkiv region, including the cities of Kharkiv and Izium. The UN helps the communities to change, disassemble, restore housing, schools, medical institutions and communications by the Government to provide the basic services of those who have not left the areas.</text:p>
      <text:p text:style-name="P4">
The Ministry and the UN will work together to prioritize the projects that have been informed by communities and agreed within the framework of public consultations with their perpetrators.</text:p>
      <text:p text:style-name="P4">
It should be noted that in 2024 the UN plans to allocate more than $ 1 billion in the end of Ukraine.</text:p>
      <text:p text:style-name="P4">
News Source: <text:a xlink:type="simple" xlink:href="https://armyinform.com.ua/2023/06/21/ukrayina-ta-oon-domovylysya-pro-stvorennya-fondu-vidnovlennya-gromad/" text:style-name="Internet_20_link" text:visited-style-name="Visited_20_Internet_20_Link">
https://armyinform.com.ua/2023/06/21/ukrayina-ta-oon-domovylysya-pro-stvorennya-fondu-vidnovlennya-gromad/</text:a>
</text:p>
      <!--NEWS-->
      <text:h text:style-name="P10" text:outline-level="1">
<text:span text:style-name="T4">
The head of state accepted the certificates of certificates into the ambassadors of Norway, Switzerland, Azerbaijan, Pakistan and Iceland</text:span>
</text:h>
      <text:p text:style-name="P4">
Author: ['АРМІЯINFORM']</text:p>
      <text:p text:style-name="P4">
Time: 2023-06-21T97:00:00-04:00</text:p>
      <text:p text:style-name="P4">
Description: President of Ukraine Volodymyr Zelensky, having given Virchi, the Norwegia’s ambassador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5a0233833c3c386e284fe00f1080296d_1687366959_extra_large.jpeg" text:style-name="Internet_20_link" text:visited-style-name="Visited_20_Internet_20_Link">
5a0233833c3c386e284fe00f1080296d_1687366959_extra_large.jpeg</text:a>
']</text:p>
      <text:p text:style-name="P4">
Tags: ['ПРЕЗИДЕНТ УКРАЇНИ']</text:p>
      <text:p text:style-name="P4">
Category: News</text:p>
      <!--METADATA-->
      <text:p text:style-name="P4">
<draw:frame draw:style-name="fr1" draw:name="Image328" text:anchor-type="as-char" svg:width="6.9236in" svg:height="4.604691in" draw:z-index="0">
<draw:image xlink:href="../Images/AРМІЯINFORM/2023-06-21T97-00-00-04-00/5a0233833c3c386e284fe00f1080296d_1687366959_extra_large.jpeg" xlink:type="simple" xlink:show="embed" xlink:actuate="onLoad" draw:mime-type="image/jpeg"/>
</draw:frame>
President of Ukraine Volodymyr Zelensky accepted the certificates of certificate of Norwegia Helen Sand Andresen, ambassador of Swiss Confederation Felix Baumann, ambassador country.</text:p>
      <text:p text:style-name="P4">
The ceremony of delivery of verdicts traditionally took place at the Sofia Kyivska Territorial Reserve.</text:p>
      <text:p text:style-name="P4">
Taking the certificate of certificates from Norwegian Ambassador Helen Sand Andresen, the president greet it in Ukraine and wished him effective work at the head of the diplomatic mission.</text:p>
      <text:p text:style-name="P4">
“This work will be a certain challenge, because Ukraine is at war for its poor. But we are happy that the people and the Government of Norway are the Prime Minister, his team, parliamentarians-on the side of the truth. And it is extremely grateful that you are dealing with democracy and, of course, the Ukrainian people, ”Vladimirzelensky said.</text:p>
      <text:p text:style-name="P4">
The President expressed gratitude to Norway for the support of Ukraine. He is a thankful party for providing comprehensive military, financial tagumanitarian assistance, as well as the approval by the Government of Norway to a separate and five -year assistance program to Ukraine with a volume of about 7 billion euros.</text:p>
      <text:p text:style-name="P4">
“This is leadership support. And an example of long -term assistance for other states, ”Volodymyr Zelenskyy emphasized.</text:p>
      <text:p text:style-name="P4">
The head of state noted the importance of defense assistance provided by the Ukrainianinar side, and praised Norway's readiness to join the Daivation Coalition in support of our country.</text:p>
      <text:p text:style-name="P4">
The President expressed his hope for active support from Norway to a specific projection on the path of Euro -Atlantic integration of Ukraine, the provision of our country's security guarantees at the NATO Vilnius Summit, as well as the participation of the Embarbal Peace Summit.</text:p>
      <text:p text:style-name="P4">
During a conversation with the Ambassador of the Swiss Confederation, Felix Baumannomnomavolodir Zelensky noted that our state was experiencing Switzerland's support.</text:p>
      <text:p text:style-name="P4">
He recalled that the first conference on the restoration of Ukraine was held in the Swiss city of Lugano. And today in London there is already a third conference dedicated to the reconstruction of Ukraine.</text:p>
      <text:p text:style-name="P4">
“We are very grateful for such a successful start of this difficult deposit project. Of course, we have many challenges in front of us, but we are grateful to you, ”the head of state said."It is important that, despite its neutral status, Switzerland does not remain aside from protecting our statehood, freedom and democracy," said the Glava of State.</text:p>
      <text:p text:style-name="P4">
Volodymyr Zelensky invited Switzerland to take part in the implementation of specific publics of the Ukrainian formula of peace and at the Global Peace Summit.</text:p>
      <text:p text:style-name="P4">
According to the President, the priority areas of bilateral cooperation of Evishavatius in the context of reconstruction and restoration of Ukraine, as well as humanitarian demeting.</text:p>
      <text:p text:style-name="P4">
He expressed his hope for the implementation of relevant initiatives in the parliamentarywitzer, aimed at making changes to the legislation that would openly open Swiss defense goods to Ukraine.</text:p>
      <text:p text:style-name="P4">
Welcoming the Azerbaijan Ambassador Seymour Mardaliyev on the beginning of the diplomatic mission in his country, the Head of State thanked for the support of the territorial integrity of Ukraine.</text:p>
      <text:p text:style-name="P4">
Volodymyr Zelensky told the warmest congratulations to the President Azerbaijjanilham Aliyev and noted that their recent meeting in Chisinau was productive, because many issues were discussed that constituted mutual interest. In particular, this country was agreed in the reconstruction of the city of Irpen.</text:p>
      <text:p text:style-name="P4">
“Our teams are already working on this arrangement. This will be a specific contribution to the post -war restoration of Ukraine, ”the head of the state emphasized.</text:p>
      <text:p text:style-name="P4">
The President of Ukraine also thanked for the warm reception in Azerbaijan Ukrainians who escaped from Russian aggression.</text:p>
      <text:p text:style-name="P4">
He also thanked the humanitarian aid provided by Azerbaijan. Volodymyr Zelensky expressed his hope for the well -being of Azerbaijan in the implementation of the Ukrainian formula of peace Tauza at the Global Peace Summit.</text:p>
      <text:p text:style-name="P4">
The President has invited the Azerbaijani business to join the implementation of infrastructure and energy projects in Ukraine now.</text:p>
      <text:p text:style-name="P4">
Accepting his certificates from the Ambassador of the Islamic Republic Pakistan Nadir Khan, the Head of State expressed his belief in the need to further intensify the beneficial cooperation between the two countries and thanked for the Pakistanomumanitarian assistance to the Ukrainian people.</text:p>
      <text:p text:style-name="P4">
"I would like to thank your country for the support of Ukraine in such difficult times, the locks, as well as for the support of our territorial integrity," the president said.“Ukraine remains a reliable guarantor of world food security. Ready to take an active part in Pakistan's food security, ”the Head of State announced.</text:p>
      <text:p text:style-name="P4">
During his meeting with Iceland Ambassador, Hannes Hesison, the President thanked Ukraine's concern at bilateral levels and within the framework of international organizations.</text:p>
      <text:p text:style-name="P4">
"I thank you for the support of Ukraine, our territorial integrity and sovereignty. I also thank you with the support of Iceland of the Ukrainian Peace Formula," the president said.</text:p>
      <text:p text:style-name="P4">
Volodymyr Zelensky congratulated Iceland on a successful chairman of the Council of Europe recently holding the Summit of this organization in Reykjavik, one of which was the creation of a register of losses caused by Russian aggression against Ukraine.</text:p>
      <text:p text:style-name="P4">
The Head of State emphasized the importance of effective support for Iceland of Ukraine's Euro -Atlantic integration, which is especially important on the eve of NATO's summit.</text:p>
      <text:p text:style-name="P4">
Volodymyr Zelensky noted separately the recent decision of Iceland to close the post in Moscow, which became a eloquent signal of solidarity with our Ukraine in the fight against the aggressor.</text:p>
      <text:p text:style-name="P4">
News Source: <text:a xlink:type="simple" xlink:href="https://armyinform.com.ua/2023/06/21/glava-derzhavy-pryjnyav-virchi-gramoty-u-posliv-norvegiyi-shvejczariyi-azerbajdzhanu-pakystanu-ta-islandiyi/" text:style-name="Internet_20_link" text:visited-style-name="Visited_20_Internet_20_Link">
https://armyinform.com.ua/2023/06/21/glava-derzhavy-pryjnyav-virchi-gramoty-u-posliv-norvegiyi-shvejczariyi-azerbajdzhanu-pakystanu-ta-islandiyi/</text:a>
</text:p>
      <!--NEWS-->
      <text:h text:style-name="P10" text:outline-level="1">
<text:span text:style-name="T4">
Global hopes are focused on our country, and our people will justify them: Ukraine will win - Volodymyr Zelenskyy</text:span>
</text:h>
      <text:p text:style-name="P4">
Author: ['АРМІЯINFORM']</text:p>
      <text:p text:style-name="P4">
Time: 2023-06-21T98:00:00-04:00</text:p>
      <text:p text:style-name="P4">
Description: Having said about the President of Ukraine Volodymyr Zelensky at his Videozninni before ... the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2cc8b226388c9e314d6eff8edcd54f4d_1686857689_extra_large.png" text:style-name="Internet_20_link" text:visited-style-name="Visited_20_Internet_20_Link">
2cc8b226388c9e314d6eff8edcd54f4d_1686857689_extra_large.png</text:a>
']</text:p>
      <text:p text:style-name="P4">
Tags: []</text:p>
      <text:p text:style-name="P4">
Category: News</text:p>
      <!--METADATA-->
      <text:p text:style-name="P4">
<draw:frame draw:style-name="fr1" draw:name="Image329" text:anchor-type="as-char" svg:width="6.9236in" svg:height="3.871446in" draw:z-index="0">
<draw:image xlink:href="../Images/AРМІЯINFORM/2023-06-21T98-00-00-04-00/2cc8b226388c9e314d6eff8edcd54f4d_1686857689_extra_large.png" xlink:type="simple" xlink:show="embed" xlink:actuate="onLoad" draw:mime-type="image/png"/>
</draw:frame>
Volodymyr Zelenskyy  About it <text:a xlink:type="simple" xlink:href="https://www.president.gov.ua/news/same-na-nashij-derzhavi-sfokusovani-globalni-nadiyi-i-nashi-83717" text:style-name="Internet_20_link" text:visited-style-name="Visited_20_Internet_20_Link">
said</text:a>
President of Ukraine Volodymyrzelensky in his video address to Ukrainians.</text:p>
      <text:p text:style-name="P4">
_ "I wish health, dear Ukrainians!_</text:p>
      <text:p text:style-name="P4">
First. Front. Hard fighting. South - destroy the enemy. Donetsk region is destroying the mold. The Kupjansky direction _ --_ at least that Russian terrorists will be planned there, we will destroy the enemy.</text:p>
      <text:p text:style-name="P4">
In the south there is our movement forward. Thank you, warriors!In the east <text:span text:style-name="T5">
-</text:span>
 we keep the defense. I am gratefully grateful, the guys, for each, a Russian helicopter. Each one is important.</text:p>
      <text:p text:style-name="P4">
Second. London. Today, our work with the British has started a special conference for Ukraine's restoration.</text:p>
      <text:p text:style-name="P4">
I thank you, Britain, for a new financial support package. Thank you, American, a suction of helping our infrastructure and energy. Thank you, the European Union, President of the European Commission Ursula von der Liaien, a financial instrument for our reconstruction of 50 billion euros.</text:p>
      <text:p text:style-name="P4">
The meaning of this conference in London is not simply to generate the efforts of the states _ --<text:span text:style-name="T5">
 our partners, but to keep our transformation in international business. The Ukrainian delegation is currently in Britain _ --</text:span>
 government, office, Verkhovna Rada, Public Sector. Each aspect of the Ukrainian restoration of the further development of our country will be represented by those figures of the world business whose attention is directly needed by us: our industries, cities, communities, country as a whole. The task of Ukraine is to transform the moralidation of our people into the economic leadership of our country. All the preconditions for this are, first of all, in our people, in our beautiful -sighted people.</text:p>
      <text:p text:style-name="P4">
Third. Finally, a new package of EU sanctions against Russia is approved. The part of its norms is prepared on the proposals of the International Sanction Group, which works under the chairmanship of Michael McFol and Andriy Ermak. This package will restrict Russia's profits that it has still received them in Europe, and will also overlap some of the ways of bypassing previously imposed sanctions. This is an instant from priority tasks.</text:p>
      <text:p text:style-name="P4">
All our partners are fully informed about how critically overlap all ways of bypassing sanctions. The terrorist state still has access to various products of components, technological and financial schemes created by those in the world, however, appreciates freedom and international law.And one more.</text:p>
      <text:p text:style-name="P4">
He accepted the certificates from the ambassadors of foreign states that came to Ukraine. New ambassadors. In total, more than 60 embassies and representations of states and more than 20 representations of international organizations have been working.</text:p>
      <text:p text:style-name="P4">
To work in Ukraine, to work with Ukraine _ --_ it is to believe in Ukraine and in Ukrainians. The world is with us despite everything that the state-gun is trying to do. 483th day of a full-scale war. It is in our country that focushygrophygrogal hopes. And our people will justify these hopes. Freedom will win. Ukraine will win.</text:p>
      <text:p text:style-name="P4">
I thank everyone who is fighting and working for Ukraine!</text:p>
      <text:p text:style-name="P4">
Glory to all who strengthens freedom!</text:p>
      <text:p text:style-name="P4">
<text:span text:style-name="T5">
Slav Ukraine!</text:span>
 _ », - the President of Ukraine said._</text:p>
      <text:p text:style-name="P4">
News Source: <text:a xlink:type="simple" xlink:href="https://armyinform.com.ua/2023/06/21/na-nashij-derzhavi-sfokusovani-globalni-nadiyi-i-nashi-lyudy-yih-vypravdayut-ukrayina-peremozhe-volodymyr-zelenskyj/" text:style-name="Internet_20_link" text:visited-style-name="Visited_20_Internet_20_Link">
https://armyinform.com.ua/2023/06/21/na-nashij-derzhavi-sfokusovani-globalni-nadiyi-i-nashi-lyudy-yih-vypravdayut-ukrayina-peremozhe-volodymyr-zelenskyj/</text:a>
</text:p>
      <!--NEWS-->
      <text:h text:style-name="P10" text:outline-level="1">
<text:span text:style-name="T4">
Short. War. Day 483. Videoodigest</text:span>
</text:h>
      <text:p text:style-name="P4">
Author: ['АРМІЯINFORM']</text:p>
      <text:p text:style-name="P4">
Time: 2023-06-21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ВІДЕОДАЙДЖЕСТ', 'ВІЙНА ДЕНЬ 483', 'ГШ ЗС УКРАЇНИ']</text:p>
      <text:p text:style-name="P4">
Category: News</text:p>
      <!--METADATA-->
      <text:p text:style-name="P4">
News Source: <text:a xlink:type="simple" xlink:href="https://armyinform.com.ua/2023/06/21/korotko-vijna-den-483-videodajdzhest/" text:style-name="Internet_20_link" text:visited-style-name="Visited_20_Internet_20_Link">
https://armyinform.com.ua/2023/06/21/korotko-vijna-den-483-videodajdzhest/</text:a>
</text:p>
      <!--NEWS-->
      <text:h text:style-name="P10" text:outline-level="1">
<text:span text:style-name="T4">
Nastya Stanko will become the editor -in -chief "Investigation.Info"</text:span>
</text:h>
      <text:p text:style-name="P4">
Authors: Ukrinform (Person)</text:p>
      <text:p text:style-name="P4">
Publisher: Укринформ (Organization)</text:p>
      <text:p text:style-name="P4">
Published Time: 2023-06-21T9:38:00+03:00</text:p>
      <text:p text:style-name="P4">
Modified Time: 2023-06-21T22:38:00+03:00</text:p>
      <text:p text:style-name="P4">
Description: The former editor -in -chief and military reporter of Public Nastyko will become the new editor -in -chief of the Investigation.Info Investigative Agency. - Ukrinform.</text:p>
      <text:p text:style-name="P4">
Images: ['<text:a xlink:type="simple" xlink:href="https://static.ukrinform.com/photos/2023_06/thumb_files/630_360_1687376027-412.jpg" text:style-name="Internet_20_link" text:visited-style-name="Visited_20_Internet_20_Link">
630_360_16873...</text:a>
']</text:p>
      <text:p text:style-name="P4">
Tags: ['Призначення', 'Журналіст', 'Слідство.Інфо']</text:p>
      <text:p text:style-name="P4">
Type: Article</text:p>
      <!--METADATA-->
      <text:p text:style-name="P4">
<draw:frame draw:style-name="fr1" draw:name="Image330" text:anchor-type="as-char" svg:width="6.9236in" svg:height="3.956343in" draw:z-index="0">
<draw:image xlink:href="../Images/yкринформ/2023-06-21T9-38-00-03-00/630_360_1687376027-412.jpg" xlink:type="simple" xlink:show="embed" xlink:actuate="onLoad" draw:mime-type="image/jpeg"/>
</draw:frame>
The former chief editor and military reporter of "Public" Nastya Stanko Stanenova Editor -in -Chief of the Agency of Investigation Journalistic Investigation Agency.</text:p>
      <text:p text:style-name="P4">
As Ukrinform reports, it reports "<text:a xlink:type="simple" xlink:href="https://detector.media/infospace/article/212793/2023-06-21-golovnoyu-redaktorkoyu-slidstvoinfo-stane-nastya-stanko/" text:style-name="Internet_20_link" text:visited-style-name="Visited_20_Internet_20_Link">
Media Detector</text:a>
”.</text:p>
      <text:p text:style-name="P4">
“Stanko will lead the media team updated in the last year and will be engaged in the operative management of“ Investigation.Info ”, - the message reads.</text:p>
      <text:p text:style-name="P4">
Instead, Anna Babinets, who headed the editorial board of Investigation.Info, remains the executive director of the publication. It is noted that, through family circumstances, it is mainly concentrated on the strategic development of the agency.</text:p>
      <text:p text:style-name="P4">
As it was reported, Nastya Stanko has worked for almost ten years on various respects on Public, and a year and a half was his editor -in -chief.</text:p>
      <text:p text:style-name="P4">
The journalist covered the events on the Maidan, the Russian aggression in the Donbass and the cover, was captured by the so -called "LNR".</text:p>
      <text:p text:style-name="P4">
For the investigation of "Crack" about the events of February 20, 2014, during the revolution of the vividness in 2016, Stanko, along with Angelina Karyakina, received the Fest Grand Prime Minzhigorye.</text:p>
      <text:p text:style-name="P4">
<text:span text:style-name="T4">
 Read also: </text:span>
 <text:a xlink:type="simple" xlink:href="https://www.ukrinform.ua/rubric-society/3724819-u-bonni-zurnalisti-zibralisa-na-globalnij-mediaforum.html" text:style-name="Internet_20_link" text:visited-style-name="Visited_20_Internet_20_Link">
in Bonn <text:span text:style-name="T4">
 journalist </text:span>
 and gathered for a global mediaforum</text:a>
In 2018, Nasta Stanko was investigating the Secret Insulator of the SBU. She received the International Press Freedom Award in New York, and in 2019, Muyi was awarded the Courage for Courage from International Women's Media Foundation. In Ukraine, Nastya Stanko became the finalist of the journalist competition "Honor of the profession" for four years.</text:p>
      <text:p text:style-name="P4">
After a full -scale invasion of Russia into Ukraine in February 2022, the machine was at a military reporting, regularly visits the frontline territories and publishes reports from hot spots.</text:p>
      <text:p text:style-name="P4">
News Source: <text:a xlink:type="simple" xlink:href="https://www.ukrinform.ua/rubric-society/3726020-golovnou-redaktorkou-slidstvoinfo-stane-nasta-stanko.html" text:style-name="Internet_20_link" text:visited-style-name="Visited_20_Internet_20_Link">
https://www.ukrinform.ua/rubric-society/3726020-golovnou-redaktorkou-slidstvoinfo-stane-nasta-stanko.html</text:a>
</text:p>
      <!--NEWS-->
      <text:h text:style-name="P10" text:outline-level="1">
<text:span text:style-name="T4">
Football: Juventus bought Marseille Milika</text:span>
</text:h>
      <text:p text:style-name="P4">
Authors: Ukrinform (Person)</text:p>
      <text:p text:style-name="P4">
Publisher: Укринформ (Organization)</text:p>
      <text:p text:style-name="P4">
Published Time: 2023-06-22T-1:14:00+03:00</text:p>
      <text:p text:style-name="P4">
Modified Time: 2023-06-22T00:14:00+03:00</text:p>
      <text:p text:style-name="P4">
Description: The Juventus Turinsky bought the Polish Forward of Marseille Arkadyusz Milica after the lease. - Ukrinform.</text:p>
      <text:p text:style-name="P4">
Images: ['<text:a xlink:type="simple" xlink:href="https://static.ukrinform.com/photos/2023_06/thumb_files/630_360_1687381565-313.jpg" text:style-name="Internet_20_link" text:visited-style-name="Visited_20_Internet_20_Link">
630_360_16873...</text:a>
']</text:p>
      <text:p text:style-name="P4">
Tags: ['Футбол', 'Ювентус']</text:p>
      <text:p text:style-name="P4">
Type: Article</text:p>
      <!--METADATA-->
      <text:p text:style-name="P4">
<draw:frame draw:style-name="fr1" draw:name="Image331" text:anchor-type="as-char" svg:width="6.9236in" svg:height="3.956343in" draw:z-index="0">
<draw:image xlink:href="../Images/yкринформ/2023-06-22T-1-14-00-03-00/630_360_1687381565-313.jpg" xlink:type="simple" xlink:show="embed" xlink:actuate="onLoad" draw:mime-type="image/jpeg"/>
</draw:frame>
The Juventus Turinsky bought the Polish Forward of Marseille Arkadyusz Milica after the lease.</text:p>
      <text:p text:style-name="P4">
This was reported <text:a xlink:type="simple" xlink:href="https://www.juventus.com/en/news/articles/official-milik-continues-at-juventus" text:style-name="Internet_20_link" text:visited-style-name="Visited_20_Internet_20_Link">
press service</text:a>
Biankonra, Ukrinform reports.</text:p>
      <text:p text:style-name="P4">
According to <text:a xlink:type="simple" xlink:href="https://rmcsport.bfmtv.com/football/transferts/mercato-c-est-officiel-milik-quitte-definitivement-l-om-pour-la-juve_AV-202306210858.html" text:style-name="Internet_20_link" text:visited-style-name="Visited_20_Internet_20_Link">
RMC Sport</text:a>
, the Italian club will pay French 6.3 million euros. This amount will be paid for three years. Bonuses of 1.1 million euros are also provided, but the terms of their payment are not called.</text:p>
      <text:p text:style-name="P4">
The contract with a 29-year-old Pole is calculated by June 30, 2026.</text:p>
      <text:p text:style-name="P4">
During the lease at Juventus, Milik scored 9 goals and made 1 assistant in 39.</text:p>
      <text:p text:style-name="P4">
<text:span text:style-name="T4">
 Read also: </text:span>
 <text:a xlink:type="simple" xlink:href="https://www.ukrinform.ua/rubric-sports/3726001-messi-debutue-za-inter-maami-22-lipna-v-ramkah-kubka-lig.html" text:style-name="Internet_20_link" text:visited-style-name="Visited_20_Internet_20_Link">
Messi makes debuts for Inter Mayami on July 22 as part of the Kubil</text:a>
As reported, Juventus took the seventh place in the series A season 2022/2023.</text:p>
      <text:p text:style-name="P4">
Photo: juventus.com</text:p>
      <text:p text:style-name="P4">
News Source: <text:a xlink:type="simple" xlink:href="https://www.ukrinform.ua/rubric-sports/3726036-futbol-uventus-vikupiv-u-marsela-milika.html" text:style-name="Internet_20_link" text:visited-style-name="Visited_20_Internet_20_Link">
https://www.ukrinform.ua/rubric-sports/3726036-futbol-uventus-vikupiv-u-marsela-milika.html</text:a>
</text:p>
      <!--NEWS-->
      <text:h text:style-name="P10" text:outline-level="1">
<text:span text:style-name="T4">
Gutzait: Thanks to the Armed Forces, we are able to represent Ukraine in the sports arena</text:span>
</text:h>
      <text:p text:style-name="P4">
Authors: Ukrinform (Person)</text:p>
      <text:p text:style-name="P4">
Publisher: Укринформ (Organization)</text:p>
      <text:p text:style-name="P4">
Published Time: 2023-06-22T-2:02:00+03:00</text:p>
      <text:p text:style-name="P4">
Modified Time: 2023-06-22T00:02:00+03:00</text:p>
      <text:p text:style-name="P4">
Description: Minister of Youth and Sports of Ukraine, President of the National Olympic Committee Vadim Gutzait estimated Ukraine's chances of medal during European Games in 2023 in Krakow. - Ukrinform.</text:p>
      <text:p text:style-name="P4">
Images: ['<text:a xlink:type="simple" xlink:href="https://static.ukrinform.com/photos/2023_06/thumb_files/630_360_1687380985-126.jpg" text:style-name="Internet_20_link" text:visited-style-name="Visited_20_Internet_20_Link">
630_360_16873...</text:a>
']</text:p>
      <text:p text:style-name="P4">
Tags: ['НОК України', 'Міністерство молоді та спорту', 'Європейські ігри', 'Вадим Гутцайт']</text:p>
      <text:p text:style-name="P4">
Type: Article</text:p>
      <!--METADATA-->
      <text:p text:style-name="P4">
<draw:frame draw:style-name="fr1" draw:name="Image332" text:anchor-type="as-char" svg:width="6.9236in" svg:height="3.956343in" draw:z-index="0">
<draw:image xlink:href="../Images/yкринформ/2023-06-22T-2-02-00-03-00/630_360_1687380985-126.jpg" xlink:type="simple" xlink:show="embed" xlink:actuate="onLoad" draw:mime-type="image/jpeg"/>
</draw:frame>
Minister of Youth and Sports of Ukraine, President of the National Olympic Committee Vadimutzait evaluated Ukraine's chances of medal during the European Games-2023.</text:p>
      <text:p text:style-name="P4">
He told about it exclusively in a comment to Ukrinform.</text:p>
      <text:p text:style-name="P4">
“Thanks to the Armed Forces of Ukraine, we are able to represent Ukraine in the country. The war continues for more than a year. From the first days, it was to foster our athletes, to keep sports in Ukraine, to guarantee athletamnoor training. All the best teams of Europe will compete for medals, so it will be difficult. We are moving to the Paris Olympics. Thanks to all our partners, people inside the country, we came in the largest composition. 263 perports were given a chance to represent Ukraine at competitions of this level, ”he said.</text:p>
      <text:p text:style-name="P4">
President NOC has abandoned the forecasts, but assured that every Ukrainian athlete has the potential to obtain a medal.</text:p>
      <text:p text:style-name="P4">
“It is difficult to predict something. We understand all the difficulties, in particular related to the zapsychological state. I count on every athlete, because everyone has a podium. The main thing is to believe in yourself, to believe in a trainer and to not be sure that all our Ukraine is behind the back. I wish all the athletes good luck and winning, ”Gutzait said.</text:p>
      <text:p text:style-name="P4">
He also emphasized that working on the account of the Russians of Belarus continues, and called on Ukrainian athletes to join the struggle.</text:p>
      <text:p text:style-name="P4">
“We hope that our fruitful work, done in 3 months since March, will give results. The IOC should see that it is not on time to return to the Russians of Ibilorus to the competition. We need to continue work. Athletes in particular well winning and talking about what is happening in our country. They are athletes to press on their friends, which in turn will be influenced by their national Olympic committees and federations. The Russians and Belarusians are not at sports. ” - the Minister of Youth and Sports summed up.</text:p>
      <text:p text:style-name="P4">
<text:span text:style-name="T4">
 Read also: </text:span>
 <text:a xlink:type="simple" xlink:href="https://www.ukrinform.ua/rubric-sports/3725512-evropejski-igri2023-igri-peremozciv-igri-povagi-igri-bez-rosian.html" text:style-name="Internet_20_link" text:visited-style-name="Visited_20_Internet_20_Link">
<text:span text:style-name="T4">
 European </text:span>
 <text:span text:style-name="T4">
 </text:span>
 Games ** -2023 -Games of winners, games, games without Russians</text:a>
As it was reported, today, June 21, the opening ceremony of the European Games 2023 was held in Krakow.</text:p>
      <text:p text:style-name="P4">
The competitions will last from June 21 to July 2.</text:p>
      <text:p text:style-name="P4">
News Source: <text:a xlink:type="simple" xlink:href="https://www.ukrinform.ua/rubric-sports/3726035-gutcajt-zavdaki-zsu-mi-maemo-zmogu-predstavlati-ukrainu-na-sportivnij-areni.html" text:style-name="Internet_20_link" text:visited-style-name="Visited_20_Internet_20_Link">
https://www.ukrinform.ua/rubric-sports/3726035-gutcajt-zavdaki-zsu-mi-maemo-zmogu-predstavlati-ukrainu-na-sportivnij-areni.html</text:a>
</text:p>
      <!--NEWS-->
      <text:h text:style-name="P10" text:outline-level="1">
<text:span text:style-name="T4">
Gutzait: Thanks to the Armed Forces, we are able to represent Ukraine in the sports arena</text:span>
</text:h>
      <text:p text:style-name="P4">
Authors: Ukrinform (Person)</text:p>
      <text:p text:style-name="P4">
Publisher: Укринформ (Organization)</text:p>
      <text:p text:style-name="P4">
Published Time: 2023-06-22T00:02:00+03:00</text:p>
      <text:p text:style-name="P4">
Modified Time: 2023-06-22T00:02:00+03:00</text:p>
      <text:p text:style-name="P4">
Description: Minister of Youth and Sports of Ukraine, President of the National Olympic Committee Vadim Gutzait estimated Ukraine's chances of medal during European Games in 2023 in Krakow. - Ukrinform.</text:p>
      <text:p text:style-name="P4">
Images: ['<text:a xlink:type="simple" xlink:href="https://static.ukrinform.com/photos/2023_06/thumb_files/630_360_1687380985-126.jpg" text:style-name="Internet_20_link" text:visited-style-name="Visited_20_Internet_20_Link">
630_360_16873...</text:a>
']</text:p>
      <text:p text:style-name="P4">
Tags: ['НОК України', 'Міністерство молоді та спорту', 'Європейські ігри', 'Вадим Гутцайт']</text:p>
      <text:p text:style-name="P4">
Type: Article</text:p>
      <!--METADATA-->
      <text:p text:style-name="P4">
<draw:frame draw:style-name="fr1" draw:name="Image333" text:anchor-type="as-char" svg:width="6.9236in" svg:height="3.956343in" draw:z-index="0">
<draw:image xlink:href="../Images/yкринформ/2023-06-22T00-02-00-03-00/630_360_1687380985-126.jpg" xlink:type="simple" xlink:show="embed" xlink:actuate="onLoad" draw:mime-type="image/jpeg"/>
</draw:frame>
Minister of Youth and Sports of Ukraine, President of the National Olympic Committee Vadimutzait evaluated Ukraine's chances of medal during the European Games-2023.</text:p>
      <text:p text:style-name="P4">
He told about it exclusively in a comment to Ukrinform.</text:p>
      <text:p text:style-name="P4">
“Thanks to the Armed Forces of Ukraine, we are able to represent Ukraine in the country. The war continues for more than a year. From the first days, it was to foster our athletes, to keep sports in Ukraine, to guarantee athletamnoor training. All the best teams of Europe will compete for medals, so it will be difficult. We are moving to the Paris Olympics. Thanks to all our partners, people inside the country, we came in the largest composition. 263 perports were given a chance to represent Ukraine at competitions of this level, ”he said.</text:p>
      <text:p text:style-name="P4">
President NOC has abandoned the forecasts, but assured that every Ukrainian athlete has the potential to obtain a medal.</text:p>
      <text:p text:style-name="P4">
“It is difficult to predict something. We understand all the difficulties, in particular related to the zapsychological state. I count on every athlete, because everyone has a podium. The main thing is to believe in yourself, to believe in a trainer and to not be sure that all our Ukraine is behind the back. I wish all the athletes good luck and winning, ”Gutzait said.</text:p>
      <text:p text:style-name="P4">
He also emphasized that working on the account of the Russians of Belarus continues, and called on Ukrainian athletes to join the struggle.</text:p>
      <text:p text:style-name="P4">
“We hope that our fruitful work, done in 3 months since March, will give results. The IOC should see that it is not on time to return to the Russians of Ibilorus to the competition. We need to continue work. Athletes in particular well winning and talking about what is happening in our country. They are athletes to press on their friends, which in turn will be influenced by their national Olympic committees and federations. The Russians and Belarusians are not at sports. ” - the Minister of Youth and Sports summed up.</text:p>
      <text:p text:style-name="P4">
<text:span text:style-name="T4">
 Read also: </text:span>
 <text:a xlink:type="simple" xlink:href="https://www.ukrinform.ua/rubric-sports/3725512-evropejski-igri2023-igri-peremozciv-igri-povagi-igri-bez-rosian.html" text:style-name="Internet_20_link" text:visited-style-name="Visited_20_Internet_20_Link">
<text:span text:style-name="T4">
 European </text:span>
 <text:span text:style-name="T4">
 </text:span>
 Games ** -2023 -Games of winners, games, games without Russians</text:a>
As it was reported, today, June 21, the opening ceremony of the European Games 2023 was held in Krakow.</text:p>
      <text:p text:style-name="P4">
The competitions will last from June 21 to July 2.</text:p>
      <text:p text:style-name="P4">
News Source: <text:a xlink:type="simple" xlink:href="https://www.ukrinform.ua/rubric-sports/3726035-gutcajt-zavdaki-zsu-mi-maemo-zmogu-predstavlati-ukrainu-na-sportivnij-areni.html" text:style-name="Internet_20_link" text:visited-style-name="Visited_20_Internet_20_Link">
https://www.ukrinform.ua/rubric-sports/3726035-gutcajt-zavdaki-zsu-mi-maemo-zmogu-predstavlati-ukrainu-na-sportivnij-areni.html</text:a>
</text:p>
      <!--NEWS-->
      <text:h text:style-name="P10" text:outline-level="1">
<text:span text:style-name="T4">
Football: Juventus bought Marseille Milika</text:span>
</text:h>
      <text:p text:style-name="P4">
Authors: Ukrinform (Person)</text:p>
      <text:p text:style-name="P4">
Publisher: Укринформ (Organization)</text:p>
      <text:p text:style-name="P4">
Published Time: 2023-06-22T00:14:00+03:00</text:p>
      <text:p text:style-name="P4">
Modified Time: 2023-06-22T00:14:00+03:00</text:p>
      <text:p text:style-name="P4">
Description: The Juventus Turinsky bought the Polish Forward of Marseille Arkadyusz Milica after the lease. - Ukrinform.</text:p>
      <text:p text:style-name="P4">
Images: ['<text:a xlink:type="simple" xlink:href="https://static.ukrinform.com/photos/2023_06/thumb_files/630_360_1687381565-313.jpg" text:style-name="Internet_20_link" text:visited-style-name="Visited_20_Internet_20_Link">
630_360_16873...</text:a>
']</text:p>
      <text:p text:style-name="P4">
Tags: ['Футбол', 'Ювентус']</text:p>
      <text:p text:style-name="P4">
Type: Article</text:p>
      <!--METADATA-->
      <text:p text:style-name="P4">
<draw:frame draw:style-name="fr1" draw:name="Image334" text:anchor-type="as-char" svg:width="6.9236in" svg:height="3.956343in" draw:z-index="0">
<draw:image xlink:href="../Images/yкринформ/2023-06-22T00-14-00-03-00/630_360_1687381565-313.jpg" xlink:type="simple" xlink:show="embed" xlink:actuate="onLoad" draw:mime-type="image/jpeg"/>
</draw:frame>
The Juventus Turinsky bought the Polish Forward of Marseille Arkadyusz Milica after the lease.</text:p>
      <text:p text:style-name="P4">
This was reported <text:a xlink:type="simple" xlink:href="https://www.juventus.com/en/news/articles/official-milik-continues-at-juventus" text:style-name="Internet_20_link" text:visited-style-name="Visited_20_Internet_20_Link">
press service</text:a>
Biankonra, Ukrinform reports.</text:p>
      <text:p text:style-name="P4">
According to <text:a xlink:type="simple" xlink:href="https://rmcsport.bfmtv.com/football/transferts/mercato-c-est-officiel-milik-quitte-definitivement-l-om-pour-la-juve_AV-202306210858.html" text:style-name="Internet_20_link" text:visited-style-name="Visited_20_Internet_20_Link">
RMC Sport</text:a>
, the Italian club will pay French 6.3 million euros. This amount will be paid for three years. Bonuses of 1.1 million euros are also provided, but the terms of their payment are not called.</text:p>
      <text:p text:style-name="P4">
The contract with a 29-year-old Pole is calculated by June 30, 2026.</text:p>
      <text:p text:style-name="P4">
During the lease at Juventus, Milik scored 9 goals and made 1 assistant in 39.</text:p>
      <text:p text:style-name="P4">
<text:span text:style-name="T4">
 Read also: </text:span>
 <text:a xlink:type="simple" xlink:href="https://www.ukrinform.ua/rubric-sports/3726001-messi-debutue-za-inter-maami-22-lipna-v-ramkah-kubka-lig.html" text:style-name="Internet_20_link" text:visited-style-name="Visited_20_Internet_20_Link">
Messi makes debuts for Inter Mayami on July 22 as part of the Kubil</text:a>
As reported, Juventus took the seventh place in the series A season 2022/2023.</text:p>
      <text:p text:style-name="P4">
Photo: juventus.com</text:p>
      <text:p text:style-name="P4">
News Source: <text:a xlink:type="simple" xlink:href="https://www.ukrinform.ua/rubric-sports/3726036-futbol-uventus-vikupiv-u-marsela-milika.html" text:style-name="Internet_20_link" text:visited-style-name="Visited_20_Internet_20_Link">
https://www.ukrinform.ua/rubric-sports/3726036-futbol-uventus-vikupiv-u-marsela-milika.html</text:a>
</text:p>
      <!--NEWS-->
      <text:h text:style-name="P10" text:outline-level="1">
<text:span text:style-name="T4">
Berbok named the main condition of Ukraine's accession to the European Union</text:span>
</text:h>
      <text:p text:style-name="P4">
Authors: Ukrinform (Person)</text:p>
      <text:p text:style-name="P4">
Publisher: Укринформ (Organization)</text:p>
      <text:p text:style-name="P4">
Published Time: 2023-06-22T00:21:00+03:00</text:p>
      <text:p text:style-name="P4">
Modified Time: 2023-06-22T00:21:00+03:00</text:p>
      <text:p text:style-name="P4">
Description: German Foreign Minister Annalen Berb, called on Ukraine to end "30 years of nepotism and corruption" to join the European Union. - Ukrinform.</text:p>
      <text:p text:style-name="P4">
Images: ['<text:a xlink:type="simple" xlink:href="https://static.ukrinform.com/photos/2022_08/thumb_files/630_360_1661958577-366.jpg" text:style-name="Internet_20_link" text:visited-style-name="Visited_20_Internet_20_Link">
630_360_16619...</text:a>
']</text:p>
      <text:p text:style-name="P4">
Tags: ['Євросоюз', 'Німеччина', 'Україна']</text:p>
      <text:p text:style-name="P4">
Type: Article</text:p>
      <!--METADATA-->
      <text:p text:style-name="P4">
<draw:frame draw:style-name="fr1" draw:name="Image335" text:anchor-type="as-char" svg:width="6.9236in" svg:height="3.956343in" draw:z-index="0">
<draw:image xlink:href="../Images/yкринформ/2023-06-22T00-21-00-03-00/630_360_1661958577-366.jpg" xlink:type="simple" xlink:show="embed" xlink:actuate="onLoad" draw:mime-type="image/jpeg"/>
</draw:frame>
Germany's heads Annalen Berb called Ukraine to end "30 years of cummaking and corruption" to join the European Union.</text:p>
      <text:p text:style-name="P4">
As Ukrinform reports with reference to <text:a xlink:type="simple" xlink:href="https://www.welt.de/politik/ausland/article245981648/Ukraine-News-Kiewer-Geheimdienst-bestaetigt-russischen-Angriff-auf-eigene-Zentrale.html" text:style-name="Internet_20_link" text:visited-style-name="Visited_20_Internet_20_Link">
Die Welt</text:a>
She said about it in London in the fields of the Conference on the Restoration of Ukraine.</text:p>
      <text:p text:style-name="P4">
At the same time, Berbok noted that the reform steps in Ukraine are currently taking place "incredible speed" and emphasized that our country has already achieved the progress of reforms, in particular in the fields of free media and the rule of law, which is supported by Germany.</text:p>
      <text:p text:style-name="P4">
<text:span text:style-name="T4">
 Read also: </text:span>
 <text:span text:style-name="T4">
 [Ukraine rises from ashes(https://www.ukrinform.ua/rubric-polytics/3725764-ukraina-pidnimaetsa-z-popelu-vijni-ta-boretsa-za-evropejske-majbutne-ursula-fon-der-laen.html)</text:span>
</text:p>
      <text:p text:style-name="P4">
"But it is also clear that the future requires further progress to put an end to 30 years of nepotism, and it is necessary to clearly stated that corruption ... should also be completed," the ministers emphasized. However, the reform crops will be "incredible speed".</text:p>
      <text:p text:style-name="P4">
<text:span text:style-name="T4">
 Read also: </text:span>
 <text:span text:style-name="T4">
 <text:a xlink:type="simple" xlink:href="https://www.ukrinform.ua/rubric-polytics/3725754-berbok-mi-hocemo-sob-ukraina-vigrala-cu-vijnu-ta-mir.html" text:style-name="Internet_20_link" text:visited-style-name="Visited_20_Internet_20_Link">
Berbok: We want Ukraine to win this war and peace</text:a>
</text:span>
</text:p>
      <text:p text:style-name="P4">
She also stressed that there was no doubt that Ukraine still joins the EU.</text:p>
      <text:p text:style-name="P4">
"Therefore, investments of private companies in the reconstruction of the country were more dominant because they eventually strengthened the European domestic market. Ukraine can be a decisive factor in strengthening <text:span text:style-name="T4">
 <text:a xlink:type="simple" xlink:href="https://www.ukrinform.ua/tag-evrosouz" text:style-name="Internet_20_link" text:visited-style-name="Visited_20_Internet_20_Link">
European</text:a>
</text:span>
 The domestic market, especially the sight of pure energy, "the minister said.</text:p>
      <text:p text:style-name="P4">
As it was reported, _ <text:span text:style-name="T4">
 <text:a xlink:type="simple" xlink:href="https://www.ukrinform.ua/rubric-vidbudova/3725670-u-londoni-pocinaetsa-miznarodna-konferencia-z-vidnovlenna-ukraini.html" text:style-name="Internet_20_link" text:visited-style-name="Visited_20_Internet_20_Link">
UK hosted a conference from June 21. </text:a>
</text:span>
 _</text:p>
      <text:p text:style-name="P4">
News Source: <text:a xlink:type="simple" xlink:href="https://www.ukrinform.ua/rubric-polytics/3726037-berbok-nazvala-golovnu-umovu-vstupu-ukraini-do-evrosouzu.html" text:style-name="Internet_20_link" text:visited-style-name="Visited_20_Internet_20_Link">
https://www.ukrinform.ua/rubric-polytics/3726037-berbok-nazvala-golovnu-umovu-vstupu-ukraini-do-evrosouzu.html</text:a>
</text:p>
      <!--NEWS-->
      <text:h text:style-name="P10" text:outline-level="1">
<text:span text:style-name="T4">
The State Department plans to continue to interact with China after Baiden's statement about the "dictator" SI</text:span>
</text:h>
      <text:p text:style-name="P4">
Authors: Ukrinform (Person)</text:p>
      <text:p text:style-name="P4">
Publisher: Укринформ (Organization)</text:p>
      <text:p text:style-name="P4">
Published Time: 2023-06-22T00:35:00+03:00</text:p>
      <text:p text:style-name="P4">
Modified Time: 2023-06-22T00:35:00+03:00</text:p>
      <text:p text:style-name="P4">
Description: The US State Department acknowledges that there are differences in relations with China, but expresses hope for further interaction and continuation of negotiations, even after the acute statements of Biden to Si Jinping. - Ukrinform.</text:p>
      <text:p text:style-name="P4">
Images: ['<text:a xlink:type="simple" xlink:href="https://static.ukrinform.com/photos/2018_03/thumb_files/630_360_1521097272-9495.jpg" text:style-name="Internet_20_link" text:visited-style-name="Visited_20_Internet_20_Link">
630_360_15210...</text:a>
']</text:p>
      <text:p text:style-name="P4">
Tags: ['Байден', 'Китай', 'Сі Цзіньпін', 'США']</text:p>
      <text:p text:style-name="P4">
Type: Article</text:p>
      <!--METADATA-->
      <text:p text:style-name="P4">
<draw:frame draw:style-name="fr1" draw:name="Image336" text:anchor-type="as-char" svg:width="6.9236in" svg:height="3.956343in" draw:z-index="0">
<draw:image xlink:href="../Images/yкринформ/2023-06-22T00-35-00-03-00/630_360_1521097272-9495.jpg" xlink:type="simple" xlink:show="embed" xlink:actuate="onLoad" draw:mime-type="image/jpeg"/>
</draw:frame>
The US State Department acknowledges that there are differences in relations with China, however, it expresses the hope of further interaction and continuation of negotiations even after Baiden's sharp statements to Si Jinping.</text:p>
      <text:p text:style-name="P4">
The relevant statement was made on Wednesday during a briefing by the Deputy District State Administration Vedant Patel, reports Ukrinform's own correspondent.</text:p>
      <text:p text:style-name="P4">
“For no one is a surprise that we, of course, have differences and things that we agree with, and the President(Biden - ed.)believes that diplomatic efforts, including a recent trip of State Secretary(to Beijing - ed.), there is a responsible way to regulate tension, ”the State Department said.</text:p>
      <text:p text:style-name="P4">
<text:span text:style-name="T4">
 Read also: </text:span>
 <text:span text:style-name="T4">
 <text:a xlink:type="simple" xlink:href="https://www.ukrinform.ua/rubric-world/3725612-bajden-nazvav-si-czinpina-diktatorom.html" text:style-name="Internet_20_link" text:visited-style-name="Visited_20_Internet_20_Link">
Biden called Xi Jinping dictator</text:a>
</text:span>
</text:p>
      <text:p text:style-name="P4">
In response to the question whether the last President's recent comments <text:span text:style-name="T4">
 [Baiden] will affect(https://www.ukrinform.ua/tag-bajden)</text:span>
 On the planned visits of the administration to China, the Patel noted that Washington awaits further interaction "the right time when the right moment".</text:p>
      <text:p text:style-name="P4">
As reported by Ukrinform, US President Joe Biden on Tuesday during an election campaign in California _ <text:span text:style-name="T4">
 <text:a xlink:type="simple" xlink:href="https://www.ukrinform.ua/rubric-world/3725612-bajden-nazvav-si-czinpina-diktatorom.html" text:style-name="Internet_20_link" text:visited-style-name="Visited_20_Internet_20_Link">
compared the head of the PRC Xi Jinping with a dictator</text:a>
</text:span>
 _.</text:p>
      <text:p text:style-name="P4">
<text:span text:style-name="T4">
 Read also: </text:span>
 <text:span text:style-name="T4">
 <text:a xlink:type="simple" xlink:href="https://www.ukrinform.ua/rubric-world/3725721-kitaj-oburili-slova-bajdena-pro-diktatora.html" text:style-name="Internet_20_link" text:visited-style-name="Visited_20_Internet_20_Link">
China angered Biden's words about "dictator"</text:a>
</text:span>
</text:p>
      <text:p text:style-name="P4">
The acting head of the White House still called China "essentially" dictatorship, however, the last statement was heard two days after the visit to Beijing, Anthony Blinken State Secretary, who was called a positive dialogue in both countries.</text:p>
      <text:p text:style-name="P4">
News Source: <text:a xlink:type="simple" xlink:href="https://www.ukrinform.ua/rubric-world/3726038-derzdep-planue-j-nadali-vzaemodiati-z-kitaem-pisla-zaavi-bajdena-pro-diktatora-si.html" text:style-name="Internet_20_link" text:visited-style-name="Visited_20_Internet_20_Link">
https://www.ukrinform.ua/rubric-world/3726038-derzdep-planue-j-nadali-vzaemodiati-z-kitaem-pisla-zaavi-bajdena-pro-diktatora-si.html</text:a>
</text:p>
      <!--NEWS-->
      <text:h text:style-name="P10" text:outline-level="1">
<text:span text:style-name="T4">
Ukraine can increase investment opportunities in the energy sector up to almost $ 400 billion</text:span>
</text:h>
      <text:p text:style-name="P4">
Authors: Ukrinform (Person)</text:p>
      <text:p text:style-name="P4">
Publisher: Укринформ (Organization)</text:p>
      <text:p text:style-name="P4">
Published Time: 2023-06-22T00:44:00+03:00</text:p>
      <text:p text:style-name="P4">
Modified Time: 2023-06-22T00:44:00+03:00</text:p>
      <text:p text:style-name="P4">
Description: According to the new energy strategy, investment opportunities for new energy capacity in Ukraine amount to $ 383 billion. - Ukrinform.</text:p>
      <text:p text:style-name="P4">
Images: ['<text:a xlink:type="simple" xlink:href="https://static.ukrinform.com/photos/2023_06/thumb_files/630_360_1687384068-330.jpg" text:style-name="Internet_20_link" text:visited-style-name="Visited_20_Internet_20_Link">
630_360_16873...</text:a>
']</text:p>
      <text:p text:style-name="P4">
Tags: ['Економіка', 'Енергетика', 'Євросоюз', 'Інвестиції', 'Україна']</text:p>
      <text:p text:style-name="P4">
Type: Article</text:p>
      <!--METADATA-->
      <text:p text:style-name="P4">
<draw:frame draw:style-name="fr1" draw:name="Image337" text:anchor-type="as-char" svg:width="6.9236in" svg:height="3.956343in" draw:z-index="0">
<draw:image xlink:href="../Images/yкринформ/2023-06-22T00-44-00-03-00/630_360_1687384068-330.jpg" xlink:type="simple" xlink:show="embed" xlink:actuate="onLoad" draw:mime-type="image/jpeg"/>
</draw:frame>
According to the new energy strategy, investment opportunities for new energy sections in Ukraine amount to $ 383 billion.</text:p>
      <text:p text:style-name="P4">
According to Ukrinform, this is stated in the energy strategy until 2050, which was presented by the Minister of Energy of Ukraine during the conference on the restoration of Ukraine in London, the Minister of Energy of Ukraine Herman Galushchenko, the Ministry of Energy reports.</text:p>
      <text:p text:style-name="P4">
“In general, investment opportunities for new energy capacity are $ 383 billion. $ 4.5 billion, ”the message said.</text:p>
      <text:p text:style-name="P4">
<text:span text:style-name="T4">
 Read also: </text:span>
 <text:span text:style-name="T4">
 <text:a xlink:type="simple" xlink:href="https://www.ukrinform.ua/rubric-polytics/3725853-donorska-platforma-dopomoze-ukraini-prosuvati-reformi-na-slahu-do-es-fon-der-laen.html" text:style-name="Internet_20_link" text:visited-style-name="Visited_20_Internet_20_Link">
donor platform will help Ukraine promote the reform of the path to the EU - von Der Lyen</text:a>
</text:span>
</text:p>
      <text:p text:style-name="P4">
It is noted that Ukraine has the potential by 2050 to increase power generation - up to 140 GW, solar - up to 94 GW, energy storage(energy storage)- up to 38 GW, atomic generation - up to 30 GW, TPP of the Tabionergetic capacity - up to 18 GW, hydrogeneration - up to 9 GW.</text:p>
      <text:p text:style-name="P4">
The key task of the strategy is to transform Ukraine into an energy hub in Europe, which will help the continent to finally get rid of the dependence on Russian digging fuel through the pure energy produced in Ukraine.</text:p>
      <text:p text:style-name="P4">
“As Ukraine must become an EU member, our energy sector has a statutory part of the energy markets and EU security goals. The EU can be awarded to Ukraine: we are ready to offer European partners green electricity, the largest underground gas storage facilities in Europe, the potential of hydrogen production and production <text:span text:style-name="T4">
 <text:a xlink:type="simple" xlink:href="https://www.ukrinform.ua/tag-energetika" text:style-name="Internet_20_link" text:visited-style-name="Visited_20_Internet_20_Link">
energy</text:a>
</text:span>
 Equipment not only for restoration of Ukraine, but also for the energy transition of Europe as a whole, ”the minister said.</text:p>
      <text:p text:style-name="P4">
<text:span text:style-name="T4">
 Read also: </text:span>
 <text:span text:style-name="T4">
 <text:a xlink:type="simple" xlink:href="https://www.ukrinform.ua/rubric-vidbudova/3725518-specialnij-fond-dopomogi-ukraini-bude-obumovlenij-reformami-ta-ruhom-do-es-evrokomisia.html" text:style-name="Internet_20_link" text:visited-style-name="Visited_20_Internet_20_Link">
Special Assistance Fund for Ukraine will be directed to the EU -Commission's reform to the EU Commission</text:a>
</text:span>
</text:p>
      <text:p text:style-name="P4">
Galushchenko stressed that in order to attract investors, even in the conditions of war, the Ukrainian authorities make decisions that will allow reforms to iliberalize the energy market."The energy strategy provides several scenarios for the development of thaeconomics, which depend on the deadline for the end of the war, the growth of GDP growth, demographic situation and the integration of Ukraine into the European Union," the Ministry of Energy added.</text:p>
      <text:p text:style-name="P4">
<text:span text:style-name="T4">
 Read also: </text:span>
 <text:span text:style-name="T4">
 <text:a xlink:type="simple" xlink:href="https://www.ukrinform.ua/rubric-economy/3725964-ukraina-mae-na-meti-za-desat-rokiv-zbilsiti-vvp-do-1-triljona-minekonomiki.html" text:style-name="Internet_20_link" text:visited-style-name="Visited_20_Internet_20_Link">
Ukraine aims to increase GDP to $ 1 trillion in ten years - Ministry of Economy</text:a>
</text:span>
</text:p>
      <text:p text:style-name="P4">
It was reported that on June 21 in London the International Conference of Defense of Ukraine began, which will determine the priority, medium -term and perspective tasks for post -war reconstruction and modernization of the state.</text:p>
      <text:p text:style-name="P4">
<text:span text:style-name="T5">
Foto: mev.gov.ua</text:span>
</text:p>
      <text:p text:style-name="P4">
News Source: <text:a xlink:type="simple" xlink:href="https://www.ukrinform.ua/rubric-economy/3726039-ukraina-moze-zbilsiti-investicijni-mozlivosti-v-energosektori-do-majze-400-milardiv.html" text:style-name="Internet_20_link" text:visited-style-name="Visited_20_Internet_20_Link">
https://www.ukrinform.ua/rubric-economy/3726039-ukraina-moze-zbilsiti-investicijni-mozlivosti-v-energosektori-do-majze-400-milardiv.html</text:a>
</text:p>
      <!--NEWS-->
      <text:h text:style-name="P10" text:outline-level="1">
<text:span text:style-name="T4">
In Ukraine this year 20 vitality centers - Ministry of Social Policy will be equipped</text:span>
</text:h>
      <text:p text:style-name="P4">
Authors: Ukrinform (Person)</text:p>
      <text:p text:style-name="P4">
Publisher: Укринформ (Organization)</text:p>
      <text:p text:style-name="P4">
Published Time: 2023-06-22T00:54:00+03:00</text:p>
      <text:p text:style-name="P4">
Modified Time: 2023-06-22T00:54:00+03:00</text:p>
      <text:p text:style-name="P4">
Description: By the end of the year, 20 vitality centers will be equipped in Ukraine, in which the work of various social institutions will be coordinated. - Ukrinform.</text:p>
      <text:p text:style-name="P4">
Images: ['<text:a xlink:type="simple" xlink:href="https://static.ukrinform.com/photos/2022_12/thumb_files/630_360_1670246438-440.jpg" text:style-name="Internet_20_link" text:visited-style-name="Visited_20_Internet_20_Link">
630_360_16702...</text:a>
']</text:p>
      <text:p text:style-name="P4">
Tags: ['Ізраїль', 'Мінсоцполітики', 'Україна']</text:p>
      <text:p text:style-name="P4">
Type: Article</text:p>
      <!--METADATA-->
      <text:p text:style-name="P4">
<draw:frame draw:style-name="fr1" draw:name="Image338" text:anchor-type="as-char" svg:width="6.9236in" svg:height="3.956343in" draw:z-index="0">
<draw:image xlink:href="../Images/yкринформ/2023-06-22T00-54-00-03-00/630_360_1670246438-440.jpg" xlink:type="simple" xlink:show="embed" xlink:actuate="onLoad" draw:mime-type="image/jpeg"/>
</draw:frame>
By the end of the end of Ukraine, 20 vitality centers will be equipped, in which there will be coordinated work of various social institutions.</text:p>
      <text:p text:style-name="P4">
The plans for the arrangement of such centers were shared by the Minister of Social Policy Oxyan Zholnovich during a working visit to Israel, Ukrinform reports to the Ministry of Social Policy.</text:p>
      <text:p text:style-name="P4">
"By the end of 2023 it is planned to equip 20 centers of vitality in Ukraine ...</text:p>
      <text:p text:style-name="P4">
<text:span text:style-name="T4">
 Read also: </text:span>
 <text:span text:style-name="T4">
 <text:a xlink:type="simple" xlink:href="https://www.ukrinform.ua/rubric-society/3725031-navcanna-v-izraili-z-nadanna-psihologicnoi-dopomogi-projsli-5000-ukrainciv-zelenska.html" text:style-name="Internet_20_link" text:visited-style-name="Visited_20_Internet_20_Link">
Education in Israel for the provision of psychological assistance have passed 5000 Ukrainians - Zelenska</text:a>
</text:span>
</text:p>
      <text:p text:style-name="P4">
According to Zholnovich, the projection of such a center in Irpen has already begun - one of the cities that were most affected by Russia's aggression in the Kyiv region.</text:p>
      <text:p text:style-name="P4">
"For the full launch of the project it is necessary to prepare more than 7 thousand social workers, psychologists, cases.</text:p>
      <text:p text:style-name="P4">
As the agency reported earlier, _ <text:span text:style-name="T4">
 <text:a xlink:type="simple" xlink:href="https://www.ukrinform.ua/rubric-vidbudova/3716189-v-ukraini-za-prikladom-izrailu-zavitsa-20-centriv-zittestijkosti.html" text:style-name="Internet_20_link" text:visited-style-name="Visited_20_Internet_20_Link">
in the center will work</text:a>
</text:span>
 _ Multidisciplinary Command and Information Manager, who will assist in counseling for various social services and attachment to learning activities. The work of a psychologist and a volunteer coordinator is also envisaged.</text:p>
      <text:p text:style-name="P4">
In agreements of the Ministry of Social Policy with the Embassy of Israel in Ukrainian studies specialists for the centers will be conducted by Israeli specialists.</text:p>
      <text:p text:style-name="P4">
News Source: <text:a xlink:type="simple" xlink:href="https://www.ukrinform.ua/rubric-ato/3726040-v-ukraini-cogoric-oblastuut-20-centriv-zittestijkosti-minsocpolitiki.html" text:style-name="Internet_20_link" text:visited-style-name="Visited_20_Internet_20_Link">
https://www.ukrinform.ua/rubric-ato/3726040-v-ukraini-cogoric-oblastuut-20-centriv-zittestijkosti-minsocpolitiki.html</text:a>
</text:p>
      <!--NEWS-->
      <text:h text:style-name="P10" text:outline-level="1">
<text:span text:style-name="T4">
Ukrainian scout causes rage in the Kremlin</text:span>
</text:h>
      <text:p text:style-name="P4">
Author: ['АРМІЯINFORM']</text:p>
      <text:p text:style-name="P4">
Time: 2023-06-22T99:00:00-04:00</text:p>
      <text:p text:style-name="P4">
Description: The British magazine The Economist, having published a maturel about the head of the head management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20230621-02.jpg" text:style-name="Internet_20_link" text:visited-style-name="Visited_20_Internet_20_Link">
20230621-02.jpg</text:a>
']</text:p>
      <text:p text:style-name="P4">
Tags: ['ГУР МОУ', 'КИРИЛО БУДАНОВ', 'РОЗВІДКА']</text:p>
      <text:p text:style-name="P4">
Category: News</text:p>
      <!--METADATA-->
      <text:p text:style-name="P4">
<draw:frame draw:style-name="fr1" draw:name="Image339" text:anchor-type="as-char" svg:width="6.9236in" svg:height="3.894525in" draw:z-index="0">
<draw:image xlink:href="../Images/AРМІЯINFORM/2023-06-22T99-00-00-04-00/20230621-02.jpg" xlink:type="simple" xlink:show="embed" xlink:actuate="onLoad" draw:mime-type="image/jpeg"/>
</draw:frame>
The British magazine The Economist posted <text:a xlink:type="simple" xlink:href="https://www.economist.com/europe/2023/06/20/ukraines-spymaster-has-got-under-the-kremlins-skin" text:style-name="Internet_20_link" text:visited-style-name="Visited_20_Internet_20_Link">
material</text:a>
Kiril Budanov, and the role of the department headed by him during a full -scale war with Russia, about the head of the Main Directorate of the Intelligence of Ukraine.</text:p>
      <text:p text:style-name="P4">
The journalists of the publication spoke with the fighting brothers Kirill Budanov, his subordinate officers, as well as intelligence of the Western powers to open the character of the head of Ukrainian military intelligence.</text:p>
      <text:p text:style-name="P4">
Kirill Budanov himself was asked about bold special operations, directed by the anti-state aggressor, as well as about the nuclear threat from Russia.</text:p>
      <text:p text:style-name="P4">
“We are in the war. The Kremlin's drones have shown the world that Russian defense is just a Potemkin village, ”Cyril Kirill quoted The Economist, noting that Ukraine did not confirm its involvement in the special operations of the Russian scent.</text:p>
      <text:p text:style-name="P4">
The head of the GUR of the Ministry of Defense of Ukraine stressed that without the strategic defeat of Russia, there will be no tatransformation of power in it, and the risk of using a nuclear weapons aggressor is low.</text:p>
      <text:p text:style-name="P4">
“As a reconnaissance manager, I tell you straight - this will not be. With all my unfortunate Russian, there are not many idiots that govern the country, ”Kirilobudanov said.</text:p>
      <text:p text:style-name="P4">
News Source: <text:a xlink:type="simple" xlink:href="https://armyinform.com.ua/2023/06/22/ukrayinskyj-rozvidnyk-vyklykaye-lyut-u-kremli/" text:style-name="Internet_20_link" text:visited-style-name="Visited_20_Internet_20_Link">
https://armyinform.com.ua/2023/06/22/ukrayinskyj-rozvidnyk-vyklykaye-lyut-u-kremli/</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